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678in" svg:height="4.4008in" svg:x="42.0736in" svg:y="0.2724in">
            <draw:object draw:notify-on-update-of-ranges="Sheet1.A2:Sheet1.A252 Sheet1.N1:Sheet1.N1 Sheet1.N2:Sheet1.N252 Sheet1.A2:Sheet1.A252 Sheet1.O1:Sheet1.O1 Sheet1.O2:Sheet1.O2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51in" svg:height="5.0264in" svg:x="46.8953in" svg:y="32.8307in">
            <draw:object draw:notify-on-update-of-ranges="Sheet1.A2:Sheet1.A252 Sheet1.P1:Sheet1.P1 Sheet1.P2:Sheet1.P252 Sheet1.A2:Sheet1.A252 Sheet1.N1:Sheet1.N1 Sheet1.N2:Sheet1.N2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772in" svg:height="5.2654in" svg:x="43.7854in" svg:y="7.9516in">
            <draw:object draw:notify-on-update-of-ranges="Sheet1.A2:Sheet1.A252 Sheet1.H1:Sheet1.H1 Sheet1.H2:Sheet1.H252 Sheet1.A2:Sheet1.A252 Sheet1.I1:Sheet1.I1 Sheet1.I2:Sheet1.I2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1406in" svg:height="5.413in" svg:x="53.2756in" svg:y="8.1004in">
            <draw:object draw:notify-on-update-of-ranges="Sheet1.A2:Sheet1.A252 Sheet1.H1:Sheet1.H1 Sheet1.H2:Sheet1.H252 Sheet1.A2:Sheet1.A252 Sheet1.J1:Sheet1.J1 Sheet1.J2:Sheet1.J2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7441in" svg:height="8.0508in" svg:x="46.7024in" svg:y="14.6555in">
            <draw:object draw:notify-on-update-of-ranges="Sheet1.A2:Sheet1.A252 Sheet1.L1:Sheet1.L1 Sheet1.L2:Sheet1.L252 Sheet1.A2:Sheet1.A252 Sheet1.J1:Sheet1.J1 Sheet1.J2:Sheet1.J252 Sheet1.A2:Sheet1.A252 Sheet1.H1:Sheet1.H1 Sheet1.H2:Sheet1.H2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2.435in" svg:height="8.0106in" svg:x="46.8071in" svg:y="23.8642in">
            <draw:object draw:notify-on-update-of-ranges="Sheet1.A2:Sheet1.A252 Sheet1.K1:Sheet1.K1 Sheet1.K2:Sheet1.K252 Sheet1.A2:Sheet1.A252 Sheet1.J1:Sheet1.J1 Sheet1.J2:Sheet1.J252 Sheet1.A2:Sheet1.A252 Sheet1.H1:Sheet1.H1 Sheet1.H2:Sheet1.H2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2.435in" svg:height="8.0106in" svg:x="60.1492in" svg:y="23.8925in">
            <draw:object draw:notify-on-update-of-ranges="Sheet1.A2:Sheet1.A252 Sheet1.J1:Sheet1.J1 Sheet1.J2:Sheet1.J252 Sheet1.A2:Sheet1.A252 Sheet1.H1:Sheet1.H1 Sheet1.H2:Sheet1.H2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eração encoders</text:p>
          </table:table-cell>
          <table:table-cell office:value-type="string">
            <text:p>acel_acelerometro_Y(m/s^2) com offset</text:p>
          </table:table-cell>
          <table:table-cell office:value-type="string">
            <text:p>Aceleração acelerômetro</text:p>
          </table:table-cell>
          <table:table-cell office:value-type="string">
            <text:p>Média 5 períodos acelerômetro</text:p>
          </table:table-cell>
          <table:table-cell office:value-type="string">
            <text:p>media10_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ocidade angular encoders</text:p>
          </table:table-cell>
          <table:table-cell office:value-type="string">
            <text:p>Velocidade angular giroscópio com offset</text:p>
          </table:table-cell>
          <table:table-cell office:value-type="string">
            <text:p>Velocidade angular giroscópio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2]-[.$I$2]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513">
            <text:p>0.026513</text:p>
          </table:table-cell>
          <table:table-cell table:formula="of:=[.O2]-0.021583" office:value-type="float" office:value="0.00493">
            <text:p>0.0049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3]-[.$I$2]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O3]-0.021583" office:value-type="float" office:value="0.003997">
            <text:p>0.0039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1471">
            <text:p>0.0114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4]-[.$I$2]" office:value-type="float" office:value="0.035913">
            <text:p>0.03591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4]-0.021583" office:value-type="float" office:value="0.00453">
            <text:p>0.004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17497">
            <text:p>0.01749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[.I5]-[.$I$2]" office:value-type="float" office:value="-0.016759">
            <text:p>-0.016759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table:formula="of:=[.O5]-0.021583"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23557">
            <text:p>0.023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[.I6]-[.$I$2]" office:value-type="float" office:value="-0.009576">
            <text:p>-0.009576</text:p>
          </table:table-cell>
          <table:table-cell table:formula="of:=AVERAGE([.J2:.J6])" office:value-type="float" office:value="0.0019156">
            <text:p>0.0019156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O6]-0.021583" office:value-type="float" office:value="0.006396">
            <text:p>0.0063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28557">
            <text:p>0.028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[.I7]-[.$I$2]" office:value-type="float" office:value="0.002395">
            <text:p>0.002395</text:p>
          </table:table-cell>
          <table:table-cell table:formula="of:=AVERAGE([.J3:.J7])" office:value-type="float" office:value="0.0023946">
            <text:p>0.0023946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047">
            <text:p>0.025047</text:p>
          </table:table-cell>
          <table:table-cell table:formula="of:=[.O7]-0.021583" office:value-type="float" office:value="0.003464">
            <text:p>0.00346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03448">
            <text:p>0.034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8]-[.$I$2]" office:value-type="float" office:value="0.014366">
            <text:p>0.014366</text:p>
          </table:table-cell>
          <table:table-cell table:formula="of:=AVERAGE([.J4:.J8])" office:value-type="float" office:value="0.0052678">
            <text:p>0.0052678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[.O8]-0.021583" office:value-type="float" office:value="0.005596">
            <text:p>0.0055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1">
            <text:p>-1</text:p>
          </table:table-cell>
          <table:table-cell office:value-type="float" office:value="77.006493">
            <text:p>77.006493</text:p>
          </table:table-cell>
          <table:table-cell office:value-type="float" office:value="0">
            <text:p>0</text:p>
          </table:table-cell>
          <table:table-cell office:value-type="float" office:value="0.040541">
            <text:p>0.0405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I9]-[.$I$2]" office:value-type="float" office:value="0.019154">
            <text:p>0.019154</text:p>
          </table:table-cell>
          <table:table-cell table:formula="of:=AVERAGE([.J5:.J9])" office:value-type="float" office:value="0.001916">
            <text:p>0.001916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O9]-0.021583" office:value-type="float" office:value="0.003997">
            <text:p>0.0039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91">
            <text:p>-91</text:p>
          </table:table-cell>
          <table:table-cell office:value-type="float" office:value="-2">
            <text:p>-2</text:p>
          </table:table-cell>
          <table:table-cell office:value-type="float" office:value="91.021973">
            <text:p>91.021973</text:p>
          </table:table-cell>
          <table:table-cell office:value-type="float" office:value="0">
            <text:p>0</text:p>
          </table:table-cell>
          <table:table-cell office:value-type="float" office:value="0.046498">
            <text:p>0.046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table:formula="of:=[.I10]-[.$I$2]" office:value-type="float" office:value="0.086192">
            <text:p>0.086192</text:p>
          </table:table-cell>
          <table:table-cell table:formula="of:=AVERAGE([.J6:.J10])" office:value-type="float" office:value="0.0225062">
            <text:p>0.0225062</text:p>
          </table:table-cell>
          <table:table-cell table:formula="of:=AVERAGE([.J2:.J10])" office:value-type="float" office:value="0.0146316666666667">
            <text:p>0.014631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312">
            <text:p>0.027312</text:p>
          </table:table-cell>
          <table:table-cell table:formula="of:=[.O10]-0.021583" office:value-type="float" office:value="0.005729">
            <text:p>0.0057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4">
            <text:p>-104</text:p>
          </table:table-cell>
          <table:table-cell office:value-type="float" office:value="-3">
            <text:p>-3</text:p>
          </table:table-cell>
          <table:table-cell office:value-type="float" office:value="104.043259">
            <text:p>104.043259</text:p>
          </table:table-cell>
          <table:table-cell office:value-type="float" office:value="0">
            <text:p>0</text:p>
          </table:table-cell>
          <table:table-cell office:value-type="float" office:value="0.052833">
            <text:p>0.0528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.121122">
            <text:p>0.121122</text:p>
          </table:table-cell>
          <table:table-cell office:value-type="float" office:value="0.912191">
            <text:p>0.912191</text:p>
          </table:table-cell>
          <table:table-cell table:formula="of:=[.I11]-[.$I$2]" office:value-type="float" office:value="0.931345">
            <text:p>0.931345</text:p>
          </table:table-cell>
          <table:table-cell table:formula="of:=AVERAGE([.J7:.J11])" office:value-type="float" office:value="0.2106904">
            <text:p>0.2106904</text:p>
          </table:table-cell>
          <table:table-cell table:formula="of:=AVERAGE([.J3:.J11])" office:value-type="float" office:value="0.118114444444444">
            <text:p>0.1181144444</text:p>
          </table:table-cell>
          <table:table-cell office:value-type="float" office:value="100">
            <text:p>100</text:p>
          </table:table-cell>
          <table:table-cell office:value-type="float" office:value="0.072633">
            <text:p>0.072633</text:p>
          </table:table-cell>
          <table:table-cell office:value-type="float" office:value="0.102455">
            <text:p>0.102455</text:p>
          </table:table-cell>
          <table:table-cell table:formula="of:=[.O11]-0.021583" office:value-type="float" office:value="0.080872">
            <text:p>0.08087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18">
            <text:p>-118</text:p>
          </table:table-cell>
          <table:table-cell office:value-type="float" office:value="-4">
            <text:p>-4</text:p>
          </table:table-cell>
          <table:table-cell office:value-type="float" office:value="118.06778">
            <text:p>118.06778</text:p>
          </table:table-cell>
          <table:table-cell office:value-type="float" office:value="0">
            <text:p>0</text:p>
          </table:table-cell>
          <table:table-cell office:value-type="float" office:value="0.058962">
            <text:p>0.0589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9">
            <text:p>0.00719</text:p>
          </table:table-cell>
          <table:table-cell office:value-type="float" office:value="100">
            <text:p>100</text:p>
          </table:table-cell>
          <table:table-cell office:value-type="float" office:value="0.142991">
            <text:p>0.142991</text:p>
          </table:table-cell>
          <table:table-cell office:value-type="float" office:value="0.282516">
            <text:p>0.282516</text:p>
          </table:table-cell>
          <table:table-cell table:formula="of:=[.I12]-[.$I$2]" office:value-type="float" office:value="0.30167">
            <text:p>0.30167</text:p>
          </table:table-cell>
          <table:table-cell table:formula="of:=AVERAGE([.J8:.J12])" office:value-type="float" office:value="0.2705454">
            <text:p>0.2705454</text:p>
          </table:table-cell>
          <table:table-cell table:formula="of:=AVERAGE([.J4:.J12])" office:value-type="float" office:value="0.151633333333333">
            <text:p>0.1516333333</text:p>
          </table:table-cell>
          <table:table-cell office:value-type="float" office:value="100">
            <text:p>100</text:p>
          </table:table-cell>
          <table:table-cell office:value-type="float" office:value="0.009772">
            <text:p>0.009772</text:p>
          </table:table-cell>
          <table:table-cell office:value-type="float" office:value="0.028245">
            <text:p>0.028245</text:p>
          </table:table-cell>
          <table:table-cell table:formula="of:=[.O12]-0.021583" office:value-type="float" office:value="0.006662">
            <text:p>0.00666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-5">
            <text:p>-5</text:p>
          </table:table-cell>
          <table:table-cell office:value-type="float" office:value="127.098389">
            <text:p>127.098389</text:p>
          </table:table-cell>
          <table:table-cell office:value-type="float" office:value="0">
            <text:p>0</text:p>
          </table:table-cell>
          <table:table-cell office:value-type="float" office:value="0.066153">
            <text:p>0.0661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272.019287">
            <text:p>2272.019287</text:p>
          </table:table-cell>
          <table:table-cell office:value-type="float" office:value="0.01">
            <text:p>0.01</text:p>
          </table:table-cell>
          <table:table-cell office:value-type="float" office:value="0.048382">
            <text:p>0.048382</text:p>
          </table:table-cell>
          <table:table-cell office:value-type="float" office:value="383.817261">
            <text:p>383.817261</text:p>
          </table:table-cell>
          <table:table-cell office:value-type="float" office:value="0.857949">
            <text:p>0.857949</text:p>
          </table:table-cell>
          <table:table-cell office:value-type="float" office:value="-0.277727">
            <text:p>-0.277727</text:p>
          </table:table-cell>
          <table:table-cell table:formula="of:=[.I13]-[.$I$2]" office:value-type="float" office:value="-0.258573">
            <text:p>-0.258573</text:p>
          </table:table-cell>
          <table:table-cell table:formula="of:=AVERAGE([.J9:.J13])" office:value-type="float" office:value="0.2159576">
            <text:p>0.2159576</text:p>
          </table:table-cell>
          <table:table-cell table:formula="of:=AVERAGE([.J5:.J13])" office:value-type="float" office:value="0.118912666666667">
            <text:p>0.1189126667</text:p>
          </table:table-cell>
          <table:table-cell office:value-type="float" office:value="2738.516602">
            <text:p>2738.516602</text:p>
          </table:table-cell>
          <table:table-cell office:value-type="float" office:value="-0.00978">
            <text:p>-0.00978</text:p>
          </table:table-cell>
          <table:table-cell office:value-type="float" office:value="0.005462">
            <text:p>0.005462</text:p>
          </table:table-cell>
          <table:table-cell table:formula="of:=[.O13]-0.021583" office:value-type="float" office:value="-0.016121">
            <text:p>-0.016121</text:p>
          </table:table-cell>
          <table:table-cell office:value-type="float" office:value="383.817261">
            <text:p>383.817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-2">
            <text:p>-2</text:p>
          </table:table-cell>
          <table:table-cell office:value-type="float" office:value="82.024384">
            <text:p>82.024384</text:p>
          </table:table-cell>
          <table:table-cell office:value-type="float" office:value="0.01">
            <text:p>0.01</text:p>
          </table:table-cell>
          <table:table-cell office:value-type="float" office:value="0.114534">
            <text:p>0.114534</text:p>
          </table:table-cell>
          <table:table-cell office:value-type="float" office:value="1045.342407">
            <text:p>1045.342407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3.948051">
            <text:p>73.948051</text:p>
          </table:table-cell>
          <table:table-cell office:value-type="float" office:value="0.05">
            <text:p>0.05</text:p>
          </table:table-cell>
          <table:table-cell office:value-type="float" office:value="0.042732">
            <text:p>0.042732</text:p>
          </table:table-cell>
          <table:table-cell office:value-type="float" office:value="14.535889">
            <text:p>14.535889</text:p>
          </table:table-cell>
          <table:table-cell office:value-type="float" office:value="-0.35832">
            <text:p>-0.35832</text:p>
          </table:table-cell>
          <table:table-cell office:value-type="float" office:value="0.169988">
            <text:p>0.169988</text:p>
          </table:table-cell>
          <table:table-cell table:formula="of:=[.I14]-[.$I$2]" office:value-type="float" office:value="0.189142">
            <text:p>0.189142</text:p>
          </table:table-cell>
          <table:table-cell table:formula="of:=AVERAGE([.J10:.J14])" office:value-type="float" office:value="0.2499552">
            <text:p>0.2499552</text:p>
          </table:table-cell>
          <table:table-cell table:formula="of:=AVERAGE([.J6:.J14])" office:value-type="float" office:value="0.141790555555556">
            <text:p>0.1417905556</text:p>
          </table:table-cell>
          <table:table-cell office:value-type="float" office:value="157.427841">
            <text:p>157.427841</text:p>
          </table:table-cell>
          <table:table-cell office:value-type="float" office:value="-0.01297">
            <text:p>-0.01297</text:p>
          </table:table-cell>
          <table:table-cell office:value-type="float" office:value="0.032642">
            <text:p>0.032642</text:p>
          </table:table-cell>
          <table:table-cell table:formula="of:=[.O14]-0.021583" office:value-type="float" office:value="0.011059">
            <text:p>0.011059</text:p>
          </table:table-cell>
          <table:table-cell office:value-type="float" office:value="14.535885">
            <text:p>14.53588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2">
            <text:p>2</text:p>
          </table:table-cell>
          <table:table-cell office:value-type="float" office:value="67.029846">
            <text:p>67.029846</text:p>
          </table:table-cell>
          <table:table-cell office:value-type="float" office:value="0.06">
            <text:p>0.06</text:p>
          </table:table-cell>
          <table:table-cell office:value-type="float" office:value="0.157266">
            <text:p>0.157266</text:p>
          </table:table-cell>
          <table:table-cell office:value-type="float" office:value="162.110474">
            <text:p>162.110474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8.768433">
            <text:p>68.768433</text:p>
          </table:table-cell>
          <table:table-cell office:value-type="float" office:value="0.012658">
            <text:p>0.012658</text:p>
          </table:table-cell>
          <table:table-cell office:value-type="float" office:value="-0.001233">
            <text:p>-0.001233</text:p>
          </table:table-cell>
          <table:table-cell office:value-type="float" office:value="109.737984">
            <text:p>109.737984</text:p>
          </table:table-cell>
          <table:table-cell office:value-type="float" office:value="-0.01938">
            <text:p>-0.01938</text:p>
          </table:table-cell>
          <table:table-cell office:value-type="float" office:value="0.23942">
            <text:p>0.23942</text:p>
          </table:table-cell>
          <table:table-cell table:formula="of:=[.I15]-[.$I$2]" office:value-type="float" office:value="0.258574">
            <text:p>0.258574</text:p>
          </table:table-cell>
          <table:table-cell table:formula="of:=AVERAGE([.J11:.J15])" office:value-type="float" office:value="0.2844316">
            <text:p>0.2844316</text:p>
          </table:table-cell>
          <table:table-cell table:formula="of:=AVERAGE([.J7:.J15])" office:value-type="float" office:value="0.171585">
            <text:p>0.171585</text:p>
          </table:table-cell>
          <table:table-cell office:value-type="float" office:value="226.507706">
            <text:p>226.507706</text:p>
          </table:table-cell>
          <table:table-cell office:value-type="float" office:value="0">
            <text:p>0</text:p>
          </table:table-cell>
          <table:table-cell office:value-type="float" office:value="0.03544">
            <text:p>0.03544</text:p>
          </table:table-cell>
          <table:table-cell table:formula="of:=[.O15]-0.021583" office:value-type="float" office:value="0.013857">
            <text:p>0.013857</text:p>
          </table:table-cell>
          <table:table-cell office:value-type="float" office:value="109.737984">
            <text:p>109.73798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office:value-type="float" office:value="95.021049">
            <text:p>95.021049</text:p>
          </table:table-cell>
          <table:table-cell office:value-type="float" office:value="0.072658">
            <text:p>0.072658</text:p>
          </table:table-cell>
          <table:table-cell office:value-type="float" office:value="0.156034">
            <text:p>0.156034</text:p>
          </table:table-cell>
          <table:table-cell office:value-type="float" office:value="114.750114">
            <text:p>114.750114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.537376">
            <text:p>20.537376</text:p>
          </table:table-cell>
          <table:table-cell office:value-type="float" office:value="-0.012658">
            <text:p>-0.012658</text:p>
          </table:table-cell>
          <table:table-cell office:value-type="float" office:value="-0.015682">
            <text:p>-0.015682</text:p>
          </table:table-cell>
          <table:table-cell office:value-type="float" office:value="23.888714">
            <text:p>23.888714</text:p>
          </table:table-cell>
          <table:table-cell office:value-type="float" office:value="1.005314">
            <text:p>1.005314</text:p>
          </table:table-cell>
          <table:table-cell office:value-type="float" office:value="0.349553">
            <text:p>0.349553</text:p>
          </table:table-cell>
          <table:table-cell table:formula="of:=[.I16]-[.$I$2]" office:value-type="float" office:value="0.368707">
            <text:p>0.368707</text:p>
          </table:table-cell>
          <table:table-cell table:formula="of:=AVERAGE([.J12:.J16])" office:value-type="float" office:value="0.171904">
            <text:p>0.171904</text:p>
          </table:table-cell>
          <table:table-cell table:formula="of:=AVERAGE([.J8:.J16])" office:value-type="float" office:value="0.212286333333333">
            <text:p>0.2122863333</text:p>
          </table:table-cell>
          <table:table-cell office:value-type="float" office:value="100">
            <text:p>100</text:p>
          </table:table-cell>
          <table:table-cell office:value-type="float" office:value="0.068511">
            <text:p>0.068511</text:p>
          </table:table-cell>
          <table:table-cell office:value-type="float" office:value="0.026646">
            <text:p>0.026646</text:p>
          </table:table-cell>
          <table:table-cell table:formula="of:=[.O16]-0.021583" office:value-type="float" office:value="0.005063">
            <text:p>0.005063</text:p>
          </table:table-cell>
          <table:table-cell office:value-type="float" office:value="23.888716">
            <text:p>23.888716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4.076897">
            <text:p>104.076897</text:p>
          </table:table-cell>
          <table:table-cell office:value-type="float" office:value="0.06">
            <text:p>0.06</text:p>
          </table:table-cell>
          <table:table-cell office:value-type="float" office:value="0.140352">
            <text:p>0.140352</text:p>
          </table:table-cell>
          <table:table-cell office:value-type="float" office:value="133.919174">
            <text:p>133.919174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261.669159">
            <text:p>261.669159</text:p>
          </table:table-cell>
          <table:table-cell office:value-type="float" office:value="-0.007623">
            <text:p>-0.007623</text:p>
          </table:table-cell>
          <table:table-cell office:value-type="float" office:value="0.005478">
            <text:p>0.005478</text:p>
          </table:table-cell>
          <table:table-cell office:value-type="float" office:value="171.868088">
            <text:p>171.868088</text:p>
          </table:table-cell>
          <table:table-cell office:value-type="float" office:value="-0.287665">
            <text:p>-0.287665</text:p>
          </table:table-cell>
          <table:table-cell office:value-type="float" office:value="0.325611">
            <text:p>0.325611</text:p>
          </table:table-cell>
          <table:table-cell table:formula="of:=[.I17]-[.$I$2]" office:value-type="float" office:value="0.344765">
            <text:p>0.344765</text:p>
          </table:table-cell>
          <table:table-cell table:formula="of:=AVERAGE([.J13:.J17])" office:value-type="float" office:value="0.180523">
            <text:p>0.180523</text:p>
          </table:table-cell>
          <table:table-cell table:formula="of:=AVERAGE([.J9:.J17])" office:value-type="float" office:value="0.248997333333333">
            <text:p>0.2489973333</text:p>
          </table:table-cell>
          <table:table-cell office:value-type="float" office:value="992.582153">
            <text:p>992.582153</text:p>
          </table:table-cell>
          <table:table-cell office:value-type="float" office:value="-0.02285">
            <text:p>-0.02285</text:p>
          </table:table-cell>
          <table:table-cell office:value-type="float" office:value="-0.006928">
            <text:p>-0.006928</text:p>
          </table:table-cell>
          <table:table-cell table:formula="of:=[.O17]-0.021583" office:value-type="float" office:value="-0.028511">
            <text:p>-0.028511</text:p>
          </table:table-cell>
          <table:table-cell office:value-type="float" office:value="171.868088">
            <text:p>171.868088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.052377">
            <text:p>0.052377</text:p>
          </table:table-cell>
          <table:table-cell office:value-type="float" office:value="0.14583">
            <text:p>0.14583</text:p>
          </table:table-cell>
          <table:table-cell office:value-type="float" office:value="178.423416">
            <text:p>178.423416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377.039429">
            <text:p>377.039429</text:p>
          </table:table-cell>
          <table:table-cell office:value-type="float" office:value="-0.02">
            <text:p>-0.02</text:p>
          </table:table-cell>
          <table:table-cell office:value-type="float" office:value="-0.026605">
            <text:p>-0.026605</text:p>
          </table:table-cell>
          <table:table-cell office:value-type="float" office:value="33.024075">
            <text:p>33.024075</text:p>
          </table:table-cell>
          <table:table-cell office:value-type="float" office:value="0.757014">
            <text:p>0.757014</text:p>
          </table:table-cell>
          <table:table-cell office:value-type="float" office:value="0.047884">
            <text:p>0.047884</text:p>
          </table:table-cell>
          <table:table-cell table:formula="of:=[.I18]-[.$I$2]" office:value-type="float" office:value="0.067038">
            <text:p>0.067038</text:p>
          </table:table-cell>
          <table:table-cell table:formula="of:=AVERAGE([.J14:.J18])" office:value-type="float" office:value="0.2456452">
            <text:p>0.2456452</text:p>
          </table:table-cell>
          <table:table-cell table:formula="of:=AVERAGE([.J10:.J18])" office:value-type="float" office:value="0.254317777777778">
            <text:p>0.2543177778</text:p>
          </table:table-cell>
          <table:table-cell office:value-type="float" office:value="133.885986">
            <text:p>133.885986</text:p>
          </table:table-cell>
          <table:table-cell office:value-type="float" office:value="-0.06855">
            <text:p>-0.06855</text:p>
          </table:table-cell>
          <table:table-cell office:value-type="float" office:value="-0.010525">
            <text:p>-0.010525</text:p>
          </table:table-cell>
          <table:table-cell table:formula="of:=[.O18]-0.021583" office:value-type="float" office:value="-0.032108">
            <text:p>-0.032108</text:p>
          </table:table-cell>
          <table:table-cell office:value-type="float" office:value="33.024071">
            <text:p>33.02407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73.355301">
            <text:p>73.355301</text:p>
          </table:table-cell>
          <table:table-cell office:value-type="float" office:value="0.032377">
            <text:p>0.032377</text:p>
          </table:table-cell>
          <table:table-cell office:value-type="float" office:value="0.119225">
            <text:p>0.119225</text:p>
          </table:table-cell>
          <table:table-cell office:value-type="float" office:value="268.239685">
            <text:p>268.239685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438.58786">
            <text:p>438.58786</text:p>
          </table:table-cell>
          <table:table-cell office:value-type="float" office:value="-0.035">
            <text:p>-0.035</text:p>
          </table:table-cell>
          <table:table-cell office:value-type="float" office:value="-0.040917">
            <text:p>-0.040917</text:p>
          </table:table-cell>
          <table:table-cell office:value-type="float" office:value="16.906603">
            <text:p>16.906603</text:p>
          </table:table-cell>
          <table:table-cell office:value-type="float" office:value="-0.259067">
            <text:p>-0.259067</text:p>
          </table:table-cell>
          <table:table-cell office:value-type="float" office:value="0.220267">
            <text:p>0.220267</text:p>
          </table:table-cell>
          <table:table-cell table:formula="of:=[.I19]-[.$I$2]" office:value-type="float" office:value="0.239421">
            <text:p>0.239421</text:p>
          </table:table-cell>
          <table:table-cell table:formula="of:=AVERAGE([.J15:.J19])" office:value-type="float" office:value="0.255701">
            <text:p>0.255701</text:p>
          </table:table-cell>
          <table:table-cell table:formula="of:=AVERAGE([.J11:.J19])" office:value-type="float" office:value="0.271343222222222">
            <text:p>0.2713432222</text:p>
          </table:table-cell>
          <table:table-cell office:value-type="float" office:value="227.564575">
            <text:p>227.564575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table:formula="of:=[.O19]-0.021583" office:value-type="float" office:value="-0.009992">
            <text:p>-0.009992</text:p>
          </table:table-cell>
          <table:table-cell office:value-type="float" office:value="16.906616">
            <text:p>16.906616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145.797806">
            <text:p>145.797806</text:p>
          </table:table-cell>
          <table:table-cell office:value-type="float" office:value="-0.002623">
            <text:p>-0.002623</text:p>
          </table:table-cell>
          <table:table-cell office:value-type="float" office:value="0.078308">
            <text:p>0.078308</text:p>
          </table:table-cell>
          <table:table-cell office:value-type="float" office:value="3085.496094">
            <text:p>3085.496094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93.546417">
            <text:p>393.546417</text:p>
          </table:table-cell>
          <table:table-cell office:value-type="float" office:value="-0.028243">
            <text:p>-0.028243</text:p>
          </table:table-cell>
          <table:table-cell office:value-type="float" office:value="-0.009142">
            <text:p>-0.009142</text:p>
          </table:table-cell>
          <table:table-cell office:value-type="float" office:value="67.630501">
            <text:p>67.630501</text:p>
          </table:table-cell>
          <table:table-cell office:value-type="float" office:value="0.822622">
            <text:p>0.822622</text:p>
          </table:table-cell>
          <table:table-cell office:value-type="float" office:value="-0.052672">
            <text:p>-0.052672</text:p>
          </table:table-cell>
          <table:table-cell table:formula="of:=[.I20]-[.$I$2]" office:value-type="float" office:value="-0.033518">
            <text:p>-0.033518</text:p>
          </table:table-cell>
          <table:table-cell table:formula="of:=AVERAGE([.J16:.J20])" office:value-type="float" office:value="0.1972826">
            <text:p>0.1972826</text:p>
          </table:table-cell>
          <table:table-cell table:formula="of:=AVERAGE([.J12:.J20])" office:value-type="float" office:value="0.164136222222222">
            <text:p>0.1641362222</text:p>
          </table:table-cell>
          <table:table-cell office:value-type="float" office:value="10.694224">
            <text:p>10.694224</text:p>
          </table:table-cell>
          <table:table-cell office:value-type="float" office:value="-0.077821">
            <text:p>-0.077821</text:p>
          </table:table-cell>
          <table:table-cell office:value-type="float" office:value="0.001732">
            <text:p>0.001732</text:p>
          </table:table-cell>
          <table:table-cell table:formula="of:=[.O20]-0.021583" office:value-type="float" office:value="-0.019851">
            <text:p>-0.019851</text:p>
          </table:table-cell>
          <table:table-cell office:value-type="float" office:value="67.630508">
            <text:p>67.630508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407">
            <text:p>407</text:p>
          </table:table-cell>
          <table:table-cell office:value-type="float" office:value="60">
            <text:p>60</text:p>
          </table:table-cell>
          <table:table-cell office:value-type="float" office:value="219.020554">
            <text:p>219.020554</text:p>
          </table:table-cell>
          <table:table-cell office:value-type="float" office:value="-0.030866">
            <text:p>-0.030866</text:p>
          </table:table-cell>
          <table:table-cell office:value-type="float" office:value="0.069166">
            <text:p>0.069166</text:p>
          </table:table-cell>
          <table:table-cell office:value-type="float" office:value="324.082336">
            <text:p>324.082336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397.807739">
            <text:p>397.807739</text:p>
          </table:table-cell>
          <table:table-cell office:value-type="float" office:value="0.002551">
            <text:p>0.002551</text:p>
          </table:table-cell>
          <table:table-cell office:value-type="float" office:value="0.012703">
            <text:p>0.012703</text:p>
          </table:table-cell>
          <table:table-cell office:value-type="float" office:value="397.965393">
            <text:p>397.965393</text:p>
          </table:table-cell>
          <table:table-cell office:value-type="float" office:value="-0.22805">
            <text:p>-0.22805</text:p>
          </table:table-cell>
          <table:table-cell office:value-type="float" office:value="-0.014365">
            <text:p>-0.014365</text:p>
          </table:table-cell>
          <table:table-cell table:formula="of:=[.I21]-[.$I$2]" office:value-type="float" office:value="0.004789">
            <text:p>0.004789</text:p>
          </table:table-cell>
          <table:table-cell table:formula="of:=AVERAGE([.J17:.J21])" office:value-type="float" office:value="0.124499">
            <text:p>0.124499</text:p>
          </table:table-cell>
          <table:table-cell table:formula="of:=AVERAGE([.J13:.J21])" office:value-type="float" office:value="0.131149444444444">
            <text:p>0.1311494444</text:p>
          </table:table-cell>
          <table:table-cell office:value-type="float" office:value="411.301849">
            <text:p>411.301849</text:p>
          </table:table-cell>
          <table:table-cell office:value-type="float" office:value="0.014591">
            <text:p>0.014591</text:p>
          </table:table-cell>
          <table:table-cell office:value-type="float" office:value="0.047963">
            <text:p>0.047963</text:p>
          </table:table-cell>
          <table:table-cell table:formula="of:=[.O21]-0.021583" office:value-type="float" office:value="0.02638">
            <text:p>0.02638</text:p>
          </table:table-cell>
          <table:table-cell office:value-type="float" office:value="397.965424">
            <text:p>397.965424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69">
            <text:p>69</text:p>
          </table:table-cell>
          <table:table-cell office:value-type="float" office:value="317.907227">
            <text:p>317.907227</text:p>
          </table:table-cell>
          <table:table-cell office:value-type="float" office:value="-0.028315">
            <text:p>-0.028315</text:p>
          </table:table-cell>
          <table:table-cell office:value-type="float" office:value="0.081869">
            <text:p>0.081869</text:p>
          </table:table-cell>
          <table:table-cell office:value-type="float" office:value="389.134369">
            <text:p>389.134369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277.341919">
            <text:p>277.341919</text:p>
          </table:table-cell>
          <table:table-cell office:value-type="float" office:value="0.002544">
            <text:p>0.002544</text:p>
          </table:table-cell>
          <table:table-cell office:value-type="float" office:value="0.006985">
            <text:p>0.006985</text:p>
          </table:table-cell>
          <table:table-cell office:value-type="float" office:value="174.58461">
            <text:p>174.58461</text:p>
          </table:table-cell>
          <table:table-cell office:value-type="float" office:value="0.024813">
            <text:p>0.024813</text:p>
          </table:table-cell>
          <table:table-cell office:value-type="float" office:value="-0.28491">
            <text:p>-0.28491</text:p>
          </table:table-cell>
          <table:table-cell table:formula="of:=[.I22]-[.$I$2]" office:value-type="float" office:value="-0.265756">
            <text:p>-0.265756</text:p>
          </table:table-cell>
          <table:table-cell table:formula="of:=AVERAGE([.J18:.J22])" office:value-type="float" office:value="0.0023948">
            <text:p>0.0023948</text:p>
          </table:table-cell>
          <table:table-cell table:formula="of:=AVERAGE([.J14:.J22])" office:value-type="float" office:value="0.130351333333333">
            <text:p>0.1303513333</text:p>
          </table:table-cell>
          <table:table-cell office:value-type="float" office:value="475.569733">
            <text:p>475.569733</text:p>
          </table:table-cell>
          <table:table-cell office:value-type="float" office:value="0.042465">
            <text:p>0.042465</text:p>
          </table:table-cell>
          <table:table-cell office:value-type="float" office:value="0.084469">
            <text:p>0.084469</text:p>
          </table:table-cell>
          <table:table-cell table:formula="of:=[.O22]-0.021583" office:value-type="float" office:value="0.062886">
            <text:p>0.062886</text:p>
          </table:table-cell>
          <table:table-cell office:value-type="float" office:value="174.584595">
            <text:p>174.584595</text:p>
          </table:table-cell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78">
            <text:p>78</text:p>
          </table:table-cell>
          <table:table-cell office:value-type="float" office:value="398.37796">
            <text:p>398.37796</text:p>
          </table:table-cell>
          <table:table-cell office:value-type="float" office:value="-0.025771">
            <text:p>-0.025771</text:p>
          </table:table-cell>
          <table:table-cell office:value-type="float" office:value="0.088854">
            <text:p>0.088854</text:p>
          </table:table-cell>
          <table:table-cell office:value-type="float" office:value="444.778503">
            <text:p>444.778503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32.119019">
            <text:p>132.119019</text:p>
          </table:table-cell>
          <table:table-cell office:value-type="float" office:value="0.002545">
            <text:p>0.002545</text:p>
          </table:table-cell>
          <table:table-cell office:value-type="float" office:value="0.01171">
            <text:p>0.01171</text:p>
          </table:table-cell>
          <table:table-cell office:value-type="float" office:value="360.044586">
            <text:p>360.044586</text:p>
          </table:table-cell>
          <table:table-cell office:value-type="float" office:value="0.247291">
            <text:p>0.247291</text:p>
          </table:table-cell>
          <table:table-cell office:value-type="float" office:value="0.299275">
            <text:p>0.299275</text:p>
          </table:table-cell>
          <table:table-cell table:formula="of:=[.I23]-[.$I$2]" office:value-type="float" office:value="0.318429">
            <text:p>0.318429</text:p>
          </table:table-cell>
          <table:table-cell table:formula="of:=AVERAGE([.J19:.J23])" office:value-type="float" office:value="0.052673">
            <text:p>0.052673</text:p>
          </table:table-cell>
          <table:table-cell table:formula="of:=AVERAGE([.J15:.J23])" office:value-type="float" office:value="0.144716555555556">
            <text:p>0.1447165556</text:p>
          </table:table-cell>
          <table:table-cell office:value-type="float" office:value="4343.58252">
            <text:p>4343.58252</text:p>
          </table:table-cell>
          <table:table-cell office:value-type="float" office:value="0.544747">
            <text:p>0.544747</text:p>
          </table:table-cell>
          <table:table-cell office:value-type="float" office:value="0.180662">
            <text:p>0.180662</text:p>
          </table:table-cell>
          <table:table-cell table:formula="of:=[.O23]-0.021583" office:value-type="float" office:value="0.159079">
            <text:p>0.159079</text:p>
          </table:table-cell>
          <table:table-cell office:value-type="float" office:value="360.044586">
            <text:p>360.044586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705">
            <text:p>705</text:p>
          </table:table-cell>
          <table:table-cell office:value-type="float" office:value="84">
            <text:p>84</text:p>
          </table:table-cell>
          <table:table-cell office:value-type="float" office:value="436.033264">
            <text:p>436.033264</text:p>
          </table:table-cell>
          <table:table-cell office:value-type="float" office:value="-0.023226">
            <text:p>-0.023226</text:p>
          </table:table-cell>
          <table:table-cell office:value-type="float" office:value="0.100564">
            <text:p>0.100564</text:p>
          </table:table-cell>
          <table:table-cell office:value-type="float" office:value="532.983704">
            <text:p>532.983704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82.733322">
            <text:p>82.733322</text:p>
          </table:table-cell>
          <table:table-cell office:value-type="float" office:value="0.002547">
            <text:p>0.002547</text:p>
          </table:table-cell>
          <table:table-cell office:value-type="float" office:value="0.009142">
            <text:p>0.009142</text:p>
          </table:table-cell>
          <table:table-cell office:value-type="float" office:value="258.915771">
            <text:p>258.915771</text:p>
          </table:table-cell>
          <table:table-cell office:value-type="float" office:value="-0.158132">
            <text:p>-0.158132</text:p>
          </table:table-cell>
          <table:table-cell office:value-type="float" office:value="-0.25618">
            <text:p>-0.25618</text:p>
          </table:table-cell>
          <table:table-cell table:formula="of:=[.I24]-[.$I$2]" office:value-type="float" office:value="-0.237026">
            <text:p>-0.237026</text:p>
          </table:table-cell>
          <table:table-cell table:formula="of:=AVERAGE([.J20:.J24])" office:value-type="float" office:value="-0.0426164">
            <text:p>-0.0426164</text:p>
          </table:table-cell>
          <table:table-cell table:formula="of:=AVERAGE([.J16:.J24])" office:value-type="float" office:value="0.0896498888888889">
            <text:p>0.0896498889</text:p>
          </table:table-cell>
          <table:table-cell office:value-type="float" office:value="1465.532837">
            <text:p>1465.532837</text:p>
          </table:table-cell>
          <table:table-cell office:value-type="float" office:value="0.149157">
            <text:p>0.149157</text:p>
          </table:table-cell>
          <table:table-cell office:value-type="float" office:value="0.197982">
            <text:p>0.197982</text:p>
          </table:table-cell>
          <table:table-cell table:formula="of:=[.O24]-0.021583" office:value-type="float" office:value="0.176399">
            <text:p>0.176399</text:p>
          </table:table-cell>
          <table:table-cell office:value-type="float" office:value="258.915771">
            <text:p>258.915771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754">
            <text:p>754</text:p>
          </table:table-cell>
          <table:table-cell office:value-type="float" office:value="89">
            <text:p>89</text:p>
          </table:table-cell>
          <table:table-cell office:value-type="float" office:value="458.75592">
            <text:p>458.75592</text:p>
          </table:table-cell>
          <table:table-cell office:value-type="float" office:value="-0.020679">
            <text:p>-0.020679</text:p>
          </table:table-cell>
          <table:table-cell office:value-type="float" office:value="0.109706">
            <text:p>0.109706</text:p>
          </table:table-cell>
          <table:table-cell office:value-type="float" office:value="630.528687">
            <text:p>630.528687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294.728333">
            <text:p>294.728333</text:p>
          </table:table-cell>
          <table:table-cell office:value-type="float" office:value="0">
            <text:p>0</text:p>
          </table:table-cell>
          <table:table-cell office:value-type="float" office:value="0.004212">
            <text:p>0.004212</text:p>
          </table:table-cell>
          <table:table-cell office:value-type="string">
            <text:p>Infinity</text:p>
          </table:table-cell>
          <table:table-cell office:value-type="float" office:value="0.353273">
            <text:p>0.353273</text:p>
          </table:table-cell>
          <table:table-cell office:value-type="float" office:value="0.445322">
            <text:p>0.445322</text:p>
          </table:table-cell>
          <table:table-cell table:formula="of:=[.I25]-[.$I$2]" office:value-type="float" office:value="0.464476">
            <text:p>0.464476</text:p>
          </table:table-cell>
          <table:table-cell table:formula="of:=AVERAGE([.J21:.J25])" office:value-type="float" office:value="0.0569824">
            <text:p>0.0569824</text:p>
          </table:table-cell>
          <table:table-cell table:formula="of:=AVERAGE([.J17:.J25])" office:value-type="float" office:value="0.100290888888889">
            <text:p>0.1002908889</text:p>
          </table:table-cell>
          <table:table-cell office:value-type="float" office:value="5429.136719">
            <text:p>5429.136719</text:p>
          </table:table-cell>
          <table:table-cell office:value-type="float" office:value="0.524016">
            <text:p>0.524016</text:p>
          </table:table-cell>
          <table:table-cell office:value-type="float" office:value="0.294175">
            <text:p>0.294175</text:p>
          </table:table-cell>
          <table:table-cell table:formula="of:=[.O25]-0.021583" office:value-type="float" office:value="0.272592">
            <text:p>0.272592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office:value-type="float" office:value="100">
            <text:p>100</text:p>
          </table:table-cell>
          <table:table-cell office:value-type="float" office:value="535.672485">
            <text:p>535.672485</text:p>
          </table:table-cell>
          <table:table-cell office:value-type="float" office:value="-0.020679">
            <text:p>-0.020679</text:p>
          </table:table-cell>
          <table:table-cell office:value-type="float" office:value="0.113918">
            <text:p>0.113918</text:p>
          </table:table-cell>
          <table:table-cell office:value-type="float" office:value="650.895447">
            <text:p>650.895447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682.158142">
            <text:p>682.158142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-0.130585">
            <text:p>-0.130585</text:p>
          </table:table-cell>
          <table:table-cell office:value-type="float" office:value="0.047884">
            <text:p>0.047884</text:p>
          </table:table-cell>
          <table:table-cell table:formula="of:=[.I26]-[.$I$2]" office:value-type="float" office:value="0.067038">
            <text:p>0.067038</text:p>
          </table:table-cell>
          <table:table-cell table:formula="of:=AVERAGE([.J22:.J26])" office:value-type="float" office:value="0.0694322">
            <text:p>0.0694322</text:p>
          </table:table-cell>
          <table:table-cell table:formula="of:=AVERAGE([.J18:.J26])" office:value-type="float" office:value="0.0694323333333333">
            <text:p>0.0694323333</text:p>
          </table:table-cell>
          <table:table-cell office:value-type="float" office:value="100">
            <text:p>100</text:p>
          </table:table-cell>
          <table:table-cell office:value-type="float" office:value="0.251241">
            <text:p>0.251241</text:p>
          </table:table-cell>
          <table:table-cell office:value-type="float" office:value="0.317357">
            <text:p>0.317357</text:p>
          </table:table-cell>
          <table:table-cell table:formula="of:=[.O26]-0.021583" office:value-type="float" office:value="0.295774">
            <text:p>0.295774</text:p>
          </table:table-cell>
          <table:table-cell office:value-type="float" office:value="100">
            <text:p>100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1058">
            <text:p>1058</text:p>
          </table:table-cell>
          <table:table-cell office:value-type="float" office:value="123">
            <text:p>123</text:p>
          </table:table-cell>
          <table:table-cell office:value-type="float" office:value="713.168274">
            <text:p>713.168274</text:p>
          </table:table-cell>
          <table:table-cell office:value-type="float" office:value="-0.020679">
            <text:p>-0.020679</text:p>
          </table:table-cell>
          <table:table-cell office:value-type="float" office:value="0.120663">
            <text:p>0.120663</text:p>
          </table:table-cell>
          <table:table-cell office:value-type="float" office:value="683.515381">
            <text:p>683.51538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559.299683">
            <text:p>559.299683</text:p>
          </table:table-cell>
          <table:table-cell office:value-type="float" office:value="0">
            <text:p>0</text:p>
          </table:table-cell>
          <table:table-cell office:value-type="float" office:value="0.012292">
            <text:p>0.012292</text:p>
          </table:table-cell>
          <table:table-cell office:value-type="string">
            <text:p>Infinity</text:p>
          </table:table-cell>
          <table:table-cell office:value-type="float" office:value="0.00757">
            <text:p>0.00757</text:p>
          </table:table-cell>
          <table:table-cell office:value-type="float" office:value="-0.395043">
            <text:p>-0.395043</text:p>
          </table:table-cell>
          <table:table-cell table:formula="of:=[.I27]-[.$I$2]" office:value-type="float" office:value="-0.375889">
            <text:p>-0.375889</text:p>
          </table:table-cell>
          <table:table-cell table:formula="of:=AVERAGE([.J23:.J27])" office:value-type="float" office:value="0.0474056">
            <text:p>0.0474056</text:p>
          </table:table-cell>
          <table:table-cell table:formula="of:=AVERAGE([.J19:.J27])" office:value-type="float" office:value="0.0202182222222222">
            <text:p>0.0202182222</text:p>
          </table:table-cell>
          <table:table-cell office:value-type="float" office:value="100">
            <text:p>100</text:p>
          </table:table-cell>
          <table:table-cell office:value-type="float" office:value="0.221082">
            <text:p>0.221082</text:p>
          </table:table-cell>
          <table:table-cell office:value-type="float" office:value="0.40902">
            <text:p>0.40902</text:p>
          </table:table-cell>
          <table:table-cell table:formula="of:=[.O27]-0.021583" office:value-type="float" office:value="0.387437">
            <text:p>0.387437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228">
            <text:p>1228</text:p>
          </table:table-cell>
          <table:table-cell office:value-type="float" office:value="144">
            <text:p>144</text:p>
          </table:table-cell>
          <table:table-cell office:value-type="float" office:value="858.820679">
            <text:p>858.820679</text:p>
          </table:table-cell>
          <table:table-cell office:value-type="float" office:value="-0.020679">
            <text:p>-0.020679</text:p>
          </table:table-cell>
          <table:table-cell office:value-type="float" office:value="0.132956">
            <text:p>0.132956</text:p>
          </table:table-cell>
          <table:table-cell office:value-type="float" office:value="742.959717">
            <text:p>742.95971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496.045776">
            <text:p>496.045776</text:p>
          </table:table-cell>
          <table:table-cell office:value-type="float" office:value="0.002549">
            <text:p>0.002549</text:p>
          </table:table-cell>
          <table:table-cell office:value-type="float" office:value="0.009895">
            <text:p>0.009895</text:p>
          </table:table-cell>
          <table:table-cell office:value-type="float" office:value="288.207428">
            <text:p>288.207428</text:p>
          </table:table-cell>
          <table:table-cell office:value-type="float" office:value="-0.060561">
            <text:p>-0.060561</text:p>
          </table:table-cell>
          <table:table-cell office:value-type="float" office:value="0.574608">
            <text:p>0.574608</text:p>
          </table:table-cell>
          <table:table-cell table:formula="of:=[.I28]-[.$I$2]" office:value-type="float" office:value="0.593762">
            <text:p>0.593762</text:p>
          </table:table-cell>
          <table:table-cell table:formula="of:=AVERAGE([.J24:.J28])" office:value-type="float" office:value="0.1024722">
            <text:p>0.1024722</text:p>
          </table:table-cell>
          <table:table-cell table:formula="of:=AVERAGE([.J20:.J28])" office:value-type="float" office:value="0.0595894444444444">
            <text:p>0.0595894444</text:p>
          </table:table-cell>
          <table:table-cell office:value-type="float" office:value="100">
            <text:p>100</text:p>
          </table:table-cell>
          <table:table-cell office:value-type="float" office:value="0.91086">
            <text:p>0.91086</text:p>
          </table:table-cell>
          <table:table-cell office:value-type="float" office:value="0.367851">
            <text:p>0.367851</text:p>
          </table:table-cell>
          <table:table-cell table:formula="of:=[.O28]-0.021583" office:value-type="float" office:value="0.346268">
            <text:p>0.346268</text:p>
          </table:table-cell>
          <table:table-cell office:value-type="float" office:value="288.207489">
            <text:p>288.207489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382">
            <text:p>1382</text:p>
          </table:table-cell>
          <table:table-cell office:value-type="float" office:value="165">
            <text:p>165</text:p>
          </table:table-cell>
          <table:table-cell office:value-type="float" office:value="988.696594">
            <text:p>988.696594</text:p>
          </table:table-cell>
          <table:table-cell office:value-type="float" office:value="-0.01813">
            <text:p>-0.01813</text:p>
          </table:table-cell>
          <table:table-cell office:value-type="float" office:value="0.142851">
            <text:p>0.142851</text:p>
          </table:table-cell>
          <table:table-cell office:value-type="float" office:value="887.941284">
            <text:p>887.941284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520.982483">
            <text:p>520.982483</text:p>
          </table:table-cell>
          <table:table-cell office:value-type="float" office:value="-0.002549">
            <text:p>-0.002549</text:p>
          </table:table-cell>
          <table:table-cell office:value-type="float" office:value="0.002568">
            <text:p>0.002568</text:p>
          </table:table-cell>
          <table:table-cell office:value-type="float" office:value="200.745895">
            <text:p>200.745895</text:p>
          </table:table-cell>
          <table:table-cell office:value-type="float" office:value="0.021869">
            <text:p>0.021869</text:p>
          </table:table-cell>
          <table:table-cell office:value-type="float" office:value="-0.146046">
            <text:p>-0.146046</text:p>
          </table:table-cell>
          <table:table-cell table:formula="of:=[.I29]-[.$I$2]" office:value-type="float" office:value="-0.126892">
            <text:p>-0.126892</text:p>
          </table:table-cell>
          <table:table-cell table:formula="of:=AVERAGE([.J25:.J29])" office:value-type="float" office:value="0.124499">
            <text:p>0.124499</text:p>
          </table:table-cell>
          <table:table-cell table:formula="of:=AVERAGE([.J21:.J29])" office:value-type="float" office:value="0.0492145555555556">
            <text:p>0.0492145556</text:p>
          </table:table-cell>
          <table:table-cell office:value-type="float" office:value="100">
            <text:p>100</text:p>
          </table:table-cell>
          <table:table-cell office:value-type="float" office:value="0.330739">
            <text:p>0.330739</text:p>
          </table:table-cell>
          <table:table-cell office:value-type="float" office:value="0.364387">
            <text:p>0.364387</text:p>
          </table:table-cell>
          <table:table-cell table:formula="of:=[.O29]-0.021583" office:value-type="float" office:value="0.342804">
            <text:p>0.342804</text:p>
          </table:table-cell>
          <table:table-cell office:value-type="float" office:value="200.745895">
            <text:p>200.745895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88">
            <text:p>188</text:p>
          </table:table-cell>
          <table:table-cell office:value-type="float" office:value="1124.655518">
            <text:p>1124.655518</text:p>
          </table:table-cell>
          <table:table-cell office:value-type="float" office:value="-0.020679">
            <text:p>-0.020679</text:p>
          </table:table-cell>
          <table:table-cell office:value-type="float" office:value="0.145419">
            <text:p>0.145419</text:p>
          </table:table-cell>
          <table:table-cell office:value-type="float" office:value="803.232117">
            <text:p>803.232117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471.62738">
            <text:p>471.62738</text:p>
          </table:table-cell>
          <table:table-cell office:value-type="float" office:value="0.002547">
            <text:p>0.002547</text:p>
          </table:table-cell>
          <table:table-cell office:value-type="float" office:value="0.008903">
            <text:p>0.008903</text:p>
          </table:table-cell>
          <table:table-cell office:value-type="float" office:value="249.505997">
            <text:p>249.505997</text:p>
          </table:table-cell>
          <table:table-cell office:value-type="float" office:value="-0.003154">
            <text:p>-0.003154</text:p>
          </table:table-cell>
          <table:table-cell office:value-type="float" office:value="-0.452504">
            <text:p>-0.452504</text:p>
          </table:table-cell>
          <table:table-cell table:formula="of:=[.I30]-[.$I$2]" office:value-type="float" office:value="-0.43335">
            <text:p>-0.43335</text:p>
          </table:table-cell>
          <table:table-cell table:formula="of:=AVERAGE([.J26:.J30])" office:value-type="float" office:value="-0.0550662">
            <text:p>-0.0550662</text:p>
          </table:table-cell>
          <table:table-cell table:formula="of:=AVERAGE([.J22:.J30])" office:value-type="float" office:value="0.00053244444444444">
            <text:p>0.0005324444</text:p>
          </table:table-cell>
          <table:table-cell office:value-type="float" office:value="811.605835">
            <text:p>811.605835</text:p>
          </table:table-cell>
          <table:table-cell office:value-type="float" office:value="0.26751">
            <text:p>0.26751</text:p>
          </table:table-cell>
          <table:table-cell office:value-type="float" office:value="0.362256">
            <text:p>0.362256</text:p>
          </table:table-cell>
          <table:table-cell table:formula="of:=[.O30]-0.021583" office:value-type="float" office:value="0.340673">
            <text:p>0.340673</text:p>
          </table:table-cell>
          <table:table-cell office:value-type="float" office:value="249.505997">
            <text:p>249.505997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10">
            <text:p>210</text:p>
          </table:table-cell>
          <table:table-cell office:value-type="float" office:value="1252.727051">
            <text:p>1252.727051</text:p>
          </table:table-cell>
          <table:table-cell office:value-type="float" office:value="-0.018132">
            <text:p>-0.018132</text:p>
          </table:table-cell>
          <table:table-cell office:value-type="float" office:value="0.154322">
            <text:p>0.154322</text:p>
          </table:table-cell>
          <table:table-cell office:value-type="float" office:value="951.123901">
            <text:p>951.12390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office:value-type="float" office:value="513.796631">
            <text:p>513.796631</text:p>
          </table:table-cell>
          <table:table-cell office:value-type="float" office:value="-0.002547">
            <text:p>-0.002547</text:p>
          </table:table-cell>
          <table:table-cell office:value-type="float" office:value="0.006403">
            <text:p>0.006403</text:p>
          </table:table-cell>
          <table:table-cell office:value-type="float" office:value="351.375488">
            <text:p>351.375488</text:p>
          </table:table-cell>
          <table:table-cell office:value-type="float" office:value="-0.00757">
            <text:p>-0.00757</text:p>
          </table:table-cell>
          <table:table-cell office:value-type="float" office:value="0.648829">
            <text:p>0.648829</text:p>
          </table:table-cell>
          <table:table-cell table:formula="of:=[.I31]-[.$I$2]" office:value-type="float" office:value="0.667983">
            <text:p>0.667983</text:p>
          </table:table-cell>
          <table:table-cell table:formula="of:=AVERAGE([.J27:.J31])" office:value-type="float" office:value="0.0651228">
            <text:p>0.0651228</text:p>
          </table:table-cell>
          <table:table-cell table:formula="of:=AVERAGE([.J23:.J31])" office:value-type="float" office:value="0.104281222222222">
            <text:p>0.1042812222</text:p>
          </table:table-cell>
          <table:table-cell office:value-type="float" office:value="100">
            <text:p>100</text:p>
          </table:table-cell>
          <table:table-cell office:value-type="float" office:value="0.933852">
            <text:p>0.933852</text:p>
          </table:table-cell>
          <table:table-cell office:value-type="float" office:value="0.329214">
            <text:p>0.329214</text:p>
          </table:table-cell>
          <table:table-cell table:formula="of:=[.O31]-0.021583" office:value-type="float" office:value="0.307631">
            <text:p>0.307631</text:p>
          </table:table-cell>
          <table:table-cell office:value-type="float" office:value="351.375458">
            <text:p>351.37545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235">
            <text:p>235</text:p>
          </table:table-cell>
          <table:table-cell office:value-type="float" office:value="1391.980225">
            <text:p>1391.980225</text:p>
          </table:table-cell>
          <table:table-cell office:value-type="float" office:value="-0.020679">
            <text:p>-0.020679</text:p>
          </table:table-cell>
          <table:table-cell office:value-type="float" office:value="0.160725">
            <text:p>0.160725</text:p>
          </table:table-cell>
          <table:table-cell office:value-type="float" office:value="877.247803">
            <text:p>877.247803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27">
            <text:p>27</text:p>
          </table:table-cell>
          <table:table-cell office:value-type="float" office:value="137">
            <text:p>137</text:p>
          </table:table-cell>
          <table:table-cell office:value-type="float" office:value="407.787811">
            <text:p>407.787811</text:p>
          </table:table-cell>
          <table:table-cell office:value-type="float" office:value="0">
            <text:p>0</text:p>
          </table:table-cell>
          <table:table-cell office:value-type="float" office:value="0.013217">
            <text:p>0.013217</text:p>
          </table:table-cell>
          <table:table-cell office:value-type="string">
            <text:p>Infinity</text:p>
          </table:table-cell>
          <table:table-cell office:value-type="float" office:value="0.013458">
            <text:p>0.013458</text:p>
          </table:table-cell>
          <table:table-cell office:value-type="float" office:value="-0.85473">
            <text:p>-0.85473</text:p>
          </table:table-cell>
          <table:table-cell table:formula="of:=[.I32]-[.$I$2]" office:value-type="float" office:value="-0.835576">
            <text:p>-0.835576</text:p>
          </table:table-cell>
          <table:table-cell table:formula="of:=AVERAGE([.J28:.J32])" office:value-type="float" office:value="-0.0268146">
            <text:p>-0.0268146</text:p>
          </table:table-cell>
          <table:table-cell table:formula="of:=AVERAGE([.J24:.J32])" office:value-type="float" office:value="-0.0239415555555556">
            <text:p>-0.0239415556</text:p>
          </table:table-cell>
          <table:table-cell office:value-type="float" office:value="100">
            <text:p>100</text:p>
          </table:table-cell>
          <table:table-cell office:value-type="float" office:value="0.410722">
            <text:p>0.410722</text:p>
          </table:table-cell>
          <table:table-cell office:value-type="float" office:value="0.350398">
            <text:p>0.350398</text:p>
          </table:table-cell>
          <table:table-cell table:formula="of:=[.O32]-0.021583" office:value-type="float" office:value="0.328815">
            <text:p>0.328815</text:p>
          </table:table-cell>
          <table:table-cell office:value-type="float" office:value="100">
            <text:p>100</text:p>
          </table:table-cell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office:value-type="float" office:value="1994">
            <text:p>1994</text:p>
          </table:table-cell>
          <table:table-cell office:value-type="float" office:value="257">
            <text:p>257</text:p>
          </table:table-cell>
          <table:table-cell office:value-type="float" office:value="1502.31958">
            <text:p>1502.31958</text:p>
          </table:table-cell>
          <table:table-cell office:value-type="float" office:value="-0.020679">
            <text:p>-0.020679</text:p>
          </table:table-cell>
          <table:table-cell office:value-type="float" office:value="0.173941">
            <text:p>0.173941</text:p>
          </table:table-cell>
          <table:table-cell office:value-type="float" office:value="941.162964">
            <text:p>941.162964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float" office:value="411.504608">
            <text:p>411.504608</text:p>
          </table:table-cell>
          <table:table-cell office:value-type="float" office:value="0.002549">
            <text:p>0.002549</text:p>
          </table:table-cell>
          <table:table-cell office:value-type="float" office:value="0.005239">
            <text:p>0.005239</text:p>
          </table:table-cell>
          <table:table-cell office:value-type="float" office:value="105.521599">
            <text:p>105.521599</text:p>
          </table:table-cell>
          <table:table-cell office:value-type="float" office:value="-0.040374">
            <text:p>-0.040374</text:p>
          </table:table-cell>
          <table:table-cell office:value-type="float" office:value="-0.390255">
            <text:p>-0.390255</text:p>
          </table:table-cell>
          <table:table-cell table:formula="of:=[.I33]-[.$I$2]" office:value-type="float" office:value="-0.371101">
            <text:p>-0.371101</text:p>
          </table:table-cell>
          <table:table-cell table:formula="of:=AVERAGE([.J29:.J33])" office:value-type="float" office:value="-0.2197872">
            <text:p>-0.2197872</text:p>
          </table:table-cell>
          <table:table-cell table:formula="of:=AVERAGE([.J25:.J33])" office:value-type="float" office:value="-0.0388387777777778">
            <text:p>-0.0388387778</text:p>
          </table:table-cell>
          <table:table-cell office:value-type="float" office:value="311.149994">
            <text:p>311.149994</text:p>
          </table:table-cell>
          <table:table-cell office:value-type="float" office:value="1.14786">
            <text:p>1.14786</text:p>
          </table:table-cell>
          <table:table-cell office:value-type="float" office:value="0.450455">
            <text:p>0.450455</text:p>
          </table:table-cell>
          <table:table-cell table:formula="of:=[.O33]-0.021583" office:value-type="float" office:value="0.428872">
            <text:p>0.428872</text:p>
          </table:table-cell>
          <table:table-cell office:value-type="float" office:value="105.521606">
            <text:p>105.521606</text:p>
          </table:table-cell>
          <table:table-cell office:value-type="float" office:value="540">
            <text:p>540</text:p>
          </table:table-cell>
          <table:table-cell office:value-type="float" office:value="-2">
            <text:p>-2</text:p>
          </table:table-cell>
          <table:table-cell office:value-type="float" office:value="2125">
            <text:p>2125</text:p>
          </table:table-cell>
          <table:table-cell office:value-type="float" office:value="280">
            <text:p>280</text:p>
          </table:table-cell>
          <table:table-cell office:value-type="float" office:value="1609.890991">
            <text:p>1609.890991</text:p>
          </table:table-cell>
          <table:table-cell office:value-type="float" office:value="-0.01813">
            <text:p>-0.01813</text:p>
          </table:table-cell>
          <table:table-cell office:value-type="float" office:value="0.17918">
            <text:p>0.17918</text:p>
          </table:table-cell>
          <table:table-cell office:value-type="float" office:value="1088.32605">
            <text:p>1088.32605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478.140106">
            <text:p>478.140106</text:p>
          </table:table-cell>
          <table:table-cell office:value-type="float" office:value="0">
            <text:p>0</text:p>
          </table:table-cell>
          <table:table-cell office:value-type="float" office:value="0.007362">
            <text:p>0.007362</text:p>
          </table:table-cell>
          <table:table-cell office:value-type="string">
            <text:p>Infinity</text:p>
          </table:table-cell>
          <table:table-cell office:value-type="float" office:value="0.010094">
            <text:p>0.010094</text:p>
          </table:table-cell>
          <table:table-cell office:value-type="float" office:value="0.069432">
            <text:p>0.069432</text:p>
          </table:table-cell>
          <table:table-cell table:formula="of:=[.I34]-[.$I$2]" office:value-type="float" office:value="0.088586">
            <text:p>0.088586</text:p>
          </table:table-cell>
          <table:table-cell table:formula="of:=AVERAGE([.J30:.J34])" office:value-type="float" office:value="-0.1766916">
            <text:p>-0.1766916</text:p>
          </table:table-cell>
          <table:table-cell table:formula="of:=AVERAGE([.J26:.J34])" office:value-type="float" office:value="-0.0806043333333333">
            <text:p>-0.0806043333</text:p>
          </table:table-cell>
          <table:table-cell office:value-type="float" office:value="1254.38269">
            <text:p>1254.38269</text:p>
          </table:table-cell>
          <table:table-cell office:value-type="float" office:value="0">
            <text:p>0</text:p>
          </table:table-cell>
          <table:table-cell office:value-type="float" office:value="0.346002">
            <text:p>0.346002</text:p>
          </table:table-cell>
          <table:table-cell table:formula="of:=[.O34]-0.021583" office:value-type="float" office:value="0.324419">
            <text:p>0.324419</text:p>
          </table:table-cell>
          <table:table-cell office:value-type="float" office:value="100">
            <text:p>100</text:p>
          </table:table-cell>
          <table:table-cell office:value-type="float" office:value="565">
            <text:p>565</text:p>
          </table:table-cell>
          <table:table-cell office:value-type="float" office:value="-2">
            <text:p>-2</text:p>
          </table:table-cell>
          <table:table-cell office:value-type="float" office:value="2267">
            <text:p>2267</text:p>
          </table:table-cell>
          <table:table-cell office:value-type="float" office:value="306">
            <text:p>306</text:p>
          </table:table-cell>
          <table:table-cell office:value-type="float" office:value="1729.643921">
            <text:p>1729.643921</text:p>
          </table:table-cell>
          <table:table-cell office:value-type="float" office:value="-0.01813">
            <text:p>-0.01813</text:p>
          </table:table-cell>
          <table:table-cell office:value-type="float" office:value="0.186542">
            <text:p>0.186542</text:p>
          </table:table-cell>
          <table:table-cell office:value-type="float" office:value="1128.931885">
            <text:p>1128.931885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549.568359">
            <text:p>549.568359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string">
            <text:p>Infinity</text:p>
          </table:table-cell>
          <table:table-cell office:value-type="float" office:value="0.060561">
            <text:p>0.060561</text:p>
          </table:table-cell>
          <table:table-cell office:value-type="float" office:value="-0.885855">
            <text:p>-0.885855</text:p>
          </table:table-cell>
          <table:table-cell table:formula="of:=[.I35]-[.$I$2]" office:value-type="float" office:value="-0.866701">
            <text:p>-0.866701</text:p>
          </table:table-cell>
          <table:table-cell table:formula="of:=AVERAGE([.J31:.J35])" office:value-type="float" office:value="-0.2633618">
            <text:p>-0.2633618</text:p>
          </table:table-cell>
          <table:table-cell table:formula="of:=AVERAGE([.J27:.J35])" office:value-type="float" office:value="-0.184353111111111">
            <text:p>-0.1843531111</text:p>
          </table:table-cell>
          <table:table-cell office:value-type="float" office:value="2335.273193">
            <text:p>2335.273193</text:p>
          </table:table-cell>
          <table:table-cell office:value-type="float" office:value="1.18955">
            <text:p>1.18955</text:p>
          </table:table-cell>
          <table:table-cell office:value-type="float" office:value="0.398495">
            <text:p>0.398495</text:p>
          </table:table-cell>
          <table:table-cell table:formula="of:=[.O35]-0.021583" office:value-type="float" office:value="0.376912">
            <text:p>0.376912</text:p>
          </table:table-cell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-2">
            <text:p>-2</text:p>
          </table:table-cell>
          <table:table-cell office:value-type="float" office:value="2433">
            <text:p>2433</text:p>
          </table:table-cell>
          <table:table-cell office:value-type="float" office:value="337">
            <text:p>337</text:p>
          </table:table-cell>
          <table:table-cell office:value-type="float" office:value="1872.934814">
            <text:p>1872.934814</text:p>
          </table:table-cell>
          <table:table-cell office:value-type="float" office:value="-0.01813">
            <text:p>-0.01813</text:p>
          </table:table-cell>
          <table:table-cell office:value-type="float" office:value="0.192568">
            <text:p>0.192568</text:p>
          </table:table-cell>
          <table:table-cell office:value-type="float" office:value="1162.171875">
            <text:p>1162.171875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7">
            <text:p>27</text:p>
          </table:table-cell>
          <table:table-cell office:value-type="float" office:value="198">
            <text:p>198</text:p>
          </table:table-cell>
          <table:table-cell office:value-type="float" office:value="632.69043">
            <text:p>632.69043</text:p>
          </table:table-cell>
          <table:table-cell office:value-type="float" office:value="-0.002547">
            <text:p>-0.002547</text:p>
          </table:table-cell>
          <table:table-cell office:value-type="float" office:value="0.004383">
            <text:p>0.004383</text:p>
          </table:table-cell>
          <table:table-cell office:value-type="float" office:value="272.064484">
            <text:p>272.064484</text:p>
          </table:table-cell>
          <table:table-cell office:value-type="float" office:value="-0.010901">
            <text:p>-0.010901</text:p>
          </table:table-cell>
          <table:table-cell office:value-type="float" office:value="0.071826">
            <text:p>0.071826</text:p>
          </table:table-cell>
          <table:table-cell table:formula="of:=[.I36]-[.$I$2]" office:value-type="float" office:value="0.09098">
            <text:p>0.09098</text:p>
          </table:table-cell>
          <table:table-cell table:formula="of:=AVERAGE([.J32:.J36])" office:value-type="float" office:value="-0.3787624">
            <text:p>-0.3787624</text:p>
          </table:table-cell>
          <table:table-cell table:formula="of:=AVERAGE([.J28:.J36])" office:value-type="float" office:value="-0.132478777777778">
            <text:p>-0.1324787778</text:p>
          </table:table-cell>
          <table:table-cell office:value-type="float" office:value="2793.863525">
            <text:p>2793.863525</text:p>
          </table:table-cell>
          <table:table-cell office:value-type="float" office:value="0.035019">
            <text:p>0.035019</text:p>
          </table:table-cell>
          <table:table-cell office:value-type="float" office:value="0.033708">
            <text:p>0.033708</text:p>
          </table:table-cell>
          <table:table-cell table:formula="of:=[.O36]-0.021583" office:value-type="float" office:value="0.012125">
            <text:p>0.012125</text:p>
          </table:table-cell>
          <table:table-cell office:value-type="float" office:value="272.064484">
            <text:p>272.064484</text:p>
          </table:table-cell>
          <table:table-cell office:value-type="float" office:value="618">
            <text:p>618</text:p>
          </table:table-cell>
          <table:table-cell office:value-type="float" office:value="-2">
            <text:p>-2</text:p>
          </table:table-cell>
          <table:table-cell office:value-type="float" office:value="2627">
            <text:p>2627</text:p>
          </table:table-cell>
          <table:table-cell office:value-type="float" office:value="375">
            <text:p>375</text:p>
          </table:table-cell>
          <table:table-cell office:value-type="float" office:value="2044.067017">
            <text:p>2044.067017</text:p>
          </table:table-cell>
          <table:table-cell office:value-type="float" office:value="-0.020677">
            <text:p>-0.020677</text:p>
          </table:table-cell>
          <table:table-cell office:value-type="float" office:value="0.196951">
            <text:p>0.196951</text:p>
          </table:table-cell>
          <table:table-cell office:value-type="float" office:value="1052.520142">
            <text:p>1052.520142</text:p>
          </table:table-cell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34.269043">
            <text:p>434.269043</text:p>
          </table:table-cell>
          <table:table-cell office:value-type="float" office:value="-0.002545">
            <text:p>-0.002545</text:p>
          </table:table-cell>
          <table:table-cell office:value-type="float" office:value="0.00832">
            <text:p>0.00832</text:p>
          </table:table-cell>
          <table:table-cell office:value-type="float" office:value="426.873779">
            <text:p>426.873779</text:p>
          </table:table-cell>
          <table:table-cell office:value-type="float" office:value="0.019851">
            <text:p>0.019851</text:p>
          </table:table-cell>
          <table:table-cell office:value-type="float" office:value="0.234632">
            <text:p>0.234632</text:p>
          </table:table-cell>
          <table:table-cell table:formula="of:=[.I37]-[.$I$2]" office:value-type="float" office:value="0.253786">
            <text:p>0.253786</text:p>
          </table:table-cell>
          <table:table-cell table:formula="of:=AVERAGE([.J33:.J37])" office:value-type="float" office:value="-0.16089">
            <text:p>-0.16089</text:p>
          </table:table-cell>
          <table:table-cell table:formula="of:=AVERAGE([.J29:.J37])" office:value-type="float" office:value="-0.170253888888889">
            <text:p>-0.1702538889</text:p>
          </table:table-cell>
          <table:table-cell office:value-type="float" office:value="4923.105957">
            <text:p>4923.105957</text:p>
          </table:table-cell>
          <table:table-cell office:value-type="float" office:value="0.037095">
            <text:p>0.037095</text:p>
          </table:table-cell>
          <table:table-cell office:value-type="float" office:value="0.031576">
            <text:p>0.031576</text:p>
          </table:table-cell>
          <table:table-cell table:formula="of:=[.O37]-0.021583" office:value-type="float" office:value="0.009993">
            <text:p>0.009993</text:p>
          </table:table-cell>
          <table:table-cell office:value-type="float" office:value="426.873779">
            <text:p>426.873779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office:value-type="float" office:value="2774">
            <text:p>2774</text:p>
          </table:table-cell>
          <table:table-cell office:value-type="float" office:value="404">
            <text:p>404</text:p>
          </table:table-cell>
          <table:table-cell office:value-type="float" office:value="2166.571777">
            <text:p>2166.571777</text:p>
          </table:table-cell>
          <table:table-cell office:value-type="float" office:value="-0.023222">
            <text:p>-0.023222</text:p>
          </table:table-cell>
          <table:table-cell office:value-type="float" office:value="0.205271">
            <text:p>0.205271</text:p>
          </table:table-cell>
          <table:table-cell office:value-type="float" office:value="983.941284">
            <text:p>983.941284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68.395081">
            <text:p>268.395081</text:p>
          </table:table-cell>
          <table:table-cell office:value-type="float" office:value="0.002547">
            <text:p>0.002547</text:p>
          </table:table-cell>
          <table:table-cell office:value-type="float" office:value="0.007567">
            <text:p>0.007567</text:p>
          </table:table-cell>
          <table:table-cell office:value-type="float" office:value="197.080093">
            <text:p>197.080093</text:p>
          </table:table-cell>
          <table:table-cell office:value-type="float" office:value="0.93365">
            <text:p>0.93365</text:p>
          </table:table-cell>
          <table:table-cell office:value-type="float" office:value="-0.23942">
            <text:p>-0.23942</text:p>
          </table:table-cell>
          <table:table-cell table:formula="of:=[.I38]-[.$I$2]" office:value-type="float" office:value="-0.220266">
            <text:p>-0.220266</text:p>
          </table:table-cell>
          <table:table-cell table:formula="of:=AVERAGE([.J34:.J38])" office:value-type="float" office:value="-0.130723">
            <text:p>-0.130723</text:p>
          </table:table-cell>
          <table:table-cell table:formula="of:=AVERAGE([.J30:.J38])" office:value-type="float" office:value="-0.180628777777778">
            <text:p>-0.1806287778</text:p>
          </table:table-cell>
          <table:table-cell office:value-type="float" office:value="4912.867188">
            <text:p>4912.867188</text:p>
          </table:table-cell>
          <table:table-cell office:value-type="float" office:value="0.097276">
            <text:p>0.097276</text:p>
          </table:table-cell>
          <table:table-cell office:value-type="float" office:value="0.072211">
            <text:p>0.072211</text:p>
          </table:table-cell>
          <table:table-cell table:formula="of:=[.O38]-0.021583" office:value-type="float" office:value="0.050628">
            <text:p>0.050628</text:p>
          </table:table-cell>
          <table:table-cell office:value-type="float" office:value="197.080109">
            <text:p>197.080109</text:p>
          </table:table-cell>
          <table:table-cell office:value-type="float" office:value="673">
            <text:p>673</text:p>
          </table:table-cell>
          <table:table-cell office:value-type="float" office:value="-4">
            <text:p>-4</text:p>
          </table:table-cell>
          <table:table-cell office:value-type="float" office:value="2871">
            <text:p>2871</text:p>
          </table:table-cell>
          <table:table-cell office:value-type="float" office:value="424">
            <text:p>424</text:p>
          </table:table-cell>
          <table:table-cell office:value-type="float" office:value="2239.282959">
            <text:p>2239.282959</text:p>
          </table:table-cell>
          <table:table-cell office:value-type="float" office:value="-0.020675">
            <text:p>-0.020675</text:p>
          </table:table-cell>
          <table:table-cell office:value-type="float" office:value="0.212839">
            <text:p>0.212839</text:p>
          </table:table-cell>
          <table:table-cell office:value-type="float" office:value="1129.442871">
            <text:p>1129.442871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569.225708">
            <text:p>569.225708</text:p>
          </table:table-cell>
          <table:table-cell office:value-type="float" office:value="0.005">
            <text:p>0.005</text:p>
          </table:table-cell>
          <table:table-cell office:value-type="float" office:value="0.008594">
            <text:p>0.008594</text:p>
          </table:table-cell>
          <table:table-cell office:value-type="float" office:value="71.886948">
            <text:p>71.886948</text:p>
          </table:table-cell>
          <table:table-cell office:value-type="float" office:value="-0.178319">
            <text:p>-0.178319</text:p>
          </table:table-cell>
          <table:table-cell office:value-type="float" office:value="-0.670376">
            <text:p>-0.670376</text:p>
          </table:table-cell>
          <table:table-cell table:formula="of:=[.I39]-[.$I$2]" office:value-type="float" office:value="-0.651222">
            <text:p>-0.651222</text:p>
          </table:table-cell>
          <table:table-cell table:formula="of:=AVERAGE([.J35:.J39])" office:value-type="float" office:value="-0.2786846">
            <text:p>-0.2786846</text:p>
          </table:table-cell>
          <table:table-cell table:formula="of:=AVERAGE([.J31:.J39])" office:value-type="float" office:value="-0.204836777777778">
            <text:p>-0.2048367778</text:p>
          </table:table-cell>
          <table:table-cell office:value-type="float" office:value="3491.987549">
            <text:p>3491.987549</text:p>
          </table:table-cell>
          <table:table-cell office:value-type="float" office:value="0.019455">
            <text:p>0.019455</text:p>
          </table:table-cell>
          <table:table-cell office:value-type="float" office:value="0.007194">
            <text:p>0.007194</text:p>
          </table:table-cell>
          <table:table-cell table:formula="of:=[.O39]-0.021583" office:value-type="float" office:value="-0.014389">
            <text:p>-0.014389</text:p>
          </table:table-cell>
          <table:table-cell office:value-type="float" office:value="71.886955">
            <text:p>71.886955</text:p>
          </table:table-cell>
          <table:table-cell office:value-type="float" office:value="698">
            <text:p>698</text:p>
          </table:table-cell>
          <table:table-cell office:value-type="float" office:value="-5">
            <text:p>-5</text:p>
          </table:table-cell>
          <table:table-cell office:value-type="float" office:value="3035">
            <text:p>3035</text:p>
          </table:table-cell>
          <table:table-cell office:value-type="float" office:value="459">
            <text:p>459</text:p>
          </table:table-cell>
          <table:table-cell office:value-type="float" office:value="2382.617188">
            <text:p>2382.617188</text:p>
          </table:table-cell>
          <table:table-cell office:value-type="float" office:value="-0.015675">
            <text:p>-0.015675</text:p>
          </table:table-cell>
          <table:table-cell office:value-type="float" office:value="0.221433">
            <text:p>0.221433</text:p>
          </table:table-cell>
          <table:table-cell office:value-type="float" office:value="1512.639282">
            <text:p>1512.639282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509.76709">
            <text:p>509.76709</text:p>
          </table:table-cell>
          <table:table-cell office:value-type="float" office:value="0">
            <text:p>0</text:p>
          </table:table-cell>
          <table:table-cell office:value-type="float" office:value="0.007464">
            <text:p>0.007464</text:p>
          </table:table-cell>
          <table:table-cell office:value-type="string">
            <text:p>Infinity</text:p>
          </table:table-cell>
          <table:table-cell office:value-type="float" office:value="0.610658">
            <text:p>0.610658</text:p>
          </table:table-cell>
          <table:table-cell office:value-type="float" office:value="-0.754174">
            <text:p>-0.754174</text:p>
          </table:table-cell>
          <table:table-cell table:formula="of:=[.I40]-[.$I$2]" office:value-type="float" office:value="-0.73502">
            <text:p>-0.73502</text:p>
          </table:table-cell>
          <table:table-cell table:formula="of:=AVERAGE([.J36:.J40])" office:value-type="float" office:value="-0.2523484">
            <text:p>-0.2523484</text:p>
          </table:table-cell>
          <table:table-cell table:formula="of:=AVERAGE([.J32:.J40])" office:value-type="float" office:value="-0.360726">
            <text:p>-0.360726</text:p>
          </table:table-cell>
          <table:table-cell office:value-type="float" office:value="100">
            <text:p>100</text:p>
          </table:table-cell>
          <table:table-cell office:value-type="float" office:value="-0.077821">
            <text:p>-0.077821</text:p>
          </table:table-cell>
          <table:table-cell office:value-type="float" office:value="-0.013723">
            <text:p>-0.013723</text:p>
          </table:table-cell>
          <table:table-cell table:formula="of:=[.O40]-0.021583" office:value-type="float" office:value="-0.035306">
            <text:p>-0.035306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float" office:value="-5">
            <text:p>-5</text:p>
          </table:table-cell>
          <table:table-cell office:value-type="float" office:value="3184">
            <text:p>3184</text:p>
          </table:table-cell>
          <table:table-cell office:value-type="float" office:value="492">
            <text:p>492</text:p>
          </table:table-cell>
          <table:table-cell office:value-type="float" office:value="2510.683105">
            <text:p>2510.683105</text:p>
          </table:table-cell>
          <table:table-cell office:value-type="float" office:value="-0.015675">
            <text:p>-0.015675</text:p>
          </table:table-cell>
          <table:table-cell office:value-type="float" office:value="0.228897">
            <text:p>0.228897</text:p>
          </table:table-cell>
          <table:table-cell office:value-type="float" office:value="1560.258911">
            <text:p>1560.258911</text:p>
          </table:table-cell>
        </table:table-row>
        <table:table-row table:style-name="ro1">
          <table:table-cell office:value-type="float" office:value="10537">
            <text:p>10537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5.74707">
            <text:p>325.74707</text:p>
          </table:table-cell>
          <table:table-cell office:value-type="float" office:value="-0.002549">
            <text:p>-0.002549</text:p>
          </table:table-cell>
          <table:table-cell office:value-type="float" office:value="0.002226">
            <text:p>0.002226</text:p>
          </table:table-cell>
          <table:table-cell office:value-type="float" office:value="187.31311">
            <text:p>187.31311</text:p>
          </table:table-cell>
          <table:table-cell office:value-type="float" office:value="-0.232151">
            <text:p>-0.232151</text:p>
          </table:table-cell>
          <table:table-cell office:value-type="float" office:value="-0.21069">
            <text:p>-0.21069</text:p>
          </table:table-cell>
          <table:table-cell table:formula="of:=[.I41]-[.$I$2]" office:value-type="float" office:value="-0.191536">
            <text:p>-0.191536</text:p>
          </table:table-cell>
          <table:table-cell table:formula="of:=AVERAGE([.J37:.J41])" office:value-type="float" office:value="-0.3088516">
            <text:p>-0.3088516</text:p>
          </table:table-cell>
          <table:table-cell table:formula="of:=AVERAGE([.J33:.J41])" office:value-type="float" office:value="-0.289166">
            <text:p>-0.289166</text:p>
          </table:table-cell>
          <table:table-cell office:value-type="float" office:value="4274.753906">
            <text:p>4274.753906</text:p>
          </table:table-cell>
          <table:table-cell office:value-type="float" office:value="-0.02285">
            <text:p>-0.02285</text:p>
          </table:table-cell>
          <table:table-cell office:value-type="float" office:value="-0.012524">
            <text:p>-0.012524</text:p>
          </table:table-cell>
          <table:table-cell table:formula="of:=[.O41]-0.021583" office:value-type="float" office:value="-0.034107">
            <text:p>-0.034107</text:p>
          </table:table-cell>
          <table:table-cell office:value-type="float" office:value="187.31311">
            <text:p>187.31311</text:p>
          </table:table-cell>
          <table:table-cell office:value-type="float" office:value="749">
            <text:p>749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596.022461">
            <text:p>2596.022461</text:p>
          </table:table-cell>
          <table:table-cell office:value-type="float" office:value="-0.018224">
            <text:p>-0.018224</text:p>
          </table:table-cell>
          <table:table-cell office:value-type="float" office:value="0.231123">
            <text:p>0.231123</text:p>
          </table:table-cell>
          <table:table-cell office:value-type="float" office:value="1368.224243">
            <text:p>1368.224243</text:p>
          </table:table-cell>
        </table:table-row>
        <table:table-row table:style-name="ro1">
          <table:table-cell office:value-type="float" office:value="10794">
            <text:p>1079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.976078">
            <text:p>10.976078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string">
            <text:p>Infinity</text:p>
          </table:table-cell>
          <table:table-cell office:value-type="float" office:value="-0.032703">
            <text:p>-0.032703</text:p>
          </table:table-cell>
          <table:table-cell office:value-type="float" office:value="-0.217872">
            <text:p>-0.217872</text:p>
          </table:table-cell>
          <table:table-cell table:formula="of:=[.I42]-[.$I$2]" office:value-type="float" office:value="-0.198718">
            <text:p>-0.198718</text:p>
          </table:table-cell>
          <table:table-cell table:formula="of:=AVERAGE([.J38:.J42])" office:value-type="float" office:value="-0.3993524">
            <text:p>-0.3993524</text:p>
          </table:table-cell>
          <table:table-cell table:formula="of:=AVERAGE([.J34:.J42])" office:value-type="float" office:value="-0.270012333333333">
            <text:p>-0.2700123333</text:p>
          </table:table-cell>
          <table:table-cell office:value-type="float" office:value="8765.777344">
            <text:p>8765.777344</text:p>
          </table:table-cell>
          <table:table-cell office:value-type="float" office:value="0">
            <text:p>0</text:p>
          </table:table-cell>
          <table:table-cell office:value-type="float" office:value="0.010392">
            <text:p>0.010392</text:p>
          </table:table-cell>
          <table:table-cell table:formula="of:=[.O42]-0.021583" office:value-type="float" office:value="-0.011191">
            <text:p>-0.011191</text:p>
          </table:table-cell>
          <table:table-cell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-5">
            <text:p>-5</text:p>
          </table:table-cell>
          <table:table-cell office:value-type="float" office:value="3315">
            <text:p>3315</text:p>
          </table:table-cell>
          <table:table-cell office:value-type="float" office:value="523">
            <text:p>523</text:p>
          </table:table-cell>
          <table:table-cell office:value-type="float" office:value="2593.319336">
            <text:p>2593.319336</text:p>
          </table:table-cell>
          <table:table-cell office:value-type="float" office:value="-0.018224">
            <text:p>-0.018224</text:p>
          </table:table-cell>
          <table:table-cell office:value-type="float" office:value="0.237492">
            <text:p>0.237492</text:p>
          </table:table-cell>
          <table:table-cell office:value-type="float" office:value="1403.170898">
            <text:p>1403.170898</text:p>
          </table:table-cell>
        </table:table-row>
        <table:table-row table:style-name="ro1">
          <table:table-cell office:value-type="float" office:value="11051">
            <text:p>11051</text:p>
          </table:table-cell>
          <table:table-cell office:value-type="float" office:value="27">
            <text:p>27</text:p>
          </table:table-cell>
          <table:table-cell office:value-type="float" office:value="-19">
            <text:p>-19</text:p>
          </table:table-cell>
          <table:table-cell office:value-type="float" office:value="171.45343">
            <text:p>171.45343</text:p>
          </table:table-cell>
          <table:table-cell office:value-type="float" office:value="0">
            <text:p>0</text:p>
          </table:table-cell>
          <table:table-cell office:value-type="float" office:value="0.003321">
            <text:p>0.003321</text:p>
          </table:table-cell>
          <table:table-cell office:value-type="string">
            <text:p>Infinity</text:p>
          </table:table-cell>
          <table:table-cell office:value-type="float" office:value="0.844827">
            <text:p>0.844827</text:p>
          </table:table-cell>
          <table:table-cell office:value-type="float" office:value="-0.718261">
            <text:p>-0.718261</text:p>
          </table:table-cell>
          <table:table-cell table:formula="of:=[.I43]-[.$I$2]" office:value-type="float" office:value="-0.699107">
            <text:p>-0.699107</text:p>
          </table:table-cell>
          <table:table-cell table:formula="of:=AVERAGE([.J39:.J43])" office:value-type="float" office:value="-0.4951206">
            <text:p>-0.4951206</text:p>
          </table:table-cell>
          <table:table-cell table:formula="of:=AVERAGE([.J35:.J43])" office:value-type="float" office:value="-0.357533777777778">
            <text:p>-0.3575337778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20118">
            <text:p>0.020118</text:p>
          </table:table-cell>
          <table:table-cell table:formula="of:=[.O43]-0.021583" office:value-type="float" office:value="-0.001465">
            <text:p>-0.001465</text:p>
          </table:table-cell>
          <table:table-cell office:value-type="float" office:value="100">
            <text:p>100</text:p>
          </table:table-cell>
          <table:table-cell office:value-type="float" office:value="803">
            <text:p>803</text:p>
          </table:table-cell>
          <table:table-cell office:value-type="float" office:value="-5">
            <text:p>-5</text:p>
          </table:table-cell>
          <table:table-cell office:value-type="float" office:value="3296">
            <text:p>3296</text:p>
          </table:table-cell>
          <table:table-cell office:value-type="float" office:value="518">
            <text:p>518</text:p>
          </table:table-cell>
          <table:table-cell office:value-type="float" office:value="2547.268799">
            <text:p>2547.268799</text:p>
          </table:table-cell>
          <table:table-cell office:value-type="float" office:value="-0.018224">
            <text:p>-0.018224</text:p>
          </table:table-cell>
          <table:table-cell office:value-type="float" office:value="0.240813">
            <text:p>0.240813</text:p>
          </table:table-cell>
          <table:table-cell office:value-type="float" office:value="1421.39563">
            <text:p>1421.39563</text:p>
          </table:table-cell>
        </table:table-row>
        <table:table-row table:style-name="ro1">
          <table:table-cell office:value-type="float" office:value="11308">
            <text:p>1130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.918156">
            <text:p>56.918156</text:p>
          </table:table-cell>
          <table:table-cell office:value-type="float" office:value="0">
            <text:p>0</text:p>
          </table:table-cell>
          <table:table-cell office:value-type="float" office:value="0.000616">
            <text:p>0.000616</text:p>
          </table:table-cell>
          <table:table-cell office:value-type="string">
            <text:p>Infinity</text:p>
          </table:table-cell>
          <table:table-cell office:value-type="float" office:value="-0.215328">
            <text:p>-0.215328</text:p>
          </table:table-cell>
          <table:table-cell office:value-type="float" office:value="-0.141258">
            <text:p>-0.141258</text:p>
          </table:table-cell>
          <table:table-cell table:formula="of:=[.I44]-[.$I$2]" office:value-type="float" office:value="-0.122104">
            <text:p>-0.122104</text:p>
          </table:table-cell>
          <table:table-cell table:formula="of:=AVERAGE([.J40:.J44])" office:value-type="float" office:value="-0.389297">
            <text:p>-0.389297</text:p>
          </table:table-cell>
          <table:table-cell table:formula="of:=AVERAGE([.J36:.J44])" office:value-type="float" office:value="-0.274800777777778">
            <text:p>-0.2748007778</text:p>
          </table:table-cell>
          <table:table-cell office:value-type="float" office:value="6109.115234">
            <text:p>6109.115234</text:p>
          </table:table-cell>
          <table:table-cell office:value-type="float" office:value="-0.003262">
            <text:p>-0.003262</text:p>
          </table:table-cell>
          <table:table-cell office:value-type="float" office:value="0.028911">
            <text:p>0.028911</text:p>
          </table:table-cell>
          <table:table-cell table:formula="of:=[.O44]-0.021583" office:value-type="float" office:value="0.007328">
            <text:p>0.007328</text:p>
          </table:table-cell>
          <table:table-cell office:value-type="float" office:value="100">
            <text:p>100</text:p>
          </table:table-cell>
          <table:table-cell office:value-type="float" office:value="829">
            <text:p>829</text:p>
          </table:table-cell>
          <table:table-cell office:value-type="float" office:value="-5">
            <text:p>-5</text:p>
          </table:table-cell>
          <table:table-cell office:value-type="float" office:value="3336">
            <text:p>3336</text:p>
          </table:table-cell>
          <table:table-cell office:value-type="float" office:value="528">
            <text:p>528</text:p>
          </table:table-cell>
          <table:table-cell office:value-type="float" office:value="2563.032959">
            <text:p>2563.032959</text:p>
          </table:table-cell>
          <table:table-cell office:value-type="float" office:value="-0.018224">
            <text:p>-0.018224</text:p>
          </table:table-cell>
          <table:table-cell office:value-type="float" office:value="0.241429">
            <text:p>0.241429</text:p>
          </table:table-cell>
          <table:table-cell office:value-type="float" office:value="1424.777588">
            <text:p>1424.777588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6.477562">
            <text:p>46.477562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string">
            <text:p>Infinity</text:p>
          </table:table-cell>
          <table:table-cell office:value-type="float" office:value="0.888229">
            <text:p>0.888229</text:p>
          </table:table-cell>
          <table:table-cell office:value-type="float" office:value="-0.577003">
            <text:p>-0.577003</text:p>
          </table:table-cell>
          <table:table-cell table:formula="of:=[.I45]-[.$I$2]" office:value-type="float" office:value="-0.557849">
            <text:p>-0.557849</text:p>
          </table:table-cell>
          <table:table-cell table:formula="of:=AVERAGE([.J41:.J45])" office:value-type="float" office:value="-0.3538628">
            <text:p>-0.3538628</text:p>
          </table:table-cell>
          <table:table-cell table:formula="of:=AVERAGE([.J37:.J45])" office:value-type="float" office:value="-0.346892888888889">
            <text:p>-0.3468928889</text:p>
          </table:table-cell>
          <table:table-cell office:value-type="float" office:value="100">
            <text:p>100</text:p>
          </table:table-cell>
          <table:table-cell office:value-type="float" office:value="-0.009785">
            <text:p>-0.009785</text:p>
          </table:table-cell>
          <table:table-cell office:value-type="float" office:value="0.018119">
            <text:p>0.018119</text:p>
          </table:table-cell>
          <table:table-cell table:formula="of:=[.O45]-0.021583" office:value-type="float" office:value="-0.003464">
            <text:p>-0.003464</text:p>
          </table:table-cell>
          <table:table-cell office:value-type="float" office:value="100">
            <text:p>100</text:p>
          </table:table-cell>
          <table:table-cell office:value-type="float" office:value="855">
            <text:p>855</text:p>
          </table:table-cell>
          <table:table-cell office:value-type="float" office:value="-5">
            <text:p>-5</text:p>
          </table:table-cell>
          <table:table-cell office:value-type="float" office:value="3350">
            <text:p>3350</text:p>
          </table:table-cell>
          <table:table-cell office:value-type="float" office:value="531">
            <text:p>531</text:p>
          </table:table-cell>
          <table:table-cell office:value-type="float" office:value="2551.925049">
            <text:p>2551.925049</text:p>
          </table:table-cell>
          <table:table-cell office:value-type="float" office:value="-0.018224">
            <text:p>-0.018224</text:p>
          </table:table-cell>
          <table:table-cell office:value-type="float" office:value="0.246154">
            <text:p>0.246154</text:p>
          </table:table-cell>
          <table:table-cell office:value-type="float" office:value="1450.705688">
            <text:p>1450.705688</text:p>
          </table:table-cell>
        </table:table-row>
        <table:table-row table:style-name="ro1">
          <table:table-cell office:value-type="float" office:value="11822">
            <text:p>11822</text:p>
          </table:table-cell>
          <table:table-cell office:value-type="float" office:value="26">
            <text:p>26</text:p>
          </table:table-cell>
          <table:table-cell office:value-type="float" office:value="-18">
            <text:p>-18</text:p>
          </table:table-cell>
          <table:table-cell office:value-type="float" office:value="169.335999">
            <text:p>169.335999</text:p>
          </table:table-cell>
          <table:table-cell office:value-type="float" office:value="0.002549">
            <text:p>0.002549</text:p>
          </table:table-cell>
          <table:table-cell office:value-type="float" office:value="0.003869">
            <text:p>0.003869</text:p>
          </table:table-cell>
          <table:table-cell office:value-type="float" office:value="51.790451">
            <text:p>51.790451</text:p>
          </table:table-cell>
          <table:table-cell office:value-type="float" office:value="-0.302805">
            <text:p>-0.302805</text:p>
          </table:table-cell>
          <table:table-cell office:value-type="float" office:value="0.311246">
            <text:p>0.311246</text:p>
          </table:table-cell>
          <table:table-cell table:formula="of:=[.I46]-[.$I$2]" office:value-type="float" office:value="0.3304">
            <text:p>0.3304</text:p>
          </table:table-cell>
          <table:table-cell table:formula="of:=AVERAGE([.J42:.J46])" office:value-type="float" office:value="-0.2494756">
            <text:p>-0.2494756</text:p>
          </table:table-cell>
          <table:table-cell table:formula="of:=AVERAGE([.J38:.J46])" office:value-type="float" office:value="-0.338380222222222">
            <text:p>-0.3383802222</text:p>
          </table:table-cell>
          <table:table-cell office:value-type="float" office:value="100">
            <text:p>100</text:p>
          </table:table-cell>
          <table:table-cell office:value-type="float" office:value="-0.02594">
            <text:p>-0.02594</text:p>
          </table:table-cell>
          <table:table-cell office:value-type="float" office:value="-0.021317">
            <text:p>-0.021317</text:p>
          </table:table-cell>
          <table:table-cell table:formula="of:=[.O46]-0.021583" office:value-type="float" office:value="-0.0429">
            <text:p>-0.0429</text:p>
          </table:table-cell>
          <table:table-cell office:value-type="float" office:value="51.790462">
            <text:p>51.790462</text:p>
          </table:table-cell>
          <table:table-cell office:value-type="float" office:value="881">
            <text:p>881</text:p>
          </table:table-cell>
          <table:table-cell office:value-type="float" office:value="-5">
            <text:p>-5</text:p>
          </table:table-cell>
          <table:table-cell office:value-type="float" office:value="3333">
            <text:p>3333</text:p>
          </table:table-cell>
          <table:table-cell office:value-type="float" office:value="527">
            <text:p>527</text:p>
          </table:table-cell>
          <table:table-cell office:value-type="float" office:value="2509.049316">
            <text:p>2509.049316</text:p>
          </table:table-cell>
          <table:table-cell office:value-type="float" office:value="-0.015675">
            <text:p>-0.015675</text:p>
          </table:table-cell>
          <table:table-cell office:value-type="float" office:value="0.250024">
            <text:p>0.250024</text:p>
          </table:table-cell>
          <table:table-cell office:value-type="float" office:value="1695.035156">
            <text:p>1695.035156</text:p>
          </table:table-cell>
        </table:table-row>
        <table:table-row table:style-name="ro1">
          <table:table-cell office:value-type="float" office:value="12079">
            <text:p>12079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2.49472">
            <text:p>202.49472</text:p>
          </table:table-cell>
          <table:table-cell office:value-type="float" office:value="-0.002547">
            <text:p>-0.002547</text:p>
          </table:table-cell>
          <table:table-cell office:value-type="float" office:value="0.00315">
            <text:p>0.00315</text:p>
          </table:table-cell>
          <table:table-cell office:value-type="float" office:value="223.671371">
            <text:p>223.671371</text:p>
          </table:table-cell>
          <table:table-cell office:value-type="float" office:value="-0.039859">
            <text:p>-0.039859</text:p>
          </table:table-cell>
          <table:table-cell office:value-type="float" office:value="-0.430956">
            <text:p>-0.430956</text:p>
          </table:table-cell>
          <table:table-cell table:formula="of:=[.I47]-[.$I$2]" office:value-type="float" office:value="-0.411802">
            <text:p>-0.411802</text:p>
          </table:table-cell>
          <table:table-cell table:formula="of:=AVERAGE([.J43:.J47])" office:value-type="float" office:value="-0.2920924">
            <text:p>-0.2920924</text:p>
          </table:table-cell>
          <table:table-cell table:formula="of:=AVERAGE([.J39:.J47])" office:value-type="float" office:value="-0.359662">
            <text:p>-0.359662</text:p>
          </table:table-cell>
          <table:table-cell office:value-type="float" office:value="1064.621216">
            <text:p>1064.621216</text:p>
          </table:table-cell>
          <table:table-cell office:value-type="float" office:value="0.058366">
            <text:p>0.058366</text:p>
          </table:table-cell>
          <table:table-cell office:value-type="float" office:value="0.205842">
            <text:p>0.205842</text:p>
          </table:table-cell>
          <table:table-cell table:formula="of:=[.O47]-0.021583" office:value-type="float" office:value="0.184259">
            <text:p>0.184259</text:p>
          </table:table-cell>
          <table:table-cell office:value-type="float" office:value="223.671371">
            <text:p>223.671371</text:p>
          </table:table-cell>
          <table:table-cell office:value-type="float" office:value="908">
            <text:p>908</text:p>
          </table:table-cell>
          <table:table-cell office:value-type="float" office:value="-5">
            <text:p>-5</text:p>
          </table:table-cell>
          <table:table-cell office:value-type="float" office:value="3306">
            <text:p>3306</text:p>
          </table:table-cell>
          <table:table-cell office:value-type="float" office:value="520">
            <text:p>520</text:p>
          </table:table-cell>
          <table:table-cell office:value-type="float" office:value="2454.797119">
            <text:p>2454.797119</text:p>
          </table:table-cell>
          <table:table-cell office:value-type="float" office:value="-0.018222">
            <text:p>-0.018222</text:p>
          </table:table-cell>
          <table:table-cell office:value-type="float" office:value="0.253174">
            <text:p>0.253174</text:p>
          </table:table-cell>
          <table:table-cell office:value-type="float" office:value="1489.363037">
            <text:p>1489.363037</text:p>
          </table:table-cell>
        </table:table-row>
        <table:table-row table:style-name="ro1">
          <table:table-cell office:value-type="float" office:value="12336">
            <text:p>12336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5.423141">
            <text:p>205.423141</text:p>
          </table:table-cell>
          <table:table-cell office:value-type="float" office:value="0.005">
            <text:p>0.005</text:p>
          </table:table-cell>
          <table:table-cell office:value-type="float" office:value="0.012909">
            <text:p>0.012909</text:p>
          </table:table-cell>
          <table:table-cell office:value-type="float" office:value="158.172852">
            <text:p>158.172852</text:p>
          </table:table-cell>
          <table:table-cell office:value-type="float" office:value="0.084593">
            <text:p>0.084593</text:p>
          </table:table-cell>
          <table:table-cell office:value-type="float" office:value="-0.555455">
            <text:p>-0.555455</text:p>
          </table:table-cell>
          <table:table-cell table:formula="of:=[.I48]-[.$I$2]" office:value-type="float" office:value="-0.536301">
            <text:p>-0.536301</text:p>
          </table:table-cell>
          <table:table-cell table:formula="of:=AVERAGE([.J44:.J48])" office:value-type="float" office:value="-0.2595312">
            <text:p>-0.2595312</text:p>
          </table:table-cell>
          <table:table-cell table:formula="of:=AVERAGE([.J40:.J48])" office:value-type="float" office:value="-0.346893">
            <text:p>-0.346893</text:p>
          </table:table-cell>
          <table:table-cell office:value-type="float" office:value="100">
            <text:p>100</text:p>
          </table:table-cell>
          <table:table-cell office:value-type="float" office:value="0.077821">
            <text:p>0.077821</text:p>
          </table:table-cell>
          <table:table-cell office:value-type="float" office:value="0.069946">
            <text:p>0.069946</text:p>
          </table:table-cell>
          <table:table-cell table:formula="of:=[.O48]-0.021583" office:value-type="float" office:value="0.048363">
            <text:p>0.048363</text:p>
          </table:table-cell>
          <table:table-cell office:value-type="float" office:value="158.172852">
            <text:p>158.172852</text:p>
          </table:table-cell>
          <table:table-cell office:value-type="float" office:value="935">
            <text:p>935</text:p>
          </table:table-cell>
          <table:table-cell office:value-type="float" office:value="-5">
            <text:p>-5</text:p>
          </table:table-cell>
          <table:table-cell office:value-type="float" office:value="3278">
            <text:p>3278</text:p>
          </table:table-cell>
          <table:table-cell office:value-type="float" office:value="513">
            <text:p>513</text:p>
          </table:table-cell>
          <table:table-cell office:value-type="float" office:value="2399.577637">
            <text:p>2399.577637</text:p>
          </table:table-cell>
          <table:table-cell office:value-type="float" office:value="-0.013222">
            <text:p>-0.013222</text:p>
          </table:table-cell>
          <table:table-cell office:value-type="float" office:value="0.266082">
            <text:p>0.266082</text:p>
          </table:table-cell>
          <table:table-cell office:value-type="float" office:value="2112.377686">
            <text:p>2112.377686</text:p>
          </table:table-cell>
        </table:table-row>
        <table:table-row table:style-name="ro1">
          <table:table-cell office:value-type="float" office:value="12593">
            <text:p>1259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4.945793">
            <text:p>44.945793</text:p>
          </table:table-cell>
          <table:table-cell office:value-type="float" office:value="-0.002547">
            <text:p>-0.002547</text:p>
          </table:table-cell>
          <table:table-cell office:value-type="float" office:value="0.002842">
            <text:p>0.002842</text:p>
          </table:table-cell>
          <table:table-cell office:value-type="float" office:value="211.573059">
            <text:p>211.573059</text:p>
          </table:table-cell>
          <table:table-cell office:value-type="float" office:value="0.005047">
            <text:p>0.005047</text:p>
          </table:table-cell>
          <table:table-cell office:value-type="float" office:value="0.095768">
            <text:p>0.095768</text:p>
          </table:table-cell>
          <table:table-cell table:formula="of:=[.I49]-[.$I$2]" office:value-type="float" office:value="0.114922">
            <text:p>0.114922</text:p>
          </table:table-cell>
          <table:table-cell table:formula="of:=AVERAGE([.J45:.J49])" office:value-type="float" office:value="-0.212126">
            <text:p>-0.212126</text:p>
          </table:table-cell>
          <table:table-cell table:formula="of:=AVERAGE([.J41:.J49])" office:value-type="float" office:value="-0.252455">
            <text:p>-0.252455</text:p>
          </table:table-cell>
          <table:table-cell office:value-type="float" office:value="100">
            <text:p>100</text:p>
          </table:table-cell>
          <table:table-cell office:value-type="float" office:value="0.032425">
            <text:p>0.032425</text:p>
          </table:table-cell>
          <table:table-cell office:value-type="float" office:value="0.058888">
            <text:p>0.058888</text:p>
          </table:table-cell>
          <table:table-cell table:formula="of:=[.O49]-0.021583" office:value-type="float" office:value="0.037305">
            <text:p>0.037305</text:p>
          </table:table-cell>
          <table:table-cell office:value-type="float" office:value="211.573074">
            <text:p>211.573074</text:p>
          </table:table-cell>
          <table:table-cell office:value-type="float" office:value="962">
            <text:p>962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387.75708">
            <text:p>2387.75708</text:p>
          </table:table-cell>
          <table:table-cell office:value-type="float" office:value="-0.015769">
            <text:p>-0.015769</text:p>
          </table:table-cell>
          <table:table-cell office:value-type="float" office:value="0.268924">
            <text:p>0.268924</text:p>
          </table:table-cell>
          <table:table-cell office:value-type="float" office:value="1805.349121">
            <text:p>1805.349121</text:p>
          </table:table-cell>
        </table:table-row>
        <table:table-row table:style-name="ro1">
          <table:table-cell office:value-type="float" office:value="12850">
            <text:p>12850</text:p>
          </table:table-cell>
          <table:table-cell office:value-type="float" office:value="25">
            <text:p>25</text:p>
          </table:table-cell>
          <table:table-cell office:value-type="float" office:value="-20">
            <text:p>-20</text:p>
          </table:table-cell>
          <table:table-cell office:value-type="float" office:value="179.067413">
            <text:p>179.067413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0.857949">
            <text:p>0.857949</text:p>
          </table:table-cell>
          <table:table-cell office:value-type="float" office:value="-1.151611">
            <text:p>-1.151611</text:p>
          </table:table-cell>
          <table:table-cell table:formula="of:=[.I50]-[.$I$2]" office:value-type="float" office:value="-1.132457">
            <text:p>-1.132457</text:p>
          </table:table-cell>
          <table:table-cell table:formula="of:=AVERAGE([.J46:.J50])" office:value-type="float" office:value="-0.3270476">
            <text:p>-0.3270476</text:p>
          </table:table-cell>
          <table:table-cell table:formula="of:=AVERAGE([.J42:.J50])" office:value-type="float" office:value="-0.357001777777778">
            <text:p>-0.3570017778</text:p>
          </table:table-cell>
          <table:table-cell office:value-type="float" office:value="1631.574097">
            <text:p>1631.574097</text:p>
          </table:table-cell>
          <table:table-cell office:value-type="float" office:value="0.068511">
            <text:p>0.068511</text:p>
          </table:table-cell>
          <table:table-cell office:value-type="float" office:value="0.037172">
            <text:p>0.037172</text:p>
          </table:table-cell>
          <table:table-cell table:formula="of:=[.O50]-0.021583" office:value-type="float" office:value="0.015589">
            <text:p>0.015589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-5">
            <text:p>-5</text:p>
          </table:table-cell>
          <table:table-cell office:value-type="float" office:value="3273">
            <text:p>3273</text:p>
          </table:table-cell>
          <table:table-cell office:value-type="float" office:value="512">
            <text:p>512</text:p>
          </table:table-cell>
          <table:table-cell office:value-type="float" office:value="2343.733154">
            <text:p>2343.733154</text:p>
          </table:table-cell>
          <table:table-cell office:value-type="float" office:value="-0.015769">
            <text:p>-0.015769</text:p>
          </table:table-cell>
          <table:table-cell office:value-type="float" office:value="0.27567">
            <text:p>0.27567</text:p>
          </table:table-cell>
          <table:table-cell office:value-type="float" office:value="1848.124146">
            <text:p>1848.124146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float" office:value="26">
            <text:p>26</text:p>
          </table:table-cell>
          <table:table-cell office:value-type="float" office:value="-67">
            <text:p>-67</text:p>
          </table:table-cell>
          <table:table-cell office:value-type="float" office:value="358.48938">
            <text:p>358.48938</text:p>
          </table:table-cell>
          <table:table-cell office:value-type="float" office:value="0.002549">
            <text:p>0.002549</text:p>
          </table:table-cell>
          <table:table-cell office:value-type="float" office:value="0.00452">
            <text:p>0.00452</text:p>
          </table:table-cell>
          <table:table-cell office:value-type="float" office:value="77.312752">
            <text:p>77.312752</text:p>
          </table:table-cell>
          <table:table-cell office:value-type="float" office:value="-0.285983">
            <text:p>-0.285983</text:p>
          </table:table-cell>
          <table:table-cell office:value-type="float" office:value="-0.533907">
            <text:p>-0.533907</text:p>
          </table:table-cell>
          <table:table-cell table:formula="of:=[.I51]-[.$I$2]" office:value-type="float" office:value="-0.514753">
            <text:p>-0.514753</text:p>
          </table:table-cell>
          <table:table-cell table:formula="of:=AVERAGE([.J47:.J51])" office:value-type="float" office:value="-0.4960782">
            <text:p>-0.4960782</text:p>
          </table:table-cell>
          <table:table-cell table:formula="of:=AVERAGE([.J43:.J51])" office:value-type="float" office:value="-0.392116777777778">
            <text:p>-0.3921167778</text:p>
          </table:table-cell>
          <table:table-cell office:value-type="float" office:value="4844.038574">
            <text:p>4844.038574</text:p>
          </table:table-cell>
          <table:table-cell office:value-type="float" office:value="-0.01297">
            <text:p>-0.01297</text:p>
          </table:table-cell>
          <table:table-cell office:value-type="float" office:value="0.005729">
            <text:p>0.005729</text:p>
          </table:table-cell>
          <table:table-cell table:formula="of:=[.O51]-0.021583" office:value-type="float" office:value="-0.015854">
            <text:p>-0.015854</text:p>
          </table:table-cell>
          <table:table-cell office:value-type="float" office:value="77.312752">
            <text:p>77.312752</text:p>
          </table:table-cell>
          <table:table-cell office:value-type="float" office:value="1013">
            <text:p>1013</text:p>
          </table:table-cell>
          <table:table-cell office:value-type="float" office:value="-5">
            <text:p>-5</text:p>
          </table:table-cell>
          <table:table-cell office:value-type="float" office:value="3208">
            <text:p>3208</text:p>
          </table:table-cell>
          <table:table-cell office:value-type="float" office:value="494">
            <text:p>494</text:p>
          </table:table-cell>
          <table:table-cell office:value-type="float" office:value="2251.005615">
            <text:p>2251.005615</text:p>
          </table:table-cell>
          <table:table-cell office:value-type="float" office:value="-0.01322">
            <text:p>-0.01322</text:p>
          </table:table-cell>
          <table:table-cell office:value-type="float" office:value="0.280189">
            <text:p>0.280189</text:p>
          </table:table-cell>
          <table:table-cell office:value-type="float" office:value="2219.365723">
            <text:p>2219.365723</text:p>
          </table:table-cell>
        </table:table-row>
        <table:table-row table:style-name="ro1">
          <table:table-cell office:value-type="float" office:value="13364">
            <text:p>13364</text:p>
          </table:table-cell>
          <table:table-cell office:value-type="float" office:value="27">
            <text:p>27</text:p>
          </table:table-cell>
          <table:table-cell office:value-type="float" office:value="-44">
            <text:p>-44</text:p>
          </table:table-cell>
          <table:table-cell office:value-type="float" office:value="264.577271">
            <text:p>264.577271</text:p>
          </table:table-cell>
          <table:table-cell office:value-type="float" office:value="-0.002547">
            <text:p>-0.002547</text:p>
          </table:table-cell>
          <table:table-cell office:value-type="float" office:value="0.005787">
            <text:p>0.005787</text:p>
          </table:table-cell>
          <table:table-cell office:value-type="float" office:value="327.178894">
            <text:p>327.178894</text:p>
          </table:table-cell>
          <table:table-cell office:value-type="float" office:value="0.797388">
            <text:p>0.797388</text:p>
          </table:table-cell>
          <table:table-cell office:value-type="float" office:value="-0.548272">
            <text:p>-0.548272</text:p>
          </table:table-cell>
          <table:table-cell table:formula="of:=[.I52]-[.$I$2]" office:value-type="float" office:value="-0.529118">
            <text:p>-0.529118</text:p>
          </table:table-cell>
          <table:table-cell table:formula="of:=AVERAGE([.J48:.J52])" office:value-type="float" office:value="-0.5195414">
            <text:p>-0.5195414</text:p>
          </table:table-cell>
          <table:table-cell table:formula="of:=AVERAGE([.J44:.J52])" office:value-type="float" office:value="-0.373229111111111">
            <text:p>-0.3732291111</text:p>
          </table:table-cell>
          <table:table-cell office:value-type="float" office:value="2177.138428">
            <text:p>2177.138428</text:p>
          </table:table-cell>
          <table:table-cell office:value-type="float" office:value="-0.077821">
            <text:p>-0.077821</text:p>
          </table:table-cell>
          <table:table-cell office:value-type="float" office:value="0.010658">
            <text:p>0.010658</text:p>
          </table:table-cell>
          <table:table-cell table:formula="of:=[.O52]-0.021583" office:value-type="float" office:value="-0.010925">
            <text:p>-0.010925</text:p>
          </table:table-cell>
          <table:table-cell office:value-type="float" office:value="327.178894">
            <text:p>327.178894</text:p>
          </table:table-cell>
          <table:table-cell office:value-type="float" office:value="1040">
            <text:p>104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80.090332">
            <text:p>2180.090332</text:p>
          </table:table-cell>
          <table:table-cell office:value-type="float" office:value="-0.015768">
            <text:p>-0.015768</text:p>
          </table:table-cell>
          <table:table-cell office:value-type="float" office:value="0.285976">
            <text:p>0.285976</text:p>
          </table:table-cell>
          <table:table-cell office:value-type="float" office:value="1913.693481">
            <text:p>1913.693481</text:p>
          </table:table-cell>
        </table:table-row>
        <table:table-row table:style-name="ro1">
          <table:table-cell office:value-type="float" office:value="13621">
            <text:p>1362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9.638268">
            <text:p>69.638268</text:p>
          </table:table-cell>
          <table:table-cell office:value-type="float" office:value="0">
            <text:p>0</text:p>
          </table:table-cell>
          <table:table-cell office:value-type="float" office:value="0.004828">
            <text:p>0.004828</text:p>
          </table:table-cell>
          <table:table-cell office:value-type="string">
            <text:p>Infinity</text:p>
          </table:table-cell>
          <table:table-cell office:value-type="float" office:value="-0.267478">
            <text:p>-0.267478</text:p>
          </table:table-cell>
          <table:table-cell office:value-type="float" office:value="-0.064643">
            <text:p>-0.064643</text:p>
          </table:table-cell>
          <table:table-cell table:formula="of:=[.I53]-[.$I$2]" office:value-type="float" office:value="-0.045489">
            <text:p>-0.045489</text:p>
          </table:table-cell>
          <table:table-cell table:formula="of:=AVERAGE([.J49:.J53])" office:value-type="float" office:value="-0.421379">
            <text:p>-0.421379</text:p>
          </table:table-cell>
          <table:table-cell table:formula="of:=AVERAGE([.J45:.J53])" office:value-type="float" office:value="-0.364716333333333">
            <text:p>-0.3647163333</text:p>
          </table:table-cell>
          <table:table-cell office:value-type="float" office:value="2701.314453">
            <text:p>2701.314453</text:p>
          </table:table-cell>
          <table:table-cell office:value-type="float" office:value="-0.02285">
            <text:p>-0.02285</text:p>
          </table:table-cell>
          <table:table-cell office:value-type="float" office:value="0.020384">
            <text:p>0.020384</text:p>
          </table:table-cell>
          <table:table-cell table:formula="of:=[.O53]-0.021583" office:value-type="float" office:value="-0.001199">
            <text:p>-0.001199</text:p>
          </table:table-cell>
          <table:table-cell office:value-type="float" office:value="100">
            <text:p>100</text:p>
          </table:table-cell>
          <table:table-cell office:value-type="float" office:value="1065">
            <text:p>1065</text:p>
          </table:table-cell>
          <table:table-cell office:value-type="float" office:value="-5">
            <text:p>-5</text:p>
          </table:table-cell>
          <table:table-cell office:value-type="float" office:value="3172">
            <text:p>3172</text:p>
          </table:table-cell>
          <table:table-cell office:value-type="float" office:value="484">
            <text:p>484</text:p>
          </table:table-cell>
          <table:table-cell office:value-type="float" office:value="2163.000244">
            <text:p>2163.000244</text:p>
          </table:table-cell>
          <table:table-cell office:value-type="float" office:value="-0.015768">
            <text:p>-0.015768</text:p>
          </table:table-cell>
          <table:table-cell office:value-type="float" office:value="0.290804">
            <text:p>0.290804</text:p>
          </table:table-cell>
          <table:table-cell office:value-type="float" office:value="1944.312256">
            <text:p>1944.312256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127.831818">
            <text:p>127.831818</text:p>
          </table:table-cell>
          <table:table-cell office:value-type="float" office:value="-0.01">
            <text:p>-0.01</text:p>
          </table:table-cell>
          <table:table-cell office:value-type="float" office:value="-0.011744">
            <text:p>-0.011744</text:p>
          </table:table-cell>
          <table:table-cell office:value-type="float" office:value="17.444668">
            <text:p>17.444668</text:p>
          </table:table-cell>
          <table:table-cell office:value-type="float" office:value="0.726733">
            <text:p>0.726733</text:p>
          </table:table-cell>
          <table:table-cell office:value-type="float" office:value="0.019154">
            <text:p>0.019154</text:p>
          </table:table-cell>
          <table:table-cell table:formula="of:=[.I54]-[.$I$2]" office:value-type="float" office:value="0.038308">
            <text:p>0.038308</text:p>
          </table:table-cell>
          <table:table-cell table:formula="of:=AVERAGE([.J50:.J54])" office:value-type="float" office:value="-0.4367018">
            <text:p>-0.4367018</text:p>
          </table:table-cell>
          <table:table-cell table:formula="of:=AVERAGE([.J46:.J54])" office:value-type="float" office:value="-0.298476666666667">
            <text:p>-0.2984766667</text:p>
          </table:table-cell>
          <table:table-cell office:value-type="float" office:value="100">
            <text:p>100</text:p>
          </table:table-cell>
          <table:table-cell office:value-type="float" office:value="-0.038911">
            <text:p>-0.038911</text:p>
          </table:table-cell>
          <table:table-cell office:value-type="float" office:value="0.002665">
            <text:p>0.002665</text:p>
          </table:table-cell>
          <table:table-cell table:formula="of:=[.O54]-0.021583" office:value-type="float" office:value="-0.018918">
            <text:p>-0.018918</text:p>
          </table:table-cell>
          <table:table-cell office:value-type="float" office:value="17.444674">
            <text:p>17.444674</text:p>
          </table:table-cell>
          <table:table-cell office:value-type="float" office:value="1090">
            <text:p>109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31.383057">
            <text:p>2131.383057</text:p>
          </table:table-cell>
          <table:table-cell office:value-type="float" office:value="-0.025768">
            <text:p>-0.025768</text:p>
          </table:table-cell>
          <table:table-cell office:value-type="float" office:value="0.279059">
            <text:p>0.279059</text:p>
          </table:table-cell>
          <table:table-cell office:value-type="float" office:value="1182.985474">
            <text:p>1182.985474</text:p>
          </table:table-cell>
        </table:table-row>
        <table:table-row table:style-name="ro1">
          <table:table-cell office:value-type="float" office:value="14135">
            <text:p>14135</text:p>
          </table:table-cell>
          <table:table-cell office:value-type="float" office:value="19">
            <text:p>19</text:p>
          </table:table-cell>
          <table:table-cell office:value-type="float" office:value="-24">
            <text:p>-24</text:p>
          </table:table-cell>
          <table:table-cell office:value-type="float" office:value="227.340118">
            <text:p>227.340118</text:p>
          </table:table-cell>
          <table:table-cell office:value-type="float" office:value="-0.028243">
            <text:p>-0.028243</text:p>
          </table:table-cell>
          <table:table-cell office:value-type="float" office:value="-0.042629">
            <text:p>-0.042629</text:p>
          </table:table-cell>
          <table:table-cell office:value-type="float" office:value="50.936424">
            <text:p>50.936424</text:p>
          </table:table-cell>
          <table:table-cell office:value-type="float" office:value="-0.233833">
            <text:p>-0.233833</text:p>
          </table:table-cell>
          <table:table-cell office:value-type="float" office:value="-0.071826">
            <text:p>-0.071826</text:p>
          </table:table-cell>
          <table:table-cell table:formula="of:=[.I55]-[.$I$2]" office:value-type="float" office:value="-0.052672">
            <text:p>-0.052672</text:p>
          </table:table-cell>
          <table:table-cell table:formula="of:=AVERAGE([.J51:.J55])" office:value-type="float" office:value="-0.2207448">
            <text:p>-0.2207448</text:p>
          </table:table-cell>
          <table:table-cell table:formula="of:=AVERAGE([.J47:.J55])" office:value-type="float" office:value="-0.341040222222222">
            <text:p>-0.3410402222</text:p>
          </table:table-cell>
          <table:table-cell office:value-type="float" office:value="187.277863">
            <text:p>187.277863</text:p>
          </table:table-cell>
          <table:table-cell office:value-type="float" office:value="-0.038911">
            <text:p>-0.038911</text:p>
          </table:table-cell>
          <table:table-cell office:value-type="float" office:value="0.013057">
            <text:p>0.013057</text:p>
          </table:table-cell>
          <table:table-cell table:formula="of:=[.O55]-0.021583" office:value-type="float" office:value="-0.008526">
            <text:p>-0.008526</text:p>
          </table:table-cell>
          <table:table-cell office:value-type="float" office:value="50.936405">
            <text:p>50.936405</text:p>
          </table:table-cell>
          <table:table-cell office:value-type="float" office:value="1109">
            <text:p>1109</text:p>
          </table:table-cell>
          <table:table-cell office:value-type="float" office:value="-5">
            <text:p>-5</text:p>
          </table:table-cell>
          <table:table-cell office:value-type="float" office:value="3142">
            <text:p>3142</text:p>
          </table:table-cell>
          <table:table-cell office:value-type="float" office:value="475">
            <text:p>475</text:p>
          </table:table-cell>
          <table:table-cell office:value-type="float" office:value="2088.896484">
            <text:p>2088.896484</text:p>
          </table:table-cell>
          <table:table-cell office:value-type="float" office:value="-0.054011">
            <text:p>-0.054011</text:p>
          </table:table-cell>
          <table:table-cell office:value-type="float" office:value="0.23643">
            <text:p>0.23643</text:p>
          </table:table-cell>
          <table:table-cell office:value-type="float" office:value="537.745605">
            <text:p>537.745605</text:p>
          </table:table-cell>
        </table:table-row>
        <table:table-row table:style-name="ro1">
          <table:table-cell office:value-type="float" office:value="14392">
            <text:p>14392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166.416748">
            <text:p>166.416748</text:p>
          </table:table-cell>
          <table:table-cell office:value-type="float" office:value="-0.049138">
            <text:p>-0.049138</text:p>
          </table:table-cell>
          <table:table-cell office:value-type="float" office:value="-0.04506">
            <text:p>-0.04506</text:p>
          </table:table-cell>
          <table:table-cell office:value-type="float" office:value="8.298126">
            <text:p>8.298126</text:p>
          </table:table-cell>
          <table:table-cell office:value-type="float" office:value="0.837762">
            <text:p>0.837762</text:p>
          </table:table-cell>
          <table:table-cell office:value-type="float" office:value="-0.514753">
            <text:p>-0.514753</text:p>
          </table:table-cell>
          <table:table-cell table:formula="of:=[.I56]-[.$I$2]" office:value-type="float" office:value="-0.495599">
            <text:p>-0.495599</text:p>
          </table:table-cell>
          <table:table-cell table:formula="of:=AVERAGE([.J52:.J56])" office:value-type="float" office:value="-0.216914">
            <text:p>-0.216914</text:p>
          </table:table-cell>
          <table:table-cell table:formula="of:=AVERAGE([.J48:.J56])" office:value-type="float" office:value="-0.350351">
            <text:p>-0.350351</text:p>
          </table:table-cell>
          <table:table-cell office:value-type="float" office:value="455.802979">
            <text:p>455.802979</text:p>
          </table:table-cell>
          <table:table-cell office:value-type="float" office:value="-0.009787">
            <text:p>-0.009787</text:p>
          </table:table-cell>
          <table:table-cell office:value-type="float" office:value="0.005862">
            <text:p>0.005862</text:p>
          </table:table-cell>
          <table:table-cell table:formula="of:=[.O56]-0.021583" office:value-type="float" office:value="-0.015721">
            <text:p>-0.015721</text:p>
          </table:table-cell>
          <table:table-cell office:value-type="float" office:value="8.298132">
            <text:p>8.298132</text:p>
          </table:table-cell>
          <table:table-cell office:value-type="float" office:value="1124">
            <text:p>1124</text:p>
          </table:table-cell>
          <table:table-cell office:value-type="float" office:value="-6">
            <text:p>-6</text:p>
          </table:table-cell>
          <table:table-cell office:value-type="float" office:value="3132">
            <text:p>3132</text:p>
          </table:table-cell>
          <table:table-cell office:value-type="float" office:value="473">
            <text:p>473</text:p>
          </table:table-cell>
          <table:table-cell office:value-type="float" office:value="2064.341309">
            <text:p>2064.341309</text:p>
          </table:table-cell>
          <table:table-cell office:value-type="float" office:value="-0.103149">
            <text:p>-0.103149</text:p>
          </table:table-cell>
          <table:table-cell office:value-type="float" office:value="0.19137">
            <text:p>0.19137</text:p>
          </table:table-cell>
          <table:table-cell office:value-type="float" office:value="285.527863">
            <text:p>285.527863</text:p>
          </table:table-cell>
        </table:table-row>
        <table:table-row table:style-name="ro1">
          <table:table-cell office:value-type="float" office:value="14649">
            <text:p>14649</text:p>
          </table:table-cell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office:value-type="float" office:value="198.39502">
            <text:p>198.39502</text:p>
          </table:table-cell>
          <table:table-cell office:value-type="float" office:value="-0.035">
            <text:p>-0.035</text:p>
          </table:table-cell>
          <table:table-cell office:value-type="float" office:value="-0.030953">
            <text:p>-0.030953</text:p>
          </table:table-cell>
          <table:table-cell office:value-type="float" office:value="11.561864">
            <text:p>11.561864</text:p>
          </table:table-cell>
          <table:table-cell office:value-type="float" office:value="-0.285983">
            <text:p>-0.285983</text:p>
          </table:table-cell>
          <table:table-cell office:value-type="float" office:value="0.651223">
            <text:p>0.651223</text:p>
          </table:table-cell>
          <table:table-cell table:formula="of:=[.I57]-[.$I$2]" office:value-type="float" office:value="0.670377">
            <text:p>0.670377</text:p>
          </table:table-cell>
          <table:table-cell table:formula="of:=AVERAGE([.J53:.J57])" office:value-type="float" office:value="0.022985">
            <text:p>0.022985</text:p>
          </table:table-cell>
          <table:table-cell table:formula="of:=AVERAGE([.J49:.J57])" office:value-type="float" office:value="-0.216275666666667">
            <text:p>-0.2162756667</text:p>
          </table:table-cell>
          <table:table-cell office:value-type="float" office:value="358.286621">
            <text:p>358.286621</text:p>
          </table:table-cell>
          <table:table-cell office:value-type="float" office:value="-0.01297">
            <text:p>-0.01297</text:p>
          </table:table-cell>
          <table:table-cell office:value-type="float" office:value="0.021983">
            <text:p>0.021983</text:p>
          </table:table-cell>
          <table:table-cell table:formula="of:=[.O57]-0.021583" office:value-type="float" office:value="0.000400000000000001">
            <text:p>0.0004</text:p>
          </table:table-cell>
          <table:table-cell office:value-type="float" office:value="11.561859">
            <text:p>11.561859</text:p>
          </table:table-cell>
          <table:table-cell office:value-type="float" office:value="1142">
            <text:p>1142</text:p>
          </table:table-cell>
          <table:table-cell office:value-type="float" office:value="-8">
            <text:p>-8</text:p>
          </table:table-cell>
          <table:table-cell office:value-type="float" office:value="3115">
            <text:p>3115</text:p>
          </table:table-cell>
          <table:table-cell office:value-type="float" office:value="470">
            <text:p>470</text:p>
          </table:table-cell>
          <table:table-cell office:value-type="float" office:value="2030.077148">
            <text:p>2030.077148</text:p>
          </table:table-cell>
          <table:table-cell office:value-type="float" office:value="-0.138149">
            <text:p>-0.138149</text:p>
          </table:table-cell>
          <table:table-cell office:value-type="float" office:value="0.160416">
            <text:p>0.160416</text:p>
          </table:table-cell>
          <table:table-cell office:value-type="float" office:value="216.118576">
            <text:p>216.118576</text:p>
          </table:table-cell>
        </table:table-row>
        <table:table-row table:style-name="ro1">
          <table:table-cell office:value-type="float" office:value="14906">
            <text:p>14906</text:p>
          </table:table-cell>
          <table:table-cell office:value-type="float" office:value="21">
            <text:p>21</text:p>
          </table:table-cell>
          <table:table-cell office:value-type="float" office:value="-32">
            <text:p>-32</text:p>
          </table:table-cell>
          <table:table-cell office:value-type="float" office:value="253.616638">
            <text:p>253.616638</text:p>
          </table:table-cell>
          <table:table-cell office:value-type="float" office:value="-0.035">
            <text:p>-0.035</text:p>
          </table:table-cell>
          <table:table-cell office:value-type="float" office:value="-0.039582">
            <text:p>-0.039582</text:p>
          </table:table-cell>
          <table:table-cell office:value-type="float" office:value="13.091246">
            <text:p>13.091246</text:p>
          </table:table-cell>
          <table:table-cell office:value-type="float" office:value="0.751967">
            <text:p>0.751967</text:p>
          </table:table-cell>
          <table:table-cell office:value-type="float" office:value="0.131681">
            <text:p>0.131681</text:p>
          </table:table-cell>
          <table:table-cell table:formula="of:=[.I58]-[.$I$2]" office:value-type="float" office:value="0.150835">
            <text:p>0.150835</text:p>
          </table:table-cell>
          <table:table-cell table:formula="of:=AVERAGE([.J54:.J58])" office:value-type="float" office:value="0.0622498">
            <text:p>0.0622498</text:p>
          </table:table-cell>
          <table:table-cell table:formula="of:=AVERAGE([.J50:.J58])" office:value-type="float" office:value="-0.212285333333333">
            <text:p>-0.2122853333</text:p>
          </table:table-cell>
          <table:table-cell office:value-type="float" office:value="584.946106">
            <text:p>584.946106</text:p>
          </table:table-cell>
          <table:table-cell office:value-type="float" office:value="-0.009793">
            <text:p>-0.009793</text:p>
          </table:table-cell>
          <table:table-cell office:value-type="float" office:value="0.003997">
            <text:p>0.003997</text:p>
          </table:table-cell>
          <table:table-cell table:formula="of:=[.O58]-0.021583" office:value-type="float" office:value="-0.017586">
            <text:p>-0.017586</text:p>
          </table:table-cell>
          <table:table-cell office:value-type="float" office:value="13.091252">
            <text:p>13.091252</text:p>
          </table:table-cell>
          <table:table-cell office:value-type="float" office:value="1163">
            <text:p>1163</text:p>
          </table:table-cell>
          <table:table-cell office:value-type="float" office:value="-11">
            <text:p>-11</text:p>
          </table:table-cell>
          <table:table-cell office:value-type="float" office:value="3083">
            <text:p>3083</text:p>
          </table:table-cell>
          <table:table-cell office:value-type="float" office:value="465">
            <text:p>465</text:p>
          </table:table-cell>
          <table:table-cell office:value-type="float" office:value="1978.12439">
            <text:p>1978.12439</text:p>
          </table:table-cell>
          <table:table-cell office:value-type="float" office:value="-0.173149">
            <text:p>-0.173149</text:p>
          </table:table-cell>
          <table:table-cell office:value-type="float" office:value="0.120834">
            <text:p>0.120834</text:p>
          </table:table-cell>
          <table:table-cell office:value-type="float" office:value="169.786484">
            <text:p>169.786484</text:p>
          </table:table-cell>
        </table:table-row>
        <table:table-row table:style-name="ro1">
          <table:table-cell office:value-type="float" office:value="15163">
            <text:p>15163</text:p>
          </table:table-cell>
          <table:table-cell office:value-type="float" office:value="22">
            <text:p>22</text:p>
          </table:table-cell>
          <table:table-cell office:value-type="float" office:value="-53">
            <text:p>-53</text:p>
          </table:table-cell>
          <table:table-cell office:value-type="float" office:value="341.514862">
            <text:p>341.514862</text:p>
          </table:table-cell>
          <table:table-cell office:value-type="float" office:value="-0.038372">
            <text:p>-0.038372</text:p>
          </table:table-cell>
          <table:table-cell office:value-type="float" office:value="-0.032391">
            <text:p>-0.032391</text:p>
          </table:table-cell>
          <table:table-cell office:value-type="float" office:value="15.585939">
            <text:p>15.585939</text:p>
          </table:table-cell>
          <table:table-cell office:value-type="float" office:value="-0.247291">
            <text:p>-0.247291</text:p>
          </table:table-cell>
          <table:table-cell office:value-type="float" office:value="-0.229843">
            <text:p>-0.229843</text:p>
          </table:table-cell>
          <table:table-cell table:formula="of:=[.I59]-[.$I$2]" office:value-type="float" office:value="-0.210689">
            <text:p>-0.210689</text:p>
          </table:table-cell>
          <table:table-cell table:formula="of:=AVERAGE([.J55:.J59])" office:value-type="float" office:value="0.0124504">
            <text:p>0.0124504</text:p>
          </table:table-cell>
          <table:table-cell table:formula="of:=AVERAGE([.J51:.J59])" office:value-type="float" office:value="-0.109866666666667">
            <text:p>-0.1098666667</text:p>
          </table:table-cell>
          <table:table-cell office:value-type="float" office:value="2187.376709">
            <text:p>2187.376709</text:p>
          </table:table-cell>
          <table:table-cell office:value-type="float" office:value="0">
            <text:p>0</text:p>
          </table:table-cell>
          <table:table-cell office:value-type="float" office:value="0.036372">
            <text:p>0.036372</text:p>
          </table:table-cell>
          <table:table-cell table:formula="of:=[.O59]-0.021583" office:value-type="float" office:value="0.014789">
            <text:p>0.014789</text:p>
          </table:table-cell>
          <table:table-cell office:value-type="float" office:value="15.585942">
            <text:p>15.585942</text:p>
          </table:table-cell>
          <table:table-cell office:value-type="float" office:value="1185">
            <text:p>1185</text:p>
          </table:table-cell>
          <table:table-cell office:value-type="float" office:value="-15">
            <text:p>-15</text:p>
          </table:table-cell>
          <table:table-cell office:value-type="float" office:value="3030">
            <text:p>3030</text:p>
          </table:table-cell>
          <table:table-cell office:value-type="float" office:value="459">
            <text:p>459</text:p>
          </table:table-cell>
          <table:table-cell office:value-type="float" office:value="1904.914917">
            <text:p>1904.914917</text:p>
          </table:table-cell>
          <table:table-cell office:value-type="float" office:value="-0.211521">
            <text:p>-0.211521</text:p>
          </table:table-cell>
          <table:table-cell office:value-type="float" office:value="0.088443">
            <text:p>0.088443</text:p>
          </table:table-cell>
          <table:table-cell office:value-type="float" office:value="141.812881">
            <text:p>141.812881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21">
            <text:p>21</text:p>
          </table:table-cell>
          <table:table-cell office:value-type="float" office:value="-36">
            <text:p>-36</text:p>
          </table:table-cell>
          <table:table-cell office:value-type="float" office:value="269.430115">
            <text:p>269.430115</text:p>
          </table:table-cell>
          <table:table-cell office:value-type="float" office:value="-0.025">
            <text:p>-0.025</text:p>
          </table:table-cell>
          <table:table-cell office:value-type="float" office:value="-0.026228">
            <text:p>-0.026228</text:p>
          </table:table-cell>
          <table:table-cell office:value-type="float" office:value="4.912674">
            <text:p>4.912674</text:p>
          </table:table-cell>
          <table:table-cell office:value-type="float" office:value="-0.024603">
            <text:p>-0.024603</text:p>
          </table:table-cell>
          <table:table-cell office:value-type="float" office:value="-0.526724">
            <text:p>-0.526724</text:p>
          </table:table-cell>
          <table:table-cell table:formula="of:=[.I60]-[.$I$2]" office:value-type="float" office:value="-0.50757">
            <text:p>-0.50757</text:p>
          </table:table-cell>
          <table:table-cell table:formula="of:=AVERAGE([.J56:.J60])" office:value-type="float" office:value="-0.0785292">
            <text:p>-0.0785292</text:p>
          </table:table-cell>
          <table:table-cell table:formula="of:=AVERAGE([.J52:.J60])" office:value-type="float" office:value="-0.109068555555556">
            <text:p>-0.1090685556</text:p>
          </table:table-cell>
          <table:table-cell office:value-type="float" office:value="1855.294067">
            <text:p>1855.294067</text:p>
          </table:table-cell>
          <table:table-cell office:value-type="float" office:value="0.014591">
            <text:p>0.014591</text:p>
          </table:table-cell>
          <table:table-cell office:value-type="float" office:value="0.018919">
            <text:p>0.018919</text:p>
          </table:table-cell>
          <table:table-cell table:formula="of:=[.O60]-0.021583" office:value-type="float" office:value="-0.002664">
            <text:p>-0.002664</text:p>
          </table:table-cell>
          <table:table-cell office:value-type="float" office:value="4.912678">
            <text:p>4.912678</text:p>
          </table:table-cell>
          <table:table-cell office:value-type="float" office:value="1206">
            <text:p>1206</text:p>
          </table:table-cell>
          <table:table-cell office:value-type="float" office:value="-19">
            <text:p>-19</text:p>
          </table:table-cell>
          <table:table-cell office:value-type="float" office:value="2995">
            <text:p>2995</text:p>
          </table:table-cell>
          <table:table-cell office:value-type="float" office:value="456">
            <text:p>456</text:p>
          </table:table-cell>
          <table:table-cell office:value-type="float" office:value="1850.985107">
            <text:p>1850.985107</text:p>
          </table:table-cell>
          <table:table-cell office:value-type="float" office:value="-0.236521">
            <text:p>-0.236521</text:p>
          </table:table-cell>
          <table:table-cell office:value-type="float" office:value="0.062215">
            <text:p>0.062215</text:p>
          </table:table-cell>
          <table:table-cell office:value-type="float" office:value="126.304153">
            <text:p>126.304153</text:p>
          </table:table-cell>
        </table:table-row>
        <table:table-row table:style-name="ro1">
          <table:table-cell office:value-type="float" office:value="15677">
            <text:p>15677</text:p>
          </table:table-cell>
          <table:table-cell office:value-type="float" office:value="20">
            <text:p>20</text:p>
          </table:table-cell>
          <table:table-cell office:value-type="float" office:value="-27">
            <text:p>-27</text:p>
          </table:table-cell>
          <table:table-cell office:value-type="float" office:value="233.623932">
            <text:p>233.623932</text:p>
          </table:table-cell>
          <table:table-cell office:value-type="float" office:value="-0.025">
            <text:p>-0.025</text:p>
          </table:table-cell>
          <table:table-cell office:value-type="float" office:value="-0.02342">
            <text:p>-0.02342</text:p>
          </table:table-cell>
          <table:table-cell office:value-type="float" office:value="6.318197">
            <text:p>6.318197</text:p>
          </table:table-cell>
          <table:table-cell office:value-type="float" office:value="-0.008176">
            <text:p>-0.008176</text:p>
          </table:table-cell>
          <table:table-cell office:value-type="float" office:value="0.021548">
            <text:p>0.021548</text:p>
          </table:table-cell>
          <table:table-cell table:formula="of:=[.I61]-[.$I$2]" office:value-type="float" office:value="0.040702">
            <text:p>0.040702</text:p>
          </table:table-cell>
          <table:table-cell table:formula="of:=AVERAGE([.J57:.J61])" office:value-type="float" office:value="0.028731">
            <text:p>0.028731</text:p>
          </table:table-cell>
          <table:table-cell table:formula="of:=AVERAGE([.J53:.J61])" office:value-type="float" office:value="-0.0457552222222222">
            <text:p>-0.0457552222</text:p>
          </table:table-cell>
          <table:table-cell office:value-type="float" office:value="985.553833">
            <text:p>985.553833</text:p>
          </table:table-cell>
          <table:table-cell office:value-type="float" office:value="0.005872">
            <text:p>0.005872</text:p>
          </table:table-cell>
          <table:table-cell office:value-type="float" office:value="0.030243">
            <text:p>0.030243</text:p>
          </table:table-cell>
          <table:table-cell table:formula="of:=[.O61]-0.021583" office:value-type="float" office:value="0.00866">
            <text:p>0.00866</text:p>
          </table:table-cell>
          <table:table-cell office:value-type="float" office:value="6.318186">
            <text:p>6.318186</text:p>
          </table:table-cell>
          <table:table-cell office:value-type="float" office:value="1225">
            <text:p>1225</text:p>
          </table:table-cell>
          <table:table-cell office:value-type="float" office:value="-24">
            <text:p>-24</text:p>
          </table:table-cell>
          <table:table-cell office:value-type="float" office:value="2968">
            <text:p>2968</text:p>
          </table:table-cell>
          <table:table-cell office:value-type="float" office:value="454">
            <text:p>454</text:p>
          </table:table-cell>
          <table:table-cell office:value-type="float" office:value="1807.355225">
            <text:p>1807.355225</text:p>
          </table:table-cell>
          <table:table-cell office:value-type="float" office:value="-0.261521">
            <text:p>-0.261521</text:p>
          </table:table-cell>
          <table:table-cell office:value-type="float" office:value="0.038794">
            <text:p>0.038794</text:p>
          </table:table-cell>
          <table:table-cell office:value-type="float" office:value="114.834145">
            <text:p>114.834145</text:p>
          </table:table-cell>
        </table:table-row>
        <table:table-row table:style-name="ro1">
          <table:table-cell office:value-type="float" office:value="15934">
            <text:p>15934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258.134827">
            <text:p>258.134827</text:p>
          </table:table-cell>
          <table:table-cell office:value-type="float" office:value="-0.028243">
            <text:p>-0.028243</text:p>
          </table:table-cell>
          <table:table-cell office:value-type="float" office:value="-0.037973">
            <text:p>-0.037973</text:p>
          </table:table-cell>
          <table:table-cell office:value-type="float" office:value="34.448578">
            <text:p>34.448578</text:p>
          </table:table-cell>
          <table:table-cell office:value-type="float" office:value="-0.006662">
            <text:p>-0.006662</text:p>
          </table:table-cell>
          <table:table-cell office:value-type="float" office:value="0.344765">
            <text:p>0.344765</text:p>
          </table:table-cell>
          <table:table-cell table:formula="of:=[.I62]-[.$I$2]" office:value-type="float" office:value="0.363919">
            <text:p>0.363919</text:p>
          </table:table-cell>
          <table:table-cell table:formula="of:=AVERAGE([.J58:.J62])" office:value-type="float" office:value="-0.0325606">
            <text:p>-0.0325606</text:p>
          </table:table-cell>
          <table:table-cell table:formula="of:=AVERAGE([.J54:.J62])" office:value-type="float" office:value="-0.000265444444444443">
            <text:p>-0.0002654444</text:p>
          </table:table-cell>
          <table:table-cell office:value-type="float" office:value="232.082779">
            <text:p>232.082779</text:p>
          </table:table-cell>
          <table:table-cell office:value-type="float" office:value="-0.007782">
            <text:p>-0.007782</text:p>
          </table:table-cell>
          <table:table-cell office:value-type="float" office:value="-0.005995">
            <text:p>-0.005995</text:p>
          </table:table-cell>
          <table:table-cell table:formula="of:=[.O62]-0.021583" office:value-type="float" office:value="-0.027578">
            <text:p>-0.027578</text:p>
          </table:table-cell>
          <table:table-cell office:value-type="float" office:value="34.44857">
            <text:p>34.44857</text:p>
          </table:table-cell>
          <table:table-cell office:value-type="float" office:value="1243">
            <text:p>1243</text:p>
          </table:table-cell>
          <table:table-cell office:value-type="float" office:value="-29">
            <text:p>-29</text:p>
          </table:table-cell>
          <table:table-cell office:value-type="float" office:value="2938">
            <text:p>2938</text:p>
          </table:table-cell>
          <table:table-cell office:value-type="float" office:value="453">
            <text:p>453</text:p>
          </table:table-cell>
          <table:table-cell office:value-type="float" office:value="1762.200073">
            <text:p>1762.200073</text:p>
          </table:table-cell>
          <table:table-cell office:value-type="float" office:value="-0.289764">
            <text:p>-0.289764</text:p>
          </table:table-cell>
          <table:table-cell office:value-type="float" office:value="0.000822">
            <text:p>0.000822</text:p>
          </table:table-cell>
          <table:table-cell office:value-type="float" office:value="100.283577">
            <text:p>100.283577</text:p>
          </table:table-cell>
        </table:table-row>
        <table:table-row table:style-name="ro1">
          <table:table-cell office:value-type="float" office:value="16191">
            <text:p>16191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129.255081">
            <text:p>129.255081</text:p>
          </table:table-cell>
          <table:table-cell office:value-type="float" office:value="-0.035">
            <text:p>-0.035</text:p>
          </table:table-cell>
          <table:table-cell office:value-type="float" office:value="-0.035165">
            <text:p>-0.035165</text:p>
          </table:table-cell>
          <table:table-cell office:value-type="float" office:value="0.471207">
            <text:p>0.471207</text:p>
          </table:table-cell>
          <table:table-cell office:value-type="float" office:value="0.022206">
            <text:p>0.022206</text:p>
          </table:table-cell>
          <table:table-cell office:value-type="float" office:value="-0.296881">
            <text:p>-0.296881</text:p>
          </table:table-cell>
          <table:table-cell table:formula="of:=[.I63]-[.$I$2]" office:value-type="float" office:value="-0.277727">
            <text:p>-0.277727</text:p>
          </table:table-cell>
          <table:table-cell table:formula="of:=AVERAGE([.J59:.J63])" office:value-type="float" office:value="-0.118273">
            <text:p>-0.118273</text:p>
          </table:table-cell>
          <table:table-cell table:formula="of:=AVERAGE([.J55:.J63])" office:value-type="float" office:value="-0.0353804444444444">
            <text:p>-0.0353804444</text:p>
          </table:table-cell>
          <table:table-cell office:value-type="float" office:value="2319.459717">
            <text:p>2319.459717</text:p>
          </table:table-cell>
          <table:table-cell office:value-type="float" office:value="-0.094866">
            <text:p>-0.094866</text:p>
          </table:table-cell>
          <table:table-cell office:value-type="float" office:value="-0.055158">
            <text:p>-0.055158</text:p>
          </table:table-cell>
          <table:table-cell table:formula="of:=[.O63]-0.021583" office:value-type="float" office:value="-0.076741">
            <text:p>-0.076741</text:p>
          </table:table-cell>
          <table:table-cell office:value-type="float" office:value="0.471205">
            <text:p>0.471205</text:p>
          </table:table-cell>
          <table:table-cell office:value-type="float" office:value="1262">
            <text:p>1262</text:p>
          </table:table-cell>
          <table:table-cell office:value-type="float" office:value="-35">
            <text:p>-35</text:p>
          </table:table-cell>
          <table:table-cell office:value-type="float" office:value="2932">
            <text:p>2932</text:p>
          </table:table-cell>
          <table:table-cell office:value-type="float" office:value="453">
            <text:p>453</text:p>
          </table:table-cell>
          <table:table-cell office:value-type="float" office:value="1739.84021">
            <text:p>1739.84021</text:p>
          </table:table-cell>
          <table:table-cell office:value-type="float" office:value="-0.324764">
            <text:p>-0.324764</text:p>
          </table:table-cell>
          <table:table-cell office:value-type="float" office:value="-0.034343">
            <text:p>-0.034343</text:p>
          </table:table-cell>
          <table:table-cell office:value-type="float" office:value="89.425186">
            <text:p>89.425186</text:p>
          </table:table-cell>
        </table:table-row>
        <table:table-row table:style-name="ro1">
          <table:table-cell office:value-type="float" office:value="16448">
            <text:p>16448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132.380127">
            <text:p>132.380127</text:p>
          </table:table-cell>
          <table:table-cell office:value-type="float" office:value="-0.03">
            <text:p>-0.03</text:p>
          </table:table-cell>
          <table:table-cell office:value-type="float" office:value="-0.030303">
            <text:p>-0.030303</text:p>
          </table:table-cell>
          <table:table-cell office:value-type="float" office:value="1.009268">
            <text:p>1.009268</text:p>
          </table:table-cell>
          <table:table-cell office:value-type="float" office:value="0.847855">
            <text:p>0.847855</text:p>
          </table:table-cell>
          <table:table-cell office:value-type="float" office:value="0.196325">
            <text:p>0.196325</text:p>
          </table:table-cell>
          <table:table-cell table:formula="of:=[.I64]-[.$I$2]" office:value-type="float" office:value="0.215479">
            <text:p>0.215479</text:p>
          </table:table-cell>
          <table:table-cell table:formula="of:=AVERAGE([.J60:.J64])" office:value-type="float" office:value="-0.0330394">
            <text:p>-0.0330394</text:p>
          </table:table-cell>
          <table:table-cell table:formula="of:=AVERAGE([.J56:.J64])" office:value-type="float" office:value="-0.00558588888888888">
            <text:p>-0.0055858889</text:p>
          </table:table-cell>
          <table:table-cell office:value-type="float" office:value="194.880875">
            <text:p>194.880875</text:p>
          </table:table-cell>
          <table:table-cell office:value-type="float" office:value="-0.009793">
            <text:p>-0.009793</text:p>
          </table:table-cell>
          <table:table-cell office:value-type="float" office:value="0.023182">
            <text:p>0.023182</text:p>
          </table:table-cell>
          <table:table-cell table:formula="of:=[.O64]-0.021583" office:value-type="float" office:value="0.001599">
            <text:p>0.001599</text:p>
          </table:table-cell>
          <table:table-cell office:value-type="float" office:value="1.009265">
            <text:p>1.009265</text:p>
          </table:table-cell>
          <table:table-cell office:value-type="float" office:value="1282">
            <text:p>1282</text:p>
          </table:table-cell>
          <table:table-cell office:value-type="float" office:value="-42">
            <text:p>-42</text:p>
          </table:table-cell>
          <table:table-cell office:value-type="float" office:value="2925">
            <text:p>2925</text:p>
          </table:table-cell>
          <table:table-cell office:value-type="float" office:value="453">
            <text:p>453</text:p>
          </table:table-cell>
          <table:table-cell office:value-type="float" office:value="1715.947021">
            <text:p>1715.947021</text:p>
          </table:table-cell>
          <table:table-cell office:value-type="float" office:value="-0.354764">
            <text:p>-0.354764</text:p>
          </table:table-cell>
          <table:table-cell office:value-type="float" office:value="-0.064646">
            <text:p>-0.064646</text:p>
          </table:table-cell>
          <table:table-cell office:value-type="float" office:value="81.777756">
            <text:p>81.777756</text:p>
          </table:table-cell>
        </table:table-row>
        <table:table-row table:style-name="ro1">
          <table:table-cell office:value-type="float" office:value="16705">
            <text:p>1670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18779">
            <text:p>50.18779</text:p>
          </table:table-cell>
          <table:table-cell office:value-type="float" office:value="-0.03">
            <text:p>-0.03</text:p>
          </table:table-cell>
          <table:table-cell office:value-type="float" office:value="-0.032974">
            <text:p>-0.032974</text:p>
          </table:table-cell>
          <table:table-cell office:value-type="float" office:value="9.911787">
            <text:p>9.911787</text:p>
          </table:table-cell>
          <table:table-cell office:value-type="float" office:value="-0.237198">
            <text:p>-0.237198</text:p>
          </table:table-cell>
          <table:table-cell office:value-type="float" office:value="-0.814029">
            <text:p>-0.814029</text:p>
          </table:table-cell>
          <table:table-cell table:formula="of:=[.I65]-[.$I$2]" office:value-type="float" office:value="-0.794875">
            <text:p>-0.794875</text:p>
          </table:table-cell>
          <table:table-cell table:formula="of:=AVERAGE([.J61:.J65])" office:value-type="float" office:value="-0.0905004">
            <text:p>-0.0905004</text:p>
          </table:table-cell>
          <table:table-cell table:formula="of:=AVERAGE([.J57:.J65])" office:value-type="float" office:value="-0.0388387777777778">
            <text:p>-0.0388387778</text:p>
          </table:table-cell>
          <table:table-cell office:value-type="float" office:value="1776.226807">
            <text:p>1776.226807</text:p>
          </table:table-cell>
          <table:table-cell office:value-type="float" office:value="0.009786">
            <text:p>0.009786</text:p>
          </table:table-cell>
          <table:table-cell office:value-type="float" office:value="0.029311">
            <text:p>0.029311</text:p>
          </table:table-cell>
          <table:table-cell table:formula="of:=[.O65]-0.021583" office:value-type="float" office:value="0.007728">
            <text:p>0.007728</text:p>
          </table:table-cell>
          <table:table-cell office:value-type="float" office:value="9.911774">
            <text:p>9.911774</text:p>
          </table:table-cell>
          <table:table-cell office:value-type="float" office:value="1301">
            <text:p>1301</text:p>
          </table:table-cell>
          <table:table-cell office:value-type="float" office:value="-49">
            <text:p>-49</text:p>
          </table:table-cell>
          <table:table-cell office:value-type="float" office:value="2935">
            <text:p>2935</text:p>
          </table:table-cell>
          <table:table-cell office:value-type="float" office:value="452">
            <text:p>452</text:p>
          </table:table-cell>
          <table:table-cell office:value-type="float" office:value="1709.080688">
            <text:p>1709.080688</text:p>
          </table:table-cell>
          <table:table-cell office:value-type="float" office:value="-0.384764">
            <text:p>-0.384764</text:p>
          </table:table-cell>
          <table:table-cell office:value-type="float" office:value="-0.09762">
            <text:p>-0.09762</text:p>
          </table:table-cell>
          <table:table-cell office:value-type="float" office:value="74.628738">
            <text:p>74.628738</text:p>
          </table:table-cell>
        </table:table-row>
        <table:table-row table:style-name="ro1">
          <table:table-cell office:value-type="float" office:value="16962">
            <text:p>1696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.740675">
            <text:p>6.740675</text:p>
          </table:table-cell>
          <table:table-cell office:value-type="float" office:value="-0.03">
            <text:p>-0.03</text:p>
          </table:table-cell>
          <table:table-cell office:value-type="float" office:value="-0.027153">
            <text:p>-0.027153</text:p>
          </table:table-cell>
          <table:table-cell office:value-type="float" office:value="9.491127">
            <text:p>9.491127</text:p>
          </table:table-cell>
          <table:table-cell office:value-type="float" office:value="0.651032">
            <text:p>0.651032</text:p>
          </table:table-cell>
          <table:table-cell office:value-type="float" office:value="-0.124498">
            <text:p>-0.124498</text:p>
          </table:table-cell>
          <table:table-cell table:formula="of:=[.I66]-[.$I$2]" office:value-type="float" office:value="-0.105344">
            <text:p>-0.105344</text:p>
          </table:table-cell>
          <table:table-cell table:formula="of:=AVERAGE([.J62:.J66])" office:value-type="float" office:value="-0.1197096">
            <text:p>-0.1197096</text:p>
          </table:table-cell>
          <table:table-cell table:formula="of:=AVERAGE([.J58:.J66])" office:value-type="float" office:value="-0.12503">
            <text:p>-0.125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392">
            <text:p>0.010392</text:p>
          </table:table-cell>
          <table:table-cell table:formula="of:=[.O66]-0.021583" office:value-type="float" office:value="-0.011191">
            <text:p>-0.011191</text:p>
          </table:table-cell>
          <table:table-cell office:value-type="float" office:value="9.49113">
            <text:p>9.49113</text:p>
          </table:table-cell>
          <table:table-cell office:value-type="float" office:value="1320">
            <text:p>1320</text:p>
          </table:table-cell>
          <table:table-cell office:value-type="float" office:value="-57">
            <text:p>-57</text:p>
          </table:table-cell>
          <table:table-cell office:value-type="float" office:value="2956">
            <text:p>2956</text:p>
          </table:table-cell>
          <table:table-cell office:value-type="float" office:value="450">
            <text:p>450</text:p>
          </table:table-cell>
          <table:table-cell office:value-type="float" office:value="1712.759521">
            <text:p>1712.759521</text:p>
          </table:table-cell>
          <table:table-cell office:value-type="float" office:value="-0.414764">
            <text:p>-0.414764</text:p>
          </table:table-cell>
          <table:table-cell office:value-type="float" office:value="-0.124772">
            <text:p>-0.124772</text:p>
          </table:table-cell>
          <table:table-cell office:value-type="float" office:value="69.917313">
            <text:p>69.917313</text:p>
          </table:table-cell>
        </table:table-row>
        <table:table-row table:style-name="ro1">
          <table:table-cell office:value-type="float" office:value="17219">
            <text:p>17219</text:p>
          </table:table-cell>
          <table:table-cell office:value-type="float" office:value="21">
            <text:p>21</text:p>
          </table:table-cell>
          <table:table-cell office:value-type="float" office:value="-38">
            <text:p>-38</text:p>
          </table:table-cell>
          <table:table-cell office:value-type="float" office:value="282.984558">
            <text:p>282.984558</text:p>
          </table:table-cell>
          <table:table-cell office:value-type="float" office:value="-0.028171">
            <text:p>-0.028171</text:p>
          </table:table-cell>
          <table:table-cell office:value-type="float" office:value="-0.033042">
            <text:p>-0.033042</text:p>
          </table:table-cell>
          <table:table-cell office:value-type="float" office:value="17.291979">
            <text:p>17.291979</text:p>
          </table:table-cell>
          <table:table-cell office:value-type="float" office:value="-0.19777">
            <text:p>-0.19777</text:p>
          </table:table-cell>
          <table:table-cell office:value-type="float" office:value="-0.253785">
            <text:p>-0.253785</text:p>
          </table:table-cell>
          <table:table-cell table:formula="of:=[.I67]-[.$I$2]" office:value-type="float" office:value="-0.234631">
            <text:p>-0.234631</text:p>
          </table:table-cell>
          <table:table-cell table:formula="of:=AVERAGE([.J63:.J67])" office:value-type="float" office:value="-0.2394196">
            <text:p>-0.2394196</text:p>
          </table:table-cell>
          <table:table-cell table:formula="of:=AVERAGE([.J59:.J67])" office:value-type="float" office:value="-0.167859555555556">
            <text:p>-0.1678595556</text:p>
          </table:table-cell>
          <table:table-cell office:value-type="float" office:value="6077.488281">
            <text:p>6077.488281</text:p>
          </table:table-cell>
          <table:table-cell office:value-type="float" office:value="-0.002448">
            <text:p>-0.002448</text:p>
          </table:table-cell>
          <table:table-cell office:value-type="float" office:value="0.019185">
            <text:p>0.019185</text:p>
          </table:table-cell>
          <table:table-cell table:formula="of:=[.O67]-0.021583" office:value-type="float" office:value="-0.002398">
            <text:p>-0.002398</text:p>
          </table:table-cell>
          <table:table-cell office:value-type="float" office:value="17.291988">
            <text:p>17.291988</text:p>
          </table:table-cell>
          <table:table-cell office:value-type="float" office:value="1339">
            <text:p>1339</text:p>
          </table:table-cell>
          <table:table-cell office:value-type="float" office:value="-65">
            <text:p>-65</text:p>
          </table:table-cell>
          <table:table-cell office:value-type="float" office:value="2918">
            <text:p>2918</text:p>
          </table:table-cell>
          <table:table-cell office:value-type="float" office:value="455">
            <text:p>455</text:p>
          </table:table-cell>
          <table:table-cell office:value-type="float" office:value="1662.420166">
            <text:p>1662.420166</text:p>
          </table:table-cell>
          <table:table-cell office:value-type="float" office:value="-0.442935">
            <text:p>-0.442935</text:p>
          </table:table-cell>
          <table:table-cell office:value-type="float" office:value="-0.157814">
            <text:p>-0.157814</text:p>
          </table:table-cell>
          <table:table-cell office:value-type="float" office:value="64.370796">
            <text:p>64.370796</text:p>
          </table:table-cell>
        </table:table-row>
        <table:table-row table:style-name="ro1">
          <table:table-cell office:value-type="float" office:value="17476">
            <text:p>17476</text:p>
          </table:table-cell>
          <table:table-cell office:value-type="float" office:value="21">
            <text:p>21</text:p>
          </table:table-cell>
          <table:table-cell office:value-type="float" office:value="-84">
            <text:p>-84</text:p>
          </table:table-cell>
          <table:table-cell office:value-type="float" office:value="500.60791">
            <text:p>500.60791</text:p>
          </table:table-cell>
          <table:table-cell office:value-type="float" office:value="-0.033293">
            <text:p>-0.033293</text:p>
          </table:table-cell>
          <table:table-cell office:value-type="float" office:value="-0.036877">
            <text:p>-0.036877</text:p>
          </table:table-cell>
          <table:table-cell office:value-type="float" office:value="10.765903">
            <text:p>10.765903</text:p>
          </table:table-cell>
          <table:table-cell office:value-type="float" office:value="0.82136">
            <text:p>0.82136</text:p>
          </table:table-cell>
          <table:table-cell office:value-type="float" office:value="0.196325">
            <text:p>0.196325</text:p>
          </table:table-cell>
          <table:table-cell table:formula="of:=[.I68]-[.$I$2]" office:value-type="float" office:value="0.215479">
            <text:p>0.215479</text:p>
          </table:table-cell>
          <table:table-cell table:formula="of:=AVERAGE([.J64:.J68])" office:value-type="float" office:value="-0.1407784">
            <text:p>-0.1407784</text:p>
          </table:table-cell>
          <table:table-cell table:formula="of:=AVERAGE([.J60:.J68])" office:value-type="float" office:value="-0.120507555555556">
            <text:p>-0.1205075556</text:p>
          </table:table-cell>
          <table:table-cell office:value-type="float" office:value="100">
            <text:p>100</text:p>
          </table:table-cell>
          <table:table-cell office:value-type="float" office:value="0.029384">
            <text:p>0.029384</text:p>
          </table:table-cell>
          <table:table-cell office:value-type="float" office:value="0.031176">
            <text:p>0.031176</text:p>
          </table:table-cell>
          <table:table-cell table:formula="of:=[.O68]-0.021583" office:value-type="float" office:value="0.009593">
            <text:p>0.009593</text:p>
          </table:table-cell>
          <table:table-cell office:value-type="float" office:value="10.765894">
            <text:p>10.765894</text:p>
          </table:table-cell>
          <table:table-cell office:value-type="float" office:value="1358">
            <text:p>1358</text:p>
          </table:table-cell>
          <table:table-cell office:value-type="float" office:value="-74">
            <text:p>-74</text:p>
          </table:table-cell>
          <table:table-cell office:value-type="float" office:value="2835">
            <text:p>2835</text:p>
          </table:table-cell>
          <table:table-cell office:value-type="float" office:value="468">
            <text:p>468</text:p>
          </table:table-cell>
          <table:table-cell office:value-type="float" office:value="1573.306396">
            <text:p>1573.306396</text:p>
          </table:table-cell>
          <table:table-cell office:value-type="float" office:value="-0.476228">
            <text:p>-0.476228</text:p>
          </table:table-cell>
          <table:table-cell office:value-type="float" office:value="-0.194691">
            <text:p>-0.194691</text:p>
          </table:table-cell>
          <table:table-cell office:value-type="float" office:value="59.118046">
            <text:p>59.118046</text:p>
          </table:table-cell>
        </table:table-row>
        <table:table-row table:style-name="ro1">
          <table:table-cell office:value-type="float" office:value="17733">
            <text:p>17733</text:p>
          </table:table-cell>
          <table:table-cell office:value-type="float" office:value="19">
            <text:p>19</text:p>
          </table:table-cell>
          <table:table-cell office:value-type="float" office:value="-82">
            <text:p>-82</text:p>
          </table:table-cell>
          <table:table-cell office:value-type="float" office:value="533.622009">
            <text:p>533.622009</text:p>
          </table:table-cell>
          <table:table-cell office:value-type="float" office:value="-0.038514">
            <text:p>-0.038514</text:p>
          </table:table-cell>
          <table:table-cell office:value-type="float" office:value="-0.036706">
            <text:p>-0.036706</text:p>
          </table:table-cell>
          <table:table-cell office:value-type="float" office:value="4.693863">
            <text:p>4.693863</text:p>
          </table:table-cell>
          <table:table-cell office:value-type="float" office:value="-0.237198">
            <text:p>-0.237198</text:p>
          </table:table-cell>
          <table:table-cell office:value-type="float" office:value="-0.565032">
            <text:p>-0.565032</text:p>
          </table:table-cell>
          <table:table-cell table:formula="of:=[.I69]-[.$I$2]" office:value-type="float" office:value="-0.545878">
            <text:p>-0.545878</text:p>
          </table:table-cell>
          <table:table-cell table:formula="of:=AVERAGE([.J65:.J69])" office:value-type="float" office:value="-0.2930498">
            <text:p>-0.2930498</text:p>
          </table:table-cell>
          <table:table-cell table:formula="of:=AVERAGE([.J61:.J69])" office:value-type="float" office:value="-0.124764">
            <text:p>-0.124764</text:p>
          </table:table-cell>
          <table:table-cell office:value-type="float" office:value="186.974014">
            <text:p>186.974014</text:p>
          </table:table-cell>
          <table:table-cell office:value-type="float" office:value="0.019455">
            <text:p>0.019455</text:p>
          </table:table-cell>
          <table:table-cell office:value-type="float" office:value="0.022516">
            <text:p>0.022516</text:p>
          </table:table-cell>
          <table:table-cell table:formula="of:=[.O69]-0.021583" office:value-type="float" office:value="0.000933">
            <text:p>0.000933</text:p>
          </table:table-cell>
          <table:table-cell office:value-type="float" office:value="4.693868">
            <text:p>4.693868</text:p>
          </table:table-cell>
          <table:table-cell office:value-type="float" office:value="1375">
            <text:p>1375</text:p>
          </table:table-cell>
          <table:table-cell office:value-type="float" office:value="-83">
            <text:p>-83</text:p>
          </table:table-cell>
          <table:table-cell office:value-type="float" office:value="2754">
            <text:p>2754</text:p>
          </table:table-cell>
          <table:table-cell office:value-type="float" office:value="484">
            <text:p>484</text:p>
          </table:table-cell>
          <table:table-cell office:value-type="float" office:value="1491.016479">
            <text:p>1491.016479</text:p>
          </table:table-cell>
          <table:table-cell office:value-type="float" office:value="-0.514741">
            <text:p>-0.514741</text:p>
          </table:table-cell>
          <table:table-cell office:value-type="float" office:value="-0.231397">
            <text:p>-0.231397</text:p>
          </table:table-cell>
          <table:table-cell office:value-type="float" office:value="55.045963">
            <text:p>55.045963</text:p>
          </table:table-cell>
        </table:table-row>
        <table:table-row table:style-name="ro1">
          <table:table-cell office:value-type="float" office:value="17990">
            <text:p>17990</text:p>
          </table:table-cell>
          <table:table-cell office:value-type="float" office:value="20">
            <text:p>20</text:p>
          </table:table-cell>
          <table:table-cell office:value-type="float" office:value="-76">
            <text:p>-76</text:p>
          </table:table-cell>
          <table:table-cell office:value-type="float" office:value="477.941986">
            <text:p>477.941986</text:p>
          </table:table-cell>
          <table:table-cell office:value-type="float" office:value="-0.033333">
            <text:p>-0.033333</text:p>
          </table:table-cell>
          <table:table-cell office:value-type="float" office:value="-0.030885">
            <text:p>-0.030885</text:p>
          </table:table-cell>
          <table:table-cell office:value-type="float" office:value="7.345402">
            <text:p>7.345402</text:p>
          </table:table-cell>
          <table:table-cell office:value-type="float" office:value="-0.026495">
            <text:p>-0.026495</text:p>
          </table:table-cell>
          <table:table-cell office:value-type="float" office:value="-0.258574">
            <text:p>-0.258574</text:p>
          </table:table-cell>
          <table:table-cell table:formula="of:=[.I70]-[.$I$2]" office:value-type="float" office:value="-0.23942">
            <text:p>-0.23942</text:p>
          </table:table-cell>
          <table:table-cell table:formula="of:=AVERAGE([.J66:.J70])" office:value-type="float" office:value="-0.1819588">
            <text:p>-0.1819588</text:p>
          </table:table-cell>
          <table:table-cell table:formula="of:=AVERAGE([.J62:.J70])" office:value-type="float" office:value="-0.155888666666667">
            <text:p>-0.1558886667</text:p>
          </table:table-cell>
          <table:table-cell office:value-type="float" office:value="579.978821">
            <text:p>579.978821</text:p>
          </table:table-cell>
          <table:table-cell office:value-type="float" office:value="-0.009728">
            <text:p>-0.009728</text:p>
          </table:table-cell>
          <table:table-cell office:value-type="float" office:value="0.006395">
            <text:p>0.006395</text:p>
          </table:table-cell>
          <table:table-cell table:formula="of:=[.O70]-0.021583" office:value-type="float" office:value="-0.015188">
            <text:p>-0.015188</text:p>
          </table:table-cell>
          <table:table-cell office:value-type="float" office:value="7.345401">
            <text:p>7.345401</text:p>
          </table:table-cell>
          <table:table-cell office:value-type="float" office:value="1392">
            <text:p>1392</text:p>
          </table:table-cell>
          <table:table-cell office:value-type="float" office:value="-93">
            <text:p>-93</text:p>
          </table:table-cell>
          <table:table-cell office:value-type="float" office:value="2680">
            <text:p>2680</text:p>
          </table:table-cell>
          <table:table-cell office:value-type="float" office:value="501">
            <text:p>501</text:p>
          </table:table-cell>
          <table:table-cell office:value-type="float" office:value="1418.372314">
            <text:p>1418.372314</text:p>
          </table:table-cell>
          <table:table-cell office:value-type="float" office:value="-0.548074">
            <text:p>-0.548074</text:p>
          </table:table-cell>
          <table:table-cell office:value-type="float" office:value="-0.262282">
            <text:p>-0.262282</text:p>
          </table:table-cell>
          <table:table-cell office:value-type="float" office:value="52.144867">
            <text:p>52.144867</text:p>
          </table:table-cell>
        </table:table-row>
        <table:table-row table:style-name="ro1">
          <table:table-cell office:value-type="float" office:value="18247">
            <text:p>18247</text:p>
          </table:table-cell>
          <table:table-cell office:value-type="float" office:value="20">
            <text:p>20</text:p>
          </table:table-cell>
          <table:table-cell office:value-type="float" office:value="-106">
            <text:p>-106</text:p>
          </table:table-cell>
          <table:table-cell office:value-type="float" office:value="631.332581">
            <text:p>631.332581</text:p>
          </table:table-cell>
          <table:table-cell office:value-type="float" office:value="-0.03">
            <text:p>-0.03</text:p>
          </table:table-cell>
          <table:table-cell office:value-type="float" office:value="-0.032426">
            <text:p>-0.032426</text:p>
          </table:table-cell>
          <table:table-cell office:value-type="float" office:value="8.085625">
            <text:p>8.085625</text:p>
          </table:table-cell>
          <table:table-cell office:value-type="float" office:value="-0.043528">
            <text:p>-0.043528</text:p>
          </table:table-cell>
          <table:table-cell office:value-type="float" office:value="-0.287304">
            <text:p>-0.287304</text:p>
          </table:table-cell>
          <table:table-cell table:formula="of:=[.I71]-[.$I$2]" office:value-type="float" office:value="-0.26815">
            <text:p>-0.26815</text:p>
          </table:table-cell>
          <table:table-cell table:formula="of:=AVERAGE([.J67:.J71])" office:value-type="float" office:value="-0.21452">
            <text:p>-0.21452</text:p>
          </table:table-cell>
          <table:table-cell table:formula="of:=AVERAGE([.J63:.J71])" office:value-type="float" office:value="-0.226118555555556">
            <text:p>-0.2261185556</text:p>
          </table:table-cell>
          <table:table-cell office:value-type="float" office:value="100">
            <text:p>100</text:p>
          </table:table-cell>
          <table:table-cell office:value-type="float" office:value="-0.199416">
            <text:p>-0.199416</text:p>
          </table:table-cell>
          <table:table-cell office:value-type="float" office:value="-0.214636">
            <text:p>-0.214636</text:p>
          </table:table-cell>
          <table:table-cell table:formula="of:=[.O71]-0.021583" office:value-type="float" office:value="-0.236219">
            <text:p>-0.236219</text:p>
          </table:table-cell>
          <table:table-cell office:value-type="float" office:value="8.085616">
            <text:p>8.085616</text:p>
          </table:table-cell>
          <table:table-cell office:value-type="float" office:value="1409">
            <text:p>1409</text:p>
          </table:table-cell>
          <table:table-cell office:value-type="float" office:value="-103">
            <text:p>-103</text:p>
          </table:table-cell>
          <table:table-cell office:value-type="float" office:value="2577">
            <text:p>2577</text:p>
          </table:table-cell>
          <table:table-cell office:value-type="float" office:value="529">
            <text:p>529</text:p>
          </table:table-cell>
          <table:table-cell office:value-type="float" office:value="1328.024048">
            <text:p>1328.024048</text:p>
          </table:table-cell>
          <table:table-cell office:value-type="float" office:value="-0.578074">
            <text:p>-0.578074</text:p>
          </table:table-cell>
          <table:table-cell office:value-type="float" office:value="-0.294707">
            <text:p>-0.294707</text:p>
          </table:table-cell>
          <table:table-cell office:value-type="float" office:value="49.019119">
            <text:p>49.019119</text:p>
          </table:table-cell>
        </table:table-row>
        <table:table-row table:style-name="ro1">
          <table:table-cell office:value-type="float" office:value="18504">
            <text:p>18504</text:p>
          </table:table-cell>
          <table:table-cell office:value-type="float" office:value="20">
            <text:p>20</text:p>
          </table:table-cell>
          <table:table-cell office:value-type="float" office:value="-169">
            <text:p>-169</text:p>
          </table:table-cell>
          <table:table-cell office:value-type="float" office:value="944.439148">
            <text:p>944.439148</text:p>
          </table:table-cell>
          <table:table-cell office:value-type="float" office:value="-0.033333">
            <text:p>-0.033333</text:p>
          </table:table-cell>
          <table:table-cell office:value-type="float" office:value="-0.03561">
            <text:p>-0.03561</text:p>
          </table:table-cell>
          <table:table-cell office:value-type="float" office:value="6.830133">
            <text:p>6.830133</text:p>
          </table:table-cell>
          <table:table-cell office:value-type="float" office:value="0.749444">
            <text:p>0.749444</text:p>
          </table:table-cell>
          <table:table-cell office:value-type="float" office:value="-0.600945">
            <text:p>-0.600945</text:p>
          </table:table-cell>
          <table:table-cell table:formula="of:=[.I72]-[.$I$2]" office:value-type="float" office:value="-0.581791">
            <text:p>-0.581791</text:p>
          </table:table-cell>
          <table:table-cell table:formula="of:=AVERAGE([.J68:.J72])" office:value-type="float" office:value="-0.283952">
            <text:p>-0.283952</text:p>
          </table:table-cell>
          <table:table-cell table:formula="of:=AVERAGE([.J64:.J72])" office:value-type="float" office:value="-0.259903444444444">
            <text:p>-0.2599034444</text:p>
          </table:table-cell>
          <table:table-cell office:value-type="float" office:value="100">
            <text:p>100</text:p>
          </table:table-cell>
          <table:table-cell office:value-type="float" office:value="-0.42199">
            <text:p>-0.42199</text:p>
          </table:table-cell>
          <table:table-cell office:value-type="float" office:value="-0.05649">
            <text:p>-0.05649</text:p>
          </table:table-cell>
          <table:table-cell table:formula="of:=[.O72]-0.021583" office:value-type="float" office:value="-0.078073">
            <text:p>-0.078073</text:p>
          </table:table-cell>
          <table:table-cell office:value-type="float" office:value="6.830134">
            <text:p>6.830134</text:p>
          </table:table-cell>
          <table:table-cell office:value-type="float" office:value="1426">
            <text:p>1426</text:p>
          </table:table-cell>
          <table:table-cell office:value-type="float" office:value="-114">
            <text:p>-114</text:p>
          </table:table-cell>
          <table:table-cell office:value-type="float" office:value="2415">
            <text:p>2415</text:p>
          </table:table-cell>
          <table:table-cell office:value-type="float" office:value="578">
            <text:p>578</text:p>
          </table:table-cell>
          <table:table-cell office:value-type="float" office:value="1207.056396">
            <text:p>1207.056396</text:p>
          </table:table-cell>
          <table:table-cell office:value-type="float" office:value="-0.611408">
            <text:p>-0.611408</text:p>
          </table:table-cell>
          <table:table-cell office:value-type="float" office:value="-0.330317">
            <text:p>-0.330317</text:p>
          </table:table-cell>
          <table:table-cell office:value-type="float" office:value="45.974274">
            <text:p>45.974274</text:p>
          </table:table-cell>
        </table:table-row>
        <table:table-row table:style-name="ro1">
          <table:table-cell office:value-type="float" office:value="18761">
            <text:p>18761</text:p>
          </table:table-cell>
          <table:table-cell office:value-type="float" office:value="18">
            <text:p>18</text:p>
          </table:table-cell>
          <table:table-cell office:value-type="float" office:value="-133">
            <text:p>-133</text:p>
          </table:table-cell>
          <table:table-cell office:value-type="float" office:value="837.083313">
            <text:p>837.083313</text:p>
          </table:table-cell>
          <table:table-cell office:value-type="float" office:value="-0.04">
            <text:p>-0.04</text:p>
          </table:table-cell>
          <table:table-cell office:value-type="float" office:value="-0.04554">
            <text:p>-0.04554</text:p>
          </table:table-cell>
          <table:table-cell office:value-type="float" office:value="13.84942">
            <text:p>13.84942</text:p>
          </table:table-cell>
          <table:table-cell office:value-type="float" office:value="-0.0951">
            <text:p>-0.0951</text:p>
          </table:table-cell>
          <table:table-cell office:value-type="float" office:value="0.004788">
            <text:p>0.004788</text:p>
          </table:table-cell>
          <table:table-cell table:formula="of:=[.I73]-[.$I$2]" office:value-type="float" office:value="0.023942">
            <text:p>0.023942</text:p>
          </table:table-cell>
          <table:table-cell table:formula="of:=AVERAGE([.J69:.J73])" office:value-type="float" office:value="-0.3222594">
            <text:p>-0.3222594</text:p>
          </table:table-cell>
          <table:table-cell table:formula="of:=AVERAGE([.J65:.J73])" office:value-type="float" office:value="-0.281185333333333">
            <text:p>-0.2811853333</text:p>
          </table:table-cell>
          <table:table-cell office:value-type="float" office:value="1910.641113">
            <text:p>1910.641113</text:p>
          </table:table-cell>
          <table:table-cell office:value-type="float" office:value="-0.035592">
            <text:p>-0.035592</text:p>
          </table:table-cell>
          <table:table-cell office:value-type="float" office:value="-0.025047">
            <text:p>-0.025047</text:p>
          </table:table-cell>
          <table:table-cell table:formula="of:=[.O73]-0.021583" office:value-type="float" office:value="-0.04663">
            <text:p>-0.04663</text:p>
          </table:table-cell>
          <table:table-cell office:value-type="float" office:value="13.849427">
            <text:p>13.849427</text:p>
          </table:table-cell>
          <table:table-cell office:value-type="float" office:value="1441">
            <text:p>1441</text:p>
          </table:table-cell>
          <table:table-cell office:value-type="float" office:value="-124">
            <text:p>-124</text:p>
          </table:table-cell>
          <table:table-cell office:value-type="float" office:value="2289">
            <text:p>2289</text:p>
          </table:table-cell>
          <table:table-cell office:value-type="float" office:value="621">
            <text:p>621</text:p>
          </table:table-cell>
          <table:table-cell office:value-type="float" office:value="1128.773193">
            <text:p>1128.773193</text:p>
          </table:table-cell>
          <table:table-cell office:value-type="float" office:value="-0.651408">
            <text:p>-0.651408</text:p>
          </table:table-cell>
          <table:table-cell office:value-type="float" office:value="-0.375857">
            <text:p>-0.375857</text:p>
          </table:table-cell>
          <table:table-cell office:value-type="float" office:value="42.300777">
            <text:p>42.300777</text:p>
          </table:table-cell>
        </table:table-row>
        <table:table-row table:style-name="ro1">
          <table:table-cell office:value-type="float" office:value="19018">
            <text:p>19018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5.427917">
            <text:p>555.427917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0.026495">
            <text:p>0.026495</text:p>
          </table:table-cell>
          <table:table-cell office:value-type="float" office:value="-0.241814">
            <text:p>-0.241814</text:p>
          </table:table-cell>
          <table:table-cell table:formula="of:=[.I74]-[.$I$2]" office:value-type="float" office:value="-0.22266">
            <text:p>-0.22266</text:p>
          </table:table-cell>
          <table:table-cell table:formula="of:=AVERAGE([.J70:.J74])" office:value-type="float" office:value="-0.2576158">
            <text:p>-0.2576158</text:p>
          </table:table-cell>
          <table:table-cell table:formula="of:=AVERAGE([.J66:.J74])" office:value-type="float" office:value="-0.217605888888889">
            <text:p>-0.2176058889</text:p>
          </table:table-cell>
          <table:table-cell office:value-type="float" office:value="1979.470215">
            <text:p>1979.470215</text:p>
          </table:table-cell>
          <table:table-cell office:value-type="float" office:value="-0.097276">
            <text:p>-0.097276</text:p>
          </table:table-cell>
          <table:table-cell office:value-type="float" office:value="-0.0874">
            <text:p>-0.0874</text:p>
          </table:table-cell>
          <table:table-cell table:formula="of:=[.O74]-0.021583" office:value-type="float" office:value="-0.108983">
            <text:p>-0.108983</text:p>
          </table:table-cell>
          <table:table-cell office:value-type="float" office:value="5.007266">
            <text:p>5.007266</text:p>
          </table:table-cell>
          <table:table-cell office:value-type="float" office:value="1457">
            <text:p>1457</text:p>
          </table:table-cell>
          <table:table-cell office:value-type="float" office:value="-136">
            <text:p>-136</text:p>
          </table:table-cell>
          <table:table-cell office:value-type="float" office:value="2204">
            <text:p>2204</text:p>
          </table:table-cell>
          <table:table-cell office:value-type="float" office:value="654">
            <text:p>654</text:p>
          </table:table-cell>
          <table:table-cell office:value-type="float" office:value="1087.248413">
            <text:p>1087.248413</text:p>
          </table:table-cell>
          <table:table-cell office:value-type="float" office:value="-0.686408">
            <text:p>-0.686408</text:p>
          </table:table-cell>
          <table:table-cell office:value-type="float" office:value="-0.409105">
            <text:p>-0.409105</text:p>
          </table:table-cell>
          <table:table-cell office:value-type="float" office:value="40.399178">
            <text:p>40.3991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office:value-type="float" office:value="22">
            <text:p>22</text:p>
          </table:table-cell>
          <table:table-cell office:value-type="float" office:value="-67">
            <text:p>-67</text:p>
          </table:table-cell>
          <table:table-cell office:value-type="float" office:value="404.049957">
            <text:p>404.049957</text:p>
          </table:table-cell>
          <table:table-cell office:value-type="float" office:value="-0.03">
            <text:p>-0.03</text:p>
          </table:table-cell>
          <table:table-cell office:value-type="float" office:value="-0.026194">
            <text:p>-0.026194</text:p>
          </table:table-cell>
          <table:table-cell office:value-type="float" office:value="12.68691">
            <text:p>12.68691</text:p>
          </table:table-cell>
          <table:table-cell office:value-type="float" office:value="0.624536">
            <text:p>0.624536</text:p>
          </table:table-cell>
          <table:table-cell office:value-type="float" office:value="-1.323994">
            <text:p>-1.323994</text:p>
          </table:table-cell>
          <table:table-cell table:formula="of:=[.I75]-[.$I$2]" office:value-type="float" office:value="-1.30484">
            <text:p>-1.30484</text:p>
          </table:table-cell>
          <table:table-cell table:formula="of:=AVERAGE([.J71:.J75])" office:value-type="float" office:value="-0.4706998">
            <text:p>-0.4706998</text:p>
          </table:table-cell>
          <table:table-cell table:formula="of:=AVERAGE([.J67:.J75])" office:value-type="float" office:value="-0.350883222222222">
            <text:p>-0.3508832222</text:p>
          </table:table-cell>
          <table:table-cell office:value-type="float" office:value="1109.729736">
            <text:p>1109.729736</text:p>
          </table:table-cell>
          <table:table-cell office:value-type="float" office:value="-0.311284">
            <text:p>-0.311284</text:p>
          </table:table-cell>
          <table:table-cell office:value-type="float" office:value="-0.083669">
            <text:p>-0.083669</text:p>
          </table:table-cell>
          <table:table-cell table:formula="of:=[.O75]-0.021583" office:value-type="float" office:value="-0.105252">
            <text:p>-0.105252</text:p>
          </table:table-cell>
          <table:table-cell office:value-type="float" office:value="12.68691">
            <text:p>12.68691</text:p>
          </table:table-cell>
          <table:table-cell office:value-type="float" office:value="1474">
            <text:p>1474</text:p>
          </table:table-cell>
          <table:table-cell office:value-type="float" office:value="-150">
            <text:p>-150</text:p>
          </table:table-cell>
          <table:table-cell office:value-type="float" office:value="2143">
            <text:p>2143</text:p>
          </table:table-cell>
          <table:table-cell office:value-type="float" office:value="681">
            <text:p>681</text:p>
          </table:table-cell>
          <table:table-cell office:value-type="float" office:value="1066.828003">
            <text:p>1066.828003</text:p>
          </table:table-cell>
          <table:table-cell office:value-type="float" office:value="-0.716408">
            <text:p>-0.716408</text:p>
          </table:table-cell>
          <table:table-cell office:value-type="float" office:value="-0.435299">
            <text:p>-0.435299</text:p>
          </table:table-cell>
          <table:table-cell office:value-type="float" office:value="39.238708">
            <text:p>39.238708</text:p>
          </table:table-cell>
        </table:table-row>
        <table:table-row table:style-name="ro1">
          <table:table-cell office:value-type="float" office:value="19532">
            <text:p>19532</text:p>
          </table:table-cell>
          <table:table-cell office:value-type="float" office:value="22">
            <text:p>22</text:p>
          </table:table-cell>
          <table:table-cell office:value-type="float" office:value="-134">
            <text:p>-134</text:p>
          </table:table-cell>
          <table:table-cell office:value-type="float" office:value="710.974854">
            <text:p>710.974854</text:p>
          </table:table-cell>
          <table:table-cell office:value-type="float" office:value="-0.025">
            <text:p>-0.025</text:p>
          </table:table-cell>
          <table:table-cell office:value-type="float" office:value="-0.029139">
            <text:p>-0.029139</text:p>
          </table:table-cell>
          <table:table-cell office:value-type="float" office:value="16.554422">
            <text:p>16.554422</text:p>
          </table:table-cell>
          <table:table-cell office:value-type="float" office:value="-0.15708">
            <text:p>-0.15708</text:p>
          </table:table-cell>
          <table:table-cell office:value-type="float" office:value="-0.354342">
            <text:p>-0.354342</text:p>
          </table:table-cell>
          <table:table-cell table:formula="of:=[.I76]-[.$I$2]" office:value-type="float" office:value="-0.335188">
            <text:p>-0.335188</text:p>
          </table:table-cell>
          <table:table-cell table:formula="of:=AVERAGE([.J72:.J76])" office:value-type="float" office:value="-0.4841074">
            <text:p>-0.4841074</text:p>
          </table:table-cell>
          <table:table-cell table:formula="of:=AVERAGE([.J68:.J76])" office:value-type="float" office:value="-0.362056222222222">
            <text:p>-0.3620562222</text:p>
          </table:table-cell>
          <table:table-cell office:value-type="float" office:value="100">
            <text:p>100</text:p>
          </table:table-cell>
          <table:table-cell office:value-type="float" office:value="-0.105549">
            <text:p>-0.105549</text:p>
          </table:table-cell>
          <table:table-cell office:value-type="float" office:value="-0.125504">
            <text:p>-0.125504</text:p>
          </table:table-cell>
          <table:table-cell table:formula="of:=[.O76]-0.021583" office:value-type="float" office:value="-0.147087">
            <text:p>-0.147087</text:p>
          </table:table-cell>
          <table:table-cell office:value-type="float" office:value="16.55442">
            <text:p>16.55442</text:p>
          </table:table-cell>
          <table:table-cell office:value-type="float" office:value="1491">
            <text:p>1491</text:p>
          </table:table-cell>
          <table:table-cell office:value-type="float" office:value="-164">
            <text:p>-164</text:p>
          </table:table-cell>
          <table:table-cell office:value-type="float" office:value="2021">
            <text:p>2021</text:p>
          </table:table-cell>
          <table:table-cell office:value-type="float" office:value="738">
            <text:p>738</text:p>
          </table:table-cell>
          <table:table-cell office:value-type="float" office:value="1046.185425">
            <text:p>1046.185425</text:p>
          </table:table-cell>
          <table:table-cell office:value-type="float" office:value="-0.741408">
            <text:p>-0.741408</text:p>
          </table:table-cell>
          <table:table-cell office:value-type="float" office:value="-0.464437">
            <text:p>-0.464437</text:p>
          </table:table-cell>
          <table:table-cell office:value-type="float" office:value="37.357384">
            <text:p>37.357384</text:p>
          </table:table-cell>
        </table:table-row>
        <table:table-row table:style-name="ro1">
          <table:table-cell office:value-type="float" office:value="19789">
            <text:p>19789</text:p>
          </table:table-cell>
          <table:table-cell office:value-type="float" office:value="18">
            <text:p>18</text:p>
          </table:table-cell>
          <table:table-cell office:value-type="float" office:value="-148">
            <text:p>-148</text:p>
          </table:table-cell>
          <table:table-cell office:value-type="float" office:value="921.421814">
            <text:p>921.421814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0.039533">
            <text:p>0.039533</text:p>
          </table:table-cell>
          <table:table-cell office:value-type="float" office:value="0.014365">
            <text:p>0.014365</text:p>
          </table:table-cell>
          <table:table-cell table:formula="of:=[.I77]-[.$I$2]" office:value-type="float" office:value="0.033519">
            <text:p>0.033519</text:p>
          </table:table-cell>
          <table:table-cell table:formula="of:=AVERAGE([.J73:.J77])" office:value-type="float" office:value="-0.3610454">
            <text:p>-0.3610454</text:p>
          </table:table-cell>
          <table:table-cell table:formula="of:=AVERAGE([.J69:.J77])" office:value-type="float" office:value="-0.382274">
            <text:p>-0.382274</text:p>
          </table:table-cell>
          <table:table-cell office:value-type="float" office:value="236.036087">
            <text:p>236.036087</text:p>
          </table:table-cell>
          <table:table-cell office:value-type="float" office:value="-0.02594">
            <text:p>-0.02594</text:p>
          </table:table-cell>
          <table:table-cell office:value-type="float" office:value="0.017054">
            <text:p>0.017054</text:p>
          </table:table-cell>
          <table:table-cell table:formula="of:=[.O77]-0.021583" office:value-type="float" office:value="-0.004529">
            <text:p>-0.004529</text:p>
          </table:table-cell>
          <table:table-cell office:value-type="float" office:value="5.007266">
            <text:p>5.007266</text:p>
          </table:table-cell>
          <table:table-cell office:value-type="float" office:value="1504">
            <text:p>1504</text:p>
          </table:table-cell>
          <table:table-cell office:value-type="float" office:value="-176">
            <text:p>-176</text:p>
          </table:table-cell>
          <table:table-cell office:value-type="float" office:value="1889">
            <text:p>1889</text:p>
          </table:table-cell>
          <table:table-cell office:value-type="float" office:value="804">
            <text:p>804</text:p>
          </table:table-cell>
          <table:table-cell office:value-type="float" office:value="1052.912598">
            <text:p>1052.912598</text:p>
          </table:table-cell>
          <table:table-cell office:value-type="float" office:value="-0.776408">
            <text:p>-0.776408</text:p>
          </table:table-cell>
          <table:table-cell office:value-type="float" office:value="-0.497685">
            <text:p>-0.497685</text:p>
          </table:table-cell>
          <table:table-cell office:value-type="float" office:value="35.899063">
            <text:p>35.899063</text:p>
          </table:table-cell>
        </table:table-row>
        <table:table-row table:style-name="ro1">
          <table:table-cell office:value-type="float" office:value="20046">
            <text:p>20046</text:p>
          </table:table-cell>
          <table:table-cell office:value-type="float" office:value="16">
            <text:p>16</text:p>
          </table:table-cell>
          <table:table-cell office:value-type="float" office:value="-126">
            <text:p>-126</text:p>
          </table:table-cell>
          <table:table-cell office:value-type="float" office:value="884.743408">
            <text:p>884.743408</text:p>
          </table:table-cell>
          <table:table-cell office:value-type="float" office:value="-0.04">
            <text:p>-0.04</text:p>
          </table:table-cell>
          <table:table-cell office:value-type="float" office:value="-0.037836">
            <text:p>-0.037836</text:p>
          </table:table-cell>
          <table:table-cell office:value-type="float" office:value="5.410817">
            <text:p>5.410817</text:p>
          </table:table-cell>
          <table:table-cell office:value-type="float" office:value="0.842809">
            <text:p>0.842809</text:p>
          </table:table-cell>
          <table:table-cell office:value-type="float" office:value="-0.086191">
            <text:p>-0.086191</text:p>
          </table:table-cell>
          <table:table-cell table:formula="of:=[.I78]-[.$I$2]" office:value-type="float" office:value="-0.067037">
            <text:p>-0.067037</text:p>
          </table:table-cell>
          <table:table-cell table:formula="of:=AVERAGE([.J74:.J78])" office:value-type="float" office:value="-0.3792412">
            <text:p>-0.3792412</text:p>
          </table:table-cell>
          <table:table-cell table:formula="of:=AVERAGE([.J70:.J78])" office:value-type="float" office:value="-0.329069444444444">
            <text:p>-0.3290694444</text:p>
          </table:table-cell>
          <table:table-cell office:value-type="float" office:value="1214.849487">
            <text:p>1214.849487</text:p>
          </table:table-cell>
          <table:table-cell office:value-type="float" office:value="-0.107703">
            <text:p>-0.107703</text:p>
          </table:table-cell>
          <table:table-cell office:value-type="float" office:value="-0.032242">
            <text:p>-0.032242</text:p>
          </table:table-cell>
          <table:table-cell table:formula="of:=[.O78]-0.021583" office:value-type="float" office:value="-0.053825">
            <text:p>-0.053825</text:p>
          </table:table-cell>
          <table:table-cell office:value-type="float" office:value="5.410811">
            <text:p>5.410811</text:p>
          </table:table-cell>
          <table:table-cell office:value-type="float" office:value="1515">
            <text:p>1515</text:p>
          </table:table-cell>
          <table:table-cell office:value-type="float" office:value="-187">
            <text:p>-187</text:p>
          </table:table-cell>
          <table:table-cell office:value-type="float" office:value="1779">
            <text:p>1779</text:p>
          </table:table-cell>
          <table:table-cell office:value-type="float" office:value="864">
            <text:p>864</text:p>
          </table:table-cell>
          <table:table-cell office:value-type="float" office:value="1083.649902">
            <text:p>1083.649902</text:p>
          </table:table-cell>
          <table:table-cell office:value-type="float" office:value="-0.816408">
            <text:p>-0.816408</text:p>
          </table:table-cell>
          <table:table-cell office:value-type="float" office:value="-0.53552">
            <text:p>-0.53552</text:p>
          </table:table-cell>
          <table:table-cell office:value-type="float" office:value="34.405293">
            <text:p>34.405293</text:p>
          </table:table-cell>
        </table:table-row>
        <table:table-row table:style-name="ro1">
          <table:table-cell office:value-type="float" office:value="20303">
            <text:p>20303</text:p>
          </table:table-cell>
          <table:table-cell office:value-type="float" office:value="18">
            <text:p>18</text:p>
          </table:table-cell>
          <table:table-cell office:value-type="float" office:value="-116">
            <text:p>-116</text:p>
          </table:table-cell>
          <table:table-cell office:value-type="float" office:value="745.716675">
            <text:p>745.716675</text:p>
          </table:table-cell>
          <table:table-cell office:value-type="float" office:value="-0.038571">
            <text:p>-0.038571</text:p>
          </table:table-cell>
          <table:table-cell office:value-type="float" office:value="-0.03698">
            <text:p>-0.03698</text:p>
          </table:table-cell>
          <table:table-cell office:value-type="float" office:value="4.126797">
            <text:p>4.126797</text:p>
          </table:table-cell>
          <table:table-cell office:value-type="float" office:value="-0.25402">
            <text:p>-0.25402</text:p>
          </table:table-cell>
          <table:table-cell office:value-type="float" office:value="0.368707">
            <text:p>0.368707</text:p>
          </table:table-cell>
          <table:table-cell table:formula="of:=[.I79]-[.$I$2]" office:value-type="float" office:value="0.387861">
            <text:p>0.387861</text:p>
          </table:table-cell>
          <table:table-cell table:formula="of:=AVERAGE([.J75:.J79])" office:value-type="float" office:value="-0.257137">
            <text:p>-0.257137</text:p>
          </table:table-cell>
          <table:table-cell table:formula="of:=AVERAGE([.J71:.J79])" office:value-type="float" office:value="-0.259371555555555">
            <text:p>-0.2593715556</text:p>
          </table:table-cell>
          <table:table-cell office:value-type="float" office:value="366.497314">
            <text:p>366.497314</text:p>
          </table:table-cell>
          <table:table-cell office:value-type="float" office:value="-0.01297">
            <text:p>-0.01297</text:p>
          </table:table-cell>
          <table:table-cell office:value-type="float" office:value="0.008394">
            <text:p>0.008394</text:p>
          </table:table-cell>
          <table:table-cell table:formula="of:=[.O79]-0.021583" office:value-type="float" office:value="-0.013189">
            <text:p>-0.013189</text:p>
          </table:table-cell>
          <table:table-cell office:value-type="float" office:value="4.126808">
            <text:p>4.126808</text:p>
          </table:table-cell>
          <table:table-cell office:value-type="float" office:value="1527">
            <text:p>1527</text:p>
          </table:table-cell>
          <table:table-cell office:value-type="float" office:value="-200">
            <text:p>-200</text:p>
          </table:table-cell>
          <table:table-cell office:value-type="float" office:value="1679">
            <text:p>1679</text:p>
          </table:table-cell>
          <table:table-cell office:value-type="float" office:value="923">
            <text:p>923</text:p>
          </table:table-cell>
          <table:table-cell office:value-type="float" office:value="1133.23999">
            <text:p>1133.23999</text:p>
          </table:table-cell>
          <table:table-cell office:value-type="float" office:value="-0.854979">
            <text:p>-0.854979</text:p>
          </table:table-cell>
          <table:table-cell office:value-type="float" office:value="-0.5725">
            <text:p>-0.5725</text:p>
          </table:table-cell>
          <table:table-cell office:value-type="float" office:value="33.03931">
            <text:p>33.0393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21">
            <text:p>21</text:p>
          </table:table-cell>
          <table:table-cell office:value-type="float" office:value="-87">
            <text:p>-87</text:p>
          </table:table-cell>
          <table:table-cell office:value-type="float" office:value="512.656311">
            <text:p>512.656311</text:p>
          </table:table-cell>
          <table:table-cell office:value-type="float" office:value="-0.035">
            <text:p>-0.035</text:p>
          </table:table-cell>
          <table:table-cell office:value-type="float" office:value="-0.037082">
            <text:p>-0.037082</text:p>
          </table:table-cell>
          <table:table-cell office:value-type="float" office:value="5.949672">
            <text:p>5.949672</text:p>
          </table:table-cell>
          <table:table-cell office:value-type="float" office:value="0.76206">
            <text:p>0.76206</text:p>
          </table:table-cell>
          <table:table-cell office:value-type="float" office:value="-0.114922">
            <text:p>-0.114922</text:p>
          </table:table-cell>
          <table:table-cell table:formula="of:=[.I80]-[.$I$2]" office:value-type="float" office:value="-0.095768">
            <text:p>-0.095768</text:p>
          </table:table-cell>
          <table:table-cell table:formula="of:=AVERAGE([.J76:.J80])" office:value-type="float" office:value="-0.0153226">
            <text:p>-0.0153226</text:p>
          </table:table-cell>
          <table:table-cell table:formula="of:=AVERAGE([.J72:.J80])" office:value-type="float" office:value="-0.240218">
            <text:p>-0.240218</text:p>
          </table:table-cell>
          <table:table-cell office:value-type="float" office:value="885.705688">
            <text:p>885.705688</text:p>
          </table:table-cell>
          <table:table-cell office:value-type="float" office:value="-0.107703">
            <text:p>-0.107703</text:p>
          </table:table-cell>
          <table:table-cell office:value-type="float" office:value="-0.039303">
            <text:p>-0.039303</text:p>
          </table:table-cell>
          <table:table-cell table:formula="of:=[.O80]-0.021583" office:value-type="float" office:value="-0.060886">
            <text:p>-0.060886</text:p>
          </table:table-cell>
          <table:table-cell office:value-type="float" office:value="5.949675">
            <text:p>5.949675</text:p>
          </table:table-cell>
          <table:table-cell office:value-type="float" office:value="1541">
            <text:p>1541</text:p>
          </table:table-cell>
          <table:table-cell office:value-type="float" office:value="-216">
            <text:p>-216</text:p>
          </table:table-cell>
          <table:table-cell office:value-type="float" office:value="1606">
            <text:p>1606</text:p>
          </table:table-cell>
          <table:table-cell office:value-type="float" office:value="970">
            <text:p>970</text:p>
          </table:table-cell>
          <table:table-cell office:value-type="float" office:value="1187.779907">
            <text:p>1187.779907</text:p>
          </table:table-cell>
          <table:table-cell office:value-type="float" office:value="-0.889979">
            <text:p>-0.889979</text:p>
          </table:table-cell>
          <table:table-cell office:value-type="float" office:value="-0.609582">
            <text:p>-0.609582</text:p>
          </table:table-cell>
          <table:table-cell office:value-type="float" office:value="31.506002">
            <text:p>31.506002</text:p>
          </table:table-cell>
        </table:table-row>
        <table:table-row table:style-name="ro1">
          <table:table-cell office:value-type="float" office:value="20817">
            <text:p>20817</text:p>
          </table:table-cell>
          <table:table-cell office:value-type="float" office:value="23">
            <text:p>23</text:p>
          </table:table-cell>
          <table:table-cell office:value-type="float" office:value="-79">
            <text:p>-79</text:p>
          </table:table-cell>
          <table:table-cell office:value-type="float" office:value="441.708527">
            <text:p>441.708527</text:p>
          </table:table-cell>
          <table:table-cell office:value-type="float" office:value="-0.028111">
            <text:p>-0.028111</text:p>
          </table:table-cell>
          <table:table-cell office:value-type="float" office:value="-0.019414">
            <text:p>-0.019414</text:p>
          </table:table-cell>
          <table:table-cell office:value-type="float" office:value="30.937185">
            <text:p>30.937185</text:p>
          </table:table-cell>
          <table:table-cell office:value-type="float" office:value="-0.239406">
            <text:p>-0.239406</text:p>
          </table:table-cell>
          <table:table-cell office:value-type="float" office:value="-0.435745">
            <text:p>-0.435745</text:p>
          </table:table-cell>
          <table:table-cell table:formula="of:=[.I81]-[.$I$2]" office:value-type="float" office:value="-0.416591">
            <text:p>-0.416591</text:p>
          </table:table-cell>
          <table:table-cell table:formula="of:=AVERAGE([.J77:.J81])" office:value-type="float" office:value="-0.0316032">
            <text:p>-0.0316032</text:p>
          </table:table-cell>
          <table:table-cell table:formula="of:=AVERAGE([.J73:.J81])" office:value-type="float" office:value="-0.221862444444444">
            <text:p>-0.2218624444</text:p>
          </table:table-cell>
          <table:table-cell office:value-type="float" office:value="303.243225">
            <text:p>303.243225</text:p>
          </table:table-cell>
          <table:table-cell office:value-type="float" office:value="-0.111868">
            <text:p>-0.111868</text:p>
          </table:table-cell>
          <table:table-cell office:value-type="float" office:value="-0.138028">
            <text:p>-0.138028</text:p>
          </table:table-cell>
          <table:table-cell table:formula="of:=[.O81]-0.021583" office:value-type="float" office:value="-0.159611">
            <text:p>-0.159611</text:p>
          </table:table-cell>
          <table:table-cell office:value-type="float" office:value="30.937185">
            <text:p>30.937185</text:p>
          </table:table-cell>
          <table:table-cell office:value-type="float" office:value="1555">
            <text:p>1555</text:p>
          </table:table-cell>
          <table:table-cell office:value-type="float" office:value="-234">
            <text:p>-234</text:p>
          </table:table-cell>
          <table:table-cell office:value-type="float" office:value="1542">
            <text:p>1542</text:p>
          </table:table-cell>
          <table:table-cell office:value-type="float" office:value="1015">
            <text:p>1015</text:p>
          </table:table-cell>
          <table:table-cell office:value-type="float" office:value="1249.067627">
            <text:p>1249.067627</text:p>
          </table:table-cell>
          <table:table-cell office:value-type="float" office:value="-0.91809">
            <text:p>-0.91809</text:p>
          </table:table-cell>
          <table:table-cell office:value-type="float" office:value="-0.628997">
            <text:p>-0.628997</text:p>
          </table:table-cell>
          <table:table-cell office:value-type="float" office:value="31.488586">
            <text:p>31.488586</text:p>
          </table:table-cell>
        </table:table-row>
        <table:table-row table:style-name="ro1">
          <table:table-cell office:value-type="float" office:value="21074">
            <text:p>21074</text:p>
          </table:table-cell>
          <table:table-cell office:value-type="float" office:value="21">
            <text:p>21</text:p>
          </table:table-cell>
          <table:table-cell office:value-type="float" office:value="-83">
            <text:p>-83</text:p>
          </table:table-cell>
          <table:table-cell office:value-type="float" office:value="493.077698">
            <text:p>493.077698</text:p>
          </table:table-cell>
          <table:table-cell office:value-type="float" office:value="-0.025">
            <text:p>-0.025</text:p>
          </table:table-cell>
          <table:table-cell office:value-type="float" office:value="-0.025064">
            <text:p>-0.025064</text:p>
          </table:table-cell>
          <table:table-cell office:value-type="float" office:value="0.255972">
            <text:p>0.255972</text:p>
          </table:table-cell>
          <table:table-cell office:value-type="float" office:value="0.82136">
            <text:p>0.82136</text:p>
          </table:table-cell>
          <table:table-cell office:value-type="float" office:value="-0.040701">
            <text:p>-0.040701</text:p>
          </table:table-cell>
          <table:table-cell table:formula="of:=[.I82]-[.$I$2]" office:value-type="float" office:value="-0.021547">
            <text:p>-0.021547</text:p>
          </table:table-cell>
          <table:table-cell table:formula="of:=AVERAGE([.J78:.J82])" office:value-type="float" office:value="-0.0426164">
            <text:p>-0.0426164</text:p>
          </table:table-cell>
          <table:table-cell table:formula="of:=AVERAGE([.J74:.J82])" office:value-type="float" office:value="-0.226916777777778">
            <text:p>-0.2269167778</text:p>
          </table:table-cell>
          <table:table-cell office:value-type="float" office:value="97.668282">
            <text:p>97.668282</text:p>
          </table:table-cell>
          <table:table-cell office:value-type="float" office:value="-0.499784">
            <text:p>-0.499784</text:p>
          </table:table-cell>
          <table:table-cell office:value-type="float" office:value="-0.155481">
            <text:p>-0.155481</text:p>
          </table:table-cell>
          <table:table-cell table:formula="of:=[.O82]-0.021583" office:value-type="float" office:value="-0.177064">
            <text:p>-0.177064</text:p>
          </table:table-cell>
          <table:table-cell office:value-type="float" office:value="0.255978">
            <text:p>0.255978</text:p>
          </table:table-cell>
          <table:table-cell office:value-type="float" office:value="1568">
            <text:p>1568</text:p>
          </table:table-cell>
          <table:table-cell office:value-type="float" office:value="-251">
            <text:p>-251</text:p>
          </table:table-cell>
          <table:table-cell office:value-type="float" office:value="1475">
            <text:p>1475</text:p>
          </table:table-cell>
          <table:table-cell office:value-type="float" office:value="1064">
            <text:p>1064</text:p>
          </table:table-cell>
          <table:table-cell office:value-type="float" office:value="1318.284546">
            <text:p>1318.284546</text:p>
          </table:table-cell>
          <table:table-cell office:value-type="float" office:value="-0.94309">
            <text:p>-0.94309</text:p>
          </table:table-cell>
          <table:table-cell office:value-type="float" office:value="-0.654061">
            <text:p>-0.654061</text:p>
          </table:table-cell>
          <table:table-cell office:value-type="float" office:value="30.647081">
            <text:p>30.647081</text:p>
          </table:table-cell>
        </table:table-row>
        <table:table-row table:style-name="ro1">
          <table:table-cell office:value-type="float" office:value="21331">
            <text:p>21331</text:p>
          </table:table-cell>
          <table:table-cell office:value-type="float" office:value="19">
            <text:p>19</text:p>
          </table:table-cell>
          <table:table-cell office:value-type="float" office:value="-88">
            <text:p>-88</text:p>
          </table:table-cell>
          <table:table-cell office:value-type="float" office:value="564.416626">
            <text:p>564.416626</text:p>
          </table:table-cell>
          <table:table-cell office:value-type="float" office:value="-0.023108">
            <text:p>-0.023108</text:p>
          </table:table-cell>
          <table:table-cell office:value-type="float" office:value="-0.025612">
            <text:p>-0.025612</text:p>
          </table:table-cell>
          <table:table-cell office:value-type="float" office:value="10.834873">
            <text:p>10.834873</text:p>
          </table:table-cell>
          <table:table-cell office:value-type="float" office:value="-0.247291">
            <text:p>-0.247291</text:p>
          </table:table-cell>
          <table:table-cell office:value-type="float" office:value="0.143652">
            <text:p>0.143652</text:p>
          </table:table-cell>
          <table:table-cell table:formula="of:=[.I83]-[.$I$2]" office:value-type="float" office:value="0.162806">
            <text:p>0.162806</text:p>
          </table:table-cell>
          <table:table-cell table:formula="of:=AVERAGE([.J79:.J83])" office:value-type="float" office:value="0.00335220000000001">
            <text:p>0.0033522</text:p>
          </table:table-cell>
          <table:table-cell table:formula="of:=AVERAGE([.J75:.J83])" office:value-type="float" office:value="-0.184087222222222">
            <text:p>-0.1840872222</text:p>
          </table:table-cell>
          <table:table-cell office:value-type="float" office:value="184.642334">
            <text:p>184.642334</text:p>
          </table:table-cell>
          <table:table-cell office:value-type="float" office:value="-0.140663">
            <text:p>-0.140663</text:p>
          </table:table-cell>
          <table:table-cell office:value-type="float" office:value="-0.119109">
            <text:p>-0.119109</text:p>
          </table:table-cell>
          <table:table-cell table:formula="of:=[.O83]-0.021583" office:value-type="float" office:value="-0.140692">
            <text:p>-0.140692</text:p>
          </table:table-cell>
          <table:table-cell office:value-type="float" office:value="10.834864">
            <text:p>10.834864</text:p>
          </table:table-cell>
          <table:table-cell office:value-type="float" office:value="1579">
            <text:p>1579</text:p>
          </table:table-cell>
          <table:table-cell office:value-type="float" office:value="-266">
            <text:p>-266</text:p>
          </table:table-cell>
          <table:table-cell office:value-type="float" office:value="1405">
            <text:p>1405</text:p>
          </table:table-cell>
          <table:table-cell office:value-type="float" office:value="1118">
            <text:p>1118</text:p>
          </table:table-cell>
          <table:table-cell office:value-type="float" office:value="1394.89502">
            <text:p>1394.89502</text:p>
          </table:table-cell>
          <table:table-cell office:value-type="float" office:value="-0.966198">
            <text:p>-0.966198</text:p>
          </table:table-cell>
          <table:table-cell office:value-type="float" office:value="-0.679672">
            <text:p>-0.679672</text:p>
          </table:table-cell>
          <table:table-cell office:value-type="float" office:value="29.65498">
            <text:p>29.65498</text:p>
          </table:table-cell>
        </table:table-row>
        <table:table-row table:style-name="ro1">
          <table:table-cell office:value-type="float" office:value="21588">
            <text:p>21588</text:p>
          </table:table-cell>
          <table:table-cell office:value-type="float" office:value="19">
            <text:p>19</text:p>
          </table:table-cell>
          <table:table-cell office:value-type="float" office:value="-92">
            <text:p>-92</text:p>
          </table:table-cell>
          <table:table-cell office:value-type="float" office:value="581.894653">
            <text:p>581.894653</text:p>
          </table:table-cell>
          <table:table-cell office:value-type="float" office:value="-0.03">
            <text:p>-0.03</text:p>
          </table:table-cell>
          <table:table-cell office:value-type="float" office:value="-0.033932">
            <text:p>-0.033932</text:p>
          </table:table-cell>
          <table:table-cell office:value-type="float" office:value="13.107533">
            <text:p>13.107533</text:p>
          </table:table-cell>
          <table:table-cell office:value-type="float" office:value="-0.02271">
            <text:p>-0.02271</text:p>
          </table:table-cell>
          <table:table-cell office:value-type="float" office:value="0.390255">
            <text:p>0.390255</text:p>
          </table:table-cell>
          <table:table-cell table:formula="of:=[.I84]-[.$I$2]" office:value-type="float" office:value="0.409409">
            <text:p>0.409409</text:p>
          </table:table-cell>
          <table:table-cell table:formula="of:=AVERAGE([.J80:.J84])" office:value-type="float" office:value="0.0076618">
            <text:p>0.0076618</text:p>
          </table:table-cell>
          <table:table-cell table:formula="of:=AVERAGE([.J76:.J84])" office:value-type="float" office:value="0.00638488888888889">
            <text:p>0.0063848889</text:p>
          </table:table-cell>
          <table:table-cell office:value-type="float" office:value="100">
            <text:p>100</text:p>
          </table:table-cell>
          <table:table-cell office:value-type="float" office:value="-0.081032">
            <text:p>-0.081032</text:p>
          </table:table-cell>
          <table:table-cell office:value-type="float" office:value="-0.093662">
            <text:p>-0.093662</text:p>
          </table:table-cell>
          <table:table-cell table:formula="of:=[.O84]-0.021583" office:value-type="float" office:value="-0.115245">
            <text:p>-0.115245</text:p>
          </table:table-cell>
          <table:table-cell office:value-type="float" office:value="13.10754">
            <text:p>13.10754</text:p>
          </table:table-cell>
          <table:table-cell office:value-type="float" office:value="1590">
            <text:p>1590</text:p>
          </table:table-cell>
          <table:table-cell office:value-type="float" office:value="-282">
            <text:p>-282</text:p>
          </table:table-cell>
          <table:table-cell office:value-type="float" office:value="1334">
            <text:p>1334</text:p>
          </table:table-cell>
          <table:table-cell office:value-type="float" office:value="1176">
            <text:p>1176</text:p>
          </table:table-cell>
          <table:table-cell office:value-type="float" office:value="1480.304077">
            <text:p>1480.304077</text:p>
          </table:table-cell>
          <table:table-cell office:value-type="float" office:value="-0.996198">
            <text:p>-0.996198</text:p>
          </table:table-cell>
          <table:table-cell office:value-type="float" office:value="-0.713605">
            <text:p>-0.713605</text:p>
          </table:table-cell>
          <table:table-cell office:value-type="float" office:value="28.367207">
            <text:p>28.367207</text:p>
          </table:table-cell>
        </table:table-row>
        <table:table-row table:style-name="ro1">
          <table:table-cell office:value-type="float" office:value="21845">
            <text:p>21845</text:p>
          </table:table-cell>
          <table:table-cell office:value-type="float" office:value="20">
            <text:p>20</text:p>
          </table:table-cell>
          <table:table-cell office:value-type="float" office:value="-84">
            <text:p>-84</text:p>
          </table:table-cell>
          <table:table-cell office:value-type="float" office:value="520.638367">
            <text:p>520.638367</text:p>
          </table:table-cell>
          <table:table-cell office:value-type="float" office:value="-0.03">
            <text:p>-0.03</text:p>
          </table:table-cell>
          <table:table-cell office:value-type="float" office:value="-0.033179">
            <text:p>-0.033179</text:p>
          </table:table-cell>
          <table:table-cell office:value-type="float" office:value="10.596582">
            <text:p>10.596582</text:p>
          </table:table-cell>
          <table:table-cell office:value-type="float" office:value="0.006624">
            <text:p>0.006624</text:p>
          </table:table-cell>
          <table:table-cell office:value-type="float" office:value="0.179565">
            <text:p>0.179565</text:p>
          </table:table-cell>
          <table:table-cell table:formula="of:=[.I85]-[.$I$2]" office:value-type="float" office:value="0.198719">
            <text:p>0.198719</text:p>
          </table:table-cell>
          <table:table-cell table:formula="of:=AVERAGE([.J81:.J85])" office:value-type="float" office:value="0.0665592">
            <text:p>0.0665592</text:p>
          </table:table-cell>
          <table:table-cell table:formula="of:=AVERAGE([.J77:.J85])" office:value-type="float" office:value="0.0657078888888889">
            <text:p>0.0657078889</text:p>
          </table:table-cell>
          <table:table-cell office:value-type="float" office:value="643.232666">
            <text:p>643.232666</text:p>
          </table:table-cell>
          <table:table-cell office:value-type="float" office:value="-0.095655">
            <text:p>-0.095655</text:p>
          </table:table-cell>
          <table:table-cell office:value-type="float" office:value="-0.087799">
            <text:p>-0.087799</text:p>
          </table:table-cell>
          <table:table-cell table:formula="of:=[.O85]-0.021583" office:value-type="float" office:value="-0.109382">
            <text:p>-0.109382</text:p>
          </table:table-cell>
          <table:table-cell office:value-type="float" office:value="10.596581">
            <text:p>10.596581</text:p>
          </table:table-cell>
          <table:table-cell office:value-type="float" office:value="1601">
            <text:p>1601</text:p>
          </table:table-cell>
          <table:table-cell office:value-type="float" office:value="-299">
            <text:p>-299</text:p>
          </table:table-cell>
          <table:table-cell office:value-type="float" office:value="1270">
            <text:p>1270</text:p>
          </table:table-cell>
          <table:table-cell office:value-type="float" office:value="1231">
            <text:p>1231</text:p>
          </table:table-cell>
          <table:table-cell office:value-type="float" office:value="1565.394897">
            <text:p>1565.394897</text:p>
          </table:table-cell>
          <table:table-cell office:value-type="float" office:value="-1.026198">
            <text:p>-1.026198</text:p>
          </table:table-cell>
          <table:table-cell office:value-type="float" office:value="-0.746784">
            <text:p>-0.746784</text:p>
          </table:table-cell>
          <table:table-cell office:value-type="float" office:value="27.228132">
            <text:p>27.228132</text:p>
          </table:table-cell>
        </table:table-row>
        <table:table-row table:style-name="ro1">
          <table:table-cell office:value-type="float" office:value="22102">
            <text:p>22102</text:p>
          </table:table-cell>
          <table:table-cell office:value-type="float" office:value="20">
            <text:p>20</text:p>
          </table:table-cell>
          <table:table-cell office:value-type="float" office:value="-98">
            <text:p>-98</text:p>
          </table:table-cell>
          <table:table-cell office:value-type="float" office:value="590.21759">
            <text:p>590.21759</text:p>
          </table:table-cell>
          <table:table-cell office:value-type="float" office:value="-0.035">
            <text:p>-0.035</text:p>
          </table:table-cell>
          <table:table-cell office:value-type="float" office:value="-0.037459">
            <text:p>-0.037459</text:p>
          </table:table-cell>
          <table:table-cell office:value-type="float" office:value="7.025801">
            <text:p>7.025801</text:p>
          </table:table-cell>
          <table:table-cell office:value-type="float" office:value="0.639677">
            <text:p>0.639677</text:p>
          </table:table-cell>
          <table:table-cell office:value-type="float" office:value="-0.316035">
            <text:p>-0.316035</text:p>
          </table:table-cell>
          <table:table-cell table:formula="of:=[.I86]-[.$I$2]" office:value-type="float" office:value="-0.296881">
            <text:p>-0.296881</text:p>
          </table:table-cell>
          <table:table-cell table:formula="of:=AVERAGE([.J82:.J86])" office:value-type="float" office:value="0.0905012">
            <text:p>0.0905012</text:p>
          </table:table-cell>
          <table:table-cell table:formula="of:=AVERAGE([.J78:.J86])" office:value-type="float" office:value="0.0289967777777778">
            <text:p>0.0289967778</text:p>
          </table:table-cell>
          <table:table-cell office:value-type="float" office:value="100">
            <text:p>100</text:p>
          </table:table-cell>
          <table:table-cell office:value-type="float" office:value="-0.350195">
            <text:p>-0.350195</text:p>
          </table:table-cell>
          <table:table-cell office:value-type="float" office:value="-0.108051">
            <text:p>-0.108051</text:p>
          </table:table-cell>
          <table:table-cell table:formula="of:=[.O86]-0.021583" office:value-type="float" office:value="-0.129634">
            <text:p>-0.129634</text:p>
          </table:table-cell>
          <table:table-cell office:value-type="float" office:value="7.025804">
            <text:p>7.025804</text:p>
          </table:table-cell>
          <table:table-cell office:value-type="float" office:value="1611">
            <text:p>1611</text:p>
          </table:table-cell>
          <table:table-cell office:value-type="float" office:value="-316">
            <text:p>-316</text:p>
          </table:table-cell>
          <table:table-cell office:value-type="float" office:value="1198">
            <text:p>1198</text:p>
          </table:table-cell>
          <table:table-cell office:value-type="float" office:value="1298">
            <text:p>1298</text:p>
          </table:table-cell>
          <table:table-cell office:value-type="float" office:value="1666.002686">
            <text:p>1666.002686</text:p>
          </table:table-cell>
          <table:table-cell office:value-type="float" office:value="-1.061198">
            <text:p>-1.061198</text:p>
          </table:table-cell>
          <table:table-cell office:value-type="float" office:value="-0.784243">
            <text:p>-0.784243</text:p>
          </table:table-cell>
          <table:table-cell office:value-type="float" office:value="26.098383">
            <text:p>26.098383</text:p>
          </table:table-cell>
        </table:table-row>
        <table:table-row table:style-name="ro1">
          <table:table-cell office:value-type="float" office:value="22359">
            <text:p>22359</text:p>
          </table:table-cell>
          <table:table-cell office:value-type="float" office:value="20">
            <text:p>20</text:p>
          </table:table-cell>
          <table:table-cell office:value-type="float" office:value="-83">
            <text:p>-83</text:p>
          </table:table-cell>
          <table:table-cell office:value-type="float" office:value="515.103638">
            <text:p>515.103638</text:p>
          </table:table-cell>
          <table:table-cell office:value-type="float" office:value="-0.033333">
            <text:p>-0.033333</text:p>
          </table:table-cell>
          <table:table-cell office:value-type="float" office:value="-0.04126">
            <text:p>-0.04126</text:p>
          </table:table-cell>
          <table:table-cell office:value-type="float" office:value="23.779158">
            <text:p>23.779158</text:p>
          </table:table-cell>
          <table:table-cell office:value-type="float" office:value="-0.166543">
            <text:p>-0.166543</text:p>
          </table:table-cell>
          <table:table-cell office:value-type="float" office:value="-0.146046">
            <text:p>-0.146046</text:p>
          </table:table-cell>
          <table:table-cell table:formula="of:=[.I87]-[.$I$2]" office:value-type="float" office:value="-0.126892">
            <text:p>-0.126892</text:p>
          </table:table-cell>
          <table:table-cell table:formula="of:=AVERAGE([.J83:.J87])" office:value-type="float" office:value="0.0694322">
            <text:p>0.0694322</text:p>
          </table:table-cell>
          <table:table-cell table:formula="of:=AVERAGE([.J79:.J87])" office:value-type="float" office:value="0.0223462222222222">
            <text:p>0.0223462222</text:p>
          </table:table-cell>
          <table:table-cell office:value-type="float" office:value="100">
            <text:p>100</text:p>
          </table:table-cell>
          <table:table-cell office:value-type="float" office:value="-0.081032">
            <text:p>-0.081032</text:p>
          </table:table-cell>
          <table:table-cell office:value-type="float" office:value="-0.070213">
            <text:p>-0.070213</text:p>
          </table:table-cell>
          <table:table-cell table:formula="of:=[.O87]-0.021583" office:value-type="float" office:value="-0.091796">
            <text:p>-0.091796</text:p>
          </table:table-cell>
          <table:table-cell office:value-type="float" office:value="23.779152">
            <text:p>23.779152</text:p>
          </table:table-cell>
          <table:table-cell office:value-type="float" office:value="1621">
            <text:p>1621</text:p>
          </table:table-cell>
          <table:table-cell office:value-type="float" office:value="-333">
            <text:p>-333</text:p>
          </table:table-cell>
          <table:table-cell office:value-type="float" office:value="1139">
            <text:p>1139</text:p>
          </table:table-cell>
          <table:table-cell office:value-type="float" office:value="1357">
            <text:p>1357</text:p>
          </table:table-cell>
          <table:table-cell office:value-type="float" office:value="1757.391235">
            <text:p>1757.391235</text:p>
          </table:table-cell>
          <table:table-cell office:value-type="float" office:value="-1.094532">
            <text:p>-1.094532</text:p>
          </table:table-cell>
          <table:table-cell office:value-type="float" office:value="-0.825502">
            <text:p>-0.825502</text:p>
          </table:table-cell>
          <table:table-cell office:value-type="float" office:value="24.57939">
            <text:p>24.57939</text:p>
          </table:table-cell>
        </table:table-row>
        <table:table-row table:style-name="ro1">
          <table:table-cell office:value-type="float" office:value="22616">
            <text:p>22616</text:p>
          </table:table-cell>
          <table:table-cell office:value-type="float" office:value="18">
            <text:p>18</text:p>
          </table:table-cell>
          <table:table-cell office:value-type="float" office:value="-70">
            <text:p>-70</text:p>
          </table:table-cell>
          <table:table-cell office:value-type="float" office:value="488.308624">
            <text:p>488.308624</text:p>
          </table:table-cell>
          <table:table-cell office:value-type="float" office:value="-0.04">
            <text:p>-0.04</text:p>
          </table:table-cell>
          <table:table-cell office:value-type="float" office:value="-0.04732">
            <text:p>-0.04732</text:p>
          </table:table-cell>
          <table:table-cell office:value-type="float" office:value="18.300674">
            <text:p>18.300674</text:p>
          </table:table-cell>
          <table:table-cell office:value-type="float" office:value="0.696453">
            <text:p>0.696453</text:p>
          </table:table-cell>
          <table:table-cell office:value-type="float" office:value="0.203507">
            <text:p>0.203507</text:p>
          </table:table-cell>
          <table:table-cell table:formula="of:=[.I88]-[.$I$2]" office:value-type="float" office:value="0.222661">
            <text:p>0.222661</text:p>
          </table:table-cell>
          <table:table-cell table:formula="of:=AVERAGE([.J84:.J88])" office:value-type="float" office:value="0.0814032">
            <text:p>0.0814032</text:p>
          </table:table-cell>
          <table:table-cell table:formula="of:=AVERAGE([.J80:.J88])" office:value-type="float" office:value="0.00399066666666667">
            <text:p>0.0039906667</text:p>
          </table:table-cell>
          <table:table-cell office:value-type="float" office:value="756.258606">
            <text:p>756.258606</text:p>
          </table:table-cell>
          <table:table-cell office:value-type="float" office:value="-0.323755">
            <text:p>-0.323755</text:p>
          </table:table-cell>
          <table:table-cell office:value-type="float" office:value="-0.107251">
            <text:p>-0.107251</text:p>
          </table:table-cell>
          <table:table-cell table:formula="of:=[.O88]-0.021583" office:value-type="float" office:value="-0.128834">
            <text:p>-0.128834</text:p>
          </table:table-cell>
          <table:table-cell office:value-type="float" office:value="18.300686">
            <text:p>18.300686</text:p>
          </table:table-cell>
          <table:table-cell office:value-type="float" office:value="1629">
            <text:p>1629</text:p>
          </table:table-cell>
          <table:table-cell office:value-type="float" office:value="-349">
            <text:p>-349</text:p>
          </table:table-cell>
          <table:table-cell office:value-type="float" office:value="1092">
            <text:p>1092</text:p>
          </table:table-cell>
          <table:table-cell office:value-type="float" office:value="1408">
            <text:p>1408</text:p>
          </table:table-cell>
          <table:table-cell office:value-type="float" office:value="1837.231079">
            <text:p>1837.231079</text:p>
          </table:table-cell>
          <table:table-cell office:value-type="float" office:value="-1.134532">
            <text:p>-1.134532</text:p>
          </table:table-cell>
          <table:table-cell office:value-type="float" office:value="-0.872823">
            <text:p>-0.872823</text:p>
          </table:table-cell>
          <table:table-cell office:value-type="float" office:value="23.067574">
            <text:p>23.067574</text:p>
          </table:table-cell>
        </table:table-row>
        <table:table-row table:style-name="ro1">
          <table:table-cell office:value-type="float" office:value="22873">
            <text:p>22873</text:p>
          </table:table-cell>
          <table:table-cell office:value-type="float" office:value="21">
            <text:p>21</text:p>
          </table:table-cell>
          <table:table-cell office:value-type="float" office:value="-112">
            <text:p>-112</text:p>
          </table:table-cell>
          <table:table-cell office:value-type="float" office:value="634.645874">
            <text:p>634.645874</text:p>
          </table:table-cell>
          <table:table-cell office:value-type="float" office:value="-0.038415">
            <text:p>-0.038415</text:p>
          </table:table-cell>
          <table:table-cell office:value-type="float" office:value="-0.032563">
            <text:p>-0.032563</text:p>
          </table:table-cell>
          <table:table-cell office:value-type="float" office:value="15.233747">
            <text:p>15.233747</text:p>
          </table:table-cell>
          <table:table-cell office:value-type="float" office:value="-0.205235">
            <text:p>-0.205235</text:p>
          </table:table-cell>
          <table:table-cell office:value-type="float" office:value="-0.19393">
            <text:p>-0.19393</text:p>
          </table:table-cell>
          <table:table-cell table:formula="of:=[.I89]-[.$I$2]" office:value-type="float" office:value="-0.174776">
            <text:p>-0.174776</text:p>
          </table:table-cell>
          <table:table-cell table:formula="of:=AVERAGE([.J85:.J89])" office:value-type="float" office:value="-0.0354338">
            <text:p>-0.0354338</text:p>
          </table:table-cell>
          <table:table-cell table:formula="of:=AVERAGE([.J81:.J89])" office:value-type="float" office:value="-0.00478800000000001">
            <text:p>-0.004788</text:p>
          </table:table-cell>
          <table:table-cell office:value-type="float" office:value="1512.669067">
            <text:p>1512.669067</text:p>
          </table:table-cell>
          <table:table-cell office:value-type="float" office:value="-0.149157">
            <text:p>-0.149157</text:p>
          </table:table-cell>
          <table:table-cell office:value-type="float" office:value="-0.134297">
            <text:p>-0.134297</text:p>
          </table:table-cell>
          <table:table-cell table:formula="of:=[.O89]-0.021583" office:value-type="float" office:value="-0.15588">
            <text:p>-0.15588</text:p>
          </table:table-cell>
          <table:table-cell office:value-type="float" office:value="15.233734">
            <text:p>15.233734</text:p>
          </table:table-cell>
          <table:table-cell office:value-type="float" office:value="1638">
            <text:p>1638</text:p>
          </table:table-cell>
          <table:table-cell office:value-type="float" office:value="-368">
            <text:p>-368</text:p>
          </table:table-cell>
          <table:table-cell office:value-type="float" office:value="1020">
            <text:p>1020</text:p>
          </table:table-cell>
          <table:table-cell office:value-type="float" office:value="1494">
            <text:p>1494</text:p>
          </table:table-cell>
          <table:table-cell office:value-type="float" office:value="1961.878662">
            <text:p>1961.878662</text:p>
          </table:table-cell>
          <table:table-cell office:value-type="float" office:value="-1.172946">
            <text:p>-1.172946</text:p>
          </table:table-cell>
          <table:table-cell office:value-type="float" office:value="-0.905385">
            <text:p>-0.905385</text:p>
          </table:table-cell>
          <table:table-cell office:value-type="float" office:value="22.811007">
            <text:p>22.811007</text:p>
          </table:table-cell>
        </table:table-row>
        <table:table-row table:style-name="ro1">
          <table:table-cell office:value-type="float" office:value="23130">
            <text:p>23130</text:p>
          </table:table-cell>
          <table:table-cell office:value-type="float" office:value="21">
            <text:p>21</text:p>
          </table:table-cell>
          <table:table-cell office:value-type="float" office:value="-116">
            <text:p>-116</text:p>
          </table:table-cell>
          <table:table-cell office:value-type="float" office:value="651.212341">
            <text:p>651.212341</text:p>
          </table:table-cell>
          <table:table-cell office:value-type="float" office:value="-0.028171">
            <text:p>-0.028171</text:p>
          </table:table-cell>
          <table:table-cell office:value-type="float" office:value="-0.033213">
            <text:p>-0.033213</text:p>
          </table:table-cell>
          <table:table-cell office:value-type="float" office:value="17.899714">
            <text:p>17.899714</text:p>
          </table:table-cell>
          <table:table-cell office:value-type="float" office:value="0.645985">
            <text:p>0.645985</text:p>
          </table:table-cell>
          <table:table-cell office:value-type="float" office:value="-0.258574">
            <text:p>-0.258574</text:p>
          </table:table-cell>
          <table:table-cell table:formula="of:=[.I90]-[.$I$2]" office:value-type="float" office:value="-0.23942">
            <text:p>-0.23942</text:p>
          </table:table-cell>
          <table:table-cell table:formula="of:=AVERAGE([.J86:.J90])" office:value-type="float" office:value="-0.1230616">
            <text:p>-0.1230616</text:p>
          </table:table-cell>
          <table:table-cell table:formula="of:=AVERAGE([.J82:.J90])" office:value-type="float" office:value="0.0148976666666667">
            <text:p>0.0148976667</text:p>
          </table:table-cell>
          <table:table-cell office:value-type="float" office:value="100">
            <text:p>100</text:p>
          </table:table-cell>
          <table:table-cell office:value-type="float" office:value="-0.421745">
            <text:p>-0.421745</text:p>
          </table:table-cell>
          <table:table-cell office:value-type="float" office:value="-0.143224">
            <text:p>-0.143224</text:p>
          </table:table-cell>
          <table:table-cell table:formula="of:=[.O90]-0.021583" office:value-type="float" office:value="-0.164807">
            <text:p>-0.164807</text:p>
          </table:table-cell>
          <table:table-cell office:value-type="float" office:value="17.899719">
            <text:p>17.899719</text:p>
          </table:table-cell>
          <table:table-cell office:value-type="float" office:value="1646">
            <text:p>1646</text:p>
          </table:table-cell>
          <table:table-cell office:value-type="float" office:value="-387">
            <text:p>-387</text:p>
          </table:table-cell>
          <table:table-cell office:value-type="float" office:value="949">
            <text:p>949</text:p>
          </table:table-cell>
          <table:table-cell office:value-type="float" office:value="1585">
            <text:p>1585</text:p>
          </table:table-cell>
          <table:table-cell office:value-type="float" office:value="2091.552734">
            <text:p>2091.552734</text:p>
          </table:table-cell>
          <table:table-cell office:value-type="float" office:value="-1.201117">
            <text:p>-1.201117</text:p>
          </table:table-cell>
          <table:table-cell office:value-type="float" office:value="-0.938599">
            <text:p>-0.938599</text:p>
          </table:table-cell>
          <table:table-cell office:value-type="float" office:value="21.856186">
            <text:p>21.856186</text:p>
          </table:table-cell>
        </table:table-row>
        <table:table-row table:style-name="ro1">
          <table:table-cell office:value-type="float" office:value="23387">
            <text:p>23387</text:p>
          </table:table-cell>
          <table:table-cell office:value-type="float" office:value="20">
            <text:p>20</text:p>
          </table:table-cell>
          <table:table-cell office:value-type="float" office:value="-110">
            <text:p>-110</text:p>
          </table:table-cell>
          <table:table-cell office:value-type="float" office:value="650.308716">
            <text:p>650.308716</text:p>
          </table:table-cell>
          <table:table-cell office:value-type="float" office:value="-0.03">
            <text:p>-0.03</text:p>
          </table:table-cell>
          <table:table-cell office:value-type="float" office:value="-0.033008">
            <text:p>-0.033008</text:p>
          </table:table-cell>
          <table:table-cell office:value-type="float" office:value="10.025905">
            <text:p>10.025905</text:p>
          </table:table-cell>
          <table:table-cell office:value-type="float" office:value="-0.218693">
            <text:p>-0.218693</text:p>
          </table:table-cell>
          <table:table-cell office:value-type="float" office:value="0.727837">
            <text:p>0.727837</text:p>
          </table:table-cell>
          <table:table-cell table:formula="of:=[.I91]-[.$I$2]" office:value-type="float" office:value="0.746991">
            <text:p>0.746991</text:p>
          </table:table-cell>
          <table:table-cell table:formula="of:=AVERAGE([.J87:.J91])" office:value-type="float" office:value="0.0857128">
            <text:p>0.0857128</text:p>
          </table:table-cell>
          <table:table-cell table:formula="of:=AVERAGE([.J83:.J91])" office:value-type="float" office:value="0.100290777777778">
            <text:p>0.1002907778</text:p>
          </table:table-cell>
          <table:table-cell office:value-type="float" office:value="669.284546">
            <text:p>669.284546</text:p>
          </table:table-cell>
          <table:table-cell office:value-type="float" office:value="-0.116732">
            <text:p>-0.116732</text:p>
          </table:table-cell>
          <table:table-cell office:value-type="float" office:value="-0.124571">
            <text:p>-0.124571</text:p>
          </table:table-cell>
          <table:table-cell table:formula="of:=[.O91]-0.021583" office:value-type="float" office:value="-0.146154">
            <text:p>-0.146154</text:p>
          </table:table-cell>
          <table:table-cell office:value-type="float" office:value="10.025908">
            <text:p>10.025908</text:p>
          </table:table-cell>
          <table:table-cell office:value-type="float" office:value="1653">
            <text:p>1653</text:p>
          </table:table-cell>
          <table:table-cell office:value-type="float" office:value="-406">
            <text:p>-406</text:p>
          </table:table-cell>
          <table:table-cell office:value-type="float" office:value="884">
            <text:p>884</text:p>
          </table:table-cell>
          <table:table-cell office:value-type="float" office:value="1674">
            <text:p>1674</text:p>
          </table:table-cell>
          <table:table-cell office:value-type="float" office:value="2217.602539">
            <text:p>2217.602539</text:p>
          </table:table-cell>
          <table:table-cell office:value-type="float" office:value="-1.231117">
            <text:p>-1.231117</text:p>
          </table:table-cell>
          <table:table-cell office:value-type="float" office:value="-0.971606">
            <text:p>-0.971606</text:p>
          </table:table-cell>
          <table:table-cell office:value-type="float" office:value="21.079275">
            <text:p>21.079275</text:p>
          </table:table-cell>
        </table:table-row>
        <table:table-row table:style-name="ro1">
          <table:table-cell office:value-type="float" office:value="23644">
            <text:p>23644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4.637268">
            <text:p>554.637268</text:p>
          </table:table-cell>
          <table:table-cell office:value-type="float" office:value="-0.03">
            <text:p>-0.03</text:p>
          </table:table-cell>
          <table:table-cell office:value-type="float" office:value="-0.030816">
            <text:p>-0.030816</text:p>
          </table:table-cell>
          <table:table-cell office:value-type="float" office:value="2.721287">
            <text:p>2.721287</text:p>
          </table:table-cell>
          <table:table-cell office:value-type="float" office:value="0.565237">
            <text:p>0.565237</text:p>
          </table:table-cell>
          <table:table-cell office:value-type="float" office:value="-0.229843">
            <text:p>-0.229843</text:p>
          </table:table-cell>
          <table:table-cell table:formula="of:=[.I92]-[.$I$2]" office:value-type="float" office:value="-0.210689">
            <text:p>-0.210689</text:p>
          </table:table-cell>
          <table:table-cell table:formula="of:=AVERAGE([.J88:.J92])" office:value-type="float" office:value="0.0689534">
            <text:p>0.0689534</text:p>
          </table:table-cell>
          <table:table-cell table:formula="of:=AVERAGE([.J84:.J92])" office:value-type="float" office:value="0.0587913333333333">
            <text:p>0.0587913333</text:p>
          </table:table-cell>
          <table:table-cell office:value-type="float" office:value="100">
            <text:p>100</text:p>
          </table:table-cell>
          <table:table-cell office:value-type="float" office:value="-0.447471">
            <text:p>-0.447471</text:p>
          </table:table-cell>
          <table:table-cell office:value-type="float" office:value="-0.149752">
            <text:p>-0.149752</text:p>
          </table:table-cell>
          <table:table-cell table:formula="of:=[.O92]-0.021583" office:value-type="float" office:value="-0.171335">
            <text:p>-0.171335</text:p>
          </table:table-cell>
          <table:table-cell office:value-type="float" office:value="2.721287">
            <text:p>2.721287</text:p>
          </table:table-cell>
          <table:table-cell office:value-type="float" office:value="1660">
            <text:p>1660</text:p>
          </table:table-cell>
          <table:table-cell office:value-type="float" office:value="-425">
            <text:p>-425</text:p>
          </table:table-cell>
          <table:table-cell office:value-type="float" office:value="833">
            <text:p>833</text:p>
          </table:table-cell>
          <table:table-cell office:value-type="float" office:value="1749">
            <text:p>1749</text:p>
          </table:table-cell>
          <table:table-cell office:value-type="float" office:value="2325.984619">
            <text:p>2325.984619</text:p>
          </table:table-cell>
          <table:table-cell office:value-type="float" office:value="-1.261117">
            <text:p>-1.261117</text:p>
          </table:table-cell>
          <table:table-cell office:value-type="float" office:value="-1.002423">
            <text:p>-1.002423</text:p>
          </table:table-cell>
          <table:table-cell office:value-type="float" office:value="20.513092">
            <text:p>20.513092</text:p>
          </table:table-cell>
        </table:table-row>
        <table:table-row table:style-name="ro1">
          <table:table-cell office:value-type="float" office:value="23901">
            <text:p>23901</text:p>
          </table:table-cell>
          <table:table-cell office:value-type="float" office:value="22">
            <text:p>22</text:p>
          </table:table-cell>
          <table:table-cell office:value-type="float" office:value="-86">
            <text:p>-86</text:p>
          </table:table-cell>
          <table:table-cell office:value-type="float" office:value="489.586456">
            <text:p>489.586456</text:p>
          </table:table-cell>
          <table:table-cell office:value-type="float" office:value="-0.02">
            <text:p>-0.02</text:p>
          </table:table-cell>
          <table:table-cell office:value-type="float" office:value="-0.008526">
            <text:p>-0.008526</text:p>
          </table:table-cell>
          <table:table-cell office:value-type="float" office:value="57.37067">
            <text:p>57.37067</text:p>
          </table:table-cell>
          <table:table-cell office:value-type="float" office:value="-0.181683">
            <text:p>-0.181683</text:p>
          </table:table-cell>
          <table:table-cell office:value-type="float" office:value="0.265756">
            <text:p>0.265756</text:p>
          </table:table-cell>
          <table:table-cell table:formula="of:=[.I93]-[.$I$2]" office:value-type="float" office:value="0.28491">
            <text:p>0.28491</text:p>
          </table:table-cell>
          <table:table-cell table:formula="of:=AVERAGE([.J89:.J93])" office:value-type="float" office:value="0.0814032">
            <text:p>0.0814032</text:p>
          </table:table-cell>
          <table:table-cell table:formula="of:=AVERAGE([.J85:.J93])" office:value-type="float" office:value="0.0449581111111111">
            <text:p>0.0449581111</text:p>
          </table:table-cell>
          <table:table-cell office:value-type="float" office:value="160.922104">
            <text:p>160.922104</text:p>
          </table:table-cell>
          <table:table-cell office:value-type="float" office:value="-0.116732">
            <text:p>-0.116732</text:p>
          </table:table-cell>
          <table:table-cell office:value-type="float" office:value="-0.115378">
            <text:p>-0.115378</text:p>
          </table:table-cell>
          <table:table-cell table:formula="of:=[.O93]-0.021583" office:value-type="float" office:value="-0.136961">
            <text:p>-0.136961</text:p>
          </table:table-cell>
          <table:table-cell office:value-type="float" office:value="57.370663">
            <text:p>57.370663</text:p>
          </table:table-cell>
          <table:table-cell office:value-type="float" office:value="1667">
            <text:p>1667</text:p>
          </table:table-cell>
          <table:table-cell office:value-type="float" office:value="-446">
            <text:p>-446</text:p>
          </table:table-cell>
          <table:table-cell office:value-type="float" office:value="787">
            <text:p>787</text:p>
          </table:table-cell>
          <table:table-cell office:value-type="float" office:value="1821">
            <text:p>1821</text:p>
          </table:table-cell>
          <table:table-cell office:value-type="float" office:value="2431.807861">
            <text:p>2431.807861</text:p>
          </table:table-cell>
          <table:table-cell office:value-type="float" office:value="-1.281117">
            <text:p>-1.281117</text:p>
          </table:table-cell>
          <table:table-cell office:value-type="float" office:value="-1.010949">
            <text:p>-1.010949</text:p>
          </table:table-cell>
          <table:table-cell office:value-type="float" office:value="21.088488">
            <text:p>21.088488</text:p>
          </table:table-cell>
        </table:table-row>
        <table:table-row table:style-name="ro1">
          <table:table-cell office:value-type="float" office:value="24158">
            <text:p>24158</text:p>
          </table:table-cell>
          <table:table-cell office:value-type="float" office:value="27">
            <text:p>27</text:p>
          </table:table-cell>
          <table:table-cell office:value-type="float" office:value="-92">
            <text:p>-92</text:p>
          </table:table-cell>
          <table:table-cell office:value-type="float" office:value="440.282501">
            <text:p>440.282501</text:p>
          </table:table-cell>
          <table:table-cell office:value-type="float" office:value="0.002547">
            <text:p>0.002547</text:p>
          </table:table-cell>
          <table:table-cell office:value-type="float" office:value="0.014963">
            <text:p>0.014963</text:p>
          </table:table-cell>
          <table:table-cell office:value-type="float" office:value="487.438904">
            <text:p>487.438904</text:p>
          </table:table-cell>
          <table:table-cell office:value-type="float" office:value="-0.021764">
            <text:p>-0.021764</text:p>
          </table:table-cell>
          <table:table-cell office:value-type="float" office:value="-0.701501">
            <text:p>-0.701501</text:p>
          </table:table-cell>
          <table:table-cell table:formula="of:=[.I94]-[.$I$2]" office:value-type="float" office:value="-0.682347">
            <text:p>-0.682347</text:p>
          </table:table-cell>
          <table:table-cell table:formula="of:=AVERAGE([.J90:.J94])" office:value-type="float" office:value="-0.020111">
            <text:p>-0.020111</text:p>
          </table:table-cell>
          <table:table-cell table:formula="of:=AVERAGE([.J86:.J94])" office:value-type="float" office:value="-0.0529381111111111">
            <text:p>-0.0529381111</text:p>
          </table:table-cell>
          <table:table-cell office:value-type="float" office:value="223.345016">
            <text:p>223.345016</text:p>
          </table:table-cell>
          <table:table-cell office:value-type="float" office:value="-0.087549">
            <text:p>-0.087549</text:p>
          </table:table-cell>
          <table:table-cell office:value-type="float" office:value="-0.101922">
            <text:p>-0.101922</text:p>
          </table:table-cell>
          <table:table-cell table:formula="of:=[.O94]-0.021583" office:value-type="float" office:value="-0.123505">
            <text:p>-0.123505</text:p>
          </table:table-cell>
          <table:table-cell office:value-type="float" office:value="487.438904">
            <text:p>487.438904</text:p>
          </table:table-cell>
          <table:table-cell office:value-type="float" office:value="1675">
            <text:p>1675</text:p>
          </table:table-cell>
          <table:table-cell office:value-type="float" office:value="-472">
            <text:p>-472</text:p>
          </table:table-cell>
          <table:table-cell office:value-type="float" office:value="738">
            <text:p>738</text:p>
          </table:table-cell>
          <table:table-cell office:value-type="float" office:value="1899">
            <text:p>1899</text:p>
          </table:table-cell>
          <table:table-cell office:value-type="float" office:value="2549.43335">
            <text:p>2549.43335</text:p>
          </table:table-cell>
          <table:table-cell office:value-type="float" office:value="-1.27857">
            <text:p>-1.27857</text:p>
          </table:table-cell>
          <table:table-cell office:value-type="float" office:value="-0.995986">
            <text:p>-0.995986</text:p>
          </table:table-cell>
          <table:table-cell office:value-type="float" office:value="22.101583">
            <text:p>22.101583</text:p>
          </table:table-cell>
        </table:table-row>
        <table:table-row table:style-name="ro1">
          <table:table-cell office:value-type="float" office:value="24415">
            <text:p>24415</text:p>
          </table:table-cell>
          <table:table-cell office:value-type="float" office:value="29">
            <text:p>29</text:p>
          </table:table-cell>
          <table:table-cell office:value-type="float" office:value="-110">
            <text:p>-110</text:p>
          </table:table-cell>
          <table:table-cell office:value-type="float" office:value="480.068542">
            <text:p>480.068542</text:p>
          </table:table-cell>
          <table:table-cell office:value-type="float" office:value="0.007632">
            <text:p>0.007632</text:p>
          </table:table-cell>
          <table:table-cell office:value-type="float" office:value="0.009827">
            <text:p>0.009827</text:p>
          </table:table-cell>
          <table:table-cell office:value-type="float" office:value="28.767637">
            <text:p>28.767637</text:p>
          </table:table-cell>
          <table:table-cell office:value-type="float" office:value="0.556405">
            <text:p>0.556405</text:p>
          </table:table-cell>
          <table:table-cell office:value-type="float" office:value="0.337582">
            <text:p>0.337582</text:p>
          </table:table-cell>
          <table:table-cell table:formula="of:=[.I95]-[.$I$2]" office:value-type="float" office:value="0.356736">
            <text:p>0.356736</text:p>
          </table:table-cell>
          <table:table-cell table:formula="of:=AVERAGE([.J91:.J95])" office:value-type="float" office:value="0.0991202">
            <text:p>0.0991202</text:p>
          </table:table-cell>
          <table:table-cell table:formula="of:=AVERAGE([.J87:.J95])" office:value-type="float" office:value="0.019686">
            <text:p>0.019686</text:p>
          </table:table-cell>
          <table:table-cell office:value-type="float" office:value="1017.180908">
            <text:p>1017.180908</text:p>
          </table:table-cell>
          <table:table-cell office:value-type="float" office:value="-0.350195">
            <text:p>-0.350195</text:p>
          </table:table-cell>
          <table:table-cell office:value-type="float" office:value="-0.100856">
            <text:p>-0.100856</text:p>
          </table:table-cell>
          <table:table-cell table:formula="of:=[.O95]-0.021583" office:value-type="float" office:value="-0.122439">
            <text:p>-0.122439</text:p>
          </table:table-cell>
          <table:table-cell office:value-type="float" office:value="28.767633">
            <text:p>28.767633</text:p>
          </table:table-cell>
          <table:table-cell office:value-type="float" office:value="1683">
            <text:p>1683</text:p>
          </table:table-cell>
          <table:table-cell office:value-type="float" office:value="-500">
            <text:p>-500</text:p>
          </table:table-cell>
          <table:table-cell office:value-type="float" office:value="678">
            <text:p>678</text:p>
          </table:table-cell>
          <table:table-cell office:value-type="float" office:value="1992">
            <text:p>1992</text:p>
          </table:table-cell>
          <table:table-cell office:value-type="float" office:value="2687.022217">
            <text:p>2687.022217</text:p>
          </table:table-cell>
          <table:table-cell office:value-type="float" office:value="-1.270938">
            <text:p>-1.270938</text:p>
          </table:table-cell>
          <table:table-cell office:value-type="float" office:value="-0.986159">
            <text:p>-0.986159</text:p>
          </table:table-cell>
          <table:table-cell office:value-type="float" office:value="22.407038">
            <text:p>22.407038</text:p>
          </table:table-cell>
        </table:table-row>
        <table:table-row table:style-name="ro1">
          <table:table-cell office:value-type="float" office:value="24672">
            <text:p>24672</text:p>
          </table:table-cell>
          <table:table-cell office:value-type="float" office:value="28">
            <text:p>28</text:p>
          </table:table-cell>
          <table:table-cell office:value-type="float" office:value="-63">
            <text:p>-63</text:p>
          </table:table-cell>
          <table:table-cell office:value-type="float" office:value="324.212463">
            <text:p>324.212463</text:p>
          </table:table-cell>
          <table:table-cell office:value-type="float" office:value="0.002545">
            <text:p>0.002545</text:p>
          </table:table-cell>
          <table:table-cell office:value-type="float" office:value="0.00743">
            <text:p>0.00743</text:p>
          </table:table-cell>
          <table:table-cell office:value-type="float" office:value="191.899658">
            <text:p>191.899658</text:p>
          </table:table-cell>
          <table:table-cell office:value-type="float" office:value="-0.164861">
            <text:p>-0.164861</text:p>
          </table:table-cell>
          <table:table-cell office:value-type="float" office:value="-0.409408">
            <text:p>-0.409408</text:p>
          </table:table-cell>
          <table:table-cell table:formula="of:=[.I96]-[.$I$2]" office:value-type="float" office:value="-0.390254">
            <text:p>-0.390254</text:p>
          </table:table-cell>
          <table:table-cell table:formula="of:=AVERAGE([.J92:.J96])" office:value-type="float" office:value="-0.1283288">
            <text:p>-0.1283288</text:p>
          </table:table-cell>
          <table:table-cell table:formula="of:=AVERAGE([.J88:.J96])" office:value-type="float" office:value="-0.00957644444444444">
            <text:p>-0.0095764444</text:p>
          </table:table-cell>
          <table:table-cell office:value-type="float" office:value="4844.038574">
            <text:p>4844.038574</text:p>
          </table:table-cell>
          <table:table-cell office:value-type="float" office:value="-0.127687">
            <text:p>-0.127687</text:p>
          </table:table-cell>
          <table:table-cell office:value-type="float" office:value="-0.122173">
            <text:p>-0.122173</text:p>
          </table:table-cell>
          <table:table-cell table:formula="of:=[.O96]-0.021583" office:value-type="float" office:value="-0.143756">
            <text:p>-0.143756</text:p>
          </table:table-cell>
          <table:table-cell office:value-type="float" office:value="191.899643">
            <text:p>191.899643</text:p>
          </table:table-cell>
          <table:table-cell office:value-type="float" office:value="1691">
            <text:p>1691</text:p>
          </table:table-cell>
          <table:table-cell office:value-type="float" office:value="-527">
            <text:p>-527</text:p>
          </table:table-cell>
          <table:table-cell office:value-type="float" office:value="643">
            <text:p>643</text:p>
          </table:table-cell>
          <table:table-cell office:value-type="float" office:value="2044">
            <text:p>2044</text:p>
          </table:table-cell>
          <table:table-cell office:value-type="float" office:value="2776.390625">
            <text:p>2776.390625</text:p>
          </table:table-cell>
          <table:table-cell office:value-type="float" office:value="-1.268393">
            <text:p>-1.268393</text:p>
          </table:table-cell>
          <table:table-cell office:value-type="float" office:value="-0.978728">
            <text:p>-0.978728</text:p>
          </table:table-cell>
          <table:table-cell office:value-type="float" office:value="22.837118">
            <text:p>22.837118</text:p>
          </table:table-cell>
        </table:table-row>
        <table:table-row table:style-name="ro1">
          <table:table-cell office:value-type="float" office:value="24929">
            <text:p>24929</text:p>
          </table:table-cell>
          <table:table-cell office:value-type="float" office:value="27">
            <text:p>27</text:p>
          </table:table-cell>
          <table:table-cell office:value-type="float" office:value="-38">
            <text:p>-38</text:p>
          </table:table-cell>
          <table:table-cell office:value-type="float" office:value="241.735626">
            <text:p>241.735626</text:p>
          </table:table-cell>
          <table:table-cell office:value-type="float" office:value="-0.002547">
            <text:p>-0.002547</text:p>
          </table:table-cell>
          <table:table-cell office:value-type="float" office:value="0.004588">
            <text:p>0.004588</text:p>
          </table:table-cell>
          <table:table-cell office:value-type="float" office:value="280.130035">
            <text:p>280.130035</text:p>
          </table:table-cell>
          <table:table-cell office:value-type="float" office:value="0.630845">
            <text:p>0.630845</text:p>
          </table:table-cell>
          <table:table-cell office:value-type="float" office:value="0.129287">
            <text:p>0.129287</text:p>
          </table:table-cell>
          <table:table-cell table:formula="of:=[.I97]-[.$I$2]" office:value-type="float" office:value="0.148441">
            <text:p>0.148441</text:p>
          </table:table-cell>
          <table:table-cell table:formula="of:=AVERAGE([.J93:.J97])" office:value-type="float" office:value="-0.0565028">
            <text:p>-0.0565028</text:p>
          </table:table-cell>
          <table:table-cell table:formula="of:=AVERAGE([.J89:.J97])" office:value-type="float" office:value="-0.0178231111111111">
            <text:p>-0.0178231111</text:p>
          </table:table-cell>
          <table:table-cell office:value-type="float" office:value="2551.086426">
            <text:p>2551.086426</text:p>
          </table:table-cell>
          <table:table-cell office:value-type="float" office:value="-0.461106">
            <text:p>-0.461106</text:p>
          </table:table-cell>
          <table:table-cell office:value-type="float" office:value="-0.112847">
            <text:p>-0.112847</text:p>
          </table:table-cell>
          <table:table-cell table:formula="of:=[.O97]-0.021583" office:value-type="float" office:value="-0.13443">
            <text:p>-0.13443</text:p>
          </table:table-cell>
          <table:table-cell office:value-type="float" office:value="280.130035">
            <text:p>280.130035</text:p>
          </table:table-cell>
          <table:table-cell office:value-type="float" office:value="1699">
            <text:p>1699</text:p>
          </table:table-cell>
          <table:table-cell office:value-type="float" office:value="-553">
            <text:p>-553</text:p>
          </table:table-cell>
          <table:table-cell office:value-type="float" office:value="622">
            <text:p>622</text:p>
          </table:table-cell>
          <table:table-cell office:value-type="float" office:value="2076">
            <text:p>2076</text:p>
          </table:table-cell>
          <table:table-cell office:value-type="float" office:value="2841.050781">
            <text:p>2841.050781</text:p>
          </table:table-cell>
          <table:table-cell office:value-type="float" office:value="-1.27094">
            <text:p>-1.27094</text:p>
          </table:table-cell>
          <table:table-cell office:value-type="float" office:value="-0.97414">
            <text:p>-0.97414</text:p>
          </table:table-cell>
          <table:table-cell office:value-type="float" office:value="23.352776">
            <text:p>23.352776</text:p>
          </table:table-cell>
        </table:table-row>
        <table:table-row table:style-name="ro1">
          <table:table-cell office:value-type="float" office:value="25186">
            <text:p>25186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float" office:value="412.620117">
            <text:p>412.620117</text:p>
          </table:table-cell>
          <table:table-cell office:value-type="float" office:value="0">
            <text:p>0</text:p>
          </table:table-cell>
          <table:table-cell office:value-type="float" office:value="0.010443">
            <text:p>0.010443</text:p>
          </table:table-cell>
          <table:table-cell office:value-type="string">
            <text:p>Infinity</text:p>
          </table:table-cell>
          <table:table-cell office:value-type="float" office:value="-0.190095">
            <text:p>-0.190095</text:p>
          </table:table-cell>
          <table:table-cell office:value-type="float" office:value="-0.447716">
            <text:p>-0.447716</text:p>
          </table:table-cell>
          <table:table-cell table:formula="of:=[.I98]-[.$I$2]" office:value-type="float" office:value="-0.428562">
            <text:p>-0.428562</text:p>
          </table:table-cell>
          <table:table-cell table:formula="of:=AVERAGE([.J94:.J98])" office:value-type="float" office:value="-0.1991972">
            <text:p>-0.1991972</text:p>
          </table:table-cell>
          <table:table-cell table:formula="of:=AVERAGE([.J90:.J98])" office:value-type="float" office:value="-0.0460215555555556">
            <text:p>-0.0460215556</text:p>
          </table:table-cell>
          <table:table-cell office:value-type="float" office:value="4201.261719">
            <text:p>4201.261719</text:p>
          </table:table-cell>
          <table:table-cell office:value-type="float" office:value="-0.094774">
            <text:p>-0.094774</text:p>
          </table:table-cell>
          <table:table-cell office:value-type="float" office:value="-0.097925">
            <text:p>-0.097925</text:p>
          </table:table-cell>
          <table:table-cell table:formula="of:=[.O98]-0.021583" office:value-type="float" office:value="-0.119508">
            <text:p>-0.119508</text:p>
          </table:table-cell>
          <table:table-cell office:value-type="float" office:value="100">
            <text:p>100</text:p>
          </table:table-cell>
          <table:table-cell office:value-type="float" office:value="1707">
            <text:p>1707</text:p>
          </table:table-cell>
          <table:table-cell office:value-type="float" office:value="-578">
            <text:p>-578</text:p>
          </table:table-cell>
          <table:table-cell office:value-type="float" office:value="576">
            <text:p>576</text:p>
          </table:table-cell>
          <table:table-cell office:value-type="float" office:value="2143">
            <text:p>2143</text:p>
          </table:table-cell>
          <table:table-cell office:value-type="float" office:value="2946.693359">
            <text:p>2946.693359</text:p>
          </table:table-cell>
          <table:table-cell office:value-type="float" office:value="-1.27094">
            <text:p>-1.27094</text:p>
          </table:table-cell>
          <table:table-cell office:value-type="float" office:value="-0.963697">
            <text:p>-0.963697</text:p>
          </table:table-cell>
          <table:table-cell office:value-type="float" office:value="24.174477">
            <text:p>24.174477</text:p>
          </table:table-cell>
        </table:table-row>
        <table:table-row table:style-name="ro1">
          <table:table-cell office:value-type="float" office:value="25443">
            <text:p>25443</text:p>
          </table:table-cell>
          <table:table-cell office:value-type="float" office:value="25">
            <text:p>25</text:p>
          </table:table-cell>
          <table:table-cell office:value-type="float" office:value="-100">
            <text:p>-100</text:p>
          </table:table-cell>
          <table:table-cell office:value-type="float" office:value="498.49939">
            <text:p>498.49939</text:p>
          </table:table-cell>
          <table:table-cell office:value-type="float" office:value="0.007653">
            <text:p>0.007653</text:p>
          </table:table-cell>
          <table:table-cell office:value-type="float" office:value="0.00791">
            <text:p>0.00791</text:p>
          </table:table-cell>
          <table:table-cell office:value-type="float" office:value="3.351317">
            <text:p>3.351317</text:p>
          </table:table-cell>
          <table:table-cell office:value-type="float" office:value="-0.027656">
            <text:p>-0.027656</text:p>
          </table:table-cell>
          <table:table-cell office:value-type="float" office:value="-0.553061">
            <text:p>-0.553061</text:p>
          </table:table-cell>
          <table:table-cell table:formula="of:=[.I99]-[.$I$2]" office:value-type="float" office:value="-0.533907">
            <text:p>-0.533907</text:p>
          </table:table-cell>
          <table:table-cell table:formula="of:=AVERAGE([.J95:.J99])" office:value-type="float" office:value="-0.1695092">
            <text:p>-0.1695092</text:p>
          </table:table-cell>
          <table:table-cell table:formula="of:=AVERAGE([.J91:.J99])" office:value-type="float" office:value="-0.0787423333333333">
            <text:p>-0.0787423333</text:p>
          </table:table-cell>
          <table:table-cell office:value-type="float" office:value="1734.361816">
            <text:p>1734.361816</text:p>
          </table:table-cell>
          <table:table-cell office:value-type="float" office:value="-0.084349">
            <text:p>-0.084349</text:p>
          </table:table-cell>
          <table:table-cell office:value-type="float" office:value="-0.113513">
            <text:p>-0.113513</text:p>
          </table:table-cell>
          <table:table-cell table:formula="of:=[.O99]-0.021583" office:value-type="float" office:value="-0.135096">
            <text:p>-0.135096</text:p>
          </table:table-cell>
          <table:table-cell office:value-type="float" office:value="3.351316">
            <text:p>3.351316</text:p>
          </table:table-cell>
          <table:table-cell office:value-type="float" office:value="1714">
            <text:p>1714</text:p>
          </table:table-cell>
          <table:table-cell office:value-type="float" office:value="-602">
            <text:p>-602</text:p>
          </table:table-cell>
          <table:table-cell office:value-type="float" office:value="519">
            <text:p>519</text:p>
          </table:table-cell>
          <table:table-cell office:value-type="float" office:value="2225">
            <text:p>2225</text:p>
          </table:table-cell>
          <table:table-cell office:value-type="float" office:value="3069.194336">
            <text:p>3069.194336</text:p>
          </table:table-cell>
          <table:table-cell office:value-type="float" office:value="-1.263287">
            <text:p>-1.263287</text:p>
          </table:table-cell>
          <table:table-cell office:value-type="float" office:value="-0.955787">
            <text:p>-0.955787</text:p>
          </table:table-cell>
          <table:table-cell office:value-type="float" office:value="24.341225">
            <text:p>24.341225</text:p>
          </table:table-cell>
        </table:table-row>
        <table:table-row table:style-name="ro1">
          <table:table-cell office:value-type="float" office:value="25700">
            <text:p>25700</text:p>
          </table:table-cell>
          <table:table-cell office:value-type="float" office:value="25">
            <text:p>25</text:p>
          </table:table-cell>
          <table:table-cell office:value-type="float" office:value="-99">
            <text:p>-99</text:p>
          </table:table-cell>
          <table:table-cell office:value-type="float" office:value="495.336731">
            <text:p>495.336731</text:p>
          </table:table-cell>
          <table:table-cell office:value-type="float" office:value="0">
            <text:p>0</text:p>
          </table:table-cell>
          <table:table-cell office:value-type="float" office:value="0.004109">
            <text:p>0.004109</text:p>
          </table:table-cell>
          <table:table-cell office:value-type="string">
            <text:p>Infinity</text:p>
          </table:table-cell>
          <table:table-cell office:value-type="float" office:value="0.014383">
            <text:p>0.014383</text:p>
          </table:table-cell>
          <table:table-cell office:value-type="float" office:value="-0.383072">
            <text:p>-0.383072</text:p>
          </table:table-cell>
          <table:table-cell table:formula="of:=[.I100]-[.$I$2]" office:value-type="float" office:value="-0.363918">
            <text:p>-0.363918</text:p>
          </table:table-cell>
          <table:table-cell table:formula="of:=AVERAGE([.J96:.J100])" office:value-type="float" office:value="-0.31364">
            <text:p>-0.31364</text:p>
          </table:table-cell>
          <table:table-cell table:formula="of:=AVERAGE([.J92:.J100])" office:value-type="float" office:value="-0.202176666666667">
            <text:p>-0.2021766667</text:p>
          </table:table-cell>
          <table:table-cell office:value-type="float" office:value="100">
            <text:p>100</text:p>
          </table:table-cell>
          <table:table-cell office:value-type="float" office:value="-0.071081">
            <text:p>-0.071081</text:p>
          </table:table-cell>
          <table:table-cell office:value-type="float" office:value="-0.076342">
            <text:p>-0.076342</text:p>
          </table:table-cell>
          <table:table-cell table:formula="of:=[.O100]-0.021583" office:value-type="float" office:value="-0.097925">
            <text:p>-0.097925</text:p>
          </table:table-cell>
          <table:table-cell office:value-type="float" office:value="100">
            <text:p>100</text:p>
          </table:table-cell>
          <table:table-cell office:value-type="float" office:value="1722">
            <text:p>1722</text:p>
          </table:table-cell>
          <table:table-cell office:value-type="float" office:value="-626">
            <text:p>-626</text:p>
          </table:table-cell>
          <table:table-cell office:value-type="float" office:value="462">
            <text:p>462</text:p>
          </table:table-cell>
          <table:table-cell office:value-type="float" office:value="2306">
            <text:p>2306</text:p>
          </table:table-cell>
          <table:table-cell office:value-type="float" office:value="3191.273193">
            <text:p>3191.273193</text:p>
          </table:table-cell>
          <table:table-cell office:value-type="float" office:value="-1.263287">
            <text:p>-1.263287</text:p>
          </table:table-cell>
          <table:table-cell office:value-type="float" office:value="-0.951678">
            <text:p>-0.951678</text:p>
          </table:table-cell>
          <table:table-cell office:value-type="float" office:value="24.666477">
            <text:p>24.666477</text:p>
          </table:table-cell>
        </table:table-row>
        <table:table-row table:style-name="ro1">
          <table:table-cell office:value-type="float" office:value="25957">
            <text:p>25957</text:p>
          </table:table-cell>
          <table:table-cell office:value-type="float" office:value="27">
            <text:p>27</text:p>
          </table:table-cell>
          <table:table-cell office:value-type="float" office:value="-70">
            <text:p>-70</text:p>
          </table:table-cell>
          <table:table-cell office:value-type="float" office:value="359.458038">
            <text:p>359.458038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string">
            <text:p>Infinity</text:p>
          </table:table-cell>
          <table:table-cell office:value-type="float" office:value="0.54505">
            <text:p>0.54505</text:p>
          </table:table-cell>
          <table:table-cell office:value-type="float" office:value="0.19393">
            <text:p>0.19393</text:p>
          </table:table-cell>
          <table:table-cell table:formula="of:=[.I101]-[.$I$2]" office:value-type="float" office:value="0.213084">
            <text:p>0.213084</text:p>
          </table:table-cell>
          <table:table-cell table:formula="of:=AVERAGE([.J97:.J101])" office:value-type="float" office:value="-0.1929724">
            <text:p>-0.1929724</text:p>
          </table:table-cell>
          <table:table-cell table:formula="of:=AVERAGE([.J93:.J101])" office:value-type="float" office:value="-0.155090777777778">
            <text:p>-0.1550907778</text:p>
          </table:table-cell>
          <table:table-cell office:value-type="float" office:value="1339.025024">
            <text:p>1339.025024</text:p>
          </table:table-cell>
          <table:table-cell office:value-type="float" office:value="-0.186619">
            <text:p>-0.186619</text:p>
          </table:table-cell>
          <table:table-cell office:value-type="float" office:value="-0.033175">
            <text:p>-0.033175</text:p>
          </table:table-cell>
          <table:table-cell table:formula="of:=[.O101]-0.021583" office:value-type="float" office:value="-0.054758">
            <text:p>-0.054758</text:p>
          </table:table-cell>
          <table:table-cell office:value-type="float" office:value="100">
            <text:p>100</text:p>
          </table:table-cell>
          <table:table-cell office:value-type="float" office:value="1730">
            <text:p>1730</text:p>
          </table:table-cell>
          <table:table-cell office:value-type="float" office:value="-652">
            <text:p>-652</text:p>
          </table:table-cell>
          <table:table-cell office:value-type="float" office:value="421">
            <text:p>421</text:p>
          </table:table-cell>
          <table:table-cell office:value-type="float" office:value="2363">
            <text:p>2363</text:p>
          </table:table-cell>
          <table:table-cell office:value-type="float" office:value="3286.89917">
            <text:p>3286.89917</text:p>
          </table:table-cell>
          <table:table-cell office:value-type="float" office:value="-1.263287">
            <text:p>-1.263287</text:p>
          </table:table-cell>
          <table:table-cell office:value-type="float" office:value="-0.945721">
            <text:p>-0.945721</text:p>
          </table:table-cell>
          <table:table-cell office:value-type="float" office:value="25.138088">
            <text:p>25.138088</text:p>
          </table:table-cell>
        </table:table-row>
        <table:table-row table:style-name="ro1">
          <table:table-cell office:value-type="float" office:value="26214">
            <text:p>26214</text:p>
          </table:table-cell>
          <table:table-cell office:value-type="float" office:value="27">
            <text:p>27</text:p>
          </table:table-cell>
          <table:table-cell office:value-type="float" office:value="-101">
            <text:p>-101</text:p>
          </table:table-cell>
          <table:table-cell office:value-type="float" office:value="473.080719">
            <text:p>473.080719</text:p>
          </table:table-cell>
          <table:table-cell office:value-type="float" office:value="0">
            <text:p>0</text:p>
          </table:table-cell>
          <table:table-cell office:value-type="float" office:value="-0.001712">
            <text:p>-0.001712</text:p>
          </table:table-cell>
          <table:table-cell office:value-type="string">
            <text:p>Infinity</text:p>
          </table:table-cell>
          <table:table-cell office:value-type="float" office:value="-0.11923">
            <text:p>-0.11923</text:p>
          </table:table-cell>
          <table:table-cell office:value-type="float" office:value="-0.445322">
            <text:p>-0.445322</text:p>
          </table:table-cell>
          <table:table-cell table:formula="of:=[.I102]-[.$I$2]" office:value-type="float" office:value="-0.426168">
            <text:p>-0.426168</text:p>
          </table:table-cell>
          <table:table-cell table:formula="of:=AVERAGE([.J98:.J102])" office:value-type="float" office:value="-0.3078942">
            <text:p>-0.3078942</text:p>
          </table:table-cell>
          <table:table-cell table:formula="of:=AVERAGE([.J94:.J102])" office:value-type="float" office:value="-0.234099444444444">
            <text:p>-0.2340994444</text:p>
          </table:table-cell>
          <table:table-cell office:value-type="float" office:value="100">
            <text:p>100</text:p>
          </table:table-cell>
          <table:table-cell office:value-type="float" office:value="-0.002447">
            <text:p>-0.002447</text:p>
          </table:table-cell>
          <table:table-cell office:value-type="float" office:value="0.01319">
            <text:p>0.01319</text:p>
          </table:table-cell>
          <table:table-cell table:formula="of:=[.O102]-0.021583" office:value-type="float" office:value="-0.008393">
            <text:p>-0.008393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-678">
            <text:p>-678</text:p>
          </table:table-cell>
          <table:table-cell office:value-type="float" office:value="362">
            <text:p>362</text:p>
          </table:table-cell>
          <table:table-cell office:value-type="float" office:value="2445">
            <text:p>2445</text:p>
          </table:table-cell>
          <table:table-cell office:value-type="float" office:value="3412.69751">
            <text:p>3412.69751</text:p>
          </table:table-cell>
          <table:table-cell office:value-type="float" office:value="-1.263287">
            <text:p>-1.263287</text:p>
          </table:table-cell>
          <table:table-cell office:value-type="float" office:value="-0.947433">
            <text:p>-0.947433</text:p>
          </table:table-cell>
          <table:table-cell office:value-type="float" office:value="25.002569">
            <text:p>25.002569</text:p>
          </table:table-cell>
        </table:table-row>
        <table:table-row table:style-name="ro1">
          <table:table-cell office:value-type="float" office:value="26471">
            <text:p>26471</text:p>
          </table:table-cell>
          <table:table-cell office:value-type="float" office:value="27">
            <text:p>27</text:p>
          </table:table-cell>
          <table:table-cell office:value-type="float" office:value="-122">
            <text:p>-122</text:p>
          </table:table-cell>
          <table:table-cell office:value-type="float" office:value="552.148071">
            <text:p>552.148071</text:p>
          </table:table-cell>
          <table:table-cell office:value-type="float" office:value="-0.002547">
            <text:p>-0.002547</text:p>
          </table:table-cell>
          <table:table-cell office:value-type="float" office:value="0.005239">
            <text:p>0.005239</text:p>
          </table:table-cell>
          <table:table-cell office:value-type="float" office:value="305.670837">
            <text:p>305.670837</text:p>
          </table:table-cell>
          <table:table-cell office:value-type="float" office:value="-0.00757">
            <text:p>-0.00757</text:p>
          </table:table-cell>
          <table:table-cell office:value-type="float" office:value="-0.37589">
            <text:p>-0.37589</text:p>
          </table:table-cell>
          <table:table-cell table:formula="of:=[.I103]-[.$I$2]" office:value-type="float" office:value="-0.356736">
            <text:p>-0.356736</text:p>
          </table:table-cell>
          <table:table-cell table:formula="of:=AVERAGE([.J99:.J103])" office:value-type="float" office:value="-0.293529">
            <text:p>-0.293529</text:p>
          </table:table-cell>
          <table:table-cell table:formula="of:=AVERAGE([.J95:.J103])" office:value-type="float" office:value="-0.197920444444444">
            <text:p>-0.1979204444</text:p>
          </table:table-cell>
          <table:table-cell office:value-type="float" office:value="100">
            <text:p>100</text:p>
          </table:table-cell>
          <table:table-cell office:value-type="float" office:value="-0.071336">
            <text:p>-0.071336</text:p>
          </table:table-cell>
          <table:table-cell office:value-type="float" office:value="-0.059421">
            <text:p>-0.059421</text:p>
          </table:table-cell>
          <table:table-cell table:formula="of:=[.O103]-0.021583" office:value-type="float" office:value="-0.081004">
            <text:p>-0.081004</text:p>
          </table:table-cell>
          <table:table-cell office:value-type="float" office:value="305.670868">
            <text:p>305.670868</text:p>
          </table:table-cell>
          <table:table-cell office:value-type="float" office:value="1746">
            <text:p>1746</text:p>
          </table:table-cell>
          <table:table-cell office:value-type="float" office:value="-704">
            <text:p>-704</text:p>
          </table:table-cell>
          <table:table-cell office:value-type="float" office:value="291">
            <text:p>291</text:p>
          </table:table-cell>
          <table:table-cell office:value-type="float" office:value="2544">
            <text:p>2544</text:p>
          </table:table-cell>
          <table:table-cell office:value-type="float" office:value="3559.006836">
            <text:p>3559.006836</text:p>
          </table:table-cell>
          <table:table-cell office:value-type="float" office:value="-1.265834">
            <text:p>-1.265834</text:p>
          </table:table-cell>
          <table:table-cell office:value-type="float" office:value="-0.942194">
            <text:p>-0.942194</text:p>
          </table:table-cell>
          <table:table-cell office:value-type="float" office:value="25.567341">
            <text:p>25.567341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21">
            <text:p>21</text:p>
          </table:table-cell>
          <table:table-cell office:value-type="float" office:value="-126">
            <text:p>-126</text:p>
          </table:table-cell>
          <table:table-cell office:value-type="float" office:value="699.405701">
            <text:p>699.405701</text:p>
          </table:table-cell>
          <table:table-cell office:value-type="float" office:value="-0.015">
            <text:p>-0.015</text:p>
          </table:table-cell>
          <table:table-cell office:value-type="float" office:value="-0.019962">
            <text:p>-0.019962</text:p>
          </table:table-cell>
          <table:table-cell office:value-type="float" office:value="33.081131">
            <text:p>33.081131</text:p>
          </table:table-cell>
          <table:table-cell office:value-type="float" office:value="0.439068">
            <text:p>0.439068</text:p>
          </table:table-cell>
          <table:table-cell office:value-type="float" office:value="-0.102951">
            <text:p>-0.102951</text:p>
          </table:table-cell>
          <table:table-cell table:formula="of:=[.I104]-[.$I$2]" office:value-type="float" office:value="-0.083797">
            <text:p>-0.083797</text:p>
          </table:table-cell>
          <table:table-cell table:formula="of:=AVERAGE([.J100:.J104])" office:value-type="float" office:value="-0.203507">
            <text:p>-0.203507</text:p>
          </table:table-cell>
          <table:table-cell table:formula="of:=AVERAGE([.J96:.J104])" office:value-type="float" office:value="-0.246868555555556">
            <text:p>-0.2468685556</text:p>
          </table:table-cell>
          <table:table-cell office:value-type="float" office:value="36.746155">
            <text:p>36.746155</text:p>
          </table:table-cell>
          <table:table-cell office:value-type="float" office:value="-0.311284">
            <text:p>-0.311284</text:p>
          </table:table-cell>
          <table:table-cell office:value-type="float" office:value="-0.078606">
            <text:p>-0.078606</text:p>
          </table:table-cell>
          <table:table-cell table:formula="of:=[.O104]-0.021583" office:value-type="float" office:value="-0.100189">
            <text:p>-0.100189</text:p>
          </table:table-cell>
          <table:table-cell office:value-type="float" office:value="33.081139">
            <text:p>33.081139</text:p>
          </table:table-cell>
          <table:table-cell office:value-type="float" office:value="1752">
            <text:p>1752</text:p>
          </table:table-cell>
          <table:table-cell office:value-type="float" office:value="-724">
            <text:p>-724</text:p>
          </table:table-cell>
          <table:table-cell office:value-type="float" office:value="217">
            <text:p>217</text:p>
          </table:table-cell>
          <table:table-cell office:value-type="float" office:value="2646">
            <text:p>2646</text:p>
          </table:table-cell>
          <table:table-cell office:value-type="float" office:value="3703.123779">
            <text:p>3703.123779</text:p>
          </table:table-cell>
          <table:table-cell office:value-type="float" office:value="-1.280834">
            <text:p>-1.280834</text:p>
          </table:table-cell>
          <table:table-cell office:value-type="float" office:value="-0.962156">
            <text:p>-0.962156</text:p>
          </table:table-cell>
          <table:table-cell office:value-type="float" office:value="24.880499">
            <text:p>24.880499</text:p>
          </table:table-cell>
        </table:table-row>
        <table:table-row table:style-name="ro1">
          <table:table-cell office:value-type="float" office:value="26985">
            <text:p>26985</text:p>
          </table:table-cell>
          <table:table-cell office:value-type="float" office:value="18">
            <text:p>18</text:p>
          </table:table-cell>
          <table:table-cell office:value-type="float" office:value="-85">
            <text:p>-85</text:p>
          </table:table-cell>
          <table:table-cell office:value-type="float" office:value="573.525574">
            <text:p>573.525574</text:p>
          </table:table-cell>
          <table:table-cell office:value-type="float" office:value="-0.033429">
            <text:p>-0.033429</text:p>
          </table:table-cell>
          <table:table-cell office:value-type="float" office:value="-0.033624">
            <text:p>-0.033624</text:p>
          </table:table-cell>
          <table:table-cell office:value-type="float" office:value="0.584917">
            <text:p>0.584917</text:p>
          </table:table-cell>
          <table:table-cell office:value-type="float" office:value="-0.123961">
            <text:p>-0.123961</text:p>
          </table:table-cell>
          <table:table-cell office:value-type="float" office:value="-0.830788">
            <text:p>-0.830788</text:p>
          </table:table-cell>
          <table:table-cell table:formula="of:=[.I105]-[.$I$2]" office:value-type="float" office:value="-0.811634">
            <text:p>-0.811634</text:p>
          </table:table-cell>
          <table:table-cell table:formula="of:=AVERAGE([.J101:.J105])" office:value-type="float" office:value="-0.2930502">
            <text:p>-0.2930502</text:p>
          </table:table-cell>
          <table:table-cell table:formula="of:=AVERAGE([.J97:.J105])" office:value-type="float" office:value="-0.293688555555555">
            <text:p>-0.2936885556</text:p>
          </table:table-cell>
          <table:table-cell office:value-type="float" office:value="1454.686401">
            <text:p>1454.686401</text:p>
          </table:table-cell>
          <table:table-cell office:value-type="float" office:value="-0.125052">
            <text:p>-0.125052</text:p>
          </table:table-cell>
          <table:table-cell office:value-type="float" office:value="-0.150285">
            <text:p>-0.150285</text:p>
          </table:table-cell>
          <table:table-cell table:formula="of:=[.O105]-0.021583" office:value-type="float" office:value="-0.171868">
            <text:p>-0.171868</text:p>
          </table:table-cell>
          <table:table-cell office:value-type="float" office:value="0.584912">
            <text:p>0.584912</text:p>
          </table:table-cell>
          <table:table-cell office:value-type="float" office:value="1757">
            <text:p>1757</text:p>
          </table:table-cell>
          <table:table-cell office:value-type="float" office:value="-741">
            <text:p>-741</text:p>
          </table:table-cell>
          <table:table-cell office:value-type="float" office:value="168">
            <text:p>168</text:p>
          </table:table-cell>
          <table:table-cell office:value-type="float" office:value="2716">
            <text:p>2716</text:p>
          </table:table-cell>
          <table:table-cell office:value-type="float" office:value="3804.703613">
            <text:p>3804.703613</text:p>
          </table:table-cell>
          <table:table-cell office:value-type="float" office:value="-1.314262">
            <text:p>-1.314262</text:p>
          </table:table-cell>
          <table:table-cell office:value-type="float" office:value="-0.99578">
            <text:p>-0.99578</text:p>
          </table:table-cell>
          <table:table-cell office:value-type="float" office:value="24.232779">
            <text:p>24.232779</text:p>
          </table:table-cell>
        </table:table-row>
        <table:table-row table:style-name="ro1">
          <table:table-cell office:value-type="float" office:value="27242">
            <text:p>27242</text:p>
          </table:table-cell>
          <table:table-cell office:value-type="float" office:value="13">
            <text:p>13</text:p>
          </table:table-cell>
          <table:table-cell office:value-type="float" office:value="-104">
            <text:p>-104</text:p>
          </table:table-cell>
          <table:table-cell office:value-type="float" office:value="901.621216">
            <text:p>901.621216</text:p>
          </table:table-cell>
          <table:table-cell office:value-type="float" office:value="-0.0546">
            <text:p>-0.0546</text:p>
          </table:table-cell>
          <table:table-cell office:value-type="float" office:value="-0.073685">
            <text:p>-0.073685</text:p>
          </table:table-cell>
          <table:table-cell office:value-type="float" office:value="34.954952">
            <text:p>34.954952</text:p>
          </table:table-cell>
          <table:table-cell office:value-type="float" office:value="0.034066">
            <text:p>0.034066</text:p>
          </table:table-cell>
          <table:table-cell office:value-type="float" office:value="-0.220267">
            <text:p>-0.220267</text:p>
          </table:table-cell>
          <table:table-cell table:formula="of:=[.I106]-[.$I$2]" office:value-type="float" office:value="-0.201113">
            <text:p>-0.201113</text:p>
          </table:table-cell>
          <table:table-cell table:formula="of:=AVERAGE([.J102:.J106])" office:value-type="float" office:value="-0.3758896">
            <text:p>-0.3758896</text:p>
          </table:table-cell>
          <table:table-cell table:formula="of:=AVERAGE([.J98:.J106])" office:value-type="float" office:value="-0.332527888888889">
            <text:p>-0.3325278889</text:p>
          </table:table-cell>
          <table:table-cell office:value-type="float" office:value="279.523193">
            <text:p>279.523193</text:p>
          </table:table-cell>
          <table:table-cell office:value-type="float" office:value="-0.081682">
            <text:p>-0.081682</text:p>
          </table:table-cell>
          <table:table-cell office:value-type="float" office:value="-0.039969">
            <text:p>-0.039969</text:p>
          </table:table-cell>
          <table:table-cell table:formula="of:=[.O106]-0.021583" office:value-type="float" office:value="-0.061552">
            <text:p>-0.061552</text:p>
          </table:table-cell>
          <table:table-cell office:value-type="float" office:value="34.954956">
            <text:p>34.954956</text:p>
          </table:table-cell>
          <table:table-cell office:value-type="float" office:value="1760">
            <text:p>1760</text:p>
          </table:table-cell>
          <table:table-cell office:value-type="float" office:value="-754">
            <text:p>-754</text:p>
          </table:table-cell>
          <table:table-cell office:value-type="float" office:value="111">
            <text:p>111</text:p>
          </table:table-cell>
          <table:table-cell office:value-type="float" office:value="2803">
            <text:p>2803</text:p>
          </table:table-cell>
          <table:table-cell office:value-type="float" office:value="3920.644043">
            <text:p>3920.644043</text:p>
          </table:table-cell>
          <table:table-cell office:value-type="float" office:value="-1.368862">
            <text:p>-1.368862</text:p>
          </table:table-cell>
          <table:table-cell office:value-type="float" office:value="-1.069466">
            <text:p>-1.069466</text:p>
          </table:table-cell>
          <table:table-cell office:value-type="float" office:value="21.871948">
            <text:p>21.871948</text:p>
          </table:table-cell>
        </table:table-row>
        <table:table-row table:style-name="ro1">
          <table:table-cell office:value-type="float" office:value="27499">
            <text:p>27499</text:p>
          </table:table-cell>
          <table:table-cell office:value-type="float" office:value="16">
            <text:p>16</text:p>
          </table:table-cell>
          <table:table-cell office:value-type="float" office:value="-97">
            <text:p>-97</text:p>
          </table:table-cell>
          <table:table-cell office:value-type="float" office:value="708.818604">
            <text:p>708.818604</text:p>
          </table:table-cell>
          <table:table-cell office:value-type="float" office:value="-0.06">
            <text:p>-0.06</text:p>
          </table:table-cell>
          <table:table-cell office:value-type="float" office:value="-0.037356">
            <text:p>-0.037356</text:p>
          </table:table-cell>
          <table:table-cell office:value-type="float" office:value="37.739487">
            <text:p>37.739487</text:p>
          </table:table-cell>
          <table:table-cell office:value-type="float" office:value="-0.018539">
            <text:p>-0.018539</text:p>
          </table:table-cell>
          <table:table-cell office:value-type="float" office:value="-0.100556">
            <text:p>-0.100556</text:p>
          </table:table-cell>
          <table:table-cell table:formula="of:=[.I107]-[.$I$2]" office:value-type="float" office:value="-0.081402">
            <text:p>-0.081402</text:p>
          </table:table-cell>
          <table:table-cell table:formula="of:=AVERAGE([.J103:.J107])" office:value-type="float" office:value="-0.3069364">
            <text:p>-0.3069364</text:p>
          </table:table-cell>
          <table:table-cell table:formula="of:=AVERAGE([.J99:.J107])" office:value-type="float" office:value="-0.293954555555556">
            <text:p>-0.2939545556</text:p>
          </table:table-cell>
          <table:table-cell office:value-type="float" office:value="126.659584">
            <text:p>126.659584</text:p>
          </table:table-cell>
          <table:table-cell office:value-type="float" office:value="-0.020299">
            <text:p>-0.020299</text:p>
          </table:table-cell>
          <table:table-cell office:value-type="float" office:value="-0.077141">
            <text:p>-0.077141</text:p>
          </table:table-cell>
          <table:table-cell table:formula="of:=[.O107]-0.021583" office:value-type="float" office:value="-0.098724">
            <text:p>-0.098724</text:p>
          </table:table-cell>
          <table:table-cell office:value-type="float" office:value="37.739491">
            <text:p>37.739491</text:p>
          </table:table-cell>
          <table:table-cell office:value-type="float" office:value="1763">
            <text:p>1763</text:p>
          </table:table-cell>
          <table:table-cell office:value-type="float" office:value="-770">
            <text:p>-770</text:p>
          </table:table-cell>
          <table:table-cell office:value-type="float" office:value="64">
            <text:p>64</text:p>
          </table:table-cell>
          <table:table-cell office:value-type="float" office:value="2888">
            <text:p>2888</text:p>
          </table:table-cell>
          <table:table-cell office:value-type="float" office:value="4033.306885">
            <text:p>4033.306885</text:p>
          </table:table-cell>
          <table:table-cell office:value-type="float" office:value="-1.428862">
            <text:p>-1.428862</text:p>
          </table:table-cell>
          <table:table-cell office:value-type="float" office:value="-1.106822">
            <text:p>-1.106822</text:p>
          </table:table-cell>
          <table:table-cell office:value-type="float" office:value="22.53825">
            <text:p>22.53825</text:p>
          </table:table-cell>
        </table:table-row>
        <table:table-row table:style-name="ro1">
          <table:table-cell office:value-type="float" office:value="27756">
            <text:p>27756</text:p>
          </table:table-cell>
          <table:table-cell office:value-type="float" office:value="24">
            <text:p>24</text:p>
          </table:table-cell>
          <table:table-cell office:value-type="float" office:value="-118">
            <text:p>-118</text:p>
          </table:table-cell>
          <table:table-cell office:value-type="float" office:value="590.217529">
            <text:p>590.217529</text:p>
          </table:table-cell>
          <table:table-cell office:value-type="float" office:value="-0.022979">
            <text:p>-0.022979</text:p>
          </table:table-cell>
          <table:table-cell office:value-type="float" office:value="-0.010169">
            <text:p>-0.010169</text:p>
          </table:table-cell>
          <table:table-cell office:value-type="float" office:value="55.744244">
            <text:p>55.744244</text:p>
          </table:table-cell>
          <table:table-cell office:value-type="float" office:value="0.091563">
            <text:p>0.091563</text:p>
          </table:table-cell>
          <table:table-cell office:value-type="float" office:value="0.162806">
            <text:p>0.162806</text:p>
          </table:table-cell>
          <table:table-cell table:formula="of:=[.I108]-[.$I$2]" office:value-type="float" office:value="0.18196">
            <text:p>0.18196</text:p>
          </table:table-cell>
          <table:table-cell table:formula="of:=AVERAGE([.J104:.J108])" office:value-type="float" office:value="-0.1991972">
            <text:p>-0.1991972</text:p>
          </table:table-cell>
          <table:table-cell table:formula="of:=AVERAGE([.J100:.J108])" office:value-type="float" office:value="-0.214413777777778">
            <text:p>-0.2144137778</text:p>
          </table:table-cell>
          <table:table-cell office:value-type="float" office:value="353.015411">
            <text:p>353.015411</text:p>
          </table:table-cell>
          <table:table-cell office:value-type="float" office:value="0.032425">
            <text:p>0.032425</text:p>
          </table:table-cell>
          <table:table-cell office:value-type="float" office:value="0.102322">
            <text:p>0.102322</text:p>
          </table:table-cell>
          <table:table-cell table:formula="of:=[.O108]-0.021583" office:value-type="float" office:value="0.080739">
            <text:p>0.080739</text:p>
          </table:table-cell>
          <table:table-cell office:value-type="float" office:value="55.744247">
            <text:p>55.744247</text:p>
          </table:table-cell>
          <table:table-cell office:value-type="float" office:value="1766">
            <text:p>1766</text:p>
          </table:table-cell>
          <table:table-cell office:value-type="float" office:value="-794">
            <text:p>-794</text:p>
          </table:table-cell>
          <table:table-cell office:value-type="float" office:value="11">
            <text:p>11</text:p>
          </table:table-cell>
          <table:table-cell office:value-type="float" office:value="2993">
            <text:p>2993</text:p>
          </table:table-cell>
          <table:table-cell office:value-type="float" office:value="4173.894531">
            <text:p>4173.894531</text:p>
          </table:table-cell>
          <table:table-cell office:value-type="float" office:value="-1.451841">
            <text:p>-1.451841</text:p>
          </table:table-cell>
          <table:table-cell office:value-type="float" office:value="-1.116991">
            <text:p>-1.116991</text:p>
          </table:table-cell>
          <table:table-cell office:value-type="float" office:value="23.063814">
            <text:p>23.063814</text:p>
          </table:table-cell>
        </table:table-row>
        <table:table-row table:style-name="ro1">
          <table:table-cell office:value-type="float" office:value="28013">
            <text:p>28013</text:p>
          </table:table-cell>
          <table:table-cell office:value-type="float" office:value="26">
            <text:p>26</text:p>
          </table:table-cell>
          <table:table-cell office:value-type="float" office:value="-93">
            <text:p>-93</text:p>
          </table:table-cell>
          <table:table-cell office:value-type="float" office:value="456.411316">
            <text:p>456.411316</text:p>
          </table:table-cell>
          <table:table-cell office:value-type="float" office:value="-0.01">
            <text:p>-0.01</text:p>
          </table:table-cell>
          <table:table-cell office:value-type="float" office:value="-0.001507">
            <text:p>-0.001507</text:p>
          </table:table-cell>
          <table:table-cell office:value-type="float" office:value="84.934212">
            <text:p>84.934212</text:p>
          </table:table-cell>
          <table:table-cell office:value-type="float" office:value="0.787294">
            <text:p>0.787294</text:p>
          </table:table-cell>
          <table:table-cell office:value-type="float" office:value="-0.265756">
            <text:p>-0.265756</text:p>
          </table:table-cell>
          <table:table-cell table:formula="of:=[.I109]-[.$I$2]" office:value-type="float" office:value="-0.246602">
            <text:p>-0.246602</text:p>
          </table:table-cell>
          <table:table-cell table:formula="of:=AVERAGE([.J105:.J109])" office:value-type="float" office:value="-0.2317582">
            <text:p>-0.2317582</text:p>
          </table:table-cell>
          <table:table-cell table:formula="of:=AVERAGE([.J101:.J109])" office:value-type="float" office:value="-0.201378666666667">
            <text:p>-0.2013786667</text:p>
          </table:table-cell>
          <table:table-cell office:value-type="float" office:value="1149.263428">
            <text:p>1149.263428</text:p>
          </table:table-cell>
          <table:table-cell office:value-type="float" office:value="0.205651">
            <text:p>0.205651</text:p>
          </table:table-cell>
          <table:table-cell office:value-type="float" office:value="0.112047">
            <text:p>0.112047</text:p>
          </table:table-cell>
          <table:table-cell table:formula="of:=[.O109]-0.021583" office:value-type="float" office:value="0.090464">
            <text:p>0.090464</text:p>
          </table:table-cell>
          <table:table-cell office:value-type="float" office:value="84.934219">
            <text:p>84.934219</text:p>
          </table:table-cell>
          <table:table-cell office:value-type="float" office:value="1769">
            <text:p>1769</text:p>
          </table:table-cell>
          <table:table-cell office:value-type="float" office:value="-820">
            <text:p>-820</text:p>
          </table:table-cell>
          <table:table-cell office:value-type="float" office:value="-30">
            <text:p>-30</text:p>
          </table:table-cell>
          <table:table-cell office:value-type="float" office:value="3076">
            <text:p>3076</text:p>
          </table:table-cell>
          <table:table-cell office:value-type="float" office:value="4291.29541">
            <text:p>4291.29541</text:p>
          </table:table-cell>
          <table:table-cell office:value-type="float" office:value="-1.461841">
            <text:p>-1.461841</text:p>
          </table:table-cell>
          <table:table-cell office:value-type="float" office:value="-1.118498">
            <text:p>-1.118498</text:p>
          </table:table-cell>
          <table:table-cell office:value-type="float" office:value="23.487053">
            <text:p>23.487053</text:p>
          </table:table-cell>
        </table:table-row>
        <table:table-row table:style-name="ro1">
          <table:table-cell office:value-type="float" office:value="28270">
            <text:p>28270</text:p>
          </table:table-cell>
          <table:table-cell office:value-type="float" office:value="23">
            <text:p>23</text:p>
          </table:table-cell>
          <table:table-cell office:value-type="float" office:value="-67">
            <text:p>-67</text:p>
          </table:table-cell>
          <table:table-cell office:value-type="float" office:value="392.205475">
            <text:p>392.205475</text:p>
          </table:table-cell>
          <table:table-cell office:value-type="float" office:value="-0.015">
            <text:p>-0.015</text:p>
          </table:table-cell>
          <table:table-cell office:value-type="float" office:value="-0.023729">
            <text:p>-0.023729</text:p>
          </table:table-cell>
          <table:table-cell office:value-type="float" office:value="58.190781">
            <text:p>58.190781</text:p>
          </table:table-cell>
          <table:table-cell office:value-type="float" office:value="-0.218588">
            <text:p>-0.218588</text:p>
          </table:table-cell>
          <table:table-cell office:value-type="float" office:value="-0.198719">
            <text:p>-0.198719</text:p>
          </table:table-cell>
          <table:table-cell table:formula="of:=[.I110]-[.$I$2]" office:value-type="float" office:value="-0.179565">
            <text:p>-0.179565</text:p>
          </table:table-cell>
          <table:table-cell table:formula="of:=AVERAGE([.J106:.J110])" office:value-type="float" office:value="-0.1053444">
            <text:p>-0.1053444</text:p>
          </table:table-cell>
          <table:table-cell table:formula="of:=AVERAGE([.J102:.J110])" office:value-type="float" office:value="-0.245006333333333">
            <text:p>-0.2450063333</text:p>
          </table:table-cell>
          <table:table-cell office:value-type="float" office:value="948.655701">
            <text:p>948.655701</text:p>
          </table:table-cell>
          <table:table-cell office:value-type="float" office:value="-0.009728">
            <text:p>-0.009728</text:p>
          </table:table-cell>
          <table:table-cell office:value-type="float" office:value="-0.002798">
            <text:p>-0.002798</text:p>
          </table:table-cell>
          <table:table-cell table:formula="of:=[.O110]-0.021583" office:value-type="float" office:value="-0.024381">
            <text:p>-0.024381</text:p>
          </table:table-cell>
          <table:table-cell office:value-type="float" office:value="58.190781">
            <text:p>58.190781</text:p>
          </table:table-cell>
          <table:table-cell office:value-type="float" office:value="1772">
            <text:p>1772</text:p>
          </table:table-cell>
          <table:table-cell office:value-type="float" office:value="-843">
            <text:p>-843</text:p>
          </table:table-cell>
          <table:table-cell office:value-type="float" office:value="-59">
            <text:p>-59</text:p>
          </table:table-cell>
          <table:table-cell office:value-type="float" office:value="3136">
            <text:p>3136</text:p>
          </table:table-cell>
          <table:table-cell office:value-type="float" office:value="4380.068848">
            <text:p>4380.068848</text:p>
          </table:table-cell>
          <table:table-cell office:value-type="float" office:value="-1.476841">
            <text:p>-1.476841</text:p>
          </table:table-cell>
          <table:table-cell office:value-type="float" office:value="-1.142226">
            <text:p>-1.142226</text:p>
          </table:table-cell>
          <table:table-cell office:value-type="float" office:value="22.657465">
            <text:p>22.657465</text:p>
          </table:table-cell>
        </table:table-row>
        <table:table-row table:style-name="ro1">
          <table:table-cell office:value-type="float" office:value="28527">
            <text:p>28527</text:p>
          </table:table-cell>
          <table:table-cell office:value-type="float" office:value="18">
            <text:p>18</text:p>
          </table:table-cell>
          <table:table-cell office:value-type="float" office:value="-97">
            <text:p>-97</text:p>
          </table:table-cell>
          <table:table-cell office:value-type="float" office:value="637.65802">
            <text:p>637.65802</text:p>
          </table:table-cell>
          <table:table-cell office:value-type="float" office:value="-0.04">
            <text:p>-0.04</text:p>
          </table:table-cell>
          <table:table-cell office:value-type="float" office:value="-0.053518">
            <text:p>-0.053518</text:p>
          </table:table-cell>
          <table:table-cell office:value-type="float" office:value="33.794483">
            <text:p>33.794483</text:p>
          </table:table-cell>
          <table:table-cell office:value-type="float" office:value="0.768369">
            <text:p>0.768369</text:p>
          </table:table-cell>
          <table:table-cell office:value-type="float" office:value="-0.342371">
            <text:p>-0.342371</text:p>
          </table:table-cell>
          <table:table-cell table:formula="of:=[.I111]-[.$I$2]" office:value-type="float" office:value="-0.323217">
            <text:p>-0.323217</text:p>
          </table:table-cell>
          <table:table-cell table:formula="of:=AVERAGE([.J107:.J111])" office:value-type="float" office:value="-0.1297652">
            <text:p>-0.1297652</text:p>
          </table:table-cell>
          <table:table-cell table:formula="of:=AVERAGE([.J103:.J111])" office:value-type="float" office:value="-0.233567333333333">
            <text:p>-0.2335673333</text:p>
          </table:table-cell>
          <table:table-cell office:value-type="float" office:value="491.423401">
            <text:p>491.423401</text:p>
          </table:table-cell>
          <table:table-cell office:value-type="float" office:value="-0.0098">
            <text:p>-0.0098</text:p>
          </table:table-cell>
          <table:table-cell office:value-type="float" office:value="0.002132">
            <text:p>0.002132</text:p>
          </table:table-cell>
          <table:table-cell table:formula="of:=[.O111]-0.021583" office:value-type="float" office:value="-0.019451">
            <text:p>-0.019451</text:p>
          </table:table-cell>
          <table:table-cell office:value-type="float" office:value="33.794483">
            <text:p>33.794483</text:p>
          </table:table-cell>
          <table:table-cell office:value-type="float" office:value="1774">
            <text:p>1774</text:p>
          </table:table-cell>
          <table:table-cell office:value-type="float" office:value="-861">
            <text:p>-861</text:p>
          </table:table-cell>
          <table:table-cell office:value-type="float" office:value="-99">
            <text:p>-99</text:p>
          </table:table-cell>
          <table:table-cell office:value-type="float" office:value="3224">
            <text:p>3224</text:p>
          </table:table-cell>
          <table:table-cell office:value-type="float" office:value="4493.924316">
            <text:p>4493.924316</text:p>
          </table:table-cell>
          <table:table-cell office:value-type="float" office:value="-1.516841">
            <text:p>-1.516841</text:p>
          </table:table-cell>
          <table:table-cell office:value-type="float" office:value="-1.195744">
            <text:p>-1.195744</text:p>
          </table:table-cell>
          <table:table-cell office:value-type="float" office:value="21.168789">
            <text:p>21.168789</text:p>
          </table:table-cell>
        </table:table-row>
        <table:table-row table:style-name="ro1">
          <table:table-cell office:value-type="float" office:value="28784">
            <text:p>28784</text:p>
          </table:table-cell>
          <table:table-cell office:value-type="float" office:value="15">
            <text:p>15</text:p>
          </table:table-cell>
          <table:table-cell office:value-type="float" office:value="-139">
            <text:p>-139</text:p>
          </table:table-cell>
          <table:table-cell office:value-type="float" office:value="1027.723511">
            <text:p>1027.723511</text:p>
          </table:table-cell>
          <table:table-cell office:value-type="float" office:value="-0.05">
            <text:p>-0.05</text:p>
          </table:table-cell>
          <table:table-cell office:value-type="float" office:value="-0.053073">
            <text:p>-0.053073</text:p>
          </table:table-cell>
          <table:table-cell office:value-type="float" office:value="6.145329">
            <text:p>6.145329</text:p>
          </table:table-cell>
          <table:table-cell office:value-type="float" office:value="-0.208599">
            <text:p>-0.208599</text:p>
          </table:table-cell>
          <table:table-cell office:value-type="float" office:value="-0.016759">
            <text:p>-0.016759</text:p>
          </table:table-cell>
          <table:table-cell table:formula="of:=[.I112]-[.$I$2]" office:value-type="float" office:value="0.002395">
            <text:p>0.002395</text:p>
          </table:table-cell>
          <table:table-cell table:formula="of:=AVERAGE([.J108:.J112])" office:value-type="float" office:value="-0.1130058">
            <text:p>-0.1130058</text:p>
          </table:table-cell>
          <table:table-cell table:formula="of:=AVERAGE([.J104:.J112])" office:value-type="float" office:value="-0.193663888888889">
            <text:p>-0.1936638889</text:p>
          </table:table-cell>
          <table:table-cell office:value-type="float" office:value="1312.669556">
            <text:p>1312.669556</text:p>
          </table:table-cell>
          <table:table-cell office:value-type="float" office:value="-0.01297">
            <text:p>-0.01297</text:p>
          </table:table-cell>
          <table:table-cell office:value-type="float" office:value="0.018386">
            <text:p>0.018386</text:p>
          </table:table-cell>
          <table:table-cell table:formula="of:=[.O112]-0.021583" office:value-type="float" office:value="-0.003197">
            <text:p>-0.003197</text:p>
          </table:table-cell>
          <table:table-cell office:value-type="float" office:value="6.145334">
            <text:p>6.145334</text:p>
          </table:table-cell>
          <table:table-cell office:value-type="float" office:value="1775">
            <text:p>1775</text:p>
          </table:table-cell>
          <table:table-cell office:value-type="float" office:value="-876">
            <text:p>-876</text:p>
          </table:table-cell>
          <table:table-cell office:value-type="float" office:value="-150">
            <text:p>-150</text:p>
          </table:table-cell>
          <table:table-cell office:value-type="float" office:value="3353">
            <text:p>3353</text:p>
          </table:table-cell>
          <table:table-cell office:value-type="float" office:value="4646.510742">
            <text:p>4646.510742</text:p>
          </table:table-cell>
          <table:table-cell office:value-type="float" office:value="-1.566841">
            <text:p>-1.566841</text:p>
          </table:table-cell>
          <table:table-cell office:value-type="float" office:value="-1.248817">
            <text:p>-1.248817</text:p>
          </table:table-cell>
          <table:table-cell office:value-type="float" office:value="20.297155">
            <text:p>20.297155</text:p>
          </table:table-cell>
        </table:table-row>
        <table:table-row table:style-name="ro1">
          <table:table-cell office:value-type="float" office:value="29041">
            <text:p>29041</text:p>
          </table:table-cell>
          <table:table-cell office:value-type="float" office:value="17">
            <text:p>17</text:p>
          </table:table-cell>
          <table:table-cell office:value-type="float" office:value="-144">
            <text:p>-144</text:p>
          </table:table-cell>
          <table:table-cell office:value-type="float" office:value="944.625183">
            <text:p>944.625183</text:p>
          </table:table-cell>
          <table:table-cell office:value-type="float" office:value="-0.048939">
            <text:p>-0.048939</text:p>
          </table:table-cell>
          <table:table-cell office:value-type="float" office:value="-0.043862">
            <text:p>-0.043862</text:p>
          </table:table-cell>
          <table:table-cell office:value-type="float" office:value="10.374887">
            <text:p>10.374887</text:p>
          </table:table-cell>
          <table:table-cell office:value-type="float" office:value="0.807481">
            <text:p>0.807481</text:p>
          </table:table-cell>
          <table:table-cell office:value-type="float" office:value="-0.282516">
            <text:p>-0.282516</text:p>
          </table:table-cell>
          <table:table-cell table:formula="of:=[.I113]-[.$I$2]" office:value-type="float" office:value="-0.263362">
            <text:p>-0.263362</text:p>
          </table:table-cell>
          <table:table-cell table:formula="of:=AVERAGE([.J109:.J113])" office:value-type="float" office:value="-0.2020702">
            <text:p>-0.2020702</text:p>
          </table:table-cell>
          <table:table-cell table:formula="of:=AVERAGE([.J105:.J113])" office:value-type="float" office:value="-0.213615555555556">
            <text:p>-0.2136155556</text:p>
          </table:table-cell>
          <table:table-cell office:value-type="float" office:value="321.38855">
            <text:p>321.38855</text:p>
          </table:table-cell>
          <table:table-cell office:value-type="float" office:value="-0.038911">
            <text:p>-0.038911</text:p>
          </table:table-cell>
          <table:table-cell office:value-type="float" office:value="0.004663">
            <text:p>0.004663</text:p>
          </table:table-cell>
          <table:table-cell table:formula="of:=[.O113]-0.021583" office:value-type="float" office:value="-0.01692">
            <text:p>-0.01692</text:p>
          </table:table-cell>
          <table:table-cell office:value-type="float" office:value="10.374888">
            <text:p>10.374888</text:p>
          </table:table-cell>
          <table:table-cell office:value-type="float" office:value="1775">
            <text:p>1775</text:p>
          </table:table-cell>
          <table:table-cell office:value-type="float" office:value="-893">
            <text:p>-893</text:p>
          </table:table-cell>
          <table:table-cell office:value-type="float" office:value="-195">
            <text:p>-195</text:p>
          </table:table-cell>
          <table:table-cell office:value-type="float" office:value="3489">
            <text:p>3489</text:p>
          </table:table-cell>
          <table:table-cell office:value-type="float" office:value="4804.458984">
            <text:p>4804.458984</text:p>
          </table:table-cell>
          <table:table-cell office:value-type="float" office:value="-1.61578">
            <text:p>-1.61578</text:p>
          </table:table-cell>
          <table:table-cell office:value-type="float" office:value="-1.292679">
            <text:p>-1.292679</text:p>
          </table:table-cell>
          <table:table-cell office:value-type="float" office:value="19.996624">
            <text:p>19.996624</text:p>
          </table:table-cell>
        </table:table-row>
        <table:table-row table:style-name="ro1">
          <table:table-cell office:value-type="float" office:value="29298">
            <text:p>29298</text:p>
          </table:table-cell>
          <table:table-cell office:value-type="float" office:value="21">
            <text:p>21</text:p>
          </table:table-cell>
          <table:table-cell office:value-type="float" office:value="-133">
            <text:p>-133</text:p>
          </table:table-cell>
          <table:table-cell office:value-type="float" office:value="735.550781">
            <text:p>735.550781</text:p>
          </table:table-cell>
          <table:table-cell office:value-type="float" office:value="-0.03">
            <text:p>-0.03</text:p>
          </table:table-cell>
          <table:table-cell office:value-type="float" office:value="-0.021606">
            <text:p>-0.021606</text:p>
          </table:table-cell>
          <table:table-cell office:value-type="float" office:value="27.980965">
            <text:p>27.980965</text:p>
          </table:table-cell>
          <table:table-cell office:value-type="float" office:value="-0.280936">
            <text:p>-0.280936</text:p>
          </table:table-cell>
          <table:table-cell office:value-type="float" office:value="0.040701">
            <text:p>0.040701</text:p>
          </table:table-cell>
          <table:table-cell table:formula="of:=[.I114]-[.$I$2]" office:value-type="float" office:value="0.059855">
            <text:p>0.059855</text:p>
          </table:table-cell>
          <table:table-cell table:formula="of:=AVERAGE([.J110:.J114])" office:value-type="float" office:value="-0.1407788">
            <text:p>-0.1407788</text:p>
          </table:table-cell>
          <table:table-cell table:formula="of:=AVERAGE([.J106:.J114])" office:value-type="float" office:value="-0.116783444444444">
            <text:p>-0.1167834444</text:p>
          </table:table-cell>
          <table:table-cell office:value-type="float" office:value="153.015381">
            <text:p>153.015381</text:p>
          </table:table-cell>
          <table:table-cell office:value-type="float" office:value="-0.01297">
            <text:p>-0.01297</text:p>
          </table:table-cell>
          <table:table-cell office:value-type="float" office:value="0.011058">
            <text:p>0.011058</text:p>
          </table:table-cell>
          <table:table-cell table:formula="of:=[.O114]-0.021583" office:value-type="float" office:value="-0.010525">
            <text:p>-0.010525</text:p>
          </table:table-cell>
          <table:table-cell office:value-type="float" office:value="27.980968">
            <text:p>27.980968</text:p>
          </table:table-cell>
          <table:table-cell office:value-type="float" office:value="1774">
            <text:p>1774</text:p>
          </table:table-cell>
          <table:table-cell office:value-type="float" office:value="-914">
            <text:p>-914</text:p>
          </table:table-cell>
          <table:table-cell office:value-type="float" office:value="-232">
            <text:p>-232</text:p>
          </table:table-cell>
          <table:table-cell office:value-type="float" office:value="3617">
            <text:p>3617</text:p>
          </table:table-cell>
          <table:table-cell office:value-type="float" office:value="4955.19873">
            <text:p>4955.19873</text:p>
          </table:table-cell>
          <table:table-cell office:value-type="float" office:value="-1.64578">
            <text:p>-1.64578</text:p>
          </table:table-cell>
          <table:table-cell office:value-type="float" office:value="-1.314285">
            <text:p>-1.314285</text:p>
          </table:table-cell>
          <table:table-cell office:value-type="float" office:value="20.142164">
            <text:p>20.142164</text:p>
          </table:table-cell>
        </table:table-row>
        <table:table-row table:style-name="ro1">
          <table:table-cell office:value-type="float" office:value="29555">
            <text:p>29555</text:p>
          </table:table-cell>
          <table:table-cell office:value-type="float" office:value="23">
            <text:p>23</text:p>
          </table:table-cell>
          <table:table-cell office:value-type="float" office:value="-141">
            <text:p>-141</text:p>
          </table:table-cell>
          <table:table-cell office:value-type="float" office:value="712.600037">
            <text:p>712.600037</text:p>
          </table:table-cell>
          <table:table-cell office:value-type="float" office:value="-0.02">
            <text:p>-0.02</text:p>
          </table:table-cell>
          <table:table-cell office:value-type="float" office:value="-0.015169">
            <text:p>-0.015169</text:p>
          </table:table-cell>
          <table:table-cell office:value-type="float" office:value="24.157452">
            <text:p>24.157452</text:p>
          </table:table-cell>
          <table:table-cell office:value-type="float" office:value="0.736827">
            <text:p>0.736827</text:p>
          </table:table-cell>
          <table:table-cell office:value-type="float" office:value="-0.227449">
            <text:p>-0.227449</text:p>
          </table:table-cell>
          <table:table-cell table:formula="of:=[.I115]-[.$I$2]" office:value-type="float" office:value="-0.208295">
            <text:p>-0.208295</text:p>
          </table:table-cell>
          <table:table-cell table:formula="of:=AVERAGE([.J111:.J115])" office:value-type="float" office:value="-0.1465248">
            <text:p>-0.1465248</text:p>
          </table:table-cell>
          <table:table-cell table:formula="of:=AVERAGE([.J107:.J115])" office:value-type="float" office:value="-0.117581444444444">
            <text:p>-0.1175814444</text:p>
          </table:table-cell>
          <table:table-cell office:value-type="float" office:value="471.616364">
            <text:p>471.616364</text:p>
          </table:table-cell>
          <table:table-cell office:value-type="float" office:value="-0.038911">
            <text:p>-0.038911</text:p>
          </table:table-cell>
          <table:table-cell office:value-type="float" office:value="0.00906">
            <text:p>0.00906</text:p>
          </table:table-cell>
          <table:table-cell table:formula="of:=[.O115]-0.021583" office:value-type="float" office:value="-0.012523">
            <text:p>-0.012523</text:p>
          </table:table-cell>
          <table:table-cell office:value-type="float" office:value="24.157448">
            <text:p>24.157448</text:p>
          </table:table-cell>
          <table:table-cell office:value-type="float" office:value="1772">
            <text:p>1772</text:p>
          </table:table-cell>
          <table:table-cell office:value-type="float" office:value="-937">
            <text:p>-937</text:p>
          </table:table-cell>
          <table:table-cell office:value-type="float" office:value="-268">
            <text:p>-268</text:p>
          </table:table-cell>
          <table:table-cell office:value-type="float" office:value="3753">
            <text:p>3753</text:p>
          </table:table-cell>
          <table:table-cell office:value-type="float" office:value="5114.459961">
            <text:p>5114.459961</text:p>
          </table:table-cell>
          <table:table-cell office:value-type="float" office:value="-1.66578">
            <text:p>-1.66578</text:p>
          </table:table-cell>
          <table:table-cell office:value-type="float" office:value="-1.329453">
            <text:p>-1.329453</text:p>
          </table:table-cell>
          <table:table-cell office:value-type="float" office:value="20.190369">
            <text:p>20.190369</text:p>
          </table:table-cell>
        </table:table-row>
        <table:table-row table:style-name="ro1">
          <table:table-cell office:value-type="float" office:value="29812">
            <text:p>29812</text:p>
          </table:table-cell>
          <table:table-cell office:value-type="float" office:value="22">
            <text:p>22</text:p>
          </table:table-cell>
          <table:table-cell office:value-type="float" office:value="-153">
            <text:p>-153</text:p>
          </table:table-cell>
          <table:table-cell office:value-type="float" office:value="795.792603">
            <text:p>795.792603</text:p>
          </table:table-cell>
          <table:table-cell office:value-type="float" office:value="-0.02">
            <text:p>-0.02</text:p>
          </table:table-cell>
          <table:table-cell office:value-type="float" office:value="-0.023147">
            <text:p>-0.023147</text:p>
          </table:table-cell>
          <table:table-cell office:value-type="float" office:value="15.732655">
            <text:p>15.732655</text:p>
          </table:table-cell>
          <table:table-cell office:value-type="float" office:value="-0.233833">
            <text:p>-0.233833</text:p>
          </table:table-cell>
          <table:table-cell office:value-type="float" office:value="0.055067">
            <text:p>0.055067</text:p>
          </table:table-cell>
          <table:table-cell table:formula="of:=[.I116]-[.$I$2]" office:value-type="float" office:value="0.074221">
            <text:p>0.074221</text:p>
          </table:table-cell>
          <table:table-cell table:formula="of:=AVERAGE([.J112:.J116])" office:value-type="float" office:value="-0.0670372">
            <text:p>-0.0670372</text:p>
          </table:table-cell>
          <table:table-cell table:formula="of:=AVERAGE([.J108:.J116])" office:value-type="float" office:value="-0.10029">
            <text:p>-0.10029</text:p>
          </table:table-cell>
          <table:table-cell office:value-type="float" office:value="1117.636475">
            <text:p>1117.636475</text:p>
          </table:table-cell>
          <table:table-cell office:value-type="float" office:value="0.009789">
            <text:p>0.009789</text:p>
          </table:table-cell>
          <table:table-cell office:value-type="float" office:value="0.049029">
            <text:p>0.049029</text:p>
          </table:table-cell>
          <table:table-cell table:formula="of:=[.O116]-0.021583" office:value-type="float" office:value="0.027446">
            <text:p>0.027446</text:p>
          </table:table-cell>
          <table:table-cell office:value-type="float" office:value="15.732652">
            <text:p>15.732652</text:p>
          </table:table-cell>
          <table:table-cell office:value-type="float" office:value="1770">
            <text:p>1770</text:p>
          </table:table-cell>
          <table:table-cell office:value-type="float" office:value="-959">
            <text:p>-959</text:p>
          </table:table-cell>
          <table:table-cell office:value-type="float" office:value="-305">
            <text:p>-305</text:p>
          </table:table-cell>
          <table:table-cell office:value-type="float" office:value="3902">
            <text:p>3902</text:p>
          </table:table-cell>
          <table:table-cell office:value-type="float" office:value="5285.352051">
            <text:p>5285.352051</text:p>
          </table:table-cell>
          <table:table-cell office:value-type="float" office:value="-1.68578">
            <text:p>-1.68578</text:p>
          </table:table-cell>
          <table:table-cell office:value-type="float" office:value="-1.3526">
            <text:p>-1.3526</text:p>
          </table:table-cell>
          <table:table-cell office:value-type="float" office:value="19.764181">
            <text:p>19.764181</text:p>
          </table:table-cell>
        </table:table-row>
        <table:table-row table:style-name="ro1">
          <table:table-cell office:value-type="float" office:value="30069">
            <text:p>30069</text:p>
          </table:table-cell>
          <table:table-cell office:value-type="float" office:value="20">
            <text:p>20</text:p>
          </table:table-cell>
          <table:table-cell office:value-type="float" office:value="-139">
            <text:p>-139</text:p>
          </table:table-cell>
          <table:table-cell office:value-type="float" office:value="795.792603">
            <text:p>795.792603</text:p>
          </table:table-cell>
          <table:table-cell office:value-type="float" office:value="-0.028205">
            <text:p>-0.028205</text:p>
          </table:table-cell>
          <table:table-cell office:value-type="float" office:value="-0.030679">
            <text:p>-0.030679</text:p>
          </table:table-cell>
          <table:table-cell office:value-type="float" office:value="8.772501">
            <text:p>8.772501</text:p>
          </table:table-cell>
          <table:table-cell office:value-type="float" office:value="0.777201">
            <text:p>0.777201</text:p>
          </table:table-cell>
          <table:table-cell office:value-type="float" office:value="0.033519">
            <text:p>0.033519</text:p>
          </table:table-cell>
          <table:table-cell table:formula="of:=[.I117]-[.$I$2]" office:value-type="float" office:value="0.052673">
            <text:p>0.052673</text:p>
          </table:table-cell>
          <table:table-cell table:formula="of:=AVERAGE([.J113:.J117])" office:value-type="float" office:value="-0.0569816">
            <text:p>-0.0569816</text:p>
          </table:table-cell>
          <table:table-cell table:formula="of:=AVERAGE([.J109:.J117])" office:value-type="float" office:value="-0.114655222222222">
            <text:p>-0.1146552222</text:p>
          </table:table-cell>
          <table:table-cell office:value-type="float" office:value="795.792297">
            <text:p>795.792297</text:p>
          </table:table-cell>
          <table:table-cell office:value-type="float" office:value="0.058366">
            <text:p>0.058366</text:p>
          </table:table-cell>
          <table:table-cell office:value-type="float" office:value="0.049695">
            <text:p>0.049695</text:p>
          </table:table-cell>
          <table:table-cell table:formula="of:=[.O117]-0.021583" office:value-type="float" office:value="0.028112">
            <text:p>0.028112</text:p>
          </table:table-cell>
          <table:table-cell office:value-type="float" office:value="8.772504">
            <text:p>8.772504</text:p>
          </table:table-cell>
          <table:table-cell office:value-type="float" office:value="1768">
            <text:p>1768</text:p>
          </table:table-cell>
          <table:table-cell office:value-type="float" office:value="-979">
            <text:p>-979</text:p>
          </table:table-cell>
          <table:table-cell office:value-type="float" office:value="-335">
            <text:p>-335</text:p>
          </table:table-cell>
          <table:table-cell office:value-type="float" office:value="4038">
            <text:p>4038</text:p>
          </table:table-cell>
          <table:table-cell office:value-type="float" office:value="5439.935059">
            <text:p>5439.935059</text:p>
          </table:table-cell>
          <table:table-cell office:value-type="float" office:value="-1.713985">
            <text:p>-1.713985</text:p>
          </table:table-cell>
          <table:table-cell office:value-type="float" office:value="-1.383279">
            <text:p>-1.383279</text:p>
          </table:table-cell>
          <table:table-cell office:value-type="float" office:value="19.294584">
            <text:p>19.294584</text:p>
          </table:table-cell>
        </table:table-row>
        <table:table-row table:style-name="ro1">
          <table:table-cell office:value-type="float" office:value="30326">
            <text:p>30326</text:p>
          </table:table-cell>
          <table:table-cell office:value-type="float" office:value="20">
            <text:p>20</text:p>
          </table:table-cell>
          <table:table-cell office:value-type="float" office:value="-100">
            <text:p>-100</text:p>
          </table:table-cell>
          <table:table-cell office:value-type="float" office:value="599.705688">
            <text:p>599.705688</text:p>
          </table:table-cell>
          <table:table-cell office:value-type="float" office:value="-0.028205">
            <text:p>-0.028205</text:p>
          </table:table-cell>
          <table:table-cell office:value-type="float" office:value="-0.027974">
            <text:p>-0.027974</text:p>
          </table:table-cell>
          <table:table-cell office:value-type="float" office:value="0.817929">
            <text:p>0.817929</text:p>
          </table:table-cell>
          <table:table-cell office:value-type="float" office:value="-0.228997">
            <text:p>-0.228997</text:p>
          </table:table-cell>
          <table:table-cell office:value-type="float" office:value="0.155623">
            <text:p>0.155623</text:p>
          </table:table-cell>
          <table:table-cell table:formula="of:=[.I118]-[.$I$2]" office:value-type="float" office:value="0.174777">
            <text:p>0.174777</text:p>
          </table:table-cell>
          <table:table-cell table:formula="of:=AVERAGE([.J114:.J118])" office:value-type="float" office:value="0.0306462">
            <text:p>0.0306462</text:p>
          </table:table-cell>
          <table:table-cell table:formula="of:=AVERAGE([.J110:.J118])" office:value-type="float" office:value="-0.0678353333333333">
            <text:p>-0.0678353333</text:p>
          </table:table-cell>
          <table:table-cell office:value-type="float" office:value="100">
            <text:p>100</text:p>
          </table:table-cell>
          <table:table-cell office:value-type="float" office:value="-0.026943">
            <text:p>-0.026943</text:p>
          </table:table-cell>
          <table:table-cell office:value-type="float" office:value="-0.023182">
            <text:p>-0.023182</text:p>
          </table:table-cell>
          <table:table-cell table:formula="of:=[.O118]-0.021583" office:value-type="float" office:value="-0.044765">
            <text:p>-0.044765</text:p>
          </table:table-cell>
          <table:table-cell office:value-type="float" office:value="0.817932">
            <text:p>0.817932</text:p>
          </table:table-cell>
          <table:table-cell office:value-type="float" office:value="1765">
            <text:p>1765</text:p>
          </table:table-cell>
          <table:table-cell office:value-type="float" office:value="-999">
            <text:p>-999</text:p>
          </table:table-cell>
          <table:table-cell office:value-type="float" office:value="-354">
            <text:p>-354</text:p>
          </table:table-cell>
          <table:table-cell office:value-type="float" office:value="4136">
            <text:p>4136</text:p>
          </table:table-cell>
          <table:table-cell office:value-type="float" office:value="5555.032227">
            <text:p>5555.032227</text:p>
          </table:table-cell>
          <table:table-cell office:value-type="float" office:value="-1.742191">
            <text:p>-1.742191</text:p>
          </table:table-cell>
          <table:table-cell office:value-type="float" office:value="-1.411254">
            <text:p>-1.411254</text:p>
          </table:table-cell>
          <table:table-cell office:value-type="float" office:value="18.995455">
            <text:p>18.995455</text:p>
          </table:table-cell>
        </table:table-row>
        <table:table-row table:style-name="ro1">
          <table:table-cell office:value-type="float" office:value="30583">
            <text:p>30583</text:p>
          </table:table-cell>
          <table:table-cell office:value-type="float" office:value="18">
            <text:p>18</text:p>
          </table:table-cell>
          <table:table-cell office:value-type="float" office:value="-104">
            <text:p>-104</text:p>
          </table:table-cell>
          <table:table-cell office:value-type="float" office:value="676.313171">
            <text:p>676.313171</text:p>
          </table:table-cell>
          <table:table-cell office:value-type="float" office:value="-0.035">
            <text:p>-0.035</text:p>
          </table:table-cell>
          <table:table-cell office:value-type="float" office:value="-0.052901">
            <text:p>-0.052901</text:p>
          </table:table-cell>
          <table:table-cell office:value-type="float" office:value="51.147034">
            <text:p>51.147034</text:p>
          </table:table-cell>
          <table:table-cell office:value-type="float" office:value="0.02271">
            <text:p>0.02271</text:p>
          </table:table-cell>
          <table:table-cell office:value-type="float" office:value="-0.727837">
            <text:p>-0.727837</text:p>
          </table:table-cell>
          <table:table-cell table:formula="of:=[.I119]-[.$I$2]" office:value-type="float" office:value="-0.708683">
            <text:p>-0.708683</text:p>
          </table:table-cell>
          <table:table-cell table:formula="of:=AVERAGE([.J115:.J119])" office:value-type="float" office:value="-0.1230614">
            <text:p>-0.1230614</text:p>
          </table:table-cell>
          <table:table-cell table:formula="of:=AVERAGE([.J111:.J119])" office:value-type="float" office:value="-0.126626222222222">
            <text:p>-0.1266262222</text:p>
          </table:table-cell>
          <table:table-cell office:value-type="float" office:value="89.761559">
            <text:p>89.761559</text:p>
          </table:table-cell>
          <table:table-cell office:value-type="float" office:value="-0.058366">
            <text:p>-0.058366</text:p>
          </table:table-cell>
          <table:table-cell office:value-type="float" office:value="-0.054625">
            <text:p>-0.054625</text:p>
          </table:table-cell>
          <table:table-cell table:formula="of:=[.O119]-0.021583" office:value-type="float" office:value="-0.076208">
            <text:p>-0.076208</text:p>
          </table:table-cell>
          <table:table-cell office:value-type="float" office:value="51.147049">
            <text:p>51.147049</text:p>
          </table:table-cell>
          <table:table-cell office:value-type="float" office:value="1762">
            <text:p>1762</text:p>
          </table:table-cell>
          <table:table-cell office:value-type="float" office:value="-1017">
            <text:p>-1017</text:p>
          </table:table-cell>
          <table:table-cell office:value-type="float" office:value="-370">
            <text:p>-370</text:p>
          </table:table-cell>
          <table:table-cell office:value-type="float" office:value="4238">
            <text:p>4238</text:p>
          </table:table-cell>
          <table:table-cell office:value-type="float" office:value="5671.018066">
            <text:p>5671.018066</text:p>
          </table:table-cell>
          <table:table-cell office:value-type="float" office:value="-1.777191">
            <text:p>-1.777191</text:p>
          </table:table-cell>
          <table:table-cell office:value-type="float" office:value="-1.464155">
            <text:p>-1.464155</text:p>
          </table:table-cell>
          <table:table-cell office:value-type="float" office:value="17.614063">
            <text:p>17.614063</text:p>
          </table:table-cell>
        </table:table-row>
        <table:table-row table:style-name="ro1">
          <table:table-cell office:value-type="float" office:value="30840">
            <text:p>30840</text:p>
          </table:table-cell>
          <table:table-cell office:value-type="float" office:value="19">
            <text:p>19</text:p>
          </table:table-cell>
          <table:table-cell office:value-type="float" office:value="-118">
            <text:p>-118</text:p>
          </table:table-cell>
          <table:table-cell office:value-type="float" office:value="722.551331">
            <text:p>722.551331</text:p>
          </table:table-cell>
          <table:table-cell office:value-type="float" office:value="-0.048784">
            <text:p>-0.048784</text:p>
          </table:table-cell>
          <table:table-cell office:value-type="float" office:value="-0.056052">
            <text:p>-0.056052</text:p>
          </table:table-cell>
          <table:table-cell office:value-type="float" office:value="14.897974">
            <text:p>14.897974</text:p>
          </table:table-cell>
          <table:table-cell office:value-type="float" office:value="0.802435">
            <text:p>0.802435</text:p>
          </table:table-cell>
          <table:table-cell office:value-type="float" office:value="-0.047884">
            <text:p>-0.047884</text:p>
          </table:table-cell>
          <table:table-cell table:formula="of:=[.I120]-[.$I$2]" office:value-type="float" office:value="-0.02873">
            <text:p>-0.02873</text:p>
          </table:table-cell>
          <table:table-cell table:formula="of:=AVERAGE([.J116:.J120])" office:value-type="float" office:value="-0.0871484">
            <text:p>-0.0871484</text:p>
          </table:table-cell>
          <table:table-cell table:formula="of:=AVERAGE([.J112:.J120])" office:value-type="float" office:value="-0.0939054444444444">
            <text:p>-0.0939054444</text:p>
          </table:table-cell>
          <table:table-cell office:value-type="float" office:value="1554.838501">
            <text:p>1554.838501</text:p>
          </table:table-cell>
          <table:table-cell office:value-type="float" office:value="-0.146894">
            <text:p>-0.146894</text:p>
          </table:table-cell>
          <table:table-cell office:value-type="float" office:value="0.027845">
            <text:p>0.027845</text:p>
          </table:table-cell>
          <table:table-cell table:formula="of:=[.O120]-0.021583" office:value-type="float" office:value="0.006262">
            <text:p>0.006262</text:p>
          </table:table-cell>
          <table:table-cell office:value-type="float" office:value="14.897977">
            <text:p>14.897977</text:p>
          </table:table-cell>
          <table:table-cell office:value-type="float" office:value="1758">
            <text:p>1758</text:p>
          </table:table-cell>
          <table:table-cell office:value-type="float" office:value="-1036">
            <text:p>-1036</text:p>
          </table:table-cell>
          <table:table-cell office:value-type="float" office:value="-383">
            <text:p>-383</text:p>
          </table:table-cell>
          <table:table-cell office:value-type="float" office:value="4356">
            <text:p>4356</text:p>
          </table:table-cell>
          <table:table-cell office:value-type="float" office:value="5801.512207">
            <text:p>5801.512207</text:p>
          </table:table-cell>
          <table:table-cell office:value-type="float" office:value="-1.825974">
            <text:p>-1.825974</text:p>
          </table:table-cell>
          <table:table-cell office:value-type="float" office:value="-1.520207">
            <text:p>-1.520207</text:p>
          </table:table-cell>
          <table:table-cell office:value-type="float" office:value="16.745453">
            <text:p>16.745453</text:p>
          </table:table-cell>
        </table:table-row>
        <table:table-row table:style-name="ro1">
          <table:table-cell office:value-type="float" office:value="31097">
            <text:p>31097</text:p>
          </table:table-cell>
          <table:table-cell office:value-type="float" office:value="18">
            <text:p>18</text:p>
          </table:table-cell>
          <table:table-cell office:value-type="float" office:value="-125">
            <text:p>-125</text:p>
          </table:table-cell>
          <table:table-cell office:value-type="float" office:value="796.671204">
            <text:p>796.671204</text:p>
          </table:table-cell>
          <table:table-cell office:value-type="float" office:value="-0.04">
            <text:p>-0.04</text:p>
          </table:table-cell>
          <table:table-cell office:value-type="float" office:value="-0.031467">
            <text:p>-0.031467</text:p>
          </table:table-cell>
          <table:table-cell office:value-type="float" office:value="21.332615">
            <text:p>21.332615</text:p>
          </table:table-cell>
          <table:table-cell office:value-type="float" office:value="-0.23888">
            <text:p>-0.23888</text:p>
          </table:table-cell>
          <table:table-cell office:value-type="float" office:value="-0.447716">
            <text:p>-0.447716</text:p>
          </table:table-cell>
          <table:table-cell table:formula="of:=[.I121]-[.$I$2]" office:value-type="float" office:value="-0.428562">
            <text:p>-0.428562</text:p>
          </table:table-cell>
          <table:table-cell table:formula="of:=AVERAGE([.J117:.J121])" office:value-type="float" office:value="-0.187705">
            <text:p>-0.187705</text:p>
          </table:table-cell>
          <table:table-cell table:formula="of:=AVERAGE([.J113:.J121])" office:value-type="float" office:value="-0.141789555555556">
            <text:p>-0.1417895556</text:p>
          </table:table-cell>
          <table:table-cell office:value-type="float" office:value="611.605896">
            <text:p>611.605896</text:p>
          </table:table-cell>
          <table:table-cell office:value-type="float" office:value="0.032425">
            <text:p>0.032425</text:p>
          </table:table-cell>
          <table:table-cell office:value-type="float" office:value="0.057556">
            <text:p>0.057556</text:p>
          </table:table-cell>
          <table:table-cell table:formula="of:=[.O121]-0.021583" office:value-type="float" office:value="0.035973">
            <text:p>0.035973</text:p>
          </table:table-cell>
          <table:table-cell office:value-type="float" office:value="21.332611">
            <text:p>21.332611</text:p>
          </table:table-cell>
          <table:table-cell office:value-type="float" office:value="1753">
            <text:p>1753</text:p>
          </table:table-cell>
          <table:table-cell office:value-type="float" office:value="-1053">
            <text:p>-1053</text:p>
          </table:table-cell>
          <table:table-cell office:value-type="float" office:value="-389">
            <text:p>-389</text:p>
          </table:table-cell>
          <table:table-cell office:value-type="float" office:value="4481">
            <text:p>4481</text:p>
          </table:table-cell>
          <table:table-cell office:value-type="float" office:value="5934.081055">
            <text:p>5934.081055</text:p>
          </table:table-cell>
          <table:table-cell office:value-type="float" office:value="-1.865974">
            <text:p>-1.865974</text:p>
          </table:table-cell>
          <table:table-cell office:value-type="float" office:value="-1.551674">
            <text:p>-1.551674</text:p>
          </table:table-cell>
          <table:table-cell office:value-type="float" office:value="16.843782">
            <text:p>16.843782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float" office:value="5">
            <text:p>5</text:p>
          </table:table-cell>
          <table:table-cell office:value-type="float" office:value="-125">
            <text:p>-125</text:p>
          </table:table-cell>
          <table:table-cell office:value-type="float" office:value="2604.853516">
            <text:p>2604.853516</text:p>
          </table:table-cell>
          <table:table-cell office:value-type="float" office:value="-0.005">
            <text:p>-0.005</text:p>
          </table:table-cell>
          <table:table-cell office:value-type="float" office:value="0.005718">
            <text:p>0.005718</text:p>
          </table:table-cell>
          <table:table-cell office:value-type="float" office:value="214.363052">
            <text:p>214.363052</text:p>
          </table:table-cell>
          <table:table-cell office:value-type="float" office:value="0.792341">
            <text:p>0.792341</text:p>
          </table:table-cell>
          <table:table-cell office:value-type="float" office:value="0.011971">
            <text:p>0.011971</text:p>
          </table:table-cell>
          <table:table-cell table:formula="of:=[.I122]-[.$I$2]" office:value-type="float" office:value="0.031125">
            <text:p>0.031125</text:p>
          </table:table-cell>
          <table:table-cell table:formula="of:=AVERAGE([.J118:.J122])" office:value-type="float" office:value="-0.1920146">
            <text:p>-0.1920146</text:p>
          </table:table-cell>
          <table:table-cell table:formula="of:=AVERAGE([.J114:.J122])" office:value-type="float" office:value="-0.109068777777778">
            <text:p>-0.1090687778</text:p>
          </table:table-cell>
          <table:table-cell office:value-type="float" office:value="101.216423">
            <text:p>101.216423</text:p>
          </table:table-cell>
          <table:table-cell office:value-type="float" office:value="-0.116732">
            <text:p>-0.116732</text:p>
          </table:table-cell>
          <table:table-cell office:value-type="float" office:value="-0.034507">
            <text:p>-0.034507</text:p>
          </table:table-cell>
          <table:table-cell table:formula="of:=[.O122]-0.021583" office:value-type="float" office:value="-0.05609">
            <text:p>-0.05609</text:p>
          </table:table-cell>
          <table:table-cell office:value-type="float" office:value="214.363052">
            <text:p>214.363052</text:p>
          </table:table-cell>
          <table:table-cell office:value-type="float" office:value="1752">
            <text:p>1752</text:p>
          </table:table-cell>
          <table:table-cell office:value-type="float" office:value="-1058">
            <text:p>-1058</text:p>
          </table:table-cell>
          <table:table-cell office:value-type="float" office:value="-391">
            <text:p>-391</text:p>
          </table:table-cell>
          <table:table-cell office:value-type="float" office:value="4606">
            <text:p>4606</text:p>
          </table:table-cell>
          <table:table-cell office:value-type="float" office:value="6055.852051">
            <text:p>6055.852051</text:p>
          </table:table-cell>
          <table:table-cell office:value-type="float" office:value="-1.870974">
            <text:p>-1.870974</text:p>
          </table:table-cell>
          <table:table-cell office:value-type="float" office:value="-1.545956">
            <text:p>-1.545956</text:p>
          </table:table-cell>
          <table:table-cell office:value-type="float" office:value="17.371632">
            <text:p>17.371632</text:p>
          </table:table-cell>
        </table:table-row>
        <table:table-row table:style-name="ro1">
          <table:table-cell office:value-type="float" office:value="31611">
            <text:p>31611</text:p>
          </table:table-cell>
          <table:table-cell office:value-type="float" office:value="1">
            <text:p>1</text:p>
          </table:table-cell>
          <table:table-cell office:value-type="float" office:value="-126">
            <text:p>-126</text:p>
          </table:table-cell>
          <table:table-cell office:value-type="float" office:value="12703.335938">
            <text:p>12703.335938</text:p>
          </table:table-cell>
          <table:table-cell office:value-type="float" office:value="-0.005">
            <text:p>-0.005</text:p>
          </table:table-cell>
          <table:table-cell office:value-type="float" office:value="0.005924">
            <text:p>0.005924</text:p>
          </table:table-cell>
          <table:table-cell office:value-type="float" office:value="218.471878">
            <text:p>218.471878</text:p>
          </table:table-cell>
          <table:table-cell office:value-type="float" office:value="-0.231835">
            <text:p>-0.231835</text:p>
          </table:table-cell>
          <table:table-cell office:value-type="float" office:value="-0.438139">
            <text:p>-0.438139</text:p>
          </table:table-cell>
          <table:table-cell table:formula="of:=[.I123]-[.$I$2]" office:value-type="float" office:value="-0.418985">
            <text:p>-0.418985</text:p>
          </table:table-cell>
          <table:table-cell table:formula="of:=AVERAGE([.J119:.J123])" office:value-type="float" office:value="-0.310767">
            <text:p>-0.310767</text:p>
          </table:table-cell>
          <table:table-cell table:formula="of:=AVERAGE([.J115:.J123])" office:value-type="float" office:value="-0.162273222222222">
            <text:p>-0.1622732222</text:p>
          </table:table-cell>
          <table:table-cell office:value-type="float" office:value="80.233139">
            <text:p>80.233139</text:p>
          </table:table-cell>
          <table:table-cell office:value-type="float" office:value="-0.017138">
            <text:p>-0.017138</text:p>
          </table:table-cell>
          <table:table-cell office:value-type="float" office:value="0.022649">
            <text:p>0.022649</text:p>
          </table:table-cell>
          <table:table-cell table:formula="of:=[.O123]-0.021583" office:value-type="float" office:value="0.001066">
            <text:p>0.001066</text:p>
          </table:table-cell>
          <table:table-cell office:value-type="float" office:value="218.471878">
            <text:p>218.471878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4">
            <text:p>-394</text:p>
          </table:table-cell>
          <table:table-cell office:value-type="float" office:value="4732">
            <text:p>4732</text:p>
          </table:table-cell>
          <table:table-cell office:value-type="float" office:value="6175.839844">
            <text:p>6175.839844</text:p>
          </table:table-cell>
          <table:table-cell office:value-type="float" office:value="-1.875974">
            <text:p>-1.875974</text:p>
          </table:table-cell>
          <table:table-cell office:value-type="float" office:value="-1.540032">
            <text:p>-1.540032</text:p>
          </table:table-cell>
          <table:table-cell office:value-type="float" office:value="17.907623">
            <text:p>17.907623</text:p>
          </table:table-cell>
        </table:table-row>
        <table:table-row table:style-name="ro1">
          <table:table-cell office:value-type="float" office:value="31868">
            <text:p>31868</text:p>
          </table:table-cell>
          <table:table-cell office:value-type="float" office:value="0">
            <text:p>0</text:p>
          </table:table-cell>
          <table:table-cell office:value-type="float" office:value="-126">
            <text:p>-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18698">
            <text:p>-0.018698</text:p>
          </table:table-cell>
          <table:table-cell office:value-type="float" office:value="-0.196325">
            <text:p>-0.196325</text:p>
          </table:table-cell>
          <table:table-cell table:formula="of:=[.I124]-[.$I$2]" office:value-type="float" office:value="-0.177171">
            <text:p>-0.177171</text:p>
          </table:table-cell>
          <table:table-cell table:formula="of:=AVERAGE([.J120:.J124])" office:value-type="float" office:value="-0.2044646">
            <text:p>-0.2044646</text:p>
          </table:table-cell>
          <table:table-cell table:formula="of:=AVERAGE([.J116:.J124])" office:value-type="float" office:value="-0.158815">
            <text:p>-0.158815</text:p>
          </table:table-cell>
          <table:table-cell office:value-type="float" office:value="100">
            <text:p>100</text:p>
          </table:table-cell>
          <table:table-cell office:value-type="float" office:value="-0.028432">
            <text:p>-0.028432</text:p>
          </table:table-cell>
          <table:table-cell office:value-type="float" office:value="-0.053692">
            <text:p>-0.053692</text:p>
          </table:table-cell>
          <table:table-cell table:formula="of:=[.O124]-0.021583" office:value-type="float" office:value="-0.075275">
            <text:p>-0.075275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8">
            <text:p>-398</text:p>
          </table:table-cell>
          <table:table-cell office:value-type="float" office:value="4858">
            <text:p>4858</text:p>
          </table:table-cell>
          <table:table-cell office:value-type="float" office:value="6295.505371">
            <text:p>6295.505371</text:p>
          </table:table-cell>
          <table:table-cell office:value-type="float" office:value="-1.875974">
            <text:p>-1.875974</text:p>
          </table:table-cell>
          <table:table-cell office:value-type="float" office:value="-1.5338">
            <text:p>-1.5338</text:p>
          </table:table-cell>
          <table:table-cell office:value-type="float" office:value="18.239811">
            <text:p>18.239811</text:p>
          </table:table-cell>
        </table:table-row>
        <table:table-row table:style-name="ro1">
          <table:table-cell office:value-type="float" office:value="32125">
            <text:p>32125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841799">
            <text:p>0.841799</text:p>
          </table:table-cell>
          <table:table-cell office:value-type="float" office:value="-0.402226">
            <text:p>-0.402226</text:p>
          </table:table-cell>
          <table:table-cell table:formula="of:=[.I125]-[.$I$2]" office:value-type="float" office:value="-0.383072">
            <text:p>-0.383072</text:p>
          </table:table-cell>
          <table:table-cell table:formula="of:=AVERAGE([.J121:.J125])" office:value-type="float" office:value="-0.275333">
            <text:p>-0.275333</text:p>
          </table:table-cell>
          <table:table-cell table:formula="of:=AVERAGE([.J117:.J125])" office:value-type="float" office:value="-0.209625333333333">
            <text:p>-0.2096253333</text:p>
          </table:table-cell>
          <table:table-cell office:value-type="float" office:value="100">
            <text:p>100</text:p>
          </table:table-cell>
          <table:table-cell office:value-type="float" office:value="-0.311284">
            <text:p>-0.311284</text:p>
          </table:table-cell>
          <table:table-cell office:value-type="float" office:value="-0.121773">
            <text:p>-0.121773</text:p>
          </table:table-cell>
          <table:table-cell table:formula="of:=[.O125]-0.021583" office:value-type="float" office:value="-0.143356">
            <text:p>-0.143356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403">
            <text:p>-403</text:p>
          </table:table-cell>
          <table:table-cell office:value-type="float" office:value="4982">
            <text:p>4982</text:p>
          </table:table-cell>
          <table:table-cell office:value-type="float" office:value="6413.868164">
            <text:p>6413.868164</text:p>
          </table:table-cell>
          <table:table-cell office:value-type="float" office:value="-1.875974">
            <text:p>-1.875974</text:p>
          </table:table-cell>
          <table:table-cell office:value-type="float" office:value="-1.528013">
            <text:p>-1.528013</text:p>
          </table:table-cell>
          <table:table-cell office:value-type="float" office:value="18.548273">
            <text:p>18.548273</text:p>
          </table:table-cell>
        </table:table-row>
        <table:table-row table:style-name="ro1">
          <table:table-cell office:value-type="float" office:value="32382">
            <text:p>32382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office:value-type="float" office:value="10995.481445">
            <text:p>10995.481445</text:p>
          </table:table-cell>
          <table:table-cell office:value-type="float" office:value="-0.005">
            <text:p>-0.005</text:p>
          </table:table-cell>
          <table:table-cell office:value-type="float" office:value="-0.001301">
            <text:p>-0.001301</text:p>
          </table:table-cell>
          <table:table-cell office:value-type="float" office:value="73.977272">
            <text:p>73.977272</text:p>
          </table:table-cell>
          <table:table-cell office:value-type="float" office:value="-0.180001">
            <text:p>-0.180001</text:p>
          </table:table-cell>
          <table:table-cell office:value-type="float" office:value="-0.079009">
            <text:p>-0.079009</text:p>
          </table:table-cell>
          <table:table-cell table:formula="of:=[.I126]-[.$I$2]" office:value-type="float" office:value="-0.059855">
            <text:p>-0.059855</text:p>
          </table:table-cell>
          <table:table-cell table:formula="of:=AVERAGE([.J122:.J126])" office:value-type="float" office:value="-0.2015916">
            <text:p>-0.2015916</text:p>
          </table:table-cell>
          <table:table-cell table:formula="of:=AVERAGE([.J118:.J126])" office:value-type="float" office:value="-0.222128444444444">
            <text:p>-0.2221284444</text:p>
          </table:table-cell>
          <table:table-cell office:value-type="float" office:value="1386.465454">
            <text:p>1386.465454</text:p>
          </table:table-cell>
          <table:table-cell office:value-type="float" office:value="-0.048948">
            <text:p>-0.048948</text:p>
          </table:table-cell>
          <table:table-cell office:value-type="float" office:value="-0.007461">
            <text:p>-0.007461</text:p>
          </table:table-cell>
          <table:table-cell table:formula="of:=[.O126]-0.021583" office:value-type="float" office:value="-0.029044">
            <text:p>-0.029044</text:p>
          </table:table-cell>
          <table:table-cell office:value-type="float" office:value="73.977272">
            <text:p>73.977272</text:p>
          </table:table-cell>
          <table:table-cell office:value-type="float" office:value="1752">
            <text:p>1752</text:p>
          </table:table-cell>
          <table:table-cell office:value-type="float" office:value="-1060">
            <text:p>-1060</text:p>
          </table:table-cell>
          <table:table-cell office:value-type="float" office:value="-408">
            <text:p>-408</text:p>
          </table:table-cell>
          <table:table-cell office:value-type="float" office:value="5091">
            <text:p>5091</text:p>
          </table:table-cell>
          <table:table-cell office:value-type="float" office:value="6519.23291">
            <text:p>6519.23291</text:p>
          </table:table-cell>
          <table:table-cell office:value-type="float" office:value="-1.880974">
            <text:p>-1.880974</text:p>
          </table:table-cell>
          <table:table-cell office:value-type="float" office:value="-1.529315">
            <text:p>-1.529315</text:p>
          </table:table-cell>
          <table:table-cell office:value-type="float" office:value="18.695612">
            <text:p>18.695612</text:p>
          </table:table-cell>
        </table:table-row>
        <table:table-row table:style-name="ro1">
          <table:table-cell office:value-type="float" office:value="32639">
            <text:p>32639</text:p>
          </table:table-cell>
          <table:table-cell office:value-type="float" office:value="4">
            <text:p>4</text:p>
          </table:table-cell>
          <table:table-cell office:value-type="float" office:value="-101">
            <text:p>-101</text:p>
          </table:table-cell>
          <table:table-cell office:value-type="float" office:value="2626.202148">
            <text:p>2626.202148</text:p>
          </table:table-cell>
          <table:table-cell office:value-type="float" office:value="-0.02">
            <text:p>-0.02</text:p>
          </table:table-cell>
          <table:table-cell office:value-type="float" office:value="-0.032049">
            <text:p>-0.032049</text:p>
          </table:table-cell>
          <table:table-cell office:value-type="float" office:value="60.245209">
            <text:p>60.245209</text:p>
          </table:table-cell>
          <table:table-cell office:value-type="float" office:value="0.812528">
            <text:p>0.812528</text:p>
          </table:table-cell>
          <table:table-cell office:value-type="float" office:value="0.129287">
            <text:p>0.129287</text:p>
          </table:table-cell>
          <table:table-cell table:formula="of:=[.I127]-[.$I$2]" office:value-type="float" office:value="0.148441">
            <text:p>0.148441</text:p>
          </table:table-cell>
          <table:table-cell table:formula="of:=AVERAGE([.J123:.J127])" office:value-type="float" office:value="-0.1781284">
            <text:p>-0.1781284</text:p>
          </table:table-cell>
          <table:table-cell table:formula="of:=AVERAGE([.J119:.J127])" office:value-type="float" office:value="-0.225054666666667">
            <text:p>-0.2250546667</text:p>
          </table:table-cell>
          <table:table-cell office:value-type="float" office:value="163.557678">
            <text:p>163.557678</text:p>
          </table:table-cell>
          <table:table-cell office:value-type="float" office:value="-0.038911">
            <text:p>-0.038911</text:p>
          </table:table-cell>
          <table:table-cell office:value-type="float" office:value="-0.003597">
            <text:p>-0.003597</text:p>
          </table:table-cell>
          <table:table-cell table:formula="of:=[.O127]-0.021583" office:value-type="float" office:value="-0.02518">
            <text:p>-0.02518</text:p>
          </table:table-cell>
          <table:table-cell office:value-type="float" office:value="60.245216">
            <text:p>60.245216</text:p>
          </table:table-cell>
          <table:table-cell office:value-type="float" office:value="1751">
            <text:p>1751</text:p>
          </table:table-cell>
          <table:table-cell office:value-type="float" office:value="-1064">
            <text:p>-1064</text:p>
          </table:table-cell>
          <table:table-cell office:value-type="float" office:value="-412">
            <text:p>-412</text:p>
          </table:table-cell>
          <table:table-cell office:value-type="float" office:value="5192">
            <text:p>5192</text:p>
          </table:table-cell>
          <table:table-cell office:value-type="float" office:value="6619.373535">
            <text:p>6619.373535</text:p>
          </table:table-cell>
          <table:table-cell office:value-type="float" office:value="-1.900974">
            <text:p>-1.900974</text:p>
          </table:table-cell>
          <table:table-cell office:value-type="float" office:value="-1.561364">
            <text:p>-1.561364</text:p>
          </table:table-cell>
          <table:table-cell office:value-type="float" office:value="17.86508">
            <text:p>17.86508</text:p>
          </table:table-cell>
        </table:table-row>
        <table:table-row table:style-name="ro1">
          <table:table-cell office:value-type="float" office:value="32896">
            <text:p>32896</text:p>
          </table:table-cell>
          <table:table-cell office:value-type="float" office:value="9">
            <text:p>9</text:p>
          </table:table-cell>
          <table:table-cell office:value-type="float" office:value="-89">
            <text:p>-89</text:p>
          </table:table-cell>
          <table:table-cell office:value-type="float" office:value="1090.977783">
            <text:p>1090.977783</text:p>
          </table:table-cell>
          <table:table-cell office:value-type="float" office:value="-0.045">
            <text:p>-0.045</text:p>
          </table:table-cell>
          <table:table-cell office:value-type="float" office:value="-0.094435">
            <text:p>-0.094435</text:p>
          </table:table-cell>
          <table:table-cell office:value-type="float" office:value="109.855774">
            <text:p>109.855774</text:p>
          </table:table-cell>
          <table:table-cell office:value-type="float" office:value="-0.274207">
            <text:p>-0.274207</text:p>
          </table:table-cell>
          <table:table-cell office:value-type="float" office:value="-0.153229">
            <text:p>-0.153229</text:p>
          </table:table-cell>
          <table:table-cell table:formula="of:=[.I128]-[.$I$2]" office:value-type="float" office:value="-0.134075">
            <text:p>-0.134075</text:p>
          </table:table-cell>
          <table:table-cell table:formula="of:=AVERAGE([.J124:.J128])" office:value-type="float" office:value="-0.1211464">
            <text:p>-0.1211464</text:p>
          </table:table-cell>
          <table:table-cell table:formula="of:=AVERAGE([.J120:.J128])" office:value-type="float" office:value="-0.161209333333333">
            <text:p>-0.1612093333</text:p>
          </table:table-cell>
          <table:table-cell office:value-type="float" office:value="137.20195">
            <text:p>137.20195</text:p>
          </table:table-cell>
          <table:table-cell office:value-type="float" office:value="0.009791">
            <text:p>0.009791</text:p>
          </table:table-cell>
          <table:table-cell office:value-type="float" office:value="0.028511">
            <text:p>0.028511</text:p>
          </table:table-cell>
          <table:table-cell table:formula="of:=[.O128]-0.021583" office:value-type="float" office:value="0.006928">
            <text:p>0.006928</text:p>
          </table:table-cell>
          <table:table-cell office:value-type="float" office:value="109.855782">
            <text:p>109.855782</text:p>
          </table:table-cell>
          <table:table-cell office:value-type="float" office:value="1748">
            <text:p>1748</text:p>
          </table:table-cell>
          <table:table-cell office:value-type="float" office:value="-1073">
            <text:p>-1073</text:p>
          </table:table-cell>
          <table:table-cell office:value-type="float" office:value="-413">
            <text:p>-413</text:p>
          </table:table-cell>
          <table:table-cell office:value-type="float" office:value="5281">
            <text:p>5281</text:p>
          </table:table-cell>
          <table:table-cell office:value-type="float" office:value="6711.425781">
            <text:p>6711.425781</text:p>
          </table:table-cell>
          <table:table-cell office:value-type="float" office:value="-1.945974">
            <text:p>-1.945974</text:p>
          </table:table-cell>
          <table:table-cell office:value-type="float" office:value="-1.655799">
            <text:p>-1.655799</text:p>
          </table:table-cell>
          <table:table-cell office:value-type="float" office:value="14.911577">
            <text:p>14.911577</text:p>
          </table:table-cell>
        </table:table-row>
        <table:table-row table:style-name="ro1">
          <table:table-cell office:value-type="float" office:value="33153">
            <text:p>33153</text:p>
          </table:table-cell>
          <table:table-cell office:value-type="float" office:value="6">
            <text:p>6</text:p>
          </table:table-cell>
          <table:table-cell office:value-type="float" office:value="-60">
            <text:p>-60</text:p>
          </table:table-cell>
          <table:table-cell office:value-type="float" office:value="1106.791382">
            <text:p>1106.791382</text:p>
          </table:table-cell>
          <table:table-cell office:value-type="float" office:value="-0.111818">
            <text:p>-0.111818</text:p>
          </table:table-cell>
          <table:table-cell office:value-type="float" office:value="-0.151171">
            <text:p>-0.151171</text:p>
          </table:table-cell>
          <table:table-cell office:value-type="float" office:value="35.194008">
            <text:p>35.194008</text:p>
          </table:table-cell>
          <table:table-cell office:value-type="float" office:value="0.686359">
            <text:p>0.686359</text:p>
          </table:table-cell>
          <table:table-cell office:value-type="float" office:value="-0.500388">
            <text:p>-0.500388</text:p>
          </table:table-cell>
          <table:table-cell table:formula="of:=[.I129]-[.$I$2]" office:value-type="float" office:value="-0.481234">
            <text:p>-0.481234</text:p>
          </table:table-cell>
          <table:table-cell table:formula="of:=AVERAGE([.J125:.J129])" office:value-type="float" office:value="-0.181959">
            <text:p>-0.181959</text:p>
          </table:table-cell>
          <table:table-cell table:formula="of:=AVERAGE([.J121:.J129])" office:value-type="float" office:value="-0.211487555555555">
            <text:p>-0.2114875556</text:p>
          </table:table-cell>
          <table:table-cell office:value-type="float" office:value="1059.350098">
            <text:p>1059.350098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129]-0.021583" office:value-type="float" office:value="0.000667000000000004">
            <text:p>0.000667</text:p>
          </table:table-cell>
          <table:table-cell office:value-type="float" office:value="35.194019">
            <text:p>35.194019</text:p>
          </table:table-cell>
          <table:table-cell office:value-type="float" office:value="1746">
            <text:p>1746</text:p>
          </table:table-cell>
          <table:table-cell office:value-type="float" office:value="-1079">
            <text:p>-1079</text:p>
          </table:table-cell>
          <table:table-cell office:value-type="float" office:value="-408">
            <text:p>-408</text:p>
          </table:table-cell>
          <table:table-cell office:value-type="float" office:value="5341">
            <text:p>5341</text:p>
          </table:table-cell>
          <table:table-cell office:value-type="float" office:value="6771.714355">
            <text:p>6771.714355</text:p>
          </table:table-cell>
          <table:table-cell office:value-type="float" office:value="-2.057792">
            <text:p>-2.057792</text:p>
          </table:table-cell>
          <table:table-cell office:value-type="float" office:value="-1.80697">
            <text:p>-1.80697</text:p>
          </table:table-cell>
          <table:table-cell office:value-type="float" office:value="12.188896">
            <text:p>12.188896</text:p>
          </table:table-cell>
        </table:table-row>
        <table:table-row table:style-name="ro1">
          <table:table-cell office:value-type="float" office:value="33410">
            <text:p>33410</text:p>
          </table:table-cell>
          <table:table-cell office:value-type="float" office:value="-3">
            <text:p>-3</text:p>
          </table:table-cell>
          <table:table-cell office:value-type="float" office:value="-57">
            <text:p>-57</text:p>
          </table:table-cell>
          <table:table-cell office:value-type="float" office:value="1813.43103">
            <text:p>1813.43103</text:p>
          </table:table-cell>
          <table:table-cell office:value-type="float" office:value="-0.14">
            <text:p>-0.14</text:p>
          </table:table-cell>
          <table:table-cell office:value-type="float" office:value="-0.16949">
            <text:p>-0.16949</text:p>
          </table:table-cell>
          <table:table-cell office:value-type="float" office:value="21.064377">
            <text:p>21.064377</text:p>
          </table:table-cell>
          <table:table-cell office:value-type="float" office:value="-0.227104">
            <text:p>-0.227104</text:p>
          </table:table-cell>
          <table:table-cell office:value-type="float" office:value="0.019154">
            <text:p>0.019154</text:p>
          </table:table-cell>
          <table:table-cell table:formula="of:=[.I130]-[.$I$2]" office:value-type="float" office:value="0.038308">
            <text:p>0.038308</text:p>
          </table:table-cell>
          <table:table-cell table:formula="of:=AVERAGE([.J126:.J130])" office:value-type="float" office:value="-0.097683">
            <text:p>-0.097683</text:p>
          </table:table-cell>
          <table:table-cell table:formula="of:=AVERAGE([.J122:.J130])" office:value-type="float" office:value="-0.159613111111111">
            <text:p>-0.1596131111</text:p>
          </table:table-cell>
          <table:table-cell office:value-type="float" office:value="133.383972">
            <text:p>133.383972</text:p>
          </table:table-cell>
          <table:table-cell office:value-type="float" office:value="0.045396">
            <text:p>0.045396</text:p>
          </table:table-cell>
          <table:table-cell office:value-type="float" office:value="0.044766">
            <text:p>0.044766</text:p>
          </table:table-cell>
          <table:table-cell table:formula="of:=[.O130]-0.021583" office:value-type="float" office:value="0.023183">
            <text:p>0.023183</text:p>
          </table:table-cell>
          <table:table-cell office:value-type="float" office:value="21.064379">
            <text:p>21.064379</text:p>
          </table:table-cell>
          <table:table-cell office:value-type="float" office:value="1747">
            <text:p>1747</text:p>
          </table:table-cell>
          <table:table-cell office:value-type="float" office:value="-1076">
            <text:p>-1076</text:p>
          </table:table-cell>
          <table:table-cell office:value-type="float" office:value="-395">
            <text:p>-395</text:p>
          </table:table-cell>
          <table:table-cell office:value-type="float" office:value="5397">
            <text:p>5397</text:p>
          </table:table-cell>
          <table:table-cell office:value-type="float" office:value="6818.203125">
            <text:p>6818.203125</text:p>
          </table:table-cell>
          <table:table-cell office:value-type="float" office:value="-2.197793">
            <text:p>-2.197793</text:p>
          </table:table-cell>
          <table:table-cell office:value-type="float" office:value="-1.97646">
            <text:p>-1.97646</text:p>
          </table:table-cell>
          <table:table-cell office:value-type="float" office:value="10.07066">
            <text:p>10.07066</text:p>
          </table:table-cell>
        </table:table-row>
        <table:table-row table:style-name="ro1">
          <table:table-cell office:value-type="float" office:value="33667">
            <text:p>33667</text:p>
          </table:table-cell>
          <table:table-cell office:value-type="float" office:value="-5">
            <text:p>-5</text:p>
          </table:table-cell>
          <table:table-cell office:value-type="float" office:value="-64">
            <text:p>-64</text:p>
          </table:table-cell>
          <table:table-cell office:value-type="float" office:value="1177.728882">
            <text:p>1177.728882</text:p>
          </table:table-cell>
          <table:table-cell office:value-type="float" office:value="-0.115909">
            <text:p>-0.115909</text:p>
          </table:table-cell>
          <table:table-cell office:value-type="float" office:value="-0.113712">
            <text:p>-0.113712</text:p>
          </table:table-cell>
          <table:table-cell office:value-type="float" office:value="1.895127">
            <text:p>1.895127</text:p>
          </table:table-cell>
          <table:table-cell office:value-type="float" office:value="0.757014">
            <text:p>0.757014</text:p>
          </table:table-cell>
          <table:table-cell office:value-type="float" office:value="0.529119">
            <text:p>0.529119</text:p>
          </table:table-cell>
          <table:table-cell table:formula="of:=[.I131]-[.$I$2]" office:value-type="float" office:value="0.548273">
            <text:p>0.548273</text:p>
          </table:table-cell>
          <table:table-cell table:formula="of:=AVERAGE([.J127:.J131])" office:value-type="float" office:value="0.0239426">
            <text:p>0.0239426</text:p>
          </table:table-cell>
          <table:table-cell table:formula="of:=AVERAGE([.J123:.J131])" office:value-type="float" office:value="-0.102152222222222">
            <text:p>-0.1021522222</text:p>
          </table:table-cell>
          <table:table-cell office:value-type="float" office:value="224.175995">
            <text:p>224.175995</text:p>
          </table:table-cell>
          <table:table-cell office:value-type="float" office:value="0.097276">
            <text:p>0.097276</text:p>
          </table:table-cell>
          <table:table-cell office:value-type="float" office:value="0.043034">
            <text:p>0.043034</text:p>
          </table:table-cell>
          <table:table-cell table:formula="of:=[.O131]-0.021583" office:value-type="float" office:value="0.021451">
            <text:p>0.021451</text:p>
          </table:table-cell>
          <table:table-cell office:value-type="float" office:value="1.895123">
            <text:p>1.895123</text:p>
          </table:table-cell>
          <table:table-cell office:value-type="float" office:value="1750">
            <text:p>1750</text:p>
          </table:table-cell>
          <table:table-cell office:value-type="float" office:value="-1072">
            <text:p>-1072</text:p>
          </table:table-cell>
          <table:table-cell office:value-type="float" office:value="-370">
            <text:p>-370</text:p>
          </table:table-cell>
          <table:table-cell office:value-type="float" office:value="5456">
            <text:p>5456</text:p>
          </table:table-cell>
          <table:table-cell office:value-type="float" office:value="6863.613281">
            <text:p>6863.613281</text:p>
          </table:table-cell>
          <table:table-cell office:value-type="float" office:value="-2.313702">
            <text:p>-2.313702</text:p>
          </table:table-cell>
          <table:table-cell office:value-type="float" office:value="-2.090173">
            <text:p>-2.090173</text:p>
          </table:table-cell>
          <table:table-cell office:value-type="float" office:value="9.661093">
            <text:p>9.661093</text:p>
          </table:table-cell>
        </table:table-row>
        <table:table-row table:style-name="ro1">
          <table:table-cell office:value-type="float" office:value="33924">
            <text:p>33924</text:p>
          </table:table-cell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891.730774">
            <text:p>891.730774</text:p>
          </table:table-cell>
          <table:table-cell office:value-type="float" office:value="-0.08">
            <text:p>-0.08</text:p>
          </table:table-cell>
          <table:table-cell office:value-type="float" office:value="-0.070843">
            <text:p>-0.070843</text:p>
          </table:table-cell>
          <table:table-cell office:value-type="float" office:value="11.445684">
            <text:p>11.445684</text:p>
          </table:table-cell>
          <table:table-cell office:value-type="float" office:value="-0.257385">
            <text:p>-0.257385</text:p>
          </table:table-cell>
          <table:table-cell office:value-type="float" office:value="-0.454898">
            <text:p>-0.454898</text:p>
          </table:table-cell>
          <table:table-cell table:formula="of:=[.I132]-[.$I$2]" office:value-type="float" office:value="-0.435744">
            <text:p>-0.435744</text:p>
          </table:table-cell>
          <table:table-cell table:formula="of:=AVERAGE([.J128:.J132])" office:value-type="float" office:value="-0.0928944">
            <text:p>-0.0928944</text:p>
          </table:table-cell>
          <table:table-cell table:formula="of:=AVERAGE([.J124:.J132])" office:value-type="float" office:value="-0.104014333333333">
            <text:p>-0.1040143333</text:p>
          </table:table-cell>
          <table:table-cell office:value-type="float" office:value="176.735611">
            <text:p>176.735611</text:p>
          </table:table-cell>
          <table:table-cell office:value-type="float" office:value="0.042436">
            <text:p>0.042436</text:p>
          </table:table-cell>
          <table:table-cell office:value-type="float" office:value="0.05609">
            <text:p>0.05609</text:p>
          </table:table-cell>
          <table:table-cell table:formula="of:=[.O132]-0.021583" office:value-type="float" office:value="0.034507">
            <text:p>0.034507</text:p>
          </table:table-cell>
          <table:table-cell office:value-type="float" office:value="11.445684">
            <text:p>11.445684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5516">
            <text:p>5516</text:p>
          </table:table-cell>
          <table:table-cell office:value-type="float" office:value="6907.109863">
            <text:p>6907.109863</text:p>
          </table:table-cell>
          <table:table-cell office:value-type="float" office:value="-2.393702">
            <text:p>-2.393702</text:p>
          </table:table-cell>
          <table:table-cell office:value-type="float" office:value="-2.161016">
            <text:p>-2.161016</text:p>
          </table:table-cell>
          <table:table-cell office:value-type="float" office:value="9.720733">
            <text:p>9.720733</text:p>
          </table:table-cell>
        </table:table-row>
        <table:table-row table:style-name="ro1">
          <table:table-cell office:value-type="float" office:value="34181">
            <text:p>34181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office:value-type="float" office:value="3584.542969">
            <text:p>3584.542969</text:p>
          </table:table-cell>
          <table:table-cell office:value-type="float" office:value="-0.015">
            <text:p>-0.015</text:p>
          </table:table-cell>
          <table:table-cell office:value-type="float" office:value="0.006882">
            <text:p>0.006882</text:p>
          </table:table-cell>
          <table:table-cell office:value-type="float" office:value="145.882172">
            <text:p>145.882172</text:p>
          </table:table-cell>
          <table:table-cell office:value-type="float" office:value="0.696453">
            <text:p>0.696453</text:p>
          </table:table-cell>
          <table:table-cell office:value-type="float" office:value="0.129287">
            <text:p>0.129287</text:p>
          </table:table-cell>
          <table:table-cell table:formula="of:=[.I133]-[.$I$2]" office:value-type="float" office:value="0.148441">
            <text:p>0.148441</text:p>
          </table:table-cell>
          <table:table-cell table:formula="of:=AVERAGE([.J129:.J133])" office:value-type="float" office:value="-0.0363912">
            <text:p>-0.0363912</text:p>
          </table:table-cell>
          <table:table-cell table:formula="of:=AVERAGE([.J125:.J133])" office:value-type="float" office:value="-0.0678352222222222">
            <text:p>-0.0678352222</text:p>
          </table:table-cell>
          <table:table-cell office:value-type="float" office:value="442.928894">
            <text:p>442.928894</text:p>
          </table:table-cell>
          <table:table-cell office:value-type="float" office:value="0.136187">
            <text:p>0.136187</text:p>
          </table:table-cell>
          <table:table-cell office:value-type="float" office:value="0.046364">
            <text:p>0.046364</text:p>
          </table:table-cell>
          <table:table-cell table:formula="of:=[.O133]-0.021583" office:value-type="float" office:value="0.024781">
            <text:p>0.024781</text:p>
          </table:table-cell>
          <table:table-cell office:value-type="float" office:value="145.882172">
            <text:p>145.882172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315">
            <text:p>-315</text:p>
          </table:table-cell>
          <table:table-cell office:value-type="float" office:value="5547">
            <text:p>5547</text:p>
          </table:table-cell>
          <table:table-cell office:value-type="float" office:value="6929.70459">
            <text:p>6929.70459</text:p>
          </table:table-cell>
          <table:table-cell office:value-type="float" office:value="-2.408702">
            <text:p>-2.408702</text:p>
          </table:table-cell>
          <table:table-cell office:value-type="float" office:value="-2.154134">
            <text:p>-2.154134</text:p>
          </table:table-cell>
          <table:table-cell office:value-type="float" office:value="10.568675">
            <text:p>10.568675</text:p>
          </table:table-cell>
        </table:table-row>
        <table:table-row table:style-name="ro1">
          <table:table-cell office:value-type="float" office:value="34438">
            <text:p>34438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554">
            <text:p>0.004554</text:p>
          </table:table-cell>
          <table:table-cell office:value-type="float" office:value="100">
            <text:p>100</text:p>
          </table:table-cell>
          <table:table-cell office:value-type="float" office:value="-0.252338">
            <text:p>-0.252338</text:p>
          </table:table-cell>
          <table:table-cell office:value-type="float" office:value="-0.407014">
            <text:p>-0.407014</text:p>
          </table:table-cell>
          <table:table-cell table:formula="of:=[.I134]-[.$I$2]" office:value-type="float" office:value="-0.38786">
            <text:p>-0.38786</text:p>
          </table:table-cell>
          <table:table-cell table:formula="of:=AVERAGE([.J130:.J134])" office:value-type="float" office:value="-0.0177164">
            <text:p>-0.0177164</text:p>
          </table:table-cell>
          <table:table-cell table:formula="of:=AVERAGE([.J126:.J134])" office:value-type="float" office:value="-0.0683672222222222">
            <text:p>-0.0683672222</text:p>
          </table:table-cell>
          <table:table-cell office:value-type="float" office:value="105.575012">
            <text:p>105.575012</text:p>
          </table:table-cell>
          <table:table-cell office:value-type="float" office:value="-0.035953">
            <text:p>-0.035953</text:p>
          </table:table-cell>
          <table:table-cell office:value-type="float" office:value="-0.019718">
            <text:p>-0.019718</text:p>
          </table:table-cell>
          <table:table-cell table:formula="of:=[.O134]-0.021583" office:value-type="float" office:value="-0.041301">
            <text:p>-0.041301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96">
            <text:p>-296</text:p>
          </table:table-cell>
          <table:table-cell office:value-type="float" office:value="5576">
            <text:p>5576</text:p>
          </table:table-cell>
          <table:table-cell office:value-type="float" office:value="6951.75293">
            <text:p>6951.75293</text:p>
          </table:table-cell>
          <table:table-cell office:value-type="float" office:value="-2.408702">
            <text:p>-2.408702</text:p>
          </table:table-cell>
          <table:table-cell office:value-type="float" office:value="-2.14958">
            <text:p>-2.14958</text:p>
          </table:table-cell>
          <table:table-cell office:value-type="float" office:value="10.757741">
            <text:p>10.757741</text:p>
          </table:table-cell>
        </table:table-row>
        <table:table-row table:style-name="ro1">
          <table:table-cell office:value-type="float" office:value="34695">
            <text:p>34695</text:p>
          </table:table-cell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-0.001893">
            <text:p>-0.001893</text:p>
          </table:table-cell>
          <table:table-cell office:value-type="float" office:value="-0.296881">
            <text:p>-0.296881</text:p>
          </table:table-cell>
          <table:table-cell table:formula="of:=[.I135]-[.$I$2]" office:value-type="float" office:value="-0.277727">
            <text:p>-0.277727</text:p>
          </table:table-cell>
          <table:table-cell table:formula="of:=AVERAGE([.J131:.J135])" office:value-type="float" office:value="-0.0809234">
            <text:p>-0.0809234</text:p>
          </table:table-cell>
          <table:table-cell table:formula="of:=AVERAGE([.J127:.J135])" office:value-type="float" office:value="-0.0925752222222222">
            <text:p>-0.0925752222</text:p>
          </table:table-cell>
          <table:table-cell office:value-type="float" office:value="100">
            <text:p>100</text:p>
          </table:table-cell>
          <table:table-cell office:value-type="float" office:value="-0.002447">
            <text:p>-0.002447</text:p>
          </table:table-cell>
          <table:table-cell office:value-type="float" office:value="0.01279">
            <text:p>0.01279</text:p>
          </table:table-cell>
          <table:table-cell table:formula="of:=[.O135]-0.021583" office:value-type="float" office:value="-0.008793">
            <text:p>-0.008793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81">
            <text:p>-281</text:p>
          </table:table-cell>
          <table:table-cell office:value-type="float" office:value="5600">
            <text:p>5600</text:p>
          </table:table-cell>
          <table:table-cell office:value-type="float" office:value="6970.288574">
            <text:p>6970.288574</text:p>
          </table:table-cell>
          <table:table-cell office:value-type="float" office:value="-2.408702">
            <text:p>-2.408702</text:p>
          </table:table-cell>
          <table:table-cell office:value-type="float" office:value="-2.143211">
            <text:p>-2.143211</text:p>
          </table:table-cell>
          <table:table-cell office:value-type="float" office:value="11.022142">
            <text:p>11.022142</text:p>
          </table:table-cell>
        </table:table-row>
        <table:table-row table:style-name="ro1">
          <table:table-cell office:value-type="float" office:value="34952">
            <text:p>34952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1.006828">
            <text:p>1.006828</text:p>
          </table:table-cell>
          <table:table-cell office:value-type="float" office:value="0.40462">
            <text:p>0.40462</text:p>
          </table:table-cell>
          <table:table-cell table:formula="of:=[.I136]-[.$I$2]" office:value-type="float" office:value="0.423774">
            <text:p>0.423774</text:p>
          </table:table-cell>
          <table:table-cell table:formula="of:=AVERAGE([.J132:.J136])" office:value-type="float" office:value="-0.1058232">
            <text:p>-0.1058232</text:p>
          </table:table-cell>
          <table:table-cell table:formula="of:=AVERAGE([.J128:.J136])" office:value-type="float" office:value="-0.0619826666666667">
            <text:p>-0.0619826667</text:p>
          </table:table-cell>
          <table:table-cell office:value-type="float" office:value="100">
            <text:p>100</text:p>
          </table:table-cell>
          <table:table-cell office:value-type="float" office:value="-0.038911">
            <text:p>-0.038911</text:p>
          </table:table-cell>
          <table:table-cell office:value-type="float" office:value="-0.005596">
            <text:p>-0.005596</text:p>
          </table:table-cell>
          <table:table-cell table:formula="of:=[.O136]-0.021583" office:value-type="float" office:value="-0.027179">
            <text:p>-0.027179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67">
            <text:p>-267</text:p>
          </table:table-cell>
          <table:table-cell office:value-type="float" office:value="5622">
            <text:p>5622</text:p>
          </table:table-cell>
          <table:table-cell office:value-type="float" office:value="6987.265137">
            <text:p>6987.265137</text:p>
          </table:table-cell>
          <table:table-cell office:value-type="float" office:value="-2.408702">
            <text:p>-2.408702</text:p>
          </table:table-cell>
          <table:table-cell office:value-type="float" office:value="-2.137288">
            <text:p>-2.137288</text:p>
          </table:table-cell>
          <table:table-cell office:value-type="float" office:value="11.268064">
            <text:p>11.268064</text:p>
          </table:table-cell>
        </table:table-row>
        <table:table-row table:style-name="ro1">
          <table:table-cell office:value-type="float" office:value="35209">
            <text:p>35209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  <table:table-cell office:value-type="float" office:value="2511.556152">
            <text:p>2511.556152</text:p>
          </table:table-cell>
          <table:table-cell office:value-type="float" office:value="-0.01">
            <text:p>-0.01</text:p>
          </table:table-cell>
          <table:table-cell office:value-type="float" office:value="-0.029926">
            <text:p>-0.029926</text:p>
          </table:table-cell>
          <table:table-cell office:value-type="float" office:value="199.261337">
            <text:p>199.261337</text:p>
          </table:table-cell>
          <table:table-cell office:value-type="float" office:value="-0.301123">
            <text:p>-0.301123</text:p>
          </table:table-cell>
          <table:table-cell office:value-type="float" office:value="-0.270545">
            <text:p>-0.270545</text:p>
          </table:table-cell>
          <table:table-cell table:formula="of:=[.I137]-[.$I$2]" office:value-type="float" office:value="-0.251391">
            <text:p>-0.251391</text:p>
          </table:table-cell>
          <table:table-cell table:formula="of:=AVERAGE([.J133:.J137])" office:value-type="float" office:value="-0.0689526">
            <text:p>-0.0689526</text:p>
          </table:table-cell>
          <table:table-cell table:formula="of:=AVERAGE([.J129:.J137])" office:value-type="float" office:value="-0.0750177777777778">
            <text:p>-0.0750177778</text:p>
          </table:table-cell>
          <table:table-cell office:value-type="float" office:value="1214.849243">
            <text:p>1214.849243</text:p>
          </table:table-cell>
          <table:table-cell office:value-type="float" office:value="-0.048937">
            <text:p>-0.048937</text:p>
          </table:table-cell>
          <table:table-cell office:value-type="float" office:value="-0.015988">
            <text:p>-0.015988</text:p>
          </table:table-cell>
          <table:table-cell table:formula="of:=[.O137]-0.021583" office:value-type="float" office:value="-0.037571">
            <text:p>-0.037571</text:p>
          </table:table-cell>
          <table:table-cell office:value-type="float" office:value="199.261368">
            <text:p>199.261368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241">
            <text:p>-241</text:p>
          </table:table-cell>
          <table:table-cell office:value-type="float" office:value="5663">
            <text:p>5663</text:p>
          </table:table-cell>
          <table:table-cell office:value-type="float" office:value="7019.751953">
            <text:p>7019.751953</text:p>
          </table:table-cell>
          <table:table-cell office:value-type="float" office:value="-2.418702">
            <text:p>-2.418702</text:p>
          </table:table-cell>
          <table:table-cell office:value-type="float" office:value="-2.167214">
            <text:p>-2.167214</text:p>
          </table:table-cell>
          <table:table-cell office:value-type="float" office:value="10.397644">
            <text:p>10.397644</text:p>
          </table:table-cell>
        </table:table-row>
        <table:table-row table:style-name="ro1">
          <table:table-cell office:value-type="float" office:value="35466">
            <text:p>35466</text:p>
          </table:table-cell>
          <table:table-cell office:value-type="float" office:value="12">
            <text:p>12</text:p>
          </table:table-cell>
          <table:table-cell office:value-type="float" office:value="-78">
            <text:p>-78</text:p>
          </table:table-cell>
          <table:table-cell office:value-type="float" office:value="749.670227">
            <text:p>749.670227</text:p>
          </table:table-cell>
          <table:table-cell office:value-type="float" office:value="-0.054783">
            <text:p>-0.054783</text:p>
          </table:table-cell>
          <table:table-cell office:value-type="float" office:value="-0.024687">
            <text:p>-0.024687</text:p>
          </table:table-cell>
          <table:table-cell office:value-type="float" office:value="54.935791">
            <text:p>54.935791</text:p>
          </table:table-cell>
          <table:table-cell office:value-type="float" office:value="0.736827">
            <text:p>0.736827</text:p>
          </table:table-cell>
          <table:table-cell office:value-type="float" office:value="-0.146046">
            <text:p>-0.146046</text:p>
          </table:table-cell>
          <table:table-cell table:formula="of:=[.I138]-[.$I$2]" office:value-type="float" office:value="-0.126892">
            <text:p>-0.126892</text:p>
          </table:table-cell>
          <table:table-cell table:formula="of:=AVERAGE([.J134:.J138])" office:value-type="float" office:value="-0.1240192">
            <text:p>-0.1240192</text:p>
          </table:table-cell>
          <table:table-cell table:formula="of:=AVERAGE([.J130:.J138])" office:value-type="float" office:value="-0.0356464444444444">
            <text:p>-0.0356464444</text:p>
          </table:table-cell>
          <table:table-cell office:value-type="float" office:value="397.293121">
            <text:p>397.293121</text:p>
          </table:table-cell>
          <table:table-cell office:value-type="float" office:value="-0.038911">
            <text:p>-0.038911</text:p>
          </table:table-cell>
          <table:table-cell office:value-type="float" office:value="0.004263">
            <text:p>0.004263</text:p>
          </table:table-cell>
          <table:table-cell table:formula="of:=[.O138]-0.021583" office:value-type="float" office:value="-0.01732">
            <text:p>-0.01732</text:p>
          </table:table-cell>
          <table:table-cell office:value-type="float" office:value="54.935791">
            <text:p>54.935791</text:p>
          </table:table-cell>
          <table:table-cell office:value-type="float" office:value="1746">
            <text:p>1746</text:p>
          </table:table-cell>
          <table:table-cell office:value-type="float" office:value="-1075">
            <text:p>-1075</text:p>
          </table:table-cell>
          <table:table-cell office:value-type="float" office:value="-197">
            <text:p>-197</text:p>
          </table:table-cell>
          <table:table-cell office:value-type="float" office:value="5728">
            <text:p>5728</text:p>
          </table:table-cell>
          <table:table-cell office:value-type="float" office:value="7075.030273">
            <text:p>7075.030273</text:p>
          </table:table-cell>
          <table:table-cell office:value-type="float" office:value="-2.473484">
            <text:p>-2.473484</text:p>
          </table:table-cell>
          <table:table-cell office:value-type="float" office:value="-2.191901">
            <text:p>-2.191901</text:p>
          </table:table-cell>
          <table:table-cell office:value-type="float" office:value="11.384075">
            <text:p>11.384075</text:p>
          </table:table-cell>
        </table:table-row>
        <table:table-row table:style-name="ro1">
          <table:table-cell office:value-type="float" office:value="35723">
            <text:p>35723</text:p>
          </table:table-cell>
          <table:table-cell office:value-type="float" office:value="28">
            <text:p>28</text:p>
          </table:table-cell>
          <table:table-cell office:value-type="float" office:value="-145">
            <text:p>-145</text:p>
          </table:table-cell>
          <table:table-cell office:value-type="float" office:value="617.891052">
            <text:p>617.891052</text:p>
          </table:table-cell>
          <table:table-cell office:value-type="float" office:value="-0.02">
            <text:p>-0.02</text:p>
          </table:table-cell>
          <table:table-cell office:value-type="float" office:value="-0.011334">
            <text:p>-0.011334</text:p>
          </table:table-cell>
          <table:table-cell office:value-type="float" office:value="43.332088">
            <text:p>43.332088</text:p>
          </table:table-cell>
          <table:table-cell office:value-type="float" office:value="-0.264114">
            <text:p>-0.264114</text:p>
          </table:table-cell>
          <table:table-cell office:value-type="float" office:value="0.184354">
            <text:p>0.184354</text:p>
          </table:table-cell>
          <table:table-cell table:formula="of:=[.I139]-[.$I$2]" office:value-type="float" office:value="0.203508">
            <text:p>0.203508</text:p>
          </table:table-cell>
          <table:table-cell table:formula="of:=AVERAGE([.J135:.J139])" office:value-type="float" office:value="-0.00574559999999998">
            <text:p>-0.0057456</text:p>
          </table:table-cell>
          <table:table-cell table:formula="of:=AVERAGE([.J131:.J139])" office:value-type="float" office:value="-0.0172908888888889">
            <text:p>-0.0172908889</text:p>
          </table:table-cell>
          <table:table-cell office:value-type="float" office:value="519.056763">
            <text:p>519.056763</text:p>
          </table:table-cell>
          <table:table-cell office:value-type="float" office:value="0">
            <text:p>0</text:p>
          </table:table-cell>
          <table:table-cell office:value-type="float" office:value="0.014389">
            <text:p>0.014389</text:p>
          </table:table-cell>
          <table:table-cell table:formula="of:=[.O139]-0.021583" office:value-type="float" office:value="-0.007194">
            <text:p>-0.007194</text:p>
          </table:table-cell>
          <table:table-cell office:value-type="float" office:value="43.332092">
            <text:p>43.332092</text:p>
          </table:table-cell>
          <table:table-cell office:value-type="float" office:value="1724">
            <text:p>1724</text:p>
          </table:table-cell>
          <table:table-cell office:value-type="float" office:value="-1092">
            <text:p>-1092</text:p>
          </table:table-cell>
          <table:table-cell office:value-type="float" office:value="-113">
            <text:p>-113</text:p>
          </table:table-cell>
          <table:table-cell office:value-type="float" office:value="5846">
            <text:p>5846</text:p>
          </table:table-cell>
          <table:table-cell office:value-type="float" office:value="7177.075684">
            <text:p>7177.075684</text:p>
          </table:table-cell>
          <table:table-cell office:value-type="float" office:value="-2.493484">
            <text:p>-2.493484</text:p>
          </table:table-cell>
          <table:table-cell office:value-type="float" office:value="-2.203234">
            <text:p>-2.203234</text:p>
          </table:table-cell>
          <table:table-cell office:value-type="float" office:value="11.640331">
            <text:p>11.640331</text:p>
          </table:table-cell>
        </table:table-row>
        <table:table-row table:style-name="ro1">
          <table:table-cell office:value-type="float" office:value="35980">
            <text:p>35980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568.792847">
            <text:p>568.792847</text:p>
          </table:table-cell>
          <table:table-cell office:value-type="float" office:value="-0.02">
            <text:p>-0.02</text:p>
          </table:table-cell>
          <table:table-cell office:value-type="float" office:value="-0.020887">
            <text:p>-0.020887</text:p>
          </table:table-cell>
          <table:table-cell office:value-type="float" office:value="4.43331">
            <text:p>4.43331</text:p>
          </table:table-cell>
          <table:table-cell office:value-type="float" office:value="-0.027337">
            <text:p>-0.027337</text:p>
          </table:table-cell>
          <table:table-cell office:value-type="float" office:value="0.002394">
            <text:p>0.002394</text:p>
          </table:table-cell>
          <table:table-cell table:formula="of:=[.I140]-[.$I$2]" office:value-type="float" office:value="0.021548">
            <text:p>0.021548</text:p>
          </table:table-cell>
          <table:table-cell table:formula="of:=AVERAGE([.J136:.J140])" office:value-type="float" office:value="0.0541094">
            <text:p>0.0541094</text:p>
          </table:table-cell>
          <table:table-cell table:formula="of:=AVERAGE([.J132:.J140])" office:value-type="float" office:value="-0.0758158888888889">
            <text:p>-0.0758158889</text:p>
          </table:table-cell>
          <table:table-cell office:value-type="float" office:value="110.542297">
            <text:p>110.542297</text:p>
          </table:table-cell>
          <table:table-cell office:value-type="float" office:value="0.004896">
            <text:p>0.004896</text:p>
          </table:table-cell>
          <table:table-cell office:value-type="float" office:value="0.021583">
            <text:p>0.021583</text:p>
          </table:table-cell>
          <table:table-cell table:formula="of:=[.O140]-0.021583" office:value-type="float" office:value="0">
            <text:p>0</text:p>
          </table:table-cell>
          <table:table-cell office:value-type="float" office:value="4.433316">
            <text:p>4.433316</text:p>
          </table:table-cell>
          <table:table-cell office:value-type="float" office:value="1699">
            <text:p>1699</text:p>
          </table:table-cell>
          <table:table-cell office:value-type="float" office:value="-1111">
            <text:p>-1111</text:p>
          </table:table-cell>
          <table:table-cell office:value-type="float" office:value="-27">
            <text:p>-27</text:p>
          </table:table-cell>
          <table:table-cell office:value-type="float" office:value="5963">
            <text:p>5963</text:p>
          </table:table-cell>
          <table:table-cell office:value-type="float" office:value="7281.521484">
            <text:p>7281.521484</text:p>
          </table:table-cell>
          <table:table-cell office:value-type="float" office:value="-2.513484">
            <text:p>-2.513484</text:p>
          </table:table-cell>
          <table:table-cell office:value-type="float" office:value="-2.224121">
            <text:p>-2.224121</text:p>
          </table:table-cell>
          <table:table-cell office:value-type="float" office:value="11.512431">
            <text:p>11.512431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float" office:value="29">
            <text:p>29</text:p>
          </table:table-cell>
          <table:table-cell office:value-type="float" office:value="-117">
            <text:p>-117</text:p>
          </table:table-cell>
          <table:table-cell office:value-type="float" office:value="502.425537">
            <text:p>502.425537</text:p>
          </table:table-cell>
          <table:table-cell office:value-type="float" office:value="-0.017807">
            <text:p>-0.017807</text:p>
          </table:table-cell>
          <table:table-cell office:value-type="float" office:value="-0.011197">
            <text:p>-0.011197</text:p>
          </table:table-cell>
          <table:table-cell office:value-type="float" office:value="37.122433">
            <text:p>37.122433</text:p>
          </table:table-cell>
          <table:table-cell office:value-type="float" office:value="-0.009778">
            <text:p>-0.009778</text:p>
          </table:table-cell>
          <table:table-cell office:value-type="float" office:value="-0.627281">
            <text:p>-0.627281</text:p>
          </table:table-cell>
          <table:table-cell table:formula="of:=[.I141]-[.$I$2]" office:value-type="float" office:value="-0.608127">
            <text:p>-0.608127</text:p>
          </table:table-cell>
          <table:table-cell table:formula="of:=AVERAGE([.J137:.J141])" office:value-type="float" office:value="-0.1522708">
            <text:p>-0.1522708</text:p>
          </table:table-cell>
          <table:table-cell table:formula="of:=AVERAGE([.J133:.J141])" office:value-type="float" office:value="-0.0949695555555555">
            <text:p>-0.0949695556</text:p>
          </table:table-cell>
          <table:table-cell office:value-type="float" office:value="1531.118286">
            <text:p>1531.118286</text:p>
          </table:table-cell>
          <table:table-cell office:value-type="float" office:value="-0.061548">
            <text:p>-0.061548</text:p>
          </table:table-cell>
          <table:table-cell office:value-type="float" office:value="-0.061153">
            <text:p>-0.061153</text:p>
          </table:table-cell>
          <table:table-cell table:formula="of:=[.O141]-0.021583" office:value-type="float" office:value="-0.082736">
            <text:p>-0.082736</text:p>
          </table:table-cell>
          <table:table-cell office:value-type="float" office:value="37.122433">
            <text:p>37.122433</text:p>
          </table:table-cell>
          <table:table-cell office:value-type="float" office:value="1676">
            <text:p>1676</text:p>
          </table:table-cell>
          <table:table-cell office:value-type="float" office:value="-1128">
            <text:p>-1128</text:p>
          </table:table-cell>
          <table:table-cell office:value-type="float" office:value="44">
            <text:p>44</text:p>
          </table:table-cell>
          <table:table-cell office:value-type="float" office:value="6056">
            <text:p>6056</text:p>
          </table:table-cell>
          <table:table-cell office:value-type="float" office:value="7367.040039">
            <text:p>7367.040039</text:p>
          </table:table-cell>
          <table:table-cell office:value-type="float" office:value="-2.531291">
            <text:p>-2.531291</text:p>
          </table:table-cell>
          <table:table-cell office:value-type="float" office:value="-2.235318">
            <text:p>-2.235318</text:p>
          </table:table-cell>
          <table:table-cell office:value-type="float" office:value="11.692591">
            <text:p>11.692591</text:p>
          </table:table-cell>
        </table:table-row>
        <table:table-row table:style-name="ro1">
          <table:table-cell office:value-type="float" office:value="36494">
            <text:p>36494</text:p>
          </table:table-cell>
          <table:table-cell office:value-type="float" office:value="26">
            <text:p>26</text:p>
          </table:table-cell>
          <table:table-cell office:value-type="float" office:value="-131">
            <text:p>-131</text:p>
          </table:table-cell>
          <table:table-cell office:value-type="float" office:value="602.381714">
            <text:p>602.381714</text:p>
          </table:table-cell>
          <table:table-cell office:value-type="float" office:value="-0.01">
            <text:p>-0.01</text:p>
          </table:table-cell>
          <table:table-cell office:value-type="float" office:value="-0.000856">
            <text:p>-0.000856</text:p>
          </table:table-cell>
          <table:table-cell office:value-type="float" office:value="91.439896">
            <text:p>91.439896</text:p>
          </table:table-cell>
          <table:table-cell office:value-type="float" office:value="0.025549">
            <text:p>0.025549</text:p>
          </table:table-cell>
          <table:table-cell office:value-type="float" office:value="-0.366313">
            <text:p>-0.366313</text:p>
          </table:table-cell>
          <table:table-cell table:formula="of:=[.I142]-[.$I$2]" office:value-type="float" office:value="-0.347159">
            <text:p>-0.347159</text:p>
          </table:table-cell>
          <table:table-cell table:formula="of:=AVERAGE([.J138:.J142])" office:value-type="float" office:value="-0.1714244">
            <text:p>-0.1714244</text:p>
          </table:table-cell>
          <table:table-cell table:formula="of:=AVERAGE([.J134:.J142])" office:value-type="float" office:value="-0.150036222222222">
            <text:p>-0.1500362222</text:p>
          </table:table-cell>
          <table:table-cell office:value-type="float" office:value="363.861542">
            <text:p>363.861542</text:p>
          </table:table-cell>
          <table:table-cell office:value-type="float" office:value="-0.090647">
            <text:p>-0.090647</text:p>
          </table:table-cell>
          <table:table-cell office:value-type="float" office:value="-0.111115">
            <text:p>-0.111115</text:p>
          </table:table-cell>
          <table:table-cell table:formula="of:=[.O142]-0.021583" office:value-type="float" office:value="-0.132698">
            <text:p>-0.132698</text:p>
          </table:table-cell>
          <table:table-cell office:value-type="float" office:value="91.439888">
            <text:p>91.439888</text:p>
          </table:table-cell>
          <table:table-cell office:value-type="float" office:value="1655">
            <text:p>1655</text:p>
          </table:table-cell>
          <table:table-cell office:value-type="float" office:value="-1143">
            <text:p>-1143</text:p>
          </table:table-cell>
          <table:table-cell office:value-type="float" office:value="125">
            <text:p>125</text:p>
          </table:table-cell>
          <table:table-cell office:value-type="float" office:value="6159">
            <text:p>6159</text:p>
          </table:table-cell>
          <table:table-cell office:value-type="float" office:value="7460.569824">
            <text:p>7460.569824</text:p>
          </table:table-cell>
          <table:table-cell office:value-type="float" office:value="-2.541291">
            <text:p>-2.541291</text:p>
          </table:table-cell>
          <table:table-cell office:value-type="float" office:value="-2.236174">
            <text:p>-2.236174</text:p>
          </table:table-cell>
          <table:table-cell office:value-type="float" office:value="12.0064">
            <text:p>12.0064</text:p>
          </table:table-cell>
        </table:table-row>
        <table:table-row table:style-name="ro1">
          <table:table-cell office:value-type="float" office:value="36751">
            <text:p>36751</text:p>
          </table:table-cell>
          <table:table-cell office:value-type="float" office:value="23">
            <text:p>23</text:p>
          </table:table-cell>
          <table:table-cell office:value-type="float" office:value="-127">
            <text:p>-127</text:p>
          </table:table-cell>
          <table:table-cell office:value-type="float" office:value="650.721252">
            <text:p>650.721252</text:p>
          </table:table-cell>
          <table:table-cell office:value-type="float" office:value="-0.012778">
            <text:p>-0.012778</text:p>
          </table:table-cell>
          <table:table-cell office:value-type="float" office:value="-0.016333">
            <text:p>-0.016333</text:p>
          </table:table-cell>
          <table:table-cell office:value-type="float" office:value="27.821011">
            <text:p>27.821011</text:p>
          </table:table-cell>
          <table:table-cell office:value-type="float" office:value="0.666172">
            <text:p>0.666172</text:p>
          </table:table-cell>
          <table:table-cell office:value-type="float" office:value="-0.440533">
            <text:p>-0.440533</text:p>
          </table:table-cell>
          <table:table-cell table:formula="of:=[.I143]-[.$I$2]" office:value-type="float" office:value="-0.421379">
            <text:p>-0.421379</text:p>
          </table:table-cell>
          <table:table-cell table:formula="of:=AVERAGE([.J139:.J143])" office:value-type="float" office:value="-0.2303218">
            <text:p>-0.2303218</text:p>
          </table:table-cell>
          <table:table-cell table:formula="of:=AVERAGE([.J135:.J143])" office:value-type="float" office:value="-0.153760555555556">
            <text:p>-0.1537605556</text:p>
          </table:table-cell>
          <table:table-cell office:value-type="float" office:value="231.778809">
            <text:p>231.778809</text:p>
          </table:table-cell>
          <table:table-cell office:value-type="float" office:value="-0.421745">
            <text:p>-0.421745</text:p>
          </table:table-cell>
          <table:table-cell office:value-type="float" office:value="-0.10885">
            <text:p>-0.10885</text:p>
          </table:table-cell>
          <table:table-cell table:formula="of:=[.O143]-0.021583" office:value-type="float" office:value="-0.130433">
            <text:p>-0.130433</text:p>
          </table:table-cell>
          <table:table-cell office:value-type="float" office:value="27.821005">
            <text:p>27.821005</text:p>
          </table:table-cell>
          <table:table-cell office:value-type="float" office:value="1636">
            <text:p>1636</text:p>
          </table:table-cell>
          <table:table-cell office:value-type="float" office:value="-1156">
            <text:p>-1156</text:p>
          </table:table-cell>
          <table:table-cell office:value-type="float" office:value="203">
            <text:p>203</text:p>
          </table:table-cell>
          <table:table-cell office:value-type="float" office:value="6259">
            <text:p>6259</text:p>
          </table:table-cell>
          <table:table-cell office:value-type="float" office:value="7552.199219">
            <text:p>7552.199219</text:p>
          </table:table-cell>
          <table:table-cell office:value-type="float" office:value="-2.554069">
            <text:p>-2.554069</text:p>
          </table:table-cell>
          <table:table-cell office:value-type="float" office:value="-2.252506">
            <text:p>-2.252506</text:p>
          </table:table-cell>
          <table:table-cell office:value-type="float" office:value="11.807151">
            <text:p>11.807151</text:p>
          </table:table-cell>
        </table:table-row>
        <table:table-row table:style-name="ro1">
          <table:table-cell office:value-type="float" office:value="37008">
            <text:p>37008</text:p>
          </table:table-cell>
          <table:table-cell office:value-type="float" office:value="20">
            <text:p>20</text:p>
          </table:table-cell>
          <table:table-cell office:value-type="float" office:value="-103">
            <text:p>-103</text:p>
          </table:table-cell>
          <table:table-cell office:value-type="float" office:value="615.519165">
            <text:p>615.519165</text:p>
          </table:table-cell>
          <table:table-cell office:value-type="float" office:value="-0.025">
            <text:p>-0.025</text:p>
          </table:table-cell>
          <table:table-cell office:value-type="float" office:value="-0.033042">
            <text:p>-0.033042</text:p>
          </table:table-cell>
          <table:table-cell office:value-type="float" office:value="32.168037">
            <text:p>32.168037</text:p>
          </table:table-cell>
          <table:table-cell office:value-type="float" office:value="-0.095336">
            <text:p>-0.095336</text:p>
          </table:table-cell>
          <table:table-cell office:value-type="float" office:value="-0.557849">
            <text:p>-0.557849</text:p>
          </table:table-cell>
          <table:table-cell table:formula="of:=[.I144]-[.$I$2]" office:value-type="float" office:value="-0.538695">
            <text:p>-0.538695</text:p>
          </table:table-cell>
          <table:table-cell table:formula="of:=AVERAGE([.J140:.J144])" office:value-type="float" office:value="-0.3787624">
            <text:p>-0.3787624</text:p>
          </table:table-cell>
          <table:table-cell table:formula="of:=AVERAGE([.J136:.J144])" office:value-type="float" office:value="-0.182757">
            <text:p>-0.182757</text:p>
          </table:table-cell>
          <table:table-cell office:value-type="float" office:value="885.401794">
            <text:p>885.401794</text:p>
          </table:table-cell>
          <table:table-cell office:value-type="float" office:value="-0.009728">
            <text:p>-0.009728</text:p>
          </table:table-cell>
          <table:table-cell office:value-type="float" office:value="-0">
            <text:p>0</text:p>
          </table:table-cell>
          <table:table-cell table:formula="of:=[.O144]-0.021583" office:value-type="float" office:value="-0.021583">
            <text:p>-0.021583</text:p>
          </table:table-cell>
          <table:table-cell office:value-type="float" office:value="32.168053">
            <text:p>32.168053</text:p>
          </table:table-cell>
          <table:table-cell office:value-type="float" office:value="1619">
            <text:p>1619</text:p>
          </table:table-cell>
          <table:table-cell office:value-type="float" office:value="-1167">
            <text:p>-1167</text:p>
          </table:table-cell>
          <table:table-cell office:value-type="float" office:value="268">
            <text:p>268</text:p>
          </table:table-cell>
          <table:table-cell office:value-type="float" office:value="6339">
            <text:p>6339</text:p>
          </table:table-cell>
          <table:table-cell office:value-type="float" office:value="7626.61377">
            <text:p>7626.61377</text:p>
          </table:table-cell>
          <table:table-cell office:value-type="float" office:value="-2.579069">
            <text:p>-2.579069</text:p>
          </table:table-cell>
          <table:table-cell office:value-type="float" office:value="-2.285548">
            <text:p>-2.285548</text:p>
          </table:table-cell>
          <table:table-cell office:value-type="float" office:value="11.380886">
            <text:p>11.380886</text:p>
          </table:table-cell>
        </table:table-row>
        <table:table-row table:style-name="ro1">
          <table:table-cell office:value-type="float" office:value="37265">
            <text:p>37265</text:p>
          </table:table-cell>
          <table:table-cell office:value-type="float" office:value="19">
            <text:p>19</text:p>
          </table:table-cell>
          <table:table-cell office:value-type="float" office:value="-71">
            <text:p>-71</text:p>
          </table:table-cell>
          <table:table-cell office:value-type="float" office:value="472.032837">
            <text:p>472.032837</text:p>
          </table:table-cell>
          <table:table-cell office:value-type="float" office:value="-0.023108">
            <text:p>-0.023108</text:p>
          </table:table-cell>
          <table:table-cell office:value-type="float" office:value="-0.020305">
            <text:p>-0.020305</text:p>
          </table:table-cell>
          <table:table-cell office:value-type="float" office:value="12.132245">
            <text:p>12.132245</text:p>
          </table:table-cell>
          <table:table-cell office:value-type="float" office:value="1.110918">
            <text:p>1.110918</text:p>
          </table:table-cell>
          <table:table-cell office:value-type="float" office:value="0.13647">
            <text:p>0.13647</text:p>
          </table:table-cell>
          <table:table-cell table:formula="of:=[.I145]-[.$I$2]" office:value-type="float" office:value="0.155624">
            <text:p>0.155624</text:p>
          </table:table-cell>
          <table:table-cell table:formula="of:=AVERAGE([.J141:.J145])" office:value-type="float" office:value="-0.3519472">
            <text:p>-0.3519472</text:p>
          </table:table-cell>
          <table:table-cell table:formula="of:=AVERAGE([.J137:.J145])" office:value-type="float" office:value="-0.212551444444444">
            <text:p>-0.2125514444</text:p>
          </table:table-cell>
          <table:table-cell office:value-type="float" office:value="3341.759766">
            <text:p>3341.759766</text:p>
          </table:table-cell>
          <table:table-cell office:value-type="float" office:value="0.029358">
            <text:p>0.029358</text:p>
          </table:table-cell>
          <table:table-cell office:value-type="float" office:value="-0.000666">
            <text:p>-0.000666</text:p>
          </table:table-cell>
          <table:table-cell table:formula="of:=[.O145]-0.021583" office:value-type="float" office:value="-0.022249">
            <text:p>-0.022249</text:p>
          </table:table-cell>
          <table:table-cell office:value-type="float" office:value="12.132253">
            <text:p>12.132253</text:p>
          </table:table-cell>
          <table:table-cell office:value-type="float" office:value="1603">
            <text:p>1603</text:p>
          </table:table-cell>
          <table:table-cell office:value-type="float" office:value="-1177">
            <text:p>-1177</text:p>
          </table:table-cell>
          <table:table-cell office:value-type="float" office:value="314">
            <text:p>314</text:p>
          </table:table-cell>
          <table:table-cell office:value-type="float" office:value="6392">
            <text:p>6392</text:p>
          </table:table-cell>
          <table:table-cell office:value-type="float" office:value="7677.973633">
            <text:p>7677.973633</text:p>
          </table:table-cell>
          <table:table-cell office:value-type="float" office:value="-2.602177">
            <text:p>-2.602177</text:p>
          </table:table-cell>
          <table:table-cell office:value-type="float" office:value="-2.305853">
            <text:p>-2.305853</text:p>
          </table:table-cell>
          <table:table-cell office:value-type="float" office:value="11.38755">
            <text:p>11.38755</text:p>
          </table:table-cell>
        </table:table-row>
        <table:table-row table:style-name="ro1">
          <table:table-cell office:value-type="float" office:value="37522">
            <text:p>37522</text:p>
          </table:table-cell>
          <table:table-cell office:value-type="float" office:value="24">
            <text:p>24</text:p>
          </table:table-cell>
          <table:table-cell office:value-type="float" office:value="-100">
            <text:p>-100</text:p>
          </table:table-cell>
          <table:table-cell office:value-type="float" office:value="518.398132">
            <text:p>518.398132</text:p>
          </table:table-cell>
          <table:table-cell office:value-type="float" office:value="-0.01">
            <text:p>-0.01</text:p>
          </table:table-cell>
          <table:table-cell office:value-type="float" office:value="0.004862">
            <text:p>0.004862</text:p>
          </table:table-cell>
          <table:table-cell office:value-type="float" office:value="148.621399">
            <text:p>148.621399</text:p>
          </table:table-cell>
          <table:table-cell office:value-type="float" office:value="-0.351591">
            <text:p>-0.351591</text:p>
          </table:table-cell>
          <table:table-cell office:value-type="float" office:value="0.97444">
            <text:p>0.97444</text:p>
          </table:table-cell>
          <table:table-cell table:formula="of:=[.I146]-[.$I$2]" office:value-type="float" office:value="0.993594">
            <text:p>0.993594</text:p>
          </table:table-cell>
          <table:table-cell table:formula="of:=AVERAGE([.J142:.J146])" office:value-type="float" office:value="-0.031603">
            <text:p>-0.031603</text:p>
          </table:table-cell>
          <table:table-cell table:formula="of:=AVERAGE([.J138:.J146])" office:value-type="float" office:value="-0.0742197777777778">
            <text:p>-0.0742197778</text:p>
          </table:table-cell>
          <table:table-cell office:value-type="float" office:value="694.58606">
            <text:p>694.58606</text:p>
          </table:table-cell>
          <table:table-cell office:value-type="float" office:value="0.14107">
            <text:p>0.14107</text:p>
          </table:table-cell>
          <table:table-cell office:value-type="float" office:value="0.175998">
            <text:p>0.175998</text:p>
          </table:table-cell>
          <table:table-cell table:formula="of:=[.O146]-0.021583" office:value-type="float" office:value="0.154415">
            <text:p>0.154415</text:p>
          </table:table-cell>
          <table:table-cell office:value-type="float" office:value="148.621414">
            <text:p>148.621414</text:p>
          </table:table-cell>
          <table:table-cell office:value-type="float" office:value="1582">
            <text:p>1582</text:p>
          </table:table-cell>
          <table:table-cell office:value-type="float" office:value="-1189">
            <text:p>-1189</text:p>
          </table:table-cell>
          <table:table-cell office:value-type="float" office:value="381">
            <text:p>381</text:p>
          </table:table-cell>
          <table:table-cell office:value-type="float" office:value="6466">
            <text:p>6466</text:p>
          </table:table-cell>
          <table:table-cell office:value-type="float" office:value="7748.640137">
            <text:p>7748.640137</text:p>
          </table:table-cell>
          <table:table-cell office:value-type="float" office:value="-2.612177">
            <text:p>-2.612177</text:p>
          </table:table-cell>
          <table:table-cell office:value-type="float" office:value="-2.300991">
            <text:p>-2.300991</text:p>
          </table:table-cell>
          <table:table-cell office:value-type="float" office:value="11.91291">
            <text:p>11.91291</text:p>
          </table:table-cell>
        </table:table-row>
        <table:table-row table:style-name="ro1">
          <table:table-cell office:value-type="float" office:value="37779">
            <text:p>37779</text:p>
          </table:table-cell>
          <table:table-cell office:value-type="float" office:value="27">
            <text:p>27</text:p>
          </table:table-cell>
          <table:table-cell office:value-type="float" office:value="-64">
            <text:p>-64</text:p>
          </table:table-cell>
          <table:table-cell office:value-type="float" office:value="335.445129">
            <text:p>335.445129</text:p>
          </table:table-cell>
          <table:table-cell office:value-type="float" office:value="-0.007642">
            <text:p>-0.007642</text:p>
          </table:table-cell>
          <table:table-cell office:value-type="float" office:value="-0.004109">
            <text:p>-0.004109</text:p>
          </table:table-cell>
          <table:table-cell office:value-type="float" office:value="46.229847">
            <text:p>46.229847</text:p>
          </table:table-cell>
          <table:table-cell office:value-type="float" office:value="-0.003432">
            <text:p>-0.003432</text:p>
          </table:table-cell>
          <table:table-cell office:value-type="float" office:value="-0.677559">
            <text:p>-0.677559</text:p>
          </table:table-cell>
          <table:table-cell table:formula="of:=[.I147]-[.$I$2]" office:value-type="float" office:value="-0.658405">
            <text:p>-0.658405</text:p>
          </table:table-cell>
          <table:table-cell table:formula="of:=AVERAGE([.J143:.J147])" office:value-type="float" office:value="-0.0938522">
            <text:p>-0.0938522</text:p>
          </table:table-cell>
          <table:table-cell table:formula="of:=AVERAGE([.J139:.J147])" office:value-type="float" office:value="-0.133276777777778">
            <text:p>-0.1332767778</text:p>
          </table:table-cell>
          <table:table-cell office:value-type="float" office:value="1128.178833">
            <text:p>1128.178833</text:p>
          </table:table-cell>
          <table:table-cell office:value-type="float" office:value="0.049009">
            <text:p>0.049009</text:p>
          </table:table-cell>
          <table:table-cell office:value-type="float" office:value="0.082603">
            <text:p>0.082603</text:p>
          </table:table-cell>
          <table:table-cell table:formula="of:=[.O147]-0.021583" office:value-type="float" office:value="0.06102">
            <text:p>0.06102</text:p>
          </table:table-cell>
          <table:table-cell office:value-type="float" office:value="46.229847">
            <text:p>46.229847</text:p>
          </table:table-cell>
          <table:table-cell office:value-type="float" office:value="1559">
            <text:p>1559</text:p>
          </table:table-cell>
          <table:table-cell office:value-type="float" office:value="-1203">
            <text:p>-1203</text:p>
          </table:table-cell>
          <table:table-cell office:value-type="float" office:value="423">
            <text:p>423</text:p>
          </table:table-cell>
          <table:table-cell office:value-type="float" office:value="6513">
            <text:p>6513</text:p>
          </table:table-cell>
          <table:table-cell office:value-type="float" office:value="7799.17627">
            <text:p>7799.17627</text:p>
          </table:table-cell>
          <table:table-cell office:value-type="float" office:value="-2.619819">
            <text:p>-2.619819</text:p>
          </table:table-cell>
          <table:table-cell office:value-type="float" office:value="-2.3051">
            <text:p>-2.3051</text:p>
          </table:table-cell>
          <table:table-cell office:value-type="float" office:value="12.013005">
            <text:p>12.013005</text:p>
          </table:table-cell>
        </table:table-row>
        <table:table-row table:style-name="ro1">
          <table:table-cell office:value-type="float" office:value="38036">
            <text:p>38036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863">
            <text:p>439.040863</text:p>
          </table:table-cell>
          <table:table-cell office:value-type="float" office:value="-0.017857">
            <text:p>-0.017857</text:p>
          </table:table-cell>
          <table:table-cell office:value-type="float" office:value="-0.030337">
            <text:p>-0.030337</text:p>
          </table:table-cell>
          <table:table-cell office:value-type="float" office:value="69.887299">
            <text:p>69.887299</text:p>
          </table:table-cell>
          <table:table-cell office:value-type="float" office:value="0.059552">
            <text:p>0.059552</text:p>
          </table:table-cell>
          <table:table-cell office:value-type="float" office:value="-0.02873">
            <text:p>-0.02873</text:p>
          </table:table-cell>
          <table:table-cell table:formula="of:=[.I148]-[.$I$2]" office:value-type="float" office:value="-0.009576">
            <text:p>-0.009576</text:p>
          </table:table-cell>
          <table:table-cell table:formula="of:=AVERAGE([.J144:.J148])" office:value-type="float" office:value="-0.0114916">
            <text:p>-0.0114916</text:p>
          </table:table-cell>
          <table:table-cell table:formula="of:=AVERAGE([.J140:.J148])" office:value-type="float" office:value="-0.156952777777778">
            <text:p>-0.1569527778</text:p>
          </table:table-cell>
          <table:table-cell office:value-type="float" office:value="959.501831">
            <text:p>959.501831</text:p>
          </table:table-cell>
          <table:table-cell office:value-type="float" office:value="-0.003264">
            <text:p>-0.003264</text:p>
          </table:table-cell>
          <table:table-cell office:value-type="float" office:value="0.011724">
            <text:p>0.011724</text:p>
          </table:table-cell>
          <table:table-cell table:formula="of:=[.O148]-0.021583" office:value-type="float" office:value="-0.009859">
            <text:p>-0.009859</text:p>
          </table:table-cell>
          <table:table-cell office:value-type="float" office:value="69.887306">
            <text:p>69.887306</text:p>
          </table:table-cell>
          <table:table-cell office:value-type="float" office:value="1537">
            <text:p>1537</text:p>
          </table:table-cell>
          <table:table-cell office:value-type="float" office:value="-1215">
            <text:p>-1215</text:p>
          </table:table-cell>
          <table:table-cell office:value-type="float" office:value="480">
            <text:p>480</text:p>
          </table:table-cell>
          <table:table-cell office:value-type="float" office:value="6576">
            <text:p>6576</text:p>
          </table:table-cell>
          <table:table-cell office:value-type="float" office:value="7862.374023">
            <text:p>7862.374023</text:p>
          </table:table-cell>
          <table:table-cell office:value-type="float" office:value="-2.637676">
            <text:p>-2.637676</text:p>
          </table:table-cell>
          <table:table-cell office:value-type="float" office:value="-2.335437">
            <text:p>-2.335437</text:p>
          </table:table-cell>
          <table:table-cell office:value-type="float" office:value="11.458532">
            <text:p>11.458532</text:p>
          </table:table-cell>
        </table:table-row>
        <table:table-row table:style-name="ro1">
          <table:table-cell office:value-type="float" office:value="38293">
            <text:p>38293</text:p>
          </table:table-cell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407.986298">
            <text:p>407.986298</text:p>
          </table:table-cell>
          <table:table-cell office:value-type="float" office:value="-0.025">
            <text:p>-0.025</text:p>
          </table:table-cell>
          <table:table-cell office:value-type="float" office:value="-0.017531">
            <text:p>-0.017531</text:p>
          </table:table-cell>
          <table:table-cell office:value-type="float" office:value="29.875607">
            <text:p>29.875607</text:p>
          </table:table-cell>
          <table:table-cell office:value-type="float" office:value="0.757014">
            <text:p>0.757014</text:p>
          </table:table-cell>
          <table:table-cell office:value-type="float" office:value="-0.407014">
            <text:p>-0.407014</text:p>
          </table:table-cell>
          <table:table-cell table:formula="of:=[.I149]-[.$I$2]" office:value-type="float" office:value="-0.38786">
            <text:p>-0.38786</text:p>
          </table:table-cell>
          <table:table-cell table:formula="of:=AVERAGE([.J145:.J149])" office:value-type="float" office:value="0.0186754">
            <text:p>0.0186754</text:p>
          </table:table-cell>
          <table:table-cell table:formula="of:=AVERAGE([.J141:.J149])" office:value-type="float" office:value="-0.202442555555556">
            <text:p>-0.2024425556</text:p>
          </table:table-cell>
          <table:table-cell office:value-type="float" office:value="602.077393">
            <text:p>602.077393</text:p>
          </table:table-cell>
          <table:table-cell office:value-type="float" office:value="0.06855">
            <text:p>0.06855</text:p>
          </table:table-cell>
          <table:table-cell office:value-type="float" office:value="0.068081">
            <text:p>0.068081</text:p>
          </table:table-cell>
          <table:table-cell table:formula="of:=[.O149]-0.021583" office:value-type="float" office:value="0.046498">
            <text:p>0.046498</text:p>
          </table:table-cell>
          <table:table-cell office:value-type="float" office:value="29.875601">
            <text:p>29.875601</text:p>
          </table:table-cell>
          <table:table-cell office:value-type="float" office:value="1519">
            <text:p>1519</text:p>
          </table:table-cell>
          <table:table-cell office:value-type="float" office:value="-1225">
            <text:p>-1225</text:p>
          </table:table-cell>
          <table:table-cell office:value-type="float" office:value="525">
            <text:p>525</text:p>
          </table:table-cell>
          <table:table-cell office:value-type="float" office:value="6623">
            <text:p>6623</text:p>
          </table:table-cell>
          <table:table-cell office:value-type="float" office:value="7910.697754">
            <text:p>7910.697754</text:p>
          </table:table-cell>
          <table:table-cell office:value-type="float" office:value="-2.662676">
            <text:p>-2.662676</text:p>
          </table:table-cell>
          <table:table-cell office:value-type="float" office:value="-2.352968">
            <text:p>-2.352968</text:p>
          </table:table-cell>
          <table:table-cell office:value-type="float" office:value="11.631453">
            <text:p>11.631453</text:p>
          </table:table-cell>
        </table:table-row>
        <table:table-row table:style-name="ro1">
          <table:table-cell office:value-type="float" office:value="38550">
            <text:p>38550</text:p>
          </table:table-cell>
          <table:table-cell office:value-type="float" office:value="23">
            <text:p>23</text:p>
          </table:table-cell>
          <table:table-cell office:value-type="float" office:value="-53">
            <text:p>-53</text:p>
          </table:table-cell>
          <table:table-cell office:value-type="float" office:value="328.951691">
            <text:p>328.951691</text:p>
          </table:table-cell>
          <table:table-cell office:value-type="float" office:value="-0.005">
            <text:p>-0.005</text:p>
          </table:table-cell>
          <table:table-cell office:value-type="float" office:value="0.004143">
            <text:p>0.004143</text:p>
          </table:table-cell>
          <table:table-cell office:value-type="float" office:value="182.861847">
            <text:p>182.861847</text:p>
          </table:table-cell>
          <table:table-cell office:value-type="float" office:value="-0.226158">
            <text:p>-0.226158</text:p>
          </table:table-cell>
          <table:table-cell office:value-type="float" office:value="0.016759">
            <text:p>0.016759</text:p>
          </table:table-cell>
          <table:table-cell table:formula="of:=[.I150]-[.$I$2]" office:value-type="float" office:value="0.035913">
            <text:p>0.035913</text:p>
          </table:table-cell>
          <table:table-cell table:formula="of:=AVERAGE([.J146:.J150])" office:value-type="float" office:value="-0.00526679999999997">
            <text:p>-0.0052668</text:p>
          </table:table-cell>
          <table:table-cell table:formula="of:=AVERAGE([.J142:.J150])" office:value-type="float" office:value="-0.130882555555556">
            <text:p>-0.1308825556</text:p>
          </table:table-cell>
          <table:table-cell office:value-type="float" office:value="500.91153">
            <text:p>500.91153</text:p>
          </table:table-cell>
          <table:table-cell office:value-type="float" office:value="0.120148">
            <text:p>0.120148</text:p>
          </table:table-cell>
          <table:table-cell office:value-type="float" office:value="0.176531">
            <text:p>0.176531</text:p>
          </table:table-cell>
          <table:table-cell table:formula="of:=[.O150]-0.021583" office:value-type="float" office:value="0.154948">
            <text:p>0.154948</text:p>
          </table:table-cell>
          <table:table-cell office:value-type="float" office:value="182.861847">
            <text:p>182.861847</text:p>
          </table:table-cell>
          <table:table-cell office:value-type="float" office:value="1499">
            <text:p>1499</text:p>
          </table:table-cell>
          <table:table-cell office:value-type="float" office:value="-1236">
            <text:p>-1236</text:p>
          </table:table-cell>
          <table:table-cell office:value-type="float" office:value="562">
            <text:p>562</text:p>
          </table:table-cell>
          <table:table-cell office:value-type="float" office:value="6660">
            <text:p>6660</text:p>
          </table:table-cell>
          <table:table-cell office:value-type="float" office:value="7951.401367">
            <text:p>7951.401367</text:p>
          </table:table-cell>
          <table:table-cell office:value-type="float" office:value="-2.667676">
            <text:p>-2.667676</text:p>
          </table:table-cell>
          <table:table-cell office:value-type="float" office:value="-2.348825">
            <text:p>-2.348825</text:p>
          </table:table-cell>
          <table:table-cell office:value-type="float" office:value="11.952389">
            <text:p>11.952389</text:p>
          </table:table-cell>
        </table:table-row>
        <table:table-row table:style-name="ro1">
          <table:table-cell office:value-type="float" office:value="38807">
            <text:p>38807</text:p>
          </table:table-cell>
          <table:table-cell office:value-type="float" office:value="24">
            <text:p>24</text:p>
          </table:table-cell>
          <table:table-cell office:value-type="float" office:value="-98">
            <text:p>-98</text:p>
          </table:table-cell>
          <table:table-cell office:value-type="float" office:value="507.19696">
            <text:p>507.19696</text:p>
          </table:table-cell>
          <table:table-cell office:value-type="float" office:value="0.01">
            <text:p>0.01</text:p>
          </table:table-cell>
          <table:table-cell office:value-type="float" office:value="0.027153">
            <text:p>0.027153</text:p>
          </table:table-cell>
          <table:table-cell office:value-type="float" office:value="171.526627">
            <text:p>171.526627</text:p>
          </table:table-cell>
          <table:table-cell office:value-type="float" office:value="0.738088">
            <text:p>0.738088</text:p>
          </table:table-cell>
          <table:table-cell office:value-type="float" office:value="-0.80924">
            <text:p>-0.80924</text:p>
          </table:table-cell>
          <table:table-cell table:formula="of:=[.I151]-[.$I$2]" office:value-type="float" office:value="-0.790086">
            <text:p>-0.790086</text:p>
          </table:table-cell>
          <table:table-cell table:formula="of:=AVERAGE([.J147:.J151])" office:value-type="float" office:value="-0.3620028">
            <text:p>-0.3620028</text:p>
          </table:table-cell>
          <table:table-cell table:formula="of:=AVERAGE([.J143:.J151])" office:value-type="float" office:value="-0.180096666666667">
            <text:p>-0.1800966667</text:p>
          </table:table-cell>
          <table:table-cell office:value-type="float" office:value="4606.836914">
            <text:p>4606.836914</text:p>
          </table:table-cell>
          <table:table-cell office:value-type="float" office:value="0.480407">
            <text:p>0.480407</text:p>
          </table:table-cell>
          <table:table-cell office:value-type="float" office:value="0.186657">
            <text:p>0.186657</text:p>
          </table:table-cell>
          <table:table-cell table:formula="of:=[.O151]-0.021583" office:value-type="float" office:value="0.165074">
            <text:p>0.165074</text:p>
          </table:table-cell>
          <table:table-cell office:value-type="float" office:value="171.526611">
            <text:p>171.526611</text:p>
          </table:table-cell>
          <table:table-cell office:value-type="float" office:value="1478">
            <text:p>1478</text:p>
          </table:table-cell>
          <table:table-cell office:value-type="float" office:value="-1247">
            <text:p>-1247</text:p>
          </table:table-cell>
          <table:table-cell office:value-type="float" office:value="631">
            <text:p>631</text:p>
          </table:table-cell>
          <table:table-cell office:value-type="float" office:value="6730">
            <text:p>6730</text:p>
          </table:table-cell>
          <table:table-cell office:value-type="float" office:value="8021.841309">
            <text:p>8021.841309</text:p>
          </table:table-cell>
          <table:table-cell office:value-type="float" office:value="-2.657676">
            <text:p>-2.657676</text:p>
          </table:table-cell>
          <table:table-cell office:value-type="float" office:value="-2.321672">
            <text:p>-2.321672</text:p>
          </table:table-cell>
          <table:table-cell office:value-type="float" office:value="12.642767">
            <text:p>12.642767</text:p>
          </table:table-cell>
        </table:table-row>
        <table:table-row table:style-name="ro1">
          <table:table-cell office:value-type="float" office:value="39064">
            <text:p>39064</text:p>
          </table:table-cell>
          <table:table-cell office:value-type="float" office:value="22">
            <text:p>22</text:p>
          </table:table-cell>
          <table:table-cell office:value-type="float" office:value="-121">
            <text:p>-121</text:p>
          </table:table-cell>
          <table:table-cell office:value-type="float" office:value="649.877502">
            <text:p>649.877502</text:p>
          </table:table-cell>
          <table:table-cell office:value-type="float" office:value="0.033256">
            <text:p>0.033256</text:p>
          </table:table-cell>
          <table:table-cell office:value-type="float" office:value="0.056976">
            <text:p>0.056976</text:p>
          </table:table-cell>
          <table:table-cell office:value-type="float" office:value="71.32663">
            <text:p>71.32663</text:p>
          </table:table-cell>
          <table:table-cell office:value-type="float" office:value="-0.230469">
            <text:p>-0.230469</text:p>
          </table:table-cell>
          <table:table-cell office:value-type="float" office:value="-1.034295">
            <text:p>-1.034295</text:p>
          </table:table-cell>
          <table:table-cell table:formula="of:=[.I152]-[.$I$2]" office:value-type="float" office:value="-1.015141">
            <text:p>-1.015141</text:p>
          </table:table-cell>
          <table:table-cell table:formula="of:=AVERAGE([.J148:.J152])" office:value-type="float" office:value="-0.43335">
            <text:p>-0.43335</text:p>
          </table:table-cell>
          <table:table-cell table:formula="of:=AVERAGE([.J144:.J152])" office:value-type="float" office:value="-0.246070222222222">
            <text:p>-0.2460702222</text:p>
          </table:table-cell>
          <table:table-cell office:value-type="float" office:value="1062.289429">
            <text:p>1062.289429</text:p>
          </table:table-cell>
          <table:table-cell office:value-type="float" office:value="0.149157">
            <text:p>0.149157</text:p>
          </table:table-cell>
          <table:table-cell office:value-type="float" office:value="0.171202">
            <text:p>0.171202</text:p>
          </table:table-cell>
          <table:table-cell table:formula="of:=[.O152]-0.021583" office:value-type="float" office:value="0.149619">
            <text:p>0.149619</text:p>
          </table:table-cell>
          <table:table-cell office:value-type="float" office:value="71.326645">
            <text:p>71.326645</text:p>
          </table:table-cell>
          <table:table-cell office:value-type="float" office:value="1459">
            <text:p>1459</text:p>
          </table:table-cell>
          <table:table-cell office:value-type="float" office:value="-1257">
            <text:p>-1257</text:p>
          </table:table-cell>
          <table:table-cell office:value-type="float" office:value="714">
            <text:p>714</text:p>
          </table:table-cell>
          <table:table-cell office:value-type="float" office:value="6818">
            <text:p>6818</text:p>
          </table:table-cell>
          <table:table-cell office:value-type="float" office:value="8109.293945">
            <text:p>8109.293945</text:p>
          </table:table-cell>
          <table:table-cell office:value-type="float" office:value="-2.62442">
            <text:p>-2.62442</text:p>
          </table:table-cell>
          <table:table-cell office:value-type="float" office:value="-2.264696">
            <text:p>-2.264696</text:p>
          </table:table-cell>
          <table:table-cell office:value-type="float" office:value="13.7068">
            <text:p>13.7068</text:p>
          </table:table-cell>
        </table:table-row>
        <table:table-row table:style-name="ro1">
          <table:table-cell office:value-type="float" office:value="39321">
            <text:p>39321</text:p>
          </table:table-cell>
          <table:table-cell office:value-type="float" office:value="18">
            <text:p>18</text:p>
          </table:table-cell>
          <table:table-cell office:value-type="float" office:value="-124">
            <text:p>-124</text:p>
          </table:table-cell>
          <table:table-cell office:value-type="float" office:value="786.128906">
            <text:p>786.128906</text:p>
          </table:table-cell>
          <table:table-cell office:value-type="float" office:value="0.04">
            <text:p>0.04</text:p>
          </table:table-cell>
          <table:table-cell office:value-type="float" office:value="0.053484">
            <text:p>0.053484</text:p>
          </table:table-cell>
          <table:table-cell office:value-type="float" office:value="33.708878">
            <text:p>33.708878</text:p>
          </table:table-cell>
          <table:table-cell office:value-type="float" office:value="-0.02208">
            <text:p>-0.02208</text:p>
          </table:table-cell>
          <table:table-cell office:value-type="float" office:value="1.546654">
            <text:p>1.546654</text:p>
          </table:table-cell>
          <table:table-cell table:formula="of:=[.I153]-[.$I$2]" office:value-type="float" office:value="1.565808">
            <text:p>1.565808</text:p>
          </table:table-cell>
          <table:table-cell table:formula="of:=AVERAGE([.J149:.J153])" office:value-type="float" office:value="-0.1182732">
            <text:p>-0.1182732</text:p>
          </table:table-cell>
          <table:table-cell table:formula="of:=AVERAGE([.J145:.J153])" office:value-type="float" office:value="-0.0122365555555556">
            <text:p>-0.0122365556</text:p>
          </table:table-cell>
          <table:table-cell office:value-type="float" office:value="36.746166">
            <text:p>36.746166</text:p>
          </table:table-cell>
          <table:table-cell office:value-type="float" office:value="0.10214">
            <text:p>0.10214</text:p>
          </table:table-cell>
          <table:table-cell office:value-type="float" office:value="0.160144">
            <text:p>0.160144</text:p>
          </table:table-cell>
          <table:table-cell table:formula="of:=[.O153]-0.021583" office:value-type="float" office:value="0.138561">
            <text:p>0.138561</text:p>
          </table:table-cell>
          <table:table-cell office:value-type="float" office:value="33.708881">
            <text:p>33.708881</text:p>
          </table:table-cell>
          <table:table-cell office:value-type="float" office:value="1443">
            <text:p>1443</text:p>
          </table:table-cell>
          <table:table-cell office:value-type="float" office:value="-1266">
            <text:p>-1266</text:p>
          </table:table-cell>
          <table:table-cell office:value-type="float" office:value="793">
            <text:p>793</text:p>
          </table:table-cell>
          <table:table-cell office:value-type="float" office:value="6913">
            <text:p>6913</text:p>
          </table:table-cell>
          <table:table-cell office:value-type="float" office:value="8204.788086">
            <text:p>8204.788086</text:p>
          </table:table-cell>
          <table:table-cell office:value-type="float" office:value="-2.58442">
            <text:p>-2.58442</text:p>
          </table:table-cell>
          <table:table-cell office:value-type="float" office:value="-2.211213">
            <text:p>-2.211213</text:p>
          </table:table-cell>
          <table:table-cell office:value-type="float" office:value="14.440669">
            <text:p>14.440669</text:p>
          </table:table-cell>
        </table:table-row>
        <table:table-row table:style-name="ro1">
          <table:table-cell office:value-type="float" office:value="39578">
            <text:p>39578</text:p>
          </table:table-cell>
          <table:table-cell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508.993958">
            <text:p>508.993958</text:p>
          </table:table-cell>
          <table:table-cell office:value-type="float" office:value="0.023023">
            <text:p>0.023023</text:p>
          </table:table-cell>
          <table:table-cell office:value-type="float" office:value="0.019722">
            <text:p>0.019722</text:p>
          </table:table-cell>
          <table:table-cell office:value-type="float" office:value="14.336681">
            <text:p>14.336681</text:p>
          </table:table-cell>
          <table:table-cell office:value-type="float" office:value="0.56776">
            <text:p>0.56776</text:p>
          </table:table-cell>
          <table:table-cell office:value-type="float" office:value="1.039083">
            <text:p>1.039083</text:p>
          </table:table-cell>
          <table:table-cell table:formula="of:=[.I154]-[.$I$2]" office:value-type="float" office:value="1.058237">
            <text:p>1.058237</text:p>
          </table:table-cell>
          <table:table-cell table:formula="of:=AVERAGE([.J150:.J154])" office:value-type="float" office:value="0.1709462">
            <text:p>0.1709462</text:p>
          </table:table-cell>
          <table:table-cell table:formula="of:=AVERAGE([.J146:.J154])" office:value-type="float" office:value="0.0880537777777777">
            <text:p>0.0880537778</text:p>
          </table:table-cell>
          <table:table-cell office:value-type="float" office:value="738.113464">
            <text:p>738.113464</text:p>
          </table:table-cell>
          <table:table-cell office:value-type="float" office:value="0.40856">
            <text:p>0.40856</text:p>
          </table:table-cell>
          <table:table-cell office:value-type="float" office:value="0.164674">
            <text:p>0.164674</text:p>
          </table:table-cell>
          <table:table-cell table:formula="of:=[.O154]-0.021583" office:value-type="float" office:value="0.143091">
            <text:p>0.143091</text:p>
          </table:table-cell>
          <table:table-cell office:value-type="float" office:value="14.336674">
            <text:p>14.336674</text:p>
          </table:table-cell>
          <table:table-cell office:value-type="float" office:value="1424">
            <text:p>1424</text:p>
          </table:table-cell>
          <table:table-cell office:value-type="float" office:value="-1278">
            <text:p>-1278</text:p>
          </table:table-cell>
          <table:table-cell office:value-type="float" office:value="847">
            <text:p>847</text:p>
          </table:table-cell>
          <table:table-cell office:value-type="float" office:value="6985">
            <text:p>6985</text:p>
          </table:table-cell>
          <table:table-cell office:value-type="float" office:value="8283.121094">
            <text:p>8283.121094</text:p>
          </table:table-cell>
          <table:table-cell office:value-type="float" office:value="-2.561397">
            <text:p>-2.561397</text:p>
          </table:table-cell>
          <table:table-cell office:value-type="float" office:value="-2.19149">
            <text:p>-2.19149</text:p>
          </table:table-cell>
          <table:table-cell office:value-type="float" office:value="14.441599">
            <text:p>14.441599</text:p>
          </table:table-cell>
        </table:table-row>
        <table:table-row table:style-name="ro1">
          <table:table-cell office:value-type="float" office:value="39835">
            <text:p>39835</text:p>
          </table:table-cell>
          <table:table-cell office:value-type="float" office:value="27">
            <text:p>27</text:p>
          </table:table-cell>
          <table:table-cell office:value-type="float" office:value="-120">
            <text:p>-120</text:p>
          </table:table-cell>
          <table:table-cell office:value-type="float" office:value="543.362854">
            <text:p>543.362854</text:p>
          </table:table-cell>
          <table:table-cell office:value-type="float" office:value="0.005">
            <text:p>0.005</text:p>
          </table:table-cell>
          <table:table-cell office:value-type="float" office:value="0.008183">
            <text:p>0.008183</text:p>
          </table:table-cell>
          <table:table-cell office:value-type="float" office:value="63.66925">
            <text:p>63.66925</text:p>
          </table:table-cell>
          <table:table-cell office:value-type="float" office:value="-0.105036">
            <text:p>-0.105036</text:p>
          </table:table-cell>
          <table:table-cell office:value-type="float" office:value="-0.543484">
            <text:p>-0.543484</text:p>
          </table:table-cell>
          <table:table-cell table:formula="of:=[.I155]-[.$I$2]" office:value-type="float" office:value="-0.52433">
            <text:p>-0.52433</text:p>
          </table:table-cell>
          <table:table-cell table:formula="of:=AVERAGE([.J151:.J155])" office:value-type="float" office:value="0.0588975999999999">
            <text:p>0.0588976</text:p>
          </table:table-cell>
          <table:table-cell table:formula="of:=AVERAGE([.J147:.J155])" office:value-type="float" office:value="-0.0806044444444445">
            <text:p>-0.0806044444</text:p>
          </table:table-cell>
          <table:table-cell office:value-type="float" office:value="694.58606">
            <text:p>694.58606</text:p>
          </table:table-cell>
          <table:table-cell office:value-type="float" office:value="-0.002446">
            <text:p>-0.002446</text:p>
          </table:table-cell>
          <table:table-cell office:value-type="float" office:value="0.012923">
            <text:p>0.012923</text:p>
          </table:table-cell>
          <table:table-cell table:formula="of:=[.O155]-0.021583" office:value-type="float" office:value="-0.00866">
            <text:p>-0.00866</text:p>
          </table:table-cell>
          <table:table-cell office:value-type="float" office:value="63.66925">
            <text:p>63.66925</text:p>
          </table:table-cell>
          <table:table-cell office:value-type="float" office:value="1401">
            <text:p>1401</text:p>
          </table:table-cell>
          <table:table-cell office:value-type="float" office:value="-1293">
            <text:p>-1293</text:p>
          </table:table-cell>
          <table:table-cell office:value-type="float" office:value="917">
            <text:p>917</text:p>
          </table:table-cell>
          <table:table-cell office:value-type="float" office:value="7082">
            <text:p>7082</text:p>
          </table:table-cell>
          <table:table-cell office:value-type="float" office:value="8388.973633">
            <text:p>8388.973633</text:p>
          </table:table-cell>
          <table:table-cell office:value-type="float" office:value="-2.556397">
            <text:p>-2.556397</text:p>
          </table:table-cell>
          <table:table-cell office:value-type="float" office:value="-2.183307">
            <text:p>-2.183307</text:p>
          </table:table-cell>
          <table:table-cell office:value-type="float" office:value="14.594372">
            <text:p>14.594372</text:p>
          </table:table-cell>
        </table:table-row>
        <table:table-row table:style-name="ro1">
          <table:table-cell office:value-type="float" office:value="40092">
            <text:p>40092</text:p>
          </table:table-cell>
          <table:table-cell office:value-type="float" office:value="27">
            <text:p>27</text:p>
          </table:table-cell>
          <table:table-cell office:value-type="float" office:value="-138">
            <text:p>-138</text:p>
          </table:table-cell>
          <table:table-cell office:value-type="float" office:value="611.887878">
            <text:p>611.887878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string">
            <text:p>Infinity</text:p>
          </table:table-cell>
          <table:table-cell office:value-type="float" office:value="0.874351">
            <text:p>0.874351</text:p>
          </table:table-cell>
          <table:table-cell office:value-type="float" office:value="-0.715866">
            <text:p>-0.715866</text:p>
          </table:table-cell>
          <table:table-cell table:formula="of:=[.I156]-[.$I$2]" office:value-type="float" office:value="-0.696712">
            <text:p>-0.696712</text:p>
          </table:table-cell>
          <table:table-cell table:formula="of:=AVERAGE([.J152:.J156])" office:value-type="float" office:value="0.0775723999999999">
            <text:p>0.0775724</text:p>
          </table:table-cell>
          <table:table-cell table:formula="of:=AVERAGE([.J148:.J156])" office:value-type="float" office:value="-0.0848607777777778">
            <text:p>-0.0848607778</text:p>
          </table:table-cell>
          <table:table-cell office:value-type="float" office:value="100">
            <text:p>100</text:p>
          </table:table-cell>
          <table:table-cell office:value-type="float" office:value="-0.038911">
            <text:p>-0.038911</text:p>
          </table:table-cell>
          <table:table-cell office:value-type="float" office:value="0.00826">
            <text:p>0.00826</text:p>
          </table:table-cell>
          <table:table-cell table:formula="of:=[.O156]-0.021583" office:value-type="float" office:value="-0.013323">
            <text:p>-0.013323</text:p>
          </table:table-cell>
          <table:table-cell office:value-type="float" office:value="100">
            <text:p>100</text:p>
          </table:table-cell>
          <table:table-cell office:value-type="float" office:value="1378">
            <text:p>1378</text:p>
          </table:table-cell>
          <table:table-cell office:value-type="float" office:value="-1308">
            <text:p>-1308</text:p>
          </table:table-cell>
          <table:table-cell office:value-type="float" office:value="996">
            <text:p>996</text:p>
          </table:table-cell>
          <table:table-cell office:value-type="float" office:value="7195">
            <text:p>7195</text:p>
          </table:table-cell>
          <table:table-cell office:value-type="float" office:value="8511.576172">
            <text:p>8511.576172</text:p>
          </table:table-cell>
          <table:table-cell office:value-type="float" office:value="-2.556397">
            <text:p>-2.556397</text:p>
          </table:table-cell>
          <table:table-cell office:value-type="float" office:value="-2.176801">
            <text:p>-2.176801</text:p>
          </table:table-cell>
          <table:table-cell office:value-type="float" office:value="14.84886">
            <text:p>14.84886</text:p>
          </table:table-cell>
        </table:table-row>
        <table:table-row table:style-name="ro1">
          <table:table-cell office:value-type="float" office:value="40349">
            <text:p>40349</text:p>
          </table:table-cell>
          <table:table-cell office:value-type="float" office:value="26">
            <text:p>26</text:p>
          </table:table-cell>
          <table:table-cell office:value-type="float" office:value="-117">
            <text:p>-117</text:p>
          </table:table-cell>
          <table:table-cell office:value-type="float" office:value="550.683899">
            <text:p>550.683899</text:p>
          </table:table-cell>
          <table:table-cell office:value-type="float" office:value="0">
            <text:p>0</text:p>
          </table:table-cell>
          <table:table-cell office:value-type="float" office:value="-0.000479">
            <text:p>-0.000479</text:p>
          </table:table-cell>
          <table:table-cell office:value-type="string">
            <text:p>Infinity</text:p>
          </table:table-cell>
          <table:table-cell office:value-type="float" office:value="-0.257385">
            <text:p>-0.257385</text:p>
          </table:table-cell>
          <table:table-cell office:value-type="float" office:value="0.146046">
            <text:p>0.146046</text:p>
          </table:table-cell>
          <table:table-cell table:formula="of:=[.I157]-[.$I$2]" office:value-type="float" office:value="0.1652">
            <text:p>0.1652</text:p>
          </table:table-cell>
          <table:table-cell table:formula="of:=AVERAGE([.J153:.J157])" office:value-type="float" office:value="0.3136406">
            <text:p>0.3136406</text:p>
          </table:table-cell>
          <table:table-cell table:formula="of:=AVERAGE([.J149:.J157])" office:value-type="float" office:value="-0.0654412222222222">
            <text:p>-0.0654412222</text:p>
          </table:table-cell>
          <table:table-cell office:value-type="float" office:value="2203.190186">
            <text:p>2203.190186</text:p>
          </table:table-cell>
          <table:table-cell office:value-type="float" office:value="-0.058366">
            <text:p>-0.058366</text:p>
          </table:table-cell>
          <table:table-cell office:value-type="float" office:value="-0.047564">
            <text:p>-0.047564</text:p>
          </table:table-cell>
          <table:table-cell table:formula="of:=[.O157]-0.021583" office:value-type="float" office:value="-0.069147">
            <text:p>-0.069147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float" office:value="-1322">
            <text:p>-1322</text:p>
          </table:table-cell>
          <table:table-cell office:value-type="float" office:value="1063">
            <text:p>1063</text:p>
          </table:table-cell>
          <table:table-cell office:value-type="float" office:value="7291">
            <text:p>7291</text:p>
          </table:table-cell>
          <table:table-cell office:value-type="float" office:value="8617.982422">
            <text:p>8617.982422</text:p>
          </table:table-cell>
          <table:table-cell office:value-type="float" office:value="-2.556397">
            <text:p>-2.556397</text:p>
          </table:table-cell>
          <table:table-cell office:value-type="float" office:value="-2.17728">
            <text:p>-2.17728</text:p>
          </table:table-cell>
          <table:table-cell office:value-type="float" office:value="14.830104">
            <text:p>14.830104</text:p>
          </table:table-cell>
        </table:table-row>
        <table:table-row table:style-name="ro1">
          <table:table-cell office:value-type="float" office:value="40606">
            <text:p>40606</text:p>
          </table:table-cell>
          <table:table-cell office:value-type="float" office:value="27">
            <text:p>27</text:p>
          </table:table-cell>
          <table:table-cell office:value-type="float" office:value="-99">
            <text:p>-99</text:p>
          </table:table-cell>
          <table:table-cell office:value-type="float" office:value="465.46698">
            <text:p>465.46698</text:p>
          </table:table-cell>
          <table:table-cell office:value-type="float" office:value="-0.002547">
            <text:p>-0.002547</text:p>
          </table:table-cell>
          <table:table-cell office:value-type="float" office:value="0.003458">
            <text:p>0.003458</text:p>
          </table:table-cell>
          <table:table-cell office:value-type="float" office:value="235.769623">
            <text:p>235.769623</text:p>
          </table:table-cell>
          <table:table-cell office:value-type="float" office:value="0.772154">
            <text:p>0.772154</text:p>
          </table:table-cell>
          <table:table-cell office:value-type="float" office:value="-0.287304">
            <text:p>-0.287304</text:p>
          </table:table-cell>
          <table:table-cell table:formula="of:=[.I158]-[.$I$2]" office:value-type="float" office:value="-0.26815">
            <text:p>-0.26815</text:p>
          </table:table-cell>
          <table:table-cell table:formula="of:=AVERAGE([.J154:.J158])" office:value-type="float" office:value="-0.053151">
            <text:p>-0.053151</text:p>
          </table:table-cell>
          <table:table-cell table:formula="of:=AVERAGE([.J150:.J158])" office:value-type="float" office:value="-0.0521401111111112">
            <text:p>-0.0521401111</text:p>
          </table:table-cell>
          <table:table-cell office:value-type="float" office:value="1750.175049">
            <text:p>1750.175049</text:p>
          </table:table-cell>
          <table:table-cell office:value-type="float" office:value="-0.116732">
            <text:p>-0.116732</text:p>
          </table:table-cell>
          <table:table-cell office:value-type="float" office:value="-0.03424">
            <text:p>-0.03424</text:p>
          </table:table-cell>
          <table:table-cell table:formula="of:=[.O158]-0.021583" office:value-type="float" office:value="-0.055823">
            <text:p>-0.055823</text:p>
          </table:table-cell>
          <table:table-cell office:value-type="float" office:value="235.769623">
            <text:p>235.769623</text:p>
          </table:table-cell>
          <table:table-cell office:value-type="float" office:value="1333">
            <text:p>1333</text:p>
          </table:table-cell>
          <table:table-cell office:value-type="float" office:value="-1337">
            <text:p>-1337</text:p>
          </table:table-cell>
          <table:table-cell office:value-type="float" office:value="1119">
            <text:p>1119</text:p>
          </table:table-cell>
          <table:table-cell office:value-type="float" office:value="7372">
            <text:p>7372</text:p>
          </table:table-cell>
          <table:table-cell office:value-type="float" office:value="8711.628906">
            <text:p>8711.628906</text:p>
          </table:table-cell>
          <table:table-cell office:value-type="float" office:value="-2.558944">
            <text:p>-2.558944</text:p>
          </table:table-cell>
          <table:table-cell office:value-type="float" office:value="-2.173822">
            <text:p>-2.173822</text:p>
          </table:table-cell>
          <table:table-cell office:value-type="float" office:value="15.05003">
            <text:p>15.05003</text:p>
          </table:table-cell>
        </table:table-row>
        <table:table-row table:style-name="ro1">
          <table:table-cell office:value-type="float" office:value="40863">
            <text:p>40863</text:p>
          </table:table-cell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491.948273">
            <text:p>491.948273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string">
            <text:p>Infinity</text:p>
          </table:table-cell>
          <table:table-cell office:value-type="float" office:value="-0.289347">
            <text:p>-0.289347</text:p>
          </table:table-cell>
          <table:table-cell office:value-type="float" office:value="-0.409408">
            <text:p>-0.409408</text:p>
          </table:table-cell>
          <table:table-cell table:formula="of:=[.I159]-[.$I$2]" office:value-type="float" office:value="-0.390254">
            <text:p>-0.390254</text:p>
          </table:table-cell>
          <table:table-cell table:formula="of:=AVERAGE([.J155:.J159])" office:value-type="float" office:value="-0.3428492">
            <text:p>-0.3428492</text:p>
          </table:table-cell>
          <table:table-cell table:formula="of:=AVERAGE([.J151:.J159])" office:value-type="float" office:value="-0.099492">
            <text:p>-0.099492</text:p>
          </table:table-cell>
          <table:table-cell office:value-type="float" office:value="1206.942505">
            <text:p>1206.942505</text:p>
          </table:table-cell>
          <table:table-cell office:value-type="float" office:value="-0.022866">
            <text:p>-0.022866</text:p>
          </table:table-cell>
          <table:table-cell office:value-type="float" office:value="0.033841">
            <text:p>0.033841</text:p>
          </table:table-cell>
          <table:table-cell table:formula="of:=[.O159]-0.021583" office:value-type="float" office:value="0.012258">
            <text:p>0.012258</text:p>
          </table:table-cell>
          <table:table-cell office:value-type="float" office:value="100">
            <text:p>100</text:p>
          </table:table-cell>
          <table:table-cell office:value-type="float" office:value="1310">
            <text:p>1310</text:p>
          </table:table-cell>
          <table:table-cell office:value-type="float" office:value="-1352">
            <text:p>-1352</text:p>
          </table:table-cell>
          <table:table-cell office:value-type="float" office:value="1181">
            <text:p>1181</text:p>
          </table:table-cell>
          <table:table-cell office:value-type="float" office:value="7462">
            <text:p>7462</text:p>
          </table:table-cell>
          <table:table-cell office:value-type="float" office:value="8814.943359">
            <text:p>8814.943359</text:p>
          </table:table-cell>
          <table:table-cell office:value-type="float" office:value="-2.558944">
            <text:p>-2.558944</text:p>
          </table:table-cell>
          <table:table-cell office:value-type="float" office:value="-2.167967">
            <text:p>-2.167967</text:p>
          </table:table-cell>
          <table:table-cell office:value-type="float" office:value="15.278838">
            <text:p>15.278838</text:p>
          </table:table-cell>
        </table:table-row>
        <table:table-row table:style-name="ro1">
          <table:table-cell office:value-type="float" office:value="41120">
            <text:p>41120</text:p>
          </table:table-cell>
          <table:table-cell office:value-type="float" office:value="28">
            <text:p>28</text:p>
          </table:table-cell>
          <table:table-cell office:value-type="float" office:value="-114">
            <text:p>-114</text:p>
          </table:table-cell>
          <table:table-cell office:value-type="float" office:value="508.891235">
            <text:p>508.891235</text:p>
          </table:table-cell>
          <table:table-cell office:value-type="float" office:value="0.005">
            <text:p>0.005</text:p>
          </table:table-cell>
          <table:table-cell office:value-type="float" office:value="0.006814">
            <text:p>0.006814</text:p>
          </table:table-cell>
          <table:table-cell office:value-type="float" office:value="36.276917">
            <text:p>36.276917</text:p>
          </table:table-cell>
          <table:table-cell office:value-type="float" office:value="0.71664">
            <text:p>0.71664</text:p>
          </table:table-cell>
          <table:table-cell office:value-type="float" office:value="-0.100556">
            <text:p>-0.100556</text:p>
          </table:table-cell>
          <table:table-cell table:formula="of:=[.I160]-[.$I$2]" office:value-type="float" office:value="-0.081402">
            <text:p>-0.081402</text:p>
          </table:table-cell>
          <table:table-cell table:formula="of:=AVERAGE([.J156:.J160])" office:value-type="float" office:value="-0.2542636">
            <text:p>-0.2542636</text:p>
          </table:table-cell>
          <table:table-cell table:formula="of:=AVERAGE([.J152:.J160])" office:value-type="float" office:value="-0.0207493333333334">
            <text:p>-0.0207493333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23449">
            <text:p>0.023449</text:p>
          </table:table-cell>
          <table:table-cell table:formula="of:=[.O160]-0.021583" office:value-type="float" office:value="0.001866">
            <text:p>0.001866</text:p>
          </table:table-cell>
          <table:table-cell office:value-type="float" office:value="36.276917">
            <text:p>36.276917</text:p>
          </table:table-cell>
          <table:table-cell office:value-type="float" office:value="1287">
            <text:p>1287</text:p>
          </table:table-cell>
          <table:table-cell office:value-type="float" office:value="-1367">
            <text:p>-1367</text:p>
          </table:table-cell>
          <table:table-cell office:value-type="float" office:value="1245">
            <text:p>1245</text:p>
          </table:table-cell>
          <table:table-cell office:value-type="float" office:value="7557">
            <text:p>7557</text:p>
          </table:table-cell>
          <table:table-cell office:value-type="float" office:value="8924.098633">
            <text:p>8924.098633</text:p>
          </table:table-cell>
          <table:table-cell office:value-type="float" office:value="-2.553944">
            <text:p>-2.553944</text:p>
          </table:table-cell>
          <table:table-cell office:value-type="float" office:value="-2.161153">
            <text:p>-2.161153</text:p>
          </table:table-cell>
          <table:table-cell office:value-type="float" office:value="15.379765">
            <text:p>15.379765</text:p>
          </table:table-cell>
        </table:table-row>
        <table:table-row table:style-name="ro1">
          <table:table-cell office:value-type="float" office:value="41377">
            <text:p>41377</text:p>
          </table:table-cell>
          <table:table-cell office:value-type="float" office:value="26">
            <text:p>26</text:p>
          </table:table-cell>
          <table:table-cell office:value-type="float" office:value="-96">
            <text:p>-96</text:p>
          </table:table-cell>
          <table:table-cell office:value-type="float" office:value="471.008392">
            <text:p>471.008392</text:p>
          </table:table-cell>
          <table:table-cell office:value-type="float" office:value="-0.005">
            <text:p>-0.005</text:p>
          </table:table-cell>
          <table:table-cell office:value-type="float" office:value="0.001301">
            <text:p>0.001301</text:p>
          </table:table-cell>
          <table:table-cell office:value-type="float" office:value="126.022736">
            <text:p>126.022736</text:p>
          </table:table-cell>
          <table:table-cell office:value-type="float" office:value="-0.215328">
            <text:p>-0.215328</text:p>
          </table:table-cell>
          <table:table-cell office:value-type="float" office:value="-0.227449">
            <text:p>-0.227449</text:p>
          </table:table-cell>
          <table:table-cell table:formula="of:=[.I161]-[.$I$2]" office:value-type="float" office:value="-0.208295">
            <text:p>-0.208295</text:p>
          </table:table-cell>
          <table:table-cell table:formula="of:=AVERAGE([.J157:.J161])" office:value-type="float" office:value="-0.1565802">
            <text:p>-0.1565802</text:p>
          </table:table-cell>
          <table:table-cell table:formula="of:=AVERAGE([.J153:.J161])" office:value-type="float" office:value="0.0689002222222222">
            <text:p>0.0689002222</text:p>
          </table:table-cell>
          <table:table-cell office:value-type="float" office:value="1001.367371">
            <text:p>1001.367371</text:p>
          </table:table-cell>
          <table:table-cell office:value-type="float" office:value="0.022837">
            <text:p>0.022837</text:p>
          </table:table-cell>
          <table:table-cell office:value-type="float" office:value="0.049962">
            <text:p>0.049962</text:p>
          </table:table-cell>
          <table:table-cell table:formula="of:=[.O161]-0.021583" office:value-type="float" office:value="0.028379">
            <text:p>0.028379</text:p>
          </table:table-cell>
          <table:table-cell office:value-type="float" office:value="126.02272">
            <text:p>126.02272</text:p>
          </table:table-cell>
          <table:table-cell office:value-type="float" office:value="1265">
            <text:p>1265</text:p>
          </table:table-cell>
          <table:table-cell office:value-type="float" office:value="-1381">
            <text:p>-1381</text:p>
          </table:table-cell>
          <table:table-cell office:value-type="float" office:value="1299">
            <text:p>1299</text:p>
          </table:table-cell>
          <table:table-cell office:value-type="float" office:value="7637">
            <text:p>7637</text:p>
          </table:table-cell>
          <table:table-cell office:value-type="float" office:value="9018.063477">
            <text:p>9018.063477</text:p>
          </table:table-cell>
          <table:table-cell office:value-type="float" office:value="-2.558944">
            <text:p>-2.558944</text:p>
          </table:table-cell>
          <table:table-cell office:value-type="float" office:value="-2.159852">
            <text:p>-2.159852</text:p>
          </table:table-cell>
          <table:table-cell office:value-type="float" office:value="15.595953">
            <text:p>15.595953</text:p>
          </table:table-cell>
        </table:table-row>
        <table:table-row table:style-name="ro1">
          <table:table-cell office:value-type="float" office:value="41634">
            <text:p>41634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955">
            <text:p>439.040955</text:p>
          </table:table-cell>
          <table:table-cell office:value-type="float" office:value="0.002551">
            <text:p>0.002551</text:p>
          </table:table-cell>
          <table:table-cell office:value-type="float" office:value="0.000616">
            <text:p>0.000616</text:p>
          </table:table-cell>
          <table:table-cell office:value-type="float" office:value="75.839958">
            <text:p>75.839958</text:p>
          </table:table-cell>
          <table:table-cell office:value-type="float" office:value="-0.031542">
            <text:p>-0.031542</text:p>
          </table:table-cell>
          <table:table-cell office:value-type="float" office:value="0.490811">
            <text:p>0.490811</text:p>
          </table:table-cell>
          <table:table-cell table:formula="of:=[.I162]-[.$I$2]" office:value-type="float" office:value="0.509965">
            <text:p>0.509965</text:p>
          </table:table-cell>
          <table:table-cell table:formula="of:=AVERAGE([.J158:.J162])" office:value-type="float" office:value="-0.0876272">
            <text:p>-0.0876272</text:p>
          </table:table-cell>
          <table:table-cell table:formula="of:=AVERAGE([.J154:.J162])" office:value-type="float" office:value="-0.0484156666666667">
            <text:p>-0.0484156667</text:p>
          </table:table-cell>
          <table:table-cell office:value-type="float" office:value="1270.196167">
            <text:p>1270.196167</text:p>
          </table:table-cell>
          <table:table-cell office:value-type="float" office:value="-0.009728">
            <text:p>-0.009728</text:p>
          </table:table-cell>
          <table:table-cell office:value-type="float" office:value="0.015055">
            <text:p>0.015055</text:p>
          </table:table-cell>
          <table:table-cell table:formula="of:=[.O162]-0.021583" office:value-type="float" office:value="-0.006528">
            <text:p>-0.006528</text:p>
          </table:table-cell>
          <table:table-cell office:value-type="float" office:value="75.839958">
            <text:p>75.839958</text:p>
          </table:table-cell>
          <table:table-cell office:value-type="float" office:value="1244">
            <text:p>1244</text:p>
          </table:table-cell>
          <table:table-cell office:value-type="float" office:value="-1395">
            <text:p>-1395</text:p>
          </table:table-cell>
          <table:table-cell office:value-type="float" office:value="1346">
            <text:p>1346</text:p>
          </table:table-cell>
          <table:table-cell office:value-type="float" office:value="7707">
            <text:p>7707</text:p>
          </table:table-cell>
          <table:table-cell office:value-type="float" office:value="9102.571289">
            <text:p>9102.571289</text:p>
          </table:table-cell>
          <table:table-cell office:value-type="float" office:value="-2.556393">
            <text:p>-2.556393</text:p>
          </table:table-cell>
          <table:table-cell office:value-type="float" office:value="-2.159236">
            <text:p>-2.159236</text:p>
          </table:table-cell>
          <table:table-cell office:value-type="float" office:value="15.535834">
            <text:p>15.535834</text:p>
          </table:table-cell>
        </table:table-row>
        <table:table-row table:style-name="ro1">
          <table:table-cell office:value-type="float" office:value="41891">
            <text:p>41891</text:p>
          </table:table-cell>
          <table:table-cell office:value-type="float" office:value="24">
            <text:p>24</text:p>
          </table:table-cell>
          <table:table-cell office:value-type="float" office:value="-65">
            <text:p>-65</text:p>
          </table:table-cell>
          <table:table-cell office:value-type="float" office:value="370.146942">
            <text:p>370.146942</text:p>
          </table:table-cell>
          <table:table-cell office:value-type="float" office:value="-0.005">
            <text:p>-0.005</text:p>
          </table:table-cell>
          <table:table-cell office:value-type="float" office:value="-0.003732">
            <text:p>-0.003732</text:p>
          </table:table-cell>
          <table:table-cell office:value-type="float" office:value="25.355864">
            <text:p>25.355864</text:p>
          </table:table-cell>
          <table:table-cell office:value-type="float" office:value="-0.017243">
            <text:p>-0.017243</text:p>
          </table:table-cell>
          <table:table-cell office:value-type="float" office:value="-0.390255">
            <text:p>-0.390255</text:p>
          </table:table-cell>
          <table:table-cell table:formula="of:=[.I163]-[.$I$2]" office:value-type="float" office:value="-0.371101">
            <text:p>-0.371101</text:p>
          </table:table-cell>
          <table:table-cell table:formula="of:=AVERAGE([.J159:.J163])" office:value-type="float" office:value="-0.1082174">
            <text:p>-0.1082174</text:p>
          </table:table-cell>
          <table:table-cell table:formula="of:=AVERAGE([.J155:.J163])" office:value-type="float" office:value="-0.207231">
            <text:p>-0.207231</text:p>
          </table:table-cell>
          <table:table-cell office:value-type="float" office:value="2092.496094">
            <text:p>2092.496094</text:p>
          </table:table-cell>
          <table:table-cell office:value-type="float" office:value="0.038911">
            <text:p>0.038911</text:p>
          </table:table-cell>
          <table:table-cell office:value-type="float" office:value="0.0874">
            <text:p>0.0874</text:p>
          </table:table-cell>
          <table:table-cell table:formula="of:=[.O163]-0.021583" office:value-type="float" office:value="0.065817">
            <text:p>0.065817</text:p>
          </table:table-cell>
          <table:table-cell office:value-type="float" office:value="25.355864">
            <text:p>25.355864</text:p>
          </table:table-cell>
          <table:table-cell office:value-type="float" office:value="1224">
            <text:p>1224</text:p>
          </table:table-cell>
          <table:table-cell office:value-type="float" office:value="-1408">
            <text:p>-1408</text:p>
          </table:table-cell>
          <table:table-cell office:value-type="float" office:value="1382">
            <text:p>1382</text:p>
          </table:table-cell>
          <table:table-cell office:value-type="float" office:value="7761">
            <text:p>7761</text:p>
          </table:table-cell>
          <table:table-cell office:value-type="float" office:value="9170.361328">
            <text:p>9170.361328</text:p>
          </table:table-cell>
          <table:table-cell office:value-type="float" office:value="-2.561393">
            <text:p>-2.561393</text:p>
          </table:table-cell>
          <table:table-cell office:value-type="float" office:value="-2.162968">
            <text:p>-2.162968</text:p>
          </table:table-cell>
          <table:table-cell office:value-type="float" office:value="15.555006">
            <text:p>15.555006</text:p>
          </table:table-cell>
        </table:table-row>
        <table:table-row table:style-name="ro1">
          <table:table-cell office:value-type="float" office:value="42148">
            <text:p>42148</text:p>
          </table:table-cell>
          <table:table-cell office:value-type="float" office:value="26">
            <text:p>26</text:p>
          </table:table-cell>
          <table:table-cell office:value-type="float" office:value="-83">
            <text:p>-83</text:p>
          </table:table-cell>
          <table:table-cell office:value-type="float" office:value="417.485962">
            <text:p>417.485962</text:p>
          </table:table-cell>
          <table:table-cell office:value-type="float" office:value="0">
            <text:p>0</text:p>
          </table:table-cell>
          <table:table-cell office:value-type="float" office:value="0.003287">
            <text:p>0.003287</text:p>
          </table:table-cell>
          <table:table-cell office:value-type="string">
            <text:p>Infinity</text:p>
          </table:table-cell>
          <table:table-cell office:value-type="float" office:value="0.02271">
            <text:p>0.02271</text:p>
          </table:table-cell>
          <table:table-cell office:value-type="float" office:value="0.61531">
            <text:p>0.61531</text:p>
          </table:table-cell>
          <table:table-cell table:formula="of:=[.I164]-[.$I$2]" office:value-type="float" office:value="0.634464">
            <text:p>0.634464</text:p>
          </table:table-cell>
          <table:table-cell table:formula="of:=AVERAGE([.J160:.J164])" office:value-type="float" office:value="0.0967262">
            <text:p>0.0967262</text:p>
          </table:table-cell>
          <table:table-cell table:formula="of:=AVERAGE([.J156:.J164])" office:value-type="float" office:value="-0.0784761111111111">
            <text:p>-0.0784761111</text:p>
          </table:table-cell>
          <table:table-cell office:value-type="float" office:value="985.553833">
            <text:p>985.553833</text:p>
          </table:table-cell>
          <table:table-cell office:value-type="float" office:value="0.114635">
            <text:p>0.114635</text:p>
          </table:table-cell>
          <table:table-cell office:value-type="float" office:value="0.166539">
            <text:p>0.166539</text:p>
          </table:table-cell>
          <table:table-cell table:formula="of:=[.O164]-0.021583" office:value-type="float" office:value="0.144956">
            <text:p>0.144956</text:p>
          </table:table-cell>
          <table:table-cell office:value-type="float" office:value="100">
            <text:p>100</text:p>
          </table:table-cell>
          <table:table-cell office:value-type="float" office:value="1202">
            <text:p>1202</text:p>
          </table:table-cell>
          <table:table-cell office:value-type="float" office:value="-1422">
            <text:p>-1422</text:p>
          </table:table-cell>
          <table:table-cell office:value-type="float" office:value="1428">
            <text:p>1428</text:p>
          </table:table-cell>
          <table:table-cell office:value-type="float" office:value="7829">
            <text:p>7829</text:p>
          </table:table-cell>
          <table:table-cell office:value-type="float" office:value="9253.760742">
            <text:p>9253.760742</text:p>
          </table:table-cell>
          <table:table-cell office:value-type="float" office:value="-2.561393">
            <text:p>-2.561393</text:p>
          </table:table-cell>
          <table:table-cell office:value-type="float" office:value="-2.159681">
            <text:p>-2.159681</text:p>
          </table:table-cell>
          <table:table-cell office:value-type="float" office:value="15.683338">
            <text:p>15.683338</text:p>
          </table:table-cell>
        </table:table-row>
        <table:table-row table:style-name="ro1">
          <table:table-cell office:value-type="float" office:value="42405">
            <text:p>42405</text:p>
          </table:table-cell>
          <table:table-cell office:value-type="float" office:value="28">
            <text:p>28</text:p>
          </table:table-cell>
          <table:table-cell office:value-type="float" office:value="-85">
            <text:p>-85</text:p>
          </table:table-cell>
          <table:table-cell office:value-type="float" office:value="403.844696">
            <text:p>403.844696</text:p>
          </table:table-cell>
          <table:table-cell office:value-type="float" office:value="-0.002545">
            <text:p>-0.002545</text:p>
          </table:table-cell>
          <table:table-cell office:value-type="float" office:value="0.007601">
            <text:p>0.007601</text:p>
          </table:table-cell>
          <table:table-cell office:value-type="float" office:value="398.625458">
            <text:p>398.625458</text:p>
          </table:table-cell>
          <table:table-cell office:value-type="float" office:value="0.232151">
            <text:p>0.232151</text:p>
          </table:table-cell>
          <table:table-cell office:value-type="float" office:value="0.572214">
            <text:p>0.572214</text:p>
          </table:table-cell>
          <table:table-cell table:formula="of:=[.I165]-[.$I$2]" office:value-type="float" office:value="0.591368">
            <text:p>0.591368</text:p>
          </table:table-cell>
          <table:table-cell table:formula="of:=AVERAGE([.J161:.J165])" office:value-type="float" office:value="0.2312802">
            <text:p>0.2312802</text:p>
          </table:table-cell>
          <table:table-cell table:formula="of:=AVERAGE([.J157:.J165])" office:value-type="float" office:value="0.0646438888888889">
            <text:p>0.0646438889</text:p>
          </table:table-cell>
          <table:table-cell office:value-type="float" office:value="226.50769">
            <text:p>226.50769</text:p>
          </table:table-cell>
          <table:table-cell office:value-type="float" office:value="0.345871">
            <text:p>0.345871</text:p>
          </table:table-cell>
          <table:table-cell office:value-type="float" office:value="0.120175">
            <text:p>0.120175</text:p>
          </table:table-cell>
          <table:table-cell table:formula="of:=[.O165]-0.021583" office:value-type="float" office:value="0.098592">
            <text:p>0.098592</text:p>
          </table:table-cell>
          <table:table-cell office:value-type="float" office:value="398.625427">
            <text:p>398.625427</text:p>
          </table:table-cell>
          <table:table-cell office:value-type="float" office:value="1179">
            <text:p>1179</text:p>
          </table:table-cell>
          <table:table-cell office:value-type="float" office:value="-1437">
            <text:p>-1437</text:p>
          </table:table-cell>
          <table:table-cell office:value-type="float" office:value="1475">
            <text:p>1475</text:p>
          </table:table-cell>
          <table:table-cell office:value-type="float" office:value="7900">
            <text:p>7900</text:p>
          </table:table-cell>
          <table:table-cell office:value-type="float" office:value="9341.69043">
            <text:p>9341.69043</text:p>
          </table:table-cell>
          <table:table-cell office:value-type="float" office:value="-2.563938">
            <text:p>-2.563938</text:p>
          </table:table-cell>
          <table:table-cell office:value-type="float" office:value="-2.15208">
            <text:p>-2.15208</text:p>
          </table:table-cell>
          <table:table-cell office:value-type="float" office:value="16.063513">
            <text:p>16.063513</text:p>
          </table:table-cell>
        </table:table-row>
        <table:table-row table:style-name="ro1">
          <table:table-cell office:value-type="float" office:value="42662">
            <text:p>42662</text:p>
          </table:table-cell>
          <table:table-cell office:value-type="float" office:value="27">
            <text:p>27</text:p>
          </table:table-cell>
          <table:table-cell office:value-type="float" office:value="-62">
            <text:p>-62</text:p>
          </table:table-cell>
          <table:table-cell office:value-type="float" office:value="330.759705">
            <text:p>330.759705</text:p>
          </table:table-cell>
          <table:table-cell office:value-type="float" office:value="0">
            <text:p>0</text:p>
          </table:table-cell>
          <table:table-cell office:value-type="float" office:value="0.003664">
            <text:p>0.003664</text:p>
          </table:table-cell>
          <table:table-cell office:value-type="string">
            <text:p>Infinity</text:p>
          </table:table-cell>
          <table:table-cell office:value-type="float" office:value="-0.045421">
            <text:p>-0.045421</text:p>
          </table:table-cell>
          <table:table-cell office:value-type="float" office:value="-0.519542">
            <text:p>-0.519542</text:p>
          </table:table-cell>
          <table:table-cell table:formula="of:=[.I166]-[.$I$2]" office:value-type="float" office:value="-0.500388">
            <text:p>-0.500388</text:p>
          </table:table-cell>
          <table:table-cell table:formula="of:=AVERAGE([.J162:.J166])" office:value-type="float" office:value="0.1728616">
            <text:p>0.1728616</text:p>
          </table:table-cell>
          <table:table-cell table:formula="of:=AVERAGE([.J158:.J166])" office:value-type="float" office:value="-0.00931033333333331">
            <text:p>-0.0093103333</text:p>
          </table:table-cell>
          <table:table-cell office:value-type="float" office:value="2377.138428">
            <text:p>2377.138428</text:p>
          </table:table-cell>
          <table:table-cell office:value-type="float" office:value="0.123217">
            <text:p>0.123217</text:p>
          </table:table-cell>
          <table:table-cell office:value-type="float" office:value="0.160943">
            <text:p>0.160943</text:p>
          </table:table-cell>
          <table:table-cell table:formula="of:=[.O166]-0.021583" office:value-type="float" office:value="0.13936">
            <text:p>0.13936</text:p>
          </table:table-cell>
          <table:table-cell office:value-type="float" office:value="100">
            <text:p>100</text:p>
          </table:table-cell>
          <table:table-cell office:value-type="float" office:value="1156">
            <text:p>1156</text:p>
          </table:table-cell>
          <table:table-cell office:value-type="float" office:value="-1452">
            <text:p>-1452</text:p>
          </table:table-cell>
          <table:table-cell office:value-type="float" office:value="1509">
            <text:p>1509</text:p>
          </table:table-cell>
          <table:table-cell office:value-type="float" office:value="7952">
            <text:p>7952</text:p>
          </table:table-cell>
          <table:table-cell office:value-type="float" office:value="9410.623047">
            <text:p>9410.623047</text:p>
          </table:table-cell>
          <table:table-cell office:value-type="float" office:value="-2.563938">
            <text:p>-2.563938</text:p>
          </table:table-cell>
          <table:table-cell office:value-type="float" office:value="-2.148416">
            <text:p>-2.148416</text:p>
          </table:table-cell>
          <table:table-cell office:value-type="float" office:value="16.206409">
            <text:p>16.206409</text:p>
          </table:table-cell>
        </table:table-row>
        <table:table-row table:style-name="ro1">
          <table:table-cell office:value-type="float" office:value="42919">
            <text:p>42919</text:p>
          </table:table-cell>
          <table:table-cell office:value-type="float" office:value="27">
            <text:p>27</text:p>
          </table:table-cell>
          <table:table-cell office:value-type="float" office:value="-65">
            <text:p>-65</text:p>
          </table:table-cell>
          <table:table-cell office:value-type="float" office:value="340.130615">
            <text:p>340.130615</text:p>
          </table:table-cell>
          <table:table-cell office:value-type="float" office:value="0">
            <text:p>0</text:p>
          </table:table-cell>
          <table:table-cell office:value-type="float" office:value="0.000411">
            <text:p>0.000411</text:p>
          </table:table-cell>
          <table:table-cell office:value-type="string">
            <text:p>Infinity</text:p>
          </table:table-cell>
          <table:table-cell office:value-type="float" office:value="-0.050152">
            <text:p>-0.050152</text:p>
          </table:table-cell>
          <table:table-cell office:value-type="float" office:value="-0.672771">
            <text:p>-0.672771</text:p>
          </table:table-cell>
          <table:table-cell table:formula="of:=[.I167]-[.$I$2]" office:value-type="float" office:value="-0.653617">
            <text:p>-0.653617</text:p>
          </table:table-cell>
          <table:table-cell table:formula="of:=AVERAGE([.J163:.J167])" office:value-type="float" office:value="-0.0598548">
            <text:p>-0.0598548</text:p>
          </table:table-cell>
          <table:table-cell table:formula="of:=AVERAGE([.J159:.J167])" office:value-type="float" office:value="-0.05214">
            <text:p>-0.05214</text:p>
          </table:table-cell>
          <table:table-cell office:value-type="float" office:value="100">
            <text:p>100</text:p>
          </table:table-cell>
          <table:table-cell office:value-type="float" office:value="0.068093">
            <text:p>0.068093</text:p>
          </table:table-cell>
          <table:table-cell office:value-type="float" office:value="0.167072">
            <text:p>0.167072</text:p>
          </table:table-cell>
          <table:table-cell table:formula="of:=[.O167]-0.021583" office:value-type="float" office:value="0.145489">
            <text:p>0.145489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 office:value-type="float" office:value="-1467">
            <text:p>-1467</text:p>
          </table:table-cell>
          <table:table-cell office:value-type="float" office:value="1544">
            <text:p>1544</text:p>
          </table:table-cell>
          <table:table-cell office:value-type="float" office:value="8006">
            <text:p>8006</text:p>
          </table:table-cell>
          <table:table-cell office:value-type="float" office:value="9481.912109">
            <text:p>9481.912109</text:p>
          </table:table-cell>
          <table:table-cell office:value-type="float" office:value="-2.563938">
            <text:p>-2.563938</text:p>
          </table:table-cell>
          <table:table-cell office:value-type="float" office:value="-2.148005">
            <text:p>-2.148005</text:p>
          </table:table-cell>
          <table:table-cell office:value-type="float" office:value="16.222431">
            <text:p>16.222431</text:p>
          </table:table-cell>
        </table:table-row>
        <table:table-row table:style-name="ro1">
          <table:table-cell office:value-type="float" office:value="43176">
            <text:p>43176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124.036766">
            <text:p>124.036766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string">
            <text:p>Infinity</text:p>
          </table:table-cell>
          <table:table-cell office:value-type="float" office:value="0.412572">
            <text:p>0.412572</text:p>
          </table:table-cell>
          <table:table-cell office:value-type="float" office:value="-0.246603">
            <text:p>-0.246603</text:p>
          </table:table-cell>
          <table:table-cell table:formula="of:=[.I168]-[.$I$2]" office:value-type="float" office:value="-0.227449">
            <text:p>-0.227449</text:p>
          </table:table-cell>
          <table:table-cell table:formula="of:=AVERAGE([.J164:.J168])" office:value-type="float" office:value="-0.0311244">
            <text:p>-0.0311244</text:p>
          </table:table-cell>
          <table:table-cell table:formula="of:=AVERAGE([.J160:.J168])" office:value-type="float" office:value="-0.0340505555555555">
            <text:p>-0.0340505556</text:p>
          </table:table-cell>
          <table:table-cell office:value-type="float" office:value="3041.303711">
            <text:p>3041.303711</text:p>
          </table:table-cell>
          <table:table-cell office:value-type="float" office:value="0.447471">
            <text:p>0.447471</text:p>
          </table:table-cell>
          <table:table-cell office:value-type="float" office:value="0.175599">
            <text:p>0.175599</text:p>
          </table:table-cell>
          <table:table-cell table:formula="of:=[.O168]-0.021583" office:value-type="float" office:value="0.154016">
            <text:p>0.154016</text:p>
          </table:table-cell>
          <table:table-cell office:value-type="float" office:value="100">
            <text:p>100</text:p>
          </table:table-cell>
          <table:table-cell office:value-type="float" office:value="1112">
            <text:p>1112</text:p>
          </table:table-cell>
          <table:table-cell office:value-type="float" office:value="-1481">
            <text:p>-1481</text:p>
          </table:table-cell>
          <table:table-cell office:value-type="float" office:value="1547">
            <text:p>1547</text:p>
          </table:table-cell>
          <table:table-cell office:value-type="float" office:value="8011">
            <text:p>8011</text:p>
          </table:table-cell>
          <table:table-cell office:value-type="float" office:value="9501.961914">
            <text:p>9501.961914</text:p>
          </table:table-cell>
          <table:table-cell office:value-type="float" office:value="-2.563938">
            <text:p>-2.563938</text:p>
          </table:table-cell>
          <table:table-cell office:value-type="float" office:value="-2.142013">
            <text:p>-2.142013</text:p>
          </table:table-cell>
          <table:table-cell office:value-type="float" office:value="16.456141">
            <text:p>16.456141</text:p>
          </table:table-cell>
        </table:table-row>
        <table:table-row table:style-name="ro1">
          <table:table-cell office:value-type="float" office:value="43433">
            <text:p>43433</text:p>
          </table:table-cell>
          <table:table-cell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252.052811">
            <text:p>252.052811</text:p>
          </table:table-cell>
          <table:table-cell office:value-type="float" office:value="0.002549">
            <text:p>0.002549</text:p>
          </table:table-cell>
          <table:table-cell office:value-type="float" office:value="0.007362">
            <text:p>0.007362</text:p>
          </table:table-cell>
          <table:table-cell office:value-type="float" office:value="188.804825">
            <text:p>188.804825</text:p>
          </table:table-cell>
          <table:table-cell office:value-type="float" office:value="-0.07449">
            <text:p>-0.07449</text:p>
          </table:table-cell>
          <table:table-cell office:value-type="float" office:value="0.612916">
            <text:p>0.612916</text:p>
          </table:table-cell>
          <table:table-cell table:formula="of:=[.I169]-[.$I$2]" office:value-type="float" office:value="0.63207">
            <text:p>0.63207</text:p>
          </table:table-cell>
          <table:table-cell table:formula="of:=AVERAGE([.J165:.J169])" office:value-type="float" office:value="-0.0316032">
            <text:p>-0.0316032</text:p>
          </table:table-cell>
          <table:table-cell table:formula="of:=AVERAGE([.J161:.J169])" office:value-type="float" office:value="0.0452241111111111">
            <text:p>0.0452241111</text:p>
          </table:table-cell>
          <table:table-cell office:value-type="float" office:value="3452.454102">
            <text:p>3452.454102</text:p>
          </table:table-cell>
          <table:table-cell office:value-type="float" office:value="0.07393">
            <text:p>0.07393</text:p>
          </table:table-cell>
          <table:table-cell office:value-type="float" office:value="0.169603">
            <text:p>0.169603</text:p>
          </table:table-cell>
          <table:table-cell table:formula="of:=[.O169]-0.021583" office:value-type="float" office:value="0.14802">
            <text:p>0.14802</text:p>
          </table:table-cell>
          <table:table-cell office:value-type="float" office:value="188.804855">
            <text:p>188.804855</text:p>
          </table:table-cell>
          <table:table-cell office:value-type="float" office:value="1090">
            <text:p>1090</text:p>
          </table:table-cell>
          <table:table-cell office:value-type="float" office:value="-1495">
            <text:p>-1495</text:p>
          </table:table-cell>
          <table:table-cell office:value-type="float" office:value="1568">
            <text:p>1568</text:p>
          </table:table-cell>
          <table:table-cell office:value-type="float" office:value="8044">
            <text:p>8044</text:p>
          </table:table-cell>
          <table:table-cell office:value-type="float" office:value="9550.96875">
            <text:p>9550.96875</text:p>
          </table:table-cell>
          <table:table-cell office:value-type="float" office:value="-2.561389">
            <text:p>-2.561389</text:p>
          </table:table-cell>
          <table:table-cell office:value-type="float" office:value="-2.134651">
            <text:p>-2.134651</text:p>
          </table:table-cell>
          <table:table-cell office:value-type="float" office:value="16.660412">
            <text:p>16.660412</text:p>
          </table:table-cell>
        </table:table-row>
        <table:table-row table:style-name="ro1">
          <table:table-cell office:value-type="float" office:value="43690">
            <text:p>43690</text:p>
          </table:table-cell>
          <table:table-cell office:value-type="float" office:value="26">
            <text:p>26</text:p>
          </table:table-cell>
          <table:table-cell office:value-type="float" office:value="-21">
            <text:p>-21</text:p>
          </table:table-cell>
          <table:table-cell office:value-type="float" office:value="182.108643">
            <text:p>182.108643</text:p>
          </table:table-cell>
          <table:table-cell office:value-type="float" office:value="-0.002549">
            <text:p>-0.002549</text:p>
          </table:table-cell>
          <table:table-cell office:value-type="float" office:value="0.000651">
            <text:p>0.000651</text:p>
          </table:table-cell>
          <table:table-cell office:value-type="float" office:value="125.522293">
            <text:p>125.522293</text:p>
          </table:table-cell>
          <table:table-cell office:value-type="float" office:value="0.018168">
            <text:p>0.018168</text:p>
          </table:table-cell>
          <table:table-cell office:value-type="float" office:value="-1.098939">
            <text:p>-1.098939</text:p>
          </table:table-cell>
          <table:table-cell table:formula="of:=[.I170]-[.$I$2]" office:value-type="float" office:value="-1.079785">
            <text:p>-1.079785</text:p>
          </table:table-cell>
          <table:table-cell table:formula="of:=AVERAGE([.J166:.J170])" office:value-type="float" office:value="-0.3658338">
            <text:p>-0.3658338</text:p>
          </table:table-cell>
          <table:table-cell table:formula="of:=AVERAGE([.J162:.J170])" office:value-type="float" office:value="-0.0516081111111111">
            <text:p>-0.0516081111</text:p>
          </table:table-cell>
          <table:table-cell office:value-type="float" office:value="100">
            <text:p>100</text:p>
          </table:table-cell>
          <table:table-cell office:value-type="float" office:value="0.103761">
            <text:p>0.103761</text:p>
          </table:table-cell>
          <table:table-cell office:value-type="float" office:value="0.123372">
            <text:p>0.123372</text:p>
          </table:table-cell>
          <table:table-cell table:formula="of:=[.O170]-0.021583" office:value-type="float" office:value="0.101789">
            <text:p>0.101789</text:p>
          </table:table-cell>
          <table:table-cell office:value-type="float" office:value="125.522293">
            <text:p>125.522293</text:p>
          </table:table-cell>
          <table:table-cell office:value-type="float" office:value="1068">
            <text:p>1068</text:p>
          </table:table-cell>
          <table:table-cell office:value-type="float" office:value="-1509">
            <text:p>-1509</text:p>
          </table:table-cell>
          <table:table-cell office:value-type="float" office:value="1579">
            <text:p>1579</text:p>
          </table:table-cell>
          <table:table-cell office:value-type="float" office:value="8062">
            <text:p>8062</text:p>
          </table:table-cell>
          <table:table-cell office:value-type="float" office:value="9584.631836">
            <text:p>9584.631836</text:p>
          </table:table-cell>
          <table:table-cell office:value-type="float" office:value="-2.563938">
            <text:p>-2.563938</text:p>
          </table:table-cell>
          <table:table-cell office:value-type="float" office:value="-2.134001">
            <text:p>-2.134001</text:p>
          </table:table-cell>
          <table:table-cell office:value-type="float" office:value="16.768641">
            <text:p>16.768641</text:p>
          </table:table-cell>
        </table:table-row>
        <table:table-row table:style-name="ro1">
          <table:table-cell office:value-type="float" office:value="43947">
            <text:p>43947</text:p>
          </table:table-cell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  <table:table-cell office:value-type="float" office:value="107.907021">
            <text:p>107.907021</text:p>
          </table:table-cell>
          <table:table-cell office:value-type="float" office:value="0">
            <text:p>0</text:p>
          </table:table-cell>
          <table:table-cell office:value-type="float" office:value="0.007533">
            <text:p>0.007533</text:p>
          </table:table-cell>
          <table:table-cell office:value-type="string">
            <text:p>Infinity</text:p>
          </table:table-cell>
          <table:table-cell office:value-type="float" office:value="0.57533">
            <text:p>0.57533</text:p>
          </table:table-cell>
          <table:table-cell office:value-type="float" office:value="-0.648829">
            <text:p>-0.648829</text:p>
          </table:table-cell>
          <table:table-cell table:formula="of:=[.I171]-[.$I$2]" office:value-type="float" office:value="-0.629675">
            <text:p>-0.629675</text:p>
          </table:table-cell>
          <table:table-cell table:formula="of:=AVERAGE([.J167:.J171])" office:value-type="float" office:value="-0.3916912">
            <text:p>-0.3916912</text:p>
          </table:table-cell>
          <table:table-cell table:formula="of:=AVERAGE([.J163:.J171])" office:value-type="float" office:value="-0.178234777777778">
            <text:p>-0.1782347778</text:p>
          </table:table-cell>
          <table:table-cell office:value-type="float" office:value="100">
            <text:p>100</text:p>
          </table:table-cell>
          <table:table-cell office:value-type="float" office:value="0.343649">
            <text:p>0.343649</text:p>
          </table:table-cell>
          <table:table-cell office:value-type="float" office:value="0.163342">
            <text:p>0.163342</text:p>
          </table:table-cell>
          <table:table-cell table:formula="of:=[.O171]-0.021583" office:value-type="float" office:value="0.141759">
            <text:p>0.141759</text:p>
          </table:table-cell>
          <table:table-cell office:value-type="float" office:value="100">
            <text:p>100</text:p>
          </table:table-cell>
          <table:table-cell office:value-type="float" office:value="1046">
            <text:p>1046</text:p>
          </table:table-cell>
          <table:table-cell office:value-type="float" office:value="-1523">
            <text:p>-1523</text:p>
          </table:table-cell>
          <table:table-cell office:value-type="float" office:value="1580">
            <text:p>1580</text:p>
          </table:table-cell>
          <table:table-cell office:value-type="float" office:value="8064">
            <text:p>8064</text:p>
          </table:table-cell>
          <table:table-cell office:value-type="float" office:value="9601.860352">
            <text:p>9601.860352</text:p>
          </table:table-cell>
          <table:table-cell office:value-type="float" office:value="-2.563938">
            <text:p>-2.563938</text:p>
          </table:table-cell>
          <table:table-cell office:value-type="float" office:value="-2.126468">
            <text:p>-2.126468</text:p>
          </table:table-cell>
          <table:table-cell office:value-type="float" office:value="17.062439">
            <text:p>17.062439</text:p>
          </table:table-cell>
        </table:table-row>
        <table:table-row table:style-name="ro1">
          <table:table-cell office:value-type="float" office:value="44204">
            <text:p>4420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9.690338">
            <text:p>69.690338</text:p>
          </table:table-cell>
          <table:table-cell office:value-type="float" office:value="0">
            <text:p>0</text:p>
          </table:table-cell>
          <table:table-cell office:value-type="float" office:value="0.000719">
            <text:p>0.000719</text:p>
          </table:table-cell>
          <table:table-cell office:value-type="string">
            <text:p>Infinity</text:p>
          </table:table-cell>
          <table:table-cell office:value-type="float" office:value="-0.156449">
            <text:p>-0.156449</text:p>
          </table:table-cell>
          <table:table-cell office:value-type="float" office:value="0.141258">
            <text:p>0.141258</text:p>
          </table:table-cell>
          <table:table-cell table:formula="of:=[.I172]-[.$I$2]" office:value-type="float" office:value="0.160412">
            <text:p>0.160412</text:p>
          </table:table-cell>
          <table:table-cell table:formula="of:=AVERAGE([.J168:.J172])" office:value-type="float" office:value="-0.2288854">
            <text:p>-0.2288854</text:p>
          </table:table-cell>
          <table:table-cell table:formula="of:=AVERAGE([.J164:.J172])" office:value-type="float" office:value="-0.119177777777778">
            <text:p>-0.1191777778</text:p>
          </table:table-cell>
          <table:table-cell office:value-type="float" office:value="100">
            <text:p>100</text:p>
          </table:table-cell>
          <table:table-cell office:value-type="float" office:value="0.168612">
            <text:p>0.168612</text:p>
          </table:table-cell>
          <table:table-cell office:value-type="float" office:value="0.171602">
            <text:p>0.171602</text:p>
          </table:table-cell>
          <table:table-cell table:formula="of:=[.O172]-0.021583" office:value-type="float" office:value="0.150019">
            <text:p>0.150019</text:p>
          </table:table-cell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office:value-type="float" office:value="-1537">
            <text:p>-1537</text:p>
          </table:table-cell>
          <table:table-cell office:value-type="float" office:value="1557">
            <text:p>1557</text:p>
          </table:table-cell>
          <table:table-cell office:value-type="float" office:value="8027">
            <text:p>8027</text:p>
          </table:table-cell>
          <table:table-cell office:value-type="float" office:value="9578.84082">
            <text:p>9578.84082</text:p>
          </table:table-cell>
          <table:table-cell office:value-type="float" office:value="-2.563938">
            <text:p>-2.563938</text:p>
          </table:table-cell>
          <table:table-cell office:value-type="float" office:value="-2.125749">
            <text:p>-2.125749</text:p>
          </table:table-cell>
          <table:table-cell office:value-type="float" office:value="17.090485">
            <text:p>17.090485</text:p>
          </table:table-cell>
        </table:table-row>
        <table:table-row table:style-name="ro1">
          <table:table-cell office:value-type="float" office:value="44461">
            <text:p>4446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5.748245">
            <text:p>65.748245</text:p>
          </table:table-cell>
          <table:table-cell office:value-type="float" office:value="0">
            <text:p>0</text:p>
          </table:table-cell>
          <table:table-cell office:value-type="float" office:value="0.010751">
            <text:p>0.010751</text:p>
          </table:table-cell>
          <table:table-cell office:value-type="string">
            <text:p>Infinity</text:p>
          </table:table-cell>
          <table:table-cell office:value-type="float" office:value="-0.042582">
            <text:p>-0.042582</text:p>
          </table:table-cell>
          <table:table-cell office:value-type="float" office:value="-0.684742">
            <text:p>-0.684742</text:p>
          </table:table-cell>
          <table:table-cell table:formula="of:=[.I173]-[.$I$2]" office:value-type="float" office:value="-0.665588">
            <text:p>-0.665588</text:p>
          </table:table-cell>
          <table:table-cell table:formula="of:=AVERAGE([.J169:.J173])" office:value-type="float" office:value="-0.3165132">
            <text:p>-0.3165132</text:p>
          </table:table-cell>
          <table:table-cell table:formula="of:=AVERAGE([.J165:.J173])" office:value-type="float" office:value="-0.263628">
            <text:p>-0.263628</text:p>
          </table:table-cell>
          <table:table-cell office:value-type="float" office:value="36.746212">
            <text:p>36.746212</text:p>
          </table:table-cell>
          <table:table-cell office:value-type="float" office:value="0.086032">
            <text:p>0.086032</text:p>
          </table:table-cell>
          <table:table-cell office:value-type="float" office:value="0.129501">
            <text:p>0.129501</text:p>
          </table:table-cell>
          <table:table-cell table:formula="of:=[.O173]-0.021583" office:value-type="float" office:value="0.107918">
            <text:p>0.107918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-1552">
            <text:p>-1552</text:p>
          </table:table-cell>
          <table:table-cell office:value-type="float" office:value="1533">
            <text:p>1533</text:p>
          </table:table-cell>
          <table:table-cell office:value-type="float" office:value="7989">
            <text:p>7989</text:p>
          </table:table-cell>
          <table:table-cell office:value-type="float" office:value="9555.820313">
            <text:p>9555.820313</text:p>
          </table:table-cell>
          <table:table-cell office:value-type="float" office:value="-2.563938">
            <text:p>-2.563938</text:p>
          </table:table-cell>
          <table:table-cell office:value-type="float" office:value="-2.114997">
            <text:p>-2.114997</text:p>
          </table:table-cell>
          <table:table-cell office:value-type="float" office:value="17.509819">
            <text:p>17.509819</text:p>
          </table:table-cell>
        </table:table-row>
        <table:table-row table:style-name="ro1">
          <table:table-cell office:value-type="float" office:value="44718">
            <text:p>447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6.234528">
            <text:p>46.234528</text:p>
          </table:table-cell>
          <table:table-cell office:value-type="float" office:value="0">
            <text:p>0</text:p>
          </table:table-cell>
          <table:table-cell office:value-type="float" office:value="0.007396">
            <text:p>0.007396</text:p>
          </table:table-cell>
          <table:table-cell office:value-type="string">
            <text:p>Infinity</text:p>
          </table:table-cell>
          <table:table-cell office:value-type="float" office:value="-0.02271">
            <text:p>-0.02271</text:p>
          </table:table-cell>
          <table:table-cell office:value-type="float" office:value="-0.481235">
            <text:p>-0.481235</text:p>
          </table:table-cell>
          <table:table-cell table:formula="of:=[.I174]-[.$I$2]" office:value-type="float" office:value="-0.462081">
            <text:p>-0.462081</text:p>
          </table:table-cell>
          <table:table-cell table:formula="of:=AVERAGE([.J170:.J174])" office:value-type="float" office:value="-0.5353434">
            <text:p>-0.5353434</text:p>
          </table:table-cell>
          <table:table-cell table:formula="of:=AVERAGE([.J166:.J174])" office:value-type="float" office:value="-0.380677888888889">
            <text:p>-0.3806778889</text:p>
          </table:table-cell>
          <table:table-cell office:value-type="float" office:value="1465.532837">
            <text:p>1465.532837</text:p>
          </table:table-cell>
          <table:table-cell office:value-type="float" office:value="0.111868">
            <text:p>0.111868</text:p>
          </table:table-cell>
          <table:table-cell office:value-type="float" office:value="0.152283">
            <text:p>0.152283</text:p>
          </table:table-cell>
          <table:table-cell table:formula="of:=[.O174]-0.021583" office:value-type="float" office:value="0.1307">
            <text:p>0.1307</text:p>
          </table:table-cell>
          <table:table-cell office:value-type="float" office:value="100">
            <text:p>100</text:p>
          </table:table-cell>
          <table:table-cell office:value-type="float" office:value="980">
            <text:p>980</text:p>
          </table:table-cell>
          <table:table-cell office:value-type="float" office:value="-1566">
            <text:p>-1566</text:p>
          </table:table-cell>
          <table:table-cell office:value-type="float" office:value="1526">
            <text:p>1526</text:p>
          </table:table-cell>
          <table:table-cell office:value-type="float" office:value="7978">
            <text:p>7978</text:p>
          </table:table-cell>
          <table:table-cell office:value-type="float" office:value="9559.605469">
            <text:p>9559.605469</text:p>
          </table:table-cell>
          <table:table-cell office:value-type="float" office:value="-2.563938">
            <text:p>-2.563938</text:p>
          </table:table-cell>
          <table:table-cell office:value-type="float" office:value="-2.107601">
            <text:p>-2.107601</text:p>
          </table:table-cell>
          <table:table-cell office:value-type="float" office:value="17.798283">
            <text:p>17.798283</text:p>
          </table:table-cell>
        </table:table-row>
        <table:table-row table:style-name="ro1">
          <table:table-cell office:value-type="float" office:value="44975">
            <text:p>4497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9.787491">
            <text:p>39.787491</text:p>
          </table:table-cell>
          <table:table-cell office:value-type="float" office:value="0.002549">
            <text:p>0.002549</text:p>
          </table:table-cell>
          <table:table-cell office:value-type="float" office:value="0.003835">
            <text:p>0.003835</text:p>
          </table:table-cell>
          <table:table-cell office:value-type="float" office:value="50.44717">
            <text:p>50.44717</text:p>
          </table:table-cell>
          <table:table-cell office:value-type="float" office:value="0.230889">
            <text:p>0.230889</text:p>
          </table:table-cell>
          <table:table-cell office:value-type="float" office:value="-0.392649">
            <text:p>-0.392649</text:p>
          </table:table-cell>
          <table:table-cell table:formula="of:=[.I175]-[.$I$2]" office:value-type="float" office:value="-0.373495">
            <text:p>-0.373495</text:p>
          </table:table-cell>
          <table:table-cell table:formula="of:=AVERAGE([.J171:.J175])" office:value-type="float" office:value="-0.3940854">
            <text:p>-0.3940854</text:p>
          </table:table-cell>
          <table:table-cell table:formula="of:=AVERAGE([.J167:.J175])" office:value-type="float" office:value="-0.366578666666667">
            <text:p>-0.3665786667</text:p>
          </table:table-cell>
          <table:table-cell office:value-type="float" office:value="121.388451">
            <text:p>121.388451</text:p>
          </table:table-cell>
          <table:table-cell office:value-type="float" office:value="0.40856">
            <text:p>0.40856</text:p>
          </table:table-cell>
          <table:table-cell office:value-type="float" office:value="0.176265">
            <text:p>0.176265</text:p>
          </table:table-cell>
          <table:table-cell table:formula="of:=[.O175]-0.021583" office:value-type="float" office:value="0.154682">
            <text:p>0.154682</text:p>
          </table:table-cell>
          <table:table-cell office:value-type="float" office:value="50.447186">
            <text:p>50.447186</text:p>
          </table:table-cell>
          <table:table-cell office:value-type="float" office:value="958">
            <text:p>958</text:p>
          </table:table-cell>
          <table:table-cell office:value-type="float" office:value="-1580">
            <text:p>-1580</text:p>
          </table:table-cell>
          <table:table-cell office:value-type="float" office:value="1518">
            <text:p>1518</text:p>
          </table:table-cell>
          <table:table-cell office:value-type="float" office:value="7965">
            <text:p>7965</text:p>
          </table:table-cell>
          <table:table-cell office:value-type="float" office:value="9561.413086">
            <text:p>9561.413086</text:p>
          </table:table-cell>
          <table:table-cell office:value-type="float" office:value="-2.561389">
            <text:p>-2.561389</text:p>
          </table:table-cell>
          <table:table-cell office:value-type="float" office:value="-2.103766">
            <text:p>-2.103766</text:p>
          </table:table-cell>
          <table:table-cell office:value-type="float" office:value="17.866201">
            <text:p>17.866201</text:p>
          </table:table-cell>
        </table:table-row>
        <table:table-row table:style-name="ro1">
          <table:table-cell office:value-type="float" office:value="45232">
            <text:p>452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.693907">
            <text:p>10.693907</text:p>
          </table:table-cell>
          <table:table-cell office:value-type="float" office:value="-0.01">
            <text:p>-0.01</text:p>
          </table:table-cell>
          <table:table-cell office:value-type="float" office:value="-0.017771">
            <text:p>-0.017771</text:p>
          </table:table-cell>
          <table:table-cell office:value-type="float" office:value="77.707825">
            <text:p>77.707825</text:p>
          </table:table-cell>
          <table:table-cell office:value-type="float" office:value="-0.087477">
            <text:p>-0.087477</text:p>
          </table:table-cell>
          <table:table-cell office:value-type="float" office:value="-0.131681">
            <text:p>-0.131681</text:p>
          </table:table-cell>
          <table:table-cell table:formula="of:=[.I176]-[.$I$2]" office:value-type="float" office:value="-0.112527">
            <text:p>-0.112527</text:p>
          </table:table-cell>
          <table:table-cell table:formula="of:=AVERAGE([.J172:.J176])" office:value-type="float" office:value="-0.2906558">
            <text:p>-0.2906558</text:p>
          </table:table-cell>
          <table:table-cell table:formula="of:=AVERAGE([.J168:.J176])" office:value-type="float" office:value="-0.306457555555556">
            <text:p>-0.3064575556</text:p>
          </table:table-cell>
          <table:table-cell office:value-type="float" office:value="426.811493">
            <text:p>426.811493</text:p>
          </table:table-cell>
          <table:table-cell office:value-type="float" office:value="0.458588">
            <text:p>0.458588</text:p>
          </table:table-cell>
          <table:table-cell office:value-type="float" office:value="0.488159">
            <text:p>0.488159</text:p>
          </table:table-cell>
          <table:table-cell table:formula="of:=[.O176]-0.021583" office:value-type="float" office:value="0.466576">
            <text:p>0.466576</text:p>
          </table:table-cell>
          <table:table-cell office:value-type="float" office:value="77.707832">
            <text:p>77.707832</text:p>
          </table:table-cell>
          <table:table-cell office:value-type="float" office:value="939">
            <text:p>939</text:p>
          </table:table-cell>
          <table:table-cell office:value-type="float" office:value="-1593">
            <text:p>-1593</text:p>
          </table:table-cell>
          <table:table-cell office:value-type="float" office:value="1505">
            <text:p>1505</text:p>
          </table:table-cell>
          <table:table-cell office:value-type="float" office:value="7943">
            <text:p>7943</text:p>
          </table:table-cell>
          <table:table-cell office:value-type="float" office:value="9552.782227">
            <text:p>9552.782227</text:p>
          </table:table-cell>
          <table:table-cell office:value-type="float" office:value="-2.571389">
            <text:p>-2.571389</text:p>
          </table:table-cell>
          <table:table-cell office:value-type="float" office:value="-2.121537">
            <text:p>-2.121537</text:p>
          </table:table-cell>
          <table:table-cell office:value-type="float" office:value="17.494518">
            <text:p>17.494518</text:p>
          </table:table-cell>
        </table:table-row>
        <table:table-row table:style-name="ro1">
          <table:table-cell office:value-type="float" office:value="45489">
            <text:p>4548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5.624809">
            <text:p>65.624809</text:p>
          </table:table-cell>
          <table:table-cell office:value-type="float" office:value="-0.038514">
            <text:p>-0.038514</text:p>
          </table:table-cell>
          <table:table-cell office:value-type="float" office:value="-0.049203">
            <text:p>-0.049203</text:p>
          </table:table-cell>
          <table:table-cell office:value-type="float" office:value="27.756453">
            <text:p>27.756453</text:p>
          </table:table-cell>
          <table:table-cell office:value-type="float" office:value="-0.027126">
            <text:p>-0.027126</text:p>
          </table:table-cell>
          <table:table-cell office:value-type="float" office:value="-1.098939">
            <text:p>-1.098939</text:p>
          </table:table-cell>
          <table:table-cell table:formula="of:=[.I177]-[.$I$2]" office:value-type="float" office:value="-1.079785">
            <text:p>-1.079785</text:p>
          </table:table-cell>
          <table:table-cell table:formula="of:=AVERAGE([.J173:.J177])" office:value-type="float" office:value="-0.5386952">
            <text:p>-0.5386952</text:p>
          </table:table-cell>
          <table:table-cell table:formula="of:=AVERAGE([.J169:.J177])" office:value-type="float" office:value="-0.401161555555556">
            <text:p>-0.4011615556</text:p>
          </table:table-cell>
          <table:table-cell office:value-type="float" office:value="250.227875">
            <text:p>250.227875</text:p>
          </table:table-cell>
          <table:table-cell office:value-type="float" office:value="0.218368">
            <text:p>0.218368</text:p>
          </table:table-cell>
          <table:table-cell office:value-type="float" office:value="0.294041">
            <text:p>0.294041</text:p>
          </table:table-cell>
          <table:table-cell table:formula="of:=[.O177]-0.021583" office:value-type="float" office:value="0.272458">
            <text:p>0.272458</text:p>
          </table:table-cell>
          <table:table-cell office:value-type="float" office:value="27.756447">
            <text:p>27.756447</text:p>
          </table:table-cell>
          <table:table-cell office:value-type="float" office:value="923">
            <text:p>923</text:p>
          </table:table-cell>
          <table:table-cell office:value-type="float" office:value="-1603">
            <text:p>-1603</text:p>
          </table:table-cell>
          <table:table-cell office:value-type="float" office:value="1489">
            <text:p>1489</text:p>
          </table:table-cell>
          <table:table-cell office:value-type="float" office:value="7916">
            <text:p>7916</text:p>
          </table:table-cell>
          <table:table-cell office:value-type="float" office:value="9535.8125">
            <text:p>9535.8125</text:p>
          </table:table-cell>
          <table:table-cell office:value-type="float" office:value="-2.609903">
            <text:p>-2.609903</text:p>
          </table:table-cell>
          <table:table-cell office:value-type="float" office:value="-2.170741">
            <text:p>-2.170741</text:p>
          </table:table-cell>
          <table:table-cell office:value-type="float" office:value="16.826767">
            <text:p>16.826767</text:p>
          </table:table-cell>
        </table:table-row>
        <table:table-row table:style-name="ro1">
          <table:table-cell office:value-type="float" office:value="45746">
            <text:p>4574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.019106">
            <text:p>17.019106</text:p>
          </table:table-cell>
          <table:table-cell office:value-type="float" office:value="-0.055">
            <text:p>-0.055</text:p>
          </table:table-cell>
          <table:table-cell office:value-type="float" office:value="-0.044581">
            <text:p>-0.044581</text:p>
          </table:table-cell>
          <table:table-cell office:value-type="float" office:value="18.943573">
            <text:p>18.943573</text:p>
          </table:table-cell>
          <table:table-cell office:value-type="float" office:value="0.00757">
            <text:p>0.00757</text:p>
          </table:table-cell>
          <table:table-cell office:value-type="float" office:value="0.708684">
            <text:p>0.708684</text:p>
          </table:table-cell>
          <table:table-cell table:formula="of:=[.I178]-[.$I$2]" office:value-type="float" office:value="0.727838">
            <text:p>0.727838</text:p>
          </table:table-cell>
          <table:table-cell table:formula="of:=AVERAGE([.J174:.J178])" office:value-type="float" office:value="-0.26001">
            <text:p>-0.26001</text:p>
          </table:table-cell>
          <table:table-cell table:formula="of:=AVERAGE([.J170:.J178])" office:value-type="float" office:value="-0.390520666666667">
            <text:p>-0.3905206667</text:p>
          </table:table-cell>
          <table:table-cell office:value-type="float" office:value="247.89624">
            <text:p>247.89624</text:p>
          </table:table-cell>
          <table:table-cell office:value-type="float" office:value="0.708727">
            <text:p>0.708727</text:p>
          </table:table-cell>
          <table:table-cell office:value-type="float" office:value="0.345868">
            <text:p>0.345868</text:p>
          </table:table-cell>
          <table:table-cell table:formula="of:=[.O178]-0.021583" office:value-type="float" office:value="0.324285">
            <text:p>0.324285</text:p>
          </table:table-cell>
          <table:table-cell office:value-type="float" office:value="18.943573">
            <text:p>18.943573</text:p>
          </table:table-cell>
          <table:table-cell office:value-type="float" office:value="910">
            <text:p>910</text:p>
          </table:table-cell>
          <table:table-cell office:value-type="float" office:value="-1611">
            <text:p>-1611</text:p>
          </table:table-cell>
          <table:table-cell office:value-type="float" office:value="1479">
            <text:p>1479</text:p>
          </table:table-cell>
          <table:table-cell office:value-type="float" office:value="7902">
            <text:p>7902</text:p>
          </table:table-cell>
          <table:table-cell office:value-type="float" office:value="9530.001953">
            <text:p>9530.001953</text:p>
          </table:table-cell>
          <table:table-cell office:value-type="float" office:value="-2.664903">
            <text:p>-2.664903</text:p>
          </table:table-cell>
          <table:table-cell office:value-type="float" office:value="-2.215322">
            <text:p>-2.215322</text:p>
          </table:table-cell>
          <table:table-cell office:value-type="float" office:value="16.870461">
            <text:p>16.870461</text:p>
          </table:table-cell>
        </table:table-row>
        <table:table-row table:style-name="ro1">
          <table:table-cell office:value-type="float" office:value="46003">
            <text:p>46003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114.935349">
            <text:p>114.935349</text:p>
          </table:table-cell>
          <table:table-cell office:value-type="float" office:value="-0.04">
            <text:p>-0.04</text:p>
          </table:table-cell>
          <table:table-cell office:value-type="float" office:value="-0.032118">
            <text:p>-0.032118</text:p>
          </table:table-cell>
          <table:table-cell office:value-type="float" office:value="19.70619">
            <text:p>19.70619</text:p>
          </table:table-cell>
          <table:table-cell office:value-type="float" office:value="0.006662">
            <text:p>0.006662</text:p>
          </table:table-cell>
          <table:table-cell office:value-type="float" office:value="-0.517148">
            <text:p>-0.517148</text:p>
          </table:table-cell>
          <table:table-cell table:formula="of:=[.I179]-[.$I$2]" office:value-type="float" office:value="-0.497994">
            <text:p>-0.497994</text:p>
          </table:table-cell>
          <table:table-cell table:formula="of:=AVERAGE([.J175:.J179])" office:value-type="float" office:value="-0.2671926">
            <text:p>-0.2671926</text:p>
          </table:table-cell>
          <table:table-cell table:formula="of:=AVERAGE([.J171:.J179])" office:value-type="float" office:value="-0.325877222222222">
            <text:p>-0.3258772222</text:p>
          </table:table-cell>
          <table:table-cell office:value-type="float" office:value="774.707947">
            <text:p>774.707947</text:p>
          </table:table-cell>
          <table:table-cell office:value-type="float" office:value="0.206226">
            <text:p>0.206226</text:p>
          </table:table-cell>
          <table:table-cell office:value-type="float" office:value="0.3913">
            <text:p>0.3913</text:p>
          </table:table-cell>
          <table:table-cell table:formula="of:=[.O179]-0.021583" office:value-type="float" office:value="0.369717">
            <text:p>0.369717</text:p>
          </table:table-cell>
          <table:table-cell office:value-type="float" office:value="19.70619">
            <text:p>19.70619</text:p>
          </table:table-cell>
          <table:table-cell office:value-type="float" office:value="894">
            <text:p>894</text:p>
          </table:table-cell>
          <table:table-cell office:value-type="float" office:value="-1619">
            <text:p>-1619</text:p>
          </table:table-cell>
          <table:table-cell office:value-type="float" office:value="1481">
            <text:p>1481</text:p>
          </table:table-cell>
          <table:table-cell office:value-type="float" office:value="7904">
            <text:p>7904</text:p>
          </table:table-cell>
          <table:table-cell office:value-type="float" office:value="9541.074219">
            <text:p>9541.074219</text:p>
          </table:table-cell>
          <table:table-cell office:value-type="float" office:value="-2.704903">
            <text:p>-2.704903</text:p>
          </table:table-cell>
          <table:table-cell office:value-type="float" office:value="-2.247439">
            <text:p>-2.247439</text:p>
          </table:table-cell>
          <table:table-cell office:value-type="float" office:value="16.91239">
            <text:p>16.91239</text:p>
          </table:table-cell>
        </table:table-row>
        <table:table-row table:style-name="ro1">
          <table:table-cell office:value-type="float" office:value="46260">
            <text:p>4626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.035538">
            <text:p>4.035538</text:p>
          </table:table-cell>
          <table:table-cell office:value-type="float" office:value="-0.025">
            <text:p>-0.025</text:p>
          </table:table-cell>
          <table:table-cell office:value-type="float" office:value="-0.027735">
            <text:p>-0.027735</text:p>
          </table:table-cell>
          <table:table-cell office:value-type="float" office:value="10.938987">
            <text:p>10.938987</text:p>
          </table:table-cell>
          <table:table-cell office:value-type="float" office:value="-0.006056">
            <text:p>-0.006056</text:p>
          </table:table-cell>
          <table:table-cell office:value-type="float" office:value="0.229843">
            <text:p>0.229843</text:p>
          </table:table-cell>
          <table:table-cell table:formula="of:=[.I180]-[.$I$2]" office:value-type="float" office:value="0.248997">
            <text:p>0.248997</text:p>
          </table:table-cell>
          <table:table-cell table:formula="of:=AVERAGE([.J176:.J180])" office:value-type="float" office:value="-0.1426942">
            <text:p>-0.1426942</text:p>
          </table:table-cell>
          <table:table-cell table:formula="of:=AVERAGE([.J172:.J180])" office:value-type="float" office:value="-0.228247">
            <text:p>-0.228247</text:p>
          </table:table-cell>
          <table:table-cell office:value-type="float" office:value="2145.511719">
            <text:p>2145.511719</text:p>
          </table:table-cell>
          <table:table-cell office:value-type="float" office:value="0.35668">
            <text:p>0.35668</text:p>
          </table:table-cell>
          <table:table-cell office:value-type="float" office:value="0.419678">
            <text:p>0.419678</text:p>
          </table:table-cell>
          <table:table-cell table:formula="of:=[.O180]-0.021583" office:value-type="float" office:value="0.398095">
            <text:p>0.398095</text:p>
          </table:table-cell>
          <table:table-cell office:value-type="float" office:value="10.938988">
            <text:p>10.938988</text:p>
          </table:table-cell>
          <table:table-cell office:value-type="float" office:value="877">
            <text:p>877</text:p>
          </table:table-cell>
          <table:table-cell office:value-type="float" office:value="-1627">
            <text:p>-1627</text:p>
          </table:table-cell>
          <table:table-cell office:value-type="float" office:value="1469">
            <text:p>1469</text:p>
          </table:table-cell>
          <table:table-cell office:value-type="float" office:value="7889">
            <text:p>7889</text:p>
          </table:table-cell>
          <table:table-cell office:value-type="float" office:value="9534.396484">
            <text:p>9534.396484</text:p>
          </table:table-cell>
          <table:table-cell office:value-type="float" office:value="-2.729903">
            <text:p>-2.729903</text:p>
          </table:table-cell>
          <table:table-cell office:value-type="float" office:value="-2.275174">
            <text:p>-2.275174</text:p>
          </table:table-cell>
          <table:table-cell office:value-type="float" office:value="16.657335">
            <text:p>16.657335</text:p>
          </table:table-cell>
        </table:table-row>
        <table:table-row table:style-name="ro1">
          <table:table-cell office:value-type="float" office:value="46517">
            <text:p>4651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8.165329">
            <text:p>128.165329</text:p>
          </table:table-cell>
          <table:table-cell office:value-type="float" office:value="-0.028171">
            <text:p>-0.028171</text:p>
          </table:table-cell>
          <table:table-cell office:value-type="float" office:value="-0.035952">
            <text:p>-0.035952</text:p>
          </table:table-cell>
          <table:table-cell office:value-type="float" office:value="27.623405">
            <text:p>27.623405</text:p>
          </table:table-cell>
          <table:table-cell office:value-type="float" office:value="0.090842">
            <text:p>0.090842</text:p>
          </table:table-cell>
          <table:table-cell office:value-type="float" office:value="-0.895431">
            <text:p>-0.895431</text:p>
          </table:table-cell>
          <table:table-cell table:formula="of:=[.I181]-[.$I$2]" office:value-type="float" office:value="-0.876277">
            <text:p>-0.876277</text:p>
          </table:table-cell>
          <table:table-cell table:formula="of:=AVERAGE([.J177:.J181])" office:value-type="float" office:value="-0.2954442">
            <text:p>-0.2954442</text:p>
          </table:table-cell>
          <table:table-cell table:formula="of:=AVERAGE([.J173:.J181])" office:value-type="float" office:value="-0.343434666666667">
            <text:p>-0.3434346667</text:p>
          </table:table-cell>
          <table:table-cell office:value-type="float" office:value="1307.398071">
            <text:p>1307.398071</text:p>
          </table:table-cell>
          <table:table-cell office:value-type="float" office:value="1.256253">
            <text:p>1.256253</text:p>
          </table:table-cell>
          <table:table-cell office:value-type="float" office:value="0.373314">
            <text:p>0.373314</text:p>
          </table:table-cell>
          <table:table-cell table:formula="of:=[.O181]-0.021583" office:value-type="float" office:value="0.351731">
            <text:p>0.351731</text:p>
          </table:table-cell>
          <table:table-cell office:value-type="float" office:value="27.623411">
            <text:p>27.623411</text:p>
          </table:table-cell>
          <table:table-cell office:value-type="float" office:value="858">
            <text:p>858</text:p>
          </table:table-cell>
          <table:table-cell office:value-type="float" office:value="-1635">
            <text:p>-1635</text:p>
          </table:table-cell>
          <table:table-cell office:value-type="float" office:value="1438">
            <text:p>1438</text:p>
          </table:table-cell>
          <table:table-cell office:value-type="float" office:value="7852">
            <text:p>7852</text:p>
          </table:table-cell>
          <table:table-cell office:value-type="float" office:value="9504.712891">
            <text:p>9504.712891</text:p>
          </table:table-cell>
          <table:table-cell office:value-type="float" office:value="-2.758074">
            <text:p>-2.758074</text:p>
          </table:table-cell>
          <table:table-cell office:value-type="float" office:value="-2.311126">
            <text:p>-2.311126</text:p>
          </table:table-cell>
          <table:table-cell office:value-type="float" office:value="16.205063">
            <text:p>16.205063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.422746">
            <text:p>5.422746</text:p>
          </table:table-cell>
          <table:table-cell office:value-type="float" office:value="-0.03">
            <text:p>-0.03</text:p>
          </table:table-cell>
          <table:table-cell office:value-type="float" office:value="-0.027118">
            <text:p>-0.027118</text:p>
          </table:table-cell>
          <table:table-cell office:value-type="float" office:value="9.605264">
            <text:p>9.605264</text:p>
          </table:table-cell>
          <table:table-cell office:value-type="float" office:value="-0.025549">
            <text:p>-0.025549</text:p>
          </table:table-cell>
          <table:table-cell office:value-type="float" office:value="0.351948">
            <text:p>0.351948</text:p>
          </table:table-cell>
          <table:table-cell table:formula="of:=[.I182]-[.$I$2]" office:value-type="float" office:value="0.371102">
            <text:p>0.371102</text:p>
          </table:table-cell>
          <table:table-cell table:formula="of:=AVERAGE([.J178:.J182])" office:value-type="float" office:value="-0.00526679999999997">
            <text:p>-0.0052668</text:p>
          </table:table-cell>
          <table:table-cell table:formula="of:=AVERAGE([.J174:.J182])" office:value-type="float" office:value="-0.228246888888889">
            <text:p>-0.2282468889</text:p>
          </table:table-cell>
          <table:table-cell office:value-type="float" office:value="100">
            <text:p>100</text:p>
          </table:table-cell>
          <table:table-cell office:value-type="float" office:value="0.311284">
            <text:p>0.311284</text:p>
          </table:table-cell>
          <table:table-cell office:value-type="float" office:value="0.467775">
            <text:p>0.467775</text:p>
          </table:table-cell>
          <table:table-cell table:formula="of:=[.O182]-0.021583" office:value-type="float" office:value="0.446192">
            <text:p>0.446192</text:p>
          </table:table-cell>
          <table:table-cell office:value-type="float" office:value="9.605265">
            <text:p>9.605265</text:p>
          </table:table-cell>
          <table:table-cell office:value-type="float" office:value="839">
            <text:p>839</text:p>
          </table:table-cell>
          <table:table-cell office:value-type="float" office:value="-1643">
            <text:p>-1643</text:p>
          </table:table-cell>
          <table:table-cell office:value-type="float" office:value="1423">
            <text:p>1423</text:p>
          </table:table-cell>
          <table:table-cell office:value-type="float" office:value="7836">
            <text:p>7836</text:p>
          </table:table-cell>
          <table:table-cell office:value-type="float" office:value="9496.972656">
            <text:p>9496.972656</text:p>
          </table:table-cell>
          <table:table-cell office:value-type="float" office:value="-2.788074">
            <text:p>-2.788074</text:p>
          </table:table-cell>
          <table:table-cell office:value-type="float" office:value="-2.338245">
            <text:p>-2.338245</text:p>
          </table:table-cell>
          <table:table-cell office:value-type="float" office:value="16.134047">
            <text:p>16.134047</text:p>
          </table:table-cell>
        </table:table-row>
        <table:table-row table:style-name="ro1">
          <table:table-cell office:value-type="float" office:value="47031">
            <text:p>470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3.223305">
            <text:p>93.223305</text:p>
          </table:table-cell>
          <table:table-cell office:value-type="float" office:value="-0.049259">
            <text:p>-0.049259</text:p>
          </table:table-cell>
          <table:table-cell office:value-type="float" office:value="-0.051874">
            <text:p>-0.051874</text:p>
          </table:table-cell>
          <table:table-cell office:value-type="float" office:value="5.308641">
            <text:p>5.308641</text:p>
          </table:table-cell>
          <table:table-cell office:value-type="float" office:value="0.013879">
            <text:p>0.013879</text:p>
          </table:table-cell>
          <table:table-cell office:value-type="float" office:value="-0.002394">
            <text:p>-0.002394</text:p>
          </table:table-cell>
          <table:table-cell table:formula="of:=[.I183]-[.$I$2]" office:value-type="float" office:value="0.01676">
            <text:p>0.01676</text:p>
          </table:table-cell>
          <table:table-cell table:formula="of:=AVERAGE([.J179:.J183])" office:value-type="float" office:value="-0.1474824">
            <text:p>-0.1474824</text:p>
          </table:table-cell>
          <table:table-cell table:formula="of:=AVERAGE([.J175:.J183])" office:value-type="float" office:value="-0.175042333333333">
            <text:p>-0.1750423333</text:p>
          </table:table-cell>
          <table:table-cell office:value-type="float" office:value="202.714874">
            <text:p>202.714874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183]-0.021583" office:value-type="float" office:value="-0.001332">
            <text:p>-0.001332</text:p>
          </table:table-cell>
          <table:table-cell office:value-type="float" office:value="5.308629">
            <text:p>5.308629</text:p>
          </table:table-cell>
          <table:table-cell office:value-type="float" office:value="826">
            <text:p>826</text:p>
          </table:table-cell>
          <table:table-cell office:value-type="float" office:value="-1648">
            <text:p>-1648</text:p>
          </table:table-cell>
          <table:table-cell office:value-type="float" office:value="1422">
            <text:p>1422</text:p>
          </table:table-cell>
          <table:table-cell office:value-type="float" office:value="7835">
            <text:p>7835</text:p>
          </table:table-cell>
          <table:table-cell office:value-type="float" office:value="9501.710938">
            <text:p>9501.710938</text:p>
          </table:table-cell>
          <table:table-cell office:value-type="float" office:value="-2.837333">
            <text:p>-2.837333</text:p>
          </table:table-cell>
          <table:table-cell office:value-type="float" office:value="-2.390119">
            <text:p>-2.390119</text:p>
          </table:table-cell>
          <table:table-cell office:value-type="float" office:value="15.761778">
            <text:p>15.761778</text:p>
          </table:table-cell>
        </table:table-row>
        <table:table-row table:style-name="ro1">
          <table:table-cell office:value-type="float" office:value="47288">
            <text:p>4728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43.94191">
            <text:p>243.94191</text:p>
          </table:table-cell>
          <table:table-cell office:value-type="float" office:value="-0.03">
            <text:p>-0.03</text:p>
          </table:table-cell>
          <table:table-cell office:value-type="float" office:value="-0.019346">
            <text:p>-0.019346</text:p>
          </table:table-cell>
          <table:table-cell office:value-type="float" office:value="35.513863">
            <text:p>35.513863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184]-[.$I$2]" office:value-type="float" office:value="0.011971">
            <text:p>0.011971</text:p>
          </table:table-cell>
          <table:table-cell table:formula="of:=AVERAGE([.J180:.J184])" office:value-type="float" office:value="-0.0454894">
            <text:p>-0.0454894</text:p>
          </table:table-cell>
          <table:table-cell table:formula="of:=AVERAGE([.J176:.J184])" office:value-type="float" office:value="-0.132212777777778">
            <text:p>-0.1322127778</text:p>
          </table:table-cell>
          <table:table-cell office:value-type="float" office:value="542.776917">
            <text:p>542.776917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184]-0.021583" office:value-type="float" office:value="0.003598">
            <text:p>0.003598</text:p>
          </table:table-cell>
          <table:table-cell office:value-type="float" office:value="35.513863">
            <text:p>35.513863</text:p>
          </table:table-cell>
          <table:table-cell office:value-type="float" office:value="818">
            <text:p>818</text:p>
          </table:table-cell>
          <table:table-cell office:value-type="float" office:value="-1650">
            <text:p>-1650</text:p>
          </table:table-cell>
          <table:table-cell office:value-type="float" office:value="1402">
            <text:p>1402</text:p>
          </table:table-cell>
          <table:table-cell office:value-type="float" office:value="7816">
            <text:p>7816</text:p>
          </table:table-cell>
          <table:table-cell office:value-type="float" office:value="9483.99707">
            <text:p>9483.99707</text:p>
          </table:table-cell>
          <table:table-cell office:value-type="float" office:value="-2.867333">
            <text:p>-2.867333</text:p>
          </table:table-cell>
          <table:table-cell office:value-type="float" office:value="-2.409465">
            <text:p>-2.409465</text:p>
          </table:table-cell>
          <table:table-cell office:value-type="float" office:value="15.96844">
            <text:p>15.96844</text:p>
          </table:table-cell>
        </table:table-row>
        <table:table-row table:style-name="ro1">
          <table:table-cell office:value-type="float" office:value="47545">
            <text:p>4754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24.119629">
            <text:p>1924.119629</text:p>
          </table:table-cell>
          <table:table-cell office:value-type="float" office:value="-0.005">
            <text:p>-0.005</text:p>
          </table:table-cell>
          <table:table-cell office:value-type="float" office:value="0.0063">
            <text:p>0.0063</text:p>
          </table:table-cell>
          <table:table-cell office:value-type="float" office:value="226.004791">
            <text:p>226.004791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185]-[.$I$2]" office:value-type="float" office:value="0.035913">
            <text:p>0.035913</text:p>
          </table:table-cell>
          <table:table-cell table:formula="of:=AVERAGE([.J181:.J185])" office:value-type="float" office:value="-0.0881062">
            <text:p>-0.0881062</text:p>
          </table:table-cell>
          <table:table-cell table:formula="of:=AVERAGE([.J177:.J185])" office:value-type="float" office:value="-0.115719444444444">
            <text:p>-0.1157194444</text:p>
          </table:table-cell>
          <table:table-cell office:value-type="float" office:value="316.11731">
            <text:p>316.11731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185]-0.021583" office:value-type="float" office:value="-0.000265999999999999">
            <text:p>-0.000266</text:p>
          </table:table-cell>
          <table:table-cell office:value-type="float" office:value="226.004791">
            <text:p>226.004791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72">
            <text:p>1372</text:p>
          </table:table-cell>
          <table:table-cell office:value-type="float" office:value="7789">
            <text:p>7789</text:p>
          </table:table-cell>
          <table:table-cell office:value-type="float" office:value="9456.359375">
            <text:p>9456.359375</text:p>
          </table:table-cell>
          <table:table-cell office:value-type="float" office:value="-2.872333">
            <text:p>-2.872333</text:p>
          </table:table-cell>
          <table:table-cell office:value-type="float" office:value="-2.403164">
            <text:p>-2.403164</text:p>
          </table:table-cell>
          <table:table-cell office:value-type="float" office:value="16.334061">
            <text:p>16.334061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186]-[.$I$2]" office:value-type="float" office:value="0">
            <text:p>0</text:p>
          </table:table-cell>
          <table:table-cell table:formula="of:=AVERAGE([.J182:.J186])" office:value-type="float" office:value="0.0871492">
            <text:p>0.0871492</text:p>
          </table:table-cell>
          <table:table-cell table:formula="of:=AVERAGE([.J178:.J186])" office:value-type="float" office:value="0.00425666666666667">
            <text:p>0.0042566667</text:p>
          </table:table-cell>
          <table:table-cell office:value-type="float" office:value="202.787521">
            <text:p>202.787521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186]-0.021583" office:value-type="float" office:value="-0.001332">
            <text:p>-0.001332</text:p>
          </table:table-cell>
          <table:table-cell office:value-type="float" office:value="100">
            <text:p>100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5.631836">
            <text:p>9425.631836</text:p>
          </table:table-cell>
          <table:table-cell office:value-type="float" office:value="-2.872333">
            <text:p>-2.872333</text:p>
          </table:table-cell>
          <table:table-cell office:value-type="float" office:value="-2.39748">
            <text:p>-2.39748</text:p>
          </table:table-cell>
          <table:table-cell office:value-type="float" office:value="16.531946">
            <text:p>16.531946</text:p>
          </table:table-cell>
        </table:table-row>
        <table:table-row table:style-name="ro1">
          <table:table-cell office:value-type="float" office:value="48059">
            <text:p>480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.141647">
            <text:p>88.141647</text:p>
          </table:table-cell>
          <table:table-cell office:value-type="float" office:value="0.015">
            <text:p>0.015</text:p>
          </table:table-cell>
          <table:table-cell office:value-type="float" office:value="-0.026981">
            <text:p>-0.026981</text:p>
          </table:table-cell>
          <table:table-cell office:value-type="float" office:value="279.876373">
            <text:p>279.876373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187]-[.$I$2]" office:value-type="float" office:value="0">
            <text:p>0</text:p>
          </table:table-cell>
          <table:table-cell table:formula="of:=AVERAGE([.J183:.J187])" office:value-type="float" office:value="0.0129288">
            <text:p>0.0129288</text:p>
          </table:table-cell>
          <table:table-cell table:formula="of:=AVERAGE([.J179:.J187])" office:value-type="float" office:value="-0.0766142222222222">
            <text:p>-0.0766142222</text:p>
          </table:table-cell>
          <table:table-cell office:value-type="float" office:value="1151.595337">
            <text:p>1151.595337</text:p>
          </table:table-cell>
          <table:table-cell office:value-type="float" office:value="0">
            <text:p>0</text:p>
          </table:table-cell>
          <table:table-cell office:value-type="float" office:value="0.029178">
            <text:p>0.029178</text:p>
          </table:table-cell>
          <table:table-cell table:formula="of:=[.O187]-0.021583" office:value-type="float" office:value="0.007595">
            <text:p>0.007595</text:p>
          </table:table-cell>
          <table:table-cell office:value-type="float" office:value="279.876373">
            <text:p>279.876373</text:p>
          </table:table-cell>
          <table:table-cell office:value-type="float" office:value="812">
            <text:p>812</text:p>
          </table:table-cell>
          <table:table-cell office:value-type="float" office:value="-1652">
            <text:p>-1652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6.854492">
            <text:p>9426.854492</text:p>
          </table:table-cell>
          <table:table-cell office:value-type="float" office:value="-2.857333">
            <text:p>-2.857333</text:p>
          </table:table-cell>
          <table:table-cell office:value-type="float" office:value="-2.424462">
            <text:p>-2.424462</text:p>
          </table:table-cell>
          <table:table-cell office:value-type="float" office:value="15.14948">
            <text:p>15.14948</text:p>
          </table:table-cell>
        </table:table-row>
        <table:table-row table:style-name="ro1">
          <table:table-cell office:value-type="float" office:value="48316">
            <text:p>48316</text:p>
          </table:table-cell>
          <table:table-cell office:value-type="float" office:value="-5">
            <text:p>-5</text:p>
          </table:table-cell>
          <table:table-cell office:value-type="float" office:value="-66">
            <text:p>-66</text:p>
          </table:table-cell>
          <table:table-cell office:value-type="float" office:value="1212.518799">
            <text:p>1212.518799</text:p>
          </table:table-cell>
          <table:table-cell office:value-type="float" office:value="-0.056818">
            <text:p>-0.056818</text:p>
          </table:table-cell>
          <table:table-cell office:value-type="float" office:value="-0.133777">
            <text:p>-0.133777</text:p>
          </table:table-cell>
          <table:table-cell office:value-type="float" office:value="135.448151">
            <text:p>135.448151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[.I188]-[.$I$2]" office:value-type="float" office:value="0.01676">
            <text:p>0.01676</text:p>
          </table:table-cell>
          <table:table-cell table:formula="of:=AVERAGE([.J184:.J188])" office:value-type="float" office:value="0.0129288">
            <text:p>0.0129288</text:p>
          </table:table-cell>
          <table:table-cell table:formula="of:=AVERAGE([.J180:.J188])" office:value-type="float" office:value="-0.0194193333333333">
            <text:p>-0.0194193333</text:p>
          </table:table-cell>
          <table:table-cell office:value-type="float" office:value="634.447449">
            <text:p>634.447449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188]-0.021583" office:value-type="float" office:value="0.000667000000000004">
            <text:p>0.000667</text:p>
          </table:table-cell>
          <table:table-cell office:value-type="float" office:value="135.44812">
            <text:p>135.44812</text:p>
          </table:table-cell>
          <table:table-cell office:value-type="float" office:value="817">
            <text:p>817</text:p>
          </table:table-cell>
          <table:table-cell office:value-type="float" office:value="-1651">
            <text:p>-1651</text:p>
          </table:table-cell>
          <table:table-cell office:value-type="float" office:value="1390">
            <text:p>1390</text:p>
          </table:table-cell>
          <table:table-cell office:value-type="float" office:value="7803">
            <text:p>7803</text:p>
          </table:table-cell>
          <table:table-cell office:value-type="float" office:value="9471.348633">
            <text:p>9471.348633</text:p>
          </table:table-cell>
          <table:table-cell office:value-type="float" office:value="-2.914151">
            <text:p>-2.914151</text:p>
          </table:table-cell>
          <table:table-cell office:value-type="float" office:value="-2.558239">
            <text:p>-2.558239</text:p>
          </table:table-cell>
          <table:table-cell office:value-type="float" office:value="12.213229">
            <text:p>12.213229</text:p>
          </table:table-cell>
        </table:table-row>
        <table:table-row table:style-name="ro1">
          <table:table-cell office:value-type="float" office:value="48573">
            <text:p>48573</text:p>
          </table:table-cell>
          <table:table-cell office:value-type="float" office:value="-9">
            <text:p>-9</text:p>
          </table:table-cell>
          <table:table-cell office:value-type="float" office:value="10">
            <text:p>10</text:p>
          </table:table-cell>
          <table:table-cell office:value-type="float" office:value="215.964676">
            <text:p>215.964676</text:p>
          </table:table-cell>
          <table:table-cell office:value-type="float" office:value="-0.144474">
            <text:p>-0.144474</text:p>
          </table:table-cell>
          <table:table-cell office:value-type="float" office:value="-0.195479">
            <text:p>-0.195479</text:p>
          </table:table-cell>
          <table:table-cell office:value-type="float" office:value="35.303947">
            <text:p>35.303947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189]-[.$I$2]" office:value-type="float" office:value="0.031125">
            <text:p>0.031125</text:p>
          </table:table-cell>
          <table:table-cell table:formula="of:=AVERAGE([.J185:.J189])" office:value-type="float" office:value="0.0167596">
            <text:p>0.0167596</text:p>
          </table:table-cell>
          <table:table-cell table:formula="of:=AVERAGE([.J181:.J189])" office:value-type="float" office:value="-0.0436273333333333">
            <text:p>-0.0436273333</text:p>
          </table:table-cell>
          <table:table-cell office:value-type="float" office:value="2001.56897">
            <text:p>2001.56897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189]-0.021583" office:value-type="float" office:value="-0.001332">
            <text:p>-0.001332</text:p>
          </table:table-cell>
          <table:table-cell office:value-type="float" office:value="35.30394">
            <text:p>35.30394</text:p>
          </table:table-cell>
          <table:table-cell office:value-type="float" office:value="826">
            <text:p>826</text:p>
          </table:table-cell>
          <table:table-cell office:value-type="float" office:value="-1649">
            <text:p>-1649</text:p>
          </table:table-cell>
          <table:table-cell office:value-type="float" office:value="1381">
            <text:p>1381</text:p>
          </table:table-cell>
          <table:table-cell office:value-type="float" office:value="7797">
            <text:p>7797</text:p>
          </table:table-cell>
          <table:table-cell office:value-type="float" office:value="9462.290039">
            <text:p>9462.290039</text:p>
          </table:table-cell>
          <table:table-cell office:value-type="float" office:value="-3.058625">
            <text:p>-3.058625</text:p>
          </table:table-cell>
          <table:table-cell office:value-type="float" office:value="-2.753718">
            <text:p>-2.753718</text:p>
          </table:table-cell>
          <table:table-cell office:value-type="float" office:value="9.968763">
            <text:p>9.968763</text:p>
          </table:table-cell>
        </table:table-row>
        <table:table-row table:style-name="ro1">
          <table:table-cell office:value-type="float" office:value="48830">
            <text:p>48830</text:p>
          </table:table-cell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office:value-type="float" office:value="752.303711">
            <text:p>752.303711</text:p>
          </table:table-cell>
          <table:table-cell office:value-type="float" office:value="-0.15">
            <text:p>-0.15</text:p>
          </table:table-cell>
          <table:table-cell office:value-type="float" office:value="-0.153363">
            <text:p>-0.153363</text:p>
          </table:table-cell>
          <table:table-cell office:value-type="float" office:value="2.241919">
            <text:p>2.241919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[.I190]-[.$I$2]" office:value-type="float" office:value="-0.002394">
            <text:p>-0.002394</text:p>
          </table:table-cell>
          <table:table-cell table:formula="of:=AVERAGE([.J186:.J190])" office:value-type="float" office:value="0.0090982">
            <text:p>0.0090982</text:p>
          </table:table-cell>
          <table:table-cell table:formula="of:=AVERAGE([.J182:.J190])" office:value-type="float" office:value="0.0534707777777778">
            <text:p>0.0534707778</text:p>
          </table:table-cell>
          <table:table-cell office:value-type="float" office:value="213.106583">
            <text:p>213.106583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190]-0.021583" office:value-type="float" office:value="0.000800000000000002">
            <text:p>0.0008</text:p>
          </table:table-cell>
          <table:table-cell office:value-type="float" office:value="2.241929">
            <text:p>2.241929</text:p>
          </table:table-cell>
          <table:table-cell office:value-type="float" office:value="830">
            <text:p>830</text:p>
          </table:table-cell>
          <table:table-cell office:value-type="float" office:value="-1649">
            <text:p>-1649</text:p>
          </table:table-cell>
          <table:table-cell office:value-type="float" office:value="1357">
            <text:p>1357</text:p>
          </table:table-cell>
          <table:table-cell office:value-type="float" office:value="7787">
            <text:p>7787</text:p>
          </table:table-cell>
          <table:table-cell office:value-type="float" office:value="9450.705078">
            <text:p>9450.705078</text:p>
          </table:table-cell>
          <table:table-cell office:value-type="float" office:value="-3.208625">
            <text:p>-3.208625</text:p>
          </table:table-cell>
          <table:table-cell office:value-type="float" office:value="-2.907081">
            <text:p>-2.907081</text:p>
          </table:table-cell>
          <table:table-cell office:value-type="float" office:value="9.397925">
            <text:p>9.397925</text:p>
          </table:table-cell>
        </table:table-row>
        <table:table-row table:style-name="ro1">
          <table:table-cell office:value-type="float" office:value="49087">
            <text:p>49087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7231.864746">
            <text:p>7231.864746</text:p>
          </table:table-cell>
          <table:table-cell office:value-type="float" office:value="-0.035">
            <text:p>-0.035</text:p>
          </table:table-cell>
          <table:table-cell office:value-type="float" office:value="0.00452">
            <text:p>0.00452</text:p>
          </table:table-cell>
          <table:table-cell office:value-type="float" office:value="112.913536">
            <text:p>112.913536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191]-[.$I$2]" office:value-type="float" office:value="0.007183">
            <text:p>0.007183</text:p>
          </table:table-cell>
          <table:table-cell table:formula="of:=AVERAGE([.J187:.J191])" office:value-type="float" office:value="0.0105348">
            <text:p>0.0105348</text:p>
          </table:table-cell>
          <table:table-cell table:formula="of:=AVERAGE([.J183:.J191])" office:value-type="float" office:value="0.0130353333333333">
            <text:p>0.0130353333</text:p>
          </table:table-cell>
          <table:table-cell office:value-type="float" office:value="1407.550049">
            <text:p>1407.550049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O191]-0.021583" office:value-type="float" office:value="0.005063">
            <text:p>0.005063</text:p>
          </table:table-cell>
          <table:table-cell office:value-type="float" office:value="112.913536">
            <text:p>112.913536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88">
            <text:p>1288</text:p>
          </table:table-cell>
          <table:table-cell office:value-type="float" office:value="7770">
            <text:p>7770</text:p>
          </table:table-cell>
          <table:table-cell office:value-type="float" office:value="9430.080078">
            <text:p>9430.080078</text:p>
          </table:table-cell>
          <table:table-cell office:value-type="float" office:value="-3.243625">
            <text:p>-3.243625</text:p>
          </table:table-cell>
          <table:table-cell office:value-type="float" office:value="-2.902561">
            <text:p>-2.902561</text:p>
          </table:table-cell>
          <table:table-cell office:value-type="float" office:value="10.514901">
            <text:p>10.514901</text:p>
          </table:table-cell>
        </table:table-row>
        <table:table-row table:style-name="ro1">
          <table:table-cell office:value-type="float" office:value="49344">
            <text:p>4934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table:formula="of:=[.I192]-[.$I$2]" office:value-type="float" office:value="0.079009">
            <text:p>0.079009</text:p>
          </table:table-cell>
          <table:table-cell table:formula="of:=AVERAGE([.J188:.J192])" office:value-type="float" office:value="0.0263366">
            <text:p>0.0263366</text:p>
          </table:table-cell>
          <table:table-cell table:formula="of:=AVERAGE([.J184:.J192])" office:value-type="float" office:value="0.0199518888888889">
            <text:p>0.0199518889</text:p>
          </table:table-cell>
          <table:table-cell office:value-type="float" office:value="627.419312">
            <text:p>627.419312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192]-0.02158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12">
            <text:p>1212</text:p>
          </table:table-cell>
          <table:table-cell office:value-type="float" office:value="7751">
            <text:p>7751</text:p>
          </table:table-cell>
          <table:table-cell office:value-type="float" office:value="9407.717773">
            <text:p>9407.717773</text:p>
          </table:table-cell>
          <table:table-cell office:value-type="float" office:value="-3.243625">
            <text:p>-3.243625</text:p>
          </table:table-cell>
          <table:table-cell office:value-type="float" office:value="-2.896227">
            <text:p>-2.896227</text:p>
          </table:table-cell>
          <table:table-cell office:value-type="float" office:value="10.710194">
            <text:p>10.710194</text:p>
          </table:table-cell>
        </table:table-row>
        <table:table-row table:style-name="ro1">
          <table:table-cell office:value-type="float" office:value="49601">
            <text:p>49601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6921.173828">
            <text:p>6921.173828</text:p>
          </table:table-cell>
          <table:table-cell office:value-type="float" office:value="-0.01">
            <text:p>-0.01</text:p>
          </table:table-cell>
          <table:table-cell office:value-type="float" office:value="-0.021845">
            <text:p>-0.021845</text:p>
          </table:table-cell>
          <table:table-cell office:value-type="float" office:value="118.453934">
            <text:p>118.453934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193]-[.$I$2]" office:value-type="float" office:value="0.038308">
            <text:p>0.038308</text:p>
          </table:table-cell>
          <table:table-cell table:formula="of:=AVERAGE([.J189:.J193])" office:value-type="float" office:value="0.0306462">
            <text:p>0.0306462</text:p>
          </table:table-cell>
          <table:table-cell table:formula="of:=AVERAGE([.J185:.J193])" office:value-type="float" office:value="0.0228782222222222">
            <text:p>0.0228782222</text:p>
          </table:table-cell>
          <table:table-cell office:value-type="float" office:value="2991.531982">
            <text:p>2991.531982</text:p>
          </table:table-cell>
          <table:table-cell office:value-type="float" office:value="0">
            <text:p>0</text:p>
          </table:table-cell>
          <table:table-cell office:value-type="float" office:value="0.026913">
            <text:p>0.026913</text:p>
          </table:table-cell>
          <table:table-cell table:formula="of:=[.O193]-0.021583" office:value-type="float" office:value="0.00533">
            <text:p>0.00533</text:p>
          </table:table-cell>
          <table:table-cell office:value-type="float" office:value="118.453934">
            <text:p>118.453934</text:p>
          </table:table-cell>
          <table:table-cell office:value-type="float" office:value="829">
            <text:p>829</text:p>
          </table:table-cell>
          <table:table-cell office:value-type="float" office:value="-1649">
            <text:p>-1649</text:p>
          </table:table-cell>
          <table:table-cell office:value-type="float" office:value="1076">
            <text:p>1076</text:p>
          </table:table-cell>
          <table:table-cell office:value-type="float" office:value="7717">
            <text:p>7717</text:p>
          </table:table-cell>
          <table:table-cell office:value-type="float" office:value="9369.255859">
            <text:p>9369.255859</text:p>
          </table:table-cell>
          <table:table-cell office:value-type="float" office:value="-3.253625">
            <text:p>-3.253625</text:p>
          </table:table-cell>
          <table:table-cell office:value-type="float" office:value="-2.918072">
            <text:p>-2.918072</text:p>
          </table:table-cell>
          <table:table-cell office:value-type="float" office:value="10.31321">
            <text:p>10.31321</text:p>
          </table:table-cell>
        </table:table-row>
        <table:table-row table:style-name="ro1">
          <table:table-cell office:value-type="float" office:value="49858">
            <text:p>49858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1385.027222">
            <text:p>1385.027222</text:p>
          </table:table-cell>
          <table:table-cell office:value-type="float" office:value="-0.044524">
            <text:p>-0.044524</text:p>
          </table:table-cell>
          <table:table-cell office:value-type="float" office:value="-0.031193">
            <text:p>-0.031193</text:p>
          </table:table-cell>
          <table:table-cell office:value-type="float" office:value="29.940784">
            <text:p>29.940784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194]-[.$I$2]" office:value-type="float" office:value="-0.011971">
            <text:p>-0.011971</text:p>
          </table:table-cell>
          <table:table-cell table:formula="of:=AVERAGE([.J190:.J194])" office:value-type="float" office:value="0.022027">
            <text:p>0.022027</text:p>
          </table:table-cell>
          <table:table-cell table:formula="of:=AVERAGE([.J186:.J194])" office:value-type="float" office:value="0.0175577777777778">
            <text:p>0.0175577778</text:p>
          </table:table-cell>
          <table:table-cell office:value-type="float" office:value="154.77243">
            <text:p>154.77243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O194]-0.021583" office:value-type="float" office:value="0.001066">
            <text:p>0.001066</text:p>
          </table:table-cell>
          <table:table-cell office:value-type="float" office:value="29.940784">
            <text:p>29.940784</text:p>
          </table:table-cell>
          <table:table-cell office:value-type="float" office:value="818">
            <text:p>818</text:p>
          </table:table-cell>
          <table:table-cell office:value-type="float" office:value="-1648">
            <text:p>-1648</text:p>
          </table:table-cell>
          <table:table-cell office:value-type="float" office:value="917">
            <text:p>917</text:p>
          </table:table-cell>
          <table:table-cell office:value-type="float" office:value="7681">
            <text:p>7681</text:p>
          </table:table-cell>
          <table:table-cell office:value-type="float" office:value="9329.525391">
            <text:p>9329.525391</text:p>
          </table:table-cell>
          <table:table-cell office:value-type="float" office:value="-3.298149">
            <text:p>-3.298149</text:p>
          </table:table-cell>
          <table:table-cell office:value-type="float" office:value="-2.949265">
            <text:p>-2.949265</text:p>
          </table:table-cell>
          <table:table-cell office:value-type="float" office:value="10.578172">
            <text:p>10.578172</text:p>
          </table:table-cell>
        </table:table-row>
        <table:table-row table:style-name="ro1">
          <table:table-cell office:value-type="float" office:value="50115">
            <text:p>5011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87.429565">
            <text:p>287.429565</text:p>
          </table:table-cell>
          <table:table-cell office:value-type="float" office:value="-0.007619">
            <text:p>-0.007619</text:p>
          </table:table-cell>
          <table:table-cell office:value-type="float" office:value="-0.000719">
            <text:p>-0.000719</text:p>
          </table:table-cell>
          <table:table-cell office:value-type="float" office:value="90.562477">
            <text:p>90.562477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195]-[.$I$2]" office:value-type="float" office:value="-0.004788">
            <text:p>-0.004788</text:p>
          </table:table-cell>
          <table:table-cell table:formula="of:=AVERAGE([.J191:.J195])" office:value-type="float" office:value="0.0215482">
            <text:p>0.0215482</text:p>
          </table:table-cell>
          <table:table-cell table:formula="of:=AVERAGE([.J187:.J195])" office:value-type="float" office:value="0.0170257777777778">
            <text:p>0.0170257778</text:p>
          </table:table-cell>
          <table:table-cell office:value-type="float" office:value="287.502472">
            <text:p>287.502472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O195]-0.021583" office:value-type="float" office:value="0.000134000000000002">
            <text:p>0.000134</text:p>
          </table:table-cell>
          <table:table-cell office:value-type="float" office:value="90.562485">
            <text:p>90.562485</text:p>
          </table:table-cell>
          <table:table-cell office:value-type="float" office:value="786">
            <text:p>786</text:p>
          </table:table-cell>
          <table:table-cell office:value-type="float" office:value="-1643">
            <text:p>-1643</text:p>
          </table:table-cell>
          <table:table-cell office:value-type="float" office:value="795">
            <text:p>795</text:p>
          </table:table-cell>
          <table:table-cell office:value-type="float" office:value="7657">
            <text:p>7657</text:p>
          </table:table-cell>
          <table:table-cell office:value-type="float" office:value="9300.003906">
            <text:p>9300.003906</text:p>
          </table:table-cell>
          <table:table-cell office:value-type="float" office:value="-3.305768">
            <text:p>-3.305768</text:p>
          </table:table-cell>
          <table:table-cell office:value-type="float" office:value="-2.949984">
            <text:p>-2.949984</text:p>
          </table:table-cell>
          <table:table-cell office:value-type="float" office:value="10.76252">
            <text:p>10.76252</text:p>
          </table:table-cell>
        </table:table-row>
        <table:table-row table:style-name="ro1">
          <table:table-cell office:value-type="float" office:value="50372">
            <text:p>50372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67.11908">
            <text:p>167.11908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196]-[.$I$2]" office:value-type="float" office:value="-0.033518">
            <text:p>-0.033518</text:p>
          </table:table-cell>
          <table:table-cell table:formula="of:=AVERAGE([.J192:.J196])" office:value-type="float" office:value="0.013408">
            <text:p>0.013408</text:p>
          </table:table-cell>
          <table:table-cell table:formula="of:=AVERAGE([.J188:.J196])" office:value-type="float" office:value="0.0133015555555556">
            <text:p>0.0133015556</text:p>
          </table:table-cell>
          <table:table-cell office:value-type="float" office:value="602.868286">
            <text:p>602.868286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O196]-0.021583" office:value-type="float" office:value="0.003198">
            <text:p>0.003198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-1637">
            <text:p>-1637</text:p>
          </table:table-cell>
          <table:table-cell office:value-type="float" office:value="698">
            <text:p>698</text:p>
          </table:table-cell>
          <table:table-cell office:value-type="float" office:value="7638">
            <text:p>7638</text:p>
          </table:table-cell>
          <table:table-cell office:value-type="float" office:value="9275.139648">
            <text:p>9275.139648</text:p>
          </table:table-cell>
          <table:table-cell office:value-type="float" office:value="-3.305768">
            <text:p>-3.305768</text:p>
          </table:table-cell>
          <table:table-cell office:value-type="float" office:value="-2.946594">
            <text:p>-2.946594</text:p>
          </table:table-cell>
          <table:table-cell office:value-type="float" office:value="10.865064">
            <text:p>10.865064</text:p>
          </table:table-cell>
        </table:table-row>
        <table:table-row table:style-name="ro1">
          <table:table-cell office:value-type="float" office:value="50629">
            <text:p>50629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58.438202">
            <text:p>258.438202</text:p>
          </table:table-cell>
          <table:table-cell office:value-type="float" office:value="-0.01">
            <text:p>-0.01</text:p>
          </table:table-cell>
          <table:table-cell office:value-type="float" office:value="-0.008286">
            <text:p>-0.008286</text:p>
          </table:table-cell>
          <table:table-cell office:value-type="float" office:value="17.138161">
            <text:p>17.138161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197]-[.$I$2]" office:value-type="float" office:value="0.031125">
            <text:p>0.031125</text:p>
          </table:table-cell>
          <table:table-cell table:formula="of:=AVERAGE([.J193:.J197])" office:value-type="float" office:value="0.0038312">
            <text:p>0.0038312</text:p>
          </table:table-cell>
          <table:table-cell table:formula="of:=AVERAGE([.J189:.J197])" office:value-type="float" office:value="0.0148976666666667">
            <text:p>0.0148976667</text:p>
          </table:table-cell>
          <table:table-cell office:value-type="float" office:value="224.248642">
            <text:p>224.248642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O197]-0.021583" office:value-type="float" office:value="0.000134000000000002">
            <text:p>0.000134</text:p>
          </table:table-cell>
          <table:table-cell office:value-type="float" office:value="17.138163">
            <text:p>17.138163</text:p>
          </table:table-cell>
          <table:table-cell office:value-type="float" office:value="719">
            <text:p>719</text:p>
          </table:table-cell>
          <table:table-cell office:value-type="float" office:value="-1632">
            <text:p>-1632</text:p>
          </table:table-cell>
          <table:table-cell office:value-type="float" office:value="593">
            <text:p>593</text:p>
          </table:table-cell>
          <table:table-cell office:value-type="float" office:value="7617">
            <text:p>7617</text:p>
          </table:table-cell>
          <table:table-cell office:value-type="float" office:value="9249.858398">
            <text:p>9249.858398</text:p>
          </table:table-cell>
          <table:table-cell office:value-type="float" office:value="-3.315768">
            <text:p>-3.315768</text:p>
          </table:table-cell>
          <table:table-cell office:value-type="float" office:value="-2.95488">
            <text:p>-2.95488</text:p>
          </table:table-cell>
          <table:table-cell office:value-type="float" office:value="10.88398">
            <text:p>10.88398</text:p>
          </table:table-cell>
        </table:table-row>
        <table:table-row table:style-name="ro1">
          <table:table-cell office:value-type="float" office:value="50886">
            <text:p>50886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487.254059">
            <text:p>487.254059</text:p>
          </table:table-cell>
          <table:table-cell office:value-type="float" office:value="-0.02">
            <text:p>-0.02</text:p>
          </table:table-cell>
          <table:table-cell office:value-type="float" office:value="-0.027974">
            <text:p>-0.027974</text:p>
          </table:table-cell>
          <table:table-cell office:value-type="float" office:value="39.872154">
            <text:p>39.872154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198]-[.$I$2]" office:value-type="float" office:value="-0.033518">
            <text:p>-0.033518</text:p>
          </table:table-cell>
          <table:table-cell table:formula="of:=AVERAGE([.J194:.J198])" office:value-type="float" office:value="-0.010534">
            <text:p>-0.010534</text:p>
          </table:table-cell>
          <table:table-cell table:formula="of:=AVERAGE([.J190:.J198])" office:value-type="float" office:value="0.00771511111111111">
            <text:p>0.0077151111</text:p>
          </table:table-cell>
          <table:table-cell office:value-type="float" office:value="370.805511">
            <text:p>370.805511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table:formula="of:=[.O198]-0.021583" office:value-type="float" office:value="0.002399">
            <text:p>0.002399</text:p>
          </table:table-cell>
          <table:table-cell office:value-type="float" office:value="39.87215">
            <text:p>39.87215</text:p>
          </table:table-cell>
          <table:table-cell office:value-type="float" office:value="697">
            <text:p>697</text:p>
          </table:table-cell>
          <table:table-cell office:value-type="float" office:value="-1628">
            <text:p>-1628</text:p>
          </table:table-cell>
          <table:table-cell office:value-type="float" office:value="466">
            <text:p>466</text:p>
          </table:table-cell>
          <table:table-cell office:value-type="float" office:value="7593">
            <text:p>7593</text:p>
          </table:table-cell>
          <table:table-cell office:value-type="float" office:value="9223.892578">
            <text:p>9223.892578</text:p>
          </table:table-cell>
          <table:table-cell office:value-type="float" office:value="-3.335768">
            <text:p>-3.335768</text:p>
          </table:table-cell>
          <table:table-cell office:value-type="float" office:value="-2.982855">
            <text:p>-2.982855</text:p>
          </table:table-cell>
          <table:table-cell office:value-type="float" office:value="10.579667">
            <text:p>10.579667</text:p>
          </table:table-cell>
        </table:table-row>
        <table:table-row table:style-name="ro1">
          <table:table-cell office:value-type="float" office:value="51143">
            <text:p>51143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749.973022">
            <text:p>749.973022</text:p>
          </table:table-cell>
          <table:table-cell office:value-type="float" office:value="-0.04">
            <text:p>-0.04</text:p>
          </table:table-cell>
          <table:table-cell office:value-type="float" office:value="-0.046738">
            <text:p>-0.046738</text:p>
          </table:table-cell>
          <table:table-cell office:value-type="float" office:value="16.845465">
            <text:p>16.845465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199]-[.$I$2]" office:value-type="float" office:value="0.031125">
            <text:p>0.031125</text:p>
          </table:table-cell>
          <table:table-cell table:formula="of:=AVERAGE([.J195:.J199])" office:value-type="float" office:value="-0.0019148">
            <text:p>-0.0019148</text:p>
          </table:table-cell>
          <table:table-cell table:formula="of:=AVERAGE([.J191:.J199])" office:value-type="float" office:value="0.0114394444444444">
            <text:p>0.0114394444</text:p>
          </table:table-cell>
          <table:table-cell office:value-type="float" office:value="213.329819">
            <text:p>213.329819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[.O199]-0.021583" office:value-type="float" office:value="-0.00386299999999999">
            <text:p>-0.003863</text:p>
          </table:table-cell>
          <table:table-cell office:value-type="float" office:value="16.845467">
            <text:p>16.845467</text:p>
          </table:table-cell>
          <table:table-cell office:value-type="float" office:value="681">
            <text:p>681</text:p>
          </table:table-cell>
          <table:table-cell office:value-type="float" office:value="-1625">
            <text:p>-1625</text:p>
          </table:table-cell>
          <table:table-cell office:value-type="float" office:value="332">
            <text:p>332</text:p>
          </table:table-cell>
          <table:table-cell office:value-type="float" office:value="7572">
            <text:p>7572</text:p>
          </table:table-cell>
          <table:table-cell office:value-type="float" office:value="9203.619141">
            <text:p>9203.619141</text:p>
          </table:table-cell>
          <table:table-cell office:value-type="float" office:value="-3.375768">
            <text:p>-3.375768</text:p>
          </table:table-cell>
          <table:table-cell office:value-type="float" office:value="-3.029593">
            <text:p>-3.029593</text:p>
          </table:table-cell>
          <table:table-cell office:value-type="float" office:value="10.254703">
            <text:p>10.254703</text:p>
          </table:table-cell>
        </table:table-row>
        <table:table-row table:style-name="ro1">
          <table:table-cell office:value-type="float" office:value="51400">
            <text:p>51400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124.224854">
            <text:p>1124.224854</text:p>
          </table:table-cell>
          <table:table-cell office:value-type="float" office:value="-0.045">
            <text:p>-0.045</text:p>
          </table:table-cell>
          <table:table-cell office:value-type="float" office:value="-0.039753">
            <text:p>-0.039753</text:p>
          </table:table-cell>
          <table:table-cell office:value-type="float" office:value="11.659695">
            <text:p>11.659695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[.I200]-[.$I$2]" office:value-type="float" office:value="0.009577">
            <text:p>0.009577</text:p>
          </table:table-cell>
          <table:table-cell table:formula="of:=AVERAGE([.J196:.J200])" office:value-type="float" office:value="0.000958199999999999">
            <text:p>0.0009582</text:p>
          </table:table-cell>
          <table:table-cell table:formula="of:=AVERAGE([.J192:.J200])" office:value-type="float" office:value="0.0117054444444444">
            <text:p>0.0117054444</text:p>
          </table:table-cell>
          <table:table-cell office:value-type="float" office:value="372.782196">
            <text:p>372.782196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O200]-0.021583" office:value-type="float" office:value="-0.001998">
            <text:p>-0.001998</text:p>
          </table:table-cell>
          <table:table-cell office:value-type="float" office:value="11.659689">
            <text:p>11.659689</text:p>
          </table:table-cell>
          <table:table-cell office:value-type="float" office:value="669">
            <text:p>669</text:p>
          </table:table-cell>
          <table:table-cell office:value-type="float" office:value="-1622">
            <text:p>-1622</text:p>
          </table:table-cell>
          <table:table-cell office:value-type="float" office:value="186">
            <text:p>186</text:p>
          </table:table-cell>
          <table:table-cell office:value-type="float" office:value="7556">
            <text:p>7556</text:p>
          </table:table-cell>
          <table:table-cell office:value-type="float" office:value="9190.700195">
            <text:p>9190.700195</text:p>
          </table:table-cell>
          <table:table-cell office:value-type="float" office:value="-3.420768">
            <text:p>-3.420768</text:p>
          </table:table-cell>
          <table:table-cell office:value-type="float" office:value="-3.069346">
            <text:p>-3.069346</text:p>
          </table:table-cell>
          <table:table-cell office:value-type="float" office:value="10.273186">
            <text:p>10.273186</text:p>
          </table:table-cell>
        </table:table-row>
        <table:table-row table:style-name="ro1">
          <table:table-cell office:value-type="float" office:value="51657">
            <text:p>51657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692.533081">
            <text:p>692.533081</text:p>
          </table:table-cell>
          <table:table-cell office:value-type="float" office:value="-0.043788">
            <text:p>-0.043788</text:p>
          </table:table-cell>
          <table:table-cell office:value-type="float" office:value="-0.044958">
            <text:p>-0.044958</text:p>
          </table:table-cell>
          <table:table-cell office:value-type="float" office:value="2.671526">
            <text:p>2.671526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201]-[.$I$2]" office:value-type="float" office:value="0.014366">
            <text:p>0.014366</text:p>
          </table:table-cell>
          <table:table-cell table:formula="of:=AVERAGE([.J197:.J201])" office:value-type="float" office:value="0.010535">
            <text:p>0.010535</text:p>
          </table:table-cell>
          <table:table-cell table:formula="of:=AVERAGE([.J193:.J201])" office:value-type="float" office:value="0.00452288888888889">
            <text:p>0.0045228889</text:p>
          </table:table-cell>
          <table:table-cell office:value-type="float" office:value="343.527344">
            <text:p>343.527344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[.O201]-0.021583" office:value-type="float" office:value="-0.002131">
            <text:p>-0.002131</text:p>
          </table:table-cell>
          <table:table-cell office:value-type="float" office:value="2.671526">
            <text:p>2.671526</text:p>
          </table:table-cell>
          <table:table-cell office:value-type="float" office:value="653">
            <text:p>653</text:p>
          </table:table-cell>
          <table:table-cell office:value-type="float" office:value="-1617">
            <text:p>-1617</text:p>
          </table:table-cell>
          <table:table-cell office:value-type="float" office:value="52">
            <text:p>52</text:p>
          </table:table-cell>
          <table:table-cell office:value-type="float" office:value="7546">
            <text:p>7546</text:p>
          </table:table-cell>
          <table:table-cell office:value-type="float" office:value="9182.688477">
            <text:p>9182.688477</text:p>
          </table:table-cell>
          <table:table-cell office:value-type="float" office:value="-3.464556">
            <text:p>-3.464556</text:p>
          </table:table-cell>
          <table:table-cell office:value-type="float" office:value="-3.114304">
            <text:p>-3.114304</text:p>
          </table:table-cell>
          <table:table-cell office:value-type="float" office:value="10.109583">
            <text:p>10.109583</text:p>
          </table:table-cell>
        </table:table-row>
        <table:table-row table:style-name="ro1">
          <table:table-cell office:value-type="float" office:value="51914">
            <text:p>5191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692.254089">
            <text:p>692.254089</text:p>
          </table:table-cell>
          <table:table-cell office:value-type="float" office:value="-0.04359">
            <text:p>-0.04359</text:p>
          </table:table-cell>
          <table:table-cell office:value-type="float" office:value="-0.036432">
            <text:p>-0.036432</text:p>
          </table:table-cell>
          <table:table-cell office:value-type="float" office:value="16.421131">
            <text:p>16.421131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02]-[.$I$2]" office:value-type="float" office:value="0.004789">
            <text:p>0.004789</text:p>
          </table:table-cell>
          <table:table-cell table:formula="of:=AVERAGE([.J198:.J202])" office:value-type="float" office:value="0.0052678">
            <text:p>0.0052678</text:p>
          </table:table-cell>
          <table:table-cell table:formula="of:=AVERAGE([.J194:.J202])" office:value-type="float" office:value="0.000798555555555554">
            <text:p>0.0007985556</text:p>
          </table:table-cell>
          <table:table-cell office:value-type="float" office:value="690.673035">
            <text:p>690.673035</text:p>
          </table:table-cell>
          <table:table-cell office:value-type="float" office:value="0">
            <text:p>0</text:p>
          </table:table-cell>
          <table:table-cell office:value-type="float" office:value="0.026913">
            <text:p>0.026913</text:p>
          </table:table-cell>
          <table:table-cell table:formula="of:=[.O202]-0.021583" office:value-type="float" office:value="0.00533">
            <text:p>0.00533</text:p>
          </table:table-cell>
          <table:table-cell office:value-type="float" office:value="16.421131">
            <text:p>16.421131</text:p>
          </table:table-cell>
          <table:table-cell office:value-type="float" office:value="634">
            <text:p>634</text:p>
          </table:table-cell>
          <table:table-cell office:value-type="float" office:value="-1611">
            <text:p>-1611</text:p>
          </table:table-cell>
          <table:table-cell office:value-type="float" office:value="-106">
            <text:p>-106</text:p>
          </table:table-cell>
          <table:table-cell office:value-type="float" office:value="7542">
            <text:p>7542</text:p>
          </table:table-cell>
          <table:table-cell office:value-type="float" office:value="9182.865234">
            <text:p>9182.865234</text:p>
          </table:table-cell>
          <table:table-cell office:value-type="float" office:value="-3.508146">
            <text:p>-3.508146</text:p>
          </table:table-cell>
          <table:table-cell office:value-type="float" office:value="-3.150736">
            <text:p>-3.150736</text:p>
          </table:table-cell>
          <table:table-cell office:value-type="float" office:value="10.188009">
            <text:p>10.188009</text:p>
          </table:table-cell>
        </table:table-row>
        <table:table-row table:style-name="ro1">
          <table:table-cell office:value-type="float" office:value="52171">
            <text:p>52171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651.139099">
            <text:p>651.139099</text:p>
          </table:table-cell>
          <table:table-cell office:value-type="float" office:value="-0.025">
            <text:p>-0.025</text:p>
          </table:table-cell>
          <table:table-cell office:value-type="float" office:value="-0.022291">
            <text:p>-0.022291</text:p>
          </table:table-cell>
          <table:table-cell office:value-type="float" office:value="10.837928">
            <text:p>10.837928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[.I203]-[.$I$2]" office:value-type="float" office:value="0.033519">
            <text:p>0.033519</text:p>
          </table:table-cell>
          <table:table-cell table:formula="of:=AVERAGE([.J199:.J203])" office:value-type="float" office:value="0.0186752">
            <text:p>0.0186752</text:p>
          </table:table-cell>
          <table:table-cell table:formula="of:=AVERAGE([.J195:.J203])" office:value-type="float" office:value="0.005853">
            <text:p>0.005853</text:p>
          </table:table-cell>
          <table:table-cell office:value-type="float" office:value="239.989395">
            <text:p>239.989395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O203]-0.021583" office:value-type="float" office:value="0.002932">
            <text:p>0.002932</text:p>
          </table:table-cell>
          <table:table-cell office:value-type="float" office:value="10.837925">
            <text:p>10.837925</text:p>
          </table:table-cell>
          <table:table-cell office:value-type="float" office:value="613">
            <text:p>613</text:p>
          </table:table-cell>
          <table:table-cell office:value-type="float" office:value="-1603">
            <text:p>-1603</text:p>
          </table:table-cell>
          <table:table-cell office:value-type="float" office:value="-271">
            <text:p>-271</text:p>
          </table:table-cell>
          <table:table-cell office:value-type="float" office:value="7544">
            <text:p>7544</text:p>
          </table:table-cell>
          <table:table-cell office:value-type="float" office:value="9189.617188">
            <text:p>9189.617188</text:p>
          </table:table-cell>
          <table:table-cell office:value-type="float" office:value="-3.533146">
            <text:p>-3.533146</text:p>
          </table:table-cell>
          <table:table-cell office:value-type="float" office:value="-3.173026">
            <text:p>-3.173026</text:p>
          </table:table-cell>
          <table:table-cell office:value-type="float" office:value="10.192611">
            <text:p>10.192611</text:p>
          </table:table-cell>
        </table:table-row>
        <table:table-row table:style-name="ro1">
          <table:table-cell office:value-type="float" office:value="52428">
            <text:p>52428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678.453247">
            <text:p>678.453247</text:p>
          </table:table-cell>
          <table:table-cell office:value-type="float" office:value="-0.023023">
            <text:p>-0.023023</text:p>
          </table:table-cell>
          <table:table-cell office:value-type="float" office:value="-0.021469">
            <text:p>-0.021469</text:p>
          </table:table-cell>
          <table:table-cell office:value-type="float" office:value="6.75191">
            <text:p>6.75191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204]-[.$I$2]" office:value-type="float" office:value="0.011971">
            <text:p>0.011971</text:p>
          </table:table-cell>
          <table:table-cell table:formula="of:=AVERAGE([.J200:.J204])" office:value-type="float" office:value="0.0148444">
            <text:p>0.0148444</text:p>
          </table:table-cell>
          <table:table-cell table:formula="of:=AVERAGE([.J196:.J204])" office:value-type="float" office:value="0.00771511111111111">
            <text:p>0.007715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204]-0.021583" office:value-type="float" office:value="0.001466">
            <text:p>0.001466</text:p>
          </table:table-cell>
          <table:table-cell office:value-type="float" office:value="6.751906">
            <text:p>6.751906</text:p>
          </table:table-cell>
          <table:table-cell office:value-type="float" office:value="593">
            <text:p>593</text:p>
          </table:table-cell>
          <table:table-cell office:value-type="float" office:value="-1595">
            <text:p>-1595</text:p>
          </table:table-cell>
          <table:table-cell office:value-type="float" office:value="-442">
            <text:p>-442</text:p>
          </table:table-cell>
          <table:table-cell office:value-type="float" office:value="7549">
            <text:p>7549</text:p>
          </table:table-cell>
          <table:table-cell office:value-type="float" office:value="9202.388672">
            <text:p>9202.388672</text:p>
          </table:table-cell>
          <table:table-cell office:value-type="float" office:value="-3.556169">
            <text:p>-3.556169</text:p>
          </table:table-cell>
          <table:table-cell office:value-type="float" office:value="-3.194495">
            <text:p>-3.194495</text:p>
          </table:table-cell>
          <table:table-cell office:value-type="float" office:value="10.170341">
            <text:p>10.170341</text:p>
          </table:table-cell>
        </table:table-row>
        <table:table-row table:style-name="ro1">
          <table:table-cell office:value-type="float" office:value="52685">
            <text:p>52685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487.356812">
            <text:p>487.356812</text:p>
          </table:table-cell>
          <table:table-cell office:value-type="float" office:value="-0.028171">
            <text:p>-0.028171</text:p>
          </table:table-cell>
          <table:table-cell office:value-type="float" office:value="-0.029652">
            <text:p>-0.029652</text:p>
          </table:table-cell>
          <table:table-cell office:value-type="float" office:value="5.258923">
            <text:p>5.258923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205]-[.$I$2]" office:value-type="float" office:value="0.011971">
            <text:p>0.011971</text:p>
          </table:table-cell>
          <table:table-cell table:formula="of:=AVERAGE([.J201:.J205])" office:value-type="float" office:value="0.0153232">
            <text:p>0.0153232</text:p>
          </table:table-cell>
          <table:table-cell table:formula="of:=AVERAGE([.J197:.J205])" office:value-type="float" office:value="0.0127694444444444">
            <text:p>0.0127694444</text:p>
          </table:table-cell>
          <table:table-cell office:value-type="float" office:value="4691.478516">
            <text:p>4691.478516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205]-0.021583" office:value-type="float" office:value="0.000667000000000004">
            <text:p>0.000667</text:p>
          </table:table-cell>
          <table:table-cell office:value-type="float" office:value="5.258927">
            <text:p>5.258927</text:p>
          </table:table-cell>
          <table:table-cell office:value-type="float" office:value="574">
            <text:p>574</text:p>
          </table:table-cell>
          <table:table-cell office:value-type="float" office:value="-1587">
            <text:p>-1587</text:p>
          </table:table-cell>
          <table:table-cell office:value-type="float" office:value="-565">
            <text:p>-565</text:p>
          </table:table-cell>
          <table:table-cell office:value-type="float" office:value="7556">
            <text:p>7556</text:p>
          </table:table-cell>
          <table:table-cell office:value-type="float" office:value="9213.672852">
            <text:p>9213.672852</text:p>
          </table:table-cell>
          <table:table-cell office:value-type="float" office:value="-3.58434">
            <text:p>-3.58434</text:p>
          </table:table-cell>
          <table:table-cell office:value-type="float" office:value="-3.224147">
            <text:p>-3.224147</text:p>
          </table:table-cell>
          <table:table-cell office:value-type="float" office:value="10.049082">
            <text:p>10.049082</text:p>
          </table:table-cell>
        </table:table-row>
        <table:table-row table:style-name="ro1">
          <table:table-cell office:value-type="float" office:value="52942">
            <text:p>52942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455.842773">
            <text:p>455.842773</text:p>
          </table:table-cell>
          <table:table-cell office:value-type="float" office:value="-0.03">
            <text:p>-0.03</text:p>
          </table:table-cell>
          <table:table-cell office:value-type="float" office:value="-0.026297">
            <text:p>-0.026297</text:p>
          </table:table-cell>
          <table:table-cell office:value-type="float" office:value="12.344501">
            <text:p>12.344501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table:formula="of:=[.I206]-[.$I$2]" office:value-type="float" office:value="-0.035913">
            <text:p>-0.035913</text:p>
          </table:table-cell>
          <table:table-cell table:formula="of:=AVERAGE([.J202:.J206])" office:value-type="float" office:value="0.0052674">
            <text:p>0.0052674</text:p>
          </table:table-cell>
          <table:table-cell table:formula="of:=AVERAGE([.J198:.J206])" office:value-type="float" office:value="0.00532077777777778">
            <text:p>0.0053207778</text:p>
          </table:table-cell>
          <table:table-cell office:value-type="float" office:value="1117.636475">
            <text:p>1117.636475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[.O206]-0.021583" office:value-type="float" office:value="0.004664">
            <text:p>0.004664</text:p>
          </table:table-cell>
          <table:table-cell office:value-type="float" office:value="12.3445">
            <text:p>12.3445</text:p>
          </table:table-cell>
          <table:table-cell office:value-type="float" office:value="556">
            <text:p>556</text:p>
          </table:table-cell>
          <table:table-cell office:value-type="float" office:value="-1578">
            <text:p>-1578</text:p>
          </table:table-cell>
          <table:table-cell office:value-type="float" office:value="-676">
            <text:p>-676</text:p>
          </table:table-cell>
          <table:table-cell office:value-type="float" office:value="7565">
            <text:p>7565</text:p>
          </table:table-cell>
          <table:table-cell office:value-type="float" office:value="9225.630859">
            <text:p>9225.630859</text:p>
          </table:table-cell>
          <table:table-cell office:value-type="float" office:value="-3.61434">
            <text:p>-3.61434</text:p>
          </table:table-cell>
          <table:table-cell office:value-type="float" office:value="-3.250443">
            <text:p>-3.250443</text:p>
          </table:table-cell>
          <table:table-cell office:value-type="float" office:value="10.068134">
            <text:p>10.068134</text:p>
          </table:table-cell>
        </table:table-row>
        <table:table-row table:style-name="ro1">
          <table:table-cell office:value-type="float" office:value="53199">
            <text:p>53199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525.421997">
            <text:p>525.421997</text:p>
          </table:table-cell>
          <table:table-cell office:value-type="float" office:value="-0.028205">
            <text:p>-0.028205</text:p>
          </table:table-cell>
          <table:table-cell office:value-type="float" office:value="-0.026091">
            <text:p>-0.026091</text:p>
          </table:table-cell>
          <table:table-cell office:value-type="float" office:value="7.494812">
            <text:p>7.494812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207]-[.$I$2]" office:value-type="float" office:value="0">
            <text:p>0</text:p>
          </table:table-cell>
          <table:table-cell table:formula="of:=AVERAGE([.J203:.J207])" office:value-type="float" office:value="0.0043096">
            <text:p>0.0043096</text:p>
          </table:table-cell>
          <table:table-cell table:formula="of:=AVERAGE([.J199:.J207])" office:value-type="float" office:value="0.009045">
            <text:p>0.0090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O207]-0.021583" office:value-type="float" office:value="0">
            <text:p>0</text:p>
          </table:table-cell>
          <table:table-cell office:value-type="float" office:value="7.494811">
            <text:p>7.494811</text:p>
          </table:table-cell>
          <table:table-cell office:value-type="float" office:value="538">
            <text:p>538</text:p>
          </table:table-cell>
          <table:table-cell office:value-type="float" office:value="-1569">
            <text:p>-1569</text:p>
          </table:table-cell>
          <table:table-cell office:value-type="float" office:value="-800">
            <text:p>-800</text:p>
          </table:table-cell>
          <table:table-cell office:value-type="float" office:value="7579">
            <text:p>7579</text:p>
          </table:table-cell>
          <table:table-cell office:value-type="float" office:value="9245.331055">
            <text:p>9245.331055</text:p>
          </table:table-cell>
          <table:table-cell office:value-type="float" office:value="-3.642545">
            <text:p>-3.642545</text:p>
          </table:table-cell>
          <table:table-cell office:value-type="float" office:value="-3.276535">
            <text:p>-3.276535</text:p>
          </table:table-cell>
          <table:table-cell office:value-type="float" office:value="10.048212">
            <text:p>10.048212</text:p>
          </table:table-cell>
        </table:table-row>
        <table:table-row table:style-name="ro1">
          <table:table-cell office:value-type="float" office:value="53456">
            <text:p>53456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589.133606">
            <text:p>589.133606</text:p>
          </table:table-cell>
          <table:table-cell office:value-type="float" office:value="-0.03">
            <text:p>-0.03</text:p>
          </table:table-cell>
          <table:table-cell office:value-type="float" office:value="-0.026913">
            <text:p>-0.026913</text:p>
          </table:table-cell>
          <table:table-cell office:value-type="float" office:value="10.290077">
            <text:p>10.290077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208]-[.$I$2]" office:value-type="float" office:value="-0.011971">
            <text:p>-0.011971</text:p>
          </table:table-cell>
          <table:table-cell table:formula="of:=AVERAGE([.J204:.J208])" office:value-type="float" office:value="-0.0047884">
            <text:p>-0.0047884</text:p>
          </table:table-cell>
          <table:table-cell table:formula="of:=AVERAGE([.J200:.J208])" office:value-type="float" office:value="0.00425655555555555">
            <text:p>0.0042565556</text:p>
          </table:table-cell>
          <table:table-cell office:value-type="float" office:value="685.097961">
            <text:p>685.097961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O208]-0.021583" office:value-type="float" office:value="-0.002664">
            <text:p>-0.002664</text:p>
          </table:table-cell>
          <table:table-cell office:value-type="float" office:value="10.290079">
            <text:p>10.290079</text:p>
          </table:table-cell>
          <table:table-cell office:value-type="float" office:value="521">
            <text:p>521</text:p>
          </table:table-cell>
          <table:table-cell office:value-type="float" office:value="-1560">
            <text:p>-1560</text:p>
          </table:table-cell>
          <table:table-cell office:value-type="float" office:value="-930">
            <text:p>-930</text:p>
          </table:table-cell>
          <table:table-cell office:value-type="float" office:value="7597">
            <text:p>7597</text:p>
          </table:table-cell>
          <table:table-cell office:value-type="float" office:value="9271.248047">
            <text:p>9271.248047</text:p>
          </table:table-cell>
          <table:table-cell office:value-type="float" office:value="-3.672545">
            <text:p>-3.672545</text:p>
          </table:table-cell>
          <table:table-cell office:value-type="float" office:value="-3.303447">
            <text:p>-3.303447</text:p>
          </table:table-cell>
          <table:table-cell office:value-type="float" office:value="10.050188">
            <text:p>10.050188</text:p>
          </table:table-cell>
        </table:table-row>
        <table:table-row table:style-name="ro1">
          <table:table-cell office:value-type="float" office:value="53713">
            <text:p>53713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507.569397">
            <text:p>507.569397</text:p>
          </table:table-cell>
          <table:table-cell office:value-type="float" office:value="-0.028243">
            <text:p>-0.028243</text:p>
          </table:table-cell>
          <table:table-cell office:value-type="float" office:value="-0.031981">
            <text:p>-0.031981</text:p>
          </table:table-cell>
          <table:table-cell office:value-type="float" office:value="13.232608">
            <text:p>13.232608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[.I209]-[.$I$2]" office:value-type="float" office:value="-0.007182">
            <text:p>-0.007182</text:p>
          </table:table-cell>
          <table:table-cell table:formula="of:=AVERAGE([.J205:.J209])" office:value-type="float" office:value="-0.008619">
            <text:p>-0.008619</text:p>
          </table:table-cell>
          <table:table-cell table:formula="of:=AVERAGE([.J201:.J209])" office:value-type="float" office:value="0.00239444444444444">
            <text:p>0.002394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O209]-0.021583" office:value-type="float" office:value="0.00439700000000001">
            <text:p>0.004397</text:p>
          </table:table-cell>
          <table:table-cell office:value-type="float" office:value="13.232611">
            <text:p>13.232611</text:p>
          </table:table-cell>
          <table:table-cell office:value-type="float" office:value="505">
            <text:p>505</text:p>
          </table:table-cell>
          <table:table-cell office:value-type="float" office:value="-1550">
            <text:p>-1550</text:p>
          </table:table-cell>
          <table:table-cell office:value-type="float" office:value="-1044">
            <text:p>-1044</text:p>
          </table:table-cell>
          <table:table-cell office:value-type="float" office:value="7616">
            <text:p>7616</text:p>
          </table:table-cell>
          <table:table-cell office:value-type="float" office:value="9295.963867">
            <text:p>9295.963867</text:p>
          </table:table-cell>
          <table:table-cell office:value-type="float" office:value="-3.700788">
            <text:p>-3.700788</text:p>
          </table:table-cell>
          <table:table-cell office:value-type="float" office:value="-3.335428">
            <text:p>-3.335428</text:p>
          </table:table-cell>
          <table:table-cell office:value-type="float" office:value="9.872504">
            <text:p>9.872504</text:p>
          </table:table-cell>
        </table:table-row>
        <table:table-row table:style-name="ro1">
          <table:table-cell office:value-type="float" office:value="53970">
            <text:p>53970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409.359497">
            <text:p>409.359497</text:p>
          </table:table-cell>
          <table:table-cell office:value-type="float" office:value="-0.04">
            <text:p>-0.04</text:p>
          </table:table-cell>
          <table:table-cell office:value-type="float" office:value="-0.038418">
            <text:p>-0.038418</text:p>
          </table:table-cell>
          <table:table-cell office:value-type="float" office:value="3.955588">
            <text:p>3.955588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210]-[.$I$2]" office:value-type="float" office:value="-0.004788">
            <text:p>-0.004788</text:p>
          </table:table-cell>
          <table:table-cell table:formula="of:=AVERAGE([.J206:.J210])" office:value-type="float" office:value="-0.0119708">
            <text:p>-0.0119708</text:p>
          </table:table-cell>
          <table:table-cell table:formula="of:=AVERAGE([.J202:.J210])" office:value-type="float" office:value="0.00026622222222222">
            <text:p>0.000266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210]-0.021583" office:value-type="float" office:value="0.00453">
            <text:p>0.00453</text:p>
          </table:table-cell>
          <table:table-cell office:value-type="float" office:value="3.955592">
            <text:p>3.955592</text:p>
          </table:table-cell>
          <table:table-cell office:value-type="float" office:value="489">
            <text:p>489</text:p>
          </table:table-cell>
          <table:table-cell office:value-type="float" office:value="-1540">
            <text:p>-1540</text:p>
          </table:table-cell>
          <table:table-cell office:value-type="float" office:value="-1139">
            <text:p>-1139</text:p>
          </table:table-cell>
          <table:table-cell office:value-type="float" office:value="7635">
            <text:p>7635</text:p>
          </table:table-cell>
          <table:table-cell office:value-type="float" office:value="9318.31543">
            <text:p>9318.31543</text:p>
          </table:table-cell>
          <table:table-cell office:value-type="float" office:value="-3.740788">
            <text:p>-3.740788</text:p>
          </table:table-cell>
          <table:table-cell office:value-type="float" office:value="-3.373846">
            <text:p>-3.373846</text:p>
          </table:table-cell>
          <table:table-cell office:value-type="float" office:value="9.809233">
            <text:p>9.809233</text:p>
          </table:table-cell>
        </table:table-row>
        <table:table-row table:style-name="ro1">
          <table:table-cell office:value-type="float" office:value="54227">
            <text:p>5422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52.512939">
            <text:p>552.512939</text:p>
          </table:table-cell>
          <table:table-cell office:value-type="float" office:value="-0.04">
            <text:p>-0.04</text:p>
          </table:table-cell>
          <table:table-cell office:value-type="float" office:value="-0.042355">
            <text:p>-0.042355</text:p>
          </table:table-cell>
          <table:table-cell office:value-type="float" office:value="5.888529">
            <text:p>5.888529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11]-[.$I$2]" office:value-type="float" office:value="0.004789">
            <text:p>0.004789</text:p>
          </table:table-cell>
          <table:table-cell table:formula="of:=AVERAGE([.J207:.J211])" office:value-type="float" office:value="-0.0038304">
            <text:p>-0.0038304</text:p>
          </table:table-cell>
          <table:table-cell table:formula="of:=AVERAGE([.J203:.J211])" office:value-type="float" office:value="0.000266222222222221">
            <text:p>0.000266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O211]-0.021583" office:value-type="float" office:value="0.003997">
            <text:p>0.003997</text:p>
          </table:table-cell>
          <table:table-cell office:value-type="float" office:value="5.888535">
            <text:p>5.888535</text:p>
          </table:table-cell>
          <table:table-cell office:value-type="float" office:value="473">
            <text:p>473</text:p>
          </table:table-cell>
          <table:table-cell office:value-type="float" office:value="-1529">
            <text:p>-1529</text:p>
          </table:table-cell>
          <table:table-cell office:value-type="float" office:value="-1260">
            <text:p>-1260</text:p>
          </table:table-cell>
          <table:table-cell office:value-type="float" office:value="7664">
            <text:p>7664</text:p>
          </table:table-cell>
          <table:table-cell office:value-type="float" office:value="9354.920898">
            <text:p>9354.920898</text:p>
          </table:table-cell>
          <table:table-cell office:value-type="float" office:value="-3.780788">
            <text:p>-3.780788</text:p>
          </table:table-cell>
          <table:table-cell office:value-type="float" office:value="-3.416201">
            <text:p>-3.416201</text:p>
          </table:table-cell>
          <table:table-cell office:value-type="float" office:value="9.643155">
            <text:p>9.643155</text:p>
          </table:table-cell>
        </table:table-row>
        <table:table-row table:style-name="ro1">
          <table:table-cell office:value-type="float" office:value="54484">
            <text:p>54484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740.485107">
            <text:p>740.485107</text:p>
          </table:table-cell>
          <table:table-cell office:value-type="float" office:value="-0.033333">
            <text:p>-0.033333</text:p>
          </table:table-cell>
          <table:table-cell office:value-type="float" office:value="-0.030166">
            <text:p>-0.030166</text:p>
          </table:table-cell>
          <table:table-cell office:value-type="float" office:value="9.502552">
            <text:p>9.502552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[.I212]-[.$I$2]" office:value-type="float" office:value="0.002395">
            <text:p>0.002395</text:p>
          </table:table-cell>
          <table:table-cell table:formula="of:=AVERAGE([.J208:.J212])" office:value-type="float" office:value="-0.0033514">
            <text:p>-0.0033514</text:p>
          </table:table-cell>
          <table:table-cell table:formula="of:=AVERAGE([.J204:.J212])" office:value-type="float" office:value="-0.003192">
            <text:p>-0.003192</text:p>
          </table:table-cell>
          <table:table-cell office:value-type="float" office:value="4311.955078">
            <text:p>4311.955078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O212]-0.021583" office:value-type="float" office:value="0.002932">
            <text:p>0.002932</text:p>
          </table:table-cell>
          <table:table-cell office:value-type="float" office:value="9.502549">
            <text:p>9.502549</text:p>
          </table:table-cell>
          <table:table-cell office:value-type="float" office:value="457">
            <text:p>457</text:p>
          </table:table-cell>
          <table:table-cell office:value-type="float" office:value="-1517">
            <text:p>-1517</text:p>
          </table:table-cell>
          <table:table-cell office:value-type="float" office:value="-1422">
            <text:p>-1422</text:p>
          </table:table-cell>
          <table:table-cell office:value-type="float" office:value="7710">
            <text:p>7710</text:p>
          </table:table-cell>
          <table:table-cell office:value-type="float" office:value="9416.37793">
            <text:p>9416.37793</text:p>
          </table:table-cell>
          <table:table-cell office:value-type="float" office:value="-3.814122">
            <text:p>-3.814122</text:p>
          </table:table-cell>
          <table:table-cell office:value-type="float" office:value="-3.446367">
            <text:p>-3.446367</text:p>
          </table:table-cell>
          <table:table-cell office:value-type="float" office:value="9.641924">
            <text:p>9.641924</text:p>
          </table:table-cell>
        </table:table-row>
        <table:table-row table:style-name="ro1">
          <table:table-cell office:value-type="float" office:value="54741">
            <text:p>54741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552.476807">
            <text:p>552.476807</text:p>
          </table:table-cell>
          <table:table-cell office:value-type="float" office:value="-0.015">
            <text:p>-0.015</text:p>
          </table:table-cell>
          <table:table-cell office:value-type="float" office:value="-0.001986">
            <text:p>-0.001986</text:p>
          </table:table-cell>
          <table:table-cell office:value-type="float" office:value="86.760368">
            <text:p>86.760368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[.I213]-[.$I$2]" office:value-type="float" office:value="0.028731">
            <text:p>0.028731</text:p>
          </table:table-cell>
          <table:table-cell table:formula="of:=AVERAGE([.J209:.J213])" office:value-type="float" office:value="0.004789">
            <text:p>0.004789</text:p>
          </table:table-cell>
          <table:table-cell table:formula="of:=AVERAGE([.J205:.J213])" office:value-type="float" office:value="-0.00132977777777778">
            <text:p>-0.0013297778</text:p>
          </table:table-cell>
          <table:table-cell office:value-type="float" office:value="700.911438">
            <text:p>700.911438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213]-0.021583" office:value-type="float" office:value="0.003598">
            <text:p>0.003598</text:p>
          </table:table-cell>
          <table:table-cell office:value-type="float" office:value="86.760368">
            <text:p>86.760368</text:p>
          </table:table-cell>
          <table:table-cell office:value-type="float" office:value="439">
            <text:p>439</text:p>
          </table:table-cell>
          <table:table-cell office:value-type="float" office:value="-1503">
            <text:p>-1503</text:p>
          </table:table-cell>
          <table:table-cell office:value-type="float" office:value="-1565">
            <text:p>-1565</text:p>
          </table:table-cell>
          <table:table-cell office:value-type="float" office:value="7755">
            <text:p>7755</text:p>
          </table:table-cell>
          <table:table-cell office:value-type="float" office:value="9472.411133">
            <text:p>9472.411133</text:p>
          </table:table-cell>
          <table:table-cell office:value-type="float" office:value="-3.829122">
            <text:p>-3.829122</text:p>
          </table:table-cell>
          <table:table-cell office:value-type="float" office:value="-3.448353">
            <text:p>-3.448353</text:p>
          </table:table-cell>
          <table:table-cell office:value-type="float" office:value="9.944023">
            <text:p>9.944023</text:p>
          </table:table-cell>
        </table:table-row>
        <table:table-row table:style-name="ro1">
          <table:table-cell office:value-type="float" office:value="54998">
            <text:p>54998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float" office:value="318.448242">
            <text:p>318.448242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[.I214]-[.$I$2]" office:value-type="float" office:value="0.028731">
            <text:p>0.028731</text:p>
          </table:table-cell>
          <table:table-cell table:formula="of:=AVERAGE([.J210:.J214])" office:value-type="float" office:value="0.0119716">
            <text:p>0.0119716</text:p>
          </table:table-cell>
          <table:table-cell table:formula="of:=AVERAGE([.J206:.J214])" office:value-type="float" office:value="0.000532444444444443">
            <text:p>0.0005324444</text:p>
          </table:table-cell>
          <table:table-cell office:value-type="float" office:value="1475.770996">
            <text:p>1475.770996</text:p>
          </table:table-cell>
          <table:table-cell office:value-type="float" office:value="0">
            <text:p>0</text:p>
          </table:table-cell>
          <table:table-cell office:value-type="float" office:value="0.025047">
            <text:p>0.025047</text:p>
          </table:table-cell>
          <table:table-cell table:formula="of:=[.O214]-0.021583" office:value-type="float" office:value="0.003464">
            <text:p>0.003464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-1486">
            <text:p>-1486</text:p>
          </table:table-cell>
          <table:table-cell office:value-type="float" office:value="-1669">
            <text:p>-1669</text:p>
          </table:table-cell>
          <table:table-cell office:value-type="float" office:value="7788">
            <text:p>7788</text:p>
          </table:table-cell>
          <table:table-cell office:value-type="float" office:value="9506.146484">
            <text:p>9506.146484</text:p>
          </table:table-cell>
          <table:table-cell office:value-type="float" office:value="-3.829122">
            <text:p>-3.829122</text:p>
          </table:table-cell>
          <table:table-cell office:value-type="float" office:value="-3.444963">
            <text:p>-3.444963</text:p>
          </table:table-cell>
          <table:table-cell office:value-type="float" office:value="10.032551">
            <text:p>10.032551</text:p>
          </table:table-cell>
        </table:table-row>
        <table:table-row table:style-name="ro1">
          <table:table-cell office:value-type="float" office:value="55255">
            <text:p>55255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float" office:value="297.030579">
            <text:p>297.030579</text:p>
          </table:table-cell>
          <table:table-cell office:value-type="float" office:value="0">
            <text:p>0</text:p>
          </table:table-cell>
          <table:table-cell office:value-type="float" office:value="0.006882">
            <text:p>0.00688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215]-[.$I$2]" office:value-type="float" office:value="0.031125">
            <text:p>0.031125</text:p>
          </table:table-cell>
          <table:table-cell table:formula="of:=AVERAGE([.J211:.J215])" office:value-type="float" office:value="0.0191542">
            <text:p>0.0191542</text:p>
          </table:table-cell>
          <table:table-cell table:formula="of:=AVERAGE([.J207:.J215])" office:value-type="float" office:value="0.00798111111111111">
            <text:p>0.0079811111</text:p>
          </table:table-cell>
          <table:table-cell office:value-type="float" office:value="18.600948">
            <text:p>18.600948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O215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office:value-type="float" office:value="397">
            <text:p>397</text:p>
          </table:table-cell>
          <table:table-cell office:value-type="float" office:value="-1468">
            <text:p>-1468</text:p>
          </table:table-cell>
          <table:table-cell office:value-type="float" office:value="-1775">
            <text:p>-1775</text:p>
          </table:table-cell>
          <table:table-cell office:value-type="float" office:value="7821">
            <text:p>7821</text:p>
          </table:table-cell>
          <table:table-cell office:value-type="float" office:value="9539.554688">
            <text:p>9539.554688</text:p>
          </table:table-cell>
          <table:table-cell office:value-type="float" office:value="-3.829122">
            <text:p>-3.829122</text:p>
          </table:table-cell>
          <table:table-cell office:value-type="float" office:value="-3.438081">
            <text:p>-3.438081</text:p>
          </table:table-cell>
          <table:table-cell office:value-type="float" office:value="10.21229">
            <text:p>10.21229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496.957886">
            <text:p>496.957886</text:p>
          </table:table-cell>
          <table:table-cell office:value-type="float" office:value="0.002545">
            <text:p>0.002545</text:p>
          </table:table-cell>
          <table:table-cell office:value-type="float" office:value="0.004896">
            <text:p>0.004896</text:p>
          </table:table-cell>
          <table:table-cell office:value-type="float" office:value="92.357841">
            <text:p>92.357841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[.I216]-[.$I$2]" office:value-type="float" office:value="0.050279">
            <text:p>0.050279</text:p>
          </table:table-cell>
          <table:table-cell table:formula="of:=AVERAGE([.J212:.J216])" office:value-type="float" office:value="0.0282522">
            <text:p>0.0282522</text:p>
          </table:table-cell>
          <table:table-cell table:formula="of:=AVERAGE([.J208:.J216])" office:value-type="float" office:value="0.0135676666666667">
            <text:p>0.013567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[.O216]-0.021583" office:value-type="float" office:value="-0.001865">
            <text:p>-0.001865</text:p>
          </table:table-cell>
          <table:table-cell office:value-type="float" office:value="92.357841">
            <text:p>92.357841</text:p>
          </table:table-cell>
          <table:table-cell office:value-type="float" office:value="375">
            <text:p>375</text:p>
          </table:table-cell>
          <table:table-cell office:value-type="float" office:value="-1450">
            <text:p>-1450</text:p>
          </table:table-cell>
          <table:table-cell office:value-type="float" office:value="-1935">
            <text:p>-1935</text:p>
          </table:table-cell>
          <table:table-cell office:value-type="float" office:value="7870">
            <text:p>7870</text:p>
          </table:table-cell>
          <table:table-cell office:value-type="float" office:value="9602.004883">
            <text:p>9602.004883</text:p>
          </table:table-cell>
          <table:table-cell office:value-type="float" office:value="-3.826576">
            <text:p>-3.826576</text:p>
          </table:table-cell>
          <table:table-cell office:value-type="float" office:value="-3.433184">
            <text:p>-3.433184</text:p>
          </table:table-cell>
          <table:table-cell office:value-type="float" office:value="10.280523">
            <text:p>10.280523</text:p>
          </table:table-cell>
        </table:table-row>
        <table:table-row table:style-name="ro1">
          <table:table-cell office:value-type="float" office:value="55769">
            <text:p>55769</text:p>
          </table:table-cell>
          <table:table-cell office:value-type="float" office:value="27">
            <text:p>27</text:p>
          </table:table-cell>
          <table:table-cell office:value-type="float" office:value="184">
            <text:p>184</text:p>
          </table:table-cell>
          <table:table-cell office:value-type="float" office:value="579.978577">
            <text:p>579.978577</text:p>
          </table:table-cell>
          <table:table-cell office:value-type="float" office:value="-0.002547">
            <text:p>-0.002547</text:p>
          </table:table-cell>
          <table:table-cell office:value-type="float" office:value="0.003219">
            <text:p>0.003219</text:p>
          </table:table-cell>
          <table:table-cell office:value-type="float" office:value="226.359863">
            <text:p>226.359863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[.I217]-[.$I$2]" office:value-type="float" office:value="0.04549">
            <text:p>0.04549</text:p>
          </table:table-cell>
          <table:table-cell table:formula="of:=AVERAGE([.J213:.J217])" office:value-type="float" office:value="0.0368712">
            <text:p>0.0368712</text:p>
          </table:table-cell>
          <table:table-cell table:formula="of:=AVERAGE([.J209:.J217])" office:value-type="float" office:value="0.0199522222222222">
            <text:p>0.0199522222</text:p>
          </table:table-cell>
          <table:table-cell office:value-type="float" office:value="1744.599854">
            <text:p>1744.599854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O217]-0.021583" office:value-type="float" office:value="-0.002664">
            <text:p>-0.002664</text:p>
          </table:table-cell>
          <table:table-cell office:value-type="float" office:value="226.359863">
            <text:p>226.359863</text:p>
          </table:table-cell>
          <table:table-cell office:value-type="float" office:value="354">
            <text:p>354</text:p>
          </table:table-cell>
          <table:table-cell office:value-type="float" office:value="-1433">
            <text:p>-1433</text:p>
          </table:table-cell>
          <table:table-cell office:value-type="float" office:value="-2111">
            <text:p>-2111</text:p>
          </table:table-cell>
          <table:table-cell office:value-type="float" office:value="7923">
            <text:p>7923</text:p>
          </table:table-cell>
          <table:table-cell office:value-type="float" office:value="9675.275391">
            <text:p>9675.275391</text:p>
          </table:table-cell>
          <table:table-cell office:value-type="float" office:value="-3.829124">
            <text:p>-3.829124</text:p>
          </table:table-cell>
          <table:table-cell office:value-type="float" office:value="-3.429966">
            <text:p>-3.429966</text:p>
          </table:table-cell>
          <table:table-cell office:value-type="float" office:value="10.424265">
            <text:p>10.424265</text:p>
          </table:table-cell>
        </table:table-row>
        <table:table-row table:style-name="ro1">
          <table:table-cell office:value-type="float" office:value="56026">
            <text:p>5602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466.851471">
            <text:p>466.851471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218]-[.$I$2]" office:value-type="float" office:value="0.023942">
            <text:p>0.023942</text:p>
          </table:table-cell>
          <table:table-cell table:formula="of:=AVERAGE([.J214:.J218])" office:value-type="float" office:value="0.0359134">
            <text:p>0.0359134</text:p>
          </table:table-cell>
          <table:table-cell table:formula="of:=AVERAGE([.J210:.J218])" office:value-type="float" office:value="0.0234104444444444">
            <text:p>0.0234104444</text:p>
          </table:table-cell>
          <table:table-cell office:value-type="float" office:value="3521.282471">
            <text:p>3521.282471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218]-0.021583" office:value-type="float" office:value="0.000400000000000001">
            <text:p>0.0004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-1416">
            <text:p>-1416</text:p>
          </table:table-cell>
          <table:table-cell office:value-type="float" office:value="-2252">
            <text:p>-2252</text:p>
          </table:table-cell>
          <table:table-cell office:value-type="float" office:value="7965">
            <text:p>7965</text:p>
          </table:table-cell>
          <table:table-cell office:value-type="float" office:value="9730.907227">
            <text:p>9730.907227</text:p>
          </table:table-cell>
          <table:table-cell office:value-type="float" office:value="-3.829124">
            <text:p>-3.829124</text:p>
          </table:table-cell>
          <table:table-cell office:value-type="float" office:value="-3.423905">
            <text:p>-3.423905</text:p>
          </table:table-cell>
          <table:table-cell office:value-type="float" office:value="10.582541">
            <text:p>10.582541</text:p>
          </table:table-cell>
        </table:table-row>
        <table:table-row table:style-name="ro1">
          <table:table-cell office:value-type="float" office:value="56283">
            <text:p>5628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457.570587">
            <text:p>457.570587</text:p>
          </table:table-cell>
          <table:table-cell office:value-type="float" office:value="-0.002547">
            <text:p>-0.002547</text:p>
          </table:table-cell>
          <table:table-cell office:value-type="float" office:value="0.008355">
            <text:p>0.008355</text:p>
          </table:table-cell>
          <table:table-cell office:value-type="float" office:value="427.997986">
            <text:p>427.997986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19]-[.$I$2]" office:value-type="float" office:value="0.004789">
            <text:p>0.004789</text:p>
          </table:table-cell>
          <table:table-cell table:formula="of:=AVERAGE([.J215:.J219])" office:value-type="float" office:value="0.031125">
            <text:p>0.031125</text:p>
          </table:table-cell>
          <table:table-cell table:formula="of:=AVERAGE([.J211:.J219])" office:value-type="float" office:value="0.0244745555555555">
            <text:p>0.0244745556</text:p>
          </table:table-cell>
          <table:table-cell office:value-type="float" office:value="216.269226">
            <text:p>216.269226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219]-0.021583" office:value-type="float" office:value="0.000400000000000001">
            <text:p>0.0004</text:p>
          </table:table-cell>
          <table:table-cell office:value-type="float" office:value="427.997986">
            <text:p>427.997986</text:p>
          </table:table-cell>
          <table:table-cell office:value-type="float" office:value="313">
            <text:p>313</text:p>
          </table:table-cell>
          <table:table-cell office:value-type="float" office:value="-1399">
            <text:p>-1399</text:p>
          </table:table-cell>
          <table:table-cell office:value-type="float" office:value="-2397">
            <text:p>-2397</text:p>
          </table:table-cell>
          <table:table-cell office:value-type="float" office:value="8007">
            <text:p>8007</text:p>
          </table:table-cell>
          <table:table-cell office:value-type="float" office:value="9788.612305">
            <text:p>9788.612305</text:p>
          </table:table-cell>
          <table:table-cell office:value-type="float" office:value="-3.831671">
            <text:p>-3.831671</text:p>
          </table:table-cell>
          <table:table-cell office:value-type="float" office:value="-3.41555">
            <text:p>-3.41555</text:p>
          </table:table-cell>
          <table:table-cell office:value-type="float" office:value="10.860027">
            <text:p>10.860027</text:p>
          </table:table-cell>
        </table:table-row>
        <table:table-row table:style-name="ro1">
          <table:table-cell office:value-type="float" office:value="56540">
            <text:p>5654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576.329285">
            <text:p>576.329285</text:p>
          </table:table-cell>
          <table:table-cell office:value-type="float" office:value="0.002549">
            <text:p>0.002549</text:p>
          </table:table-cell>
          <table:table-cell office:value-type="float" office:value="0.004725">
            <text:p>0.004725</text:p>
          </table:table-cell>
          <table:table-cell office:value-type="float" office:value="85.372414">
            <text:p>85.372414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table:formula="of:=[.I220]-[.$I$2]" office:value-type="float" office:value="-0.043095">
            <text:p>-0.043095</text:p>
          </table:table-cell>
          <table:table-cell table:formula="of:=AVERAGE([.J216:.J220])" office:value-type="float" office:value="0.016281">
            <text:p>0.016281</text:p>
          </table:table-cell>
          <table:table-cell table:formula="of:=AVERAGE([.J212:.J220])" office:value-type="float" office:value="0.0191541111111111">
            <text:p>0.0191541111</text:p>
          </table:table-cell>
          <table:table-cell office:value-type="float" office:value="2630.153564">
            <text:p>2630.153564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O220]-0.021583" office:value-type="float" office:value="0.000400000000000001">
            <text:p>0.0004</text:p>
          </table:table-cell>
          <table:table-cell office:value-type="float" office:value="85.372421">
            <text:p>85.372421</text:p>
          </table:table-cell>
          <table:table-cell office:value-type="float" office:value="293">
            <text:p>293</text:p>
          </table:table-cell>
          <table:table-cell office:value-type="float" office:value="-1382">
            <text:p>-1382</text:p>
          </table:table-cell>
          <table:table-cell office:value-type="float" office:value="-2566">
            <text:p>-2566</text:p>
          </table:table-cell>
          <table:table-cell office:value-type="float" office:value="8055">
            <text:p>8055</text:p>
          </table:table-cell>
          <table:table-cell office:value-type="float" office:value="9860.570313">
            <text:p>9860.570313</text:p>
          </table:table-cell>
          <table:table-cell office:value-type="float" office:value="-3.829122">
            <text:p>-3.829122</text:p>
          </table:table-cell>
          <table:table-cell office:value-type="float" office:value="-3.410825">
            <text:p>-3.410825</text:p>
          </table:table-cell>
          <table:table-cell office:value-type="float" office:value="10.924092">
            <text:p>10.924092</text:p>
          </table:table-cell>
        </table:table-row>
        <table:table-row table:style-name="ro1">
          <table:table-cell office:value-type="float" office:value="56797">
            <text:p>5679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604.307007">
            <text:p>604.307007</text:p>
          </table:table-cell>
          <table:table-cell office:value-type="float" office:value="-0.002549">
            <text:p>-0.002549</text:p>
          </table:table-cell>
          <table:table-cell office:value-type="float" office:value="0.009519">
            <text:p>0.009519</text:p>
          </table:table-cell>
          <table:table-cell office:value-type="float" office:value="473.431335">
            <text:p>473.431335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221]-[.$I$2]" office:value-type="float" office:value="0.035913">
            <text:p>0.035913</text:p>
          </table:table-cell>
          <table:table-cell table:formula="of:=AVERAGE([.J217:.J221])" office:value-type="float" office:value="0.0134078">
            <text:p>0.0134078</text:p>
          </table:table-cell>
          <table:table-cell table:formula="of:=AVERAGE([.J213:.J221])" office:value-type="float" office:value="0.0228783333333333">
            <text:p>0.022878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O221]-0.021583" office:value-type="float" office:value="-0.001598">
            <text:p>-0.001598</text:p>
          </table:table-cell>
          <table:table-cell office:value-type="float" office:value="473.431458">
            <text:p>473.431458</text:p>
          </table:table-cell>
          <table:table-cell office:value-type="float" office:value="273">
            <text:p>273</text:p>
          </table:table-cell>
          <table:table-cell office:value-type="float" office:value="-1365">
            <text:p>-1365</text:p>
          </table:table-cell>
          <table:table-cell office:value-type="float" office:value="-2743">
            <text:p>-2743</text:p>
          </table:table-cell>
          <table:table-cell office:value-type="float" office:value="8104">
            <text:p>8104</text:p>
          </table:table-cell>
          <table:table-cell office:value-type="float" office:value="9937.716797">
            <text:p>9937.716797</text:p>
          </table:table-cell>
          <table:table-cell office:value-type="float" office:value="-3.831671">
            <text:p>-3.831671</text:p>
          </table:table-cell>
          <table:table-cell office:value-type="float" office:value="-3.401306">
            <text:p>-3.401306</text:p>
          </table:table-cell>
          <table:table-cell office:value-type="float" office:value="11.231773">
            <text:p>11.231773</text:p>
          </table:table-cell>
        </table:table-row>
        <table:table-row table:style-name="ro1">
          <table:table-cell office:value-type="float" office:value="57054">
            <text:p>5705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478.407471">
            <text:p>478.407471</text:p>
          </table:table-cell>
          <table:table-cell office:value-type="float" office:value="0">
            <text:p>0</text:p>
          </table:table-cell>
          <table:table-cell office:value-type="float" office:value="0.009074">
            <text:p>0.009074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222]-[.$I$2]" office:value-type="float" office:value="0.007183">
            <text:p>0.007183</text:p>
          </table:table-cell>
          <table:table-cell table:formula="of:=AVERAGE([.J218:.J222])" office:value-type="float" office:value="0.0057464">
            <text:p>0.0057464</text:p>
          </table:table-cell>
          <table:table-cell table:formula="of:=AVERAGE([.J214:.J222])" office:value-type="float" office:value="0.0204841111111111">
            <text:p>0.020484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222]-0.021583" office:value-type="float" office:value="0.000267000000000003">
            <text:p>0.000267</text:p>
          </table:table-cell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-1348">
            <text:p>-1348</text:p>
          </table:table-cell>
          <table:table-cell office:value-type="float" office:value="-2888">
            <text:p>-2888</text:p>
          </table:table-cell>
          <table:table-cell office:value-type="float" office:value="8143">
            <text:p>8143</text:p>
          </table:table-cell>
          <table:table-cell office:value-type="float" office:value="9997.248047">
            <text:p>9997.248047</text:p>
          </table:table-cell>
          <table:table-cell office:value-type="float" office:value="-3.831671">
            <text:p>-3.831671</text:p>
          </table:table-cell>
          <table:table-cell office:value-type="float" office:value="-3.392233">
            <text:p>-3.392233</text:p>
          </table:table-cell>
          <table:table-cell office:value-type="float" office:value="11.468582">
            <text:p>11.468582</text:p>
          </table:table-cell>
        </table:table-row>
        <table:table-row table:style-name="ro1">
          <table:table-cell office:value-type="float" office:value="57311">
            <text:p>57311</text:p>
          </table:table-cell>
          <table:table-cell office:value-type="float" office:value="27">
            <text:p>27</text:p>
          </table:table-cell>
          <table:table-cell office:value-type="float" office:value="189">
            <text:p>189</text:p>
          </table:table-cell>
          <table:table-cell office:value-type="float" office:value="598.720459">
            <text:p>598.720459</text:p>
          </table:table-cell>
          <table:table-cell office:value-type="float" office:value="0">
            <text:p>0</text:p>
          </table:table-cell>
          <table:table-cell office:value-type="float" office:value="0.009279">
            <text:p>0.00927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223]-[.$I$2]" office:value-type="float" office:value="0.06225">
            <text:p>0.06225</text:p>
          </table:table-cell>
          <table:table-cell table:formula="of:=AVERAGE([.J219:.J223])" office:value-type="float" office:value="0.013408">
            <text:p>0.013408</text:p>
          </table:table-cell>
          <table:table-cell table:formula="of:=AVERAGE([.J215:.J223])" office:value-type="float" office:value="0.0242084444444444">
            <text:p>0.0242084444</text:p>
          </table:table-cell>
          <table:table-cell office:value-type="float" office:value="3726.857422">
            <text:p>3726.857422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223]-0.021583" office:value-type="float" office:value="0.002665">
            <text:p>0.002665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-1331">
            <text:p>-1331</text:p>
          </table:table-cell>
          <table:table-cell office:value-type="float" office:value="-3071">
            <text:p>-3071</text:p>
          </table:table-cell>
          <table:table-cell office:value-type="float" office:value="8190">
            <text:p>8190</text:p>
          </table:table-cell>
          <table:table-cell office:value-type="float" office:value="10077.661133">
            <text:p>10077.661133</text:p>
          </table:table-cell>
          <table:table-cell office:value-type="float" office:value="-3.831671">
            <text:p>-3.831671</text:p>
          </table:table-cell>
          <table:table-cell office:value-type="float" office:value="-3.382953">
            <text:p>-3.382953</text:p>
          </table:table-cell>
          <table:table-cell office:value-type="float" office:value="11.710754">
            <text:p>11.710754</text:p>
          </table:table-cell>
        </table:table-row>
        <table:table-row table:style-name="ro1">
          <table:table-cell office:value-type="float" office:value="57568">
            <text:p>57568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833.602173">
            <text:p>833.602173</text:p>
          </table:table-cell>
          <table:table-cell office:value-type="float" office:value="0.005">
            <text:p>0.005</text:p>
          </table:table-cell>
          <table:table-cell office:value-type="float" office:value="0.00791">
            <text:p>0.00791</text:p>
          </table:table-cell>
          <table:table-cell office:value-type="float" office:value="58.190788">
            <text:p>58.190788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224]-[.$I$2]" office:value-type="float" office:value="0.047884">
            <text:p>0.047884</text:p>
          </table:table-cell>
          <table:table-cell table:formula="of:=AVERAGE([.J220:.J224])" office:value-type="float" office:value="0.022027">
            <text:p>0.022027</text:p>
          </table:table-cell>
          <table:table-cell table:formula="of:=AVERAGE([.J216:.J224])" office:value-type="float" office:value="0.0260705555555556">
            <text:p>0.0260705556</text:p>
          </table:table-cell>
          <table:table-cell office:value-type="float" office:value="5508.204102">
            <text:p>5508.204102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224]-0.021583" office:value-type="float" office:value="0.003598">
            <text:p>0.003598</text:p>
          </table:table-cell>
          <table:table-cell office:value-type="float" office:value="58.190788">
            <text:p>58.190788</text:p>
          </table:table-cell>
          <table:table-cell office:value-type="float" office:value="212">
            <text:p>212</text:p>
          </table:table-cell>
          <table:table-cell office:value-type="float" office:value="-1314">
            <text:p>-1314</text:p>
          </table:table-cell>
          <table:table-cell office:value-type="float" office:value="-3307">
            <text:p>-3307</text:p>
          </table:table-cell>
          <table:table-cell office:value-type="float" office:value="8248">
            <text:p>8248</text:p>
          </table:table-cell>
          <table:table-cell office:value-type="float" office:value="10188.974609">
            <text:p>10188.974609</text:p>
          </table:table-cell>
          <table:table-cell office:value-type="float" office:value="-3.826671">
            <text:p>-3.826671</text:p>
          </table:table-cell>
          <table:table-cell office:value-type="float" office:value="-3.375044">
            <text:p>-3.375044</text:p>
          </table:table-cell>
          <table:table-cell office:value-type="float" office:value="11.802087">
            <text:p>11.802087</text:p>
          </table:table-cell>
        </table:table-row>
        <table:table-row table:style-name="ro1">
          <table:table-cell office:value-type="float" office:value="57825">
            <text:p>57825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825.695435">
            <text:p>825.695435</text:p>
          </table:table-cell>
          <table:table-cell office:value-type="float" office:value="0.002549">
            <text:p>0.002549</text:p>
          </table:table-cell>
          <table:table-cell office:value-type="float" office:value="0.011197">
            <text:p>0.011197</text:p>
          </table:table-cell>
          <table:table-cell office:value-type="float" office:value="339.251984">
            <text:p>339.251984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[.I225]-[.$I$2]" office:value-type="float" office:value="0.04549">
            <text:p>0.04549</text:p>
          </table:table-cell>
          <table:table-cell table:formula="of:=AVERAGE([.J221:.J225])" office:value-type="float" office:value="0.039744">
            <text:p>0.039744</text:p>
          </table:table-cell>
          <table:table-cell table:formula="of:=AVERAGE([.J217:.J225])" office:value-type="float" office:value="0.0255384444444444">
            <text:p>0.025538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225]-0.021583" office:value-type="float" office:value="0.001599">
            <text:p>0.001599</text:p>
          </table:table-cell>
          <table:table-cell office:value-type="float" office:value="339.252045">
            <text:p>339.252045</text:p>
          </table:table-cell>
          <table:table-cell office:value-type="float" office:value="192">
            <text:p>192</text:p>
          </table:table-cell>
          <table:table-cell office:value-type="float" office:value="-1298">
            <text:p>-1298</text:p>
          </table:table-cell>
          <table:table-cell office:value-type="float" office:value="-3541">
            <text:p>-3541</text:p>
          </table:table-cell>
          <table:table-cell office:value-type="float" office:value="8304">
            <text:p>8304</text:p>
          </table:table-cell>
          <table:table-cell office:value-type="float" office:value="10302.120117">
            <text:p>10302.120117</text:p>
          </table:table-cell>
          <table:table-cell office:value-type="float" office:value="-3.824122">
            <text:p>-3.824122</text:p>
          </table:table-cell>
          <table:table-cell office:value-type="float" office:value="-3.363847">
            <text:p>-3.363847</text:p>
          </table:table-cell>
          <table:table-cell office:value-type="float" office:value="12.036088">
            <text:p>12.036088</text:p>
          </table:table-cell>
        </table:table-row>
        <table:table-row table:style-name="ro1">
          <table:table-cell office:value-type="float" office:value="58082">
            <text:p>58082</text:p>
          </table:table-cell>
          <table:table-cell office:value-type="float" office:value="26">
            <text:p>26</text:p>
          </table:table-cell>
          <table:table-cell office:value-type="float" office:value="216">
            <text:p>216</text:p>
          </table:table-cell>
          <table:table-cell office:value-type="float" office:value="732.639282">
            <text:p>732.639282</text:p>
          </table:table-cell>
          <table:table-cell office:value-type="float" office:value="-0.002549">
            <text:p>-0.002549</text:p>
          </table:table-cell>
          <table:table-cell office:value-type="float" office:value="0.005787">
            <text:p>0.005787</text:p>
          </table:table-cell>
          <table:table-cell office:value-type="float" office:value="327.014008">
            <text:p>327.014008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[.I226]-[.$I$2]" office:value-type="float" office:value="0.033519">
            <text:p>0.033519</text:p>
          </table:table-cell>
          <table:table-cell table:formula="of:=AVERAGE([.J222:.J226])" office:value-type="float" office:value="0.0392652">
            <text:p>0.0392652</text:p>
          </table:table-cell>
          <table:table-cell table:formula="of:=AVERAGE([.J218:.J226])" office:value-type="float" office:value="0.0242083333333333">
            <text:p>0.024208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226]-0.021583" office:value-type="float" office:value="-0.000265999999999999">
            <text:p>-0.000266</text:p>
          </table:table-cell>
          <table:table-cell office:value-type="float" office:value="327.014038">
            <text:p>327.014038</text:p>
          </table:table-cell>
          <table:table-cell office:value-type="float" office:value="172">
            <text:p>172</text:p>
          </table:table-cell>
          <table:table-cell office:value-type="float" office:value="-1282">
            <text:p>-1282</text:p>
          </table:table-cell>
          <table:table-cell office:value-type="float" office:value="-3752">
            <text:p>-3752</text:p>
          </table:table-cell>
          <table:table-cell office:value-type="float" office:value="8352">
            <text:p>8352</text:p>
          </table:table-cell>
          <table:table-cell office:value-type="float" office:value="10402.486328">
            <text:p>10402.486328</text:p>
          </table:table-cell>
          <table:table-cell office:value-type="float" office:value="-3.826671">
            <text:p>-3.826671</text:p>
          </table:table-cell>
          <table:table-cell office:value-type="float" office:value="-3.358061">
            <text:p>-3.358061</text:p>
          </table:table-cell>
          <table:table-cell office:value-type="float" office:value="12.2459">
            <text:p>12.2459</text:p>
          </table:table-cell>
        </table:table-row>
        <table:table-row table:style-name="ro1">
          <table:table-cell office:value-type="float" office:value="58339">
            <text:p>58339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520.824524">
            <text:p>520.824524</text:p>
          </table:table-cell>
          <table:table-cell office:value-type="float" office:value="0.002547">
            <text:p>0.002547</text:p>
          </table:table-cell>
          <table:table-cell office:value-type="float" office:value="0.005615">
            <text:p>0.005615</text:p>
          </table:table-cell>
          <table:table-cell office:value-type="float" office:value="120.457634">
            <text:p>120.457634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[.I227]-[.$I$2]" office:value-type="float" office:value="-0.031124">
            <text:p>-0.031124</text:p>
          </table:table-cell>
          <table:table-cell table:formula="of:=AVERAGE([.J223:.J227])" office:value-type="float" office:value="0.0316038">
            <text:p>0.0316038</text:p>
          </table:table-cell>
          <table:table-cell table:formula="of:=AVERAGE([.J219:.J227])" office:value-type="float" office:value="0.0180898888888889">
            <text:p>0.0180898889</text:p>
          </table:table-cell>
          <table:table-cell office:value-type="float" office:value="4986.359863">
            <text:p>4986.359863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[.O227]-0.021583" office:value-type="float" office:value="0.004131">
            <text:p>0.004131</text:p>
          </table:table-cell>
          <table:table-cell office:value-type="float" office:value="120.457626">
            <text:p>120.457626</text:p>
          </table:table-cell>
          <table:table-cell office:value-type="float" office:value="151">
            <text:p>151</text:p>
          </table:table-cell>
          <table:table-cell office:value-type="float" office:value="-1265">
            <text:p>-1265</text:p>
          </table:table-cell>
          <table:table-cell office:value-type="float" office:value="-3916">
            <text:p>-3916</text:p>
          </table:table-cell>
          <table:table-cell office:value-type="float" office:value="8388">
            <text:p>8388</text:p>
          </table:table-cell>
          <table:table-cell office:value-type="float" office:value="10474.774414">
            <text:p>10474.774414</text:p>
          </table:table-cell>
          <table:table-cell office:value-type="float" office:value="-3.824124">
            <text:p>-3.824124</text:p>
          </table:table-cell>
          <table:table-cell office:value-type="float" office:value="-3.352445">
            <text:p>-3.352445</text:p>
          </table:table-cell>
          <table:table-cell office:value-type="float" office:value="12.334291">
            <text:p>12.334291</text:p>
          </table:table-cell>
        </table:table-row>
        <table:table-row table:style-name="ro1">
          <table:table-cell office:value-type="float" office:value="58596">
            <text:p>58596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414.502014">
            <text:p>414.502014</text:p>
          </table:table-cell>
          <table:table-cell office:value-type="float" office:value="0">
            <text:p>0</text:p>
          </table:table-cell>
          <table:table-cell office:value-type="float" office:value="0.004931">
            <text:p>0.00493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[.I228]-[.$I$2]" office:value-type="float" office:value="-0.007182">
            <text:p>-0.007182</text:p>
          </table:table-cell>
          <table:table-cell table:formula="of:=AVERAGE([.J224:.J228])" office:value-type="float" office:value="0.0177174">
            <text:p>0.0177174</text:p>
          </table:table-cell>
          <table:table-cell table:formula="of:=AVERAGE([.J220:.J228])" office:value-type="float" office:value="0.0167597777777778">
            <text:p>0.0167597778</text:p>
          </table:table-cell>
          <table:table-cell office:value-type="float" office:value="2456.205811">
            <text:p>2456.205811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[.O228]-0.021583" office:value-type="float" office:value="0.002798">
            <text:p>0.002798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247">
            <text:p>-1247</text:p>
          </table:table-cell>
          <table:table-cell office:value-type="float" office:value="-4057">
            <text:p>-4057</text:p>
          </table:table-cell>
          <table:table-cell office:value-type="float" office:value="8418">
            <text:p>8418</text:p>
          </table:table-cell>
          <table:table-cell office:value-type="float" office:value="10532.55957">
            <text:p>10532.55957</text:p>
          </table:table-cell>
          <table:table-cell office:value-type="float" office:value="-3.824124">
            <text:p>-3.824124</text:p>
          </table:table-cell>
          <table:table-cell office:value-type="float" office:value="-3.347514">
            <text:p>-3.347514</text:p>
          </table:table-cell>
          <table:table-cell office:value-type="float" office:value="12.463227">
            <text:p>12.463227</text:p>
          </table:table-cell>
        </table:table-row>
        <table:table-row table:style-name="ro1">
          <table:table-cell office:value-type="float" office:value="58853">
            <text:p>5885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502.127747">
            <text:p>502.127747</text:p>
          </table:table-cell>
          <table:table-cell office:value-type="float" office:value="0.002549">
            <text:p>0.002549</text:p>
          </table:table-cell>
          <table:table-cell office:value-type="float" office:value="0.004554">
            <text:p>0.004554</text:p>
          </table:table-cell>
          <table:table-cell office:value-type="float" office:value="78.656021">
            <text:p>78.656021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[.I229]-[.$I$2]" office:value-type="float" office:value="-0.019153">
            <text:p>-0.019153</text:p>
          </table:table-cell>
          <table:table-cell table:formula="of:=AVERAGE([.J225:.J229])" office:value-type="float" office:value="0.00431">
            <text:p>0.00431</text:p>
          </table:table-cell>
          <table:table-cell table:formula="of:=AVERAGE([.J221:.J229])" office:value-type="float" office:value="0.01942">
            <text:p>0.01942</text:p>
          </table:table-cell>
          <table:table-cell office:value-type="float" office:value="724.631714">
            <text:p>724.631714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 table:formula="of:=[.O229]-0.021583" office:value-type="float" office:value="0.005863">
            <text:p>0.005863</text:p>
          </table:table-cell>
          <table:table-cell office:value-type="float" office:value="78.656029">
            <text:p>78.656029</text:p>
          </table:table-cell>
          <table:table-cell office:value-type="float" office:value="109">
            <text:p>109</text:p>
          </table:table-cell>
          <table:table-cell office:value-type="float" office:value="-1231">
            <text:p>-1231</text:p>
          </table:table-cell>
          <table:table-cell office:value-type="float" office:value="-4210">
            <text:p>-4210</text:p>
          </table:table-cell>
          <table:table-cell office:value-type="float" office:value="8450">
            <text:p>8450</text:p>
          </table:table-cell>
          <table:table-cell office:value-type="float" office:value="10600.732422">
            <text:p>10600.732422</text:p>
          </table:table-cell>
          <table:table-cell office:value-type="float" office:value="-3.821575">
            <text:p>-3.821575</text:p>
          </table:table-cell>
          <table:table-cell office:value-type="float" office:value="-3.34296">
            <text:p>-3.34296</text:p>
          </table:table-cell>
          <table:table-cell office:value-type="float" office:value="12.524009">
            <text:p>12.524009</text:p>
          </table:table-cell>
        </table:table-row>
        <table:table-row table:style-name="ro1">
          <table:table-cell office:value-type="float" office:value="59110">
            <text:p>5911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590.520935">
            <text:p>590.520935</text:p>
          </table:table-cell>
          <table:table-cell office:value-type="float" office:value="0.005">
            <text:p>0.005</text:p>
          </table:table-cell>
          <table:table-cell office:value-type="float" office:value="0.011025">
            <text:p>0.011025</text:p>
          </table:table-cell>
          <table:table-cell office:value-type="float" office:value="120.508362">
            <text:p>120.508362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table:formula="of:=[.I230]-[.$I$2]" office:value-type="float" office:value="0.06225">
            <text:p>0.06225</text:p>
          </table:table-cell>
          <table:table-cell table:formula="of:=AVERAGE([.J226:.J230])" office:value-type="float" office:value="0.007662">
            <text:p>0.007662</text:p>
          </table:table-cell>
          <table:table-cell table:formula="of:=AVERAGE([.J222:.J230])" office:value-type="float" office:value="0.0223463333333333">
            <text:p>0.0223463333</text:p>
          </table:table-cell>
          <table:table-cell office:value-type="float" office:value="558.590332">
            <text:p>558.590332</text:p>
          </table:table-cell>
          <table:table-cell office:value-type="float" office:value="0">
            <text:p>0</text:p>
          </table:table-cell>
          <table:table-cell office:value-type="float" office:value="0.028245">
            <text:p>0.028245</text:p>
          </table:table-cell>
          <table:table-cell table:formula="of:=[.O230]-0.021583" office:value-type="float" office:value="0.006662">
            <text:p>0.006662</text:p>
          </table:table-cell>
          <table:table-cell office:value-type="float" office:value="120.508362">
            <text:p>120.508362</text:p>
          </table:table-cell>
          <table:table-cell office:value-type="float" office:value="90">
            <text:p>90</text:p>
          </table:table-cell>
          <table:table-cell office:value-type="float" office:value="-1216">
            <text:p>-1216</text:p>
          </table:table-cell>
          <table:table-cell office:value-type="float" office:value="-4372">
            <text:p>-4372</text:p>
          </table:table-cell>
          <table:table-cell office:value-type="float" office:value="8483">
            <text:p>8483</text:p>
          </table:table-cell>
          <table:table-cell office:value-type="float" office:value="10676.143555">
            <text:p>10676.143555</text:p>
          </table:table-cell>
          <table:table-cell office:value-type="float" office:value="-3.816575">
            <text:p>-3.816575</text:p>
          </table:table-cell>
          <table:table-cell office:value-type="float" office:value="-3.331935">
            <text:p>-3.331935</text:p>
          </table:table-cell>
          <table:table-cell office:value-type="float" office:value="12.698288">
            <text:p>12.698288</text:p>
          </table:table-cell>
        </table:table-row>
        <table:table-row table:style-name="ro1">
          <table:table-cell office:value-type="float" office:value="59367">
            <text:p>59367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538.863586">
            <text:p>538.863586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231]-[.$I$2]" office:value-type="float" office:value="0.038308">
            <text:p>0.038308</text:p>
          </table:table-cell>
          <table:table-cell table:formula="of:=AVERAGE([.J227:.J231])" office:value-type="float" office:value="0.0086198">
            <text:p>0.0086198</text:p>
          </table:table-cell>
          <table:table-cell table:formula="of:=AVERAGE([.J223:.J231])" office:value-type="float" office:value="0.0258046666666667">
            <text:p>0.0258046667</text:p>
          </table:table-cell>
          <table:table-cell office:value-type="float" office:value="700.911499">
            <text:p>700.911499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231]-0.021583" office:value-type="float" office:value="0.003598">
            <text:p>0.003598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-1200">
            <text:p>-1200</text:p>
          </table:table-cell>
          <table:table-cell office:value-type="float" office:value="-4529">
            <text:p>-4529</text:p>
          </table:table-cell>
          <table:table-cell office:value-type="float" office:value="8513">
            <text:p>8513</text:p>
          </table:table-cell>
          <table:table-cell office:value-type="float" office:value="10746.774414">
            <text:p>10746.774414</text:p>
          </table:table-cell>
          <table:table-cell office:value-type="float" office:value="-3.816575">
            <text:p>-3.816575</text:p>
          </table:table-cell>
          <table:table-cell office:value-type="float" office:value="-3.326217">
            <text:p>-3.326217</text:p>
          </table:table-cell>
          <table:table-cell office:value-type="float" office:value="12.848115">
            <text:p>12.848115</text:p>
          </table:table-cell>
        </table:table-row>
        <table:table-row table:style-name="ro1">
          <table:table-cell office:value-type="float" office:value="59624">
            <text:p>59624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592.403442">
            <text:p>592.403442</text:p>
          </table:table-cell>
          <table:table-cell office:value-type="float" office:value="0">
            <text:p>0</text:p>
          </table:table-cell>
          <table:table-cell office:value-type="float" office:value="0.002876">
            <text:p>0.002876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table:formula="of:=[.I232]-[.$I$2]" office:value-type="float" office:value="0.057461">
            <text:p>0.057461</text:p>
          </table:table-cell>
          <table:table-cell table:formula="of:=AVERAGE([.J228:.J232])" office:value-type="float" office:value="0.0263368">
            <text:p>0.0263368</text:p>
          </table:table-cell>
          <table:table-cell table:formula="of:=AVERAGE([.J224:.J232])" office:value-type="float" office:value="0.0252725555555556">
            <text:p>0.0252725556</text:p>
          </table:table-cell>
          <table:table-cell office:value-type="float" office:value="1038.569214">
            <text:p>1038.569214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O232]-0.021583" office:value-type="float" office:value="0.00439700000000001">
            <text:p>0.00439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183">
            <text:p>-1183</text:p>
          </table:table-cell>
          <table:table-cell office:value-type="float" office:value="-4720">
            <text:p>-4720</text:p>
          </table:table-cell>
          <table:table-cell office:value-type="float" office:value="8549">
            <text:p>8549</text:p>
          </table:table-cell>
          <table:table-cell office:value-type="float" office:value="10837.234375">
            <text:p>10837.234375</text:p>
          </table:table-cell>
          <table:table-cell office:value-type="float" office:value="-3.816575">
            <text:p>-3.816575</text:p>
          </table:table-cell>
          <table:table-cell office:value-type="float" office:value="-3.32334">
            <text:p>-3.32334</text:p>
          </table:table-cell>
          <table:table-cell office:value-type="float" office:value="12.923477">
            <text:p>12.923477</text:p>
          </table:table-cell>
        </table:table-row>
        <table:table-row table:style-name="ro1">
          <table:table-cell office:value-type="float" office:value="59881">
            <text:p>59881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745.141418">
            <text:p>745.141418</text:p>
          </table:table-cell>
          <table:table-cell office:value-type="float" office:value="0">
            <text:p>0</text:p>
          </table:table-cell>
          <table:table-cell office:value-type="float" office:value="-0.001301">
            <text:p>-0.00130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[.I233]-[.$I$2]" office:value-type="float" office:value="0.009577">
            <text:p>0.009577</text:p>
          </table:table-cell>
          <table:table-cell table:formula="of:=AVERAGE([.J229:.J233])" office:value-type="float" office:value="0.0296886">
            <text:p>0.0296886</text:p>
          </table:table-cell>
          <table:table-cell table:formula="of:=AVERAGE([.J225:.J233])" office:value-type="float" office:value="0.0210162222222222">
            <text:p>0.0210162222</text:p>
          </table:table-cell>
          <table:table-cell office:value-type="float" office:value="3531.52124">
            <text:p>3531.52124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[.O233]-0.021583" office:value-type="float" office:value="-0.002131">
            <text:p>-0.00213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166">
            <text:p>-1166</text:p>
          </table:table-cell>
          <table:table-cell office:value-type="float" office:value="-4944">
            <text:p>-4944</text:p>
          </table:table-cell>
          <table:table-cell office:value-type="float" office:value="8590">
            <text:p>8590</text:p>
          </table:table-cell>
          <table:table-cell office:value-type="float" office:value="10949.446289">
            <text:p>10949.446289</text:p>
          </table:table-cell>
          <table:table-cell office:value-type="float" office:value="-3.816575">
            <text:p>-3.816575</text:p>
          </table:table-cell>
          <table:table-cell office:value-type="float" office:value="-3.324641">
            <text:p>-3.324641</text:p>
          </table:table-cell>
          <table:table-cell office:value-type="float" office:value="12.889388">
            <text:p>12.889388</text:p>
          </table:table-cell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5">
            <text:p>25</text:p>
          </table:table-cell>
          <table:table-cell office:value-type="float" office:value="271">
            <text:p>271</text:p>
          </table:table-cell>
          <table:table-cell office:value-type="float" office:value="985.435791">
            <text:p>985.435791</text:p>
          </table:table-cell>
          <table:table-cell office:value-type="float" office:value="-0.017857">
            <text:p>-0.017857</text:p>
          </table:table-cell>
          <table:table-cell office:value-type="float" office:value="-0.016846">
            <text:p>-0.016846</text:p>
          </table:table-cell>
          <table:table-cell office:value-type="float" office:value="5.660781">
            <text:p>5.660781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234]-[.$I$2]" office:value-type="float" office:value="0.035913">
            <text:p>0.035913</text:p>
          </table:table-cell>
          <table:table-cell table:formula="of:=AVERAGE([.J230:.J234])" office:value-type="float" office:value="0.0407018">
            <text:p>0.0407018</text:p>
          </table:table-cell>
          <table:table-cell table:formula="of:=AVERAGE([.J226:.J234])" office:value-type="float" office:value="0.0199521111111111">
            <text:p>0.0199521111</text:p>
          </table:table-cell>
          <table:table-cell office:value-type="float" office:value="2258.537354">
            <text:p>2258.537354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[.O234]-0.021583" office:value-type="float" office:value="-0.000798999999999998">
            <text:p>-0.000799</text:p>
          </table:table-cell>
          <table:table-cell office:value-type="float" office:value="5.660777">
            <text:p>5.660777</text:p>
          </table:table-cell>
          <table:table-cell office:value-type="float" office:value="7">
            <text:p>7</text:p>
          </table:table-cell>
          <table:table-cell office:value-type="float" office:value="-1150">
            <text:p>-1150</text:p>
          </table:table-cell>
          <table:table-cell office:value-type="float" office:value="-5211">
            <text:p>-5211</text:p>
          </table:table-cell>
          <table:table-cell office:value-type="float" office:value="8639">
            <text:p>8639</text:p>
          </table:table-cell>
          <table:table-cell office:value-type="float" office:value="11092.882813">
            <text:p>11092.882813</text:p>
          </table:table-cell>
          <table:table-cell office:value-type="float" office:value="-3.834432">
            <text:p>-3.834432</text:p>
          </table:table-cell>
          <table:table-cell office:value-type="float" office:value="-3.341488">
            <text:p>-3.341488</text:p>
          </table:table-cell>
          <table:table-cell office:value-type="float" office:value="12.855725">
            <text:p>12.855725</text:p>
          </table:table-cell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1">
            <text:p>21</text:p>
          </table:table-cell>
          <table:table-cell office:value-type="float" office:value="245">
            <text:p>245</text:p>
          </table:table-cell>
          <table:table-cell office:value-type="float" office:value="1064.924805">
            <text:p>1064.924805</text:p>
          </table:table-cell>
          <table:table-cell office:value-type="float" office:value="-0.023049">
            <text:p>-0.023049</text:p>
          </table:table-cell>
          <table:table-cell office:value-type="float" office:value="-0.031296">
            <text:p>-0.031296</text:p>
          </table:table-cell>
          <table:table-cell office:value-type="float" office:value="35.780502">
            <text:p>35.780502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[.I235]-[.$I$2]" office:value-type="float" office:value="-0.023942">
            <text:p>-0.023942</text:p>
          </table:table-cell>
          <table:table-cell table:formula="of:=AVERAGE([.J231:.J235])" office:value-type="float" office:value="0.0234634">
            <text:p>0.0234634</text:p>
          </table:table-cell>
          <table:table-cell table:formula="of:=AVERAGE([.J227:.J235])" office:value-type="float" office:value="0.0135675555555556">
            <text:p>0.0135675556</text:p>
          </table:table-cell>
          <table:table-cell office:value-type="float" office:value="568.118835">
            <text:p>568.118835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table:formula="of:=[.O235]-0.021583" office:value-type="float" office:value="-0.002531">
            <text:p>-0.002531</text:p>
          </table:table-cell>
          <table:table-cell office:value-type="float" office:value="35.78051">
            <text:p>35.78051</text:p>
          </table:table-cell>
          <table:table-cell office:value-type="float" office:value="-9">
            <text:p>-9</text:p>
          </table:table-cell>
          <table:table-cell office:value-type="float" office:value="-1137">
            <text:p>-1137</text:p>
          </table:table-cell>
          <table:table-cell office:value-type="float" office:value="-5451">
            <text:p>-5451</text:p>
          </table:table-cell>
          <table:table-cell office:value-type="float" office:value="8688">
            <text:p>8688</text:p>
          </table:table-cell>
          <table:table-cell office:value-type="float" office:value="11231.472656">
            <text:p>11231.472656</text:p>
          </table:table-cell>
          <table:table-cell office:value-type="float" office:value="-3.857481">
            <text:p>-3.857481</text:p>
          </table:table-cell>
          <table:table-cell office:value-type="float" office:value="-3.372783">
            <text:p>-3.372783</text:p>
          </table:table-cell>
          <table:table-cell office:value-type="float" office:value="12.565121">
            <text:p>12.565121</text:p>
          </table:table-cell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17">
            <text:p>17</text:p>
          </table:table-cell>
          <table:table-cell office:value-type="float" office:value="317">
            <text:p>317</text:p>
          </table:table-cell>
          <table:table-cell office:value-type="float" office:value="1762.26709">
            <text:p>1762.26709</text:p>
          </table:table-cell>
          <table:table-cell office:value-type="float" office:value="-0.043788">
            <text:p>-0.043788</text:p>
          </table:table-cell>
          <table:table-cell office:value-type="float" office:value="-0.051052">
            <text:p>-0.051052</text:p>
          </table:table-cell>
          <table:table-cell office:value-type="float" office:value="16.590435">
            <text:p>16.590435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[.I236]-[.$I$2]" office:value-type="float" office:value="0.040702">
            <text:p>0.040702</text:p>
          </table:table-cell>
          <table:table-cell table:formula="of:=AVERAGE([.J232:.J236])" office:value-type="float" office:value="0.0239422">
            <text:p>0.0239422</text:p>
          </table:table-cell>
          <table:table-cell table:formula="of:=AVERAGE([.J228:.J236])" office:value-type="float" office:value="0.0215482222222222">
            <text:p>0.0215482222</text:p>
          </table:table-cell>
          <table:table-cell office:value-type="float" office:value="1898.781006">
            <text:p>1898.781006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236]-0.021583" office:value-type="float" office:value="-0.001332">
            <text:p>-0.001332</text:p>
          </table:table-cell>
          <table:table-cell office:value-type="float" office:value="16.590443">
            <text:p>16.590443</text:p>
          </table:table-cell>
          <table:table-cell office:value-type="float" office:value="-22">
            <text:p>-22</text:p>
          </table:table-cell>
          <table:table-cell office:value-type="float" office:value="-1126">
            <text:p>-1126</text:p>
          </table:table-cell>
          <table:table-cell office:value-type="float" office:value="-5759">
            <text:p>-5759</text:p>
          </table:table-cell>
          <table:table-cell office:value-type="float" office:value="8761">
            <text:p>8761</text:p>
          </table:table-cell>
          <table:table-cell office:value-type="float" office:value="11430.919922">
            <text:p>11430.919922</text:p>
          </table:table-cell>
          <table:table-cell office:value-type="float" office:value="-3.901268">
            <text:p>-3.901268</text:p>
          </table:table-cell>
          <table:table-cell office:value-type="float" office:value="-3.423836">
            <text:p>-3.423836</text:p>
          </table:table-cell>
          <table:table-cell office:value-type="float" office:value="12.237878">
            <text:p>12.237878</text:p>
          </table:table-cell>
        </table:table-row>
        <table:table-row table:style-name="ro1">
          <table:table-cell office:value-type="float" office:value="60909">
            <text:p>60909</text:p>
          </table:table-cell>
          <table:table-cell office:value-type="float" office:value="17">
            <text:p>17</text:p>
          </table:table-cell>
          <table:table-cell office:value-type="float" office:value="358">
            <text:p>358</text:p>
          </table:table-cell>
          <table:table-cell office:value-type="float" office:value="2003.190063">
            <text:p>2003.190063</text:p>
          </table:table-cell>
          <table:table-cell office:value-type="float" office:value="-0.048939">
            <text:p>-0.048939</text:p>
          </table:table-cell>
          <table:table-cell office:value-type="float" office:value="-0.048142">
            <text:p>-0.048142</text:p>
          </table:table-cell>
          <table:table-cell office:value-type="float" office:value="1.62926">
            <text:p>1.62926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237]-[.$I$2]" office:value-type="float" office:value="0.047884">
            <text:p>0.047884</text:p>
          </table:table-cell>
          <table:table-cell table:formula="of:=AVERAGE([.J233:.J237])" office:value-type="float" office:value="0.0220268">
            <text:p>0.0220268</text:p>
          </table:table-cell>
          <table:table-cell table:formula="of:=AVERAGE([.J229:.J237])" office:value-type="float" office:value="0.0276666666666667">
            <text:p>0.02766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237]-0.021583" office:value-type="float" office:value="0.00453">
            <text:p>0.00453</text:p>
          </table:table-cell>
          <table:table-cell office:value-type="float" office:value="1.629266">
            <text:p>1.629266</text:p>
          </table:table-cell>
          <table:table-cell office:value-type="float" office:value="-34">
            <text:p>-34</text:p>
          </table:table-cell>
          <table:table-cell office:value-type="float" office:value="-1114">
            <text:p>-1114</text:p>
          </table:table-cell>
          <table:table-cell office:value-type="float" office:value="-6102">
            <text:p>-6102</text:p>
          </table:table-cell>
          <table:table-cell office:value-type="float" office:value="8861">
            <text:p>8861</text:p>
          </table:table-cell>
          <table:table-cell office:value-type="float" office:value="11675.668945">
            <text:p>11675.668945</text:p>
          </table:table-cell>
          <table:table-cell office:value-type="float" office:value="-3.950208">
            <text:p>-3.950208</text:p>
          </table:table-cell>
          <table:table-cell office:value-type="float" office:value="-3.471978">
            <text:p>-3.471978</text:p>
          </table:table-cell>
          <table:table-cell office:value-type="float" office:value="12.106451">
            <text:p>12.106451</text:p>
          </table:table-cell>
        </table:table-row>
        <table:table-row table:style-name="ro1">
          <table:table-cell office:value-type="float" office:value="61166">
            <text:p>61166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2039.209717">
            <text:p>2039.209717</text:p>
          </table:table-cell>
          <table:table-cell office:value-type="float" office:value="-0.04">
            <text:p>-0.04</text:p>
          </table:table-cell>
          <table:table-cell office:value-type="float" office:value="-0.039103">
            <text:p>-0.039103</text:p>
          </table:table-cell>
          <table:table-cell office:value-type="float" office:value="2.243575">
            <text:p>2.243575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[.I238]-[.$I$2]" office:value-type="float" office:value="-0.023942">
            <text:p>-0.023942</text:p>
          </table:table-cell>
          <table:table-cell table:formula="of:=AVERAGE([.J234:.J238])" office:value-type="float" office:value="0.015323">
            <text:p>0.015323</text:p>
          </table:table-cell>
          <table:table-cell table:formula="of:=AVERAGE([.J230:.J238])" office:value-type="float" office:value="0.0271345555555556">
            <text:p>0.0271345556</text:p>
          </table:table-cell>
          <table:table-cell office:value-type="float" office:value="2651.542236">
            <text:p>2651.542236</text:p>
          </table:table-cell>
          <table:table-cell office:value-type="float" office:value="0">
            <text:p>0</text:p>
          </table:table-cell>
          <table:table-cell office:value-type="float" office:value="0.017986">
            <text:p>0.017986</text:p>
          </table:table-cell>
          <table:table-cell table:formula="of:=[.O238]-0.021583" office:value-type="float" office:value="-0.003597">
            <text:p>-0.003597</text:p>
          </table:table-cell>
          <table:table-cell office:value-type="float" office:value="2.24357">
            <text:p>2.24357</text:p>
          </table:table-cell>
          <table:table-cell office:value-type="float" office:value="-46">
            <text:p>-46</text:p>
          </table:table-cell>
          <table:table-cell office:value-type="float" office:value="-1101">
            <text:p>-1101</text:p>
          </table:table-cell>
          <table:table-cell office:value-type="float" office:value="-6466">
            <text:p>-6466</text:p>
          </table:table-cell>
          <table:table-cell office:value-type="float" office:value="8986">
            <text:p>8986</text:p>
          </table:table-cell>
          <table:table-cell office:value-type="float" office:value="11956.753906">
            <text:p>11956.753906</text:p>
          </table:table-cell>
          <table:table-cell office:value-type="float" office:value="-3.990208">
            <text:p>-3.990208</text:p>
          </table:table-cell>
          <table:table-cell office:value-type="float" office:value="-3.511081">
            <text:p>-3.511081</text:p>
          </table:table-cell>
          <table:table-cell office:value-type="float" office:value="12.00758">
            <text:p>12.00758</text:p>
          </table:table-cell>
        </table:table-row>
        <table:table-row table:style-name="ro1">
          <table:table-cell office:value-type="float" office:value="61423">
            <text:p>61423</text:p>
          </table:table-cell>
          <table:table-cell office:value-type="float" office:value="21">
            <text:p>21</text:p>
          </table:table-cell>
          <table:table-cell office:value-type="float" office:value="374">
            <text:p>374</text:p>
          </table:table-cell>
          <table:table-cell office:value-type="float" office:value="1683.155762">
            <text:p>1683.155762</text:p>
          </table:table-cell>
          <table:table-cell office:value-type="float" office:value="-0.033293">
            <text:p>-0.033293</text:p>
          </table:table-cell>
          <table:table-cell office:value-type="float" office:value="-0.034617">
            <text:p>-0.034617</text:p>
          </table:table-cell>
          <table:table-cell office:value-type="float" office:value="3.978019">
            <text:p>3.978019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table:formula="of:=[.I239]-[.$I$2]" office:value-type="float" office:value="0.047884">
            <text:p>0.047884</text:p>
          </table:table-cell>
          <table:table-cell table:formula="of:=AVERAGE([.J235:.J239])" office:value-type="float" office:value="0.0177172">
            <text:p>0.0177172</text:p>
          </table:table-cell>
          <table:table-cell table:formula="of:=AVERAGE([.J231:.J239])" office:value-type="float" office:value="0.0255383333333333">
            <text:p>0.0255383333</text:p>
          </table:table-cell>
          <table:table-cell office:value-type="float" office:value="453.167236">
            <text:p>453.167236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O239]-0.021583" office:value-type="float" office:value="-0.001065">
            <text:p>-0.001065</text:p>
          </table:table-cell>
          <table:table-cell office:value-type="float" office:value="3.978009">
            <text:p>3.978009</text:p>
          </table:table-cell>
          <table:table-cell office:value-type="float" office:value="-60">
            <text:p>-60</text:p>
          </table:table-cell>
          <table:table-cell office:value-type="float" office:value="-1085">
            <text:p>-1085</text:p>
          </table:table-cell>
          <table:table-cell office:value-type="float" office:value="-6815">
            <text:p>-6815</text:p>
          </table:table-cell>
          <table:table-cell office:value-type="float" office:value="9121">
            <text:p>9121</text:p>
          </table:table-cell>
          <table:table-cell office:value-type="float" office:value="12238.972656">
            <text:p>12238.972656</text:p>
          </table:table-cell>
          <table:table-cell office:value-type="float" office:value="-4.0235">
            <text:p>-4.0235</text:p>
          </table:table-cell>
          <table:table-cell office:value-type="float" office:value="-3.545698">
            <text:p>-3.545698</text:p>
          </table:table-cell>
          <table:table-cell office:value-type="float" office:value="11.8753">
            <text:p>11.8753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21">
            <text:p>21</text:p>
          </table:table-cell>
          <table:table-cell office:value-type="float" office:value="364">
            <text:p>364</text:p>
          </table:table-cell>
          <table:table-cell office:value-type="float" office:value="1634.96228">
            <text:p>1634.96228</text:p>
          </table:table-cell>
          <table:table-cell office:value-type="float" office:value="-0.028171">
            <text:p>-0.028171</text:p>
          </table:table-cell>
          <table:table-cell office:value-type="float" office:value="-0.028557">
            <text:p>-0.028557</text:p>
          </table:table-cell>
          <table:table-cell office:value-type="float" office:value="1.369448">
            <text:p>1.369448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[.I240]-[.$I$2]" office:value-type="float" office:value="-0.014365">
            <text:p>-0.014365</text:p>
          </table:table-cell>
          <table:table-cell table:formula="of:=AVERAGE([.J236:.J240])" office:value-type="float" office:value="0.0196326">
            <text:p>0.0196326</text:p>
          </table:table-cell>
          <table:table-cell table:formula="of:=AVERAGE([.J232:.J240])" office:value-type="float" office:value="0.0196857777777778">
            <text:p>0.019685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O240]-0.021583" office:value-type="float" office:value="0.00439700000000001">
            <text:p>0.004397</text:p>
          </table:table-cell>
          <table:table-cell office:value-type="float" office:value="1.36945">
            <text:p>1.36945</text:p>
          </table:table-cell>
          <table:table-cell office:value-type="float" office:value="-73">
            <text:p>-73</text:p>
          </table:table-cell>
          <table:table-cell office:value-type="float" office:value="-1069">
            <text:p>-1069</text:p>
          </table:table-cell>
          <table:table-cell office:value-type="float" office:value="-7150">
            <text:p>-7150</text:p>
          </table:table-cell>
          <table:table-cell office:value-type="float" office:value="9264">
            <text:p>9264</text:p>
          </table:table-cell>
          <table:table-cell office:value-type="float" office:value="12524.168945">
            <text:p>12524.168945</text:p>
          </table:table-cell>
          <table:table-cell office:value-type="float" office:value="-4.051671">
            <text:p>-4.051671</text:p>
          </table:table-cell>
          <table:table-cell office:value-type="float" office:value="-3.574254">
            <text:p>-3.574254</text:p>
          </table:table-cell>
          <table:table-cell office:value-type="float" office:value="11.783207">
            <text:p>11.783207</text:p>
          </table:table-cell>
        </table:table-row>
        <table:table-row table:style-name="ro1">
          <table:table-cell office:value-type="float" office:value="61937">
            <text:p>61937</text:p>
          </table:table-cell>
          <table:table-cell office:value-type="float" office:value="21">
            <text:p>21</text:p>
          </table:table-cell>
          <table:table-cell office:value-type="float" office:value="446">
            <text:p>446</text:p>
          </table:table-cell>
          <table:table-cell office:value-type="float" office:value="2025.02771">
            <text:p>2025.02771</text:p>
          </table:table-cell>
          <table:table-cell office:value-type="float" office:value="-0.028171">
            <text:p>-0.028171</text:p>
          </table:table-cell>
          <table:table-cell office:value-type="float" office:value="-0.029173">
            <text:p>-0.029173</text:p>
          </table:table-cell>
          <table:table-cell office:value-type="float" office:value="3.557282">
            <text:p>3.557282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241]-[.$I$2]" office:value-type="float" office:value="0.007183">
            <text:p>0.007183</text:p>
          </table:table-cell>
          <table:table-cell table:formula="of:=AVERAGE([.J237:.J241])" office:value-type="float" office:value="0.0129288">
            <text:p>0.0129288</text:p>
          </table:table-cell>
          <table:table-cell table:formula="of:=AVERAGE([.J233:.J241])" office:value-type="float" office:value="0.0140993333333333">
            <text:p>0.014099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513">
            <text:p>0.026513</text:p>
          </table:table-cell>
          <table:table-cell table:formula="of:=[.O241]-0.021583" office:value-type="float" office:value="0.00493">
            <text:p>0.00493</text:p>
          </table:table-cell>
          <table:table-cell office:value-type="float" office:value="3.557281">
            <text:p>3.557281</text:p>
          </table:table-cell>
          <table:table-cell office:value-type="float" office:value="-86">
            <text:p>-86</text:p>
          </table:table-cell>
          <table:table-cell office:value-type="float" office:value="-1052">
            <text:p>-1052</text:p>
          </table:table-cell>
          <table:table-cell office:value-type="float" office:value="-7555">
            <text:p>-7555</text:p>
          </table:table-cell>
          <table:table-cell office:value-type="float" office:value="9451">
            <text:p>9451</text:p>
          </table:table-cell>
          <table:table-cell office:value-type="float" office:value="12887.939453">
            <text:p>12887.939453</text:p>
          </table:table-cell>
          <table:table-cell office:value-type="float" office:value="-4.079842">
            <text:p>-4.079842</text:p>
          </table:table-cell>
          <table:table-cell office:value-type="float" office:value="-3.603427">
            <text:p>-3.603427</text:p>
          </table:table-cell>
          <table:table-cell office:value-type="float" office:value="11.677278">
            <text:p>11.677278</text:p>
          </table:table-cell>
        </table:table-row>
        <table:table-row table:style-name="ro1">
          <table:table-cell office:value-type="float" office:value="62194">
            <text:p>62194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199.276855">
            <text:p>2199.276855</text:p>
          </table:table-cell>
          <table:table-cell office:value-type="float" office:value="-0.028205">
            <text:p>-0.028205</text:p>
          </table:table-cell>
          <table:table-cell office:value-type="float" office:value="-0.02705">
            <text:p>-0.02705</text:p>
          </table:table-cell>
          <table:table-cell office:value-type="float" office:value="4.095668">
            <text:p>4.095668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[.I242]-[.$I$2]" office:value-type="float" office:value="0.028731">
            <text:p>0.028731</text:p>
          </table:table-cell>
          <table:table-cell table:formula="of:=AVERAGE([.J238:.J242])" office:value-type="float" office:value="0.0090982">
            <text:p>0.0090982</text:p>
          </table:table-cell>
          <table:table-cell table:formula="of:=AVERAGE([.J234:.J242])" office:value-type="float" office:value="0.0162275555555556">
            <text:p>0.0162275556</text:p>
          </table:table-cell>
          <table:table-cell office:value-type="float" office:value="1459.957642">
            <text:p>1459.957642</text:p>
          </table:table-cell>
          <table:table-cell office:value-type="float" office:value="0">
            <text:p>0</text:p>
          </table:table-cell>
          <table:table-cell office:value-type="float" office:value="0.026779">
            <text:p>0.026779</text:p>
          </table:table-cell>
          <table:table-cell table:formula="of:=[.O242]-0.021583" office:value-type="float" office:value="0.005196">
            <text:p>0.005196</text:p>
          </table:table-cell>
          <table:table-cell office:value-type="float" office:value="4.095669">
            <text:p>4.095669</text:p>
          </table:table-cell>
          <table:table-cell office:value-type="float" office:value="-98">
            <text:p>-98</text:p>
          </table:table-cell>
          <table:table-cell office:value-type="float" office:value="-1036">
            <text:p>-1036</text:p>
          </table:table-cell>
          <table:table-cell office:value-type="float" office:value="-7967">
            <text:p>-7967</text:p>
          </table:table-cell>
          <table:table-cell office:value-type="float" office:value="9656">
            <text:p>9656</text:p>
          </table:table-cell>
          <table:table-cell office:value-type="float" office:value="13275.542969">
            <text:p>13275.542969</text:p>
          </table:table-cell>
          <table:table-cell office:value-type="float" office:value="-4.108047">
            <text:p>-4.108047</text:p>
          </table:table-cell>
          <table:table-cell office:value-type="float" office:value="-3.630477">
            <text:p>-3.630477</text:p>
          </table:table-cell>
          <table:table-cell office:value-type="float" office:value="11.625217">
            <text:p>11.625217</text:p>
          </table:table-cell>
        </table:table-row>
        <table:table-row table:style-name="ro1">
          <table:table-cell office:value-type="float" office:value="62451">
            <text:p>62451</text:p>
          </table:table-cell>
          <table:table-cell office:value-type="float" office:value="20">
            <text:p>20</text:p>
          </table:table-cell>
          <table:table-cell office:value-type="float" office:value="469">
            <text:p>469</text:p>
          </table:table-cell>
          <table:table-cell office:value-type="float" office:value="2242.763916">
            <text:p>2242.763916</text:p>
          </table:table-cell>
          <table:table-cell office:value-type="float" office:value="-0.03">
            <text:p>-0.03</text:p>
          </table:table-cell>
          <table:table-cell office:value-type="float" office:value="-0.027769">
            <text:p>-0.027769</text:p>
          </table:table-cell>
          <table:table-cell office:value-type="float" office:value="7.436704">
            <text:p>7.436704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[.I243]-[.$I$2]" office:value-type="float" office:value="0.023942">
            <text:p>0.023942</text:p>
          </table:table-cell>
          <table:table-cell table:formula="of:=AVERAGE([.J239:.J243])" office:value-type="float" office:value="0.018675">
            <text:p>0.018675</text:p>
          </table:table-cell>
          <table:table-cell table:formula="of:=AVERAGE([.J235:.J243])" office:value-type="float" office:value="0.0148974444444444">
            <text:p>0.014897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O243]-0.021583" office:value-type="float" office:value="-0.002664">
            <text:p>-0.002664</text:p>
          </table:table-cell>
          <table:table-cell office:value-type="float" office:value="7.43671">
            <text:p>7.43671</text:p>
          </table:table-cell>
          <table:table-cell office:value-type="float" office:value="-109">
            <text:p>-109</text:p>
          </table:table-cell>
          <table:table-cell office:value-type="float" office:value="-1020">
            <text:p>-1020</text:p>
          </table:table-cell>
          <table:table-cell office:value-type="float" office:value="-8381">
            <text:p>-8381</text:p>
          </table:table-cell>
          <table:table-cell office:value-type="float" office:value="9876">
            <text:p>9876</text:p>
          </table:table-cell>
          <table:table-cell office:value-type="float" office:value="13680.234375">
            <text:p>13680.234375</text:p>
          </table:table-cell>
          <table:table-cell office:value-type="float" office:value="-4.138047">
            <text:p>-4.138047</text:p>
          </table:table-cell>
          <table:table-cell office:value-type="float" office:value="-3.658246">
            <text:p>-3.658246</text:p>
          </table:table-cell>
          <table:table-cell office:value-type="float" office:value="11.594853">
            <text:p>11.594853</text:p>
          </table:table-cell>
        </table:table-row>
        <table:table-row table:style-name="ro1">
          <table:table-cell office:value-type="float" office:value="62708">
            <text:p>62708</text:p>
          </table:table-cell>
          <table:table-cell office:value-type="float" office:value="20">
            <text:p>20</text:p>
          </table:table-cell>
          <table:table-cell office:value-type="float" office:value="475">
            <text:p>475</text:p>
          </table:table-cell>
          <table:table-cell office:value-type="float" office:value="2272.809814">
            <text:p>2272.809814</text:p>
          </table:table-cell>
          <table:table-cell office:value-type="float" office:value="-0.025">
            <text:p>-0.025</text:p>
          </table:table-cell>
          <table:table-cell office:value-type="float" office:value="-0.030063">
            <text:p>-0.030063</text:p>
          </table:table-cell>
          <table:table-cell office:value-type="float" office:value="20.252384">
            <text:p>20.252384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table:formula="of:=[.I244]-[.$I$2]" office:value-type="float" office:value="0.086192">
            <text:p>0.086192</text:p>
          </table:table-cell>
          <table:table-cell table:formula="of:=AVERAGE([.J240:.J244])" office:value-type="float" office:value="0.0263366">
            <text:p>0.0263366</text:p>
          </table:table-cell>
          <table:table-cell table:formula="of:=AVERAGE([.J236:.J244])" office:value-type="float" office:value="0.0271345555555555">
            <text:p>0.027134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244]-0.021583" office:value-type="float" office:value="0.000800000000000002">
            <text:p>0.0008</text:p>
          </table:table-cell>
          <table:table-cell office:value-type="float" office:value="20.252388">
            <text:p>20.252388</text:p>
          </table:table-cell>
          <table:table-cell office:value-type="float" office:value="-120">
            <text:p>-120</text:p>
          </table:table-cell>
          <table:table-cell office:value-type="float" office:value="-1003">
            <text:p>-1003</text:p>
          </table:table-cell>
          <table:table-cell office:value-type="float" office:value="-8794">
            <text:p>-8794</text:p>
          </table:table-cell>
          <table:table-cell office:value-type="float" office:value="10110">
            <text:p>10110</text:p>
          </table:table-cell>
          <table:table-cell office:value-type="float" office:value="14097.412109">
            <text:p>14097.412109</text:p>
          </table:table-cell>
          <table:table-cell office:value-type="float" office:value="-4.163047">
            <text:p>-4.163047</text:p>
          </table:table-cell>
          <table:table-cell office:value-type="float" office:value="-3.688309">
            <text:p>-3.688309</text:p>
          </table:table-cell>
          <table:table-cell office:value-type="float" office:value="11.403605">
            <text:p>11.403605</text:p>
          </table:table-cell>
        </table:table-row>
        <table:table-row table:style-name="ro1">
          <table:table-cell office:value-type="float" office:value="62965">
            <text:p>62965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9574.674805">
            <text:p>9574.674805</text:p>
          </table:table-cell>
          <table:table-cell office:value-type="float" office:value="-0.005">
            <text:p>-0.005</text:p>
          </table:table-cell>
          <table:table-cell office:value-type="float" office:value="0.007875">
            <text:p>0.007875</text:p>
          </table:table-cell>
          <table:table-cell office:value-type="float" office:value="257.505951">
            <text:p>257.505951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[.I245]-[.$I$2]" office:value-type="float" office:value="0.055067">
            <text:p>0.055067</text:p>
          </table:table-cell>
          <table:table-cell table:formula="of:=AVERAGE([.J241:.J245])" office:value-type="float" office:value="0.040223">
            <text:p>0.040223</text:p>
          </table:table-cell>
          <table:table-cell table:formula="of:=AVERAGE([.J237:.J245])" office:value-type="float" office:value="0.0287306666666667">
            <text:p>0.0287306667</text:p>
          </table:table-cell>
          <table:table-cell office:value-type="float" office:value="161.145386">
            <text:p>161.145386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245]-0.021583" office:value-type="float" office:value="0.003598">
            <text:p>0.003598</text:p>
          </table:table-cell>
          <table:table-cell office:value-type="float" office:value="257.505981">
            <text:p>257.505981</text:p>
          </table:table-cell>
          <table:table-cell office:value-type="float" office:value="-123">
            <text:p>-123</text:p>
          </table:table-cell>
          <table:table-cell office:value-type="float" office:value="-999">
            <text:p>-999</text:p>
          </table:table-cell>
          <table:table-cell office:value-type="float" office:value="-9207">
            <text:p>-9207</text:p>
          </table:table-cell>
          <table:table-cell office:value-type="float" office:value="10361">
            <text:p>10361</text:p>
          </table:table-cell>
          <table:table-cell office:value-type="float" office:value="14545.399414">
            <text:p>14545.399414</text:p>
          </table:table-cell>
          <table:table-cell office:value-type="float" office:value="-4.168047">
            <text:p>-4.168047</text:p>
          </table:table-cell>
          <table:table-cell office:value-type="float" office:value="-3.680434">
            <text:p>-3.680434</text:p>
          </table:table-cell>
          <table:table-cell office:value-type="float" office:value="11.69883">
            <text:p>11.69883</text:p>
          </table:table-cell>
        </table:table-row>
        <table:table-row table:style-name="ro1">
          <table:table-cell office:value-type="float" office:value="63222">
            <text:p>63222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48652.894531">
            <text:p>48652.894531</text:p>
          </table:table-cell>
          <table:table-cell office:value-type="float" office:value="0.005">
            <text:p>0.005</text:p>
          </table:table-cell>
          <table:table-cell office:value-type="float" office:value="0.005752">
            <text:p>0.005752</text:p>
          </table:table-cell>
          <table:table-cell office:value-type="float" office:value="15.047834">
            <text:p>15.047834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246]-[.$I$2]" office:value-type="float" office:value="0.007183">
            <text:p>0.007183</text:p>
          </table:table-cell>
          <table:table-cell table:formula="of:=AVERAGE([.J242:.J246])" office:value-type="float" office:value="0.040223">
            <text:p>0.040223</text:p>
          </table:table-cell>
          <table:table-cell table:formula="of:=AVERAGE([.J238:.J246])" office:value-type="float" office:value="0.0242083333333333">
            <text:p>0.0242083333</text:p>
          </table:table-cell>
          <table:table-cell office:value-type="float" office:value="194.880753">
            <text:p>194.880753</text:p>
          </table:table-cell>
          <table:table-cell office:value-type="float" office:value="0">
            <text:p>0</text:p>
          </table:table-cell>
          <table:table-cell office:value-type="float" office:value="0.027579">
            <text:p>0.027579</text:p>
          </table:table-cell>
          <table:table-cell table:formula="of:=[.O246]-0.021583" office:value-type="float" office:value="0.005996">
            <text:p>0.005996</text:p>
          </table:table-cell>
          <table:table-cell office:value-type="float" office:value="15.047842">
            <text:p>15.047842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9625">
            <text:p>-9625</text:p>
          </table:table-cell>
          <table:table-cell office:value-type="float" office:value="10611">
            <text:p>10611</text:p>
          </table:table-cell>
          <table:table-cell office:value-type="float" office:value="15001.262695">
            <text:p>15001.262695</text:p>
          </table:table-cell>
          <table:table-cell office:value-type="float" office:value="-4.163047">
            <text:p>-4.163047</text:p>
          </table:table-cell>
          <table:table-cell office:value-type="float" office:value="-3.674682">
            <text:p>-3.674682</text:p>
          </table:table-cell>
          <table:table-cell office:value-type="float" office:value="11.730949">
            <text:p>11.730949</text:p>
          </table:table-cell>
        </table:table-row>
        <table:table-row table:style-name="ro1">
          <table:table-cell office:value-type="float" office:value="63479">
            <text:p>63479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247]-[.$I$2]" office:value-type="float" office:value="-0.033518">
            <text:p>-0.033518</text:p>
          </table:table-cell>
          <table:table-cell table:formula="of:=AVERAGE([.J243:.J247])" office:value-type="float" office:value="0.0277732">
            <text:p>0.0277732</text:p>
          </table:table-cell>
          <table:table-cell table:formula="of:=AVERAGE([.J239:.J247])" office:value-type="float" office:value="0.0231443333333333">
            <text:p>0.0231443333</text:p>
          </table:table-cell>
          <table:table-cell office:value-type="float" office:value="748.351929">
            <text:p>748.351929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O247]-0.021583" office:value-type="float" office:value="0.001466">
            <text:p>0.001466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050">
            <text:p>-10050</text:p>
          </table:table-cell>
          <table:table-cell office:value-type="float" office:value="10862">
            <text:p>10862</text:p>
          </table:table-cell>
          <table:table-cell office:value-type="float" office:value="15465.609375">
            <text:p>15465.609375</text:p>
          </table:table-cell>
          <table:table-cell office:value-type="float" office:value="-4.163047">
            <text:p>-4.163047</text:p>
          </table:table-cell>
          <table:table-cell office:value-type="float" office:value="-3.669272">
            <text:p>-3.669272</text:p>
          </table:table-cell>
          <table:table-cell office:value-type="float" office:value="11.860902">
            <text:p>11.860902</text:p>
          </table:table-cell>
        </table:table-row>
        <table:table-row table:style-name="ro1">
          <table:table-cell office:value-type="float" office:value="63736">
            <text:p>6373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248]-[.$I$2]" office:value-type="float" office:value="0.031125">
            <text:p>0.031125</text:p>
          </table:table-cell>
          <table:table-cell table:formula="of:=AVERAGE([.J244:.J248])" office:value-type="float" office:value="0.0292098">
            <text:p>0.0292098</text:p>
          </table:table-cell>
          <table:table-cell table:formula="of:=AVERAGE([.J240:.J248])" office:value-type="float" office:value="0.0212822222222222">
            <text:p>0.021282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O248]-0.021583" office:value-type="float" office:value="-0.001065">
            <text:p>-0.00106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481">
            <text:p>-10481</text:p>
          </table:table-cell>
          <table:table-cell office:value-type="float" office:value="11113">
            <text:p>11113</text:p>
          </table:table-cell>
          <table:table-cell office:value-type="float" office:value="15935.613281">
            <text:p>15935.613281</text:p>
          </table:table-cell>
          <table:table-cell office:value-type="float" office:value="-4.163047">
            <text:p>-4.163047</text:p>
          </table:table-cell>
          <table:table-cell office:value-type="float" office:value="-3.663622">
            <text:p>-3.663622</text:p>
          </table:table-cell>
          <table:table-cell office:value-type="float" office:value="11.996609">
            <text:p>11.996609</text:p>
          </table:table-cell>
        </table:table-row>
        <table:table-row table:style-name="ro1">
          <table:table-cell office:value-type="float" office:value="63993">
            <text:p>63993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[.I249]-[.$I$2]" office:value-type="float" office:value="-0.007182">
            <text:p>-0.007182</text:p>
          </table:table-cell>
          <table:table-cell table:formula="of:=AVERAGE([.J245:.J249])" office:value-type="float" office:value="0.010535">
            <text:p>0.010535</text:p>
          </table:table-cell>
          <table:table-cell table:formula="of:=AVERAGE([.J241:.J249])" office:value-type="float" office:value="0.0220803333333333">
            <text:p>0.022080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178">
            <text:p>0.029178</text:p>
          </table:table-cell>
          <table:table-cell table:formula="of:=[.O249]-0.021583" office:value-type="float" office:value="0.007595">
            <text:p>0.00759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916">
            <text:p>-10916</text:p>
          </table:table-cell>
          <table:table-cell office:value-type="float" office:value="11363">
            <text:p>11363</text:p>
          </table:table-cell>
          <table:table-cell office:value-type="float" office:value="16409.191406">
            <text:p>16409.191406</text:p>
          </table:table-cell>
          <table:table-cell office:value-type="float" office:value="-4.163047">
            <text:p>-4.163047</text:p>
          </table:table-cell>
          <table:table-cell office:value-type="float" office:value="-3.658452">
            <text:p>-3.658452</text:p>
          </table:table-cell>
          <table:table-cell office:value-type="float" office:value="12.120806">
            <text:p>12.120806</text:p>
          </table:table-cell>
        </table:table-row>
        <table:table-row table:style-name="ro1">
          <table:table-cell office:value-type="float" office:value="64250">
            <text:p>6425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427.753906">
            <text:p>49427.753906</text:p>
          </table:table-cell>
          <table:table-cell office:value-type="float" office:value="-0.005">
            <text:p>-0.005</text:p>
          </table:table-cell>
          <table:table-cell office:value-type="float" office:value="-0.007054">
            <text:p>-0.007054</text:p>
          </table:table-cell>
          <table:table-cell office:value-type="float" office:value="41.070572">
            <text:p>41.070572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table:formula="of:=[.I250]-[.$I$2]" office:value-type="float" office:value="0.035913">
            <text:p>0.035913</text:p>
          </table:table-cell>
          <table:table-cell table:formula="of:=AVERAGE([.J246:.J250])" office:value-type="float" office:value="0.0067042">
            <text:p>0.0067042</text:p>
          </table:table-cell>
          <table:table-cell table:formula="of:=AVERAGE([.J242:.J250])" office:value-type="float" office:value="0.0252725555555556">
            <text:p>0.0252725556</text:p>
          </table:table-cell>
          <table:table-cell office:value-type="float" office:value="748.351929">
            <text:p>748.351929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250]-0.021583" office:value-type="float" office:value="-0.001332">
            <text:p>-0.001332</text:p>
          </table:table-cell>
          <table:table-cell office:value-type="float" office:value="41.070568">
            <text:p>41.070568</text:p>
          </table:table-cell>
          <table:table-cell office:value-type="float" office:value="-125">
            <text:p>-125</text:p>
          </table:table-cell>
          <table:table-cell office:value-type="float" office:value="-997">
            <text:p>-997</text:p>
          </table:table-cell>
          <table:table-cell office:value-type="float" office:value="-11347">
            <text:p>-11347</text:p>
          </table:table-cell>
          <table:table-cell office:value-type="float" office:value="11608">
            <text:p>11608</text:p>
          </table:table-cell>
          <table:table-cell office:value-type="float" office:value="16876.591797">
            <text:p>16876.591797</text:p>
          </table:table-cell>
          <table:table-cell office:value-type="float" office:value="-4.168047">
            <text:p>-4.168047</text:p>
          </table:table-cell>
          <table:table-cell office:value-type="float" office:value="-3.665506">
            <text:p>-3.665506</text:p>
          </table:table-cell>
          <table:table-cell office:value-type="float" office:value="12.056997">
            <text:p>12.056997</text:p>
          </table:table-cell>
        </table:table-row>
        <table:table-row table:style-name="ro1">
          <table:table-cell office:value-type="float" office:value="64507">
            <text:p>64507</text:p>
          </table:table-cell>
          <table:table-cell office:value-type="float" office:value="4">
            <text:p>4</text:p>
          </table:table-cell>
          <table:table-cell office:value-type="float" office:value="501">
            <text:p>501</text:p>
          </table:table-cell>
          <table:table-cell office:value-type="float" office:value="12432.166992">
            <text:p>12432.166992</text:p>
          </table:table-cell>
          <table:table-cell office:value-type="float" office:value="-0.02">
            <text:p>-0.02</text:p>
          </table:table-cell>
          <table:table-cell office:value-type="float" office:value="-0.037254">
            <text:p>-0.037254</text:p>
          </table:table-cell>
          <table:table-cell office:value-type="float" office:value="86.267929">
            <text:p>86.267929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[.I251]-[.$I$2]" office:value-type="float" office:value="-0.026336">
            <text:p>-0.026336</text:p>
          </table:table-cell>
          <table:table-cell table:formula="of:=AVERAGE([.J247:.J251])" office:value-type="float" office:value="0.000000399999999997624">
            <text:p>0.0000004</text:p>
          </table:table-cell>
          <table:table-cell table:formula="of:=AVERAGE([.J243:.J251])" office:value-type="float" office:value="0.019154">
            <text:p>0.019154</text:p>
          </table:table-cell>
          <table:table-cell office:value-type="float" office:value="100.303825">
            <text:p>100.303825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O251]-0.021583" office:value-type="float" office:value="0.000933">
            <text:p>0.000933</text:p>
          </table:table-cell>
          <table:table-cell office:value-type="float" office:value="86.267944">
            <text:p>86.267944</text:p>
          </table:table-cell>
          <table:table-cell office:value-type="float" office:value="-127">
            <text:p>-127</text:p>
          </table:table-cell>
          <table:table-cell office:value-type="float" office:value="-994">
            <text:p>-994</text:p>
          </table:table-cell>
          <table:table-cell office:value-type="float" office:value="-11781">
            <text:p>-11781</text:p>
          </table:table-cell>
          <table:table-cell office:value-type="float" office:value="11859">
            <text:p>11859</text:p>
          </table:table-cell>
          <table:table-cell office:value-type="float" office:value="17349.792969">
            <text:p>17349.792969</text:p>
          </table:table-cell>
          <table:table-cell office:value-type="float" office:value="-4.188047">
            <text:p>-4.188047</text:p>
          </table:table-cell>
          <table:table-cell office:value-type="float" office:value="-3.702759">
            <text:p>-3.702759</text:p>
          </table:table-cell>
          <table:table-cell office:value-type="float" office:value="11.587445">
            <text:p>11.587445</text:p>
          </table:table-cell>
        </table:table-row>
        <table:table-row table:style-name="ro1">
          <table:table-cell office:value-type="float" office:value="64764">
            <text:p>64764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4324.893555">
            <text:p>4324.893555</text:p>
          </table:table-cell>
          <table:table-cell office:value-type="float" office:value="-0.055">
            <text:p>-0.055</text:p>
          </table:table-cell>
          <table:table-cell office:value-type="float" office:value="-0.112548">
            <text:p>-0.112548</text:p>
          </table:table-cell>
          <table:table-cell office:value-type="float" office:value="104.633263">
            <text:p>104.633263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252]-[.$I$2]" office:value-type="float" office:value="0.038308">
            <text:p>0.038308</text:p>
          </table:table-cell>
          <table:table-cell table:formula="of:=AVERAGE([.J248:.J252])" office:value-type="float" office:value="0.0143656">
            <text:p>0.0143656</text:p>
          </table:table-cell>
          <table:table-cell table:formula="of:=AVERAGE([.J244:.J252])" office:value-type="float" office:value="0.0207502222222222">
            <text:p>0.0207502222</text:p>
          </table:table-cell>
          <table:table-cell office:value-type="float" office:value="307.834106">
            <text:p>307.834106</text:p>
          </table:table-cell>
          <table:table-cell office:value-type="float" office:value="0">
            <text:p>0</text:p>
          </table:table-cell>
          <table:table-cell office:value-type="float" office:value="0.027845">
            <text:p>0.027845</text:p>
          </table:table-cell>
          <table:table-cell table:formula="of:=[.O252]-0.021583" office:value-type="float" office:value="0.006262">
            <text:p>0.006262</text:p>
          </table:table-cell>
          <table:table-cell office:value-type="float" office:value="104.633263">
            <text:p>104.633263</text:p>
          </table:table-cell>
          <table:table-cell office:value-type="float" office:value="-133">
            <text:p>-133</text:p>
          </table:table-cell>
          <table:table-cell office:value-type="float" office:value="-984">
            <text:p>-984</text:p>
          </table:table-cell>
          <table:table-cell office:value-type="float" office:value="-12193">
            <text:p>-12193</text:p>
          </table:table-cell>
          <table:table-cell office:value-type="float" office:value="12118">
            <text:p>12118</text:p>
          </table:table-cell>
          <table:table-cell office:value-type="float" office:value="17807.470703">
            <text:p>17807.470703</text:p>
          </table:table-cell>
          <table:table-cell office:value-type="float" office:value="-4.243047">
            <text:p>-4.243047</text:p>
          </table:table-cell>
          <table:table-cell office:value-type="float" office:value="-3.815308">
            <text:p>-3.815308</text:p>
          </table:table-cell>
          <table:table-cell office:value-type="float" office:value="10.080943">
            <text:p>10.080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20:01:36</dc:date>
    <dc:creator>Stefan </dc:creator>
    <meta:generator>LibreOffice/3.5$Linux_X86_64 LibreOffice_project/350m1$Build-2</meta:generator>
    <meta:editing-duration>PT4H41M45S</meta:editing-duration>
    <meta:editing-cycles>8</meta:editing-cycles>
    <meta:document-statistic meta:table-count="1" meta:cell-count="628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aecf00" svg:stroke-opacity="85%" draw:fill-color="#aecf00" draw:opacity="85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3cm" svg:height="11.179cm" xlink:href=".." xlink:type="simple" chart:class="chart:scatter" chart:style-name="ch1">
        <chart:legend chart:legend-position="end" svg:x="14.375cm" svg:y="5.041cm" style:legend-expansion="high" chart:style-name="ch2"/>
        <chart:plot-area chart:style-name="ch3" table:cell-range-address="Sheet1.A2:Sheet1.A252 Sheet1.N1:Sheet1.O252" chart:data-source-has-labels="row" svg:x="0.89cm" svg:y="1.027cm" svg:width="12.605cm" svg:height="9.509cm">
          <chartooo:coordinate-region svg:x="1.723cm" svg:y="1.227cm" svg:width="11.307cm" svg:height="9.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52" chart:label-cell-address="Sheet1.N1:Sheet1.N1" chart:class="chart:scatter">
            <chart:domain table:cell-range-address="Sheet1.A2:Sheet1.A252"/>
            <chart:data-point chart:repeated="251"/>
          </chart:series>
          <chart:series chart:style-name="ch7" chart:values-cell-range-address="Sheet1.O2:Sheet1.O252" chart:label-cell-address="Sheet1.O1:Sheet1.O1" chart:class="chart:scatter"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  <table:table-cell office:value-type="string">
                <text:p>Velocidade angular giroscópio com offse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0">
                <text:p>0</text:p>
                <draw:g>
                  <svg:desc>Sheet1.N2:Sheet1.N252</svg:desc>
                </draw:g>
              </table:table-cell>
              <table:table-cell office:value-type="float" office:value="0.026513">
                <text:p>0.026513</text:p>
                <draw:g>
                  <svg:desc>Sheet1.O2:Sheet1.O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25047">
                <text:p>0.025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27312">
                <text:p>0.027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72633">
                <text:p>0.072633</text:p>
              </table:table-cell>
              <table:table-cell office:value-type="float" office:value="0.102455">
                <text:p>0.102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009772">
                <text:p>0.009772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0978">
                <text:p>-0.00978</text:p>
              </table:table-cell>
              <table:table-cell office:value-type="float" office:value="0.005462">
                <text:p>0.005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01297">
                <text:p>-0.01297</text:p>
              </table:table-cell>
              <table:table-cell office:value-type="float" office:value="0.032642">
                <text:p>0.032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">
                <text:p>0</text:p>
              </table:table-cell>
              <table:table-cell office:value-type="float" office:value="0.03544">
                <text:p>0.03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068511">
                <text:p>0.068511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285">
                <text:p>-0.02285</text:p>
              </table:table-cell>
              <table:table-cell office:value-type="float" office:value="-0.006928">
                <text:p>-0.006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6855">
                <text:p>-0.06855</text:p>
              </table:table-cell>
              <table:table-cell office:value-type="float" office:value="-0.010525">
                <text:p>-0.010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">
                <text:p>0</text:p>
              </table:table-cell>
              <table:table-cell office:value-type="float" office:value="0.011591">
                <text:p>0.011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77821">
                <text:p>-0.077821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14591">
                <text:p>0.014591</text:p>
              </table:table-cell>
              <table:table-cell office:value-type="float" office:value="0.047963">
                <text:p>0.04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42465">
                <text:p>0.042465</text:p>
              </table:table-cell>
              <table:table-cell office:value-type="float" office:value="0.084469">
                <text:p>0.084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544747">
                <text:p>0.544747</text:p>
              </table:table-cell>
              <table:table-cell office:value-type="float" office:value="0.180662">
                <text:p>0.180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149157">
                <text:p>0.149157</text:p>
              </table:table-cell>
              <table:table-cell office:value-type="float" office:value="0.197982">
                <text:p>0.197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524016">
                <text:p>0.524016</text:p>
              </table:table-cell>
              <table:table-cell office:value-type="float" office:value="0.294175">
                <text:p>0.294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251241">
                <text:p>0.251241</text:p>
              </table:table-cell>
              <table:table-cell office:value-type="float" office:value="0.317357">
                <text:p>0.317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221082">
                <text:p>0.221082</text:p>
              </table:table-cell>
              <table:table-cell office:value-type="float" office:value="0.40902">
                <text:p>0.40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91086">
                <text:p>0.91086</text:p>
              </table:table-cell>
              <table:table-cell office:value-type="float" office:value="0.367851">
                <text:p>0.367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330739">
                <text:p>0.330739</text:p>
              </table:table-cell>
              <table:table-cell office:value-type="float" office:value="0.364387">
                <text:p>0.364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26751">
                <text:p>0.26751</text:p>
              </table:table-cell>
              <table:table-cell office:value-type="float" office:value="0.362256">
                <text:p>0.362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933852">
                <text:p>0.933852</text:p>
              </table:table-cell>
              <table:table-cell office:value-type="float" office:value="0.329214">
                <text:p>0.329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410722">
                <text:p>0.410722</text:p>
              </table:table-cell>
              <table:table-cell office:value-type="float" office:value="0.350398">
                <text:p>0.350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1.14786">
                <text:p>1.14786</text:p>
              </table:table-cell>
              <table:table-cell office:value-type="float" office:value="0.450455">
                <text:p>0.450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">
                <text:p>0</text:p>
              </table:table-cell>
              <table:table-cell office:value-type="float" office:value="0.346002">
                <text:p>0.346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1.18955">
                <text:p>1.18955</text:p>
              </table:table-cell>
              <table:table-cell office:value-type="float" office:value="0.398495">
                <text:p>0.398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35019">
                <text:p>0.035019</text:p>
              </table:table-cell>
              <table:table-cell office:value-type="float" office:value="0.033708">
                <text:p>0.033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37095">
                <text:p>0.037095</text:p>
              </table:table-cell>
              <table:table-cell office:value-type="float" office:value="0.031576">
                <text:p>0.031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097276">
                <text:p>0.097276</text:p>
              </table:table-cell>
              <table:table-cell office:value-type="float" office:value="0.072211">
                <text:p>0.072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19455">
                <text:p>0.019455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13723">
                <text:p>-0.013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2285">
                <text:p>-0.02285</text:p>
              </table:table-cell>
              <table:table-cell office:value-type="float" office:value="-0.012524">
                <text:p>-0.012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">
                <text:p>0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029393">
                <text:p>0.029393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03262">
                <text:p>-0.003262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009785">
                <text:p>-0.009785</text:p>
              </table:table-cell>
              <table:table-cell office:value-type="float" office:value="0.018119">
                <text:p>0.018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02594">
                <text:p>-0.02594</text:p>
              </table:table-cell>
              <table:table-cell office:value-type="float" office:value="-0.021317">
                <text:p>-0.021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58366">
                <text:p>0.058366</text:p>
              </table:table-cell>
              <table:table-cell office:value-type="float" office:value="0.205842">
                <text:p>0.205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77821">
                <text:p>0.077821</text:p>
              </table:table-cell>
              <table:table-cell office:value-type="float" office:value="0.069946">
                <text:p>0.069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32425">
                <text:p>0.032425</text:p>
              </table:table-cell>
              <table:table-cell office:value-type="float" office:value="0.058888">
                <text:p>0.058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068511">
                <text:p>0.068511</text:p>
              </table:table-cell>
              <table:table-cell office:value-type="float" office:value="0.037172">
                <text:p>0.037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01297">
                <text:p>-0.01297</text:p>
              </table:table-cell>
              <table:table-cell office:value-type="float" office:value="0.005729">
                <text:p>0.005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77821">
                <text:p>-0.077821</text:p>
              </table:table-cell>
              <table:table-cell office:value-type="float" office:value="0.010658">
                <text:p>0.010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2285">
                <text:p>-0.02285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09787">
                <text:p>-0.009787</text:p>
              </table:table-cell>
              <table:table-cell office:value-type="float" office:value="0.005862">
                <text:p>0.005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01297">
                <text:p>-0.01297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009793">
                <text:p>-0.009793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">
                <text:p>0</text:p>
              </table:table-cell>
              <table:table-cell office:value-type="float" office:value="0.036372">
                <text:p>0.036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014591">
                <text:p>0.014591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05872">
                <text:p>0.005872</text:p>
              </table:table-cell>
              <table:table-cell office:value-type="float" office:value="0.030243">
                <text:p>0.030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07782">
                <text:p>-0.007782</text:p>
              </table:table-cell>
              <table:table-cell office:value-type="float" office:value="-0.005995">
                <text:p>-0.005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094866">
                <text:p>-0.094866</text:p>
              </table:table-cell>
              <table:table-cell office:value-type="float" office:value="-0.055158">
                <text:p>-0.0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09793">
                <text:p>-0.009793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009786">
                <text:p>0.009786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">
                <text:p>0</text:p>
              </table:table-cell>
              <table:table-cell office:value-type="float" office:value="0.010392">
                <text:p>0.010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2448">
                <text:p>-0.002448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29384">
                <text:p>0.029384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019455">
                <text:p>0.019455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09728">
                <text:p>-0.009728</text:p>
              </table:table-cell>
              <table:table-cell office:value-type="float" office:value="0.006395">
                <text:p>0.006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99416">
                <text:p>-0.199416</text:p>
              </table:table-cell>
              <table:table-cell office:value-type="float" office:value="-0.214636">
                <text:p>-0.214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42199">
                <text:p>-0.42199</text:p>
              </table:table-cell>
              <table:table-cell office:value-type="float" office:value="-0.05649">
                <text:p>-0.056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35592">
                <text:p>-0.035592</text:p>
              </table:table-cell>
              <table:table-cell office:value-type="float" office:value="-0.025047">
                <text:p>-0.025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874">
                <text:p>-0.0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083669">
                <text:p>-0.083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105549">
                <text:p>-0.105549</text:p>
              </table:table-cell>
              <table:table-cell office:value-type="float" office:value="-0.125504">
                <text:p>-0.125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2594">
                <text:p>-0.02594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107703">
                <text:p>-0.107703</text:p>
              </table:table-cell>
              <table:table-cell office:value-type="float" office:value="-0.032242">
                <text:p>-0.032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01297">
                <text:p>-0.01297</text:p>
              </table:table-cell>
              <table:table-cell office:value-type="float" office:value="0.008394">
                <text:p>0.008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107703">
                <text:p>-0.107703</text:p>
              </table:table-cell>
              <table:table-cell office:value-type="float" office:value="-0.039303">
                <text:p>-0.039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11868">
                <text:p>-0.111868</text:p>
              </table:table-cell>
              <table:table-cell office:value-type="float" office:value="-0.138028">
                <text:p>-0.138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499784">
                <text:p>-0.499784</text:p>
              </table:table-cell>
              <table:table-cell office:value-type="float" office:value="-0.155481">
                <text:p>-0.1554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140663">
                <text:p>-0.140663</text:p>
              </table:table-cell>
              <table:table-cell office:value-type="float" office:value="-0.119109">
                <text:p>-0.119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081032">
                <text:p>-0.081032</text:p>
              </table:table-cell>
              <table:table-cell office:value-type="float" office:value="-0.093662">
                <text:p>-0.093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095655">
                <text:p>-0.095655</text:p>
              </table:table-cell>
              <table:table-cell office:value-type="float" office:value="-0.087799">
                <text:p>-0.087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08051">
                <text:p>-0.108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081032">
                <text:p>-0.081032</text:p>
              </table:table-cell>
              <table:table-cell office:value-type="float" office:value="-0.070213">
                <text:p>-0.070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323755">
                <text:p>-0.323755</text:p>
              </table:table-cell>
              <table:table-cell office:value-type="float" office:value="-0.107251">
                <text:p>-0.107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49157">
                <text:p>-0.149157</text:p>
              </table:table-cell>
              <table:table-cell office:value-type="float" office:value="-0.134297">
                <text:p>-0.1342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421745">
                <text:p>-0.421745</text:p>
              </table:table-cell>
              <table:table-cell office:value-type="float" office:value="-0.143224">
                <text:p>-0.143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24571">
                <text:p>-0.1245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447471">
                <text:p>-0.447471</text:p>
              </table:table-cell>
              <table:table-cell office:value-type="float" office:value="-0.149752">
                <text:p>-0.149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15378">
                <text:p>-0.115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87549">
                <text:p>-0.087549</text:p>
              </table:table-cell>
              <table:table-cell office:value-type="float" office:value="-0.101922">
                <text:p>-0.101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00856">
                <text:p>-0.100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127687">
                <text:p>-0.127687</text:p>
              </table:table-cell>
              <table:table-cell office:value-type="float" office:value="-0.122173">
                <text:p>-0.122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461106">
                <text:p>-0.461106</text:p>
              </table:table-cell>
              <table:table-cell office:value-type="float" office:value="-0.112847">
                <text:p>-0.112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94774">
                <text:p>-0.094774</text:p>
              </table:table-cell>
              <table:table-cell office:value-type="float" office:value="-0.097925">
                <text:p>-0.097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84349">
                <text:p>-0.084349</text:p>
              </table:table-cell>
              <table:table-cell office:value-type="float" office:value="-0.113513">
                <text:p>-0.113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071081">
                <text:p>-0.071081</text:p>
              </table:table-cell>
              <table:table-cell office:value-type="float" office:value="-0.076342">
                <text:p>-0.076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86619">
                <text:p>-0.186619</text:p>
              </table:table-cell>
              <table:table-cell office:value-type="float" office:value="-0.033175">
                <text:p>-0.033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002447">
                <text:p>-0.002447</text:p>
              </table:table-cell>
              <table:table-cell office:value-type="float" office:value="0.01319">
                <text:p>0.01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71336">
                <text:p>-0.071336</text:p>
              </table:table-cell>
              <table:table-cell office:value-type="float" office:value="-0.059421">
                <text:p>-0.059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078606">
                <text:p>-0.0786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25052">
                <text:p>-0.125052</text:p>
              </table:table-cell>
              <table:table-cell office:value-type="float" office:value="-0.150285">
                <text:p>-0.150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81682">
                <text:p>-0.081682</text:p>
              </table:table-cell>
              <table:table-cell office:value-type="float" office:value="-0.039969">
                <text:p>-0.039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20299">
                <text:p>-0.020299</text:p>
              </table:table-cell>
              <table:table-cell office:value-type="float" office:value="-0.077141">
                <text:p>-0.077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32425">
                <text:p>0.032425</text:p>
              </table:table-cell>
              <table:table-cell office:value-type="float" office:value="0.102322">
                <text:p>0.102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205651">
                <text:p>0.205651</text:p>
              </table:table-cell>
              <table:table-cell office:value-type="float" office:value="0.112047">
                <text:p>0.1120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09728">
                <text:p>-0.009728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098">
                <text:p>-0.0098</text:p>
              </table:table-cell>
              <table:table-cell office:value-type="float" office:value="0.002132">
                <text:p>0.002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1297">
                <text:p>-0.01297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01297">
                <text:p>-0.01297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09789">
                <text:p>0.009789</text:p>
              </table:table-cell>
              <table:table-cell office:value-type="float" office:value="0.049029">
                <text:p>0.049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058366">
                <text:p>0.058366</text:p>
              </table:table-cell>
              <table:table-cell office:value-type="float" office:value="0.049695">
                <text:p>0.049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026943">
                <text:p>-0.026943</text:p>
              </table:table-cell>
              <table:table-cell office:value-type="float" office:value="-0.023182">
                <text:p>-0.023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54625">
                <text:p>-0.054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46894">
                <text:p>-0.146894</text:p>
              </table:table-cell>
              <table:table-cell office:value-type="float" office:value="0.027845">
                <text:p>0.027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032425">
                <text:p>0.032425</text:p>
              </table:table-cell>
              <table:table-cell office:value-type="float" office:value="0.057556">
                <text:p>0.057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34507">
                <text:p>-0.034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17138">
                <text:p>-0.017138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28432">
                <text:p>-0.028432</text:p>
              </table:table-cell>
              <table:table-cell office:value-type="float" office:value="-0.053692">
                <text:p>-0.0536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121773">
                <text:p>-0.121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48948">
                <text:p>-0.048948</text:p>
              </table:table-cell>
              <table:table-cell office:value-type="float" office:value="-0.007461">
                <text:p>-0.007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03597">
                <text:p>-0.003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09791">
                <text:p>0.009791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045396">
                <text:p>0.045396</text:p>
              </table:table-cell>
              <table:table-cell office:value-type="float" office:value="0.044766">
                <text:p>0.0447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97276">
                <text:p>0.097276</text:p>
              </table:table-cell>
              <table:table-cell office:value-type="float" office:value="0.043034">
                <text:p>0.043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042436">
                <text:p>0.042436</text:p>
              </table:table-cell>
              <table:table-cell office:value-type="float" office:value="0.05609">
                <text:p>0.056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136187">
                <text:p>0.136187</text:p>
              </table:table-cell>
              <table:table-cell office:value-type="float" office:value="0.046364">
                <text:p>0.046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035953">
                <text:p>-0.035953</text:p>
              </table:table-cell>
              <table:table-cell office:value-type="float" office:value="-0.019718">
                <text:p>-0.019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02447">
                <text:p>-0.002447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05596">
                <text:p>-0.005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48937">
                <text:p>-0.048937</text:p>
              </table:table-cell>
              <table:table-cell office:value-type="float" office:value="-0.015988">
                <text:p>-0.0159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04263">
                <text:p>0.004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">
                <text:p>0</text:p>
              </table:table-cell>
              <table:table-cell office:value-type="float" office:value="0.014389">
                <text:p>0.0143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04896">
                <text:p>0.004896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61548">
                <text:p>-0.061548</text:p>
              </table:table-cell>
              <table:table-cell office:value-type="float" office:value="-0.061153">
                <text:p>-0.0611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90647">
                <text:p>-0.090647</text:p>
              </table:table-cell>
              <table:table-cell office:value-type="float" office:value="-0.111115">
                <text:p>-0.111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421745">
                <text:p>-0.421745</text:p>
              </table:table-cell>
              <table:table-cell office:value-type="float" office:value="-0.10885">
                <text:p>-0.10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09728">
                <text:p>-0.0097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029358">
                <text:p>0.029358</text:p>
              </table:table-cell>
              <table:table-cell office:value-type="float" office:value="-0.000666">
                <text:p>-0.000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14107">
                <text:p>0.14107</text:p>
              </table:table-cell>
              <table:table-cell office:value-type="float" office:value="0.175998">
                <text:p>0.175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49009">
                <text:p>0.049009</text:p>
              </table:table-cell>
              <table:table-cell office:value-type="float" office:value="0.082603">
                <text:p>0.082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03264">
                <text:p>-0.003264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06855">
                <text:p>0.06855</text:p>
              </table:table-cell>
              <table:table-cell office:value-type="float" office:value="0.068081">
                <text:p>0.0680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120148">
                <text:p>0.120148</text:p>
              </table:table-cell>
              <table:table-cell office:value-type="float" office:value="0.176531">
                <text:p>0.176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480407">
                <text:p>0.480407</text:p>
              </table:table-cell>
              <table:table-cell office:value-type="float" office:value="0.186657">
                <text:p>0.186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149157">
                <text:p>0.149157</text:p>
              </table:table-cell>
              <table:table-cell office:value-type="float" office:value="0.171202">
                <text:p>0.171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10214">
                <text:p>0.10214</text:p>
              </table:table-cell>
              <table:table-cell office:value-type="float" office:value="0.160144">
                <text:p>0.160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40856">
                <text:p>0.40856</text:p>
              </table:table-cell>
              <table:table-cell office:value-type="float" office:value="0.164674">
                <text:p>0.1646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002446">
                <text:p>-0.002446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038911">
                <text:p>-0.038911</text:p>
              </table:table-cell>
              <table:table-cell office:value-type="float" office:value="0.00826">
                <text:p>0.008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47564">
                <text:p>-0.047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3424">
                <text:p>-0.034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022866">
                <text:p>-0.022866</text:p>
              </table:table-cell>
              <table:table-cell office:value-type="float" office:value="0.033841">
                <text:p>0.033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029393">
                <text:p>0.029393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022837">
                <text:p>0.022837</text:p>
              </table:table-cell>
              <table:table-cell office:value-type="float" office:value="0.049962">
                <text:p>0.049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09728">
                <text:p>-0.009728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038911">
                <text:p>0.038911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114635">
                <text:p>0.114635</text:p>
              </table:table-cell>
              <table:table-cell office:value-type="float" office:value="0.166539">
                <text:p>0.166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345871">
                <text:p>0.345871</text:p>
              </table:table-cell>
              <table:table-cell office:value-type="float" office:value="0.120175">
                <text:p>0.120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123217">
                <text:p>0.123217</text:p>
              </table:table-cell>
              <table:table-cell office:value-type="float" office:value="0.160943">
                <text:p>0.160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068093">
                <text:p>0.068093</text:p>
              </table:table-cell>
              <table:table-cell office:value-type="float" office:value="0.167072">
                <text:p>0.167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447471">
                <text:p>0.447471</text:p>
              </table:table-cell>
              <table:table-cell office:value-type="float" office:value="0.175599">
                <text:p>0.175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7393">
                <text:p>0.07393</text:p>
              </table:table-cell>
              <table:table-cell office:value-type="float" office:value="0.169603">
                <text:p>0.169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103761">
                <text:p>0.103761</text:p>
              </table:table-cell>
              <table:table-cell office:value-type="float" office:value="0.123372">
                <text:p>0.1233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343649">
                <text:p>0.343649</text:p>
              </table:table-cell>
              <table:table-cell office:value-type="float" office:value="0.163342">
                <text:p>0.1633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168612">
                <text:p>0.168612</text:p>
              </table:table-cell>
              <table:table-cell office:value-type="float" office:value="0.171602">
                <text:p>0.17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86032">
                <text:p>0.086032</text:p>
              </table:table-cell>
              <table:table-cell office:value-type="float" office:value="0.129501">
                <text:p>0.129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111868">
                <text:p>0.111868</text:p>
              </table:table-cell>
              <table:table-cell office:value-type="float" office:value="0.152283">
                <text:p>0.152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40856">
                <text:p>0.40856</text:p>
              </table:table-cell>
              <table:table-cell office:value-type="float" office:value="0.176265">
                <text:p>0.1762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458588">
                <text:p>0.458588</text:p>
              </table:table-cell>
              <table:table-cell office:value-type="float" office:value="0.488159">
                <text:p>0.488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0.218368">
                <text:p>0.218368</text:p>
              </table:table-cell>
              <table:table-cell office:value-type="float" office:value="0.294041">
                <text:p>0.294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708727">
                <text:p>0.708727</text:p>
              </table:table-cell>
              <table:table-cell office:value-type="float" office:value="0.345868">
                <text:p>0.345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206226">
                <text:p>0.206226</text:p>
              </table:table-cell>
              <table:table-cell office:value-type="float" office:value="0.3913">
                <text:p>0.3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35668">
                <text:p>0.35668</text:p>
              </table:table-cell>
              <table:table-cell office:value-type="float" office:value="0.419678">
                <text:p>0.4196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1.256253">
                <text:p>1.256253</text:p>
              </table:table-cell>
              <table:table-cell office:value-type="float" office:value="0.373314">
                <text:p>0.3733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311284">
                <text:p>0.311284</text:p>
              </table:table-cell>
              <table:table-cell office:value-type="float" office:value="0.467775">
                <text:p>0.467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">
                <text:p>0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">
                <text:p>0</text:p>
              </table:table-cell>
              <table:table-cell office:value-type="float" office:value="0.024781">
                <text:p>0.0247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">
                <text:p>0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">
                <text:p>0</text:p>
              </table:table-cell>
              <table:table-cell office:value-type="float" office:value="0.023982">
                <text:p>0.0239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">
                <text:p>0</text:p>
              </table:table-cell>
              <table:table-cell office:value-type="float" office:value="0.026913">
                <text:p>0.0269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">
                <text:p>0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0.021583">
                <text:p>0.0215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0.025047">
                <text:p>0.0250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">
                <text:p>0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0.019985">
                <text:p>0.0199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">
                <text:p>0</text:p>
              </table:table-cell>
              <table:table-cell office:value-type="float" office:value="0.024381">
                <text:p>0.0243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">
                <text:p>0</text:p>
              </table:table-cell>
              <table:table-cell office:value-type="float" office:value="0.019452">
                <text:p>0.0194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">
                <text:p>0</text:p>
              </table:table-cell>
              <table:table-cell office:value-type="float" office:value="0.020784">
                <text:p>0.0207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">
                <text:p>0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0.018919">
                <text:p>0.018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">
                <text:p>0</text:p>
              </table:table-cell>
              <table:table-cell office:value-type="float" office:value="0.027579">
                <text:p>0.0275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0.023049">
                <text:p>0.0230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">
                <text:p>0</text:p>
              </table:table-cell>
              <table:table-cell office:value-type="float" office:value="0.022516">
                <text:p>0.0225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">
                <text:p>0</text:p>
              </table:table-cell>
              <table:table-cell office:value-type="float" office:value="0.027845">
                <text:p>0.027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 svg:stroke-opacity="85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aecf00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84d1" svg:stroke-opacity="85%" draw:fill-color="#0084d1" draw:opacity="85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3cm" svg:height="12.768cm" xlink:href=".." xlink:type="simple" chart:class="chart:scatter" chart:column-mapping="0 2 1" chart:style-name="ch1">
        <chart:legend svg:x="16.626cm" svg:y="1.292cm" style:legend-expansion="custom" chartooo:width="6.166cm" chartooo:height="1.242cm" style:legend-expansion-aspect-ratio="4.9645732689211" chart:style-name="ch2"/>
        <chart:plot-area chart:style-name="ch3" table:cell-range-address="Sheet1.A2:Sheet1.A252 Sheet1.P1:Sheet1.P252 Sheet1.N1:Sheet1.N252" chart:data-source-has-labels="row" svg:x="0.958cm" svg:y="1.197cm" svg:width="22.511cm" svg:height="10.573cm">
          <chartooo:coordinate-region svg:x="1.791cm" svg:y="1.396cm" svg:width="21.213cm" svg:height="9.727cm"/>
          <chart:axis chart:dimension="x" chart:name="primary-x" chart:style-name="ch4">
            <chart:title svg:x="10.576cm" svg:y="11.821cm" chart:style-name="ch5">
              <text:p>Tempo (ms)</text:p>
            </chart:title>
          </chart:axis>
          <chart:axis chart:dimension="y" chart:name="primary-y" chart:style-name="ch6">
            <chart:title svg:x="0.001cm" svg:y="9.932cm" chart:style-name="ch7">
              <text:p>Velocidade angular (rad/s)</text:p>
            </chart:title>
            <chart:grid chart:style-name="ch8" chart:class="major"/>
          </chart:axis>
          <chart:series chart:style-name="ch9" chart:values-cell-range-address="Sheet1.P2:Sheet1.P252" chart:label-cell-address="Sheet1.P1:Sheet1.P1" chart:class="chart:scatter">
            <chart:domain table:cell-range-address="Sheet1.A2:Sheet1.A252"/>
            <chart:data-point chart:repeated="251"/>
          </chart:series>
          <chart:series chart:style-name="ch10" chart:values-cell-range-address="Sheet1.N2:Sheet1.N252" chart:label-cell-address="Sheet1.N1:Sheet1.N1" chart:class="chart:scatter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giroscópio</text:p>
                <draw:g>
                  <svg:desc>Sheet1.P1:Sheet1.P1</svg:desc>
                </draw:g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0.00493">
                <text:p>0.00493</text:p>
                <draw:g>
                  <svg:desc>Sheet1.P2:Sheet1.P252</svg:desc>
                </draw:g>
              </table:table-cell>
              <table:table-cell office:value-type="float" office:value="0">
                <text:p>0</text:p>
                <draw:g>
                  <svg:desc>Sheet1.N2:Sheet1.N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.003997">
                <text:p>0.0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006129">
                <text:p>0.006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.006396">
                <text:p>0.00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003464">
                <text:p>0.00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.005596">
                <text:p>0.0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003997">
                <text:p>0.0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05729">
                <text:p>0.00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80872">
                <text:p>0.080872</text:p>
              </table:table-cell>
              <table:table-cell office:value-type="float" office:value="0.072633">
                <text:p>0.072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006662">
                <text:p>0.006662</text:p>
              </table:table-cell>
              <table:table-cell office:value-type="float" office:value="0.009772">
                <text:p>0.009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16121">
                <text:p>-0.016121</text:p>
              </table:table-cell>
              <table:table-cell office:value-type="float" office:value="-0.00978">
                <text:p>-0.00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011059">
                <text:p>0.011059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013857">
                <text:p>0.01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005063">
                <text:p>0.005063</text:p>
              </table:table-cell>
              <table:table-cell office:value-type="float" office:value="0.068511">
                <text:p>0.06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8511">
                <text:p>-0.028511</text:p>
              </table:table-cell>
              <table:table-cell office:value-type="float" office:value="-0.02285">
                <text:p>-0.02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32108">
                <text:p>-0.032108</text:p>
              </table:table-cell>
              <table:table-cell office:value-type="float" office:value="-0.06855">
                <text:p>-0.06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009992">
                <text:p>-0.00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19851">
                <text:p>-0.019851</text:p>
              </table:table-cell>
              <table:table-cell office:value-type="float" office:value="-0.077821">
                <text:p>-0.077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2638">
                <text:p>0.02638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62886">
                <text:p>0.062886</text:p>
              </table:table-cell>
              <table:table-cell office:value-type="float" office:value="0.042465">
                <text:p>0.042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159079">
                <text:p>0.159079</text:p>
              </table:table-cell>
              <table:table-cell office:value-type="float" office:value="0.544747">
                <text:p>0.544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176399">
                <text:p>0.176399</text:p>
              </table:table-cell>
              <table:table-cell office:value-type="float" office:value="0.149157">
                <text:p>0.149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272592">
                <text:p>0.272592</text:p>
              </table:table-cell>
              <table:table-cell office:value-type="float" office:value="0.524016">
                <text:p>0.524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295774">
                <text:p>0.295774</text:p>
              </table:table-cell>
              <table:table-cell office:value-type="float" office:value="0.251241">
                <text:p>0.251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387437">
                <text:p>0.387437</text:p>
              </table:table-cell>
              <table:table-cell office:value-type="float" office:value="0.221082">
                <text:p>0.221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346268">
                <text:p>0.346268</text:p>
              </table:table-cell>
              <table:table-cell office:value-type="float" office:value="0.91086">
                <text:p>0.91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342804">
                <text:p>0.342804</text:p>
              </table:table-cell>
              <table:table-cell office:value-type="float" office:value="0.330739">
                <text:p>0.330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340673">
                <text:p>0.340673</text:p>
              </table:table-cell>
              <table:table-cell office:value-type="float" office:value="0.26751">
                <text:p>0.26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307631">
                <text:p>0.307631</text:p>
              </table:table-cell>
              <table:table-cell office:value-type="float" office:value="0.933852">
                <text:p>0.933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328815">
                <text:p>0.328815</text:p>
              </table:table-cell>
              <table:table-cell office:value-type="float" office:value="0.410722">
                <text:p>0.410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428872">
                <text:p>0.428872</text:p>
              </table:table-cell>
              <table:table-cell office:value-type="float" office:value="1.14786">
                <text:p>1.14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324419">
                <text:p>0.32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376912">
                <text:p>0.376912</text:p>
              </table:table-cell>
              <table:table-cell office:value-type="float" office:value="1.18955">
                <text:p>1.18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12125">
                <text:p>0.012125</text:p>
              </table:table-cell>
              <table:table-cell office:value-type="float" office:value="0.035019">
                <text:p>0.035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09993">
                <text:p>0.009993</text:p>
              </table:table-cell>
              <table:table-cell office:value-type="float" office:value="0.037095">
                <text:p>0.037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050628">
                <text:p>0.050628</text:p>
              </table:table-cell>
              <table:table-cell office:value-type="float" office:value="0.097276">
                <text:p>0.097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014389">
                <text:p>-0.014389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35306">
                <text:p>-0.035306</text:p>
              </table:table-cell>
              <table:table-cell office:value-type="float" office:value="-0.077821">
                <text:p>-0.077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34107">
                <text:p>-0.034107</text:p>
              </table:table-cell>
              <table:table-cell office:value-type="float" office:value="-0.02285">
                <text:p>-0.02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011191">
                <text:p>-0.01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001465">
                <text:p>-0.001465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007328">
                <text:p>0.007328</text:p>
              </table:table-cell>
              <table:table-cell office:value-type="float" office:value="-0.003262">
                <text:p>-0.003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003464">
                <text:p>-0.003464</text:p>
              </table:table-cell>
              <table:table-cell office:value-type="float" office:value="-0.009785">
                <text:p>-0.009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0429">
                <text:p>-0.0429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184259">
                <text:p>0.184259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48363">
                <text:p>0.048363</text:p>
              </table:table-cell>
              <table:table-cell office:value-type="float" office:value="0.077821">
                <text:p>0.077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37305">
                <text:p>0.037305</text:p>
              </table:table-cell>
              <table:table-cell office:value-type="float" office:value="0.032425">
                <text:p>0.032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015589">
                <text:p>0.015589</text:p>
              </table:table-cell>
              <table:table-cell office:value-type="float" office:value="0.068511">
                <text:p>0.068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015854">
                <text:p>-0.015854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10925">
                <text:p>-0.010925</text:p>
              </table:table-cell>
              <table:table-cell office:value-type="float" office:value="-0.077821">
                <text:p>-0.0778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01199">
                <text:p>-0.001199</text:p>
              </table:table-cell>
              <table:table-cell office:value-type="float" office:value="-0.02285">
                <text:p>-0.02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18918">
                <text:p>-0.018918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08526">
                <text:p>-0.008526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15721">
                <text:p>-0.015721</text:p>
              </table:table-cell>
              <table:table-cell office:value-type="float" office:value="-0.009787">
                <text:p>-0.009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017586">
                <text:p>-0.017586</text:p>
              </table:table-cell>
              <table:table-cell office:value-type="float" office:value="-0.009793">
                <text:p>-0.009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4789">
                <text:p>0.01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02664">
                <text:p>-0.002664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0866">
                <text:p>0.00866</text:p>
              </table:table-cell>
              <table:table-cell office:value-type="float" office:value="0.005872">
                <text:p>0.005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27578">
                <text:p>-0.027578</text:p>
              </table:table-cell>
              <table:table-cell office:value-type="float" office:value="-0.007782">
                <text:p>-0.007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076741">
                <text:p>-0.076741</text:p>
              </table:table-cell>
              <table:table-cell office:value-type="float" office:value="-0.094866">
                <text:p>-0.094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001599">
                <text:p>0.001599</text:p>
              </table:table-cell>
              <table:table-cell office:value-type="float" office:value="-0.009793">
                <text:p>-0.009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007728">
                <text:p>0.007728</text:p>
              </table:table-cell>
              <table:table-cell office:value-type="float" office:value="0.009786">
                <text:p>0.0097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011191">
                <text:p>-0.01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2398">
                <text:p>-0.002398</text:p>
              </table:table-cell>
              <table:table-cell office:value-type="float" office:value="-0.002448">
                <text:p>-0.002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09593">
                <text:p>0.009593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000933">
                <text:p>0.000933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15188">
                <text:p>-0.015188</text:p>
              </table:table-cell>
              <table:table-cell office:value-type="float" office:value="-0.009728">
                <text:p>-0.009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236219">
                <text:p>-0.236219</text:p>
              </table:table-cell>
              <table:table-cell office:value-type="float" office:value="-0.199416">
                <text:p>-0.199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078073">
                <text:p>-0.078073</text:p>
              </table:table-cell>
              <table:table-cell office:value-type="float" office:value="-0.42199">
                <text:p>-0.42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4663">
                <text:p>-0.04663</text:p>
              </table:table-cell>
              <table:table-cell office:value-type="float" office:value="-0.035592">
                <text:p>-0.035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108983">
                <text:p>-0.108983</text:p>
              </table:table-cell>
              <table:table-cell office:value-type="float" office:value="-0.097276">
                <text:p>-0.097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105252">
                <text:p>-0.105252</text:p>
              </table:table-cell>
              <table:table-cell office:value-type="float" office:value="-0.311284">
                <text:p>-0.311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147087">
                <text:p>-0.147087</text:p>
              </table:table-cell>
              <table:table-cell office:value-type="float" office:value="-0.105549">
                <text:p>-0.1055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004529">
                <text:p>-0.004529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53825">
                <text:p>-0.053825</text:p>
              </table:table-cell>
              <table:table-cell office:value-type="float" office:value="-0.107703">
                <text:p>-0.1077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013189">
                <text:p>-0.013189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060886">
                <text:p>-0.060886</text:p>
              </table:table-cell>
              <table:table-cell office:value-type="float" office:value="-0.107703">
                <text:p>-0.107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59611">
                <text:p>-0.159611</text:p>
              </table:table-cell>
              <table:table-cell office:value-type="float" office:value="-0.111868">
                <text:p>-0.1118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177064">
                <text:p>-0.177064</text:p>
              </table:table-cell>
              <table:table-cell office:value-type="float" office:value="-0.499784">
                <text:p>-0.499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140692">
                <text:p>-0.140692</text:p>
              </table:table-cell>
              <table:table-cell office:value-type="float" office:value="-0.140663">
                <text:p>-0.1406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115245">
                <text:p>-0.115245</text:p>
              </table:table-cell>
              <table:table-cell office:value-type="float" office:value="-0.081032">
                <text:p>-0.081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09382">
                <text:p>-0.109382</text:p>
              </table:table-cell>
              <table:table-cell office:value-type="float" office:value="-0.095655">
                <text:p>-0.095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129634">
                <text:p>-0.129634</text:p>
              </table:table-cell>
              <table:table-cell office:value-type="float" office:value="-0.350195">
                <text:p>-0.350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091796">
                <text:p>-0.091796</text:p>
              </table:table-cell>
              <table:table-cell office:value-type="float" office:value="-0.081032">
                <text:p>-0.081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128834">
                <text:p>-0.128834</text:p>
              </table:table-cell>
              <table:table-cell office:value-type="float" office:value="-0.323755">
                <text:p>-0.3237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5588">
                <text:p>-0.15588</text:p>
              </table:table-cell>
              <table:table-cell office:value-type="float" office:value="-0.149157">
                <text:p>-0.149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164807">
                <text:p>-0.164807</text:p>
              </table:table-cell>
              <table:table-cell office:value-type="float" office:value="-0.421745">
                <text:p>-0.4217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46154">
                <text:p>-0.146154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171335">
                <text:p>-0.171335</text:p>
              </table:table-cell>
              <table:table-cell office:value-type="float" office:value="-0.447471">
                <text:p>-0.447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36961">
                <text:p>-0.136961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123505">
                <text:p>-0.123505</text:p>
              </table:table-cell>
              <table:table-cell office:value-type="float" office:value="-0.087549">
                <text:p>-0.087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122439">
                <text:p>-0.122439</text:p>
              </table:table-cell>
              <table:table-cell office:value-type="float" office:value="-0.350195">
                <text:p>-0.350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143756">
                <text:p>-0.143756</text:p>
              </table:table-cell>
              <table:table-cell office:value-type="float" office:value="-0.127687">
                <text:p>-0.127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13443">
                <text:p>-0.13443</text:p>
              </table:table-cell>
              <table:table-cell office:value-type="float" office:value="-0.461106">
                <text:p>-0.46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119508">
                <text:p>-0.119508</text:p>
              </table:table-cell>
              <table:table-cell office:value-type="float" office:value="-0.094774">
                <text:p>-0.0947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35096">
                <text:p>-0.135096</text:p>
              </table:table-cell>
              <table:table-cell office:value-type="float" office:value="-0.084349">
                <text:p>-0.084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097925">
                <text:p>-0.097925</text:p>
              </table:table-cell>
              <table:table-cell office:value-type="float" office:value="-0.071081">
                <text:p>-0.071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054758">
                <text:p>-0.054758</text:p>
              </table:table-cell>
              <table:table-cell office:value-type="float" office:value="-0.186619">
                <text:p>-0.1866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008393">
                <text:p>-0.008393</text:p>
              </table:table-cell>
              <table:table-cell office:value-type="float" office:value="-0.002447">
                <text:p>-0.0024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81004">
                <text:p>-0.081004</text:p>
              </table:table-cell>
              <table:table-cell office:value-type="float" office:value="-0.071336">
                <text:p>-0.0713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100189">
                <text:p>-0.100189</text:p>
              </table:table-cell>
              <table:table-cell office:value-type="float" office:value="-0.311284">
                <text:p>-0.311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71868">
                <text:p>-0.171868</text:p>
              </table:table-cell>
              <table:table-cell office:value-type="float" office:value="-0.125052">
                <text:p>-0.125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061552">
                <text:p>-0.061552</text:p>
              </table:table-cell>
              <table:table-cell office:value-type="float" office:value="-0.081682">
                <text:p>-0.081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98724">
                <text:p>-0.098724</text:p>
              </table:table-cell>
              <table:table-cell office:value-type="float" office:value="-0.020299">
                <text:p>-0.020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80739">
                <text:p>0.080739</text:p>
              </table:table-cell>
              <table:table-cell office:value-type="float" office:value="0.032425">
                <text:p>0.032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090464">
                <text:p>0.090464</text:p>
              </table:table-cell>
              <table:table-cell office:value-type="float" office:value="0.205651">
                <text:p>0.205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24381">
                <text:p>-0.024381</text:p>
              </table:table-cell>
              <table:table-cell office:value-type="float" office:value="-0.009728">
                <text:p>-0.0097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19451">
                <text:p>-0.019451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03197">
                <text:p>-0.003197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01692">
                <text:p>-0.01692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010525">
                <text:p>-0.010525</text:p>
              </table:table-cell>
              <table:table-cell office:value-type="float" office:value="-0.01297">
                <text:p>-0.01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012523">
                <text:p>-0.012523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27446">
                <text:p>0.027446</text:p>
              </table:table-cell>
              <table:table-cell office:value-type="float" office:value="0.009789">
                <text:p>0.009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028112">
                <text:p>0.028112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044765">
                <text:p>-0.044765</text:p>
              </table:table-cell>
              <table:table-cell office:value-type="float" office:value="-0.026943">
                <text:p>-0.026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76208">
                <text:p>-0.076208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06262">
                <text:p>0.006262</text:p>
              </table:table-cell>
              <table:table-cell office:value-type="float" office:value="-0.146894">
                <text:p>-0.1468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035973">
                <text:p>0.035973</text:p>
              </table:table-cell>
              <table:table-cell office:value-type="float" office:value="0.032425">
                <text:p>0.032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5609">
                <text:p>-0.05609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0.001066">
                <text:p>0.001066</text:p>
              </table:table-cell>
              <table:table-cell office:value-type="float" office:value="-0.017138">
                <text:p>-0.0171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75275">
                <text:p>-0.075275</text:p>
              </table:table-cell>
              <table:table-cell office:value-type="float" office:value="-0.028432">
                <text:p>-0.028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143356">
                <text:p>-0.143356</text:p>
              </table:table-cell>
              <table:table-cell office:value-type="float" office:value="-0.311284">
                <text:p>-0.3112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29044">
                <text:p>-0.029044</text:p>
              </table:table-cell>
              <table:table-cell office:value-type="float" office:value="-0.048948">
                <text:p>-0.0489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02518">
                <text:p>-0.02518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06928">
                <text:p>0.006928</text:p>
              </table:table-cell>
              <table:table-cell office:value-type="float" office:value="0.009791">
                <text:p>0.0097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000667000000000004">
                <text:p>0.00066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023183">
                <text:p>0.023183</text:p>
              </table:table-cell>
              <table:table-cell office:value-type="float" office:value="0.045396">
                <text:p>0.0453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21451">
                <text:p>0.021451</text:p>
              </table:table-cell>
              <table:table-cell office:value-type="float" office:value="0.097276">
                <text:p>0.0972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034507">
                <text:p>0.034507</text:p>
              </table:table-cell>
              <table:table-cell office:value-type="float" office:value="0.042436">
                <text:p>0.042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24781">
                <text:p>0.024781</text:p>
              </table:table-cell>
              <table:table-cell office:value-type="float" office:value="0.136187">
                <text:p>0.136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041301">
                <text:p>-0.041301</text:p>
              </table:table-cell>
              <table:table-cell office:value-type="float" office:value="-0.035953">
                <text:p>-0.035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08793">
                <text:p>-0.008793</text:p>
              </table:table-cell>
              <table:table-cell office:value-type="float" office:value="-0.002447">
                <text:p>-0.0024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27179">
                <text:p>-0.027179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37571">
                <text:p>-0.037571</text:p>
              </table:table-cell>
              <table:table-cell office:value-type="float" office:value="-0.048937">
                <text:p>-0.048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01732">
                <text:p>-0.01732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007194">
                <text:p>-0.007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">
                <text:p>0</text:p>
              </table:table-cell>
              <table:table-cell office:value-type="float" office:value="0.004896">
                <text:p>0.004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82736">
                <text:p>-0.082736</text:p>
              </table:table-cell>
              <table:table-cell office:value-type="float" office:value="-0.061548">
                <text:p>-0.0615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132698">
                <text:p>-0.132698</text:p>
              </table:table-cell>
              <table:table-cell office:value-type="float" office:value="-0.090647">
                <text:p>-0.090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130433">
                <text:p>-0.130433</text:p>
              </table:table-cell>
              <table:table-cell office:value-type="float" office:value="-0.421745">
                <text:p>-0.421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21583">
                <text:p>-0.021583</text:p>
              </table:table-cell>
              <table:table-cell office:value-type="float" office:value="-0.009728">
                <text:p>-0.0097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22249">
                <text:p>-0.022249</text:p>
              </table:table-cell>
              <table:table-cell office:value-type="float" office:value="0.029358">
                <text:p>0.0293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154415">
                <text:p>0.154415</text:p>
              </table:table-cell>
              <table:table-cell office:value-type="float" office:value="0.14107">
                <text:p>0.141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06102">
                <text:p>0.06102</text:p>
              </table:table-cell>
              <table:table-cell office:value-type="float" office:value="0.049009">
                <text:p>0.049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09859">
                <text:p>-0.009859</text:p>
              </table:table-cell>
              <table:table-cell office:value-type="float" office:value="-0.003264">
                <text:p>-0.0032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046498">
                <text:p>0.046498</text:p>
              </table:table-cell>
              <table:table-cell office:value-type="float" office:value="0.06855">
                <text:p>0.068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154948">
                <text:p>0.154948</text:p>
              </table:table-cell>
              <table:table-cell office:value-type="float" office:value="0.120148">
                <text:p>0.120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165074">
                <text:p>0.165074</text:p>
              </table:table-cell>
              <table:table-cell office:value-type="float" office:value="0.480407">
                <text:p>0.480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149619">
                <text:p>0.149619</text:p>
              </table:table-cell>
              <table:table-cell office:value-type="float" office:value="0.149157">
                <text:p>0.149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138561">
                <text:p>0.138561</text:p>
              </table:table-cell>
              <table:table-cell office:value-type="float" office:value="0.10214">
                <text:p>0.10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143091">
                <text:p>0.143091</text:p>
              </table:table-cell>
              <table:table-cell office:value-type="float" office:value="0.40856">
                <text:p>0.408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00866">
                <text:p>-0.00866</text:p>
              </table:table-cell>
              <table:table-cell office:value-type="float" office:value="-0.002446">
                <text:p>-0.0024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013323">
                <text:p>-0.013323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69147">
                <text:p>-0.06914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55823">
                <text:p>-0.055823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12258">
                <text:p>0.012258</text:p>
              </table:table-cell>
              <table:table-cell office:value-type="float" office:value="-0.022866">
                <text:p>-0.0228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001866">
                <text:p>0.001866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028379">
                <text:p>0.028379</text:p>
              </table:table-cell>
              <table:table-cell office:value-type="float" office:value="0.022837">
                <text:p>0.0228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06528">
                <text:p>-0.006528</text:p>
              </table:table-cell>
              <table:table-cell office:value-type="float" office:value="-0.009728">
                <text:p>-0.0097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065817">
                <text:p>0.065817</text:p>
              </table:table-cell>
              <table:table-cell office:value-type="float" office:value="0.038911">
                <text:p>0.0389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144956">
                <text:p>0.144956</text:p>
              </table:table-cell>
              <table:table-cell office:value-type="float" office:value="0.114635">
                <text:p>0.1146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98592">
                <text:p>0.098592</text:p>
              </table:table-cell>
              <table:table-cell office:value-type="float" office:value="0.345871">
                <text:p>0.345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13936">
                <text:p>0.13936</text:p>
              </table:table-cell>
              <table:table-cell office:value-type="float" office:value="0.123217">
                <text:p>0.123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145489">
                <text:p>0.145489</text:p>
              </table:table-cell>
              <table:table-cell office:value-type="float" office:value="0.068093">
                <text:p>0.0680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154016">
                <text:p>0.154016</text:p>
              </table:table-cell>
              <table:table-cell office:value-type="float" office:value="0.447471">
                <text:p>0.447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14802">
                <text:p>0.14802</text:p>
              </table:table-cell>
              <table:table-cell office:value-type="float" office:value="0.07393">
                <text:p>0.07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101789">
                <text:p>0.101789</text:p>
              </table:table-cell>
              <table:table-cell office:value-type="float" office:value="0.103761">
                <text:p>0.103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141759">
                <text:p>0.141759</text:p>
              </table:table-cell>
              <table:table-cell office:value-type="float" office:value="0.343649">
                <text:p>0.343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150019">
                <text:p>0.150019</text:p>
              </table:table-cell>
              <table:table-cell office:value-type="float" office:value="0.168612">
                <text:p>0.168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107918">
                <text:p>0.107918</text:p>
              </table:table-cell>
              <table:table-cell office:value-type="float" office:value="0.086032">
                <text:p>0.086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1307">
                <text:p>0.1307</text:p>
              </table:table-cell>
              <table:table-cell office:value-type="float" office:value="0.111868">
                <text:p>0.1118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154682">
                <text:p>0.154682</text:p>
              </table:table-cell>
              <table:table-cell office:value-type="float" office:value="0.40856">
                <text:p>0.40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466576">
                <text:p>0.466576</text:p>
              </table:table-cell>
              <table:table-cell office:value-type="float" office:value="0.458588">
                <text:p>0.4585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0.272458">
                <text:p>0.272458</text:p>
              </table:table-cell>
              <table:table-cell office:value-type="float" office:value="0.218368">
                <text:p>0.218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324285">
                <text:p>0.324285</text:p>
              </table:table-cell>
              <table:table-cell office:value-type="float" office:value="0.708727">
                <text:p>0.708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369717">
                <text:p>0.369717</text:p>
              </table:table-cell>
              <table:table-cell office:value-type="float" office:value="0.206226">
                <text:p>0.206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398095">
                <text:p>0.398095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351731">
                <text:p>0.351731</text:p>
              </table:table-cell>
              <table:table-cell office:value-type="float" office:value="1.256253">
                <text:p>1.2562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446192">
                <text:p>0.446192</text:p>
              </table:table-cell>
              <table:table-cell office:value-type="float" office:value="0.311284">
                <text:p>0.3112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00265999999999999">
                <text:p>-0.000265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07595">
                <text:p>0.00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000667000000000004">
                <text:p>0.00066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05063">
                <text:p>0.00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0533">
                <text:p>0.0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001066">
                <text:p>0.00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000134000000000002">
                <text:p>0.00013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03198">
                <text:p>0.00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000134000000000002">
                <text:p>0.00013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.002399">
                <text:p>0.00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0386299999999999">
                <text:p>-0.003862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01998">
                <text:p>-0.00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002131">
                <text:p>-0.00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533">
                <text:p>0.0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02932">
                <text:p>0.00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01466">
                <text:p>0.00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000667000000000004">
                <text:p>0.00066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004664">
                <text:p>0.004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02664">
                <text:p>-0.00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00439700000000001">
                <text:p>0.004397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003997">
                <text:p>0.0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02932">
                <text:p>0.00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03464">
                <text:p>0.00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05063">
                <text:p>0.00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-0.001865">
                <text:p>-0.00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002664">
                <text:p>-0.00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-0.001598">
                <text:p>-0.00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000267000000000003">
                <text:p>0.00026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02665">
                <text:p>0.00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01599">
                <text:p>0.00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00265999999999999">
                <text:p>-0.000265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04131">
                <text:p>0.00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02798">
                <text:p>0.0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05863">
                <text:p>0.005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06662">
                <text:p>0.00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0439700000000001">
                <text:p>0.004397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02131">
                <text:p>-0.00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00798999999999998">
                <text:p>-0.000798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02531">
                <text:p>-0.00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-0.003597">
                <text:p>-0.003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001065">
                <text:p>-0.00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0439700000000001">
                <text:p>0.004397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0493">
                <text:p>0.0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05196">
                <text:p>0.005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002664">
                <text:p>-0.00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05996">
                <text:p>0.005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.001466">
                <text:p>0.00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01065">
                <text:p>-0.00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007595">
                <text:p>0.00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00933">
                <text:p>0.000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06262">
                <text:p>0.0062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1cm" svg:height="13.375cm" xlink:href=".." xlink:type="simple" chart:class="chart:scatter" chart:style-name="ch1">
        <chart:legend chart:legend-position="end" svg:x="14.585cm" svg:y="6.139cm" style:legend-expansion="high" chart:style-name="ch2"/>
        <chart:plot-area chart:style-name="ch3" table:cell-range-address="Sheet1.A2:Sheet1.A252 Sheet1.H1:Sheet1.I252" chart:data-source-has-labels="row" svg:x="0.89cm" svg:y="1.203cm" svg:width="12.815cm" svg:height="11.485cm">
          <chartooo:coordinate-region svg:x="1.723cm" svg:y="1.402cm" svg:width="11.518cm" svg:height="11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52" chart:label-cell-address="Sheet1.H1:Sheet1.H1" chart:class="chart:scatter">
            <chart:domain table:cell-range-address="Sheet1.A2:Sheet1.A252"/>
            <chart:data-point chart:repeated="251"/>
          </chart:series>
          <chart:series chart:style-name="ch7" chart:values-cell-range-address="Sheet1.I2:Sheet1.I252" chart:label-cell-address="Sheet1.I1:Sheet1.I1" chart:class="chart:scatter"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_acelerometro_Y(m/s^2) com offse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0">
                <text:p>0</text:p>
                <draw:g>
                  <svg:desc>Sheet1.H2:Sheet1.H252</svg:desc>
                </draw:g>
              </table:table-cell>
              <table:table-cell office:value-type="float" office:value="-0.019154">
                <text:p>-0.019154</text:p>
                <draw:g>
                  <svg:desc>Sheet1.I2:Sheet1.I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121122">
                <text:p>0.121122</text:p>
              </table:table-cell>
              <table:table-cell office:value-type="float" office:value="0.912191">
                <text:p>0.912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142991">
                <text:p>0.142991</text:p>
              </table:table-cell>
              <table:table-cell office:value-type="float" office:value="0.282516">
                <text:p>0.282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857949">
                <text:p>0.857949</text:p>
              </table:table-cell>
              <table:table-cell office:value-type="float" office:value="-0.277727">
                <text:p>-0.277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35832">
                <text:p>-0.35832</text:p>
              </table:table-cell>
              <table:table-cell office:value-type="float" office:value="0.169988">
                <text:p>0.169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1938">
                <text:p>-0.01938</text:p>
              </table:table-cell>
              <table:table-cell office:value-type="float" office:value="0.23942">
                <text:p>0.23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1.005314">
                <text:p>1.005314</text:p>
              </table:table-cell>
              <table:table-cell office:value-type="float" office:value="0.349553">
                <text:p>0.349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287665">
                <text:p>-0.287665</text:p>
              </table:table-cell>
              <table:table-cell office:value-type="float" office:value="0.325611">
                <text:p>0.325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757014">
                <text:p>0.757014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259067">
                <text:p>-0.259067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822622">
                <text:p>0.822622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22805">
                <text:p>-0.22805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24813">
                <text:p>0.024813</text:p>
              </table:table-cell>
              <table:table-cell office:value-type="float" office:value="-0.28491">
                <text:p>-0.28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247291">
                <text:p>0.247291</text:p>
              </table:table-cell>
              <table:table-cell office:value-type="float" office:value="0.299275">
                <text:p>0.299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158132">
                <text:p>-0.158132</text:p>
              </table:table-cell>
              <table:table-cell office:value-type="float" office:value="-0.25618">
                <text:p>-0.2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353273">
                <text:p>0.353273</text:p>
              </table:table-cell>
              <table:table-cell office:value-type="float" office:value="0.445322">
                <text:p>0.445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130585">
                <text:p>-0.130585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0757">
                <text:p>0.00757</text:p>
              </table:table-cell>
              <table:table-cell office:value-type="float" office:value="-0.395043">
                <text:p>-0.395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574608">
                <text:p>0.574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021869">
                <text:p>0.021869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03154">
                <text:p>-0.003154</text:p>
              </table:table-cell>
              <table:table-cell office:value-type="float" office:value="-0.452504">
                <text:p>-0.452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757">
                <text:p>-0.00757</text:p>
              </table:table-cell>
              <table:table-cell office:value-type="float" office:value="0.648829">
                <text:p>0.648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013458">
                <text:p>0.013458</text:p>
              </table:table-cell>
              <table:table-cell office:value-type="float" office:value="-0.85473">
                <text:p>-0.85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40374">
                <text:p>-0.040374</text:p>
              </table:table-cell>
              <table:table-cell office:value-type="float" office:value="-0.390255">
                <text:p>-0.390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010094">
                <text:p>0.010094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60561">
                <text:p>0.060561</text:p>
              </table:table-cell>
              <table:table-cell office:value-type="float" office:value="-0.885855">
                <text:p>-0.885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10901">
                <text:p>-0.010901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9851">
                <text:p>0.019851</text:p>
              </table:table-cell>
              <table:table-cell office:value-type="float" office:value="0.234632">
                <text:p>0.234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93365">
                <text:p>0.93365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178319">
                <text:p>-0.178319</text:p>
              </table:table-cell>
              <table:table-cell office:value-type="float" office:value="-0.670376">
                <text:p>-0.670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.610658">
                <text:p>0.610658</text:p>
              </table:table-cell>
              <table:table-cell office:value-type="float" office:value="-0.754174">
                <text:p>-0.754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232151">
                <text:p>-0.232151</text:p>
              </table:table-cell>
              <table:table-cell office:value-type="float" office:value="-0.21069">
                <text:p>-0.21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032703">
                <text:p>-0.032703</text:p>
              </table:table-cell>
              <table:table-cell office:value-type="float" office:value="-0.217872">
                <text:p>-0.217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844827">
                <text:p>0.844827</text:p>
              </table:table-cell>
              <table:table-cell office:value-type="float" office:value="-0.718261">
                <text:p>-0.718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888229">
                <text:p>0.888229</text:p>
              </table:table-cell>
              <table:table-cell office:value-type="float" office:value="-0.577003">
                <text:p>-0.577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302805">
                <text:p>-0.302805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39859">
                <text:p>-0.039859</text:p>
              </table:table-cell>
              <table:table-cell office:value-type="float" office:value="-0.430956">
                <text:p>-0.430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84593">
                <text:p>0.084593</text:p>
              </table:table-cell>
              <table:table-cell office:value-type="float" office:value="-0.555455">
                <text:p>-0.555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05047">
                <text:p>0.005047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857949">
                <text:p>0.857949</text:p>
              </table:table-cell>
              <table:table-cell office:value-type="float" office:value="-1.151611">
                <text:p>-1.151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285983">
                <text:p>-0.285983</text:p>
              </table:table-cell>
              <table:table-cell office:value-type="float" office:value="-0.533907">
                <text:p>-0.533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797388">
                <text:p>0.797388</text:p>
              </table:table-cell>
              <table:table-cell office:value-type="float" office:value="-0.548272">
                <text:p>-0.548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267478">
                <text:p>-0.267478</text:p>
              </table:table-cell>
              <table:table-cell office:value-type="float" office:value="-0.064643">
                <text:p>-0.06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726733">
                <text:p>0.726733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233833">
                <text:p>-0.233833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837762">
                <text:p>0.837762</text:p>
              </table:table-cell>
              <table:table-cell office:value-type="float" office:value="-0.514753">
                <text:p>-0.514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85983">
                <text:p>-0.285983</text:p>
              </table:table-cell>
              <table:table-cell office:value-type="float" office:value="0.651223">
                <text:p>0.6512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751967">
                <text:p>0.751967</text:p>
              </table:table-cell>
              <table:table-cell office:value-type="float" office:value="0.131681">
                <text:p>0.131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247291">
                <text:p>-0.247291</text:p>
              </table:table-cell>
              <table:table-cell office:value-type="float" office:value="-0.229843">
                <text:p>-0.2298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24603">
                <text:p>-0.024603</text:p>
              </table:table-cell>
              <table:table-cell office:value-type="float" office:value="-0.526724">
                <text:p>-0.526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08176">
                <text:p>-0.008176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06662">
                <text:p>-0.006662</text:p>
              </table:table-cell>
              <table:table-cell office:value-type="float" office:value="0.344765">
                <text:p>0.344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22206">
                <text:p>0.022206</text:p>
              </table:table-cell>
              <table:table-cell office:value-type="float" office:value="-0.296881">
                <text:p>-0.296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847855">
                <text:p>0.847855</text:p>
              </table:table-cell>
              <table:table-cell office:value-type="float" office:value="0.196325">
                <text:p>0.196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237198">
                <text:p>-0.237198</text:p>
              </table:table-cell>
              <table:table-cell office:value-type="float" office:value="-0.814029">
                <text:p>-0.8140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651032">
                <text:p>0.651032</text:p>
              </table:table-cell>
              <table:table-cell office:value-type="float" office:value="-0.124498">
                <text:p>-0.124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9777">
                <text:p>-0.19777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82136">
                <text:p>0.82136</text:p>
              </table:table-cell>
              <table:table-cell office:value-type="float" office:value="0.196325">
                <text:p>0.196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37198">
                <text:p>-0.237198</text:p>
              </table:table-cell>
              <table:table-cell office:value-type="float" office:value="-0.565032">
                <text:p>-0.565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26495">
                <text:p>-0.026495</text:p>
              </table:table-cell>
              <table:table-cell office:value-type="float" office:value="-0.258574">
                <text:p>-0.258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043528">
                <text:p>-0.043528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749444">
                <text:p>0.749444</text:p>
              </table:table-cell>
              <table:table-cell office:value-type="float" office:value="-0.600945">
                <text:p>-0.600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951">
                <text:p>-0.0951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26495">
                <text:p>0.026495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624536">
                <text:p>0.624536</text:p>
              </table:table-cell>
              <table:table-cell office:value-type="float" office:value="-1.323994">
                <text:p>-1.323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15708">
                <text:p>-0.15708</text:p>
              </table:table-cell>
              <table:table-cell office:value-type="float" office:value="-0.354342">
                <text:p>-0.354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39533">
                <text:p>0.039533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842809">
                <text:p>0.842809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402">
                <text:p>-0.25402</text:p>
              </table:table-cell>
              <table:table-cell office:value-type="float" office:value="0.368707">
                <text:p>0.368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76206">
                <text:p>0.76206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239406">
                <text:p>-0.239406</text:p>
              </table:table-cell>
              <table:table-cell office:value-type="float" office:value="-0.435745">
                <text:p>-0.435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82136">
                <text:p>0.82136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47291">
                <text:p>-0.247291</text:p>
              </table:table-cell>
              <table:table-cell office:value-type="float" office:value="0.143652">
                <text:p>0.143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02271">
                <text:p>-0.02271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06624">
                <text:p>0.006624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639677">
                <text:p>0.639677</text:p>
              </table:table-cell>
              <table:table-cell office:value-type="float" office:value="-0.316035">
                <text:p>-0.316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166543">
                <text:p>-0.166543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696453">
                <text:p>0.696453</text:p>
              </table:table-cell>
              <table:table-cell office:value-type="float" office:value="0.203507">
                <text:p>0.203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05235">
                <text:p>-0.205235</text:p>
              </table:table-cell>
              <table:table-cell office:value-type="float" office:value="-0.19393">
                <text:p>-0.19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645985">
                <text:p>0.645985</text:p>
              </table:table-cell>
              <table:table-cell office:value-type="float" office:value="-0.258574">
                <text:p>-0.258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218693">
                <text:p>-0.218693</text:p>
              </table:table-cell>
              <table:table-cell office:value-type="float" office:value="0.727837">
                <text:p>0.727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565237">
                <text:p>0.565237</text:p>
              </table:table-cell>
              <table:table-cell office:value-type="float" office:value="-0.229843">
                <text:p>-0.2298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265756">
                <text:p>0.265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21764">
                <text:p>-0.021764</text:p>
              </table:table-cell>
              <table:table-cell office:value-type="float" office:value="-0.701501">
                <text:p>-0.701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556405">
                <text:p>0.556405</text:p>
              </table:table-cell>
              <table:table-cell office:value-type="float" office:value="0.337582">
                <text:p>0.337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164861">
                <text:p>-0.164861</text:p>
              </table:table-cell>
              <table:table-cell office:value-type="float" office:value="-0.409408">
                <text:p>-0.4094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630845">
                <text:p>0.630845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27656">
                <text:p>-0.027656</text:p>
              </table:table-cell>
              <table:table-cell office:value-type="float" office:value="-0.553061">
                <text:p>-0.553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014383">
                <text:p>0.014383</text:p>
              </table:table-cell>
              <table:table-cell office:value-type="float" office:value="-0.383072">
                <text:p>-0.383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54505">
                <text:p>0.54505</text:p>
              </table:table-cell>
              <table:table-cell office:value-type="float" office:value="0.19393">
                <text:p>0.19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11923">
                <text:p>-0.11923</text:p>
              </table:table-cell>
              <table:table-cell office:value-type="float" office:value="-0.445322">
                <text:p>-0.445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0757">
                <text:p>-0.00757</text:p>
              </table:table-cell>
              <table:table-cell office:value-type="float" office:value="-0.37589">
                <text:p>-0.37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439068">
                <text:p>0.439068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23961">
                <text:p>-0.123961</text:p>
              </table:table-cell>
              <table:table-cell office:value-type="float" office:value="-0.830788">
                <text:p>-0.830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034066">
                <text:p>0.034066</text:p>
              </table:table-cell>
              <table:table-cell office:value-type="float" office:value="-0.220267">
                <text:p>-0.220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18539">
                <text:p>-0.018539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91563">
                <text:p>0.091563</text:p>
              </table:table-cell>
              <table:table-cell office:value-type="float" office:value="0.162806">
                <text:p>0.162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787294">
                <text:p>0.787294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218588">
                <text:p>-0.218588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68369">
                <text:p>0.768369</text:p>
              </table:table-cell>
              <table:table-cell office:value-type="float" office:value="-0.342371">
                <text:p>-0.342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807481">
                <text:p>0.807481</text:p>
              </table:table-cell>
              <table:table-cell office:value-type="float" office:value="-0.282516">
                <text:p>-0.282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280936">
                <text:p>-0.280936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736827">
                <text:p>0.736827</text:p>
              </table:table-cell>
              <table:table-cell office:value-type="float" office:value="-0.227449">
                <text:p>-0.2274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233833">
                <text:p>-0.233833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777201">
                <text:p>0.777201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228997">
                <text:p>-0.228997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02271">
                <text:p>0.02271</text:p>
              </table:table-cell>
              <table:table-cell office:value-type="float" office:value="-0.727837">
                <text:p>-0.727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802435">
                <text:p>0.802435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23888">
                <text:p>-0.23888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792341">
                <text:p>0.792341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231835">
                <text:p>-0.231835</text:p>
              </table:table-cell>
              <table:table-cell office:value-type="float" office:value="-0.438139">
                <text:p>-0.4381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8698">
                <text:p>-0.018698</text:p>
              </table:table-cell>
              <table:table-cell office:value-type="float" office:value="-0.196325">
                <text:p>-0.196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841799">
                <text:p>0.841799</text:p>
              </table:table-cell>
              <table:table-cell office:value-type="float" office:value="-0.402226">
                <text:p>-0.402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180001">
                <text:p>-0.180001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812528">
                <text:p>0.812528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274207">
                <text:p>-0.274207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686359">
                <text:p>0.686359</text:p>
              </table:table-cell>
              <table:table-cell office:value-type="float" office:value="-0.500388">
                <text:p>-0.5003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227104">
                <text:p>-0.227104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757014">
                <text:p>0.757014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257385">
                <text:p>-0.257385</text:p>
              </table:table-cell>
              <table:table-cell office:value-type="float" office:value="-0.454898">
                <text:p>-0.454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696453">
                <text:p>0.696453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252338">
                <text:p>-0.252338</text:p>
              </table:table-cell>
              <table:table-cell office:value-type="float" office:value="-0.407014">
                <text:p>-0.407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01893">
                <text:p>-0.001893</text:p>
              </table:table-cell>
              <table:table-cell office:value-type="float" office:value="-0.296881">
                <text:p>-0.2968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1.006828">
                <text:p>1.006828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301123">
                <text:p>-0.301123</text:p>
              </table:table-cell>
              <table:table-cell office:value-type="float" office:value="-0.270545">
                <text:p>-0.270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736827">
                <text:p>0.736827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264114">
                <text:p>-0.264114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027337">
                <text:p>-0.027337</text:p>
              </table:table-cell>
              <table:table-cell office:value-type="float" office:value="0.002394">
                <text:p>0.0023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09778">
                <text:p>-0.009778</text:p>
              </table:table-cell>
              <table:table-cell office:value-type="float" office:value="-0.627281">
                <text:p>-0.6272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025549">
                <text:p>0.025549</text:p>
              </table:table-cell>
              <table:table-cell office:value-type="float" office:value="-0.366313">
                <text:p>-0.366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666172">
                <text:p>0.666172</text:p>
              </table:table-cell>
              <table:table-cell office:value-type="float" office:value="-0.440533">
                <text:p>-0.440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95336">
                <text:p>-0.095336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1.110918">
                <text:p>1.110918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351591">
                <text:p>-0.351591</text:p>
              </table:table-cell>
              <table:table-cell office:value-type="float" office:value="0.97444">
                <text:p>0.97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03432">
                <text:p>-0.003432</text:p>
              </table:table-cell>
              <table:table-cell office:value-type="float" office:value="-0.677559">
                <text:p>-0.6775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059552">
                <text:p>0.059552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757014">
                <text:p>0.757014</text:p>
              </table:table-cell>
              <table:table-cell office:value-type="float" office:value="-0.407014">
                <text:p>-0.407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226158">
                <text:p>-0.226158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738088">
                <text:p>0.738088</text:p>
              </table:table-cell>
              <table:table-cell office:value-type="float" office:value="-0.80924">
                <text:p>-0.809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230469">
                <text:p>-0.230469</text:p>
              </table:table-cell>
              <table:table-cell office:value-type="float" office:value="-1.034295">
                <text:p>-1.0342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2208">
                <text:p>-0.02208</text:p>
              </table:table-cell>
              <table:table-cell office:value-type="float" office:value="1.546654">
                <text:p>1.546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56776">
                <text:p>0.56776</text:p>
              </table:table-cell>
              <table:table-cell office:value-type="float" office:value="1.039083">
                <text:p>1.039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05036">
                <text:p>-0.105036</text:p>
              </table:table-cell>
              <table:table-cell office:value-type="float" office:value="-0.543484">
                <text:p>-0.5434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874351">
                <text:p>0.874351</text:p>
              </table:table-cell>
              <table:table-cell office:value-type="float" office:value="-0.715866">
                <text:p>-0.715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257385">
                <text:p>-0.257385</text:p>
              </table:table-cell>
              <table:table-cell office:value-type="float" office:value="0.146046">
                <text:p>0.146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772154">
                <text:p>0.772154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289347">
                <text:p>-0.289347</text:p>
              </table:table-cell>
              <table:table-cell office:value-type="float" office:value="-0.409408">
                <text:p>-0.409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71664">
                <text:p>0.71664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227449">
                <text:p>-0.227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31542">
                <text:p>-0.031542</text:p>
              </table:table-cell>
              <table:table-cell office:value-type="float" office:value="0.490811">
                <text:p>0.4908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7243">
                <text:p>-0.017243</text:p>
              </table:table-cell>
              <table:table-cell office:value-type="float" office:value="-0.390255">
                <text:p>-0.390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2271">
                <text:p>0.02271</text:p>
              </table:table-cell>
              <table:table-cell office:value-type="float" office:value="0.61531">
                <text:p>0.615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232151">
                <text:p>0.232151</text:p>
              </table:table-cell>
              <table:table-cell office:value-type="float" office:value="0.572214">
                <text:p>0.5722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519542">
                <text:p>-0.519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50152">
                <text:p>-0.050152</text:p>
              </table:table-cell>
              <table:table-cell office:value-type="float" office:value="-0.672771">
                <text:p>-0.6727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412572">
                <text:p>0.412572</text:p>
              </table:table-cell>
              <table:table-cell office:value-type="float" office:value="-0.246603">
                <text:p>-0.246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07449">
                <text:p>-0.07449</text:p>
              </table:table-cell>
              <table:table-cell office:value-type="float" office:value="0.612916">
                <text:p>0.6129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018168">
                <text:p>0.018168</text:p>
              </table:table-cell>
              <table:table-cell office:value-type="float" office:value="-1.098939">
                <text:p>-1.0989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57533">
                <text:p>0.57533</text:p>
              </table:table-cell>
              <table:table-cell office:value-type="float" office:value="-0.648829">
                <text:p>-0.6488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-0.156449">
                <text:p>-0.156449</text:p>
              </table:table-cell>
              <table:table-cell office:value-type="float" office:value="0.141258">
                <text:p>0.141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042582">
                <text:p>-0.042582</text:p>
              </table:table-cell>
              <table:table-cell office:value-type="float" office:value="-0.684742">
                <text:p>-0.684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2271">
                <text:p>-0.02271</text:p>
              </table:table-cell>
              <table:table-cell office:value-type="float" office:value="-0.481235">
                <text:p>-0.481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230889">
                <text:p>0.230889</text:p>
              </table:table-cell>
              <table:table-cell office:value-type="float" office:value="-0.392649">
                <text:p>-0.3926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87477">
                <text:p>-0.087477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27126">
                <text:p>-0.027126</text:p>
              </table:table-cell>
              <table:table-cell office:value-type="float" office:value="-1.098939">
                <text:p>-1.098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0757">
                <text:p>0.00757</text:p>
              </table:table-cell>
              <table:table-cell office:value-type="float" office:value="0.708684">
                <text:p>0.708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06662">
                <text:p>0.006662</text:p>
              </table:table-cell>
              <table:table-cell office:value-type="float" office:value="-0.517148">
                <text:p>-0.517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06056">
                <text:p>-0.006056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90842">
                <text:p>0.090842</text:p>
              </table:table-cell>
              <table:table-cell office:value-type="float" office:value="-0.895431">
                <text:p>-0.8954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025549">
                <text:p>-0.025549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13879">
                <text:p>0.013879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">
                <text:p>0</text:p>
              </table:table-cell>
              <table:table-cell office:value-type="float" office:value="-0.055067">
                <text:p>-0.055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-0.019154">
                <text:p>-0.0191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">
                <text:p>0</text:p>
              </table:table-cell>
              <table:table-cell office:value-type="float" office:value="-0.062249">
                <text:p>-0.0622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014365">
                <text:p>0.0143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">
                <text:p>0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">
                <text:p>0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">
                <text:p>0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">
                <text:p>0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">
                <text:p>0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18cm" svg:height="13.75cm" xlink:href=".." xlink:type="simple" chart:class="chart:scatter" chart:style-name="ch1">
        <chart:legend chart:legend-position="end" svg:x="18.064cm" svg:y="6.327cm" style:legend-expansion="high" chart:style-name="ch2"/>
        <chart:plot-area chart:style-name="ch3" table:cell-range-address="Sheet1.A2:Sheet1.A252 Sheet1.H1:Sheet1.H252 Sheet1.J1:Sheet1.J252" chart:data-source-has-labels="row" svg:x="0.914cm" svg:y="1.235cm" svg:width="16.222cm" svg:height="11.82cm">
          <chartooo:coordinate-region svg:x="1.747cm" svg:y="1.434cm" svg:width="14.924cm" svg:height="11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52" chart:label-cell-address="Sheet1.H1:Sheet1.H1" chart:class="chart:scatter">
            <chart:domain table:cell-range-address="Sheet1.A2:Sheet1.A252"/>
            <chart:data-point chart:repeated="251"/>
          </chart:series>
          <chart:series chart:style-name="ch7" chart:values-cell-range-address="Sheet1.J2:Sheet1.J252" chart:label-cell-address="Sheet1.J1:Sheet1.J1" chart:class="chart:scatter"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0">
                <text:p>0</text:p>
                <draw:g>
                  <svg:desc>Sheet1.H2:Sheet1.H252</svg:desc>
                </draw:g>
              </table:table-cell>
              <table:table-cell office:value-type="float" office:value="0">
                <text:p>0</text:p>
                <draw:g>
                  <svg:desc>Sheet1.J2:Sheet1.J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-0.009576">
                <text:p>-0.009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86192">
                <text:p>0.086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121122">
                <text:p>0.121122</text:p>
              </table:table-cell>
              <table:table-cell office:value-type="float" office:value="0.931345">
                <text:p>0.93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142991">
                <text:p>0.142991</text:p>
              </table:table-cell>
              <table:table-cell office:value-type="float" office:value="0.30167">
                <text:p>0.30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857949">
                <text:p>0.857949</text:p>
              </table:table-cell>
              <table:table-cell office:value-type="float" office:value="-0.258573">
                <text:p>-0.258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35832">
                <text:p>-0.35832</text:p>
              </table:table-cell>
              <table:table-cell office:value-type="float" office:value="0.189142">
                <text:p>0.189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1938">
                <text:p>-0.01938</text:p>
              </table:table-cell>
              <table:table-cell office:value-type="float" office:value="0.258574">
                <text:p>0.258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1.005314">
                <text:p>1.005314</text:p>
              </table:table-cell>
              <table:table-cell office:value-type="float" office:value="0.368707">
                <text:p>0.368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287665">
                <text:p>-0.287665</text:p>
              </table:table-cell>
              <table:table-cell office:value-type="float" office:value="0.344765">
                <text:p>0.344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757014">
                <text:p>0.757014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259067">
                <text:p>-0.259067</text:p>
              </table:table-cell>
              <table:table-cell office:value-type="float" office:value="0.239421">
                <text:p>0.239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822622">
                <text:p>0.822622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22805">
                <text:p>-0.22805</text:p>
              </table:table-cell>
              <table:table-cell office:value-type="float" office:value="0.004789">
                <text:p>0.004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24813">
                <text:p>0.024813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247291">
                <text:p>0.247291</text:p>
              </table:table-cell>
              <table:table-cell office:value-type="float" office:value="0.318429">
                <text:p>0.318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158132">
                <text:p>-0.158132</text:p>
              </table:table-cell>
              <table:table-cell office:value-type="float" office:value="-0.237026">
                <text:p>-0.237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353273">
                <text:p>0.353273</text:p>
              </table:table-cell>
              <table:table-cell office:value-type="float" office:value="0.464476">
                <text:p>0.464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130585">
                <text:p>-0.130585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0757">
                <text:p>0.00757</text:p>
              </table:table-cell>
              <table:table-cell office:value-type="float" office:value="-0.375889">
                <text:p>-0.37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-0.060561">
                <text:p>-0.060561</text:p>
              </table:table-cell>
              <table:table-cell office:value-type="float" office:value="0.593762">
                <text:p>0.593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021869">
                <text:p>0.021869</text:p>
              </table:table-cell>
              <table:table-cell office:value-type="float" office:value="-0.126892">
                <text:p>-0.126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03154">
                <text:p>-0.003154</text:p>
              </table:table-cell>
              <table:table-cell office:value-type="float" office:value="-0.43335">
                <text:p>-0.43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757">
                <text:p>-0.00757</text:p>
              </table:table-cell>
              <table:table-cell office:value-type="float" office:value="0.667983">
                <text:p>0.667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013458">
                <text:p>0.013458</text:p>
              </table:table-cell>
              <table:table-cell office:value-type="float" office:value="-0.835576">
                <text:p>-0.835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40374">
                <text:p>-0.040374</text:p>
              </table:table-cell>
              <table:table-cell office:value-type="float" office:value="-0.371101">
                <text:p>-0.371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010094">
                <text:p>0.010094</text:p>
              </table:table-cell>
              <table:table-cell office:value-type="float" office:value="0.088586">
                <text:p>0.088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60561">
                <text:p>0.060561</text:p>
              </table:table-cell>
              <table:table-cell office:value-type="float" office:value="-0.866701">
                <text:p>-0.866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10901">
                <text:p>-0.010901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19851">
                <text:p>0.019851</text:p>
              </table:table-cell>
              <table:table-cell office:value-type="float" office:value="0.253786">
                <text:p>0.253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93365">
                <text:p>0.93365</text:p>
              </table:table-cell>
              <table:table-cell office:value-type="float" office:value="-0.220266">
                <text:p>-0.220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178319">
                <text:p>-0.178319</text:p>
              </table:table-cell>
              <table:table-cell office:value-type="float" office:value="-0.651222">
                <text:p>-0.651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.610658">
                <text:p>0.610658</text:p>
              </table:table-cell>
              <table:table-cell office:value-type="float" office:value="-0.73502">
                <text:p>-0.73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232151">
                <text:p>-0.232151</text:p>
              </table:table-cell>
              <table:table-cell office:value-type="float" office:value="-0.191536">
                <text:p>-0.191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032703">
                <text:p>-0.032703</text:p>
              </table:table-cell>
              <table:table-cell office:value-type="float" office:value="-0.198718">
                <text:p>-0.19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844827">
                <text:p>0.844827</text:p>
              </table:table-cell>
              <table:table-cell office:value-type="float" office:value="-0.699107">
                <text:p>-0.699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888229">
                <text:p>0.888229</text:p>
              </table:table-cell>
              <table:table-cell office:value-type="float" office:value="-0.557849">
                <text:p>-0.557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302805">
                <text:p>-0.302805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39859">
                <text:p>-0.039859</text:p>
              </table:table-cell>
              <table:table-cell office:value-type="float" office:value="-0.411802">
                <text:p>-0.411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84593">
                <text:p>0.084593</text:p>
              </table:table-cell>
              <table:table-cell office:value-type="float" office:value="-0.536301">
                <text:p>-0.536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05047">
                <text:p>0.005047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857949">
                <text:p>0.857949</text:p>
              </table:table-cell>
              <table:table-cell office:value-type="float" office:value="-1.132457">
                <text:p>-1.132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285983">
                <text:p>-0.285983</text:p>
              </table:table-cell>
              <table:table-cell office:value-type="float" office:value="-0.514753">
                <text:p>-0.514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797388">
                <text:p>0.797388</text:p>
              </table:table-cell>
              <table:table-cell office:value-type="float" office:value="-0.529118">
                <text:p>-0.529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267478">
                <text:p>-0.267478</text:p>
              </table:table-cell>
              <table:table-cell office:value-type="float" office:value="-0.045489">
                <text:p>-0.045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726733">
                <text:p>0.726733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233833">
                <text:p>-0.233833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837762">
                <text:p>0.837762</text:p>
              </table:table-cell>
              <table:table-cell office:value-type="float" office:value="-0.495599">
                <text:p>-0.495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85983">
                <text:p>-0.285983</text:p>
              </table:table-cell>
              <table:table-cell office:value-type="float" office:value="0.670377">
                <text:p>0.6703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751967">
                <text:p>0.751967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247291">
                <text:p>-0.247291</text:p>
              </table:table-cell>
              <table:table-cell office:value-type="float" office:value="-0.210689">
                <text:p>-0.21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24603">
                <text:p>-0.024603</text:p>
              </table:table-cell>
              <table:table-cell office:value-type="float" office:value="-0.50757">
                <text:p>-0.50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08176">
                <text:p>-0.008176</text:p>
              </table:table-cell>
              <table:table-cell office:value-type="float" office:value="0.040702">
                <text:p>0.040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06662">
                <text:p>-0.006662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22206">
                <text:p>0.022206</text:p>
              </table:table-cell>
              <table:table-cell office:value-type="float" office:value="-0.277727">
                <text:p>-0.2777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847855">
                <text:p>0.847855</text:p>
              </table:table-cell>
              <table:table-cell office:value-type="float" office:value="0.215479">
                <text:p>0.215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237198">
                <text:p>-0.237198</text:p>
              </table:table-cell>
              <table:table-cell office:value-type="float" office:value="-0.794875">
                <text:p>-0.794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651032">
                <text:p>0.651032</text:p>
              </table:table-cell>
              <table:table-cell office:value-type="float" office:value="-0.105344">
                <text:p>-0.105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9777">
                <text:p>-0.19777</text:p>
              </table:table-cell>
              <table:table-cell office:value-type="float" office:value="-0.234631">
                <text:p>-0.2346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82136">
                <text:p>0.82136</text:p>
              </table:table-cell>
              <table:table-cell office:value-type="float" office:value="0.215479">
                <text:p>0.215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37198">
                <text:p>-0.237198</text:p>
              </table:table-cell>
              <table:table-cell office:value-type="float" office:value="-0.545878">
                <text:p>-0.545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026495">
                <text:p>-0.026495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043528">
                <text:p>-0.043528</text:p>
              </table:table-cell>
              <table:table-cell office:value-type="float" office:value="-0.26815">
                <text:p>-0.26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749444">
                <text:p>0.749444</text:p>
              </table:table-cell>
              <table:table-cell office:value-type="float" office:value="-0.581791">
                <text:p>-0.581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0951">
                <text:p>-0.0951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026495">
                <text:p>0.026495</text:p>
              </table:table-cell>
              <table:table-cell office:value-type="float" office:value="-0.22266">
                <text:p>-0.22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624536">
                <text:p>0.624536</text:p>
              </table:table-cell>
              <table:table-cell office:value-type="float" office:value="-1.30484">
                <text:p>-1.30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15708">
                <text:p>-0.15708</text:p>
              </table:table-cell>
              <table:table-cell office:value-type="float" office:value="-0.335188">
                <text:p>-0.335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39533">
                <text:p>0.039533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842809">
                <text:p>0.842809</text:p>
              </table:table-cell>
              <table:table-cell office:value-type="float" office:value="-0.067037">
                <text:p>-0.06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402">
                <text:p>-0.25402</text:p>
              </table:table-cell>
              <table:table-cell office:value-type="float" office:value="0.387861">
                <text:p>0.387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76206">
                <text:p>0.76206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239406">
                <text:p>-0.239406</text:p>
              </table:table-cell>
              <table:table-cell office:value-type="float" office:value="-0.416591">
                <text:p>-0.4165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82136">
                <text:p>0.82136</text:p>
              </table:table-cell>
              <table:table-cell office:value-type="float" office:value="-0.021547">
                <text:p>-0.021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47291">
                <text:p>-0.247291</text:p>
              </table:table-cell>
              <table:table-cell office:value-type="float" office:value="0.162806">
                <text:p>0.162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02271">
                <text:p>-0.02271</text:p>
              </table:table-cell>
              <table:table-cell office:value-type="float" office:value="0.409409">
                <text:p>0.409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06624">
                <text:p>0.006624</text:p>
              </table:table-cell>
              <table:table-cell office:value-type="float" office:value="0.198719">
                <text:p>0.198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639677">
                <text:p>0.639677</text:p>
              </table:table-cell>
              <table:table-cell office:value-type="float" office:value="-0.296881">
                <text:p>-0.2968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166543">
                <text:p>-0.166543</text:p>
              </table:table-cell>
              <table:table-cell office:value-type="float" office:value="-0.126892">
                <text:p>-0.126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696453">
                <text:p>0.696453</text:p>
              </table:table-cell>
              <table:table-cell office:value-type="float" office:value="0.222661">
                <text:p>0.222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05235">
                <text:p>-0.205235</text:p>
              </table:table-cell>
              <table:table-cell office:value-type="float" office:value="-0.174776">
                <text:p>-0.174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645985">
                <text:p>0.645985</text:p>
              </table:table-cell>
              <table:table-cell office:value-type="float" office:value="-0.23942">
                <text:p>-0.239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218693">
                <text:p>-0.218693</text:p>
              </table:table-cell>
              <table:table-cell office:value-type="float" office:value="0.746991">
                <text:p>0.746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565237">
                <text:p>0.565237</text:p>
              </table:table-cell>
              <table:table-cell office:value-type="float" office:value="-0.210689">
                <text:p>-0.2106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28491">
                <text:p>0.284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21764">
                <text:p>-0.021764</text:p>
              </table:table-cell>
              <table:table-cell office:value-type="float" office:value="-0.682347">
                <text:p>-0.682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556405">
                <text:p>0.556405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164861">
                <text:p>-0.164861</text:p>
              </table:table-cell>
              <table:table-cell office:value-type="float" office:value="-0.390254">
                <text:p>-0.390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630845">
                <text:p>0.630845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428562">
                <text:p>-0.428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27656">
                <text:p>-0.027656</text:p>
              </table:table-cell>
              <table:table-cell office:value-type="float" office:value="-0.533907">
                <text:p>-0.5339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014383">
                <text:p>0.014383</text:p>
              </table:table-cell>
              <table:table-cell office:value-type="float" office:value="-0.363918">
                <text:p>-0.363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54505">
                <text:p>0.54505</text:p>
              </table:table-cell>
              <table:table-cell office:value-type="float" office:value="0.213084">
                <text:p>0.213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11923">
                <text:p>-0.11923</text:p>
              </table:table-cell>
              <table:table-cell office:value-type="float" office:value="-0.426168">
                <text:p>-0.426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0757">
                <text:p>-0.00757</text:p>
              </table:table-cell>
              <table:table-cell office:value-type="float" office:value="-0.356736">
                <text:p>-0.356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439068">
                <text:p>0.439068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123961">
                <text:p>-0.123961</text:p>
              </table:table-cell>
              <table:table-cell office:value-type="float" office:value="-0.811634">
                <text:p>-0.8116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034066">
                <text:p>0.034066</text:p>
              </table:table-cell>
              <table:table-cell office:value-type="float" office:value="-0.201113">
                <text:p>-0.201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18539">
                <text:p>-0.018539</text:p>
              </table:table-cell>
              <table:table-cell office:value-type="float" office:value="-0.081402">
                <text:p>-0.0814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91563">
                <text:p>0.091563</text:p>
              </table:table-cell>
              <table:table-cell office:value-type="float" office:value="0.18196">
                <text:p>0.18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787294">
                <text:p>0.787294</text:p>
              </table:table-cell>
              <table:table-cell office:value-type="float" office:value="-0.246602">
                <text:p>-0.246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218588">
                <text:p>-0.218588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768369">
                <text:p>0.768369</text:p>
              </table:table-cell>
              <table:table-cell office:value-type="float" office:value="-0.323217">
                <text:p>-0.3232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208599">
                <text:p>-0.208599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807481">
                <text:p>0.807481</text:p>
              </table:table-cell>
              <table:table-cell office:value-type="float" office:value="-0.263362">
                <text:p>-0.263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280936">
                <text:p>-0.280936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736827">
                <text:p>0.736827</text:p>
              </table:table-cell>
              <table:table-cell office:value-type="float" office:value="-0.208295">
                <text:p>-0.208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233833">
                <text:p>-0.233833</text:p>
              </table:table-cell>
              <table:table-cell office:value-type="float" office:value="0.074221">
                <text:p>0.074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777201">
                <text:p>0.777201</text:p>
              </table:table-cell>
              <table:table-cell office:value-type="float" office:value="0.052673">
                <text:p>0.052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228997">
                <text:p>-0.228997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02271">
                <text:p>0.02271</text:p>
              </table:table-cell>
              <table:table-cell office:value-type="float" office:value="-0.708683">
                <text:p>-0.708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802435">
                <text:p>0.802435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23888">
                <text:p>-0.23888</text:p>
              </table:table-cell>
              <table:table-cell office:value-type="float" office:value="-0.428562">
                <text:p>-0.428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792341">
                <text:p>0.792341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231835">
                <text:p>-0.231835</text:p>
              </table:table-cell>
              <table:table-cell office:value-type="float" office:value="-0.418985">
                <text:p>-0.418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018698">
                <text:p>-0.018698</text:p>
              </table:table-cell>
              <table:table-cell office:value-type="float" office:value="-0.177171">
                <text:p>-0.177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841799">
                <text:p>0.841799</text:p>
              </table:table-cell>
              <table:table-cell office:value-type="float" office:value="-0.383072">
                <text:p>-0.383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180001">
                <text:p>-0.180001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812528">
                <text:p>0.812528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274207">
                <text:p>-0.274207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686359">
                <text:p>0.686359</text:p>
              </table:table-cell>
              <table:table-cell office:value-type="float" office:value="-0.481234">
                <text:p>-0.4812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227104">
                <text:p>-0.227104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757014">
                <text:p>0.757014</text:p>
              </table:table-cell>
              <table:table-cell office:value-type="float" office:value="0.548273">
                <text:p>0.548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257385">
                <text:p>-0.257385</text:p>
              </table:table-cell>
              <table:table-cell office:value-type="float" office:value="-0.435744">
                <text:p>-0.435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696453">
                <text:p>0.696453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252338">
                <text:p>-0.252338</text:p>
              </table:table-cell>
              <table:table-cell office:value-type="float" office:value="-0.38786">
                <text:p>-0.387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01893">
                <text:p>-0.001893</text:p>
              </table:table-cell>
              <table:table-cell office:value-type="float" office:value="-0.277727">
                <text:p>-0.277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1.006828">
                <text:p>1.006828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301123">
                <text:p>-0.301123</text:p>
              </table:table-cell>
              <table:table-cell office:value-type="float" office:value="-0.251391">
                <text:p>-0.2513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736827">
                <text:p>0.736827</text:p>
              </table:table-cell>
              <table:table-cell office:value-type="float" office:value="-0.126892">
                <text:p>-0.1268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264114">
                <text:p>-0.264114</text:p>
              </table:table-cell>
              <table:table-cell office:value-type="float" office:value="0.203508">
                <text:p>0.203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027337">
                <text:p>-0.027337</text:p>
              </table:table-cell>
              <table:table-cell office:value-type="float" office:value="0.021548">
                <text:p>0.0215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09778">
                <text:p>-0.009778</text:p>
              </table:table-cell>
              <table:table-cell office:value-type="float" office:value="-0.608127">
                <text:p>-0.608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025549">
                <text:p>0.025549</text:p>
              </table:table-cell>
              <table:table-cell office:value-type="float" office:value="-0.347159">
                <text:p>-0.3471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666172">
                <text:p>0.666172</text:p>
              </table:table-cell>
              <table:table-cell office:value-type="float" office:value="-0.421379">
                <text:p>-0.4213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095336">
                <text:p>-0.095336</text:p>
              </table:table-cell>
              <table:table-cell office:value-type="float" office:value="-0.538695">
                <text:p>-0.538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1.110918">
                <text:p>1.110918</text:p>
              </table:table-cell>
              <table:table-cell office:value-type="float" office:value="0.155624">
                <text:p>0.155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351591">
                <text:p>-0.351591</text:p>
              </table:table-cell>
              <table:table-cell office:value-type="float" office:value="0.993594">
                <text:p>0.993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03432">
                <text:p>-0.003432</text:p>
              </table:table-cell>
              <table:table-cell office:value-type="float" office:value="-0.658405">
                <text:p>-0.658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059552">
                <text:p>0.059552</text:p>
              </table:table-cell>
              <table:table-cell office:value-type="float" office:value="-0.009576">
                <text:p>-0.0095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757014">
                <text:p>0.757014</text:p>
              </table:table-cell>
              <table:table-cell office:value-type="float" office:value="-0.38786">
                <text:p>-0.387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226158">
                <text:p>-0.226158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738088">
                <text:p>0.738088</text:p>
              </table:table-cell>
              <table:table-cell office:value-type="float" office:value="-0.790086">
                <text:p>-0.790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230469">
                <text:p>-0.230469</text:p>
              </table:table-cell>
              <table:table-cell office:value-type="float" office:value="-1.015141">
                <text:p>-1.015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2208">
                <text:p>-0.02208</text:p>
              </table:table-cell>
              <table:table-cell office:value-type="float" office:value="1.565808">
                <text:p>1.5658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56776">
                <text:p>0.56776</text:p>
              </table:table-cell>
              <table:table-cell office:value-type="float" office:value="1.058237">
                <text:p>1.0582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05036">
                <text:p>-0.105036</text:p>
              </table:table-cell>
              <table:table-cell office:value-type="float" office:value="-0.52433">
                <text:p>-0.524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874351">
                <text:p>0.874351</text:p>
              </table:table-cell>
              <table:table-cell office:value-type="float" office:value="-0.696712">
                <text:p>-0.696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257385">
                <text:p>-0.257385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772154">
                <text:p>0.772154</text:p>
              </table:table-cell>
              <table:table-cell office:value-type="float" office:value="-0.26815">
                <text:p>-0.26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289347">
                <text:p>-0.289347</text:p>
              </table:table-cell>
              <table:table-cell office:value-type="float" office:value="-0.390254">
                <text:p>-0.3902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71664">
                <text:p>0.71664</text:p>
              </table:table-cell>
              <table:table-cell office:value-type="float" office:value="-0.081402">
                <text:p>-0.081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215328">
                <text:p>-0.215328</text:p>
              </table:table-cell>
              <table:table-cell office:value-type="float" office:value="-0.208295">
                <text:p>-0.2082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31542">
                <text:p>-0.031542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017243">
                <text:p>-0.017243</text:p>
              </table:table-cell>
              <table:table-cell office:value-type="float" office:value="-0.371101">
                <text:p>-0.371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2271">
                <text:p>0.02271</text:p>
              </table:table-cell>
              <table:table-cell office:value-type="float" office:value="0.634464">
                <text:p>0.634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232151">
                <text:p>0.232151</text:p>
              </table:table-cell>
              <table:table-cell office:value-type="float" office:value="0.591368">
                <text:p>0.591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45421">
                <text:p>-0.045421</text:p>
              </table:table-cell>
              <table:table-cell office:value-type="float" office:value="-0.500388">
                <text:p>-0.5003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50152">
                <text:p>-0.050152</text:p>
              </table:table-cell>
              <table:table-cell office:value-type="float" office:value="-0.653617">
                <text:p>-0.653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412572">
                <text:p>0.412572</text:p>
              </table:table-cell>
              <table:table-cell office:value-type="float" office:value="-0.227449">
                <text:p>-0.2274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07449">
                <text:p>-0.07449</text:p>
              </table:table-cell>
              <table:table-cell office:value-type="float" office:value="0.63207">
                <text:p>0.63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018168">
                <text:p>0.018168</text:p>
              </table:table-cell>
              <table:table-cell office:value-type="float" office:value="-1.079785">
                <text:p>-1.0797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57533">
                <text:p>0.57533</text:p>
              </table:table-cell>
              <table:table-cell office:value-type="float" office:value="-0.629675">
                <text:p>-0.62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-0.156449">
                <text:p>-0.156449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042582">
                <text:p>-0.042582</text:p>
              </table:table-cell>
              <table:table-cell office:value-type="float" office:value="-0.665588">
                <text:p>-0.6655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2271">
                <text:p>-0.02271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230889">
                <text:p>0.230889</text:p>
              </table:table-cell>
              <table:table-cell office:value-type="float" office:value="-0.373495">
                <text:p>-0.373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087477">
                <text:p>-0.087477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27126">
                <text:p>-0.027126</text:p>
              </table:table-cell>
              <table:table-cell office:value-type="float" office:value="-1.079785">
                <text:p>-1.0797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0757">
                <text:p>0.00757</text:p>
              </table:table-cell>
              <table:table-cell office:value-type="float" office:value="0.727838">
                <text:p>0.7278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06662">
                <text:p>0.006662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06056">
                <text:p>-0.006056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90842">
                <text:p>0.090842</text:p>
              </table:table-cell>
              <table:table-cell office:value-type="float" office:value="-0.876277">
                <text:p>-0.876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025549">
                <text:p>-0.025549</text:p>
              </table:table-cell>
              <table:table-cell office:value-type="float" office:value="0.371102">
                <text:p>0.371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13879">
                <text:p>0.013879</text:p>
              </table:table-cell>
              <table:table-cell office:value-type="float" office:value="0.01676">
                <text:p>0.016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">
                <text:p>0</text:p>
              </table:table-cell>
              <table:table-cell office:value-type="float" office:value="0.01676">
                <text:p>0.01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">
                <text:p>0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">
                <text:p>0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">
                <text:p>0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">
                <text:p>0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">
                <text:p>0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">
                <text:p>0</text:p>
              </table:table-cell>
              <table:table-cell office:value-type="float" office:value="0.004789">
                <text:p>0.0047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">
                <text:p>0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">
                <text:p>0</text:p>
              </table:table-cell>
              <table:table-cell office:value-type="float" office:value="0.004789">
                <text:p>0.0047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">
                <text:p>0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">
                <text:p>0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">
                <text:p>0</text:p>
              </table:table-cell>
              <table:table-cell office:value-type="float" office:value="0.050279">
                <text:p>0.0502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">
                <text:p>0</text:p>
              </table:table-cell>
              <table:table-cell office:value-type="float" office:value="0.004789">
                <text:p>0.0047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">
                <text:p>0</text:p>
              </table:table-cell>
              <table:table-cell office:value-type="float" office:value="-0.043095">
                <text:p>-0.043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6225">
                <text:p>0.062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">
                <text:p>0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">
                <text:p>0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">
                <text:p>0</text:p>
              </table:table-cell>
              <table:table-cell office:value-type="float" office:value="-0.031124">
                <text:p>-0.0311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">
                <text:p>0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">
                <text:p>0</text:p>
              </table:table-cell>
              <table:table-cell office:value-type="float" office:value="-0.019153">
                <text:p>-0.0191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">
                <text:p>0</text:p>
              </table:table-cell>
              <table:table-cell office:value-type="float" office:value="0.06225">
                <text:p>0.062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">
                <text:p>0</text:p>
              </table:table-cell>
              <table:table-cell office:value-type="float" office:value="0.040702">
                <text:p>0.0407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">
                <text:p>0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">
                <text:p>0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">
                <text:p>0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">
                <text:p>0</text:p>
              </table:table-cell>
              <table:table-cell office:value-type="float" office:value="0.086192">
                <text:p>0.086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">
                <text:p>0</text:p>
              </table:table-cell>
              <table:table-cell office:value-type="float" office:value="0.055067">
                <text:p>0.055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">
                <text:p>0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">
                <text:p>0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">
                <text:p>0</text:p>
              </table:table-cell>
              <table:table-cell office:value-type="float" office:value="0.038308">
                <text:p>0.0383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svg:stroke-opacity="85%" draw:fill-color="#ffd320" draw:opacity="8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31cm" svg:height="20.45cm" xlink:href=".." xlink:type="simple" chart:class="chart:scatter" chart:column-mapping="0 3 2 1" chart:style-name="ch1">
        <chart:legend chart:legend-position="end" svg:x="35.34cm" svg:y="9.428cm" style:legend-expansion="high" chart:style-name="ch2"/>
        <chart:plot-area chart:style-name="ch3" table:cell-range-address="Sheet1.A2:Sheet1.A252 Sheet1.L1:Sheet1.L252 Sheet1.J1:Sheet1.J252 Sheet1.H1:Sheet1.H252" chart:data-source-has-labels="row" svg:x="1.3cm" svg:y="1.771cm" svg:width="32.34cm" svg:height="17.85cm">
          <chartooo:coordinate-region svg:x="2.133cm" svg:y="1.97cm" svg:width="31.507cm" svg:height="17.4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252" chart:label-cell-address="Sheet1.L1:Sheet1.L1" chart:class="chart:scatter">
            <chart:domain table:cell-range-address="Sheet1.A2:Sheet1.A252"/>
            <chart:data-point chart:repeated="251"/>
          </chart:series>
          <chart:series chart:style-name="ch8" chart:values-cell-range-address="Sheet1.J2:Sheet1.J252" chart:label-cell-address="Sheet1.J1:Sheet1.J1" chart:class="chart:scatter">
            <chart:data-point chart:repeated="251"/>
          </chart:series>
          <chart:series chart:style-name="ch9" chart:values-cell-range-address="Sheet1.H2:Sheet1.H252" chart:label-cell-address="Sheet1.H1:Sheet1.H1" chart:class="chart:scatter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a10_acel_acelerometro_Y(m/s^2)</text:p>
                <draw:g>
                  <svg:desc>Sheet1.L1:Sheet1.L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NaN">
                <text:p>NaN</text:p>
                <draw:g>
                  <svg:desc>Sheet1.L2:Sheet1.L252</svg:desc>
                </draw:g>
              </table:table-cell>
              <table:table-cell office:value-type="float" office:value="0">
                <text:p>0</text:p>
                <draw:g>
                  <svg:desc>Sheet1.J2:Sheet1.J252</svg:desc>
                </draw:g>
              </table:table-cell>
              <table:table-cell office:value-type="float" office:value="0">
                <text:p>0</text:p>
                <draw:g>
                  <svg:desc>Sheet1.H2:Sheet1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0.019154">
                <text:p>0.019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146316666666667">
                <text:p>0.0146316666666667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118114444444444">
                <text:p>0.118114444444444</text:p>
              </table:table-cell>
              <table:table-cell office:value-type="float" office:value="0.931345">
                <text:p>0.931345</text:p>
              </table:table-cell>
              <table:table-cell office:value-type="float" office:value="0.121122">
                <text:p>0.121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151633333333333">
                <text:p>0.151633333333333</text:p>
              </table:table-cell>
              <table:table-cell office:value-type="float" office:value="0.30167">
                <text:p>0.30167</text:p>
              </table:table-cell>
              <table:table-cell office:value-type="float" office:value="0.142991">
                <text:p>0.142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118912666666667">
                <text:p>0.118912666666667</text:p>
              </table:table-cell>
              <table:table-cell office:value-type="float" office:value="-0.258573">
                <text:p>-0.258573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141790555555556">
                <text:p>0.141790555555556</text:p>
              </table:table-cell>
              <table:table-cell office:value-type="float" office:value="0.189142">
                <text:p>0.189142</text:p>
              </table:table-cell>
              <table:table-cell office:value-type="float" office:value="-0.35832">
                <text:p>-0.35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171585">
                <text:p>0.171585</text:p>
              </table:table-cell>
              <table:table-cell office:value-type="float" office:value="0.258574">
                <text:p>0.258574</text:p>
              </table:table-cell>
              <table:table-cell office:value-type="float" office:value="-0.01938">
                <text:p>-0.01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212286333333333">
                <text:p>0.212286333333333</text:p>
              </table:table-cell>
              <table:table-cell office:value-type="float" office:value="0.368707">
                <text:p>0.368707</text:p>
              </table:table-cell>
              <table:table-cell office:value-type="float" office:value="1.005314">
                <text:p>1.00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248997333333333">
                <text:p>0.248997333333333</text:p>
              </table:table-cell>
              <table:table-cell office:value-type="float" office:value="0.344765">
                <text:p>0.344765</text:p>
              </table:table-cell>
              <table:table-cell office:value-type="float" office:value="-0.287665">
                <text:p>-0.287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254317777777778">
                <text:p>0.254317777777778</text:p>
              </table:table-cell>
              <table:table-cell office:value-type="float" office:value="0.067038">
                <text:p>0.067038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271343222222222">
                <text:p>0.271343222222222</text:p>
              </table:table-cell>
              <table:table-cell office:value-type="float" office:value="0.239421">
                <text:p>0.239421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164136222222222">
                <text:p>0.164136222222222</text:p>
              </table:table-cell>
              <table:table-cell office:value-type="float" office:value="-0.033518">
                <text:p>-0.033518</text:p>
              </table:table-cell>
              <table:table-cell office:value-type="float" office:value="0.822622">
                <text:p>0.822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131149444444444">
                <text:p>0.131149444444444</text:p>
              </table:table-cell>
              <table:table-cell office:value-type="float" office:value="0.004789">
                <text:p>0.004789</text:p>
              </table:table-cell>
              <table:table-cell office:value-type="float" office:value="-0.22805">
                <text:p>-0.22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130351333333333">
                <text:p>0.130351333333333</text:p>
              </table:table-cell>
              <table:table-cell office:value-type="float" office:value="-0.265756">
                <text:p>-0.265756</text:p>
              </table:table-cell>
              <table:table-cell office:value-type="float" office:value="0.024813">
                <text:p>0.024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144716555555556">
                <text:p>0.144716555555556</text:p>
              </table:table-cell>
              <table:table-cell office:value-type="float" office:value="0.318429">
                <text:p>0.318429</text:p>
              </table:table-cell>
              <table:table-cell office:value-type="float" office:value="0.247291">
                <text:p>0.247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896498888888889">
                <text:p>0.0896498888888889</text:p>
              </table:table-cell>
              <table:table-cell office:value-type="float" office:value="-0.237026">
                <text:p>-0.237026</text:p>
              </table:table-cell>
              <table:table-cell office:value-type="float" office:value="-0.158132">
                <text:p>-0.158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100290888888889">
                <text:p>0.100290888888889</text:p>
              </table:table-cell>
              <table:table-cell office:value-type="float" office:value="0.464476">
                <text:p>0.464476</text:p>
              </table:table-cell>
              <table:table-cell office:value-type="float" office:value="0.353273">
                <text:p>0.353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694323333333333">
                <text:p>0.0694323333333333</text:p>
              </table:table-cell>
              <table:table-cell office:value-type="float" office:value="0.067038">
                <text:p>0.067038</text:p>
              </table:table-cell>
              <table:table-cell office:value-type="float" office:value="-0.130585">
                <text:p>-0.130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202182222222222">
                <text:p>0.0202182222222222</text:p>
              </table:table-cell>
              <table:table-cell office:value-type="float" office:value="-0.375889">
                <text:p>-0.375889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595894444444444">
                <text:p>0.0595894444444444</text:p>
              </table:table-cell>
              <table:table-cell office:value-type="float" office:value="0.593762">
                <text:p>0.593762</text:p>
              </table:table-cell>
              <table:table-cell office:value-type="float" office:value="-0.060561">
                <text:p>-0.060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0492145555555556">
                <text:p>0.0492145555555556</text:p>
              </table:table-cell>
              <table:table-cell office:value-type="float" office:value="-0.126892">
                <text:p>-0.126892</text:p>
              </table:table-cell>
              <table:table-cell office:value-type="float" office:value="0.021869">
                <text:p>0.021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053244444444444">
                <text:p>0.00053244444444444</text:p>
              </table:table-cell>
              <table:table-cell office:value-type="float" office:value="-0.43335">
                <text:p>-0.43335</text:p>
              </table:table-cell>
              <table:table-cell office:value-type="float" office:value="-0.003154">
                <text:p>-0.003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104281222222222">
                <text:p>0.104281222222222</text:p>
              </table:table-cell>
              <table:table-cell office:value-type="float" office:value="0.667983">
                <text:p>0.667983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239415555555556">
                <text:p>-0.0239415555555556</text:p>
              </table:table-cell>
              <table:table-cell office:value-type="float" office:value="-0.835576">
                <text:p>-0.835576</text:p>
              </table:table-cell>
              <table:table-cell office:value-type="float" office:value="0.013458">
                <text:p>0.01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388387777777778">
                <text:p>-0.0388387777777778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40374">
                <text:p>-0.040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806043333333333">
                <text:p>-0.0806043333333333</text:p>
              </table:table-cell>
              <table:table-cell office:value-type="float" office:value="0.088586">
                <text:p>0.088586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184353111111111">
                <text:p>-0.184353111111111</text:p>
              </table:table-cell>
              <table:table-cell office:value-type="float" office:value="-0.866701">
                <text:p>-0.866701</text:p>
              </table:table-cell>
              <table:table-cell office:value-type="float" office:value="0.060561">
                <text:p>0.060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132478777777778">
                <text:p>-0.132478777777778</text:p>
              </table:table-cell>
              <table:table-cell office:value-type="float" office:value="0.09098">
                <text:p>0.09098</text:p>
              </table:table-cell>
              <table:table-cell office:value-type="float" office:value="-0.010901">
                <text:p>-0.01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170253888888889">
                <text:p>-0.170253888888889</text:p>
              </table:table-cell>
              <table:table-cell office:value-type="float" office:value="0.253786">
                <text:p>0.253786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180628777777778">
                <text:p>-0.180628777777778</text:p>
              </table:table-cell>
              <table:table-cell office:value-type="float" office:value="-0.220266">
                <text:p>-0.220266</text:p>
              </table:table-cell>
              <table:table-cell office:value-type="float" office:value="0.93365">
                <text:p>0.9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204836777777778">
                <text:p>-0.204836777777778</text:p>
              </table:table-cell>
              <table:table-cell office:value-type="float" office:value="-0.651222">
                <text:p>-0.651222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360726">
                <text:p>-0.360726</text:p>
              </table:table-cell>
              <table:table-cell office:value-type="float" office:value="-0.73502">
                <text:p>-0.73502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289166">
                <text:p>-0.289166</text:p>
              </table:table-cell>
              <table:table-cell office:value-type="float" office:value="-0.191536">
                <text:p>-0.191536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270012333333333">
                <text:p>-0.270012333333333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032703">
                <text:p>-0.032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357533777777778">
                <text:p>-0.357533777777778</text:p>
              </table:table-cell>
              <table:table-cell office:value-type="float" office:value="-0.699107">
                <text:p>-0.699107</text:p>
              </table:table-cell>
              <table:table-cell office:value-type="float" office:value="0.844827">
                <text:p>0.844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274800777777778">
                <text:p>-0.274800777777778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346892888888889">
                <text:p>-0.346892888888889</text:p>
              </table:table-cell>
              <table:table-cell office:value-type="float" office:value="-0.557849">
                <text:p>-0.557849</text:p>
              </table:table-cell>
              <table:table-cell office:value-type="float" office:value="0.888229">
                <text:p>0.88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338380222222222">
                <text:p>-0.338380222222222</text:p>
              </table:table-cell>
              <table:table-cell office:value-type="float" office:value="0.3304">
                <text:p>0.3304</text:p>
              </table:table-cell>
              <table:table-cell office:value-type="float" office:value="-0.302805">
                <text:p>-0.302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359662">
                <text:p>-0.359662</text:p>
              </table:table-cell>
              <table:table-cell office:value-type="float" office:value="-0.411802">
                <text:p>-0.411802</text:p>
              </table:table-cell>
              <table:table-cell office:value-type="float" office:value="-0.039859">
                <text:p>-0.039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346893">
                <text:p>-0.346893</text:p>
              </table:table-cell>
              <table:table-cell office:value-type="float" office:value="-0.536301">
                <text:p>-0.536301</text:p>
              </table:table-cell>
              <table:table-cell office:value-type="float" office:value="0.084593">
                <text:p>0.084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252455">
                <text:p>-0.252455</text:p>
              </table:table-cell>
              <table:table-cell office:value-type="float" office:value="0.114922">
                <text:p>0.114922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357001777777778">
                <text:p>-0.357001777777778</text:p>
              </table:table-cell>
              <table:table-cell office:value-type="float" office:value="-1.132457">
                <text:p>-1.132457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392116777777778">
                <text:p>-0.392116777777778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373229111111111">
                <text:p>-0.373229111111111</text:p>
              </table:table-cell>
              <table:table-cell office:value-type="float" office:value="-0.529118">
                <text:p>-0.529118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364716333333333">
                <text:p>-0.364716333333333</text:p>
              </table:table-cell>
              <table:table-cell office:value-type="float" office:value="-0.045489">
                <text:p>-0.045489</text:p>
              </table:table-cell>
              <table:table-cell office:value-type="float" office:value="-0.267478">
                <text:p>-0.267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298476666666667">
                <text:p>-0.298476666666667</text:p>
              </table:table-cell>
              <table:table-cell office:value-type="float" office:value="0.038308">
                <text:p>0.038308</text:p>
              </table:table-cell>
              <table:table-cell office:value-type="float" office:value="0.726733">
                <text:p>0.726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341040222222222">
                <text:p>-0.341040222222222</text:p>
              </table:table-cell>
              <table:table-cell office:value-type="float" office:value="-0.052672">
                <text:p>-0.052672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350351">
                <text:p>-0.350351</text:p>
              </table:table-cell>
              <table:table-cell office:value-type="float" office:value="-0.495599">
                <text:p>-0.495599</text:p>
              </table:table-cell>
              <table:table-cell office:value-type="float" office:value="0.837762">
                <text:p>0.83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16275666666667">
                <text:p>-0.216275666666667</text:p>
              </table:table-cell>
              <table:table-cell office:value-type="float" office:value="0.670377">
                <text:p>0.670377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-0.212285333333333">
                <text:p>-0.212285333333333</text:p>
              </table:table-cell>
              <table:table-cell office:value-type="float" office:value="0.150835">
                <text:p>0.150835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109866666666667">
                <text:p>-0.109866666666667</text:p>
              </table:table-cell>
              <table:table-cell office:value-type="float" office:value="-0.210689">
                <text:p>-0.210689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109068555555556">
                <text:p>-0.109068555555556</text:p>
              </table:table-cell>
              <table:table-cell office:value-type="float" office:value="-0.50757">
                <text:p>-0.50757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-0.0457552222222222">
                <text:p>-0.0457552222222222</text:p>
              </table:table-cell>
              <table:table-cell office:value-type="float" office:value="0.040702">
                <text:p>0.040702</text:p>
              </table:table-cell>
              <table:table-cell office:value-type="float" office:value="-0.008176">
                <text:p>-0.008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00265444444444443">
                <text:p>-0.000265444444444443</text:p>
              </table:table-cell>
              <table:table-cell office:value-type="float" office:value="0.363919">
                <text:p>0.363919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0353804444444444">
                <text:p>-0.0353804444444444</text:p>
              </table:table-cell>
              <table:table-cell office:value-type="float" office:value="-0.277727">
                <text:p>-0.277727</text:p>
              </table:table-cell>
              <table:table-cell office:value-type="float" office:value="0.022206">
                <text:p>0.022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0558588888888888">
                <text:p>-0.00558588888888888</text:p>
              </table:table-cell>
              <table:table-cell office:value-type="float" office:value="0.215479">
                <text:p>0.215479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388387777777778">
                <text:p>-0.0388387777777778</text:p>
              </table:table-cell>
              <table:table-cell office:value-type="float" office:value="-0.794875">
                <text:p>-0.794875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12503">
                <text:p>-0.12503</text:p>
              </table:table-cell>
              <table:table-cell office:value-type="float" office:value="-0.105344">
                <text:p>-0.105344</text:p>
              </table:table-cell>
              <table:table-cell office:value-type="float" office:value="0.651032">
                <text:p>0.651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67859555555556">
                <text:p>-0.167859555555556</text:p>
              </table:table-cell>
              <table:table-cell office:value-type="float" office:value="-0.234631">
                <text:p>-0.234631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120507555555556">
                <text:p>-0.120507555555556</text:p>
              </table:table-cell>
              <table:table-cell office:value-type="float" office:value="0.215479">
                <text:p>0.215479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124764">
                <text:p>-0.124764</text:p>
              </table:table-cell>
              <table:table-cell office:value-type="float" office:value="-0.545878">
                <text:p>-0.545878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155888666666667">
                <text:p>-0.155888666666667</text:p>
              </table:table-cell>
              <table:table-cell office:value-type="float" office:value="-0.23942">
                <text:p>-0.23942</text:p>
              </table:table-cell>
              <table:table-cell office:value-type="float" office:value="-0.026495">
                <text:p>-0.026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226118555555556">
                <text:p>-0.226118555555556</text:p>
              </table:table-cell>
              <table:table-cell office:value-type="float" office:value="-0.26815">
                <text:p>-0.26815</text:p>
              </table:table-cell>
              <table:table-cell office:value-type="float" office:value="-0.043528">
                <text:p>-0.043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259903444444444">
                <text:p>-0.259903444444444</text:p>
              </table:table-cell>
              <table:table-cell office:value-type="float" office:value="-0.581791">
                <text:p>-0.581791</text:p>
              </table:table-cell>
              <table:table-cell office:value-type="float" office:value="0.749444">
                <text:p>0.749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81185333333333">
                <text:p>-0.281185333333333</text:p>
              </table:table-cell>
              <table:table-cell office:value-type="float" office:value="0.023942">
                <text:p>0.023942</text:p>
              </table:table-cell>
              <table:table-cell office:value-type="float" office:value="-0.0951">
                <text:p>-0.0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217605888888889">
                <text:p>-0.217605888888889</text:p>
              </table:table-cell>
              <table:table-cell office:value-type="float" office:value="-0.22266">
                <text:p>-0.22266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350883222222222">
                <text:p>-0.350883222222222</text:p>
              </table:table-cell>
              <table:table-cell office:value-type="float" office:value="-1.30484">
                <text:p>-1.30484</text:p>
              </table:table-cell>
              <table:table-cell office:value-type="float" office:value="0.624536">
                <text:p>0.624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362056222222222">
                <text:p>-0.362056222222222</text:p>
              </table:table-cell>
              <table:table-cell office:value-type="float" office:value="-0.335188">
                <text:p>-0.335188</text:p>
              </table:table-cell>
              <table:table-cell office:value-type="float" office:value="-0.15708">
                <text:p>-0.15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382274">
                <text:p>-0.382274</text:p>
              </table:table-cell>
              <table:table-cell office:value-type="float" office:value="0.033519">
                <text:p>0.033519</text:p>
              </table:table-cell>
              <table:table-cell office:value-type="float" office:value="0.039533">
                <text:p>0.039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329069444444444">
                <text:p>-0.329069444444444</text:p>
              </table:table-cell>
              <table:table-cell office:value-type="float" office:value="-0.067037">
                <text:p>-0.067037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9371555555555">
                <text:p>-0.259371555555555</text:p>
              </table:table-cell>
              <table:table-cell office:value-type="float" office:value="0.387861">
                <text:p>0.387861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240218">
                <text:p>-0.240218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221862444444444">
                <text:p>-0.221862444444444</text:p>
              </table:table-cell>
              <table:table-cell office:value-type="float" office:value="-0.416591">
                <text:p>-0.416591</text:p>
              </table:table-cell>
              <table:table-cell office:value-type="float" office:value="-0.239406">
                <text:p>-0.2394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226916777777778">
                <text:p>-0.226916777777778</text:p>
              </table:table-cell>
              <table:table-cell office:value-type="float" office:value="-0.021547">
                <text:p>-0.021547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184087222222222">
                <text:p>-0.184087222222222</text:p>
              </table:table-cell>
              <table:table-cell office:value-type="float" office:value="0.162806">
                <text:p>0.162806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00638488888888889">
                <text:p>0.00638488888888889</text:p>
              </table:table-cell>
              <table:table-cell office:value-type="float" office:value="0.409409">
                <text:p>0.409409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657078888888889">
                <text:p>0.0657078888888889</text:p>
              </table:table-cell>
              <table:table-cell office:value-type="float" office:value="0.198719">
                <text:p>0.198719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0289967777777778">
                <text:p>0.0289967777777778</text:p>
              </table:table-cell>
              <table:table-cell office:value-type="float" office:value="-0.296881">
                <text:p>-0.296881</text:p>
              </table:table-cell>
              <table:table-cell office:value-type="float" office:value="0.639677">
                <text:p>0.639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223462222222222">
                <text:p>0.0223462222222222</text:p>
              </table:table-cell>
              <table:table-cell office:value-type="float" office:value="-0.126892">
                <text:p>-0.126892</text:p>
              </table:table-cell>
              <table:table-cell office:value-type="float" office:value="-0.166543">
                <text:p>-0.166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00399066666666667">
                <text:p>0.00399066666666667</text:p>
              </table:table-cell>
              <table:table-cell office:value-type="float" office:value="0.222661">
                <text:p>0.22266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00478800000000001">
                <text:p>-0.00478800000000001</text:p>
              </table:table-cell>
              <table:table-cell office:value-type="float" office:value="-0.174776">
                <text:p>-0.174776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0148976666666667">
                <text:p>0.0148976666666667</text:p>
              </table:table-cell>
              <table:table-cell office:value-type="float" office:value="-0.23942">
                <text:p>-0.2394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100290777777778">
                <text:p>0.100290777777778</text:p>
              </table:table-cell>
              <table:table-cell office:value-type="float" office:value="0.746991">
                <text:p>0.746991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0587913333333333">
                <text:p>0.0587913333333333</text:p>
              </table:table-cell>
              <table:table-cell office:value-type="float" office:value="-0.210689">
                <text:p>-0.210689</text:p>
              </table:table-cell>
              <table:table-cell office:value-type="float" office:value="0.565237">
                <text:p>0.565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449581111111111">
                <text:p>0.0449581111111111</text:p>
              </table:table-cell>
              <table:table-cell office:value-type="float" office:value="0.28491">
                <text:p>0.28491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529381111111111">
                <text:p>-0.0529381111111111</text:p>
              </table:table-cell>
              <table:table-cell office:value-type="float" office:value="-0.682347">
                <text:p>-0.682347</text:p>
              </table:table-cell>
              <table:table-cell office:value-type="float" office:value="-0.021764">
                <text:p>-0.021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19686">
                <text:p>0.019686</text:p>
              </table:table-cell>
              <table:table-cell office:value-type="float" office:value="0.356736">
                <text:p>0.356736</text:p>
              </table:table-cell>
              <table:table-cell office:value-type="float" office:value="0.556405">
                <text:p>0.556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0957644444444444">
                <text:p>-0.00957644444444444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164861">
                <text:p>-0.16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178231111111111">
                <text:p>-0.0178231111111111</text:p>
              </table:table-cell>
              <table:table-cell office:value-type="float" office:value="0.148441">
                <text:p>0.14844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0460215555555556">
                <text:p>-0.0460215555555556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787423333333333">
                <text:p>-0.0787423333333333</text:p>
              </table:table-cell>
              <table:table-cell office:value-type="float" office:value="-0.533907">
                <text:p>-0.533907</text:p>
              </table:table-cell>
              <table:table-cell office:value-type="float" office:value="-0.027656">
                <text:p>-0.027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202176666666667">
                <text:p>-0.202176666666667</text:p>
              </table:table-cell>
              <table:table-cell office:value-type="float" office:value="-0.363918">
                <text:p>-0.363918</text:p>
              </table:table-cell>
              <table:table-cell office:value-type="float" office:value="0.014383">
                <text:p>0.014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55090777777778">
                <text:p>-0.155090777777778</text:p>
              </table:table-cell>
              <table:table-cell office:value-type="float" office:value="0.213084">
                <text:p>0.213084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234099444444444">
                <text:p>-0.234099444444444</text:p>
              </table:table-cell>
              <table:table-cell office:value-type="float" office:value="-0.426168">
                <text:p>-0.426168</text:p>
              </table:table-cell>
              <table:table-cell office:value-type="float" office:value="-0.11923">
                <text:p>-0.11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197920444444444">
                <text:p>-0.197920444444444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246868555555556">
                <text:p>-0.246868555555556</text:p>
              </table:table-cell>
              <table:table-cell office:value-type="float" office:value="-0.083797">
                <text:p>-0.083797</text:p>
              </table:table-cell>
              <table:table-cell office:value-type="float" office:value="0.439068">
                <text:p>0.439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293688555555555">
                <text:p>-0.293688555555555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332527888888889">
                <text:p>-0.332527888888889</text:p>
              </table:table-cell>
              <table:table-cell office:value-type="float" office:value="-0.201113">
                <text:p>-0.201113</text:p>
              </table:table-cell>
              <table:table-cell office:value-type="float" office:value="0.034066">
                <text:p>0.034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293954555555556">
                <text:p>-0.293954555555556</text:p>
              </table:table-cell>
              <table:table-cell office:value-type="float" office:value="-0.081402">
                <text:p>-0.081402</text:p>
              </table:table-cell>
              <table:table-cell office:value-type="float" office:value="-0.018539">
                <text:p>-0.018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214413777777778">
                <text:p>-0.214413777777778</text:p>
              </table:table-cell>
              <table:table-cell office:value-type="float" office:value="0.18196">
                <text:p>0.18196</text:p>
              </table:table-cell>
              <table:table-cell office:value-type="float" office:value="0.091563">
                <text:p>0.09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201378666666667">
                <text:p>-0.201378666666667</text:p>
              </table:table-cell>
              <table:table-cell office:value-type="float" office:value="-0.246602">
                <text:p>-0.246602</text:p>
              </table:table-cell>
              <table:table-cell office:value-type="float" office:value="0.787294">
                <text:p>0.787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245006333333333">
                <text:p>-0.245006333333333</text:p>
              </table:table-cell>
              <table:table-cell office:value-type="float" office:value="-0.179565">
                <text:p>-0.179565</text:p>
              </table:table-cell>
              <table:table-cell office:value-type="float" office:value="-0.218588">
                <text:p>-0.2185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233567333333333">
                <text:p>-0.233567333333333</text:p>
              </table:table-cell>
              <table:table-cell office:value-type="float" office:value="-0.323217">
                <text:p>-0.323217</text:p>
              </table:table-cell>
              <table:table-cell office:value-type="float" office:value="0.768369">
                <text:p>0.768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93663888888889">
                <text:p>-0.193663888888889</text:p>
              </table:table-cell>
              <table:table-cell office:value-type="float" office:value="0.002395">
                <text:p>0.00239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213615555555556">
                <text:p>-0.213615555555556</text:p>
              </table:table-cell>
              <table:table-cell office:value-type="float" office:value="-0.263362">
                <text:p>-0.263362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16783444444444">
                <text:p>-0.116783444444444</text:p>
              </table:table-cell>
              <table:table-cell office:value-type="float" office:value="0.059855">
                <text:p>0.059855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117581444444444">
                <text:p>-0.117581444444444</text:p>
              </table:table-cell>
              <table:table-cell office:value-type="float" office:value="-0.208295">
                <text:p>-0.208295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10029">
                <text:p>-0.10029</text:p>
              </table:table-cell>
              <table:table-cell office:value-type="float" office:value="0.074221">
                <text:p>0.074221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114655222222222">
                <text:p>-0.114655222222222</text:p>
              </table:table-cell>
              <table:table-cell office:value-type="float" office:value="0.052673">
                <text:p>0.052673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0678353333333333">
                <text:p>-0.0678353333333333</text:p>
              </table:table-cell>
              <table:table-cell office:value-type="float" office:value="0.174777">
                <text:p>0.174777</text:p>
              </table:table-cell>
              <table:table-cell office:value-type="float" office:value="-0.228997">
                <text:p>-0.228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126626222222222">
                <text:p>-0.126626222222222</text:p>
              </table:table-cell>
              <table:table-cell office:value-type="float" office:value="-0.708683">
                <text:p>-0.708683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0939054444444444">
                <text:p>-0.0939054444444444</text:p>
              </table:table-cell>
              <table:table-cell office:value-type="float" office:value="-0.02873">
                <text:p>-0.02873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141789555555556">
                <text:p>-0.141789555555556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09068777777778">
                <text:p>-0.109068777777778</text:p>
              </table:table-cell>
              <table:table-cell office:value-type="float" office:value="0.031125">
                <text:p>0.031125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162273222222222">
                <text:p>-0.162273222222222</text:p>
              </table:table-cell>
              <table:table-cell office:value-type="float" office:value="-0.418985">
                <text:p>-0.418985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158815">
                <text:p>-0.158815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018698">
                <text:p>-0.018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209625333333333">
                <text:p>-0.209625333333333</text:p>
              </table:table-cell>
              <table:table-cell office:value-type="float" office:value="-0.383072">
                <text:p>-0.383072</text:p>
              </table:table-cell>
              <table:table-cell office:value-type="float" office:value="0.841799">
                <text:p>0.841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222128444444444">
                <text:p>-0.222128444444444</text:p>
              </table:table-cell>
              <table:table-cell office:value-type="float" office:value="-0.059855">
                <text:p>-0.059855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225054666666667">
                <text:p>-0.225054666666667</text:p>
              </table:table-cell>
              <table:table-cell office:value-type="float" office:value="0.148441">
                <text:p>0.148441</text:p>
              </table:table-cell>
              <table:table-cell office:value-type="float" office:value="0.812528">
                <text:p>0.81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161209333333333">
                <text:p>-0.161209333333333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211487555555555">
                <text:p>-0.211487555555555</text:p>
              </table:table-cell>
              <table:table-cell office:value-type="float" office:value="-0.481234">
                <text:p>-0.481234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159613111111111">
                <text:p>-0.159613111111111</text:p>
              </table:table-cell>
              <table:table-cell office:value-type="float" office:value="0.038308">
                <text:p>0.038308</text:p>
              </table:table-cell>
              <table:table-cell office:value-type="float" office:value="-0.227104">
                <text:p>-0.227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102152222222222">
                <text:p>-0.102152222222222</text:p>
              </table:table-cell>
              <table:table-cell office:value-type="float" office:value="0.548273">
                <text:p>0.548273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104014333333333">
                <text:p>-0.104014333333333</text:p>
              </table:table-cell>
              <table:table-cell office:value-type="float" office:value="-0.435744">
                <text:p>-0.435744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678352222222222">
                <text:p>-0.0678352222222222</text:p>
              </table:table-cell>
              <table:table-cell office:value-type="float" office:value="0.148441">
                <text:p>0.14844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0683672222222222">
                <text:p>-0.0683672222222222</text:p>
              </table:table-cell>
              <table:table-cell office:value-type="float" office:value="-0.38786">
                <text:p>-0.38786</text:p>
              </table:table-cell>
              <table:table-cell office:value-type="float" office:value="-0.252338">
                <text:p>-0.252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925752222222222">
                <text:p>-0.0925752222222222</text:p>
              </table:table-cell>
              <table:table-cell office:value-type="float" office:value="-0.277727">
                <text:p>-0.277727</text:p>
              </table:table-cell>
              <table:table-cell office:value-type="float" office:value="-0.001893">
                <text:p>-0.001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619826666666667">
                <text:p>-0.0619826666666667</text:p>
              </table:table-cell>
              <table:table-cell office:value-type="float" office:value="0.423774">
                <text:p>0.423774</text:p>
              </table:table-cell>
              <table:table-cell office:value-type="float" office:value="1.006828">
                <text:p>1.006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750177777777778">
                <text:p>-0.0750177777777778</text:p>
              </table:table-cell>
              <table:table-cell office:value-type="float" office:value="-0.251391">
                <text:p>-0.251391</text:p>
              </table:table-cell>
              <table:table-cell office:value-type="float" office:value="-0.301123">
                <text:p>-0.301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0356464444444444">
                <text:p>-0.0356464444444444</text:p>
              </table:table-cell>
              <table:table-cell office:value-type="float" office:value="-0.126892">
                <text:p>-0.126892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0172908888888889">
                <text:p>-0.0172908888888889</text:p>
              </table:table-cell>
              <table:table-cell office:value-type="float" office:value="0.203508">
                <text:p>0.20350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-0.0758158888888889">
                <text:p>-0.0758158888888889</text:p>
              </table:table-cell>
              <table:table-cell office:value-type="float" office:value="0.021548">
                <text:p>0.021548</text:p>
              </table:table-cell>
              <table:table-cell office:value-type="float" office:value="-0.027337">
                <text:p>-0.027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0949695555555555">
                <text:p>-0.0949695555555555</text:p>
              </table:table-cell>
              <table:table-cell office:value-type="float" office:value="-0.608127">
                <text:p>-0.608127</text:p>
              </table:table-cell>
              <table:table-cell office:value-type="float" office:value="-0.009778">
                <text:p>-0.009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150036222222222">
                <text:p>-0.150036222222222</text:p>
              </table:table-cell>
              <table:table-cell office:value-type="float" office:value="-0.347159">
                <text:p>-0.347159</text:p>
              </table:table-cell>
              <table:table-cell office:value-type="float" office:value="0.025549">
                <text:p>0.025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153760555555556">
                <text:p>-0.153760555555556</text:p>
              </table:table-cell>
              <table:table-cell office:value-type="float" office:value="-0.421379">
                <text:p>-0.421379</text:p>
              </table:table-cell>
              <table:table-cell office:value-type="float" office:value="0.666172">
                <text:p>0.666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182757">
                <text:p>-0.182757</text:p>
              </table:table-cell>
              <table:table-cell office:value-type="float" office:value="-0.538695">
                <text:p>-0.538695</text:p>
              </table:table-cell>
              <table:table-cell office:value-type="float" office:value="-0.095336">
                <text:p>-0.095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212551444444444">
                <text:p>-0.212551444444444</text:p>
              </table:table-cell>
              <table:table-cell office:value-type="float" office:value="0.155624">
                <text:p>0.155624</text:p>
              </table:table-cell>
              <table:table-cell office:value-type="float" office:value="1.110918">
                <text:p>1.1109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742197777777778">
                <text:p>-0.0742197777777778</text:p>
              </table:table-cell>
              <table:table-cell office:value-type="float" office:value="0.993594">
                <text:p>0.993594</text:p>
              </table:table-cell>
              <table:table-cell office:value-type="float" office:value="-0.351591">
                <text:p>-0.351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133276777777778">
                <text:p>-0.133276777777778</text:p>
              </table:table-cell>
              <table:table-cell office:value-type="float" office:value="-0.658405">
                <text:p>-0.658405</text:p>
              </table:table-cell>
              <table:table-cell office:value-type="float" office:value="-0.003432">
                <text:p>-0.003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156952777777778">
                <text:p>-0.156952777777778</text:p>
              </table:table-cell>
              <table:table-cell office:value-type="float" office:value="-0.009576">
                <text:p>-0.009576</text:p>
              </table:table-cell>
              <table:table-cell office:value-type="float" office:value="0.059552">
                <text:p>0.059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202442555555556">
                <text:p>-0.202442555555556</text:p>
              </table:table-cell>
              <table:table-cell office:value-type="float" office:value="-0.38786">
                <text:p>-0.38786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130882555555556">
                <text:p>-0.130882555555556</text:p>
              </table:table-cell>
              <table:table-cell office:value-type="float" office:value="0.035913">
                <text:p>0.035913</text:p>
              </table:table-cell>
              <table:table-cell office:value-type="float" office:value="-0.226158">
                <text:p>-0.226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180096666666667">
                <text:p>-0.180096666666667</text:p>
              </table:table-cell>
              <table:table-cell office:value-type="float" office:value="-0.790086">
                <text:p>-0.790086</text:p>
              </table:table-cell>
              <table:table-cell office:value-type="float" office:value="0.738088">
                <text:p>0.738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246070222222222">
                <text:p>-0.246070222222222</text:p>
              </table:table-cell>
              <table:table-cell office:value-type="float" office:value="-1.015141">
                <text:p>-1.01514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122365555555556">
                <text:p>-0.0122365555555556</text:p>
              </table:table-cell>
              <table:table-cell office:value-type="float" office:value="1.565808">
                <text:p>1.565808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0880537777777777">
                <text:p>0.0880537777777777</text:p>
              </table:table-cell>
              <table:table-cell office:value-type="float" office:value="1.058237">
                <text:p>1.058237</text:p>
              </table:table-cell>
              <table:table-cell office:value-type="float" office:value="0.56776">
                <text:p>0.56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0806044444444445">
                <text:p>-0.0806044444444445</text:p>
              </table:table-cell>
              <table:table-cell office:value-type="float" office:value="-0.52433">
                <text:p>-0.52433</text:p>
              </table:table-cell>
              <table:table-cell office:value-type="float" office:value="-0.105036">
                <text:p>-0.105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0848607777777778">
                <text:p>-0.0848607777777778</text:p>
              </table:table-cell>
              <table:table-cell office:value-type="float" office:value="-0.696712">
                <text:p>-0.696712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0654412222222222">
                <text:p>-0.0654412222222222</text:p>
              </table:table-cell>
              <table:table-cell office:value-type="float" office:value="0.1652">
                <text:p>0.1652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521401111111112">
                <text:p>-0.0521401111111112</text:p>
              </table:table-cell>
              <table:table-cell office:value-type="float" office:value="-0.26815">
                <text:p>-0.26815</text:p>
              </table:table-cell>
              <table:table-cell office:value-type="float" office:value="0.772154">
                <text:p>0.772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099492">
                <text:p>-0.099492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289347">
                <text:p>-0.2893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0207493333333334">
                <text:p>-0.0207493333333334</text:p>
              </table:table-cell>
              <table:table-cell office:value-type="float" office:value="-0.081402">
                <text:p>-0.081402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0689002222222222">
                <text:p>0.0689002222222222</text:p>
              </table:table-cell>
              <table:table-cell office:value-type="float" office:value="-0.208295">
                <text:p>-0.208295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484156666666667">
                <text:p>-0.0484156666666667</text:p>
              </table:table-cell>
              <table:table-cell office:value-type="float" office:value="0.509965">
                <text:p>0.509965</text:p>
              </table:table-cell>
              <table:table-cell office:value-type="float" office:value="-0.031542">
                <text:p>-0.031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207231">
                <text:p>-0.207231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17243">
                <text:p>-0.0172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0784761111111111">
                <text:p>-0.0784761111111111</text:p>
              </table:table-cell>
              <table:table-cell office:value-type="float" office:value="0.634464">
                <text:p>0.634464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646438888888889">
                <text:p>0.0646438888888889</text:p>
              </table:table-cell>
              <table:table-cell office:value-type="float" office:value="0.591368">
                <text:p>0.591368</text:p>
              </table:table-cell>
              <table:table-cell office:value-type="float" office:value="0.232151">
                <text:p>0.232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00931033333333331">
                <text:p>-0.00931033333333331</text:p>
              </table:table-cell>
              <table:table-cell office:value-type="float" office:value="-0.500388">
                <text:p>-0.500388</text:p>
              </table:table-cell>
              <table:table-cell office:value-type="float" office:value="-0.045421">
                <text:p>-0.045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5214">
                <text:p>-0.05214</text:p>
              </table:table-cell>
              <table:table-cell office:value-type="float" office:value="-0.653617">
                <text:p>-0.653617</text:p>
              </table:table-cell>
              <table:table-cell office:value-type="float" office:value="-0.050152">
                <text:p>-0.050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40505555555555">
                <text:p>-0.0340505555555555</text:p>
              </table:table-cell>
              <table:table-cell office:value-type="float" office:value="-0.227449">
                <text:p>-0.227449</text:p>
              </table:table-cell>
              <table:table-cell office:value-type="float" office:value="0.412572">
                <text:p>0.4125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452241111111111">
                <text:p>0.0452241111111111</text:p>
              </table:table-cell>
              <table:table-cell office:value-type="float" office:value="0.63207">
                <text:p>0.63207</text:p>
              </table:table-cell>
              <table:table-cell office:value-type="float" office:value="-0.07449">
                <text:p>-0.07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516081111111111">
                <text:p>-0.0516081111111111</text:p>
              </table:table-cell>
              <table:table-cell office:value-type="float" office:value="-1.079785">
                <text:p>-1.079785</text:p>
              </table:table-cell>
              <table:table-cell office:value-type="float" office:value="0.018168">
                <text:p>0.018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178234777777778">
                <text:p>-0.178234777777778</text:p>
              </table:table-cell>
              <table:table-cell office:value-type="float" office:value="-0.629675">
                <text:p>-0.629675</text:p>
              </table:table-cell>
              <table:table-cell office:value-type="float" office:value="0.57533">
                <text:p>0.57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-0.119177777777778">
                <text:p>-0.119177777777778</text:p>
              </table:table-cell>
              <table:table-cell office:value-type="float" office:value="0.160412">
                <text:p>0.160412</text:p>
              </table:table-cell>
              <table:table-cell office:value-type="float" office:value="-0.156449">
                <text:p>-0.1564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263628">
                <text:p>-0.263628</text:p>
              </table:table-cell>
              <table:table-cell office:value-type="float" office:value="-0.665588">
                <text:p>-0.665588</text:p>
              </table:table-cell>
              <table:table-cell office:value-type="float" office:value="-0.042582">
                <text:p>-0.042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380677888888889">
                <text:p>-0.380677888888889</text:p>
              </table:table-cell>
              <table:table-cell office:value-type="float" office:value="-0.462081">
                <text:p>-0.462081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366578666666667">
                <text:p>-0.366578666666667</text:p>
              </table:table-cell>
              <table:table-cell office:value-type="float" office:value="-0.373495">
                <text:p>-0.373495</text:p>
              </table:table-cell>
              <table:table-cell office:value-type="float" office:value="0.230889">
                <text:p>0.230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306457555555556">
                <text:p>-0.306457555555556</text:p>
              </table:table-cell>
              <table:table-cell office:value-type="float" office:value="-0.112527">
                <text:p>-0.112527</text:p>
              </table:table-cell>
              <table:table-cell office:value-type="float" office:value="-0.087477">
                <text:p>-0.087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401161555555556">
                <text:p>-0.401161555555556</text:p>
              </table:table-cell>
              <table:table-cell office:value-type="float" office:value="-1.079785">
                <text:p>-1.079785</text:p>
              </table:table-cell>
              <table:table-cell office:value-type="float" office:value="-0.027126">
                <text:p>-0.027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390520666666667">
                <text:p>-0.390520666666667</text:p>
              </table:table-cell>
              <table:table-cell office:value-type="float" office:value="0.727838">
                <text:p>0.72783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325877222222222">
                <text:p>-0.325877222222222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228247">
                <text:p>-0.228247</text:p>
              </table:table-cell>
              <table:table-cell office:value-type="float" office:value="0.248997">
                <text:p>0.248997</text:p>
              </table:table-cell>
              <table:table-cell office:value-type="float" office:value="-0.006056">
                <text:p>-0.006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343434666666667">
                <text:p>-0.343434666666667</text:p>
              </table:table-cell>
              <table:table-cell office:value-type="float" office:value="-0.876277">
                <text:p>-0.876277</text:p>
              </table:table-cell>
              <table:table-cell office:value-type="float" office:value="0.090842">
                <text:p>0.0908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228246888888889">
                <text:p>-0.228246888888889</text:p>
              </table:table-cell>
              <table:table-cell office:value-type="float" office:value="0.371102">
                <text:p>0.371102</text:p>
              </table:table-cell>
              <table:table-cell office:value-type="float" office:value="-0.025549">
                <text:p>-0.025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75042333333333">
                <text:p>-0.175042333333333</text:p>
              </table:table-cell>
              <table:table-cell office:value-type="float" office:value="0.01676">
                <text:p>0.01676</text:p>
              </table:table-cell>
              <table:table-cell office:value-type="float" office:value="0.013879">
                <text:p>0.013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132212777777778">
                <text:p>-0.132212777777778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115719444444444">
                <text:p>-0.115719444444444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425666666666667">
                <text:p>0.00425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-0.0766142222222222">
                <text:p>-0.076614222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0194193333333333">
                <text:p>-0.0194193333333333</text:p>
              </table:table-cell>
              <table:table-cell office:value-type="float" office:value="0.01676">
                <text:p>0.0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436273333333333">
                <text:p>-0.0436273333333333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534707777777778">
                <text:p>0.0534707777777778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130353333333333">
                <text:p>0.0130353333333333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199518888888889">
                <text:p>0.0199518888888889</text:p>
              </table:table-cell>
              <table:table-cell office:value-type="float" office:value="0.079009">
                <text:p>0.07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228782222222222">
                <text:p>0.0228782222222222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0175577777777778">
                <text:p>0.0175577777777778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0170257777777778">
                <text:p>0.0170257777777778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133015555555556">
                <text:p>0.0133015555555556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0148976666666667">
                <text:p>0.0148976666666667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0.00771511111111111">
                <text:p>0.00771511111111111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0114394444444444">
                <text:p>0.0114394444444444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117054444444444">
                <text:p>0.0117054444444444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0452288888888889">
                <text:p>0.00452288888888889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0798555555555554">
                <text:p>0.000798555555555554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05853">
                <text:p>0.005853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0771511111111111">
                <text:p>0.00771511111111111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0127694444444444">
                <text:p>0.0127694444444444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00532077777777778">
                <text:p>0.00532077777777778</text:p>
              </table:table-cell>
              <table:table-cell office:value-type="float" office:value="-0.035913">
                <text:p>-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009045">
                <text:p>0.009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00425655555555555">
                <text:p>0.00425655555555555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00239444444444444">
                <text:p>0.00239444444444444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0026622222222222">
                <text:p>0.00026622222222222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000266222222222221">
                <text:p>0.000266222222222221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003192">
                <text:p>-0.003192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0132977777777778">
                <text:p>-0.00132977777777778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00532444444444443">
                <text:p>0.000532444444444443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0798111111111111">
                <text:p>0.00798111111111111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135676666666667">
                <text:p>0.0135676666666667</text:p>
              </table:table-cell>
              <table:table-cell office:value-type="float" office:value="0.050279">
                <text:p>0.05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199522222222222">
                <text:p>0.0199522222222222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234104444444444">
                <text:p>0.0234104444444444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244745555555555">
                <text:p>0.0244745555555555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0191541111111111">
                <text:p>0.0191541111111111</text:p>
              </table:table-cell>
              <table:table-cell office:value-type="float" office:value="-0.043095">
                <text:p>-0.04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228783333333333">
                <text:p>0.0228783333333333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0204841111111111">
                <text:p>0.0204841111111111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242084444444444">
                <text:p>0.0242084444444444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260705555555556">
                <text:p>0.0260705555555556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255384444444444">
                <text:p>0.0255384444444444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0242083333333333">
                <text:p>0.0242083333333333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180898888888889">
                <text:p>0.0180898888888889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67597777777778">
                <text:p>0.0167597777777778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1942">
                <text:p>0.01942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223463333333333">
                <text:p>0.0223463333333333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258046666666667">
                <text:p>0.0258046666666667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252725555555556">
                <text:p>0.0252725555555556</text:p>
              </table:table-cell>
              <table:table-cell office:value-type="float" office:value="0.057461">
                <text:p>0.0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.0210162222222222">
                <text:p>0.0210162222222222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199521111111111">
                <text:p>0.0199521111111111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.0135675555555556">
                <text:p>0.0135675555555556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0215482222222222">
                <text:p>0.0215482222222222</text:p>
              </table:table-cell>
              <table:table-cell office:value-type="float" office:value="0.040702">
                <text:p>0.04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271345555555556">
                <text:p>0.0271345555555556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255383333333333">
                <text:p>0.0255383333333333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196857777777778">
                <text:p>0.0196857777777778</text:p>
              </table:table-cell>
              <table:table-cell office:value-type="float" office:value="-0.014365">
                <text:p>-0.01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140993333333333">
                <text:p>0.0140993333333333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162275555555556">
                <text:p>0.0162275555555556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148974444444444">
                <text:p>0.0148974444444444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0271345555555555">
                <text:p>0.0271345555555555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287306666666667">
                <text:p>0.0287306666666667</text:p>
              </table:table-cell>
              <table:table-cell office:value-type="float" office:value="0.055067">
                <text:p>0.05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242083333333333">
                <text:p>0.0242083333333333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.0231443333333333">
                <text:p>0.0231443333333333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.0212822222222222">
                <text:p>0.0212822222222222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0220803333333333">
                <text:p>0.0220803333333333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252725555555556">
                <text:p>0.0252725555555556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19154">
                <text:p>0.019154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207502222222222">
                <text:p>0.0207502222222222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column-mapping="0 3 2 1" chart:style-name="ch1">
        <chart:legend svg:x="22.595cm" svg:y="2.373cm" style:legend-expansion="custom" chartooo:width="7.116cm" chartooo:height="1.647cm" style:legend-expansion-aspect-ratio="4.32058287795993" chart:style-name="ch2"/>
        <chart:plot-area chart:style-name="ch3" table:cell-range-address="Sheet1.A2:Sheet1.A252 Sheet1.J1:Sheet1.K252 Sheet1.H1:Sheet1.H252" chart:data-source-has-labels="row" svg:x="1.002cm" svg:y="1.772cm" svg:width="30.059cm" svg:height="17.282cm">
          <chartooo:coordinate-region svg:x="1.835cm" svg:y="1.971cm" svg:width="28.761cm" svg:height="16.436cm"/>
          <chart:axis chart:dimension="x" chart:name="primary-x" chart:style-name="ch4">
            <chart:title svg:x="14.39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K2:Sheet1.K252" chart:label-cell-address="Sheet1.K1:Sheet1.K1" chart:class="chart:scatter">
            <chart:domain table:cell-range-address="Sheet1.A2:Sheet1.A252"/>
            <chart:data-point chart:repeated="251"/>
          </chart:series>
          <chart:series chart:style-name="ch10" chart:values-cell-range-address="Sheet1.J2:Sheet1.J252" chart:label-cell-address="Sheet1.J1:Sheet1.J1" chart:class="chart:scatter">
            <chart:data-point chart:repeated="251"/>
          </chart:series>
          <chart:series chart:style-name="ch11" chart:values-cell-range-address="Sheet1.H2:Sheet1.H252" chart:label-cell-address="Sheet1.H1:Sheet1.H1" chart:class="chart:scatter">
            <chart:data-point chart:repeated="2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édia 5 períodos acelerômetro</text:p>
                <draw:g>
                  <svg:desc>Sheet1.K1:Sheet1.K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NaN">
                <text:p>NaN</text:p>
                <draw:g>
                  <svg:desc>Sheet1.K2:Sheet1.K252</svg:desc>
                </draw:g>
              </table:table-cell>
              <table:table-cell office:value-type="float" office:value="0">
                <text:p>0</text:p>
                <draw:g>
                  <svg:desc>Sheet1.J2:Sheet1.J252</svg:desc>
                </draw:g>
              </table:table-cell>
              <table:table-cell office:value-type="float" office:value="0">
                <text:p>0</text:p>
                <draw:g>
                  <svg:desc>Sheet1.H2:Sheet1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.0019156">
                <text:p>0.0019156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0023946">
                <text:p>0.0023946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.0052678">
                <text:p>0.0052678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001916">
                <text:p>0.001916</text:p>
              </table:table-cell>
              <table:table-cell office:value-type="float" office:value="0.019154">
                <text:p>0.019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225062">
                <text:p>0.0225062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2106904">
                <text:p>0.2106904</text:p>
              </table:table-cell>
              <table:table-cell office:value-type="float" office:value="0.931345">
                <text:p>0.931345</text:p>
              </table:table-cell>
              <table:table-cell office:value-type="float" office:value="0.121122">
                <text:p>0.121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2705454">
                <text:p>0.2705454</text:p>
              </table:table-cell>
              <table:table-cell office:value-type="float" office:value="0.30167">
                <text:p>0.30167</text:p>
              </table:table-cell>
              <table:table-cell office:value-type="float" office:value="0.142991">
                <text:p>0.142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2159576">
                <text:p>0.2159576</text:p>
              </table:table-cell>
              <table:table-cell office:value-type="float" office:value="-0.258573">
                <text:p>-0.258573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2499552">
                <text:p>0.2499552</text:p>
              </table:table-cell>
              <table:table-cell office:value-type="float" office:value="0.189142">
                <text:p>0.189142</text:p>
              </table:table-cell>
              <table:table-cell office:value-type="float" office:value="-0.35832">
                <text:p>-0.35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844316">
                <text:p>0.2844316</text:p>
              </table:table-cell>
              <table:table-cell office:value-type="float" office:value="0.258574">
                <text:p>0.258574</text:p>
              </table:table-cell>
              <table:table-cell office:value-type="float" office:value="-0.01938">
                <text:p>-0.01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171904">
                <text:p>0.171904</text:p>
              </table:table-cell>
              <table:table-cell office:value-type="float" office:value="0.368707">
                <text:p>0.368707</text:p>
              </table:table-cell>
              <table:table-cell office:value-type="float" office:value="1.005314">
                <text:p>1.00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180523">
                <text:p>0.180523</text:p>
              </table:table-cell>
              <table:table-cell office:value-type="float" office:value="0.344765">
                <text:p>0.344765</text:p>
              </table:table-cell>
              <table:table-cell office:value-type="float" office:value="-0.287665">
                <text:p>-0.287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2456452">
                <text:p>0.2456452</text:p>
              </table:table-cell>
              <table:table-cell office:value-type="float" office:value="0.067038">
                <text:p>0.067038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255701">
                <text:p>0.255701</text:p>
              </table:table-cell>
              <table:table-cell office:value-type="float" office:value="0.239421">
                <text:p>0.239421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1972826">
                <text:p>0.1972826</text:p>
              </table:table-cell>
              <table:table-cell office:value-type="float" office:value="-0.033518">
                <text:p>-0.033518</text:p>
              </table:table-cell>
              <table:table-cell office:value-type="float" office:value="0.822622">
                <text:p>0.822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124499">
                <text:p>0.124499</text:p>
              </table:table-cell>
              <table:table-cell office:value-type="float" office:value="0.004789">
                <text:p>0.004789</text:p>
              </table:table-cell>
              <table:table-cell office:value-type="float" office:value="-0.22805">
                <text:p>-0.22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023948">
                <text:p>0.0023948</text:p>
              </table:table-cell>
              <table:table-cell office:value-type="float" office:value="-0.265756">
                <text:p>-0.265756</text:p>
              </table:table-cell>
              <table:table-cell office:value-type="float" office:value="0.024813">
                <text:p>0.024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052673">
                <text:p>0.052673</text:p>
              </table:table-cell>
              <table:table-cell office:value-type="float" office:value="0.318429">
                <text:p>0.318429</text:p>
              </table:table-cell>
              <table:table-cell office:value-type="float" office:value="0.247291">
                <text:p>0.247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426164">
                <text:p>-0.0426164</text:p>
              </table:table-cell>
              <table:table-cell office:value-type="float" office:value="-0.237026">
                <text:p>-0.237026</text:p>
              </table:table-cell>
              <table:table-cell office:value-type="float" office:value="-0.158132">
                <text:p>-0.158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0569824">
                <text:p>0.0569824</text:p>
              </table:table-cell>
              <table:table-cell office:value-type="float" office:value="0.464476">
                <text:p>0.464476</text:p>
              </table:table-cell>
              <table:table-cell office:value-type="float" office:value="0.353273">
                <text:p>0.353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694322">
                <text:p>0.0694322</text:p>
              </table:table-cell>
              <table:table-cell office:value-type="float" office:value="0.067038">
                <text:p>0.067038</text:p>
              </table:table-cell>
              <table:table-cell office:value-type="float" office:value="-0.130585">
                <text:p>-0.130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474056">
                <text:p>0.0474056</text:p>
              </table:table-cell>
              <table:table-cell office:value-type="float" office:value="-0.375889">
                <text:p>-0.375889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1024722">
                <text:p>0.1024722</text:p>
              </table:table-cell>
              <table:table-cell office:value-type="float" office:value="0.593762">
                <text:p>0.593762</text:p>
              </table:table-cell>
              <table:table-cell office:value-type="float" office:value="-0.060561">
                <text:p>-0.060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124499">
                <text:p>0.124499</text:p>
              </table:table-cell>
              <table:table-cell office:value-type="float" office:value="-0.126892">
                <text:p>-0.126892</text:p>
              </table:table-cell>
              <table:table-cell office:value-type="float" office:value="0.021869">
                <text:p>0.021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550662">
                <text:p>-0.0550662</text:p>
              </table:table-cell>
              <table:table-cell office:value-type="float" office:value="-0.43335">
                <text:p>-0.43335</text:p>
              </table:table-cell>
              <table:table-cell office:value-type="float" office:value="-0.003154">
                <text:p>-0.003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0651228">
                <text:p>0.0651228</text:p>
              </table:table-cell>
              <table:table-cell office:value-type="float" office:value="0.667983">
                <text:p>0.667983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268146">
                <text:p>-0.0268146</text:p>
              </table:table-cell>
              <table:table-cell office:value-type="float" office:value="-0.835576">
                <text:p>-0.835576</text:p>
              </table:table-cell>
              <table:table-cell office:value-type="float" office:value="0.013458">
                <text:p>0.01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2197872">
                <text:p>-0.2197872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40374">
                <text:p>-0.040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1766916">
                <text:p>-0.1766916</text:p>
              </table:table-cell>
              <table:table-cell office:value-type="float" office:value="0.088586">
                <text:p>0.088586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2633618">
                <text:p>-0.2633618</text:p>
              </table:table-cell>
              <table:table-cell office:value-type="float" office:value="-0.866701">
                <text:p>-0.866701</text:p>
              </table:table-cell>
              <table:table-cell office:value-type="float" office:value="0.060561">
                <text:p>0.060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3787624">
                <text:p>-0.3787624</text:p>
              </table:table-cell>
              <table:table-cell office:value-type="float" office:value="0.09098">
                <text:p>0.09098</text:p>
              </table:table-cell>
              <table:table-cell office:value-type="float" office:value="-0.010901">
                <text:p>-0.01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16089">
                <text:p>-0.16089</text:p>
              </table:table-cell>
              <table:table-cell office:value-type="float" office:value="0.253786">
                <text:p>0.253786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130723">
                <text:p>-0.130723</text:p>
              </table:table-cell>
              <table:table-cell office:value-type="float" office:value="-0.220266">
                <text:p>-0.220266</text:p>
              </table:table-cell>
              <table:table-cell office:value-type="float" office:value="0.93365">
                <text:p>0.9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2786846">
                <text:p>-0.2786846</text:p>
              </table:table-cell>
              <table:table-cell office:value-type="float" office:value="-0.651222">
                <text:p>-0.651222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2523484">
                <text:p>-0.2523484</text:p>
              </table:table-cell>
              <table:table-cell office:value-type="float" office:value="-0.73502">
                <text:p>-0.73502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3088516">
                <text:p>-0.3088516</text:p>
              </table:table-cell>
              <table:table-cell office:value-type="float" office:value="-0.191536">
                <text:p>-0.191536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3993524">
                <text:p>-0.3993524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032703">
                <text:p>-0.032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4951206">
                <text:p>-0.4951206</text:p>
              </table:table-cell>
              <table:table-cell office:value-type="float" office:value="-0.699107">
                <text:p>-0.699107</text:p>
              </table:table-cell>
              <table:table-cell office:value-type="float" office:value="0.844827">
                <text:p>0.844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389297">
                <text:p>-0.389297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3538628">
                <text:p>-0.3538628</text:p>
              </table:table-cell>
              <table:table-cell office:value-type="float" office:value="-0.557849">
                <text:p>-0.557849</text:p>
              </table:table-cell>
              <table:table-cell office:value-type="float" office:value="0.888229">
                <text:p>0.88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2494756">
                <text:p>-0.2494756</text:p>
              </table:table-cell>
              <table:table-cell office:value-type="float" office:value="0.3304">
                <text:p>0.3304</text:p>
              </table:table-cell>
              <table:table-cell office:value-type="float" office:value="-0.302805">
                <text:p>-0.302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2920924">
                <text:p>-0.2920924</text:p>
              </table:table-cell>
              <table:table-cell office:value-type="float" office:value="-0.411802">
                <text:p>-0.411802</text:p>
              </table:table-cell>
              <table:table-cell office:value-type="float" office:value="-0.039859">
                <text:p>-0.039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2595312">
                <text:p>-0.2595312</text:p>
              </table:table-cell>
              <table:table-cell office:value-type="float" office:value="-0.536301">
                <text:p>-0.536301</text:p>
              </table:table-cell>
              <table:table-cell office:value-type="float" office:value="0.084593">
                <text:p>0.084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212126">
                <text:p>-0.212126</text:p>
              </table:table-cell>
              <table:table-cell office:value-type="float" office:value="0.114922">
                <text:p>0.114922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3270476">
                <text:p>-0.3270476</text:p>
              </table:table-cell>
              <table:table-cell office:value-type="float" office:value="-1.132457">
                <text:p>-1.132457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4960782">
                <text:p>-0.4960782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5195414">
                <text:p>-0.5195414</text:p>
              </table:table-cell>
              <table:table-cell office:value-type="float" office:value="-0.529118">
                <text:p>-0.529118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421379">
                <text:p>-0.421379</text:p>
              </table:table-cell>
              <table:table-cell office:value-type="float" office:value="-0.045489">
                <text:p>-0.045489</text:p>
              </table:table-cell>
              <table:table-cell office:value-type="float" office:value="-0.267478">
                <text:p>-0.267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4367018">
                <text:p>-0.4367018</text:p>
              </table:table-cell>
              <table:table-cell office:value-type="float" office:value="0.038308">
                <text:p>0.038308</text:p>
              </table:table-cell>
              <table:table-cell office:value-type="float" office:value="0.726733">
                <text:p>0.726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2207448">
                <text:p>-0.2207448</text:p>
              </table:table-cell>
              <table:table-cell office:value-type="float" office:value="-0.052672">
                <text:p>-0.052672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216914">
                <text:p>-0.216914</text:p>
              </table:table-cell>
              <table:table-cell office:value-type="float" office:value="-0.495599">
                <text:p>-0.495599</text:p>
              </table:table-cell>
              <table:table-cell office:value-type="float" office:value="0.837762">
                <text:p>0.83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22985">
                <text:p>0.022985</text:p>
              </table:table-cell>
              <table:table-cell office:value-type="float" office:value="0.670377">
                <text:p>0.670377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622498">
                <text:p>0.0622498</text:p>
              </table:table-cell>
              <table:table-cell office:value-type="float" office:value="0.150835">
                <text:p>0.150835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0124504">
                <text:p>0.0124504</text:p>
              </table:table-cell>
              <table:table-cell office:value-type="float" office:value="-0.210689">
                <text:p>-0.210689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785292">
                <text:p>-0.0785292</text:p>
              </table:table-cell>
              <table:table-cell office:value-type="float" office:value="-0.50757">
                <text:p>-0.50757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28731">
                <text:p>0.028731</text:p>
              </table:table-cell>
              <table:table-cell office:value-type="float" office:value="0.040702">
                <text:p>0.040702</text:p>
              </table:table-cell>
              <table:table-cell office:value-type="float" office:value="-0.008176">
                <text:p>-0.008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325606">
                <text:p>-0.0325606</text:p>
              </table:table-cell>
              <table:table-cell office:value-type="float" office:value="0.363919">
                <text:p>0.363919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118273">
                <text:p>-0.118273</text:p>
              </table:table-cell>
              <table:table-cell office:value-type="float" office:value="-0.277727">
                <text:p>-0.277727</text:p>
              </table:table-cell>
              <table:table-cell office:value-type="float" office:value="0.022206">
                <text:p>0.022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330394">
                <text:p>-0.0330394</text:p>
              </table:table-cell>
              <table:table-cell office:value-type="float" office:value="0.215479">
                <text:p>0.215479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905004">
                <text:p>-0.0905004</text:p>
              </table:table-cell>
              <table:table-cell office:value-type="float" office:value="-0.794875">
                <text:p>-0.794875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1197096">
                <text:p>-0.1197096</text:p>
              </table:table-cell>
              <table:table-cell office:value-type="float" office:value="-0.105344">
                <text:p>-0.105344</text:p>
              </table:table-cell>
              <table:table-cell office:value-type="float" office:value="0.651032">
                <text:p>0.651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2394196">
                <text:p>-0.2394196</text:p>
              </table:table-cell>
              <table:table-cell office:value-type="float" office:value="-0.234631">
                <text:p>-0.234631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1407784">
                <text:p>-0.1407784</text:p>
              </table:table-cell>
              <table:table-cell office:value-type="float" office:value="0.215479">
                <text:p>0.215479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2930498">
                <text:p>-0.2930498</text:p>
              </table:table-cell>
              <table:table-cell office:value-type="float" office:value="-0.545878">
                <text:p>-0.545878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1819588">
                <text:p>-0.1819588</text:p>
              </table:table-cell>
              <table:table-cell office:value-type="float" office:value="-0.23942">
                <text:p>-0.23942</text:p>
              </table:table-cell>
              <table:table-cell office:value-type="float" office:value="-0.026495">
                <text:p>-0.026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21452">
                <text:p>-0.21452</text:p>
              </table:table-cell>
              <table:table-cell office:value-type="float" office:value="-0.26815">
                <text:p>-0.26815</text:p>
              </table:table-cell>
              <table:table-cell office:value-type="float" office:value="-0.043528">
                <text:p>-0.043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283952">
                <text:p>-0.283952</text:p>
              </table:table-cell>
              <table:table-cell office:value-type="float" office:value="-0.581791">
                <text:p>-0.581791</text:p>
              </table:table-cell>
              <table:table-cell office:value-type="float" office:value="0.749444">
                <text:p>0.749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3222594">
                <text:p>-0.3222594</text:p>
              </table:table-cell>
              <table:table-cell office:value-type="float" office:value="0.023942">
                <text:p>0.023942</text:p>
              </table:table-cell>
              <table:table-cell office:value-type="float" office:value="-0.0951">
                <text:p>-0.0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2576158">
                <text:p>-0.2576158</text:p>
              </table:table-cell>
              <table:table-cell office:value-type="float" office:value="-0.22266">
                <text:p>-0.22266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0.4706998">
                <text:p>-0.4706998</text:p>
              </table:table-cell>
              <table:table-cell office:value-type="float" office:value="-1.30484">
                <text:p>-1.30484</text:p>
              </table:table-cell>
              <table:table-cell office:value-type="float" office:value="0.624536">
                <text:p>0.624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4841074">
                <text:p>-0.4841074</text:p>
              </table:table-cell>
              <table:table-cell office:value-type="float" office:value="-0.335188">
                <text:p>-0.335188</text:p>
              </table:table-cell>
              <table:table-cell office:value-type="float" office:value="-0.15708">
                <text:p>-0.15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3610454">
                <text:p>-0.3610454</text:p>
              </table:table-cell>
              <table:table-cell office:value-type="float" office:value="0.033519">
                <text:p>0.033519</text:p>
              </table:table-cell>
              <table:table-cell office:value-type="float" office:value="0.039533">
                <text:p>0.039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3792412">
                <text:p>-0.3792412</text:p>
              </table:table-cell>
              <table:table-cell office:value-type="float" office:value="-0.067037">
                <text:p>-0.067037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7137">
                <text:p>-0.257137</text:p>
              </table:table-cell>
              <table:table-cell office:value-type="float" office:value="0.387861">
                <text:p>0.387861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0153226">
                <text:p>-0.0153226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0316032">
                <text:p>-0.0316032</text:p>
              </table:table-cell>
              <table:table-cell office:value-type="float" office:value="-0.416591">
                <text:p>-0.416591</text:p>
              </table:table-cell>
              <table:table-cell office:value-type="float" office:value="-0.239406">
                <text:p>-0.2394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426164">
                <text:p>-0.0426164</text:p>
              </table:table-cell>
              <table:table-cell office:value-type="float" office:value="-0.021547">
                <text:p>-0.021547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00335220000000001">
                <text:p>0.00335220000000001</text:p>
              </table:table-cell>
              <table:table-cell office:value-type="float" office:value="0.162806">
                <text:p>0.162806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0076618">
                <text:p>0.0076618</text:p>
              </table:table-cell>
              <table:table-cell office:value-type="float" office:value="0.409409">
                <text:p>0.409409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665592">
                <text:p>0.0665592</text:p>
              </table:table-cell>
              <table:table-cell office:value-type="float" office:value="0.198719">
                <text:p>0.198719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0905012">
                <text:p>0.0905012</text:p>
              </table:table-cell>
              <table:table-cell office:value-type="float" office:value="-0.296881">
                <text:p>-0.296881</text:p>
              </table:table-cell>
              <table:table-cell office:value-type="float" office:value="0.639677">
                <text:p>0.639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694322">
                <text:p>0.0694322</text:p>
              </table:table-cell>
              <table:table-cell office:value-type="float" office:value="-0.126892">
                <text:p>-0.126892</text:p>
              </table:table-cell>
              <table:table-cell office:value-type="float" office:value="-0.166543">
                <text:p>-0.166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0814032">
                <text:p>0.0814032</text:p>
              </table:table-cell>
              <table:table-cell office:value-type="float" office:value="0.222661">
                <text:p>0.22266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0354338">
                <text:p>-0.0354338</text:p>
              </table:table-cell>
              <table:table-cell office:value-type="float" office:value="-0.174776">
                <text:p>-0.174776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1230616">
                <text:p>-0.1230616</text:p>
              </table:table-cell>
              <table:table-cell office:value-type="float" office:value="-0.23942">
                <text:p>-0.2394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0857128">
                <text:p>0.0857128</text:p>
              </table:table-cell>
              <table:table-cell office:value-type="float" office:value="0.746991">
                <text:p>0.746991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0689534">
                <text:p>0.0689534</text:p>
              </table:table-cell>
              <table:table-cell office:value-type="float" office:value="-0.210689">
                <text:p>-0.210689</text:p>
              </table:table-cell>
              <table:table-cell office:value-type="float" office:value="0.565237">
                <text:p>0.565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814032">
                <text:p>0.0814032</text:p>
              </table:table-cell>
              <table:table-cell office:value-type="float" office:value="0.28491">
                <text:p>0.28491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020111">
                <text:p>-0.020111</text:p>
              </table:table-cell>
              <table:table-cell office:value-type="float" office:value="-0.682347">
                <text:p>-0.682347</text:p>
              </table:table-cell>
              <table:table-cell office:value-type="float" office:value="-0.021764">
                <text:p>-0.021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991202">
                <text:p>0.0991202</text:p>
              </table:table-cell>
              <table:table-cell office:value-type="float" office:value="0.356736">
                <text:p>0.356736</text:p>
              </table:table-cell>
              <table:table-cell office:value-type="float" office:value="0.556405">
                <text:p>0.556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1283288">
                <text:p>-0.1283288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164861">
                <text:p>-0.16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565028">
                <text:p>-0.0565028</text:p>
              </table:table-cell>
              <table:table-cell office:value-type="float" office:value="0.148441">
                <text:p>0.14844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1991972">
                <text:p>-0.1991972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695092">
                <text:p>-0.1695092</text:p>
              </table:table-cell>
              <table:table-cell office:value-type="float" office:value="-0.533907">
                <text:p>-0.533907</text:p>
              </table:table-cell>
              <table:table-cell office:value-type="float" office:value="-0.027656">
                <text:p>-0.027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31364">
                <text:p>-0.31364</text:p>
              </table:table-cell>
              <table:table-cell office:value-type="float" office:value="-0.363918">
                <text:p>-0.363918</text:p>
              </table:table-cell>
              <table:table-cell office:value-type="float" office:value="0.014383">
                <text:p>0.014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-0.1929724">
                <text:p>-0.1929724</text:p>
              </table:table-cell>
              <table:table-cell office:value-type="float" office:value="0.213084">
                <text:p>0.213084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3078942">
                <text:p>-0.3078942</text:p>
              </table:table-cell>
              <table:table-cell office:value-type="float" office:value="-0.426168">
                <text:p>-0.426168</text:p>
              </table:table-cell>
              <table:table-cell office:value-type="float" office:value="-0.11923">
                <text:p>-0.11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293529">
                <text:p>-0.293529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203507">
                <text:p>-0.203507</text:p>
              </table:table-cell>
              <table:table-cell office:value-type="float" office:value="-0.083797">
                <text:p>-0.083797</text:p>
              </table:table-cell>
              <table:table-cell office:value-type="float" office:value="0.439068">
                <text:p>0.439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2930502">
                <text:p>-0.2930502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3758896">
                <text:p>-0.3758896</text:p>
              </table:table-cell>
              <table:table-cell office:value-type="float" office:value="-0.201113">
                <text:p>-0.201113</text:p>
              </table:table-cell>
              <table:table-cell office:value-type="float" office:value="0.034066">
                <text:p>0.034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3069364">
                <text:p>-0.3069364</text:p>
              </table:table-cell>
              <table:table-cell office:value-type="float" office:value="-0.081402">
                <text:p>-0.081402</text:p>
              </table:table-cell>
              <table:table-cell office:value-type="float" office:value="-0.018539">
                <text:p>-0.018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-0.1991972">
                <text:p>-0.1991972</text:p>
              </table:table-cell>
              <table:table-cell office:value-type="float" office:value="0.18196">
                <text:p>0.18196</text:p>
              </table:table-cell>
              <table:table-cell office:value-type="float" office:value="0.091563">
                <text:p>0.09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2317582">
                <text:p>-0.2317582</text:p>
              </table:table-cell>
              <table:table-cell office:value-type="float" office:value="-0.246602">
                <text:p>-0.246602</text:p>
              </table:table-cell>
              <table:table-cell office:value-type="float" office:value="0.787294">
                <text:p>0.787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1053444">
                <text:p>-0.1053444</text:p>
              </table:table-cell>
              <table:table-cell office:value-type="float" office:value="-0.179565">
                <text:p>-0.179565</text:p>
              </table:table-cell>
              <table:table-cell office:value-type="float" office:value="-0.218588">
                <text:p>-0.2185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1297652">
                <text:p>-0.1297652</text:p>
              </table:table-cell>
              <table:table-cell office:value-type="float" office:value="-0.323217">
                <text:p>-0.323217</text:p>
              </table:table-cell>
              <table:table-cell office:value-type="float" office:value="0.768369">
                <text:p>0.768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1130058">
                <text:p>-0.1130058</text:p>
              </table:table-cell>
              <table:table-cell office:value-type="float" office:value="0.002395">
                <text:p>0.00239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2020702">
                <text:p>-0.2020702</text:p>
              </table:table-cell>
              <table:table-cell office:value-type="float" office:value="-0.263362">
                <text:p>-0.263362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407788">
                <text:p>-0.1407788</text:p>
              </table:table-cell>
              <table:table-cell office:value-type="float" office:value="0.059855">
                <text:p>0.059855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1465248">
                <text:p>-0.1465248</text:p>
              </table:table-cell>
              <table:table-cell office:value-type="float" office:value="-0.208295">
                <text:p>-0.208295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0670372">
                <text:p>-0.0670372</text:p>
              </table:table-cell>
              <table:table-cell office:value-type="float" office:value="0.074221">
                <text:p>0.074221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569816">
                <text:p>-0.0569816</text:p>
              </table:table-cell>
              <table:table-cell office:value-type="float" office:value="0.052673">
                <text:p>0.052673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.0306462">
                <text:p>0.0306462</text:p>
              </table:table-cell>
              <table:table-cell office:value-type="float" office:value="0.174777">
                <text:p>0.174777</text:p>
              </table:table-cell>
              <table:table-cell office:value-type="float" office:value="-0.228997">
                <text:p>-0.228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1230614">
                <text:p>-0.1230614</text:p>
              </table:table-cell>
              <table:table-cell office:value-type="float" office:value="-0.708683">
                <text:p>-0.708683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0871484">
                <text:p>-0.0871484</text:p>
              </table:table-cell>
              <table:table-cell office:value-type="float" office:value="-0.02873">
                <text:p>-0.02873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187705">
                <text:p>-0.187705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1920146">
                <text:p>-0.1920146</text:p>
              </table:table-cell>
              <table:table-cell office:value-type="float" office:value="0.031125">
                <text:p>0.031125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310767">
                <text:p>-0.310767</text:p>
              </table:table-cell>
              <table:table-cell office:value-type="float" office:value="-0.418985">
                <text:p>-0.418985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2044646">
                <text:p>-0.2044646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018698">
                <text:p>-0.018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275333">
                <text:p>-0.275333</text:p>
              </table:table-cell>
              <table:table-cell office:value-type="float" office:value="-0.383072">
                <text:p>-0.383072</text:p>
              </table:table-cell>
              <table:table-cell office:value-type="float" office:value="0.841799">
                <text:p>0.841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2015916">
                <text:p>-0.2015916</text:p>
              </table:table-cell>
              <table:table-cell office:value-type="float" office:value="-0.059855">
                <text:p>-0.059855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781284">
                <text:p>-0.1781284</text:p>
              </table:table-cell>
              <table:table-cell office:value-type="float" office:value="0.148441">
                <text:p>0.148441</text:p>
              </table:table-cell>
              <table:table-cell office:value-type="float" office:value="0.812528">
                <text:p>0.81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1211464">
                <text:p>-0.1211464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181959">
                <text:p>-0.181959</text:p>
              </table:table-cell>
              <table:table-cell office:value-type="float" office:value="-0.481234">
                <text:p>-0.481234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097683">
                <text:p>-0.097683</text:p>
              </table:table-cell>
              <table:table-cell office:value-type="float" office:value="0.038308">
                <text:p>0.038308</text:p>
              </table:table-cell>
              <table:table-cell office:value-type="float" office:value="-0.227104">
                <text:p>-0.227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239426">
                <text:p>0.0239426</text:p>
              </table:table-cell>
              <table:table-cell office:value-type="float" office:value="0.548273">
                <text:p>0.548273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928944">
                <text:p>-0.0928944</text:p>
              </table:table-cell>
              <table:table-cell office:value-type="float" office:value="-0.435744">
                <text:p>-0.435744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363912">
                <text:p>-0.0363912</text:p>
              </table:table-cell>
              <table:table-cell office:value-type="float" office:value="0.148441">
                <text:p>0.14844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0177164">
                <text:p>-0.0177164</text:p>
              </table:table-cell>
              <table:table-cell office:value-type="float" office:value="-0.38786">
                <text:p>-0.38786</text:p>
              </table:table-cell>
              <table:table-cell office:value-type="float" office:value="-0.252338">
                <text:p>-0.252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809234">
                <text:p>-0.0809234</text:p>
              </table:table-cell>
              <table:table-cell office:value-type="float" office:value="-0.277727">
                <text:p>-0.277727</text:p>
              </table:table-cell>
              <table:table-cell office:value-type="float" office:value="-0.001893">
                <text:p>-0.001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1058232">
                <text:p>-0.1058232</text:p>
              </table:table-cell>
              <table:table-cell office:value-type="float" office:value="0.423774">
                <text:p>0.423774</text:p>
              </table:table-cell>
              <table:table-cell office:value-type="float" office:value="1.006828">
                <text:p>1.006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689526">
                <text:p>-0.0689526</text:p>
              </table:table-cell>
              <table:table-cell office:value-type="float" office:value="-0.251391">
                <text:p>-0.251391</text:p>
              </table:table-cell>
              <table:table-cell office:value-type="float" office:value="-0.301123">
                <text:p>-0.301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1240192">
                <text:p>-0.1240192</text:p>
              </table:table-cell>
              <table:table-cell office:value-type="float" office:value="-0.126892">
                <text:p>-0.126892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-0.00574559999999998">
                <text:p>-0.00574559999999998</text:p>
              </table:table-cell>
              <table:table-cell office:value-type="float" office:value="0.203508">
                <text:p>0.20350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541094">
                <text:p>0.0541094</text:p>
              </table:table-cell>
              <table:table-cell office:value-type="float" office:value="0.021548">
                <text:p>0.021548</text:p>
              </table:table-cell>
              <table:table-cell office:value-type="float" office:value="-0.027337">
                <text:p>-0.027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1522708">
                <text:p>-0.1522708</text:p>
              </table:table-cell>
              <table:table-cell office:value-type="float" office:value="-0.608127">
                <text:p>-0.608127</text:p>
              </table:table-cell>
              <table:table-cell office:value-type="float" office:value="-0.009778">
                <text:p>-0.009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1714244">
                <text:p>-0.1714244</text:p>
              </table:table-cell>
              <table:table-cell office:value-type="float" office:value="-0.347159">
                <text:p>-0.347159</text:p>
              </table:table-cell>
              <table:table-cell office:value-type="float" office:value="0.025549">
                <text:p>0.025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2303218">
                <text:p>-0.2303218</text:p>
              </table:table-cell>
              <table:table-cell office:value-type="float" office:value="-0.421379">
                <text:p>-0.421379</text:p>
              </table:table-cell>
              <table:table-cell office:value-type="float" office:value="0.666172">
                <text:p>0.666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3787624">
                <text:p>-0.3787624</text:p>
              </table:table-cell>
              <table:table-cell office:value-type="float" office:value="-0.538695">
                <text:p>-0.538695</text:p>
              </table:table-cell>
              <table:table-cell office:value-type="float" office:value="-0.095336">
                <text:p>-0.095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3519472">
                <text:p>-0.3519472</text:p>
              </table:table-cell>
              <table:table-cell office:value-type="float" office:value="0.155624">
                <text:p>0.155624</text:p>
              </table:table-cell>
              <table:table-cell office:value-type="float" office:value="1.110918">
                <text:p>1.1109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031603">
                <text:p>-0.031603</text:p>
              </table:table-cell>
              <table:table-cell office:value-type="float" office:value="0.993594">
                <text:p>0.993594</text:p>
              </table:table-cell>
              <table:table-cell office:value-type="float" office:value="-0.351591">
                <text:p>-0.351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0938522">
                <text:p>-0.0938522</text:p>
              </table:table-cell>
              <table:table-cell office:value-type="float" office:value="-0.658405">
                <text:p>-0.658405</text:p>
              </table:table-cell>
              <table:table-cell office:value-type="float" office:value="-0.003432">
                <text:p>-0.003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114916">
                <text:p>-0.0114916</text:p>
              </table:table-cell>
              <table:table-cell office:value-type="float" office:value="-0.009576">
                <text:p>-0.009576</text:p>
              </table:table-cell>
              <table:table-cell office:value-type="float" office:value="0.059552">
                <text:p>0.059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0186754">
                <text:p>0.0186754</text:p>
              </table:table-cell>
              <table:table-cell office:value-type="float" office:value="-0.38786">
                <text:p>-0.38786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00526679999999997">
                <text:p>-0.00526679999999997</text:p>
              </table:table-cell>
              <table:table-cell office:value-type="float" office:value="0.035913">
                <text:p>0.035913</text:p>
              </table:table-cell>
              <table:table-cell office:value-type="float" office:value="-0.226158">
                <text:p>-0.226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3620028">
                <text:p>-0.3620028</text:p>
              </table:table-cell>
              <table:table-cell office:value-type="float" office:value="-0.790086">
                <text:p>-0.790086</text:p>
              </table:table-cell>
              <table:table-cell office:value-type="float" office:value="0.738088">
                <text:p>0.738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43335">
                <text:p>-0.43335</text:p>
              </table:table-cell>
              <table:table-cell office:value-type="float" office:value="-1.015141">
                <text:p>-1.01514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1182732">
                <text:p>-0.1182732</text:p>
              </table:table-cell>
              <table:table-cell office:value-type="float" office:value="1.565808">
                <text:p>1.565808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1709462">
                <text:p>0.1709462</text:p>
              </table:table-cell>
              <table:table-cell office:value-type="float" office:value="1.058237">
                <text:p>1.058237</text:p>
              </table:table-cell>
              <table:table-cell office:value-type="float" office:value="0.56776">
                <text:p>0.56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0588975999999999">
                <text:p>0.0588975999999999</text:p>
              </table:table-cell>
              <table:table-cell office:value-type="float" office:value="-0.52433">
                <text:p>-0.52433</text:p>
              </table:table-cell>
              <table:table-cell office:value-type="float" office:value="-0.105036">
                <text:p>-0.105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0775723999999999">
                <text:p>0.0775723999999999</text:p>
              </table:table-cell>
              <table:table-cell office:value-type="float" office:value="-0.696712">
                <text:p>-0.696712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3136406">
                <text:p>0.3136406</text:p>
              </table:table-cell>
              <table:table-cell office:value-type="float" office:value="0.1652">
                <text:p>0.1652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53151">
                <text:p>-0.053151</text:p>
              </table:table-cell>
              <table:table-cell office:value-type="float" office:value="-0.26815">
                <text:p>-0.26815</text:p>
              </table:table-cell>
              <table:table-cell office:value-type="float" office:value="0.772154">
                <text:p>0.772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3428492">
                <text:p>-0.3428492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289347">
                <text:p>-0.2893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2542636">
                <text:p>-0.2542636</text:p>
              </table:table-cell>
              <table:table-cell office:value-type="float" office:value="-0.081402">
                <text:p>-0.081402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1565802">
                <text:p>-0.1565802</text:p>
              </table:table-cell>
              <table:table-cell office:value-type="float" office:value="-0.208295">
                <text:p>-0.208295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876272">
                <text:p>-0.0876272</text:p>
              </table:table-cell>
              <table:table-cell office:value-type="float" office:value="0.509965">
                <text:p>0.509965</text:p>
              </table:table-cell>
              <table:table-cell office:value-type="float" office:value="-0.031542">
                <text:p>-0.031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1082174">
                <text:p>-0.1082174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17243">
                <text:p>-0.0172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0967262">
                <text:p>0.0967262</text:p>
              </table:table-cell>
              <table:table-cell office:value-type="float" office:value="0.634464">
                <text:p>0.634464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2312802">
                <text:p>0.2312802</text:p>
              </table:table-cell>
              <table:table-cell office:value-type="float" office:value="0.591368">
                <text:p>0.591368</text:p>
              </table:table-cell>
              <table:table-cell office:value-type="float" office:value="0.232151">
                <text:p>0.232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1728616">
                <text:p>0.1728616</text:p>
              </table:table-cell>
              <table:table-cell office:value-type="float" office:value="-0.500388">
                <text:p>-0.500388</text:p>
              </table:table-cell>
              <table:table-cell office:value-type="float" office:value="-0.045421">
                <text:p>-0.045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598548">
                <text:p>-0.0598548</text:p>
              </table:table-cell>
              <table:table-cell office:value-type="float" office:value="-0.653617">
                <text:p>-0.653617</text:p>
              </table:table-cell>
              <table:table-cell office:value-type="float" office:value="-0.050152">
                <text:p>-0.050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0311244">
                <text:p>-0.0311244</text:p>
              </table:table-cell>
              <table:table-cell office:value-type="float" office:value="-0.227449">
                <text:p>-0.227449</text:p>
              </table:table-cell>
              <table:table-cell office:value-type="float" office:value="0.412572">
                <text:p>0.4125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0316032">
                <text:p>-0.0316032</text:p>
              </table:table-cell>
              <table:table-cell office:value-type="float" office:value="0.63207">
                <text:p>0.63207</text:p>
              </table:table-cell>
              <table:table-cell office:value-type="float" office:value="-0.07449">
                <text:p>-0.07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3658338">
                <text:p>-0.3658338</text:p>
              </table:table-cell>
              <table:table-cell office:value-type="float" office:value="-1.079785">
                <text:p>-1.079785</text:p>
              </table:table-cell>
              <table:table-cell office:value-type="float" office:value="0.018168">
                <text:p>0.018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3916912">
                <text:p>-0.3916912</text:p>
              </table:table-cell>
              <table:table-cell office:value-type="float" office:value="-0.629675">
                <text:p>-0.629675</text:p>
              </table:table-cell>
              <table:table-cell office:value-type="float" office:value="0.57533">
                <text:p>0.57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-0.2288854">
                <text:p>-0.2288854</text:p>
              </table:table-cell>
              <table:table-cell office:value-type="float" office:value="0.160412">
                <text:p>0.160412</text:p>
              </table:table-cell>
              <table:table-cell office:value-type="float" office:value="-0.156449">
                <text:p>-0.1564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3165132">
                <text:p>-0.3165132</text:p>
              </table:table-cell>
              <table:table-cell office:value-type="float" office:value="-0.665588">
                <text:p>-0.665588</text:p>
              </table:table-cell>
              <table:table-cell office:value-type="float" office:value="-0.042582">
                <text:p>-0.042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5353434">
                <text:p>-0.5353434</text:p>
              </table:table-cell>
              <table:table-cell office:value-type="float" office:value="-0.462081">
                <text:p>-0.462081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3940854">
                <text:p>-0.3940854</text:p>
              </table:table-cell>
              <table:table-cell office:value-type="float" office:value="-0.373495">
                <text:p>-0.373495</text:p>
              </table:table-cell>
              <table:table-cell office:value-type="float" office:value="0.230889">
                <text:p>0.230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2906558">
                <text:p>-0.2906558</text:p>
              </table:table-cell>
              <table:table-cell office:value-type="float" office:value="-0.112527">
                <text:p>-0.112527</text:p>
              </table:table-cell>
              <table:table-cell office:value-type="float" office:value="-0.087477">
                <text:p>-0.087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5386952">
                <text:p>-0.5386952</text:p>
              </table:table-cell>
              <table:table-cell office:value-type="float" office:value="-1.079785">
                <text:p>-1.079785</text:p>
              </table:table-cell>
              <table:table-cell office:value-type="float" office:value="-0.027126">
                <text:p>-0.027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26001">
                <text:p>-0.26001</text:p>
              </table:table-cell>
              <table:table-cell office:value-type="float" office:value="0.727838">
                <text:p>0.72783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2671926">
                <text:p>-0.2671926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1426942">
                <text:p>-0.1426942</text:p>
              </table:table-cell>
              <table:table-cell office:value-type="float" office:value="0.248997">
                <text:p>0.248997</text:p>
              </table:table-cell>
              <table:table-cell office:value-type="float" office:value="-0.006056">
                <text:p>-0.006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2954442">
                <text:p>-0.2954442</text:p>
              </table:table-cell>
              <table:table-cell office:value-type="float" office:value="-0.876277">
                <text:p>-0.876277</text:p>
              </table:table-cell>
              <table:table-cell office:value-type="float" office:value="0.090842">
                <text:p>0.0908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00526679999999997">
                <text:p>-0.00526679999999997</text:p>
              </table:table-cell>
              <table:table-cell office:value-type="float" office:value="0.371102">
                <text:p>0.371102</text:p>
              </table:table-cell>
              <table:table-cell office:value-type="float" office:value="-0.025549">
                <text:p>-0.025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474824">
                <text:p>-0.1474824</text:p>
              </table:table-cell>
              <table:table-cell office:value-type="float" office:value="0.01676">
                <text:p>0.01676</text:p>
              </table:table-cell>
              <table:table-cell office:value-type="float" office:value="0.013879">
                <text:p>0.013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454894">
                <text:p>-0.0454894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881062">
                <text:p>-0.0881062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871492">
                <text:p>0.087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129288">
                <text:p>0.0129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0129288">
                <text:p>0.0129288</text:p>
              </table:table-cell>
              <table:table-cell office:value-type="float" office:value="0.01676">
                <text:p>0.0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0167596">
                <text:p>0.0167596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0.0090982">
                <text:p>0.0090982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105348">
                <text:p>0.0105348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263366">
                <text:p>0.0263366</text:p>
              </table:table-cell>
              <table:table-cell office:value-type="float" office:value="0.079009">
                <text:p>0.07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06462">
                <text:p>0.0306462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0.022027">
                <text:p>0.022027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0.0215482">
                <text:p>0.0215482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013408">
                <text:p>0.013408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0038312">
                <text:p>0.0038312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10534">
                <text:p>-0.010534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019148">
                <text:p>-0.0019148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00958199999999999">
                <text:p>0.000958199999999999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10535">
                <text:p>0.010535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52678">
                <text:p>0.0052678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186752">
                <text:p>0.0186752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148444">
                <text:p>0.0148444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0153232">
                <text:p>0.0153232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0052674">
                <text:p>0.0052674</text:p>
              </table:table-cell>
              <table:table-cell office:value-type="float" office:value="-0.035913">
                <text:p>-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0043096">
                <text:p>0.0043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047884">
                <text:p>-0.0047884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008619">
                <text:p>-0.008619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0119708">
                <text:p>-0.0119708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-0.0038304">
                <text:p>-0.0038304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0033514">
                <text:p>-0.0033514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04789">
                <text:p>0.004789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119716">
                <text:p>0.0119716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191542">
                <text:p>0.0191542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282522">
                <text:p>0.0282522</text:p>
              </table:table-cell>
              <table:table-cell office:value-type="float" office:value="0.050279">
                <text:p>0.05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368712">
                <text:p>0.0368712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359134">
                <text:p>0.0359134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31125">
                <text:p>0.031125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016281">
                <text:p>0.016281</text:p>
              </table:table-cell>
              <table:table-cell office:value-type="float" office:value="-0.043095">
                <text:p>-0.04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134078">
                <text:p>0.0134078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0057464">
                <text:p>0.0057464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13408">
                <text:p>0.013408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22027">
                <text:p>0.022027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39744">
                <text:p>0.039744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0392652">
                <text:p>0.0392652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0316038">
                <text:p>0.0316038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77174">
                <text:p>0.0177174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0431">
                <text:p>0.00431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07662">
                <text:p>0.007662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086198">
                <text:p>0.0086198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263368">
                <text:p>0.0263368</text:p>
              </table:table-cell>
              <table:table-cell office:value-type="float" office:value="0.057461">
                <text:p>0.0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.0296886">
                <text:p>0.0296886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407018">
                <text:p>0.0407018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.0234634">
                <text:p>0.0234634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0239422">
                <text:p>0.0239422</text:p>
              </table:table-cell>
              <table:table-cell office:value-type="float" office:value="0.040702">
                <text:p>0.04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0220268">
                <text:p>0.0220268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15323">
                <text:p>0.015323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177172">
                <text:p>0.0177172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196326">
                <text:p>0.0196326</text:p>
              </table:table-cell>
              <table:table-cell office:value-type="float" office:value="-0.014365">
                <text:p>-0.01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129288">
                <text:p>0.0129288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090982">
                <text:p>0.0090982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18675">
                <text:p>0.018675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0263366">
                <text:p>0.0263366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40223">
                <text:p>0.040223</text:p>
              </table:table-cell>
              <table:table-cell office:value-type="float" office:value="0.055067">
                <text:p>0.05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40223">
                <text:p>0.040223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.0277732">
                <text:p>0.0277732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.0292098">
                <text:p>0.0292098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0.010535">
                <text:p>0.010535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067042">
                <text:p>0.0067042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00000399999999997624">
                <text:p>0.000000399999999997624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143656">
                <text:p>0.0143656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column-mapping="0 2 1" chart:style-name="ch1">
        <chart:legend svg:x="22.595cm" svg:y="2.373cm" style:legend-expansion="custom" chartooo:width="7.116cm" chartooo:height="1.647cm" style:legend-expansion-aspect-ratio="4.32058287795993" chart:style-name="ch2"/>
        <chart:plot-area chart:style-name="ch3" table:cell-range-address="Sheet1.A2:Sheet1.A252 Sheet1.J1:Sheet1.J252 Sheet1.H1:Sheet1.H252" chart:data-source-has-labels="row" svg:x="1.002cm" svg:y="1.772cm" svg:width="30.059cm" svg:height="17.282cm">
          <chartooo:coordinate-region svg:x="1.835cm" svg:y="1.971cm" svg:width="28.761cm" svg:height="16.436cm"/>
          <chart:axis chart:dimension="x" chart:name="primary-x" chart:style-name="ch4">
            <chart:title svg:x="14.39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J2:Sheet1.J252" chart:label-cell-address="Sheet1.J1:Sheet1.J1" chart:class="chart:scatter">
            <chart:domain table:cell-range-address="Sheet1.A2:Sheet1.A252"/>
            <chart:data-point chart:repeated="251"/>
          </chart:series>
          <chart:series chart:style-name="ch10" chart:values-cell-range-address="Sheet1.H2:Sheet1.H252" chart:label-cell-address="Sheet1.H1:Sheet1.H1" chart:class="chart:scatter"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252</svg:desc>
                </draw:g>
              </table:table-cell>
              <table:table-cell office:value-type="float" office:value="0">
                <text:p>0</text:p>
                <draw:g>
                  <svg:desc>Sheet1.J2:Sheet1.J252</svg:desc>
                </draw:g>
              </table:table-cell>
              <table:table-cell office:value-type="float" office:value="0">
                <text:p>0</text:p>
                <draw:g>
                  <svg:desc>Sheet1.H2:Sheet1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.019154">
                <text:p>0.019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931345">
                <text:p>0.931345</text:p>
              </table:table-cell>
              <table:table-cell office:value-type="float" office:value="0.121122">
                <text:p>0.121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.30167">
                <text:p>0.30167</text:p>
              </table:table-cell>
              <table:table-cell office:value-type="float" office:value="0.142991">
                <text:p>0.142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258573">
                <text:p>-0.258573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189142">
                <text:p>0.189142</text:p>
              </table:table-cell>
              <table:table-cell office:value-type="float" office:value="-0.35832">
                <text:p>-0.35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.258574">
                <text:p>0.258574</text:p>
              </table:table-cell>
              <table:table-cell office:value-type="float" office:value="-0.01938">
                <text:p>-0.01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.368707">
                <text:p>0.368707</text:p>
              </table:table-cell>
              <table:table-cell office:value-type="float" office:value="1.005314">
                <text:p>1.00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344765">
                <text:p>0.344765</text:p>
              </table:table-cell>
              <table:table-cell office:value-type="float" office:value="-0.287665">
                <text:p>-0.287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067038">
                <text:p>0.067038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239421">
                <text:p>0.239421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33518">
                <text:p>-0.033518</text:p>
              </table:table-cell>
              <table:table-cell office:value-type="float" office:value="0.822622">
                <text:p>0.822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04789">
                <text:p>0.004789</text:p>
              </table:table-cell>
              <table:table-cell office:value-type="float" office:value="-0.22805">
                <text:p>-0.22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265756">
                <text:p>-0.265756</text:p>
              </table:table-cell>
              <table:table-cell office:value-type="float" office:value="0.024813">
                <text:p>0.024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318429">
                <text:p>0.318429</text:p>
              </table:table-cell>
              <table:table-cell office:value-type="float" office:value="0.247291">
                <text:p>0.247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237026">
                <text:p>-0.237026</text:p>
              </table:table-cell>
              <table:table-cell office:value-type="float" office:value="-0.158132">
                <text:p>-0.158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464476">
                <text:p>0.464476</text:p>
              </table:table-cell>
              <table:table-cell office:value-type="float" office:value="0.353273">
                <text:p>0.353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67038">
                <text:p>0.067038</text:p>
              </table:table-cell>
              <table:table-cell office:value-type="float" office:value="-0.130585">
                <text:p>-0.130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-0.375889">
                <text:p>-0.375889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593762">
                <text:p>0.593762</text:p>
              </table:table-cell>
              <table:table-cell office:value-type="float" office:value="-0.060561">
                <text:p>-0.060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126892">
                <text:p>-0.126892</text:p>
              </table:table-cell>
              <table:table-cell office:value-type="float" office:value="0.021869">
                <text:p>0.021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43335">
                <text:p>-0.43335</text:p>
              </table:table-cell>
              <table:table-cell office:value-type="float" office:value="-0.003154">
                <text:p>-0.003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667983">
                <text:p>0.667983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835576">
                <text:p>-0.835576</text:p>
              </table:table-cell>
              <table:table-cell office:value-type="float" office:value="0.013458">
                <text:p>0.01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40374">
                <text:p>-0.040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.088586">
                <text:p>0.088586</text:p>
              </table:table-cell>
              <table:table-cell office:value-type="float" office:value="0.010094">
                <text:p>0.010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866701">
                <text:p>-0.866701</text:p>
              </table:table-cell>
              <table:table-cell office:value-type="float" office:value="0.060561">
                <text:p>0.060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.09098">
                <text:p>0.09098</text:p>
              </table:table-cell>
              <table:table-cell office:value-type="float" office:value="-0.010901">
                <text:p>-0.010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253786">
                <text:p>0.253786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220266">
                <text:p>-0.220266</text:p>
              </table:table-cell>
              <table:table-cell office:value-type="float" office:value="0.93365">
                <text:p>0.9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651222">
                <text:p>-0.651222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73502">
                <text:p>-0.73502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191536">
                <text:p>-0.191536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032703">
                <text:p>-0.032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699107">
                <text:p>-0.699107</text:p>
              </table:table-cell>
              <table:table-cell office:value-type="float" office:value="0.844827">
                <text:p>0.844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557849">
                <text:p>-0.557849</text:p>
              </table:table-cell>
              <table:table-cell office:value-type="float" office:value="0.888229">
                <text:p>0.88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3304">
                <text:p>0.3304</text:p>
              </table:table-cell>
              <table:table-cell office:value-type="float" office:value="-0.302805">
                <text:p>-0.302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411802">
                <text:p>-0.411802</text:p>
              </table:table-cell>
              <table:table-cell office:value-type="float" office:value="-0.039859">
                <text:p>-0.039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536301">
                <text:p>-0.536301</text:p>
              </table:table-cell>
              <table:table-cell office:value-type="float" office:value="0.084593">
                <text:p>0.084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114922">
                <text:p>0.114922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1.132457">
                <text:p>-1.132457</text:p>
              </table:table-cell>
              <table:table-cell office:value-type="float" office:value="0.857949">
                <text:p>0.857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529118">
                <text:p>-0.529118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45489">
                <text:p>-0.045489</text:p>
              </table:table-cell>
              <table:table-cell office:value-type="float" office:value="-0.267478">
                <text:p>-0.267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038308">
                <text:p>0.038308</text:p>
              </table:table-cell>
              <table:table-cell office:value-type="float" office:value="0.726733">
                <text:p>0.726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052672">
                <text:p>-0.052672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495599">
                <text:p>-0.495599</text:p>
              </table:table-cell>
              <table:table-cell office:value-type="float" office:value="0.837762">
                <text:p>0.83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670377">
                <text:p>0.670377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150835">
                <text:p>0.150835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210689">
                <text:p>-0.210689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50757">
                <text:p>-0.50757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40702">
                <text:p>0.040702</text:p>
              </table:table-cell>
              <table:table-cell office:value-type="float" office:value="-0.008176">
                <text:p>-0.008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363919">
                <text:p>0.363919</text:p>
              </table:table-cell>
              <table:table-cell office:value-type="float" office:value="-0.006662">
                <text:p>-0.006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277727">
                <text:p>-0.277727</text:p>
              </table:table-cell>
              <table:table-cell office:value-type="float" office:value="0.022206">
                <text:p>0.022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215479">
                <text:p>0.215479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794875">
                <text:p>-0.794875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-0.105344">
                <text:p>-0.105344</text:p>
              </table:table-cell>
              <table:table-cell office:value-type="float" office:value="0.651032">
                <text:p>0.651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234631">
                <text:p>-0.234631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215479">
                <text:p>0.215479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545878">
                <text:p>-0.545878</text:p>
              </table:table-cell>
              <table:table-cell office:value-type="float" office:value="-0.237198">
                <text:p>-0.237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23942">
                <text:p>-0.23942</text:p>
              </table:table-cell>
              <table:table-cell office:value-type="float" office:value="-0.026495">
                <text:p>-0.026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26815">
                <text:p>-0.26815</text:p>
              </table:table-cell>
              <table:table-cell office:value-type="float" office:value="-0.043528">
                <text:p>-0.043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581791">
                <text:p>-0.581791</text:p>
              </table:table-cell>
              <table:table-cell office:value-type="float" office:value="0.749444">
                <text:p>0.749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023942">
                <text:p>0.023942</text:p>
              </table:table-cell>
              <table:table-cell office:value-type="float" office:value="-0.0951">
                <text:p>-0.0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22266">
                <text:p>-0.22266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-1.30484">
                <text:p>-1.30484</text:p>
              </table:table-cell>
              <table:table-cell office:value-type="float" office:value="0.624536">
                <text:p>0.624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-0.335188">
                <text:p>-0.335188</text:p>
              </table:table-cell>
              <table:table-cell office:value-type="float" office:value="-0.15708">
                <text:p>-0.15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33519">
                <text:p>0.033519</text:p>
              </table:table-cell>
              <table:table-cell office:value-type="float" office:value="0.039533">
                <text:p>0.039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-0.067037">
                <text:p>-0.067037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387861">
                <text:p>0.387861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416591">
                <text:p>-0.416591</text:p>
              </table:table-cell>
              <table:table-cell office:value-type="float" office:value="-0.239406">
                <text:p>-0.2394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-0.021547">
                <text:p>-0.021547</text:p>
              </table:table-cell>
              <table:table-cell office:value-type="float" office:value="0.82136">
                <text:p>0.82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162806">
                <text:p>0.162806</text:p>
              </table:table-cell>
              <table:table-cell office:value-type="float" office:value="-0.247291">
                <text:p>-0.247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409409">
                <text:p>0.409409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198719">
                <text:p>0.198719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296881">
                <text:p>-0.296881</text:p>
              </table:table-cell>
              <table:table-cell office:value-type="float" office:value="0.639677">
                <text:p>0.639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126892">
                <text:p>-0.126892</text:p>
              </table:table-cell>
              <table:table-cell office:value-type="float" office:value="-0.166543">
                <text:p>-0.166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222661">
                <text:p>0.22266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74776">
                <text:p>-0.174776</text:p>
              </table:table-cell>
              <table:table-cell office:value-type="float" office:value="-0.205235">
                <text:p>-0.205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23942">
                <text:p>-0.2394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746991">
                <text:p>0.746991</text:p>
              </table:table-cell>
              <table:table-cell office:value-type="float" office:value="-0.218693">
                <text:p>-0.218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210689">
                <text:p>-0.210689</text:p>
              </table:table-cell>
              <table:table-cell office:value-type="float" office:value="0.565237">
                <text:p>0.565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28491">
                <text:p>0.28491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-0.682347">
                <text:p>-0.682347</text:p>
              </table:table-cell>
              <table:table-cell office:value-type="float" office:value="-0.021764">
                <text:p>-0.021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356736">
                <text:p>0.356736</text:p>
              </table:table-cell>
              <table:table-cell office:value-type="float" office:value="0.556405">
                <text:p>0.556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164861">
                <text:p>-0.16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148441">
                <text:p>0.14844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533907">
                <text:p>-0.533907</text:p>
              </table:table-cell>
              <table:table-cell office:value-type="float" office:value="-0.027656">
                <text:p>-0.027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363918">
                <text:p>-0.363918</text:p>
              </table:table-cell>
              <table:table-cell office:value-type="float" office:value="0.014383">
                <text:p>0.014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213084">
                <text:p>0.213084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-0.426168">
                <text:p>-0.426168</text:p>
              </table:table-cell>
              <table:table-cell office:value-type="float" office:value="-0.11923">
                <text:p>-0.11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83797">
                <text:p>-0.083797</text:p>
              </table:table-cell>
              <table:table-cell office:value-type="float" office:value="0.439068">
                <text:p>0.439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-0.201113">
                <text:p>-0.201113</text:p>
              </table:table-cell>
              <table:table-cell office:value-type="float" office:value="0.034066">
                <text:p>0.034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081402">
                <text:p>-0.081402</text:p>
              </table:table-cell>
              <table:table-cell office:value-type="float" office:value="-0.018539">
                <text:p>-0.018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8196">
                <text:p>0.18196</text:p>
              </table:table-cell>
              <table:table-cell office:value-type="float" office:value="0.091563">
                <text:p>0.09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246602">
                <text:p>-0.246602</text:p>
              </table:table-cell>
              <table:table-cell office:value-type="float" office:value="0.787294">
                <text:p>0.787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179565">
                <text:p>-0.179565</text:p>
              </table:table-cell>
              <table:table-cell office:value-type="float" office:value="-0.218588">
                <text:p>-0.2185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323217">
                <text:p>-0.323217</text:p>
              </table:table-cell>
              <table:table-cell office:value-type="float" office:value="0.768369">
                <text:p>0.768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002395">
                <text:p>0.00239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-0.263362">
                <text:p>-0.263362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059855">
                <text:p>0.059855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-0.208295">
                <text:p>-0.208295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74221">
                <text:p>0.074221</text:p>
              </table:table-cell>
              <table:table-cell office:value-type="float" office:value="-0.233833">
                <text:p>-0.23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052673">
                <text:p>0.052673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.174777">
                <text:p>0.174777</text:p>
              </table:table-cell>
              <table:table-cell office:value-type="float" office:value="-0.228997">
                <text:p>-0.228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708683">
                <text:p>-0.708683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02873">
                <text:p>-0.02873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428562">
                <text:p>-0.428562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031125">
                <text:p>0.031125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418985">
                <text:p>-0.418985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018698">
                <text:p>-0.018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383072">
                <text:p>-0.383072</text:p>
              </table:table-cell>
              <table:table-cell office:value-type="float" office:value="0.841799">
                <text:p>0.8417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59855">
                <text:p>-0.059855</text:p>
              </table:table-cell>
              <table:table-cell office:value-type="float" office:value="-0.180001">
                <text:p>-0.18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148441">
                <text:p>0.148441</text:p>
              </table:table-cell>
              <table:table-cell office:value-type="float" office:value="0.812528">
                <text:p>0.81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481234">
                <text:p>-0.481234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038308">
                <text:p>0.038308</text:p>
              </table:table-cell>
              <table:table-cell office:value-type="float" office:value="-0.227104">
                <text:p>-0.227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548273">
                <text:p>0.548273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435744">
                <text:p>-0.435744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148441">
                <text:p>0.148441</text:p>
              </table:table-cell>
              <table:table-cell office:value-type="float" office:value="0.696453">
                <text:p>0.6964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-0.38786">
                <text:p>-0.38786</text:p>
              </table:table-cell>
              <table:table-cell office:value-type="float" office:value="-0.252338">
                <text:p>-0.252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277727">
                <text:p>-0.277727</text:p>
              </table:table-cell>
              <table:table-cell office:value-type="float" office:value="-0.001893">
                <text:p>-0.0018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423774">
                <text:p>0.423774</text:p>
              </table:table-cell>
              <table:table-cell office:value-type="float" office:value="1.006828">
                <text:p>1.006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251391">
                <text:p>-0.251391</text:p>
              </table:table-cell>
              <table:table-cell office:value-type="float" office:value="-0.301123">
                <text:p>-0.301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126892">
                <text:p>-0.126892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203508">
                <text:p>0.20350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21548">
                <text:p>0.021548</text:p>
              </table:table-cell>
              <table:table-cell office:value-type="float" office:value="-0.027337">
                <text:p>-0.027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-0.608127">
                <text:p>-0.608127</text:p>
              </table:table-cell>
              <table:table-cell office:value-type="float" office:value="-0.009778">
                <text:p>-0.009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347159">
                <text:p>-0.347159</text:p>
              </table:table-cell>
              <table:table-cell office:value-type="float" office:value="0.025549">
                <text:p>0.025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421379">
                <text:p>-0.421379</text:p>
              </table:table-cell>
              <table:table-cell office:value-type="float" office:value="0.666172">
                <text:p>0.666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538695">
                <text:p>-0.538695</text:p>
              </table:table-cell>
              <table:table-cell office:value-type="float" office:value="-0.095336">
                <text:p>-0.095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155624">
                <text:p>0.155624</text:p>
              </table:table-cell>
              <table:table-cell office:value-type="float" office:value="1.110918">
                <text:p>1.1109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993594">
                <text:p>0.993594</text:p>
              </table:table-cell>
              <table:table-cell office:value-type="float" office:value="-0.351591">
                <text:p>-0.351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658405">
                <text:p>-0.658405</text:p>
              </table:table-cell>
              <table:table-cell office:value-type="float" office:value="-0.003432">
                <text:p>-0.003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009576">
                <text:p>-0.009576</text:p>
              </table:table-cell>
              <table:table-cell office:value-type="float" office:value="0.059552">
                <text:p>0.059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38786">
                <text:p>-0.38786</text:p>
              </table:table-cell>
              <table:table-cell office:value-type="float" office:value="0.757014">
                <text:p>0.757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035913">
                <text:p>0.035913</text:p>
              </table:table-cell>
              <table:table-cell office:value-type="float" office:value="-0.226158">
                <text:p>-0.226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790086">
                <text:p>-0.790086</text:p>
              </table:table-cell>
              <table:table-cell office:value-type="float" office:value="0.738088">
                <text:p>0.7380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1.015141">
                <text:p>-1.01514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1.565808">
                <text:p>1.565808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1.058237">
                <text:p>1.058237</text:p>
              </table:table-cell>
              <table:table-cell office:value-type="float" office:value="0.56776">
                <text:p>0.567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52433">
                <text:p>-0.52433</text:p>
              </table:table-cell>
              <table:table-cell office:value-type="float" office:value="-0.105036">
                <text:p>-0.105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696712">
                <text:p>-0.696712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1652">
                <text:p>0.1652</text:p>
              </table:table-cell>
              <table:table-cell office:value-type="float" office:value="-0.257385">
                <text:p>-0.257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26815">
                <text:p>-0.26815</text:p>
              </table:table-cell>
              <table:table-cell office:value-type="float" office:value="0.772154">
                <text:p>0.772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390254">
                <text:p>-0.390254</text:p>
              </table:table-cell>
              <table:table-cell office:value-type="float" office:value="-0.289347">
                <text:p>-0.2893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081402">
                <text:p>-0.081402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208295">
                <text:p>-0.208295</text:p>
              </table:table-cell>
              <table:table-cell office:value-type="float" office:value="-0.215328">
                <text:p>-0.215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509965">
                <text:p>0.509965</text:p>
              </table:table-cell>
              <table:table-cell office:value-type="float" office:value="-0.031542">
                <text:p>-0.0315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371101">
                <text:p>-0.371101</text:p>
              </table:table-cell>
              <table:table-cell office:value-type="float" office:value="-0.017243">
                <text:p>-0.0172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634464">
                <text:p>0.634464</text:p>
              </table:table-cell>
              <table:table-cell office:value-type="float" office:value="0.02271">
                <text:p>0.02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591368">
                <text:p>0.591368</text:p>
              </table:table-cell>
              <table:table-cell office:value-type="float" office:value="0.232151">
                <text:p>0.2321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-0.500388">
                <text:p>-0.500388</text:p>
              </table:table-cell>
              <table:table-cell office:value-type="float" office:value="-0.045421">
                <text:p>-0.045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653617">
                <text:p>-0.653617</text:p>
              </table:table-cell>
              <table:table-cell office:value-type="float" office:value="-0.050152">
                <text:p>-0.0501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-0.227449">
                <text:p>-0.227449</text:p>
              </table:table-cell>
              <table:table-cell office:value-type="float" office:value="0.412572">
                <text:p>0.4125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63207">
                <text:p>0.63207</text:p>
              </table:table-cell>
              <table:table-cell office:value-type="float" office:value="-0.07449">
                <text:p>-0.07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1.079785">
                <text:p>-1.079785</text:p>
              </table:table-cell>
              <table:table-cell office:value-type="float" office:value="0.018168">
                <text:p>0.018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629675">
                <text:p>-0.629675</text:p>
              </table:table-cell>
              <table:table-cell office:value-type="float" office:value="0.57533">
                <text:p>0.57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160412">
                <text:p>0.160412</text:p>
              </table:table-cell>
              <table:table-cell office:value-type="float" office:value="-0.156449">
                <text:p>-0.1564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665588">
                <text:p>-0.665588</text:p>
              </table:table-cell>
              <table:table-cell office:value-type="float" office:value="-0.042582">
                <text:p>-0.042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462081">
                <text:p>-0.462081</text:p>
              </table:table-cell>
              <table:table-cell office:value-type="float" office:value="-0.02271">
                <text:p>-0.022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373495">
                <text:p>-0.373495</text:p>
              </table:table-cell>
              <table:table-cell office:value-type="float" office:value="0.230889">
                <text:p>0.230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-0.112527">
                <text:p>-0.112527</text:p>
              </table:table-cell>
              <table:table-cell office:value-type="float" office:value="-0.087477">
                <text:p>-0.0874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1.079785">
                <text:p>-1.079785</text:p>
              </table:table-cell>
              <table:table-cell office:value-type="float" office:value="-0.027126">
                <text:p>-0.027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727838">
                <text:p>0.72783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6662">
                <text:p>0.0066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248997">
                <text:p>0.248997</text:p>
              </table:table-cell>
              <table:table-cell office:value-type="float" office:value="-0.006056">
                <text:p>-0.006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876277">
                <text:p>-0.876277</text:p>
              </table:table-cell>
              <table:table-cell office:value-type="float" office:value="0.090842">
                <text:p>0.0908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371102">
                <text:p>0.371102</text:p>
              </table:table-cell>
              <table:table-cell office:value-type="float" office:value="-0.025549">
                <text:p>-0.025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1676">
                <text:p>0.01676</text:p>
              </table:table-cell>
              <table:table-cell office:value-type="float" office:value="0.013879">
                <text:p>0.013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0.01676">
                <text:p>0.0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079009">
                <text:p>0.07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035913">
                <text:p>-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50279">
                <text:p>0.05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43095">
                <text:p>-0.04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4549">
                <text:p>0.04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033519">
                <text:p>0.0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6225">
                <text:p>0.0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57461">
                <text:p>0.0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040702">
                <text:p>0.04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-0.023942">
                <text:p>-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47884">
                <text:p>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014365">
                <text:p>-0.01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23942">
                <text:p>0.02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086192">
                <text:p>0.086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55067">
                <text:p>0.05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35913">
                <text:p>0.03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